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3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136cm"/>
    </style:style>
    <style:style style:name="co5" style:family="table-column">
      <style:table-column-properties fo:break-before="auto" style:column-width="1.415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3.801cm"/>
    </style:style>
    <style:style style:name="co9" style:family="table-column">
      <style:table-column-properties fo:break-before="auto" style:column-width="2.05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4.623cm"/>
    </style:style>
    <style:style style:name="co12" style:family="table-column">
      <style:table-column-properties fo:break-before="auto" style:column-width="3.108cm"/>
    </style:style>
    <style:style style:name="co13" style:family="table-column">
      <style:table-column-properties fo:break-before="auto" style:column-width="6.826cm"/>
    </style:style>
    <style:style style:name="co14" style:family="table-column">
      <style:table-column-properties fo:break-before="auto" style:column-width="3.246cm"/>
    </style:style>
    <style:style style:name="co15" style:family="table-column">
      <style:table-column-properties fo:break-before="auto" style:column-width="14.346cm"/>
    </style:style>
    <style:style style:name="co16" style:family="table-column">
      <style:table-column-properties fo:break-before="auto" style:column-width="4.466cm"/>
    </style:style>
    <style:style style:name="co17" style:family="table-column">
      <style:table-column-properties fo:break-before="auto" style:column-width="3.274cm"/>
    </style:style>
    <style:style style:name="co18" style:family="table-column">
      <style:table-column-properties fo:break-before="auto" style:column-width="2.385cm"/>
    </style:style>
    <style:style style:name="co19" style:family="table-column">
      <style:table-column-properties fo:break-before="auto" style:column-width="2.997cm"/>
    </style:style>
    <style:style style:name="co20" style:family="table-column">
      <style:table-column-properties fo:break-before="auto" style:column-width="1.997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247cm"/>
    </style:style>
    <style:style style:name="co23" style:family="table-column">
      <style:table-column-properties fo:break-before="auto" style:column-width="0.97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10.656cm"/>
    </style:style>
    <style:style style:name="co26" style:family="table-column">
      <style:table-column-properties fo:break-before="auto" style:column-width="7.742cm"/>
    </style:style>
    <style:style style:name="co27" style:family="table-column">
      <style:table-column-properties fo:break-before="auto" style:column-width="2.801cm"/>
    </style:style>
    <style:style style:name="co28" style:family="table-column">
      <style:table-column-properties fo:break-before="auto" style:column-width="3.939cm"/>
    </style:style>
    <style:style style:name="co29" style:family="table-column">
      <style:table-column-properties fo:break-before="auto" style:column-width="3.773cm"/>
    </style:style>
    <style:style style:name="co30" style:family="table-column">
      <style:table-column-properties fo:break-before="auto" style:column-width="4.05cm"/>
    </style:style>
    <style:style style:name="co31" style:family="table-column">
      <style:table-column-properties fo:break-before="auto" style:column-width="3.634cm"/>
    </style:style>
    <style:style style:name="co32" style:family="table-column">
      <style:table-column-properties fo:break-before="auto" style:column-width="3.163cm"/>
    </style:style>
    <style:style style:name="co33" style:family="table-column">
      <style:table-column-properties fo:break-before="auto" style:column-width="21.006cm"/>
    </style:style>
    <style:style style:name="co34" style:family="table-column">
      <style:table-column-properties fo:break-before="auto" style:column-width="6.687cm"/>
    </style:style>
    <style:style style:name="co35" style:family="table-column">
      <style:table-column-properties fo:break-before="auto" style:column-width="9.767cm"/>
    </style:style>
    <style:style style:name="co36" style:family="table-column">
      <style:table-column-properties fo:break-before="auto" style:column-width="7.131cm"/>
    </style:style>
    <style:style style:name="co37" style:family="table-column">
      <style:table-column-properties fo:break-before="auto" style:column-width="10.377cm"/>
    </style:style>
    <style:style style:name="co38" style:family="table-column">
      <style:table-column-properties fo:break-before="auto" style:column-width="19.951cm"/>
    </style:style>
    <style:style style:name="co39" style:family="table-column">
      <style:table-column-properties fo:break-before="auto" style:column-width="4.939cm"/>
    </style:style>
    <style:style style:name="co40" style:family="table-column">
      <style:table-column-properties fo:break-before="auto" style:column-width="4.217cm"/>
    </style:style>
    <style:style style:name="co41" style:family="table-column">
      <style:table-column-properties fo:break-before="auto" style:column-width="3.302cm"/>
    </style:style>
    <style:style style:name="co42" style:family="table-column">
      <style:table-column-properties fo:break-before="auto" style:column-width="3.023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 tableooo:tab-color="#66ff00"/>
    </style:style>
    <style:style style:name="ta2" style:family="table" style:master-page-name="Default">
      <style:table-properties table:display="true" style:writing-mode="lr-tb" tableooo:tab-color="#ffff00"/>
    </style:style>
    <style:style style:name="ta3" style:family="table" style:master-page-name="PageStyle_5f_Sheet1">
      <style:table-properties table:display="true" style:writing-mode="lr-tb" tableooo:tab-color="#ff6600"/>
    </style:style>
    <style:style style:name="ta4" style:family="table" style:master-page-name="Default">
      <style:table-properties table:display="true" style:writing-mode="lr-tb" tableooo:tab-color="#0084d1"/>
    </style:style>
    <style:style style:name="ta5" style:family="table" style:master-page-name="Default">
      <style:table-properties table:display="true" style:writing-mode="lr-tb" tableooo:tab-color="#ff99cc"/>
    </style:style>
    <style:style style:name="ta6" style:family="table" style:master-page-name="Default">
      <style:table-properties table:display="true" style:writing-mode="lr-tb" tableooo:tab-color="#9999ff"/>
    </style:style>
    <style:style style:name="ta7" style:family="table" style:master-page-name="Default">
      <style:table-properties table:display="true" style:writing-mode="lr-tb" tableooo:tab-color="#ff9900"/>
    </style:style>
    <style:style style:name="ce1" style:family="table-cell" style:parent-style-name="Default">
      <style:table-cell-properties fo:background-color="#ccff00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cff00"/>
    </style:style>
    <style:style style:name="ce4" style:family="table-cell" style:parent-style-name="Default">
      <style:table-cell-properties fo:background-color="#99ff33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99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able-cell-properties fo:background-color="#66ffff"/>
    </style:style>
    <style:style style:name="ce8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33ff"/>
      <style:text-properties style:use-window-font-color="true"/>
    </style:style>
    <style:style style:name="ce10" style:family="table-cell" style:parent-style-name="Default">
      <style:table-cell-properties fo:background-color="#00ccff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ccccff"/>
    </style:style>
    <style:style style:name="ce13" style:family="table-cell" style:parent-style-name="Default">
      <style:table-cell-properties fo:background-color="#cfe7f5"/>
    </style:style>
    <style:style style:name="ce14" style:family="table-cell" style:parent-style-name="Default">
      <style:table-cell-properties fo:background-color="#99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00cccc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ccff99"/>
    </style:style>
    <style:style style:name="ce18" style:family="table-cell" style:parent-style-name="Default">
      <style:table-cell-properties fo:background-color="#ff99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cc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cc99"/>
    </style:style>
    <style:style style:name="ce22" style:family="table-cell" style:parent-style-name="Default">
      <style:table-cell-properties fo:background-color="#99ff33"/>
    </style:style>
    <style:style style:name="ce23" style:family="table-cell" style:parent-style-name="Default">
      <style:table-cell-properties fo:background-color="#ffccff"/>
    </style:style>
    <style:style style:name="ce24" style:family="table-cell" style:parent-style-name="Default">
      <style:table-cell-properties fo:background-color="#ffffcc"/>
    </style:style>
    <style:style style:name="ce25" style:family="table-cell" style:parent-style-name="Default">
      <style:table-cell-properties fo:background-color="#ff3300"/>
      <style:text-properties fo:color="#ffff66"/>
    </style:style>
    <style:style style:name="ce26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8080"/>
      <style:text-properties fo:color="#9900ff"/>
    </style:style>
    <style:style style:name="ce29" style:family="table-cell" style:parent-style-name="Default">
      <style:table-cell-properties fo:background-color="#006666"/>
      <style:text-properties fo:color="#ffff99"/>
    </style:style>
    <style:style style:name="ce30" style:family="table-cell" style:parent-style-name="Default">
      <style:table-cell-properties fo:background-color="#00ccff"/>
      <style:text-properties fo:color="#ffff00"/>
    </style:style>
    <style:style style:name="T1" style:family="text">
      <style:text-properties fo:language="en" fo:country="US"/>
    </style:style>
    <style:style style:name="T2" style:family="text">
      <style:text-properties fo:color="#ffff00"/>
    </style:style>
    <style:style style:name="T3" style:family="text">
      <style:text-properties fo:color="#ffff00"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racked-changes>
        <table:cell-content-change table:id="ct1">
          <table:cell-address table:column="0" table:row="6" table:table="3"/>
          <office:change-info>
            <dc:creator> </dc:creator>
            <dc:date>2020-04-29T22:47:17.84</dc:date>
          </office:change-info>
          <table:previous>
            <table:change-track-table-cell/>
          </table:previous>
        </table:cell-content-change>
        <table:cell-content-change table:id="ct2">
          <table:cell-address table:column="0" table:row="4" table:table="3"/>
          <office:change-info>
            <dc:creator> </dc:creator>
            <dc:date>2020-04-29T22:47:17.84</dc:date>
          </office:change-info>
          <table:previous>
            <table:change-track-table-cell/>
          </table:previous>
        </table:cell-content-change>
        <table:cell-content-change table:id="ct3">
          <table:cell-address table:column="0" table:row="6" table:table="3"/>
          <office:change-info>
            <dc:creator> </dc:creator>
            <dc:date>2020-04-29T22:47:17.84</dc:date>
          </office:change-info>
          <table:previous>
            <table:change-track-table-cell/>
          </table:previous>
        </table:cell-content-change>
        <table:cell-content-change table:id="ct4">
          <table:cell-address table:column="0" table:row="7" table:table="3"/>
          <office:change-info>
            <dc:creator> </dc:creator>
            <dc:date>2020-04-29T22:47:17.84</dc:date>
          </office:change-info>
          <table:previous>
            <table:change-track-table-cell/>
          </table:previous>
        </table:cell-content-change>
        <table:cell-content-change table:id="ct5">
          <table:cell-address table:column="0" table:row="8" table:table="3"/>
          <office:change-info>
            <dc:creator> </dc:creator>
            <dc:date>2020-04-29T22:47:17.84</dc:date>
          </office:change-info>
          <table:previous>
            <table:change-track-table-cell/>
          </table:previous>
        </table:cell-content-change>
        <table:cell-content-change table:id="ct6">
          <table:cell-address table:column="0" table:row="8" table:table="3"/>
          <office:change-info>
            <dc:creator> </dc:creator>
            <dc:date>2020-04-29T22:47:17.84</dc:date>
          </office:change-info>
          <table:previous>
            <table:change-track-table-cell/>
          </table:previous>
        </table:cell-content-change>
        <table:cell-content-change table:id="ct7">
          <table:cell-address table:column="0" table:row="1" table:table="3"/>
          <office:change-info>
            <dc:creator> </dc:creator>
            <dc:date>2020-04-29T22:47:59.48</dc:date>
          </office:change-info>
          <table:previous>
            <table:change-track-table-cell/>
          </table:previous>
        </table:cell-content-change>
        <table:cell-content-change table:id="ct8">
          <table:cell-address table:column="0" table:row="3" table:table="3"/>
          <office:change-info>
            <dc:creator> </dc:creator>
            <dc:date>2020-04-29T22:48:00.44</dc:date>
          </office:change-info>
          <table:previous>
            <table:change-track-table-cell/>
          </table:previous>
        </table:cell-content-change>
        <table:cell-content-change table:id="ct9">
          <table:cell-address table:column="4" table:row="29" table:table="2"/>
          <office:change-info>
            <dc:creator> </dc:creator>
            <dc:date>2020-04-29T22:48:20.10</dc:date>
          </office:change-info>
          <table:previous>
            <table:change-track-table-cell/>
          </table:previous>
        </table:cell-content-change>
        <table:insertion table:id="ct10" table:type="table" table:position="0">
          <office:change-info>
            <dc:creator> </dc:creator>
            <dc:date>2020-04-29T22:49:25.68</dc:date>
          </office:change-info>
          <table:dependencies>
            <table:dependence table:id="ct2351"/>
            <table:dependence table:id="ct2350"/>
            <table:dependence table:id="ct2349"/>
            <table:dependence table:id="ct2348"/>
            <table:dependence table:id="ct2347"/>
            <table:dependence table:id="ct2346"/>
            <table:dependence table:id="ct2345"/>
            <table:dependence table:id="ct2344"/>
            <table:dependence table:id="ct2072"/>
            <table:dependence table:id="ct2071"/>
            <table:dependence table:id="ct2070"/>
            <table:dependence table:id="ct2069"/>
            <table:dependence table:id="ct2068"/>
            <table:dependence table:id="ct2067"/>
            <table:dependence table:id="ct2066"/>
            <table:dependence table:id="ct2065"/>
            <table:dependence table:id="ct2064"/>
            <table:dependence table:id="ct2063"/>
            <table:dependence table:id="ct2062"/>
            <table:dependence table:id="ct2061"/>
            <table:dependence table:id="ct2060"/>
            <table:dependence table:id="ct2059"/>
            <table:dependence table:id="ct2058"/>
            <table:dependence table:id="ct2057"/>
            <table:dependence table:id="ct2056"/>
            <table:dependence table:id="ct2055"/>
            <table:dependence table:id="ct2054"/>
            <table:dependence table:id="ct2053"/>
            <table:dependence table:id="ct2052"/>
            <table:dependence table:id="ct2051"/>
            <table:dependence table:id="ct2050"/>
            <table:dependence table:id="ct2049"/>
            <table:dependence table:id="ct2048"/>
            <table:dependence table:id="ct2047"/>
            <table:dependence table:id="ct2046"/>
            <table:dependence table:id="ct2045"/>
            <table:dependence table:id="ct2044"/>
            <table:dependence table:id="ct2043"/>
            <table:dependence table:id="ct2042"/>
            <table:dependence table:id="ct2041"/>
            <table:dependence table:id="ct2040"/>
            <table:dependence table:id="ct2039"/>
            <table:dependence table:id="ct2038"/>
            <table:dependence table:id="ct2037"/>
            <table:dependence table:id="ct2036"/>
            <table:dependence table:id="ct2035"/>
            <table:dependence table:id="ct2034"/>
            <table:dependence table:id="ct2033"/>
            <table:dependence table:id="ct1742"/>
            <table:dependence table:id="ct1741"/>
            <table:dependence table:id="ct1740"/>
            <table:dependence table:id="ct1739"/>
            <table:dependence table:id="ct1738"/>
            <table:dependence table:id="ct1737"/>
            <table:dependence table:id="ct1736"/>
            <table:dependence table:id="ct1735"/>
            <table:dependence table:id="ct1734"/>
            <table:dependence table:id="ct1733"/>
            <table:dependence table:id="ct1732"/>
            <table:dependence table:id="ct1731"/>
            <table:dependence table:id="ct1730"/>
            <table:dependence table:id="ct1729"/>
            <table:dependence table:id="ct1728"/>
            <table:dependence table:id="ct1727"/>
            <table:dependence table:id="ct1726"/>
            <table:dependence table:id="ct1725"/>
            <table:dependence table:id="ct1724"/>
            <table:dependence table:id="ct1723"/>
            <table:dependence table:id="ct1722"/>
            <table:dependence table:id="ct1721"/>
            <table:dependence table:id="ct1720"/>
            <table:dependence table:id="ct1697"/>
            <table:dependence table:id="ct1696"/>
            <table:dependence table:id="ct1695"/>
            <table:dependence table:id="ct1694"/>
            <table:dependence table:id="ct1693"/>
            <table:dependence table:id="ct1692"/>
            <table:dependence table:id="ct1688"/>
            <table:dependence table:id="ct1687"/>
            <table:dependence table:id="ct1686"/>
            <table:dependence table:id="ct1685"/>
            <table:dependence table:id="ct1684"/>
            <table:dependence table:id="ct1683"/>
            <table:dependence table:id="ct1682"/>
            <table:dependence table:id="ct1681"/>
            <table:dependence table:id="ct1680"/>
            <table:dependence table:id="ct1679"/>
            <table:dependence table:id="ct1678"/>
            <table:dependence table:id="ct1677"/>
            <table:dependence table:id="ct1676"/>
            <table:dependence table:id="ct1675"/>
            <table:dependence table:id="ct1674"/>
            <table:dependence table:id="ct1673"/>
            <table:dependence table:id="ct1672"/>
            <table:dependence table:id="ct1671"/>
            <table:dependence table:id="ct1670"/>
            <table:dependence table:id="ct1669"/>
            <table:dependence table:id="ct1668"/>
            <table:dependence table:id="ct1667"/>
            <table:dependence table:id="ct1666"/>
            <table:dependence table:id="ct1665"/>
            <table:dependence table:id="ct1664"/>
            <table:dependence table:id="ct1663"/>
            <table:dependence table:id="ct1662"/>
            <table:dependence table:id="ct1661"/>
            <table:dependence table:id="ct1660"/>
            <table:dependence table:id="ct1659"/>
            <table:dependence table:id="ct1658"/>
            <table:dependence table:id="ct1657"/>
            <table:dependence table:id="ct1656"/>
            <table:dependence table:id="ct1655"/>
            <table:dependence table:id="ct1654"/>
            <table:dependence table:id="ct1653"/>
            <table:dependence table:id="ct1652"/>
            <table:dependence table:id="ct1651"/>
            <table:dependence table:id="ct1650"/>
            <table:dependence table:id="ct1649"/>
            <table:dependence table:id="ct1648"/>
            <table:dependence table:id="ct1647"/>
            <table:dependence table:id="ct1646"/>
            <table:dependence table:id="ct1520"/>
            <table:dependence table:id="ct1519"/>
            <table:dependence table:id="ct1518"/>
            <table:dependence table:id="ct1517"/>
            <table:dependence table:id="ct1516"/>
            <table:dependence table:id="ct1515"/>
            <table:dependence table:id="ct1514"/>
            <table:dependence table:id="ct1513"/>
            <table:dependence table:id="ct1512"/>
            <table:dependence table:id="ct1511"/>
            <table:dependence table:id="ct1510"/>
            <table:dependence table:id="ct1509"/>
            <table:dependence table:id="ct1508"/>
            <table:dependence table:id="ct1396"/>
            <table:dependence table:id="ct1395"/>
            <table:dependence table:id="ct1394"/>
            <table:dependence table:id="ct1393"/>
            <table:dependence table:id="ct1392"/>
            <table:dependence table:id="ct1391"/>
            <table:dependence table:id="ct1390"/>
            <table:dependence table:id="ct1389"/>
            <table:dependence table:id="ct1388"/>
            <table:dependence table:id="ct1387"/>
            <table:dependence table:id="ct1386"/>
            <table:dependence table:id="ct1385"/>
            <table:dependence table:id="ct1384"/>
            <table:dependence table:id="ct1383"/>
            <table:dependence table:id="ct1382"/>
            <table:dependence table:id="ct1381"/>
            <table:dependence table:id="ct1380"/>
            <table:dependence table:id="ct1379"/>
            <table:dependence table:id="ct1378"/>
            <table:dependence table:id="ct1377"/>
            <table:dependence table:id="ct1376"/>
            <table:dependence table:id="ct1375"/>
            <table:dependence table:id="ct1374"/>
            <table:dependence table:id="ct1372"/>
            <table:dependence table:id="ct1371"/>
            <table:dependence table:id="ct1370"/>
            <table:dependence table:id="ct1369"/>
            <table:dependence table:id="ct1368"/>
            <table:dependence table:id="ct1367"/>
            <table:dependence table:id="ct1366"/>
            <table:dependence table:id="ct1365"/>
            <table:dependence table:id="ct1364"/>
            <table:dependence table:id="ct1363"/>
            <table:dependence table:id="ct1324"/>
            <table:dependence table:id="ct1323"/>
            <table:dependence table:id="ct1322"/>
            <table:dependence table:id="ct1321"/>
            <table:dependence table:id="ct1320"/>
            <table:dependence table:id="ct1319"/>
            <table:dependence table:id="ct1318"/>
            <table:dependence table:id="ct1317"/>
            <table:dependence table:id="ct1316"/>
            <table:dependence table:id="ct1315"/>
            <table:dependence table:id="ct1314"/>
            <table:dependence table:id="ct1313"/>
            <table:dependence table:id="ct1240"/>
            <table:dependence table:id="ct1239"/>
            <table:dependence table:id="ct1238"/>
            <table:dependence table:id="ct1237"/>
            <table:dependence table:id="ct1236"/>
            <table:dependence table:id="ct1235"/>
            <table:dependence table:id="ct1234"/>
            <table:dependence table:id="ct1233"/>
            <table:dependence table:id="ct1232"/>
            <table:dependence table:id="ct1231"/>
            <table:dependence table:id="ct1230"/>
            <table:dependence table:id="ct1229"/>
            <table:dependence table:id="ct1228"/>
            <table:dependence table:id="ct1227"/>
            <table:dependence table:id="ct1226"/>
            <table:dependence table:id="ct1225"/>
            <table:dependence table:id="ct1224"/>
            <table:dependence table:id="ct1223"/>
            <table:dependence table:id="ct1222"/>
            <table:dependence table:id="ct1221"/>
            <table:dependence table:id="ct1220"/>
            <table:dependence table:id="ct1219"/>
            <table:dependence table:id="ct1218"/>
            <table:dependence table:id="ct1217"/>
            <table:dependence table:id="ct1216"/>
            <table:dependence table:id="ct1215"/>
            <table:dependence table:id="ct1214"/>
            <table:dependence table:id="ct1213"/>
            <table:dependence table:id="ct1212"/>
            <table:dependence table:id="ct1211"/>
            <table:dependence table:id="ct1210"/>
            <table:dependence table:id="ct1209"/>
            <table:dependence table:id="ct1208"/>
            <table:dependence table:id="ct1207"/>
            <table:dependence table:id="ct1206"/>
            <table:dependence table:id="ct1205"/>
            <table:dependence table:id="ct1204"/>
            <table:dependence table:id="ct1203"/>
            <table:dependence table:id="ct1202"/>
            <table:dependence table:id="ct1201"/>
            <table:dependence table:id="ct1200"/>
            <table:dependence table:id="ct1199"/>
            <table:dependence table:id="ct1198"/>
            <table:dependence table:id="ct1197"/>
            <table:dependence table:id="ct1196"/>
            <table:dependence table:id="ct1195"/>
            <table:dependence table:id="ct1194"/>
            <table:dependence table:id="ct1193"/>
            <table:dependence table:id="ct1192"/>
            <table:dependence table:id="ct1191"/>
            <table:dependence table:id="ct1190"/>
            <table:dependence table:id="ct1189"/>
            <table:dependence table:id="ct1188"/>
            <table:dependence table:id="ct1187"/>
            <table:dependence table:id="ct1186"/>
            <table:dependence table:id="ct1185"/>
            <table:dependence table:id="ct1184"/>
            <table:dependence table:id="ct1183"/>
            <table:dependence table:id="ct1182"/>
            <table:dependence table:id="ct1181"/>
            <table:dependence table:id="ct1180"/>
            <table:dependence table:id="ct1179"/>
            <table:dependence table:id="ct1178"/>
            <table:dependence table:id="ct1177"/>
            <table:dependence table:id="ct1176"/>
            <table:dependence table:id="ct1175"/>
            <table:dependence table:id="ct1174"/>
            <table:dependence table:id="ct1173"/>
            <table:dependence table:id="ct1172"/>
            <table:dependence table:id="ct1171"/>
            <table:dependence table:id="ct1170"/>
            <table:dependence table:id="ct1169"/>
            <table:dependence table:id="ct1168"/>
            <table:dependence table:id="ct1167"/>
            <table:dependence table:id="ct1166"/>
            <table:dependence table:id="ct1165"/>
            <table:dependence table:id="ct1164"/>
            <table:dependence table:id="ct1163"/>
            <table:dependence table:id="ct1162"/>
            <table:dependence table:id="ct1161"/>
            <table:dependence table:id="ct1160"/>
            <table:dependence table:id="ct1159"/>
            <table:dependence table:id="ct1158"/>
            <table:dependence table:id="ct1157"/>
            <table:dependence table:id="ct1156"/>
            <table:dependence table:id="ct1155"/>
            <table:dependence table:id="ct1154"/>
            <table:dependence table:id="ct1153"/>
            <table:dependence table:id="ct1152"/>
            <table:dependence table:id="ct1151"/>
            <table:dependence table:id="ct1150"/>
            <table:dependence table:id="ct1149"/>
            <table:dependence table:id="ct1148"/>
            <table:dependence table:id="ct1147"/>
            <table:dependence table:id="ct1146"/>
            <table:dependence table:id="ct935"/>
            <table:dependence table:id="ct934"/>
            <table:dependence table:id="ct933"/>
            <table:dependence table:id="ct932"/>
            <table:dependence table:id="ct931"/>
            <table:dependence table:id="ct930"/>
            <table:dependence table:id="ct929"/>
            <table:dependence table:id="ct928"/>
            <table:dependence table:id="ct927"/>
            <table:dependence table:id="ct926"/>
            <table:dependence table:id="ct925"/>
            <table:dependence table:id="ct924"/>
            <table:dependence table:id="ct923"/>
            <table:dependence table:id="ct922"/>
            <table:dependence table:id="ct921"/>
            <table:dependence table:id="ct920"/>
            <table:dependence table:id="ct919"/>
            <table:dependence table:id="ct918"/>
            <table:dependence table:id="ct917"/>
            <table:dependence table:id="ct916"/>
            <table:dependence table:id="ct915"/>
            <table:dependence table:id="ct914"/>
            <table:dependence table:id="ct913"/>
            <table:dependence table:id="ct912"/>
            <table:dependence table:id="ct911"/>
            <table:dependence table:id="ct910"/>
            <table:dependence table:id="ct909"/>
            <table:dependence table:id="ct908"/>
            <table:dependence table:id="ct907"/>
            <table:dependence table:id="ct900"/>
            <table:dependence table:id="ct899"/>
            <table:dependence table:id="ct898"/>
            <table:dependence table:id="ct897"/>
            <table:dependence table:id="ct896"/>
            <table:dependence table:id="ct895"/>
            <table:dependence table:id="ct894"/>
            <table:dependence table:id="ct893"/>
            <table:dependence table:id="ct892"/>
            <table:dependence table:id="ct891"/>
            <table:dependence table:id="ct890"/>
            <table:dependence table:id="ct889"/>
            <table:dependence table:id="ct888"/>
            <table:dependence table:id="ct887"/>
            <table:dependence table:id="ct886"/>
            <table:dependence table:id="ct885"/>
            <table:dependence table:id="ct884"/>
            <table:dependence table:id="ct883"/>
            <table:dependence table:id="ct882"/>
            <table:dependence table:id="ct881"/>
            <table:dependence table:id="ct880"/>
            <table:dependence table:id="ct879"/>
            <table:dependence table:id="ct878"/>
            <table:dependence table:id="ct877"/>
            <table:dependence table:id="ct876"/>
            <table:dependence table:id="ct875"/>
            <table:dependence table:id="ct874"/>
            <table:dependence table:id="ct873"/>
            <table:dependence table:id="ct872"/>
            <table:dependence table:id="ct871"/>
            <table:dependence table:id="ct870"/>
            <table:dependence table:id="ct869"/>
            <table:dependence table:id="ct868"/>
            <table:dependence table:id="ct867"/>
            <table:dependence table:id="ct866"/>
            <table:dependence table:id="ct865"/>
            <table:dependence table:id="ct864"/>
            <table:dependence table:id="ct863"/>
            <table:dependence table:id="ct862"/>
            <table:dependence table:id="ct861"/>
            <table:dependence table:id="ct860"/>
            <table:dependence table:id="ct859"/>
            <table:dependence table:id="ct858"/>
            <table:dependence table:id="ct857"/>
            <table:dependence table:id="ct856"/>
            <table:dependence table:id="ct855"/>
            <table:dependence table:id="ct678"/>
            <table:dependence table:id="ct677"/>
            <table:dependence table:id="ct676"/>
            <table:dependence table:id="ct675"/>
            <table:dependence table:id="ct674"/>
            <table:dependence table:id="ct668"/>
            <table:dependence table:id="ct667"/>
            <table:dependence table:id="ct666"/>
            <table:dependence table:id="ct665"/>
            <table:dependence table:id="ct375"/>
            <table:dependence table:id="ct374"/>
            <table:dependence table:id="ct373"/>
            <table:dependence table:id="ct372"/>
            <table:dependence table:id="ct371"/>
            <table:dependence table:id="ct370"/>
            <table:dependence table:id="ct369"/>
            <table:dependence table:id="ct368"/>
            <table:dependence table:id="ct367"/>
            <table:dependence table:id="ct366"/>
            <table:dependence table:id="ct365"/>
            <table:dependence table:id="ct364"/>
            <table:dependence table:id="ct363"/>
            <table:dependence table:id="ct356"/>
            <table:dependence table:id="ct355"/>
            <table:dependence table:id="ct354"/>
            <table:dependence table:id="ct353"/>
            <table:dependence table:id="ct352"/>
            <table:dependence table:id="ct351"/>
            <table:dependence table:id="ct350"/>
            <table:dependence table:id="ct326"/>
            <table:dependence table:id="ct325"/>
            <table:dependence table:id="ct324"/>
            <table:dependence table:id="ct323"/>
            <table:dependence table:id="ct322"/>
            <table:dependence table:id="ct321"/>
            <table:dependence table:id="ct320"/>
            <table:dependence table:id="ct319"/>
            <table:dependence table:id="ct318"/>
            <table:dependence table:id="ct317"/>
            <table:dependence table:id="ct316"/>
            <table:dependence table:id="ct315"/>
            <table:dependence table:id="ct314"/>
            <table:dependence table:id="ct313"/>
            <table:dependence table:id="ct312"/>
            <table:dependence table:id="ct311"/>
            <table:dependence table:id="ct310"/>
            <table:dependence table:id="ct309"/>
            <table:dependence table:id="ct308"/>
            <table:dependence table:id="ct307"/>
            <table:dependence table:id="ct306"/>
            <table:dependence table:id="ct305"/>
            <table:dependence table:id="ct304"/>
            <table:dependence table:id="ct303"/>
            <table:dependence table:id="ct302"/>
            <table:dependence table:id="ct283"/>
            <table:dependence table:id="ct282"/>
            <table:dependence table:id="ct281"/>
            <table:dependence table:id="ct280"/>
            <table:dependence table:id="ct279"/>
            <table:dependence table:id="ct278"/>
            <table:dependence table:id="ct277"/>
            <table:dependence table:id="ct276"/>
            <table:dependence table:id="ct275"/>
            <table:dependence table:id="ct274"/>
            <table:dependence table:id="ct273"/>
            <table:dependence table:id="ct272"/>
            <table:dependence table:id="ct271"/>
            <table:dependence table:id="ct270"/>
            <table:dependence table:id="ct269"/>
            <table:dependence table:id="ct268"/>
            <table:dependence table:id="ct267"/>
            <table:dependence table:id="ct266"/>
            <table:dependence table:id="ct265"/>
            <table:dependence table:id="ct264"/>
            <table:dependence table:id="ct263"/>
            <table:dependence table:id="ct262"/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256"/>
            <table:dependence table:id="ct255"/>
            <table:dependence table:id="ct254"/>
            <table:dependence table:id="ct253"/>
            <table:dependence table:id="ct252"/>
            <table:dependence table:id="ct251"/>
            <table:dependence table:id="ct250"/>
            <table:dependence table:id="ct249"/>
            <table:dependence table:id="ct248"/>
            <table:dependence table:id="ct247"/>
            <table:dependence table:id="ct246"/>
            <table:dependence table:id="ct245"/>
            <table:dependence table:id="ct244"/>
            <table:dependence table:id="ct243"/>
            <table:dependence table:id="ct242"/>
            <table:dependence table:id="ct241"/>
            <table:dependence table:id="ct240"/>
            <table:dependence table:id="ct239"/>
            <table:dependence table:id="ct238"/>
            <table:dependence table:id="ct237"/>
            <table:dependence table:id="ct236"/>
            <table:dependence table:id="ct235"/>
            <table:dependence table:id="ct234"/>
            <table:dependence table:id="ct233"/>
            <table:dependence table:id="ct231"/>
            <table:dependence table:id="ct230"/>
            <table:dependence table:id="ct229"/>
            <table:dependence table:id="ct195"/>
            <table:dependence table:id="ct194"/>
            <table:dependence table:id="ct193"/>
            <table:dependence table:id="ct192"/>
            <table:dependence table:id="ct191"/>
            <table:dependence table:id="ct190"/>
            <table:dependence table:id="ct189"/>
            <table:dependence table:id="ct188"/>
            <table:dependence table:id="ct187"/>
            <table:dependence table:id="ct186"/>
            <table:dependence table:id="ct185"/>
            <table:dependence table:id="ct184"/>
            <table:dependence table:id="ct183"/>
            <table:dependence table:id="ct182"/>
            <table:dependence table:id="ct181"/>
            <table:dependence table:id="ct180"/>
            <table:dependence table:id="ct179"/>
            <table:dependence table:id="ct178"/>
            <table:dependence table:id="ct177"/>
            <table:dependence table:id="ct176"/>
            <table:dependence table:id="ct175"/>
            <table:dependence table:id="ct174"/>
            <table:dependence table:id="ct173"/>
            <table:dependence table:id="ct172"/>
            <table:dependence table:id="ct171"/>
            <table:dependence table:id="ct170"/>
            <table:dependence table:id="ct169"/>
            <table:dependence table:id="ct168"/>
            <table:dependence table:id="ct167"/>
            <table:dependence table:id="ct166"/>
            <table:dependence table:id="ct165"/>
            <table:dependence table:id="ct164"/>
            <table:dependence table:id="ct163"/>
            <table:dependence table:id="ct162"/>
            <table:dependence table:id="ct161"/>
            <table:dependence table:id="ct160"/>
            <table:dependence table:id="ct159"/>
            <table:dependence table:id="ct158"/>
            <table:dependence table:id="ct157"/>
            <table:dependence table:id="ct156"/>
            <table:dependence table:id="ct155"/>
            <table:dependence table:id="ct154"/>
            <table:dependence table:id="ct153"/>
            <table:dependence table:id="ct152"/>
            <table:dependence table:id="ct151"/>
            <table:dependence table:id="ct150"/>
            <table:dependence table:id="ct149"/>
            <table:dependence table:id="ct148"/>
            <table:dependence table:id="ct147"/>
            <table:dependence table:id="ct146"/>
            <table:dependence table:id="ct145"/>
            <table:dependence table:id="ct137"/>
            <table:dependence table:id="ct136"/>
            <table:dependence table:id="ct135"/>
            <table:dependence table:id="ct134"/>
            <table:dependence table:id="ct133"/>
            <table:dependence table:id="ct132"/>
            <table:dependence table:id="ct131"/>
            <table:dependence table:id="ct130"/>
            <table:dependence table:id="ct129"/>
            <table:dependence table:id="ct128"/>
            <table:dependence table:id="ct127"/>
            <table:dependence table:id="ct126"/>
            <table:dependence table:id="ct125"/>
            <table:dependence table:id="ct124"/>
            <table:dependence table:id="ct123"/>
            <table:dependence table:id="ct122"/>
            <table:dependence table:id="ct121"/>
            <table:dependence table:id="ct120"/>
            <table:dependence table:id="ct119"/>
            <table:dependence table:id="ct118"/>
            <table:dependence table:id="ct117"/>
            <table:dependence table:id="ct116"/>
            <table:dependence table:id="ct115"/>
            <table:dependence table:id="ct114"/>
            <table:dependence table:id="ct113"/>
            <table:dependence table:id="ct112"/>
            <table:dependence table:id="ct111"/>
            <table:dependence table:id="ct110"/>
            <table:dependence table:id="ct109"/>
            <table:dependence table:id="ct108"/>
            <table:dependence table:id="ct107"/>
            <table:dependence table:id="ct106"/>
            <table:dependence table:id="ct105"/>
            <table:dependence table:id="ct104"/>
            <table:dependence table:id="ct103"/>
            <table:dependence table:id="ct102"/>
            <table:dependence table:id="ct101"/>
            <table:dependence table:id="ct100"/>
            <table:dependence table:id="ct99"/>
            <table:dependence table:id="ct98"/>
            <table:dependence table:id="ct97"/>
            <table:dependence table:id="ct96"/>
            <table:dependence table:id="ct95"/>
            <table:dependence table:id="ct94"/>
            <table:dependence table:id="ct93"/>
            <table:dependence table:id="ct92"/>
            <table:dependence table:id="ct91"/>
            <table:dependence table:id="ct90"/>
            <table:dependence table:id="ct89"/>
            <table:dependence table:id="ct88"/>
            <table:dependence table:id="ct87"/>
            <table:dependence table:id="ct86"/>
            <table:dependence table:id="ct85"/>
            <table:dependence table:id="ct84"/>
            <table:dependence table:id="ct83"/>
            <table:dependence table:id="ct82"/>
            <table:dependence table:id="ct81"/>
            <table:dependence table:id="ct80"/>
            <table:dependence table:id="ct79"/>
            <table:dependence table:id="ct78"/>
            <table:dependence table:id="ct77"/>
            <table:dependence table:id="ct76"/>
            <table:dependence table:id="ct75"/>
            <table:dependence table:id="ct74"/>
            <table:dependence table:id="ct73"/>
            <table:dependence table:id="ct72"/>
            <table:dependence table:id="ct71"/>
            <table:dependence table:id="ct70"/>
            <table:dependence table:id="ct69"/>
            <table:dependence table:id="ct68"/>
            <table:dependence table:id="ct67"/>
            <table:dependence table:id="ct66"/>
            <table:dependence table:id="ct65"/>
            <table:dependence table:id="ct64"/>
            <table:dependence table:id="ct63"/>
            <table:dependence table:id="ct62"/>
            <table:dependence table:id="ct61"/>
            <table:dependence table:id="ct60"/>
            <table:dependence table:id="ct55"/>
            <table:dependence table:id="ct54"/>
            <table:dependence table:id="ct53"/>
            <table:dependence table:id="ct52"/>
            <table:dependence table:id="ct51"/>
            <table:dependence table:id="ct50"/>
            <table:dependence table:id="ct49"/>
            <table:dependence table:id="ct48"/>
            <table:dependence table:id="ct47"/>
            <table:dependence table:id="ct46"/>
            <table:dependence table:id="ct41"/>
            <table:dependence table:id="ct40"/>
            <table:dependence table:id="ct39"/>
            <table:dependence table:id="ct38"/>
            <table:dependence table:id="ct37"/>
            <table:dependence table:id="ct36"/>
            <table:dependence table:id="ct35"/>
            <table:dependence table:id="ct34"/>
            <table:dependence table:id="ct33"/>
            <table:dependence table:id="ct32"/>
            <table:dependence table:id="ct31"/>
            <table:dependence table:id="ct30"/>
            <table:dependence table:id="ct29"/>
            <table:dependence table:id="ct28"/>
            <table:dependence table:id="ct27"/>
            <table:dependence table:id="ct26"/>
            <table:dependence table:id="ct25"/>
            <table:dependence table:id="ct24"/>
            <table:dependence table:id="ct23"/>
            <table:dependence table:id="ct22"/>
            <table:dependence table:id="ct21"/>
            <table:dependence table:id="ct20"/>
            <table:dependence table:id="ct19"/>
            <table:dependence table:id="ct18"/>
            <table:dependence table:id="ct17"/>
            <table:dependence table:id="ct16"/>
            <table:dependence table:id="ct15"/>
            <table:dependence table:id="ct14"/>
            <table:dependence table:id="ct13"/>
            <table:dependence table:id="ct12"/>
          </table:dependencies>
        </table:insertion>
        <table:cell-content-change table:id="ct11">
          <table:cell-address table:column="4" table:row="29" table:table="2"/>
          <office:change-info>
            <dc:creator> </dc:creator>
            <dc:date>2020-04-29T22:49:40.90</dc:date>
          </office:change-info>
          <table:previous table:id="ct9">
            <table:change-track-table-cell office:value-type="string">
              <text:p>set service dhcp-server shared-network-name LAN1 authoritative enable</text:p>
            </table:change-track-table-cell>
          </table:previous>
        </table:cell-content-change>
        <table:movement table:id="ct12">
          <table:source-range-address table:start-column="2" table:start-row="20" table:start-table="2" table:end-column="2" table:end-row="34" table:end-table="2"/>
          <table:target-range-address table:start-column="0" table:start-row="0" table:start-table="0" table:end-column="0" table:end-row="10" table:end-table="0"/>
          <office:change-info>
            <dc:creator> </dc:creator>
            <dc:date>2020-04-29T22:49:46.44</dc:date>
          </office:change-info>
          <table:dependencies>
            <table:dependence table:id="ct1508"/>
            <table:dependence table:id="ct1372"/>
            <table:dependence table:id="ct144"/>
            <table:dependence table:id="ct134"/>
            <table:dependence table:id="ct59"/>
            <table:dependence table:id="ct58"/>
            <table:dependence table:id="ct57"/>
            <table:dependence table:id="ct56"/>
            <table:dependence table:id="ct14"/>
          </table:dependencies>
        </table:movement>
        <table:cell-content-change table:id="ct13">
          <table:cell-address table:column="0" table:row="7" table:table="3"/>
          <office:change-info>
            <dc:creator> </dc:creator>
            <dc:date>2020-04-29T22:50:28.61</dc:date>
          </office:change-info>
          <table:previous table:id="ct1">
            <table:change-track-table-cell office:value-type="string">
              <text:p>set service dhcp-server disabled false</text:p>
            </table:change-track-table-cell>
          </table:previous>
        </table:cell-content-change>
        <table:movement table:id="ct14">
          <table:source-range-address table:start-column="0" table:start-row="7" table:start-table="0" table:end-column="0" table:end-row="6" table:end-table="0"/>
          <table:target-range-address table:column="1" table:row="2" table:table="0"/>
          <office:change-info>
            <dc:creator> </dc:creator>
            <dc:date>2020-04-29T22:50:33.93</dc:date>
          </office:change-info>
          <table:dependencies>
            <table:dependence table:id="ct1508"/>
            <table:dependence table:id="ct1372"/>
            <table:dependence table:id="ct144"/>
            <table:dependence table:id="ct59"/>
            <table:dependence table:id="ct15"/>
          </table:dependencies>
        </table:movement>
        <table:movement table:id="ct15">
          <table:source-range-address table:column="1" table:row="2" table:table="0"/>
          <table:target-range-address table:column="0" table:row="4" table:table="0"/>
          <office:change-info>
            <dc:creator> </dc:creator>
            <dc:date>2020-04-29T22:51:16.15</dc:date>
          </office:change-info>
          <table:dependencies>
            <table:dependence table:id="ct1508"/>
            <table:dependence table:id="ct1372"/>
            <table:dependence table:id="ct169"/>
            <table:dependence table:id="ct148"/>
            <table:dependence table:id="ct144"/>
          </table:dependencies>
        </table:movement>
        <table:cell-content-change table:id="ct16">
          <table:cell-address table:column="1" table:row="1" table:table="3"/>
          <office:change-info>
            <dc:creator> </dc:creator>
            <dc:date>2020-04-29T22:51:27.88</dc:date>
          </office:change-info>
          <table:previous>
            <table:change-track-table-cell/>
          </table:previous>
        </table:cell-content-change>
        <table:cell-content-change table:id="ct17">
          <table:cell-address table:column="0" table:row="4" table:table="3"/>
          <office:change-info>
            <dc:creator> </dc:creator>
            <dc:date>2020-04-29T22:51:43.15</dc:date>
          </office:change-info>
          <table:previous table:id="ct2">
            <table:change-track-table-cell office:value-type="string">
              <text:p>set service dhcp-server shared-network-name LAN1 authoritative enable</text:p>
            </table:change-track-table-cell>
          </table:previous>
        </table:cell-content-change>
        <table:cell-content-change table:id="ct18">
          <table:cell-address table:column="3" table:row="4" table:table="3"/>
          <office:change-info>
            <dc:creator> </dc:creator>
            <dc:date>2020-04-29T22:51:44.17</dc:date>
          </office:change-info>
          <table:previous>
            <table:change-track-table-cell/>
          </table:previous>
        </table:cell-content-change>
        <table:cell-content-change table:id="ct19">
          <table:cell-address table:column="3" table:row="4" table:table="3"/>
          <office:change-info>
            <dc:creator> </dc:creator>
            <dc:date>2020-04-29T22:51:53.52</dc:date>
          </office:change-info>
          <table:previous table:id="ct18">
            <table:change-track-table-cell office:value-type="string">
              <text:p>LAN1 authoritative enable</text:p>
            </table:change-track-table-cell>
          </table:previous>
        </table:cell-content-change>
        <table:cell-content-change table:id="ct20">
          <table:cell-address table:column="2" table:row="4" table:table="3"/>
          <office:change-info>
            <dc:creator> </dc:creator>
            <dc:date>2020-04-29T22:52:01.06</dc:date>
          </office:change-info>
          <table:previous>
            <table:change-track-table-cell/>
          </table:previous>
        </table:cell-content-change>
        <table:cell-content-change table:id="ct21">
          <table:cell-address table:column="1" table:row="1" table:table="3"/>
          <office:change-info>
            <dc:creator> </dc:creator>
            <dc:date>2020-04-29T22:52:13.18</dc:date>
          </office:change-info>
          <table:previous table:id="ct16">
            <table:change-track-table-cell office:value-type="string">
              <text:p>Network </text:p>
            </table:change-track-table-cell>
          </table:previous>
        </table:cell-content-change>
        <table:cell-content-change table:id="ct22">
          <table:cell-address table:column="0" table:row="6" table:table="3"/>
          <office:change-info>
            <dc:creator> </dc:creator>
            <dc:date>2020-04-29T22:52:24.10</dc:date>
          </office:change-info>
          <table:previous table:id="ct3">
            <table:change-track-table-cell office:value-type="string">
              <text:p>set service dhcp-server shared-network-name LAN1 subnet 192.168.1.0/24 default-router 192.168.1.1</text:p>
            </table:change-track-table-cell>
          </table:previous>
        </table:cell-content-change>
        <table:cell-content-change table:id="ct23">
          <table:cell-address table:column="0" table:row="5" table:table="3"/>
          <office:change-info>
            <dc:creator> </dc:creator>
            <dc:date>2020-04-29T22:52:25.50</dc:date>
          </office:change-info>
          <table:previous>
            <table:change-track-table-cell/>
          </table:previous>
        </table:cell-content-change>
        <table:cell-content-change table:id="ct24">
          <table:cell-address table:column="0" table:row="5" table:table="3"/>
          <office:change-info>
            <dc:creator> </dc:creator>
            <dc:date>2020-04-29T22:52:52.62</dc:date>
          </office:change-info>
          <table:previous table:id="ct23">
            <table:change-track-table-cell office:value-type="string">
              <text:p>set service dhcp-server shared-network-name LAN1 subnet 192.168.1.0/24 default-router 192.168.1.1</text:p>
            </table:change-track-table-cell>
          </table:previous>
        </table:cell-content-change>
        <table:cell-content-change table:id="ct25">
          <table:cell-address table:column="3" table:row="5" table:table="3"/>
          <office:change-info>
            <dc:creator> </dc:creator>
            <dc:date>2020-04-29T22:52:55.23</dc:date>
          </office:change-info>
          <table:previous>
            <table:change-track-table-cell/>
          </table:previous>
        </table:cell-content-change>
        <table:cell-content-change table:id="ct26">
          <table:cell-address table:column="0" table:row="5" table:table="3"/>
          <office:change-info>
            <dc:creator> </dc:creator>
            <dc:date>2020-04-29T22:53:02.41</dc:date>
          </office:change-info>
          <table:previous table:id="ct24">
            <table:change-track-table-cell office:value-type="string">
              <text:p>set service dhcp-server shared-network-name LAN1</text:p>
            </table:change-track-table-cell>
          </table:previous>
        </table:cell-content-change>
        <table:cell-content-change table:id="ct27">
          <table:cell-address table:column="2" table:row="5" table:table="3"/>
          <office:change-info>
            <dc:creator> </dc:creator>
            <dc:date>2020-04-29T22:55:46.49</dc:date>
          </office:change-info>
          <table:previous>
            <table:change-track-table-cell/>
          </table:previous>
        </table:cell-content-change>
        <table:cell-content-change table:id="ct28">
          <table:cell-address table:column="2" table:row="5" table:table="3"/>
          <office:change-info>
            <dc:creator> </dc:creator>
            <dc:date>2020-04-29T22:55:47.42</dc:date>
          </office:change-info>
          <table:previous table:id="ct27">
            <table:change-track-table-cell office:value-type="string">
              <text:p>b5 </text:p>
            </table:change-track-table-cell>
          </table:previous>
        </table:cell-content-change>
        <table:cell-content-change table:id="ct29">
          <table:cell-address table:column="2" table:row="5" table:table="3"/>
          <office:change-info>
            <dc:creator> </dc:creator>
            <dc:date>2020-04-29T22:56:27.10</dc:date>
          </office:change-info>
          <table:previous table:id="ct28">
            <table:change-track-table-cell/>
          </table:previous>
        </table:cell-content-change>
        <table:cell-content-change table:id="ct30">
          <table:cell-address table:column="2" table:row="5" table:table="3"/>
          <office:change-info>
            <dc:creator> </dc:creator>
            <dc:date>2020-04-29T23:01:18.13</dc:date>
          </office:change-info>
          <table:previous table:id="ct29">
            <table:change-track-table-cell table:cell-address="DHCP.C6" table:formula="of:=DGET([.C5])" office:value-type="float" office:value="0"/>
          </table:previous>
        </table:cell-content-change>
        <table:cell-content-change table:id="ct31">
          <table:cell-address table:column="2" table:row="5" table:table="3"/>
          <office:change-info>
            <dc:creator> </dc:creator>
            <dc:date>2020-04-29T23:01:36.14</dc:date>
          </office:change-info>
          <table:previous table:id="ct30">
            <table:change-track-table-cell table:cell-address="DHCP.C6" table:formula="of:=vlan" office:value-type="float" office:value="0"/>
          </table:previous>
        </table:cell-content-change>
        <table:cell-content-change table:id="ct32">
          <table:cell-address table:column="2" table:row="5" table:table="3"/>
          <office:change-info>
            <dc:creator> </dc:creator>
            <dc:date>2020-04-29T23:02:12.22</dc:date>
          </office:change-info>
          <table:previous table:id="ct31">
            <table:change-track-table-cell table:cell-address="DHCP.C6" table:formula="of:=[Vlan.D3]" office:value-type="float" office:value="22"/>
          </table:previous>
        </table:cell-content-change>
        <table:cell-content-change table:id="ct33">
          <table:cell-address table:column="2" table:row="4" table:table="3"/>
          <office:change-info>
            <dc:creator> </dc:creator>
            <dc:date>2020-04-29T23:02:23.10</dc:date>
          </office:change-info>
          <table:previous table:id="ct20">
            <table:change-track-table-cell office:value-type="string">
              <text:p>LAN 1</text:p>
            </table:change-track-table-cell>
          </table:previous>
        </table:cell-content-change>
        <table:cell-content-change table:id="ct34">
          <table:cell-address table:column="2" table:row="4" table:table="3"/>
          <office:change-info>
            <dc:creator> </dc:creator>
            <dc:date>2020-04-29T23:02:38.49</dc:date>
          </office:change-info>
          <table:previous table:id="ct33">
            <table:change-track-table-cell office:value-type="string">
              <text:p>LAN </text:p>
            </table:change-track-table-cell>
          </table:previous>
        </table:cell-content-change>
        <table:cell-content-change table:id="ct35">
          <table:cell-address table:column="2" table:row="4" table:table="3"/>
          <office:change-info>
            <dc:creator> </dc:creator>
            <dc:date>2020-04-29T23:02:48.82</dc:date>
          </office:change-info>
          <table:previous table:id="ct34">
            <table:change-track-table-cell office:value-type="string">
              <text:p>=</text:p>
            </table:change-track-table-cell>
          </table:previous>
        </table:cell-content-change>
        <table:cell-content-change table:id="ct36">
          <table:cell-address table:column="1" table:row="7" table:table="3"/>
          <office:change-info>
            <dc:creator> </dc:creator>
            <dc:date>2020-04-29T23:02:57.27</dc:date>
          </office:change-info>
          <table:previous>
            <table:change-track-table-cell/>
          </table:previous>
        </table:cell-content-change>
        <table:cell-content-change table:id="ct37">
          <table:cell-address table:column="1" table:row="7" table:table="3"/>
          <office:change-info>
            <dc:creator> </dc:creator>
            <dc:date>2020-04-29T23:03:02.62</dc:date>
          </office:change-info>
          <table:previous table:id="ct36">
            <table:change-track-table-cell office:value-type="string">
              <text:p>Lan </text:p>
            </table:change-track-table-cell>
          </table:previous>
        </table:cell-content-change>
        <table:cell-content-change table:id="ct38">
          <table:cell-address table:column="2" table:row="4" table:table="3"/>
          <office:change-info>
            <dc:creator> </dc:creator>
            <dc:date>2020-04-29T23:03:20.40</dc:date>
          </office:change-info>
          <table:previous table:id="ct35">
            <table:change-track-table-cell/>
          </table:previous>
        </table:cell-content-change>
        <table:cell-content-change table:id="ct39">
          <table:cell-address table:column="2" table:row="4" table:table="3"/>
          <office:change-info>
            <dc:creator> </dc:creator>
            <dc:date>2020-04-29T23:03:37.56</dc:date>
          </office:change-info>
          <table:previous table:id="ct38">
            <table:change-track-table-cell table:cell-address="DHCP.C5" table:formula="of:=[Vlan.D5]" office:value-type="float" office:value="107"/>
          </table:previous>
        </table:cell-content-change>
        <table:movement table:id="ct40">
          <table:source-range-address table:start-column="3" table:start-row="4" table:start-table="0" table:end-column="7" table:end-row="6" table:end-table="0"/>
          <table:target-range-address table:start-column="4" table:start-row="4" table:start-table="0" table:end-column="8" table:end-row="6" table:end-table="0"/>
          <office:change-info>
            <dc:creator> </dc:creator>
            <dc:date>2020-04-29T23:03:59.28</dc:date>
          </office:change-info>
          <table:dependencies>
            <table:dependence table:id="ct1508"/>
            <table:dependence table:id="ct1378"/>
            <table:dependence table:id="ct1377"/>
            <table:dependence table:id="ct1376"/>
            <table:dependence table:id="ct1372"/>
            <table:dependence table:id="ct928"/>
            <table:dependence table:id="ct927"/>
            <table:dependence table:id="ct926"/>
            <table:dependence table:id="ct919"/>
            <table:dependence table:id="ct918"/>
            <table:dependence table:id="ct917"/>
            <table:dependence table:id="ct366"/>
            <table:dependence table:id="ct365"/>
            <table:dependence table:id="ct364"/>
            <table:dependence table:id="ct326"/>
            <table:dependence table:id="ct325"/>
            <table:dependence table:id="ct324"/>
            <table:dependence table:id="ct321"/>
            <table:dependence table:id="ct320"/>
            <table:dependence table:id="ct319"/>
            <table:dependence table:id="ct302"/>
            <table:dependence table:id="ct266"/>
            <table:dependence table:id="ct265"/>
            <table:dependence table:id="ct264"/>
            <table:dependence table:id="ct262"/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255"/>
            <table:dependence table:id="ct254"/>
            <table:dependence table:id="ct253"/>
            <table:dependence table:id="ct251"/>
            <table:dependence table:id="ct250"/>
            <table:dependence table:id="ct249"/>
            <table:dependence table:id="ct247"/>
            <table:dependence table:id="ct246"/>
            <table:dependence table:id="ct245"/>
            <table:dependence table:id="ct242"/>
            <table:dependence table:id="ct241"/>
            <table:dependence table:id="ct240"/>
            <table:dependence table:id="ct238"/>
            <table:dependence table:id="ct237"/>
            <table:dependence table:id="ct236"/>
            <table:dependence table:id="ct193"/>
            <table:dependence table:id="ct144"/>
            <table:dependence table:id="ct117"/>
            <table:dependence table:id="ct108"/>
            <table:dependence table:id="ct107"/>
            <table:dependence table:id="ct82"/>
            <table:dependence table:id="ct81"/>
            <table:dependence table:id="ct80"/>
            <table:dependence table:id="ct79"/>
            <table:dependence table:id="ct78"/>
            <table:dependence table:id="ct77"/>
            <table:dependence table:id="ct76"/>
          </table:dependencies>
          <table:deletions>
            <table:cell-content-deletion table:id="ct25">
              <table:change-track-table-cell office:value-type="string">
                <text:p><text:s/>subnet 192.168.1.0/24 default-router 192.168.1.1</text:p>
              </table:change-track-table-cell>
            </table:cell-content-deletion>
          </table:deletions>
        </table:movement>
        <table:movement table:id="ct41">
          <table:source-range-address table:start-column="1" table:start-row="4" table:start-table="0" table:end-column="1" table:end-row="6" table:end-table="0"/>
          <table:target-range-address table:start-column="3" table:start-row="4" table:start-table="0" table:end-column="3" table:end-row="6" table:end-table="0"/>
          <office:change-info>
            <dc:creator> </dc:creator>
            <dc:date>2020-04-29T23:04:09.57</dc:date>
          </office:change-info>
          <table:dependencies>
            <table:dependence table:id="ct1519"/>
            <table:dependence table:id="ct1514"/>
            <table:dependence table:id="ct1508"/>
            <table:dependence table:id="ct1372"/>
            <table:dependence table:id="ct173"/>
            <table:dependence table:id="ct172"/>
            <table:dependence table:id="ct171"/>
            <table:dependence table:id="ct144"/>
            <table:dependence table:id="ct116"/>
            <table:dependence table:id="ct48"/>
            <table:dependence table:id="ct47"/>
            <table:dependence table:id="ct46"/>
          </table:dependencies>
        </table:movement>
        <table:cell-content-change table:id="ct42">
          <table:cell-address table:column="11" table:row="0" table:table="2"/>
          <office:change-info>
            <dc:creator> </dc:creator>
            <dc:date>2020-04-29T23:04:50.48</dc:date>
          </office:change-info>
          <table:previous>
            <table:change-track-table-cell/>
          </table:previous>
        </table:cell-content-change>
        <table:cell-content-change table:id="ct43">
          <table:cell-address table:column="11" table:row="0" table:table="2"/>
          <office:change-info>
            <dc:creator> </dc:creator>
            <dc:date>2020-04-29T23:04:57.62</dc:date>
          </office:change-info>
          <table:previous table:id="ct42">
            <table:change-track-table-cell office:value-type="string">
              <text:p>Valn Nanme</text:p>
            </table:change-track-table-cell>
          </table:previous>
        </table:cell-content-change>
        <table:cell-content-change table:id="ct44">
          <table:cell-address table:column="11" table:row="2" table:table="2"/>
          <office:change-info>
            <dc:creator> </dc:creator>
            <dc:date>2020-04-29T23:05:01.37</dc:date>
          </office:change-info>
          <table:previous>
            <table:change-track-table-cell/>
          </table:previous>
        </table:cell-content-change>
        <table:cell-content-change table:id="ct45">
          <table:cell-address table:column="11" table:row="3" table:table="2"/>
          <office:change-info>
            <dc:creator> </dc:creator>
            <dc:date>2020-04-29T23:05:05.37</dc:date>
          </office:change-info>
          <table:previous>
            <table:change-track-table-cell/>
          </table:previous>
        </table:cell-content-change>
        <table:cell-content-change table:id="ct46">
          <table:cell-address table:column="1" table:row="4" table:table="3"/>
          <office:change-info>
            <dc:creator> </dc:creator>
            <dc:date>2020-04-29T23:05:20.56</dc:date>
          </office:change-info>
          <table:previous>
            <table:change-track-table-cell/>
          </table:previous>
        </table:cell-content-change>
        <table:cell-content-change table:id="ct47">
          <table:cell-address table:column="1" table:row="4" table:table="3"/>
          <office:change-info>
            <dc:creator> </dc:creator>
            <dc:date>2020-04-29T23:05:26.95</dc:date>
          </office:change-info>
          <table:previous table:id="ct46">
            <table:change-track-table-cell table:cell-address="DHCP.B5" table:formula="of:=[.I4]" office:value-type="float" office:value="0"/>
          </table:previous>
        </table:cell-content-change>
        <table:cell-content-change table:id="ct48">
          <table:cell-address table:column="1" table:row="5" table:table="3"/>
          <office:change-info>
            <dc:creator> </dc:creator>
            <dc:date>2020-04-29T23:05:40.75</dc:date>
          </office:change-info>
          <table:previous>
            <table:change-track-table-cell/>
          </table:previous>
        </table:cell-content-change>
        <table:cell-content-change table:id="ct49">
          <table:cell-address table:column="1" table:row="7" table:table="3"/>
          <office:change-info>
            <dc:creator> </dc:creator>
            <dc:date>2020-04-29T23:05:45.50</dc:date>
          </office:change-info>
          <table:previous table:id="ct37">
            <table:change-track-table-cell office:value-type="string">
              <text:p>=</text:p>
            </table:change-track-table-cell>
          </table:previous>
        </table:cell-content-change>
        <table:cell-content-change table:id="ct50">
          <table:cell-address table:column="0" table:row="7" table:table="3"/>
          <office:change-info>
            <dc:creator> </dc:creator>
            <dc:date>2020-04-29T23:06:02.14</dc:date>
          </office:change-info>
          <table:previous table:id="ct4">
            <table:change-track-table-cell office:value-type="string">
              <text:p>set service dhcp-server shared-network-name LAN1 subnet 192.168.1.0/24 dns-server 192.168.1.1</text:p>
            </table:change-track-table-cell>
          </table:previous>
        </table:cell-content-change>
        <table:cell-content-change table:id="ct51">
          <table:cell-address table:column="3" table:row="7" table:table="3"/>
          <office:change-info>
            <dc:creator> </dc:creator>
            <dc:date>2020-04-29T23:06:08.79</dc:date>
          </office:change-info>
          <table:previous>
            <table:change-track-table-cell/>
          </table:previous>
        </table:cell-content-change>
        <table:cell-content-change table:id="ct52">
          <table:cell-address table:column="0" table:row="7" table:table="3"/>
          <office:change-info>
            <dc:creator> </dc:creator>
            <dc:date>2020-04-29T23:06:22.17</dc:date>
          </office:change-info>
          <table:previous table:id="ct50">
            <table:change-track-table-cell office:value-type="string">
              <text:p>set service dhcp-server shared-network-name LAN1</text:p>
            </table:change-track-table-cell>
          </table:previous>
        </table:cell-content-change>
        <table:cell-content-change table:id="ct53">
          <table:cell-address table:column="1" table:row="7" table:table="3"/>
          <office:change-info>
            <dc:creator> </dc:creator>
            <dc:date>2020-04-29T23:06:26.22</dc:date>
          </office:change-info>
          <table:previous table:id="ct49">
            <table:change-track-table-cell/>
          </table:previous>
        </table:cell-content-change>
        <table:cell-content-change table:id="ct54">
          <table:cell-address table:column="1" table:row="7" table:table="3"/>
          <office:change-info>
            <dc:creator> </dc:creator>
            <dc:date>2020-04-29T23:06:40.55</dc:date>
          </office:change-info>
          <table:previous table:id="ct53">
            <table:change-track-table-cell table:cell-address="DHCP.B8" table:formula="of:=b#ref!" office:value-type="string"/>
          </table:previous>
        </table:cell-content-change>
        <table:cell-content-change table:id="ct55">
          <table:cell-address table:column="1" table:row="7" table:table="3"/>
          <office:change-info>
            <dc:creator> </dc:creator>
            <dc:date>2020-04-29T23:06:49.76</dc:date>
          </office:change-info>
          <table:previous table:id="ct54">
            <table:change-track-table-cell table:cell-address="DHCP.B8" table:formula="of:=[.B4]" office:value-type="float" office:value="0"/>
          </table:previous>
        </table:cell-content-change>
        <table:deletion table:id="ct56" table:type="row" table:position="7" table:table="0" table:multi-deletion-spanned="4">
          <office:change-info>
            <dc:creator> </dc:creator>
            <dc:date>2020-04-29T23:07:07.55</dc:date>
          </office:change-info>
        </table:deletion>
        <table:deletion table:id="ct57" table:type="row" table:position="7" table:table="0">
          <office:change-info>
            <dc:creator> </dc:creator>
            <dc:date>2020-04-29T23:07:07.55</dc:date>
          </office:change-info>
          <table:deletions>
            <table:change-deletion table:id="ct56"/>
          </table:deletions>
        </table:deletion>
        <table:deletion table:id="ct58" table:type="row" table:position="7" table:table="0">
          <office:change-info>
            <dc:creator> </dc:creator>
            <dc:date>2020-04-29T23:07:07.55</dc:date>
          </office:change-info>
          <table:deletions>
            <table:change-deletion table:id="ct57"/>
            <table:cell-content-deletion table:id="ct13">
              <table:change-track-table-cell/>
            </table:cell-content-deletion>
          </table:deletions>
        </table:deletion>
        <table:deletion table:id="ct59" table:type="row" table:position="7" table:table="0">
          <office:change-info>
            <dc:creator> </dc:creator>
            <dc:date>2020-04-29T23:07:07.55</dc:date>
          </office:change-info>
          <table:deletions>
            <table:change-deletion table:id="ct58"/>
          </table:deletions>
          <table:cut-offs>
            <table:movement-cut-off table:id="ct14" table:start-position="1" table:end-position="0"/>
          </table:cut-offs>
        </table:deletion>
        <table:cell-content-change table:id="ct60">
          <table:cell-address table:column="0" table:row="8" table:table="3"/>
          <office:change-info>
            <dc:creator> </dc:creator>
            <dc:date>2020-04-29T23:07:27.36</dc:date>
          </office:change-info>
          <table:previous table:id="ct5">
            <table:change-track-table-cell office:value-type="string">
              <text:p>set service dhcp-server shared-network-name LAN1 subnet 192.168.1.0/24 lease 86400</text:p>
            </table:change-track-table-cell>
          </table:previous>
        </table:cell-content-change>
        <table:cell-content-change table:id="ct61">
          <table:cell-address table:column="3" table:row="8" table:table="3"/>
          <office:change-info>
            <dc:creator> </dc:creator>
            <dc:date>2020-04-29T23:07:29.15</dc:date>
          </office:change-info>
          <table:previous>
            <table:change-track-table-cell/>
          </table:previous>
        </table:cell-content-change>
        <table:cell-content-change table:id="ct62">
          <table:cell-address table:column="0" table:row="8" table:table="3"/>
          <office:change-info>
            <dc:creator> </dc:creator>
            <dc:date>2020-04-29T23:07:40.73</dc:date>
          </office:change-info>
          <table:previous table:id="ct6">
            <table:change-track-table-cell office:value-type="string">
              <text:p>set service dhcp-server shared-network-name LAN1 subnet 192.168.1.0/24 start 192.168.1.38 stop 192.168.1.243 </text:p>
            </table:change-track-table-cell>
          </table:previous>
        </table:cell-content-change>
        <table:cell-content-change table:id="ct63">
          <table:cell-address table:column="3" table:row="8" table:table="3"/>
          <office:change-info>
            <dc:creator> </dc:creator>
            <dc:date>2020-04-29T23:07:45.03</dc:date>
          </office:change-info>
          <table:previous>
            <table:change-track-table-cell/>
          </table:previous>
        </table:cell-content-change>
        <table:cell-content-change table:id="ct64">
          <table:cell-address table:column="0" table:row="8" table:table="3"/>
          <office:change-info>
            <dc:creator> </dc:creator>
            <dc:date>2020-04-29T23:07:50.99</dc:date>
          </office:change-info>
          <table:previous table:id="ct60">
            <table:change-track-table-cell office:value-type="string">
              <text:p>set service dhcp-server shared-network-name LAN1</text:p>
            </table:change-track-table-cell>
          </table:previous>
        </table:cell-content-change>
        <table:cell-content-change table:id="ct65">
          <table:cell-address table:column="0" table:row="8" table:table="3"/>
          <office:change-info>
            <dc:creator> </dc:creator>
            <dc:date>2020-04-29T23:07:54.98</dc:date>
          </office:change-info>
          <table:previous table:id="ct62">
            <table:change-track-table-cell office:value-type="string">
              <text:p>set service dhcp-server shared-network-name LAN1 </text:p>
            </table:change-track-table-cell>
          </table:previous>
        </table:cell-content-change>
        <table:cell-content-change table:id="ct66">
          <table:cell-address table:column="0" table:row="8" table:table="3"/>
          <office:change-info>
            <dc:creator> </dc:creator>
            <dc:date>2020-04-29T23:07:57.84</dc:date>
          </office:change-info>
          <table:previous table:id="ct64">
            <table:change-track-table-cell office:value-type="string">
              <text:p>set service dhcp-server shared-network-name </text:p>
            </table:change-track-table-cell>
          </table:previous>
        </table:cell-content-change>
        <table:cell-content-change table:id="ct67">
          <table:cell-address table:column="0" table:row="7" table:table="3"/>
          <office:change-info>
            <dc:creator> </dc:creator>
            <dc:date>2020-04-29T23:08:01.18</dc:date>
          </office:change-info>
          <table:previous table:id="ct52">
            <table:change-track-table-cell office:value-type="string">
              <text:p>set service dhcp-server shared-network-name </text:p>
            </table:change-track-table-cell>
          </table:previous>
        </table:cell-content-change>
        <table:cell-content-change table:id="ct68">
          <table:cell-address table:column="0" table:row="5" table:table="3"/>
          <office:change-info>
            <dc:creator> </dc:creator>
            <dc:date>2020-04-29T23:08:03.76</dc:date>
          </office:change-info>
          <table:previous table:id="ct26">
            <table:change-track-table-cell office:value-type="string">
              <text:p>set service dhcp-server shared-network-name </text:p>
            </table:change-track-table-cell>
          </table:previous>
        </table:cell-content-change>
        <table:cell-content-change table:id="ct69">
          <table:cell-address table:column="0" table:row="4" table:table="3"/>
          <office:change-info>
            <dc:creator> </dc:creator>
            <dc:date>2020-04-29T23:08:05.81</dc:date>
          </office:change-info>
          <table:previous table:id="ct17">
            <table:change-track-table-cell office:value-type="string">
              <text:p>set service dhcp-server shared-network-name </text:p>
            </table:change-track-table-cell>
          </table:previous>
        </table:cell-content-change>
        <table:cell-content-change table:id="ct70">
          <table:cell-address table:column="1" table:row="8" table:table="3"/>
          <office:change-info>
            <dc:creator> </dc:creator>
            <dc:date>2020-04-29T23:08:18.97</dc:date>
          </office:change-info>
          <table:previous>
            <table:change-track-table-cell/>
          </table:previous>
        </table:cell-content-change>
        <table:cell-content-change table:id="ct71">
          <table:cell-address table:column="1" table:row="8" table:table="3"/>
          <office:change-info>
            <dc:creator> </dc:creator>
            <dc:date>2020-04-29T23:08:21.98</dc:date>
          </office:change-info>
          <table:previous>
            <table:change-track-table-cell/>
          </table:previous>
        </table:cell-content-change>
        <table:cell-content-change table:id="ct72">
          <table:cell-address table:column="2" table:row="7" table:table="3"/>
          <office:change-info>
            <dc:creator> </dc:creator>
            <dc:date>2020-04-29T23:08:38.47</dc:date>
          </office:change-info>
          <table:previous>
            <table:change-track-table-cell/>
          </table:previous>
        </table:cell-content-change>
        <table:cell-content-change table:id="ct73">
          <table:cell-address table:column="2" table:row="7" table:table="3"/>
          <office:change-info>
            <dc:creator> </dc:creator>
            <dc:date>2020-04-29T23:09:02.84</dc:date>
          </office:change-info>
          <table:previous table:id="ct72">
            <table:change-track-table-cell office:value-type="string">
              <text:p>c5</text:p>
            </table:change-track-table-cell>
          </table:previous>
        </table:cell-content-change>
        <table:cell-content-change table:id="ct74">
          <table:cell-address table:column="2" table:row="8" table:table="3"/>
          <office:change-info>
            <dc:creator> </dc:creator>
            <dc:date>2020-04-29T23:09:04.32</dc:date>
          </office:change-info>
          <table:previous>
            <table:change-track-table-cell/>
          </table:previous>
        </table:cell-content-change>
        <table:cell-content-change table:id="ct75">
          <table:cell-address table:column="2" table:row="8" table:table="3"/>
          <office:change-info>
            <dc:creator> </dc:creator>
            <dc:date>2020-04-29T23:09:05.75</dc:date>
          </office:change-info>
          <table:previous>
            <table:change-track-table-cell/>
          </table:previous>
        </table:cell-content-change>
        <table:movement table:id="ct76">
          <table:source-range-address table:column="5" table:row="6" table:table="0"/>
          <table:target-range-address table:column="4" table:row="6" table:table="0"/>
          <office:change-info>
            <dc:creator> </dc:creator>
            <dc:date>2020-04-29T23:09:30.26</dc:date>
          </office:change-info>
          <table:dependencies>
            <table:dependence table:id="ct1508"/>
            <table:dependence table:id="ct1372"/>
            <table:dependence table:id="ct255"/>
            <table:dependence table:id="ct251"/>
            <table:dependence table:id="ct144"/>
            <table:dependence table:id="ct80"/>
          </table:dependencies>
          <table:deletions>
            <table:cell-content-deletion table:id="ct25">
              <table:change-track-table-cell office:value-type="string">
                <text:p><text:s/>subnet 192.168.1.0/24 default-router 192.168.1.1</text:p>
              </table:change-track-table-cell>
            </table:cell-content-deletion>
          </table:deletions>
        </table:movement>
        <table:cell-content-change table:id="ct77">
          <table:cell-address table:column="3" table:row="5" table:table="3"/>
          <office:change-info>
            <dc:creator> </dc:creator>
            <dc:date>2020-04-29T23:09:51.96</dc:date>
          </office:change-info>
          <table:previous>
            <table:change-track-table-cell office:value-type="string">
              <text:p><text:s/>subnet 192.168.1.0/24 default-router 192.168.1.1</text:p>
            </table:change-track-table-cell>
          </table:previous>
        </table:cell-content-change>
        <table:cell-content-change table:id="ct78">
          <table:cell-address table:column="5" table:row="5" table:table="3"/>
          <office:change-info>
            <dc:creator> </dc:creator>
            <dc:date>2020-04-29T23:09:55.19</dc:date>
          </office:change-info>
          <table:previous>
            <table:change-track-table-cell/>
          </table:previous>
        </table:cell-content-change>
        <table:cell-content-change table:id="ct79">
          <table:cell-address table:column="5" table:row="5" table:table="3"/>
          <office:change-info>
            <dc:creator> </dc:creator>
            <dc:date>2020-04-29T23:10:07.03</dc:date>
          </office:change-info>
          <table:previous table:id="ct78">
            <table:change-track-table-cell office:value-type="string">
              <text:p>192.168.1.0/24 default-router 192.168.1.1</text:p>
            </table:change-track-table-cell>
          </table:previous>
        </table:cell-content-change>
        <table:cell-content-change table:id="ct80">
          <table:cell-address table:column="4" table:row="5" table:table="3"/>
          <office:change-info>
            <dc:creator> </dc:creator>
            <dc:date>2020-04-29T23:10:07.85</dc:date>
          </office:change-info>
          <table:previous>
            <table:change-track-table-cell/>
          </table:previous>
        </table:cell-content-change>
        <table:cell-content-change table:id="ct81">
          <table:cell-address table:column="5" table:row="5" table:table="3"/>
          <office:change-info>
            <dc:creator> </dc:creator>
            <dc:date>2020-04-29T23:10:22.20</dc:date>
          </office:change-info>
          <table:previous table:id="ct79">
            <table:change-track-table-cell office:value-type="string">
              <text:p>default-router 192.168.1.1</text:p>
            </table:change-track-table-cell>
          </table:previous>
        </table:cell-content-change>
        <table:cell-content-change table:id="ct82">
          <table:cell-address table:column="6" table:row="5" table:table="3"/>
          <office:change-info>
            <dc:creator> </dc:creator>
            <dc:date>2020-04-29T23:10:23.61</dc:date>
          </office:change-info>
          <table:previous>
            <table:change-track-table-cell/>
          </table:previous>
        </table:cell-content-change>
        <table:cell-content-change table:id="ct83">
          <table:cell-address table:column="3" table:row="7" table:table="3"/>
          <office:change-info>
            <dc:creator> </dc:creator>
            <dc:date>2020-04-29T23:10:36.98</dc:date>
          </office:change-info>
          <table:previous table:id="ct51">
            <table:change-track-table-cell office:value-type="string">
              <text:p><text:s/>subnet 192.168.1.0/24 dns-server 192.168.1.1</text:p>
            </table:change-track-table-cell>
          </table:previous>
        </table:cell-content-change>
        <table:cell-content-change table:id="ct84">
          <table:cell-address table:column="5" table:row="7" table:table="3"/>
          <office:change-info>
            <dc:creator> </dc:creator>
            <dc:date>2020-04-29T23:10:38.36</dc:date>
          </office:change-info>
          <table:previous>
            <table:change-track-table-cell/>
          </table:previous>
        </table:cell-content-change>
        <table:cell-content-change table:id="ct85">
          <table:cell-address table:column="3" table:row="8" table:table="3"/>
          <office:change-info>
            <dc:creator> </dc:creator>
            <dc:date>2020-04-29T23:10:45.62</dc:date>
          </office:change-info>
          <table:previous table:id="ct61">
            <table:change-track-table-cell office:value-type="string">
              <text:p><text:s/>subnet 192.168.1.0/24 lease 86400</text:p>
            </table:change-track-table-cell>
          </table:previous>
        </table:cell-content-change>
        <table:cell-content-change table:id="ct86">
          <table:cell-address table:column="5" table:row="8" table:table="3"/>
          <office:change-info>
            <dc:creator> </dc:creator>
            <dc:date>2020-04-29T23:10:46.37</dc:date>
          </office:change-info>
          <table:previous>
            <table:change-track-table-cell/>
          </table:previous>
        </table:cell-content-change>
        <table:cell-content-change table:id="ct87">
          <table:cell-address table:column="3" table:row="8" table:table="3"/>
          <office:change-info>
            <dc:creator> </dc:creator>
            <dc:date>2020-04-29T23:10:57.67</dc:date>
          </office:change-info>
          <table:previous table:id="ct63">
            <table:change-track-table-cell office:value-type="string">
              <text:p>subnet 192.168.1.0/24 start 192.168.1.38 stop 192.168.1.243 </text:p>
            </table:change-track-table-cell>
          </table:previous>
        </table:cell-content-change>
        <table:cell-content-change table:id="ct88">
          <table:cell-address table:column="5" table:row="8" table:table="3"/>
          <office:change-info>
            <dc:creator> </dc:creator>
            <dc:date>2020-04-29T23:11:00.28</dc:date>
          </office:change-info>
          <table:previous>
            <table:change-track-table-cell/>
          </table:previous>
        </table:cell-content-change>
        <table:cell-content-change table:id="ct89">
          <table:cell-address table:column="5" table:row="8" table:table="3"/>
          <office:change-info>
            <dc:creator> </dc:creator>
            <dc:date>2020-04-29T23:11:08.11</dc:date>
          </office:change-info>
          <table:previous table:id="ct88">
            <table:change-track-table-cell office:value-type="string">
              <text:p>start 192.168.1.38 stop 192.168.1.243</text:p>
            </table:change-track-table-cell>
          </table:previous>
        </table:cell-content-change>
        <table:cell-content-change table:id="ct90">
          <table:cell-address table:column="7" table:row="8" table:table="3"/>
          <office:change-info>
            <dc:creator> </dc:creator>
            <dc:date>2020-04-29T23:11:09.69</dc:date>
          </office:change-info>
          <table:previous>
            <table:change-track-table-cell/>
          </table:previous>
        </table:cell-content-change>
        <table:cell-content-change table:id="ct91">
          <table:cell-address table:column="7" table:row="8" table:table="3"/>
          <office:change-info>
            <dc:creator> </dc:creator>
            <dc:date>2020-04-29T23:11:15.91</dc:date>
          </office:change-info>
          <table:previous table:id="ct90">
            <table:change-track-table-cell office:value-type="string">
              <text:p>stop 192.168.1.243</text:p>
            </table:change-track-table-cell>
          </table:previous>
        </table:cell-content-change>
        <table:cell-content-change table:id="ct92">
          <table:cell-address table:column="8" table:row="8" table:table="3"/>
          <office:change-info>
            <dc:creator> </dc:creator>
            <dc:date>2020-04-29T23:11:17.10</dc:date>
          </office:change-info>
          <table:previous>
            <table:change-track-table-cell/>
          </table:previous>
        </table:cell-content-change>
        <table:cell-content-change table:id="ct93">
          <table:cell-address table:column="5" table:row="8" table:table="3"/>
          <office:change-info>
            <dc:creator> </dc:creator>
            <dc:date>2020-04-29T23:11:23.10</dc:date>
          </office:change-info>
          <table:previous table:id="ct89">
            <table:change-track-table-cell office:value-type="string">
              <text:p>start 192.168.1.38 </text:p>
            </table:change-track-table-cell>
          </table:previous>
        </table:cell-content-change>
        <table:cell-content-change table:id="ct94">
          <table:cell-address table:column="6" table:row="8" table:table="3"/>
          <office:change-info>
            <dc:creator> </dc:creator>
            <dc:date>2020-04-29T23:11:24</dc:date>
          </office:change-info>
          <table:previous>
            <table:change-track-table-cell/>
          </table:previous>
        </table:cell-content-change>
        <table:cell-content-change table:id="ct95">
          <table:cell-address table:column="4" table:row="7" table:table="3"/>
          <office:change-info>
            <dc:creator> </dc:creator>
            <dc:date>2020-04-29T23:12:08.79</dc:date>
          </office:change-info>
          <table:previous>
            <table:change-track-table-cell/>
          </table:previous>
        </table:cell-content-change>
        <table:cell-content-change table:id="ct96">
          <table:cell-address table:column="4" table:row="8" table:table="3"/>
          <office:change-info>
            <dc:creator> </dc:creator>
            <dc:date>2020-04-29T23:12:09.97</dc:date>
          </office:change-info>
          <table:previous>
            <table:change-track-table-cell/>
          </table:previous>
        </table:cell-content-change>
        <table:cell-content-change table:id="ct97">
          <table:cell-address table:column="4" table:row="8" table:table="3"/>
          <office:change-info>
            <dc:creator> </dc:creator>
            <dc:date>2020-04-29T23:12:10.83</dc:date>
          </office:change-info>
          <table:previous>
            <table:change-track-table-cell/>
          </table:previous>
        </table:cell-content-change>
        <table:cell-content-change table:id="ct98">
          <table:cell-address table:column="3" table:row="8" table:table="3"/>
          <office:change-info>
            <dc:creator> </dc:creator>
            <dc:date>2020-04-29T23:12:17.89</dc:date>
          </office:change-info>
          <table:previous table:id="ct87">
            <table:change-track-table-cell office:value-type="string">
              <text:p>subnet 192.168.1.0/24 <text:s/></text:p>
            </table:change-track-table-cell>
          </table:previous>
        </table:cell-content-change>
        <table:cell-content-change table:id="ct99">
          <table:cell-address table:column="3" table:row="8" table:table="3"/>
          <office:change-info>
            <dc:creator> </dc:creator>
            <dc:date>2020-04-29T23:12:21.98</dc:date>
          </office:change-info>
          <table:previous table:id="ct85">
            <table:change-track-table-cell office:value-type="string">
              <text:p><text:s/>Subnet 192.168.1.0/24</text:p>
            </table:change-track-table-cell>
          </table:previous>
        </table:cell-content-change>
        <table:cell-content-change table:id="ct100">
          <table:cell-address table:column="3" table:row="7" table:table="3"/>
          <office:change-info>
            <dc:creator> </dc:creator>
            <dc:date>2020-04-29T23:12:27.79</dc:date>
          </office:change-info>
          <table:previous table:id="ct83">
            <table:change-track-table-cell office:value-type="string">
              <text:p><text:s/>Subnet 192.168.1.0/24</text:p>
            </table:change-track-table-cell>
          </table:previous>
        </table:cell-content-change>
        <table:cell-content-change table:id="ct101">
          <table:cell-address table:column="5" table:row="7" table:table="3"/>
          <office:change-info>
            <dc:creator> </dc:creator>
            <dc:date>2020-04-29T23:12:42.96</dc:date>
          </office:change-info>
          <table:previous table:id="ct84">
            <table:change-track-table-cell office:value-type="string">
              <text:p><text:s/>dns-server 192.168.1.1</text:p>
            </table:change-track-table-cell>
          </table:previous>
        </table:cell-content-change>
        <table:cell-content-change table:id="ct102">
          <table:cell-address table:column="6" table:row="7" table:table="3"/>
          <office:change-info>
            <dc:creator> </dc:creator>
            <dc:date>2020-04-29T23:12:45.04</dc:date>
          </office:change-info>
          <table:previous>
            <table:change-track-table-cell/>
          </table:previous>
        </table:cell-content-change>
        <table:cell-content-change table:id="ct103">
          <table:cell-address table:column="6" table:row="7" table:table="3"/>
          <office:change-info>
            <dc:creator> </dc:creator>
            <dc:date>2020-04-29T23:12:55.21</dc:date>
          </office:change-info>
          <table:previous table:id="ct102">
            <table:change-track-table-cell office:value-type="string">
              <text:p>192.168.1.1</text:p>
            </table:change-track-table-cell>
          </table:previous>
        </table:cell-content-change>
        <table:cell-content-change table:id="ct104">
          <table:cell-address table:column="3" table:row="7" table:table="3"/>
          <office:change-info>
            <dc:creator> </dc:creator>
            <dc:date>2020-04-29T23:13:06</dc:date>
          </office:change-info>
          <table:previous table:id="ct100">
            <table:change-track-table-cell office:value-type="string">
              <text:p><text:s/>Subnet 4</text:p>
            </table:change-track-table-cell>
          </table:previous>
        </table:cell-content-change>
        <table:cell-content-change table:id="ct105">
          <table:cell-address table:column="3" table:row="8" table:table="3"/>
          <office:change-info>
            <dc:creator> </dc:creator>
            <dc:date>2020-04-29T23:13:08.93</dc:date>
          </office:change-info>
          <table:previous table:id="ct99">
            <table:change-track-table-cell office:value-type="string">
              <text:p><text:s/>Subnet </text:p>
            </table:change-track-table-cell>
          </table:previous>
        </table:cell-content-change>
        <table:cell-content-change table:id="ct106">
          <table:cell-address table:column="3" table:row="8" table:table="3"/>
          <office:change-info>
            <dc:creator> </dc:creator>
            <dc:date>2020-04-29T23:13:18.08</dc:date>
          </office:change-info>
          <table:previous table:id="ct98">
            <table:change-track-table-cell office:value-type="string">
              <text:p>subnet <text:s/></text:p>
            </table:change-track-table-cell>
          </table:previous>
        </table:cell-content-change>
        <table:cell-content-change table:id="ct107">
          <table:cell-address table:column="3" table:row="5" table:table="3"/>
          <office:change-info>
            <dc:creator> </dc:creator>
            <dc:date>2020-04-29T23:13:23.05</dc:date>
          </office:change-info>
          <table:previous table:id="ct77">
            <table:change-track-table-cell office:value-type="string">
              <text:p><text:s/>subnet </text:p>
            </table:change-track-table-cell>
          </table:previous>
        </table:cell-content-change>
        <table:cell-content-change table:id="ct108">
          <table:cell-address table:column="3" table:row="5" table:table="3"/>
          <office:change-info>
            <dc:creator> </dc:creator>
            <dc:date>2020-04-29T23:13:38.82</dc:date>
          </office:change-info>
          <table:previous table:id="ct107">
            <table:change-track-table-cell office:value-type="string">
              <text:p><text:s/>Subnet </text:p>
            </table:change-track-table-cell>
          </table:previous>
        </table:cell-content-change>
        <table:cell-content-change table:id="ct109">
          <table:cell-address table:column="3" table:row="7" table:table="3"/>
          <office:change-info>
            <dc:creator> </dc:creator>
            <dc:date>2020-04-29T23:13:47.50</dc:date>
          </office:change-info>
          <table:previous table:id="ct104">
            <table:change-track-table-cell office:value-type="string">
              <text:p><text:s/>Subnet</text:p>
            </table:change-track-table-cell>
          </table:previous>
        </table:cell-content-change>
        <table:cell-content-change table:id="ct110">
          <table:cell-address table:column="3" table:row="8" table:table="3"/>
          <office:change-info>
            <dc:creator> </dc:creator>
            <dc:date>2020-04-29T23:13:48.38</dc:date>
          </office:change-info>
          <table:previous table:id="ct105">
            <table:change-track-table-cell office:value-type="string">
              <text:p><text:s/>Subnet</text:p>
            </table:change-track-table-cell>
          </table:previous>
        </table:cell-content-change>
        <table:cell-content-change table:id="ct111">
          <table:cell-address table:column="3" table:row="8" table:table="3"/>
          <office:change-info>
            <dc:creator> </dc:creator>
            <dc:date>2020-04-29T23:13:49.12</dc:date>
          </office:change-info>
          <table:previous table:id="ct106">
            <table:change-track-table-cell office:value-type="string">
              <text:p>Subnet <text:s/></text:p>
            </table:change-track-table-cell>
          </table:previous>
        </table:cell-content-change>
        <table:cell-content-change table:id="ct112">
          <table:cell-address table:column="2" table:row="1" table:table="3"/>
          <office:change-info>
            <dc:creator> </dc:creator>
            <dc:date>2020-04-29T23:14:15.99</dc:date>
          </office:change-info>
          <table:previous>
            <table:change-track-table-cell/>
          </table:previous>
        </table:cell-content-change>
        <table:cell-content-change table:id="ct113">
          <table:cell-address table:column="2" table:row="1" table:table="3"/>
          <office:change-info>
            <dc:creator> </dc:creator>
            <dc:date>2020-04-29T23:14:24.21</dc:date>
          </office:change-info>
          <table:previous table:id="ct112">
            <table:change-track-table-cell office:value-type="string">
              <text:p>Vlan Numer</text:p>
            </table:change-track-table-cell>
          </table:previous>
        </table:cell-content-change>
        <table:cell-content-change table:id="ct114">
          <table:cell-address table:column="4" table:row="1" table:table="3"/>
          <office:change-info>
            <dc:creator> </dc:creator>
            <dc:date>2020-04-29T23:14:40.88</dc:date>
          </office:change-info>
          <table:previous>
            <table:change-track-table-cell/>
          </table:previous>
        </table:cell-content-change>
        <table:cell-content-change table:id="ct115">
          <table:cell-address table:column="5" table:row="8" table:table="3"/>
          <office:change-info>
            <dc:creator> </dc:creator>
            <dc:date>2020-04-29T23:14:46</dc:date>
          </office:change-info>
          <table:previous table:id="ct86">
            <table:change-track-table-cell office:value-type="string">
              <text:p><text:s/>lease 86400</text:p>
            </table:change-track-table-cell>
          </table:previous>
        </table:cell-content-change>
        <table:cell-content-change table:id="ct116">
          <table:cell-address table:column="1" table:row="4" table:table="3"/>
          <office:change-info>
            <dc:creator> </dc:creator>
            <dc:date>2020-04-29T23:15:06.41</dc:date>
          </office:change-info>
          <table:previous table:id="ct47">
            <table:change-track-table-cell table:cell-address="DHCP.B5" table:formula="of:=[Vlan.L3]" office:value-type="float" office:value="0"/>
          </table:previous>
        </table:cell-content-change>
        <table:cell-content-change table:id="ct117">
          <table:cell-address table:column="2" table:row="4" table:table="3"/>
          <office:change-info>
            <dc:creator> </dc:creator>
            <dc:date>2020-04-29T23:15:17.94</dc:date>
          </office:change-info>
          <table:previous table:id="ct39">
            <table:change-track-table-cell table:cell-address="DHCP.C5" table:formula="of:=[Vlan.D3]" office:value-type="float" office:value="22"/>
          </table:previous>
        </table:cell-content-change>
        <table:cell-content-change table:id="ct118">
          <table:cell-address table:column="10" table:row="4" table:table="3"/>
          <office:change-info>
            <dc:creator> </dc:creator>
            <dc:date>2020-04-29T23:17:02.02</dc:date>
          </office:change-info>
          <table:previous>
            <table:change-track-table-cell/>
          </table:previous>
        </table:cell-content-change>
        <table:cell-content-change table:id="ct119">
          <table:cell-address table:column="10" table:row="9" table:table="3"/>
          <office:change-info>
            <dc:creator> </dc:creator>
            <dc:date>2020-04-29T23:17:35.99</dc:date>
          </office:change-info>
          <table:previous>
            <table:change-track-table-cell/>
          </table:previous>
        </table:cell-content-change>
        <table:cell-content-change table:id="ct120">
          <table:cell-address table:column="10" table:row="3" table:table="3"/>
          <office:change-info>
            <dc:creator> </dc:creator>
            <dc:date>2020-04-29T23:18:03.25</dc:date>
          </office:change-info>
          <table:previous>
            <table:change-track-table-cell/>
          </table:previous>
        </table:cell-content-change>
        <table:cell-content-change table:id="ct121">
          <table:cell-address table:column="10" table:row="4" table:table="3"/>
          <office:change-info>
            <dc:creator> </dc:creator>
            <dc:date>2020-04-29T23:18:04.75</dc:date>
          </office:change-info>
          <table:previous>
            <table:change-track-table-cell/>
          </table:previous>
        </table:cell-content-change>
        <table:cell-content-change table:id="ct122">
          <table:cell-address table:column="10" table:row="5" table:table="3"/>
          <office:change-info>
            <dc:creator> </dc:creator>
            <dc:date>2020-04-29T23:18:05.71</dc:date>
          </office:change-info>
          <table:previous>
            <table:change-track-table-cell/>
          </table:previous>
        </table:cell-content-change>
        <table:cell-content-change table:id="ct123">
          <table:cell-address table:column="10" table:row="5" table:table="3"/>
          <office:change-info>
            <dc:creator> </dc:creator>
            <dc:date>2020-04-29T23:18:06.76</dc:date>
          </office:change-info>
          <table:previous>
            <table:change-track-table-cell/>
          </table:previous>
        </table:cell-content-change>
        <table:cell-content-change table:id="ct124">
          <table:cell-address table:column="10" table:row="6" table:table="3"/>
          <office:change-info>
            <dc:creator> </dc:creator>
            <dc:date>2020-04-29T23:18:07.46</dc:date>
          </office:change-info>
          <table:previous>
            <table:change-track-table-cell/>
          </table:previous>
        </table:cell-content-change>
        <table:cell-content-change table:id="ct125">
          <table:cell-address table:column="10" table:row="7" table:table="3"/>
          <office:change-info>
            <dc:creator> </dc:creator>
            <dc:date>2020-04-29T23:18:08.36</dc:date>
          </office:change-info>
          <table:previous>
            <table:change-track-table-cell/>
          </table:previous>
        </table:cell-content-change>
        <table:cell-content-change table:id="ct126">
          <table:cell-address table:column="10" table:row="8" table:table="3"/>
          <office:change-info>
            <dc:creator> </dc:creator>
            <dc:date>2020-04-29T23:18:09.14</dc:date>
          </office:change-info>
          <table:previous>
            <table:change-track-table-cell/>
          </table:previous>
        </table:cell-content-change>
        <table:cell-content-change table:id="ct127">
          <table:cell-address table:column="10" table:row="4" table:table="3"/>
          <office:change-info>
            <dc:creator> </dc:creator>
            <dc:date>2020-04-29T23:18:38.42</dc:date>
          </office:change-info>
          <table:previous table:id="ct118">
            <table:change-track-table-cell table:cell-address="DHCP.K5" table:formula="of:=CONCATENATE([.A4];&quot; &quot;;[.B4];&quot; &quot;;[.C4];&quot; &quot;;[.D4];[.E4];&quot;.&quot;;[.F4];[.G4])" office:value-type="string">
              <text:p>set service dhcp-server disabled false <text:s text:c="2"/>.</text:p>
            </table:change-track-table-cell>
          </table:previous>
        </table:cell-content-change>
        <table:movement table:id="ct128">
          <table:source-range-address table:column="11" table:row="2" table:table="0"/>
          <table:target-range-address table:column="11" table:row="4" table:table="0"/>
          <office:change-info>
            <dc:creator> </dc:creator>
            <dc:date>2020-04-29T23:18:46.50</dc:date>
          </office:change-info>
          <table:dependencies>
            <table:dependence table:id="ct1508"/>
            <table:dependence table:id="ct1372"/>
            <table:dependence table:id="ct890"/>
            <table:dependence table:id="ct144"/>
          </table:dependencies>
          <table:deletions>
            <table:cell-content-deletion table:id="ct121">
              <table:change-track-table-cell table:cell-address="DHCP.K5" table:formula="of:=CONCATENATE([.A4];&quot; &quot;;[.B4];&quot; &quot;;[.C4];&quot; &quot;;[.D4];[.E4];&quot;.&quot;;[.F4];[.G4])" office:value-type="string">
                <text:p>set service dhcp-server disabled false <text:s text:c="2"/>.</text:p>
              </table:change-track-table-cell>
            </table:cell-content-deletion>
          </table:deletions>
        </table:movement>
        <table:movement table:id="ct129">
          <table:source-range-address table:column="11" table:row="3" table:table="0"/>
          <table:target-range-address table:column="11" table:row="2" table:table="0"/>
          <office:change-info>
            <dc:creator> </dc:creator>
            <dc:date>2020-04-29T23:18:57.08</dc:date>
          </office:change-info>
          <table:dependencies>
            <table:dependence table:id="ct1508"/>
            <table:dependence table:id="ct1372"/>
            <table:dependence table:id="ct900"/>
            <table:dependence table:id="ct862"/>
            <table:dependence table:id="ct144"/>
          </table:dependencies>
        </table:movement>
        <table:cell-content-change table:id="ct130">
          <table:cell-address table:column="10" table:row="5" table:table="3"/>
          <office:change-info>
            <dc:creator> </dc:creator>
            <dc:date>2020-04-29T23:19:21.19</dc:date>
          </office:change-info>
          <table:previous table:id="ct122">
            <table:change-track-table-cell table:cell-address="DHCP.K6" table:formula="of:=CONCATENATE([.A4];&quot; &quot;;[.B4];&quot; &quot;;[.C4];&quot; &quot;;[.D4];[.E4];&quot;.&quot;;[.F4];[.G4])" office:value-type="string">
              <text:p>set service dhcp-server disabled false <text:s text:c="2"/>.</text:p>
            </table:change-track-table-cell>
          </table:previous>
        </table:cell-content-change>
        <table:cell-content-change table:id="ct131">
          <table:cell-address table:column="10" table:row="5" table:table="3"/>
          <office:change-info>
            <dc:creator> </dc:creator>
            <dc:date>2020-04-29T23:20:21.27</dc:date>
          </office:change-info>
          <table:previous table:id="ct123">
            <table:change-track-table-cell table:cell-address="DHCP.K6" table:formula="of:=CONCATENATE([.A4];&quot; &quot;;[.B4];&quot; &quot;;[.C4];&quot; &quot;;[.D4];[.E4];&quot;.&quot;;[.F4];[.G4])" office:value-type="string">
              <text:p>set service dhcp-server disabled false <text:s text:c="2"/>.</text:p>
            </table:change-track-table-cell>
          </table:previous>
        </table:cell-content-change>
        <table:cell-content-change table:id="ct132">
          <table:cell-address table:column="10" table:row="5" table:table="3"/>
          <office:change-info>
            <dc:creator> </dc:creator>
            <dc:date>2020-04-29T23:21:22.56</dc:date>
          </office:change-info>
          <table:previous table:id="ct131">
            <table:change-track-table-cell table:cell-address="DHCP.K6" table:formula="of:=CONCATENATE([.A6];&quot; &quot;;[.B6];&quot; &quot;;[.C6];&quot; &quot;;[.D6];[.E6];&quot;.&quot;;[.F6];[.G6])" office:value-type="string">
              <text:p>set service dhcp-server shared-network-name Production 22 <text:s/>subnet 192.168.22.1/24.default-router 192.168.22.1</text:p>
            </table:change-track-table-cell>
          </table:previous>
        </table:cell-content-change>
        <table:cell-content-change table:id="ct133">
          <table:cell-address table:column="10" table:row="6" table:table="3"/>
          <office:change-info>
            <dc:creator> </dc:creator>
            <dc:date>2020-04-29T23:22:11.19</dc:date>
          </office:change-info>
          <table:previous table:id="ct124">
            <table:change-track-table-cell table:cell-address="DHCP.K7" table:formula="of:=CONCATENATE([.A4];&quot; &quot;;[.B4];&quot; &quot;;[.C4];&quot; &quot;;[.D4];[.E4];&quot;.&quot;;[.F4];[.G4])" office:value-type="string">
              <text:p>set service dhcp-server disabled false <text:s text:c="2"/>.</text:p>
            </table:change-track-table-cell>
          </table:previous>
        </table:cell-content-change>
        <table:movement table:id="ct134">
          <table:source-range-address table:start-column="0" table:start-row="8" table:start-table="0" table:end-column="10" table:end-row="10" table:end-table="0"/>
          <table:target-range-address table:start-column="0" table:start-row="7" table:start-table="0" table:end-column="10" table:end-row="9" table:end-table="0"/>
          <office:change-info>
            <dc:creator> </dc:creator>
            <dc:date>2020-04-29T23:22:58.14</dc:date>
          </office:change-info>
          <table:dependencies>
            <table:dependence table:id="ct2350"/>
            <table:dependence table:id="ct2349"/>
            <table:dependence table:id="ct2347"/>
            <table:dependence table:id="ct1648"/>
            <table:dependence table:id="ct1647"/>
            <table:dependence table:id="ct1646"/>
            <table:dependence table:id="ct1508"/>
            <table:dependence table:id="ct1393"/>
            <table:dependence table:id="ct1392"/>
            <table:dependence table:id="ct1391"/>
            <table:dependence table:id="ct1382"/>
            <table:dependence table:id="ct1381"/>
            <table:dependence table:id="ct1380"/>
            <table:dependence table:id="ct1372"/>
            <table:dependence table:id="ct1322"/>
            <table:dependence table:id="ct1321"/>
            <table:dependence table:id="ct1320"/>
            <table:dependence table:id="ct1316"/>
            <table:dependence table:id="ct1315"/>
            <table:dependence table:id="ct1314"/>
            <table:dependence table:id="ct1233"/>
            <table:dependence table:id="ct1232"/>
            <table:dependence table:id="ct1231"/>
            <table:dependence table:id="ct1227"/>
            <table:dependence table:id="ct1226"/>
            <table:dependence table:id="ct1225"/>
            <table:dependence table:id="ct1209"/>
            <table:dependence table:id="ct1208"/>
            <table:dependence table:id="ct1207"/>
            <table:dependence table:id="ct1203"/>
            <table:dependence table:id="ct1202"/>
            <table:dependence table:id="ct1201"/>
            <table:dependence table:id="ct1197"/>
            <table:dependence table:id="ct1196"/>
            <table:dependence table:id="ct1195"/>
            <table:dependence table:id="ct1191"/>
            <table:dependence table:id="ct1190"/>
            <table:dependence table:id="ct1189"/>
            <table:dependence table:id="ct1185"/>
            <table:dependence table:id="ct1184"/>
            <table:dependence table:id="ct1183"/>
            <table:dependence table:id="ct1179"/>
            <table:dependence table:id="ct1178"/>
            <table:dependence table:id="ct1177"/>
            <table:dependence table:id="ct1173"/>
            <table:dependence table:id="ct1172"/>
            <table:dependence table:id="ct1171"/>
            <table:dependence table:id="ct1167"/>
            <table:dependence table:id="ct1166"/>
            <table:dependence table:id="ct1165"/>
            <table:dependence table:id="ct1161"/>
            <table:dependence table:id="ct1160"/>
            <table:dependence table:id="ct1159"/>
            <table:dependence table:id="ct1155"/>
            <table:dependence table:id="ct1154"/>
            <table:dependence table:id="ct1153"/>
            <table:dependence table:id="ct1149"/>
            <table:dependence table:id="ct1148"/>
            <table:dependence table:id="ct1147"/>
            <table:dependence table:id="ct906"/>
            <table:dependence table:id="ct144"/>
          </table:dependencies>
          <table:deletions>
            <table:cell-content-deletion table:id="ct103">
              <table:change-track-table-cell table:cell-address="DHCP.G8" table:formula="of:=[.G6]" office:value-type="string">
                <text:p>192.168.22.1</text:p>
              </table:change-track-table-cell>
            </table:cell-content-deletion>
            <table:cell-content-deletion table:id="ct96">
              <table:change-track-table-cell table:cell-address="DHCP.E9" table:formula="of:=[.E6]" office:value-type="string">
                <text:p>192.168.22.1/24</text:p>
              </table:change-track-table-cell>
            </table:cell-content-deletion>
            <table:cell-content-deletion table:id="ct95">
              <table:change-track-table-cell table:cell-address="DHCP.E8" table:formula="of:=[.E6]" office:value-type="string">
                <text:p>192.168.22.1/24</text:p>
              </table:change-track-table-cell>
            </table:cell-content-deletion>
            <table:cell-content-deletion table:id="ct115">
              <table:change-track-table-cell office:value-type="string">
                <text:p>lease 86400</text:p>
              </table:change-track-table-cell>
            </table:cell-content-deletion>
            <table:cell-content-deletion table:id="ct101">
              <table:change-track-table-cell office:value-type="string">
                <text:p><text:s/>dns-server </text:p>
              </table:change-track-table-cell>
            </table:cell-content-deletion>
            <table:cell-content-deletion table:id="ct74">
              <table:change-track-table-cell table:cell-address="DHCP.C9" table:formula="of:=[.C5]" office:value-type="float" office:value="22"/>
            </table:cell-content-deletion>
            <table:cell-content-deletion table:id="ct73">
              <table:change-track-table-cell table:cell-address="DHCP.C8" table:formula="of:=[.C5]" office:value-type="float" office:value="22"/>
            </table:cell-content-deletion>
            <table:cell-content-deletion table:id="ct70">
              <table:change-track-table-cell table:cell-address="DHCP.B9" table:formula="of:=[.B5]" office:value-type="string">
                <text:p>Production</text:p>
              </table:change-track-table-cell>
            </table:cell-content-deletion>
            <table:cell-content-deletion table:id="ct110">
              <table:change-track-table-cell office:value-type="string">
                <text:p><text:s/>subnet </text:p>
              </table:change-track-table-cell>
            </table:cell-content-deletion>
            <table:cell-content-deletion table:id="ct109">
              <table:change-track-table-cell office:value-type="string">
                <text:p><text:s/>subnet </text:p>
              </table:change-track-table-cell>
            </table:cell-content-deletion>
            <table:cell-content-deletion table:id="ct55">
              <table:change-track-table-cell table:cell-address="DHCP.B8" table:formula="of:=[.B5]" office:value-type="string">
                <text:p>Production</text:p>
              </table:change-track-table-cell>
            </table:cell-content-deletion>
            <table:cell-content-deletion table:id="ct66">
              <table:change-track-table-cell office:value-type="string">
                <text:p>set service dhcp-server shared-network-name</text:p>
              </table:change-track-table-cell>
            </table:cell-content-deletion>
            <table:cell-content-deletion table:id="ct67">
              <table:change-track-table-cell office:value-type="string">
                <text:p>set service dhcp-server shared-network-name</text:p>
              </table:change-track-table-cell>
            </table:cell-content-deletion>
            <table:cell-content-deletion table:id="ct22">
              <table:change-track-table-cell/>
            </table:cell-content-deletion>
            <table:cell-content-deletion table:id="ct13">
              <table:change-track-table-cell/>
            </table:cell-content-deletion>
          </table:deletions>
        </table:movement>
        <table:cell-content-change table:id="ct135">
          <table:cell-address table:column="10" table:row="9" table:table="3"/>
          <office:change-info>
            <dc:creator> </dc:creator>
            <dc:date>2020-04-29T23:23:15.78</dc:date>
          </office:change-info>
          <table:previous table:id="ct119">
            <table:change-track-table-cell table:cell-address="DHCP.K10" table:formula="of:=CONCATENATE([.A4];&quot; &quot;;[.B4];&quot; &quot;;[.C4];&quot; &quot;;[.D4];[.E4];&quot;.&quot;;[.F4];[.G4])" office:value-type="string">
              <text:p>set service dhcp-server disabled false <text:s text:c="2"/>.</text:p>
            </table:change-track-table-cell>
          </table:previous>
        </table:cell-content-change>
        <table:cell-content-change table:id="ct136">
          <table:cell-address table:column="10" table:row="7" table:table="3"/>
          <office:change-info>
            <dc:creator> </dc:creator>
            <dc:date>2020-04-29T23:23:42.54</dc:date>
          </office:change-info>
          <table:previous table:id="ct125">
            <table:change-track-table-cell table:cell-address="DHCP.K8" table:formula="of:=CONCATENATE([.A4];&quot; &quot;;[.B4];&quot; &quot;;[.C4];&quot; &quot;;[.D4];[.E4];&quot;.&quot;;[.F4];[.G4])" office:value-type="string">
              <text:p>set service dhcp-server disabled false <text:s text:c="2"/>.</text:p>
            </table:change-track-table-cell>
          </table:previous>
        </table:cell-content-change>
        <table:cell-content-change table:id="ct137">
          <table:cell-address table:column="10" table:row="8" table:table="3"/>
          <office:change-info>
            <dc:creator> </dc:creator>
            <dc:date>2020-04-29T23:24:24.01</dc:date>
          </office:change-info>
          <table:previous table:id="ct126">
            <table:change-track-table-cell table:cell-address="DHCP.K9" table:formula="of:=CONCATENATE([.A4];&quot; &quot;;[.B4];&quot; &quot;;[.C4];&quot; &quot;;[.D4];[.E4];&quot;.&quot;;[.F4];[.G4])" office:value-type="string">
              <text:p>set service dhcp-server disabled false <text:s text:c="2"/>.</text:p>
            </table:change-track-table-cell>
          </table:previous>
        </table:cell-content-change>
        <table:cell-content-change table:id="ct138">
          <table:cell-address table:column="12" table:row="0" table:table="2"/>
          <office:change-info>
            <dc:creator> </dc:creator>
            <dc:date>2020-04-29T23:25:02.04</dc:date>
          </office:change-info>
          <table:previous>
            <table:change-track-table-cell/>
          </table:previous>
        </table:cell-content-change>
        <table:cell-content-change table:id="ct139">
          <table:cell-address table:column="12" table:row="0" table:table="2"/>
          <office:change-info>
            <dc:creator> </dc:creator>
            <dc:date>2020-04-29T23:25:09.74</dc:date>
          </office:change-info>
          <table:previous table:id="ct138">
            <table:change-track-table-cell office:value-type="string">
              <text:p>DHCP RANF+</text:p>
            </table:change-track-table-cell>
          </table:previous>
        </table:cell-content-change>
        <table:cell-content-change table:id="ct140">
          <table:cell-address table:column="11" table:row="0" table:table="2"/>
          <office:change-info>
            <dc:creator> </dc:creator>
            <dc:date>2020-04-29T23:25:12.51</dc:date>
          </office:change-info>
          <table:previous table:id="ct43">
            <table:change-track-table-cell office:value-type="string">
              <text:p>Valn Name</text:p>
            </table:change-track-table-cell>
          </table:previous>
        </table:cell-content-change>
        <table:cell-content-change table:id="ct141">
          <table:cell-address table:column="11" table:row="2" table:table="2"/>
          <office:change-info>
            <dc:creator> </dc:creator>
            <dc:date>2020-04-29T23:25:12.51</dc:date>
          </office:change-info>
          <table:previous table:id="ct44">
            <table:change-track-table-cell office:value-type="string">
              <text:p>Joe</text:p>
            </table:change-track-table-cell>
          </table:previous>
        </table:cell-content-change>
        <table:cell-content-change table:id="ct142">
          <table:cell-address table:column="11" table:row="3" table:table="2"/>
          <office:change-info>
            <dc:creator> </dc:creator>
            <dc:date>2020-04-29T23:25:12.51</dc:date>
          </office:change-info>
          <table:previous table:id="ct45">
            <table:change-track-table-cell office:value-type="string">
              <text:p>Blow</text:p>
            </table:change-track-table-cell>
          </table:previous>
        </table:cell-content-change>
        <table:insertion table:id="ct143" table:type="table" table:position="6">
          <office:change-info>
            <dc:creator> </dc:creator>
            <dc:date>2020-04-29T23:25:23.30</dc:date>
          </office:change-info>
          <table:dependencies>
            <table:dependence table:id="ct2416"/>
            <table:dependence table:id="ct2415"/>
            <table:dependence table:id="ct2414"/>
            <table:dependence table:id="ct2413"/>
            <table:dependence table:id="ct2412"/>
            <table:dependence table:id="ct2411"/>
            <table:dependence table:id="ct1461"/>
            <table:dependence table:id="ct1460"/>
            <table:dependence table:id="ct1459"/>
            <table:dependence table:id="ct1458"/>
            <table:dependence table:id="ct1457"/>
            <table:dependence table:id="ct1456"/>
            <table:dependence table:id="ct1455"/>
            <table:dependence table:id="ct1453"/>
            <table:dependence table:id="ct1452"/>
            <table:dependence table:id="ct1451"/>
            <table:dependence table:id="ct1450"/>
            <table:dependence table:id="ct1448"/>
            <table:dependence table:id="ct1447"/>
            <table:dependence table:id="ct1446"/>
            <table:dependence table:id="ct1445"/>
            <table:dependence table:id="ct1444"/>
            <table:dependence table:id="ct1443"/>
            <table:dependence table:id="ct1442"/>
            <table:dependence table:id="ct1441"/>
            <table:dependence table:id="ct1440"/>
            <table:dependence table:id="ct1439"/>
            <table:dependence table:id="ct1438"/>
            <table:dependence table:id="ct1437"/>
            <table:dependence table:id="ct1436"/>
            <table:dependence table:id="ct1435"/>
            <table:dependence table:id="ct1434"/>
            <table:dependence table:id="ct1433"/>
            <table:dependence table:id="ct1432"/>
            <table:dependence table:id="ct1431"/>
            <table:dependence table:id="ct1430"/>
            <table:dependence table:id="ct1429"/>
            <table:dependence table:id="ct1428"/>
            <table:dependence table:id="ct1427"/>
            <table:dependence table:id="ct1426"/>
            <table:dependence table:id="ct1425"/>
            <table:dependence table:id="ct1424"/>
            <table:dependence table:id="ct1423"/>
            <table:dependence table:id="ct1422"/>
            <table:dependence table:id="ct1421"/>
            <table:dependence table:id="ct1420"/>
            <table:dependence table:id="ct1419"/>
            <table:dependence table:id="ct1418"/>
            <table:dependence table:id="ct1417"/>
            <table:dependence table:id="ct1416"/>
            <table:dependence table:id="ct1415"/>
            <table:dependence table:id="ct1414"/>
            <table:dependence table:id="ct1413"/>
            <table:dependence table:id="ct1412"/>
            <table:dependence table:id="ct1411"/>
            <table:dependence table:id="ct1410"/>
            <table:dependence table:id="ct1409"/>
            <table:dependence table:id="ct1408"/>
            <table:dependence table:id="ct1407"/>
            <table:dependence table:id="ct1406"/>
            <table:dependence table:id="ct1405"/>
            <table:dependence table:id="ct1404"/>
            <table:dependence table:id="ct1403"/>
            <table:dependence table:id="ct1402"/>
            <table:dependence table:id="ct1362"/>
            <table:dependence table:id="ct1361"/>
            <table:dependence table:id="ct1360"/>
            <table:dependence table:id="ct1359"/>
            <table:dependence table:id="ct1358"/>
            <table:dependence table:id="ct1357"/>
            <table:dependence table:id="ct1356"/>
            <table:dependence table:id="ct1355"/>
            <table:dependence table:id="ct1354"/>
            <table:dependence table:id="ct1353"/>
            <table:dependence table:id="ct1352"/>
            <table:dependence table:id="ct1351"/>
            <table:dependence table:id="ct1350"/>
            <table:dependence table:id="ct1349"/>
            <table:dependence table:id="ct1348"/>
            <table:dependence table:id="ct1347"/>
            <table:dependence table:id="ct1346"/>
            <table:dependence table:id="ct1345"/>
            <table:dependence table:id="ct1344"/>
            <table:dependence table:id="ct1343"/>
            <table:dependence table:id="ct1342"/>
            <table:dependence table:id="ct1341"/>
            <table:dependence table:id="ct1340"/>
            <table:dependence table:id="ct1339"/>
            <table:dependence table:id="ct1338"/>
            <table:dependence table:id="ct1337"/>
            <table:dependence table:id="ct1336"/>
            <table:dependence table:id="ct1335"/>
            <table:dependence table:id="ct1334"/>
            <table:dependence table:id="ct1333"/>
            <table:dependence table:id="ct1332"/>
            <table:dependence table:id="ct1331"/>
            <table:dependence table:id="ct1328"/>
            <table:dependence table:id="ct1327"/>
            <table:dependence table:id="ct1145"/>
            <table:dependence table:id="ct1144"/>
            <table:dependence table:id="ct1143"/>
            <table:dependence table:id="ct1142"/>
            <table:dependence table:id="ct1141"/>
            <table:dependence table:id="ct1140"/>
            <table:dependence table:id="ct1139"/>
            <table:dependence table:id="ct1138"/>
            <table:dependence table:id="ct1137"/>
            <table:dependence table:id="ct1136"/>
            <table:dependence table:id="ct1135"/>
            <table:dependence table:id="ct1134"/>
            <table:dependence table:id="ct1133"/>
            <table:dependence table:id="ct1132"/>
            <table:dependence table:id="ct1131"/>
            <table:dependence table:id="ct1130"/>
            <table:dependence table:id="ct1129"/>
            <table:dependence table:id="ct1128"/>
            <table:dependence table:id="ct1127"/>
            <table:dependence table:id="ct1126"/>
            <table:dependence table:id="ct1125"/>
            <table:dependence table:id="ct1124"/>
            <table:dependence table:id="ct1123"/>
            <table:dependence table:id="ct1122"/>
            <table:dependence table:id="ct1121"/>
            <table:dependence table:id="ct1120"/>
            <table:dependence table:id="ct1119"/>
            <table:dependence table:id="ct1118"/>
            <table:dependence table:id="ct1117"/>
            <table:dependence table:id="ct1116"/>
            <table:dependence table:id="ct1115"/>
            <table:dependence table:id="ct1114"/>
            <table:dependence table:id="ct1113"/>
            <table:dependence table:id="ct1112"/>
            <table:dependence table:id="ct1111"/>
            <table:dependence table:id="ct1110"/>
            <table:dependence table:id="ct1109"/>
            <table:dependence table:id="ct1108"/>
            <table:dependence table:id="ct1107"/>
            <table:dependence table:id="ct1106"/>
            <table:dependence table:id="ct1105"/>
            <table:dependence table:id="ct1104"/>
            <table:dependence table:id="ct1103"/>
            <table:dependence table:id="ct1102"/>
            <table:dependence table:id="ct1101"/>
            <table:dependence table:id="ct1100"/>
            <table:dependence table:id="ct1099"/>
            <table:dependence table:id="ct1098"/>
            <table:dependence table:id="ct1097"/>
            <table:dependence table:id="ct1096"/>
            <table:dependence table:id="ct1095"/>
            <table:dependence table:id="ct1094"/>
            <table:dependence table:id="ct1093"/>
            <table:dependence table:id="ct1092"/>
            <table:dependence table:id="ct1091"/>
            <table:dependence table:id="ct1090"/>
            <table:dependence table:id="ct1089"/>
            <table:dependence table:id="ct1088"/>
            <table:dependence table:id="ct1087"/>
            <table:dependence table:id="ct1086"/>
            <table:dependence table:id="ct1085"/>
            <table:dependence table:id="ct1084"/>
            <table:dependence table:id="ct1083"/>
            <table:dependence table:id="ct1082"/>
            <table:dependence table:id="ct1081"/>
            <table:dependence table:id="ct1080"/>
            <table:dependence table:id="ct1079"/>
            <table:dependence table:id="ct1078"/>
            <table:dependence table:id="ct1077"/>
            <table:dependence table:id="ct1076"/>
            <table:dependence table:id="ct1075"/>
            <table:dependence table:id="ct1074"/>
            <table:dependence table:id="ct1073"/>
            <table:dependence table:id="ct1072"/>
            <table:dependence table:id="ct1071"/>
            <table:dependence table:id="ct1070"/>
            <table:dependence table:id="ct1069"/>
            <table:dependence table:id="ct1068"/>
            <table:dependence table:id="ct1067"/>
            <table:dependence table:id="ct1066"/>
            <table:dependence table:id="ct1065"/>
            <table:dependence table:id="ct1064"/>
            <table:dependence table:id="ct1063"/>
            <table:dependence table:id="ct1062"/>
            <table:dependence table:id="ct1061"/>
            <table:dependence table:id="ct1060"/>
            <table:dependence table:id="ct1059"/>
            <table:dependence table:id="ct1058"/>
            <table:dependence table:id="ct1057"/>
            <table:dependence table:id="ct1056"/>
            <table:dependence table:id="ct1055"/>
            <table:dependence table:id="ct1054"/>
            <table:dependence table:id="ct1053"/>
            <table:dependence table:id="ct1052"/>
            <table:dependence table:id="ct1051"/>
            <table:dependence table:id="ct1050"/>
            <table:dependence table:id="ct1049"/>
            <table:dependence table:id="ct1048"/>
            <table:dependence table:id="ct1047"/>
            <table:dependence table:id="ct1046"/>
            <table:dependence table:id="ct1045"/>
            <table:dependence table:id="ct1044"/>
            <table:dependence table:id="ct1043"/>
            <table:dependence table:id="ct1042"/>
            <table:dependence table:id="ct1041"/>
            <table:dependence table:id="ct1040"/>
            <table:dependence table:id="ct1039"/>
            <table:dependence table:id="ct1038"/>
            <table:dependence table:id="ct1037"/>
            <table:dependence table:id="ct1036"/>
            <table:dependence table:id="ct1035"/>
            <table:dependence table:id="ct1034"/>
            <table:dependence table:id="ct1033"/>
            <table:dependence table:id="ct1032"/>
            <table:dependence table:id="ct1031"/>
            <table:dependence table:id="ct1030"/>
            <table:dependence table:id="ct1029"/>
            <table:dependence table:id="ct1028"/>
            <table:dependence table:id="ct1027"/>
            <table:dependence table:id="ct1026"/>
            <table:dependence table:id="ct1025"/>
            <table:dependence table:id="ct1024"/>
            <table:dependence table:id="ct1023"/>
            <table:dependence table:id="ct1022"/>
            <table:dependence table:id="ct1021"/>
            <table:dependence table:id="ct1020"/>
            <table:dependence table:id="ct1019"/>
            <table:dependence table:id="ct1018"/>
            <table:dependence table:id="ct1017"/>
            <table:dependence table:id="ct1016"/>
            <table:dependence table:id="ct1015"/>
            <table:dependence table:id="ct1014"/>
            <table:dependence table:id="ct1013"/>
            <table:dependence table:id="ct1012"/>
            <table:dependence table:id="ct1011"/>
            <table:dependence table:id="ct1010"/>
            <table:dependence table:id="ct1009"/>
            <table:dependence table:id="ct1008"/>
            <table:dependence table:id="ct1007"/>
            <table:dependence table:id="ct1006"/>
            <table:dependence table:id="ct1005"/>
            <table:dependence table:id="ct1004"/>
            <table:dependence table:id="ct1003"/>
            <table:dependence table:id="ct1002"/>
            <table:dependence table:id="ct1001"/>
            <table:dependence table:id="ct1000"/>
            <table:dependence table:id="ct999"/>
            <table:dependence table:id="ct998"/>
            <table:dependence table:id="ct997"/>
            <table:dependence table:id="ct996"/>
            <table:dependence table:id="ct995"/>
            <table:dependence table:id="ct994"/>
            <table:dependence table:id="ct993"/>
            <table:dependence table:id="ct992"/>
            <table:dependence table:id="ct991"/>
            <table:dependence table:id="ct990"/>
            <table:dependence table:id="ct989"/>
            <table:dependence table:id="ct988"/>
            <table:dependence table:id="ct987"/>
            <table:dependence table:id="ct986"/>
            <table:dependence table:id="ct664"/>
            <table:dependence table:id="ct663"/>
            <table:dependence table:id="ct662"/>
            <table:dependence table:id="ct661"/>
            <table:dependence table:id="ct660"/>
            <table:dependence table:id="ct659"/>
            <table:dependence table:id="ct658"/>
            <table:dependence table:id="ct657"/>
            <table:dependence table:id="ct656"/>
            <table:dependence table:id="ct655"/>
            <table:dependence table:id="ct654"/>
            <table:dependence table:id="ct653"/>
            <table:dependence table:id="ct652"/>
            <table:dependence table:id="ct563"/>
            <table:dependence table:id="ct562"/>
            <table:dependence table:id="ct561"/>
            <table:dependence table:id="ct560"/>
            <table:dependence table:id="ct559"/>
            <table:dependence table:id="ct558"/>
            <table:dependence table:id="ct557"/>
            <table:dependence table:id="ct556"/>
            <table:dependence table:id="ct555"/>
            <table:dependence table:id="ct554"/>
            <table:dependence table:id="ct553"/>
            <table:dependence table:id="ct552"/>
            <table:dependence table:id="ct551"/>
            <table:dependence table:id="ct550"/>
            <table:dependence table:id="ct549"/>
            <table:dependence table:id="ct548"/>
            <table:dependence table:id="ct547"/>
            <table:dependence table:id="ct546"/>
            <table:dependence table:id="ct545"/>
            <table:dependence table:id="ct544"/>
            <table:dependence table:id="ct543"/>
            <table:dependence table:id="ct542"/>
            <table:dependence table:id="ct541"/>
            <table:dependence table:id="ct540"/>
            <table:dependence table:id="ct539"/>
            <table:dependence table:id="ct538"/>
            <table:dependence table:id="ct537"/>
            <table:dependence table:id="ct536"/>
            <table:dependence table:id="ct535"/>
            <table:dependence table:id="ct534"/>
            <table:dependence table:id="ct533"/>
            <table:dependence table:id="ct532"/>
            <table:dependence table:id="ct531"/>
            <table:dependence table:id="ct530"/>
            <table:dependence table:id="ct529"/>
            <table:dependence table:id="ct528"/>
            <table:dependence table:id="ct527"/>
            <table:dependence table:id="ct526"/>
            <table:dependence table:id="ct525"/>
            <table:dependence table:id="ct524"/>
            <table:dependence table:id="ct523"/>
            <table:dependence table:id="ct522"/>
            <table:dependence table:id="ct521"/>
            <table:dependence table:id="ct520"/>
            <table:dependence table:id="ct519"/>
            <table:dependence table:id="ct518"/>
            <table:dependence table:id="ct517"/>
            <table:dependence table:id="ct516"/>
            <table:dependence table:id="ct515"/>
            <table:dependence table:id="ct514"/>
            <table:dependence table:id="ct513"/>
            <table:dependence table:id="ct512"/>
            <table:dependence table:id="ct511"/>
            <table:dependence table:id="ct510"/>
            <table:dependence table:id="ct509"/>
            <table:dependence table:id="ct508"/>
            <table:dependence table:id="ct507"/>
            <table:dependence table:id="ct506"/>
            <table:dependence table:id="ct505"/>
            <table:dependence table:id="ct504"/>
            <table:dependence table:id="ct503"/>
            <table:dependence table:id="ct502"/>
            <table:dependence table:id="ct501"/>
            <table:dependence table:id="ct500"/>
            <table:dependence table:id="ct499"/>
            <table:dependence table:id="ct498"/>
            <table:dependence table:id="ct497"/>
            <table:dependence table:id="ct496"/>
            <table:dependence table:id="ct495"/>
            <table:dependence table:id="ct494"/>
            <table:dependence table:id="ct493"/>
            <table:dependence table:id="ct492"/>
            <table:dependence table:id="ct491"/>
            <table:dependence table:id="ct490"/>
            <table:dependence table:id="ct489"/>
            <table:dependence table:id="ct488"/>
            <table:dependence table:id="ct487"/>
            <table:dependence table:id="ct486"/>
            <table:dependence table:id="ct485"/>
            <table:dependence table:id="ct484"/>
            <table:dependence table:id="ct483"/>
            <table:dependence table:id="ct482"/>
            <table:dependence table:id="ct481"/>
            <table:dependence table:id="ct480"/>
            <table:dependence table:id="ct479"/>
            <table:dependence table:id="ct478"/>
            <table:dependence table:id="ct477"/>
            <table:dependence table:id="ct476"/>
            <table:dependence table:id="ct475"/>
            <table:dependence table:id="ct474"/>
            <table:dependence table:id="ct473"/>
            <table:dependence table:id="ct472"/>
            <table:dependence table:id="ct471"/>
            <table:dependence table:id="ct470"/>
            <table:dependence table:id="ct469"/>
            <table:dependence table:id="ct468"/>
            <table:dependence table:id="ct467"/>
            <table:dependence table:id="ct466"/>
            <table:dependence table:id="ct465"/>
            <table:dependence table:id="ct464"/>
            <table:dependence table:id="ct463"/>
            <table:dependence table:id="ct462"/>
            <table:dependence table:id="ct461"/>
            <table:dependence table:id="ct460"/>
            <table:dependence table:id="ct459"/>
            <table:dependence table:id="ct458"/>
            <table:dependence table:id="ct457"/>
            <table:dependence table:id="ct456"/>
            <table:dependence table:id="ct455"/>
            <table:dependence table:id="ct454"/>
            <table:dependence table:id="ct453"/>
            <table:dependence table:id="ct452"/>
            <table:dependence table:id="ct451"/>
            <table:dependence table:id="ct450"/>
            <table:dependence table:id="ct449"/>
            <table:dependence table:id="ct448"/>
            <table:dependence table:id="ct447"/>
            <table:dependence table:id="ct446"/>
            <table:dependence table:id="ct445"/>
            <table:dependence table:id="ct444"/>
            <table:dependence table:id="ct443"/>
            <table:dependence table:id="ct442"/>
            <table:dependence table:id="ct441"/>
            <table:dependence table:id="ct440"/>
            <table:dependence table:id="ct439"/>
            <table:dependence table:id="ct438"/>
            <table:dependence table:id="ct437"/>
            <table:dependence table:id="ct436"/>
            <table:dependence table:id="ct435"/>
            <table:dependence table:id="ct434"/>
            <table:dependence table:id="ct433"/>
            <table:dependence table:id="ct432"/>
            <table:dependence table:id="ct431"/>
            <table:dependence table:id="ct430"/>
            <table:dependence table:id="ct429"/>
            <table:dependence table:id="ct428"/>
            <table:dependence table:id="ct427"/>
            <table:dependence table:id="ct426"/>
            <table:dependence table:id="ct425"/>
            <table:dependence table:id="ct424"/>
            <table:dependence table:id="ct423"/>
            <table:dependence table:id="ct422"/>
            <table:dependence table:id="ct421"/>
            <table:dependence table:id="ct420"/>
            <table:dependence table:id="ct419"/>
            <table:dependence table:id="ct418"/>
            <table:dependence table:id="ct417"/>
            <table:dependence table:id="ct416"/>
            <table:dependence table:id="ct415"/>
            <table:dependence table:id="ct414"/>
            <table:dependence table:id="ct413"/>
            <table:dependence table:id="ct412"/>
            <table:dependence table:id="ct411"/>
            <table:dependence table:id="ct410"/>
            <table:dependence table:id="ct409"/>
            <table:dependence table:id="ct408"/>
            <table:dependence table:id="ct407"/>
            <table:dependence table:id="ct406"/>
            <table:dependence table:id="ct405"/>
            <table:dependence table:id="ct404"/>
            <table:dependence table:id="ct403"/>
            <table:dependence table:id="ct402"/>
            <table:dependence table:id="ct401"/>
            <table:dependence table:id="ct400"/>
            <table:dependence table:id="ct399"/>
            <table:dependence table:id="ct398"/>
            <table:dependence table:id="ct397"/>
            <table:dependence table:id="ct396"/>
            <table:dependence table:id="ct395"/>
            <table:dependence table:id="ct394"/>
            <table:dependence table:id="ct393"/>
            <table:dependence table:id="ct392"/>
            <table:dependence table:id="ct391"/>
            <table:dependence table:id="ct390"/>
            <table:dependence table:id="ct389"/>
            <table:dependence table:id="ct388"/>
            <table:dependence table:id="ct387"/>
            <table:dependence table:id="ct386"/>
            <table:dependence table:id="ct385"/>
            <table:dependence table:id="ct384"/>
            <table:dependence table:id="ct383"/>
            <table:dependence table:id="ct382"/>
            <table:dependence table:id="ct381"/>
            <table:dependence table:id="ct380"/>
            <table:dependence table:id="ct379"/>
            <table:dependence table:id="ct378"/>
            <table:dependence table:id="ct377"/>
            <table:dependence table:id="ct376"/>
            <table:dependence table:id="ct362"/>
            <table:dependence table:id="ct361"/>
            <table:dependence table:id="ct360"/>
            <table:dependence table:id="ct359"/>
            <table:dependence table:id="ct358"/>
            <table:dependence table:id="ct357"/>
            <table:dependence table:id="ct349"/>
            <table:dependence table:id="ct348"/>
            <table:dependence table:id="ct347"/>
            <table:dependence table:id="ct346"/>
            <table:dependence table:id="ct345"/>
            <table:dependence table:id="ct344"/>
            <table:dependence table:id="ct343"/>
            <table:dependence table:id="ct342"/>
            <table:dependence table:id="ct341"/>
            <table:dependence table:id="ct340"/>
            <table:dependence table:id="ct339"/>
            <table:dependence table:id="ct338"/>
            <table:dependence table:id="ct337"/>
            <table:dependence table:id="ct336"/>
            <table:dependence table:id="ct335"/>
            <table:dependence table:id="ct334"/>
            <table:dependence table:id="ct333"/>
            <table:dependence table:id="ct332"/>
            <table:dependence table:id="ct331"/>
            <table:dependence table:id="ct330"/>
            <table:dependence table:id="ct329"/>
            <table:dependence table:id="ct328"/>
            <table:dependence table:id="ct327"/>
            <table:dependence table:id="ct301"/>
            <table:dependence table:id="ct300"/>
            <table:dependence table:id="ct299"/>
            <table:dependence table:id="ct298"/>
            <table:dependence table:id="ct297"/>
            <table:dependence table:id="ct296"/>
            <table:dependence table:id="ct295"/>
            <table:dependence table:id="ct294"/>
            <table:dependence table:id="ct293"/>
            <table:dependence table:id="ct292"/>
            <table:dependence table:id="ct291"/>
            <table:dependence table:id="ct290"/>
            <table:dependence table:id="ct289"/>
            <table:dependence table:id="ct288"/>
            <table:dependence table:id="ct287"/>
            <table:dependence table:id="ct286"/>
            <table:dependence table:id="ct284"/>
            <table:dependence table:id="ct232"/>
            <table:dependence table:id="ct144"/>
          </table:dependencies>
        </table:insertion>
        <table:movement table:id="ct144">
          <table:source-range-address table:start-column="0" table:start-row="0" table:start-table="0" table:end-column="1024" table:end-row="1048575" table:end-table="0"/>
          <table:target-range-address table:start-column="0" table:start-row="0" table:start-table="6" table:end-column="1023" table:end-row="1048575" table:end-table="6"/>
          <office:change-info>
            <dc:creator> </dc:creator>
            <dc:date>2020-04-29T23:26:04.36</dc:date>
          </office:change-info>
          <table:dependencies>
            <table:dependence table:id="ct2351"/>
            <table:dependence table:id="ct2350"/>
            <table:dependence table:id="ct2349"/>
            <table:dependence table:id="ct2348"/>
            <table:dependence table:id="ct2347"/>
            <table:dependence table:id="ct2346"/>
            <table:dependence table:id="ct2345"/>
            <table:dependence table:id="ct2344"/>
            <table:dependence table:id="ct2072"/>
            <table:dependence table:id="ct2071"/>
            <table:dependence table:id="ct2070"/>
            <table:dependence table:id="ct2069"/>
            <table:dependence table:id="ct2068"/>
            <table:dependence table:id="ct2067"/>
            <table:dependence table:id="ct2066"/>
            <table:dependence table:id="ct2065"/>
            <table:dependence table:id="ct2064"/>
            <table:dependence table:id="ct2063"/>
            <table:dependence table:id="ct2062"/>
            <table:dependence table:id="ct2061"/>
            <table:dependence table:id="ct2060"/>
            <table:dependence table:id="ct2059"/>
            <table:dependence table:id="ct2058"/>
            <table:dependence table:id="ct2057"/>
            <table:dependence table:id="ct2056"/>
            <table:dependence table:id="ct2055"/>
            <table:dependence table:id="ct2054"/>
            <table:dependence table:id="ct2053"/>
            <table:dependence table:id="ct2052"/>
            <table:dependence table:id="ct2051"/>
            <table:dependence table:id="ct2050"/>
            <table:dependence table:id="ct2049"/>
            <table:dependence table:id="ct2048"/>
            <table:dependence table:id="ct2047"/>
            <table:dependence table:id="ct2046"/>
            <table:dependence table:id="ct2045"/>
            <table:dependence table:id="ct2044"/>
            <table:dependence table:id="ct2043"/>
            <table:dependence table:id="ct2042"/>
            <table:dependence table:id="ct2041"/>
            <table:dependence table:id="ct2040"/>
            <table:dependence table:id="ct2039"/>
            <table:dependence table:id="ct2038"/>
            <table:dependence table:id="ct2037"/>
            <table:dependence table:id="ct2036"/>
            <table:dependence table:id="ct2035"/>
            <table:dependence table:id="ct2034"/>
            <table:dependence table:id="ct2033"/>
            <table:dependence table:id="ct1742"/>
            <table:dependence table:id="ct1741"/>
            <table:dependence table:id="ct1739"/>
            <table:dependence table:id="ct1736"/>
            <table:dependence table:id="ct1735"/>
            <table:dependence table:id="ct1734"/>
            <table:dependence table:id="ct1733"/>
            <table:dependence table:id="ct1732"/>
            <table:dependence table:id="ct1731"/>
            <table:dependence table:id="ct1730"/>
            <table:dependence table:id="ct1729"/>
            <table:dependence table:id="ct1728"/>
            <table:dependence table:id="ct1727"/>
            <table:dependence table:id="ct1726"/>
            <table:dependence table:id="ct1725"/>
            <table:dependence table:id="ct1724"/>
            <table:dependence table:id="ct1723"/>
            <table:dependence table:id="ct1722"/>
            <table:dependence table:id="ct1721"/>
            <table:dependence table:id="ct1697"/>
            <table:dependence table:id="ct1696"/>
            <table:dependence table:id="ct1695"/>
            <table:dependence table:id="ct1694"/>
            <table:dependence table:id="ct1693"/>
            <table:dependence table:id="ct1692"/>
            <table:dependence table:id="ct1688"/>
            <table:dependence table:id="ct1687"/>
            <table:dependence table:id="ct1686"/>
            <table:dependence table:id="ct1685"/>
            <table:dependence table:id="ct1684"/>
            <table:dependence table:id="ct1683"/>
            <table:dependence table:id="ct1682"/>
            <table:dependence table:id="ct1681"/>
            <table:dependence table:id="ct1680"/>
            <table:dependence table:id="ct1679"/>
            <table:dependence table:id="ct1678"/>
            <table:dependence table:id="ct1677"/>
            <table:dependence table:id="ct1676"/>
            <table:dependence table:id="ct1675"/>
            <table:dependence table:id="ct1674"/>
            <table:dependence table:id="ct1673"/>
            <table:dependence table:id="ct1672"/>
            <table:dependence table:id="ct1671"/>
            <table:dependence table:id="ct1670"/>
            <table:dependence table:id="ct1669"/>
            <table:dependence table:id="ct1668"/>
            <table:dependence table:id="ct1667"/>
            <table:dependence table:id="ct1666"/>
            <table:dependence table:id="ct1664"/>
            <table:dependence table:id="ct1663"/>
            <table:dependence table:id="ct1662"/>
            <table:dependence table:id="ct1661"/>
            <table:dependence table:id="ct1660"/>
            <table:dependence table:id="ct1659"/>
            <table:dependence table:id="ct1658"/>
            <table:dependence table:id="ct1657"/>
            <table:dependence table:id="ct1656"/>
            <table:dependence table:id="ct1655"/>
            <table:dependence table:id="ct1654"/>
            <table:dependence table:id="ct1653"/>
            <table:dependence table:id="ct1652"/>
            <table:dependence table:id="ct1651"/>
            <table:dependence table:id="ct1650"/>
            <table:dependence table:id="ct1649"/>
            <table:dependence table:id="ct1648"/>
            <table:dependence table:id="ct1647"/>
            <table:dependence table:id="ct1646"/>
            <table:dependence table:id="ct1520"/>
            <table:dependence table:id="ct1519"/>
            <table:dependence table:id="ct1518"/>
            <table:dependence table:id="ct1517"/>
            <table:dependence table:id="ct1516"/>
            <table:dependence table:id="ct1515"/>
            <table:dependence table:id="ct1514"/>
            <table:dependence table:id="ct1513"/>
            <table:dependence table:id="ct1512"/>
            <table:dependence table:id="ct1511"/>
            <table:dependence table:id="ct1510"/>
            <table:dependence table:id="ct1509"/>
            <table:dependence table:id="ct1449"/>
            <table:dependence table:id="ct1447"/>
            <table:dependence table:id="ct1446"/>
            <table:dependence table:id="ct1403"/>
            <table:dependence table:id="ct1396"/>
            <table:dependence table:id="ct1395"/>
            <table:dependence table:id="ct1394"/>
            <table:dependence table:id="ct1393"/>
            <table:dependence table:id="ct1392"/>
            <table:dependence table:id="ct1391"/>
            <table:dependence table:id="ct1390"/>
            <table:dependence table:id="ct1389"/>
            <table:dependence table:id="ct1388"/>
            <table:dependence table:id="ct1387"/>
            <table:dependence table:id="ct1386"/>
            <table:dependence table:id="ct1385"/>
            <table:dependence table:id="ct1384"/>
            <table:dependence table:id="ct1383"/>
            <table:dependence table:id="ct1382"/>
            <table:dependence table:id="ct1381"/>
            <table:dependence table:id="ct1380"/>
            <table:dependence table:id="ct1379"/>
            <table:dependence table:id="ct1378"/>
            <table:dependence table:id="ct1377"/>
            <table:dependence table:id="ct1376"/>
            <table:dependence table:id="ct1375"/>
            <table:dependence table:id="ct1374"/>
            <table:dependence table:id="ct1371"/>
            <table:dependence table:id="ct1370"/>
            <table:dependence table:id="ct1369"/>
            <table:dependence table:id="ct1368"/>
            <table:dependence table:id="ct1367"/>
            <table:dependence table:id="ct1366"/>
            <table:dependence table:id="ct1365"/>
            <table:dependence table:id="ct1364"/>
            <table:dependence table:id="ct1363"/>
            <table:dependence table:id="ct1330"/>
            <table:dependence table:id="ct1324"/>
            <table:dependence table:id="ct1323"/>
            <table:dependence table:id="ct1322"/>
            <table:dependence table:id="ct1321"/>
            <table:dependence table:id="ct1320"/>
            <table:dependence table:id="ct1319"/>
            <table:dependence table:id="ct1318"/>
            <table:dependence table:id="ct1317"/>
            <table:dependence table:id="ct1316"/>
            <table:dependence table:id="ct1315"/>
            <table:dependence table:id="ct1314"/>
            <table:dependence table:id="ct1313"/>
            <table:dependence table:id="ct1240"/>
            <table:dependence table:id="ct1239"/>
            <table:dependence table:id="ct1238"/>
            <table:dependence table:id="ct1237"/>
            <table:dependence table:id="ct1236"/>
            <table:dependence table:id="ct1235"/>
            <table:dependence table:id="ct1234"/>
            <table:dependence table:id="ct1233"/>
            <table:dependence table:id="ct1232"/>
            <table:dependence table:id="ct1231"/>
            <table:dependence table:id="ct1230"/>
            <table:dependence table:id="ct1229"/>
            <table:dependence table:id="ct1228"/>
            <table:dependence table:id="ct1227"/>
            <table:dependence table:id="ct1226"/>
            <table:dependence table:id="ct1225"/>
            <table:dependence table:id="ct1224"/>
            <table:dependence table:id="ct1223"/>
            <table:dependence table:id="ct1222"/>
            <table:dependence table:id="ct1221"/>
            <table:dependence table:id="ct1220"/>
            <table:dependence table:id="ct1219"/>
            <table:dependence table:id="ct1218"/>
            <table:dependence table:id="ct1217"/>
            <table:dependence table:id="ct1216"/>
            <table:dependence table:id="ct1215"/>
            <table:dependence table:id="ct1214"/>
            <table:dependence table:id="ct1213"/>
            <table:dependence table:id="ct1212"/>
            <table:dependence table:id="ct1211"/>
            <table:dependence table:id="ct1210"/>
            <table:dependence table:id="ct1209"/>
            <table:dependence table:id="ct1208"/>
            <table:dependence table:id="ct1207"/>
            <table:dependence table:id="ct1206"/>
            <table:dependence table:id="ct1205"/>
            <table:dependence table:id="ct1204"/>
            <table:dependence table:id="ct1203"/>
            <table:dependence table:id="ct1202"/>
            <table:dependence table:id="ct1201"/>
            <table:dependence table:id="ct1200"/>
            <table:dependence table:id="ct1199"/>
            <table:dependence table:id="ct1198"/>
            <table:dependence table:id="ct1197"/>
            <table:dependence table:id="ct1196"/>
            <table:dependence table:id="ct1195"/>
            <table:dependence table:id="ct1194"/>
            <table:dependence table:id="ct1193"/>
            <table:dependence table:id="ct1192"/>
            <table:dependence table:id="ct1191"/>
            <table:dependence table:id="ct1190"/>
            <table:dependence table:id="ct1189"/>
            <table:dependence table:id="ct1188"/>
            <table:dependence table:id="ct1187"/>
            <table:dependence table:id="ct1186"/>
            <table:dependence table:id="ct1185"/>
            <table:dependence table:id="ct1184"/>
            <table:dependence table:id="ct1183"/>
            <table:dependence table:id="ct1182"/>
            <table:dependence table:id="ct1181"/>
            <table:dependence table:id="ct1180"/>
            <table:dependence table:id="ct1179"/>
            <table:dependence table:id="ct1178"/>
            <table:dependence table:id="ct1177"/>
            <table:dependence table:id="ct1176"/>
            <table:dependence table:id="ct1175"/>
            <table:dependence table:id="ct1174"/>
            <table:dependence table:id="ct1173"/>
            <table:dependence table:id="ct1172"/>
            <table:dependence table:id="ct1171"/>
            <table:dependence table:id="ct1170"/>
            <table:dependence table:id="ct1169"/>
            <table:dependence table:id="ct1168"/>
            <table:dependence table:id="ct1167"/>
            <table:dependence table:id="ct1166"/>
            <table:dependence table:id="ct1165"/>
            <table:dependence table:id="ct1164"/>
            <table:dependence table:id="ct1163"/>
            <table:dependence table:id="ct1162"/>
            <table:dependence table:id="ct1161"/>
            <table:dependence table:id="ct1160"/>
            <table:dependence table:id="ct1159"/>
            <table:dependence table:id="ct1158"/>
            <table:dependence table:id="ct1157"/>
            <table:dependence table:id="ct1156"/>
            <table:dependence table:id="ct1155"/>
            <table:dependence table:id="ct1154"/>
            <table:dependence table:id="ct1153"/>
            <table:dependence table:id="ct1152"/>
            <table:dependence table:id="ct1151"/>
            <table:dependence table:id="ct1150"/>
            <table:dependence table:id="ct1149"/>
            <table:dependence table:id="ct1148"/>
            <table:dependence table:id="ct1147"/>
            <table:dependence table:id="ct1146"/>
            <table:dependence table:id="ct935"/>
            <table:dependence table:id="ct934"/>
            <table:dependence table:id="ct933"/>
            <table:dependence table:id="ct932"/>
            <table:dependence table:id="ct931"/>
            <table:dependence table:id="ct930"/>
            <table:dependence table:id="ct929"/>
            <table:dependence table:id="ct928"/>
            <table:dependence table:id="ct927"/>
            <table:dependence table:id="ct926"/>
            <table:dependence table:id="ct925"/>
            <table:dependence table:id="ct924"/>
            <table:dependence table:id="ct923"/>
            <table:dependence table:id="ct922"/>
            <table:dependence table:id="ct921"/>
            <table:dependence table:id="ct920"/>
            <table:dependence table:id="ct919"/>
            <table:dependence table:id="ct918"/>
            <table:dependence table:id="ct917"/>
            <table:dependence table:id="ct916"/>
            <table:dependence table:id="ct915"/>
            <table:dependence table:id="ct914"/>
            <table:dependence table:id="ct913"/>
            <table:dependence table:id="ct912"/>
            <table:dependence table:id="ct911"/>
            <table:dependence table:id="ct910"/>
            <table:dependence table:id="ct909"/>
            <table:dependence table:id="ct908"/>
            <table:dependence table:id="ct906"/>
            <table:dependence table:id="ct900"/>
            <table:dependence table:id="ct899"/>
            <table:dependence table:id="ct898"/>
            <table:dependence table:id="ct897"/>
            <table:dependence table:id="ct896"/>
            <table:dependence table:id="ct895"/>
            <table:dependence table:id="ct894"/>
            <table:dependence table:id="ct893"/>
            <table:dependence table:id="ct892"/>
            <table:dependence table:id="ct891"/>
            <table:dependence table:id="ct890"/>
            <table:dependence table:id="ct889"/>
            <table:dependence table:id="ct888"/>
            <table:dependence table:id="ct887"/>
            <table:dependence table:id="ct886"/>
            <table:dependence table:id="ct885"/>
            <table:dependence table:id="ct884"/>
            <table:dependence table:id="ct883"/>
            <table:dependence table:id="ct882"/>
            <table:dependence table:id="ct881"/>
            <table:dependence table:id="ct880"/>
            <table:dependence table:id="ct879"/>
            <table:dependence table:id="ct878"/>
            <table:dependence table:id="ct877"/>
            <table:dependence table:id="ct876"/>
            <table:dependence table:id="ct875"/>
            <table:dependence table:id="ct874"/>
            <table:dependence table:id="ct873"/>
            <table:dependence table:id="ct872"/>
            <table:dependence table:id="ct871"/>
            <table:dependence table:id="ct870"/>
            <table:dependence table:id="ct869"/>
            <table:dependence table:id="ct868"/>
            <table:dependence table:id="ct867"/>
            <table:dependence table:id="ct866"/>
            <table:dependence table:id="ct865"/>
            <table:dependence table:id="ct864"/>
            <table:dependence table:id="ct863"/>
            <table:dependence table:id="ct862"/>
            <table:dependence table:id="ct860"/>
            <table:dependence table:id="ct859"/>
            <table:dependence table:id="ct858"/>
            <table:dependence table:id="ct857"/>
            <table:dependence table:id="ct856"/>
            <table:dependence table:id="ct855"/>
            <table:dependence table:id="ct678"/>
            <table:dependence table:id="ct677"/>
            <table:dependence table:id="ct676"/>
            <table:dependence table:id="ct675"/>
            <table:dependence table:id="ct674"/>
            <table:dependence table:id="ct668"/>
            <table:dependence table:id="ct667"/>
            <table:dependence table:id="ct666"/>
            <table:dependence table:id="ct665"/>
            <table:dependence table:id="ct376"/>
            <table:dependence table:id="ct375"/>
            <table:dependence table:id="ct374"/>
            <table:dependence table:id="ct373"/>
            <table:dependence table:id="ct372"/>
            <table:dependence table:id="ct371"/>
            <table:dependence table:id="ct370"/>
            <table:dependence table:id="ct369"/>
            <table:dependence table:id="ct368"/>
            <table:dependence table:id="ct367"/>
            <table:dependence table:id="ct366"/>
            <table:dependence table:id="ct365"/>
            <table:dependence table:id="ct364"/>
            <table:dependence table:id="ct363"/>
            <table:dependence table:id="ct356"/>
            <table:dependence table:id="ct355"/>
            <table:dependence table:id="ct354"/>
            <table:dependence table:id="ct353"/>
            <table:dependence table:id="ct352"/>
            <table:dependence table:id="ct351"/>
            <table:dependence table:id="ct350"/>
            <table:dependence table:id="ct346"/>
            <table:dependence table:id="ct326"/>
            <table:dependence table:id="ct325"/>
            <table:dependence table:id="ct324"/>
            <table:dependence table:id="ct323"/>
            <table:dependence table:id="ct322"/>
            <table:dependence table:id="ct321"/>
            <table:dependence table:id="ct320"/>
            <table:dependence table:id="ct319"/>
            <table:dependence table:id="ct318"/>
            <table:dependence table:id="ct317"/>
            <table:dependence table:id="ct316"/>
            <table:dependence table:id="ct315"/>
            <table:dependence table:id="ct314"/>
            <table:dependence table:id="ct313"/>
            <table:dependence table:id="ct312"/>
            <table:dependence table:id="ct311"/>
            <table:dependence table:id="ct310"/>
            <table:dependence table:id="ct309"/>
            <table:dependence table:id="ct308"/>
            <table:dependence table:id="ct307"/>
            <table:dependence table:id="ct306"/>
            <table:dependence table:id="ct305"/>
            <table:dependence table:id="ct304"/>
            <table:dependence table:id="ct303"/>
            <table:dependence table:id="ct285"/>
            <table:dependence table:id="ct283"/>
            <table:dependence table:id="ct282"/>
            <table:dependence table:id="ct281"/>
            <table:dependence table:id="ct280"/>
            <table:dependence table:id="ct279"/>
            <table:dependence table:id="ct278"/>
            <table:dependence table:id="ct277"/>
            <table:dependence table:id="ct276"/>
            <table:dependence table:id="ct275"/>
            <table:dependence table:id="ct274"/>
            <table:dependence table:id="ct273"/>
            <table:dependence table:id="ct272"/>
            <table:dependence table:id="ct271"/>
            <table:dependence table:id="ct270"/>
            <table:dependence table:id="ct269"/>
            <table:dependence table:id="ct268"/>
            <table:dependence table:id="ct267"/>
            <table:dependence table:id="ct266"/>
            <table:dependence table:id="ct265"/>
            <table:dependence table:id="ct264"/>
            <table:dependence table:id="ct263"/>
            <table:dependence table:id="ct262"/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256"/>
            <table:dependence table:id="ct255"/>
            <table:dependence table:id="ct254"/>
            <table:dependence table:id="ct253"/>
            <table:dependence table:id="ct252"/>
            <table:dependence table:id="ct251"/>
            <table:dependence table:id="ct250"/>
            <table:dependence table:id="ct249"/>
            <table:dependence table:id="ct248"/>
            <table:dependence table:id="ct247"/>
            <table:dependence table:id="ct246"/>
            <table:dependence table:id="ct245"/>
            <table:dependence table:id="ct244"/>
            <table:dependence table:id="ct243"/>
            <table:dependence table:id="ct242"/>
            <table:dependence table:id="ct241"/>
            <table:dependence table:id="ct240"/>
            <table:dependence table:id="ct239"/>
            <table:dependence table:id="ct238"/>
            <table:dependence table:id="ct237"/>
            <table:dependence table:id="ct236"/>
            <table:dependence table:id="ct235"/>
            <table:dependence table:id="ct234"/>
            <table:dependence table:id="ct233"/>
            <table:dependence table:id="ct231"/>
            <table:dependence table:id="ct230"/>
            <table:dependence table:id="ct229"/>
            <table:dependence table:id="ct195"/>
            <table:dependence table:id="ct194"/>
            <table:dependence table:id="ct193"/>
            <table:dependence table:id="ct192"/>
            <table:dependence table:id="ct190"/>
            <table:dependence table:id="ct189"/>
            <table:dependence table:id="ct188"/>
            <table:dependence table:id="ct187"/>
            <table:dependence table:id="ct186"/>
            <table:dependence table:id="ct185"/>
            <table:dependence table:id="ct184"/>
            <table:dependence table:id="ct183"/>
            <table:dependence table:id="ct182"/>
            <table:dependence table:id="ct181"/>
            <table:dependence table:id="ct180"/>
            <table:dependence table:id="ct179"/>
            <table:dependence table:id="ct178"/>
            <table:dependence table:id="ct177"/>
            <table:dependence table:id="ct176"/>
            <table:dependence table:id="ct175"/>
            <table:dependence table:id="ct174"/>
            <table:dependence table:id="ct173"/>
            <table:dependence table:id="ct172"/>
            <table:dependence table:id="ct171"/>
            <table:dependence table:id="ct170"/>
            <table:dependence table:id="ct169"/>
            <table:dependence table:id="ct168"/>
            <table:dependence table:id="ct167"/>
            <table:dependence table:id="ct166"/>
            <table:dependence table:id="ct165"/>
            <table:dependence table:id="ct164"/>
            <table:dependence table:id="ct163"/>
            <table:dependence table:id="ct162"/>
            <table:dependence table:id="ct161"/>
            <table:dependence table:id="ct160"/>
            <table:dependence table:id="ct159"/>
            <table:dependence table:id="ct158"/>
            <table:dependence table:id="ct157"/>
            <table:dependence table:id="ct156"/>
            <table:dependence table:id="ct155"/>
            <table:dependence table:id="ct154"/>
            <table:dependence table:id="ct153"/>
            <table:dependence table:id="ct152"/>
            <table:dependence table:id="ct151"/>
            <table:dependence table:id="ct150"/>
            <table:dependence table:id="ct149"/>
            <table:dependence table:id="ct148"/>
            <table:dependence table:id="ct147"/>
            <table:dependence table:id="ct146"/>
            <table:dependence table:id="ct145"/>
          </table:dependencies>
        </table:movement>
        <table:cell-content-change table:id="ct145">
          <table:cell-address table:column="1" table:row="0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46">
          <table:cell-address table:column="1" table:row="3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47">
          <table:cell-address table:column="1" table:row="0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48">
          <table:cell-address table:column="1" table:row="3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0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3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51">
          <table:cell-address table:column="4" table:row="0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52">
          <table:cell-address table:column="4" table:row="3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53">
          <table:cell-address table:column="5" table:row="0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54">
          <table:cell-address table:column="5" table:row="3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55">
          <table:cell-address table:column="6" table:row="0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56">
          <table:cell-address table:column="6" table:row="3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57">
          <table:cell-address table:column="6" table:row="3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58">
          <table:cell-address table:column="6" table:row="4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59">
          <table:cell-address table:column="9" table:row="0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60">
          <table:cell-address table:column="9" table:row="3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61">
          <table:cell-address table:column="1" table:row="0" table:table="0"/>
          <office:change-info>
            <dc:creator> </dc:creator>
            <dc:date>2020-04-29T23:28:56.52</dc:date>
          </office:change-info>
          <table:previous table:id="ct145">
            <table:change-track-table-cell office:value-type="string">
              <text:p>Won't Change Here</text:p>
            </table:change-track-table-cell>
          </table:previous>
        </table:cell-content-change>
        <table:cell-content-change table:id="ct162">
          <table:cell-address table:column="1" table:row="3" table:table="0"/>
          <office:change-info>
            <dc:creator> </dc:creator>
            <dc:date>2020-04-29T23:28:57.61</dc:date>
          </office:change-info>
          <table:previous table:id="ct146"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163">
          <table:cell-address table:column="1" table:row="3" table:table="0"/>
          <office:change-info>
            <dc:creator> </dc:creator>
            <dc:date>2020-04-29T23:29:03.72</dc:date>
          </office:change-info>
          <table:previous table:id="ct162">
            <table:change-track-table-cell/>
          </table:previous>
        </table:cell-content-change>
        <table:cell-content-change table:id="ct164">
          <table:cell-address table:column="1" table:row="3" table:table="0"/>
          <office:change-info>
            <dc:creator> </dc:creator>
            <dc:date>2020-04-29T23:29:05.90</dc:date>
          </office:change-info>
          <table:previous>
            <table:change-track-table-cell/>
          </table:previous>
        </table:cell-content-change>
        <table:cell-content-change table:id="ct165">
          <table:cell-address table:column="1" table:row="4" table:table="0"/>
          <office:change-info>
            <dc:creator> </dc:creator>
            <dc:date>2020-04-29T23:29:14.15</dc:date>
          </office:change-info>
          <table:previous>
            <table:change-track-table-cell/>
          </table:previous>
        </table:cell-content-change>
        <table:cell-content-change table:id="ct166">
          <table:cell-address table:column="1" table:row="5" table:table="0"/>
          <office:change-info>
            <dc:creator> </dc:creator>
            <dc:date>2020-04-29T23:29:20.56</dc:date>
          </office:change-info>
          <table:previous>
            <table:change-track-table-cell/>
          </table:previous>
        </table:cell-content-change>
        <table:cell-content-change table:id="ct167">
          <table:cell-address table:column="1" table:row="6" table:table="0"/>
          <office:change-info>
            <dc:creator> </dc:creator>
            <dc:date>2020-04-29T23:29:29.51</dc:date>
          </office:change-info>
          <table:previous>
            <table:change-track-table-cell/>
          </table:previous>
        </table:cell-content-change>
        <table:cell-content-change table:id="ct168">
          <table:cell-address table:column="1" table:row="0" table:table="0"/>
          <office:change-info>
            <dc:creator> </dc:creator>
            <dc:date>2020-04-29T23:29:41</dc:date>
          </office:change-info>
          <table:previous table:id="ct147">
            <table:change-track-table-cell office:value-type="string">
              <text:p>VLAN Will Change</text:p>
            </table:change-track-table-cell>
          </table:previous>
        </table:cell-content-change>
        <table:cell-content-change table:id="ct169">
          <table:cell-address table:column="1" table:row="3" table:table="0"/>
          <office:change-info>
            <dc:creator> </dc:creator>
            <dc:date>2020-04-29T23:29:44.26</dc:date>
          </office:change-info>
          <table:previous table:id="ct148">
            <table:change-track-table-cell office:value-type="float" office:value="10"/>
          </table:previous>
        </table:cell-content-change>
        <table:cell-content-change table:id="ct170">
          <table:cell-address table:column="1" table:row="3" table:table="0"/>
          <office:change-info>
            <dc:creator> </dc:creator>
            <dc:date>2020-04-29T23:29:49.57</dc:date>
          </office:change-info>
          <table:previous>
            <table:change-track-table-cell/>
          </table:previous>
        </table:cell-content-change>
        <table:cell-content-change table:id="ct171">
          <table:cell-address table:column="1" table:row="4" table:table="0"/>
          <office:change-info>
            <dc:creator> </dc:creator>
            <dc:date>2020-04-29T23:29:52.28</dc:date>
          </office:change-info>
          <table:previous>
            <table:change-track-table-cell/>
          </table:previous>
        </table:cell-content-change>
        <table:cell-content-change table:id="ct172">
          <table:cell-address table:column="1" table:row="5" table:table="0"/>
          <office:change-info>
            <dc:creator> </dc:creator>
            <dc:date>2020-04-29T23:29:53.90</dc:date>
          </office:change-info>
          <table:previous>
            <table:change-track-table-cell/>
          </table:previous>
        </table:cell-content-change>
        <table:cell-content-change table:id="ct173">
          <table:cell-address table:column="1" table:row="6" table:table="0"/>
          <office:change-info>
            <dc:creator> </dc:creator>
            <dc:date>2020-04-29T23:29:59</dc:date>
          </office:change-info>
          <table:previous>
            <table:change-track-table-cell/>
          </table:previous>
        </table:cell-content-change>
        <table:cell-content-change table:id="ct174">
          <table:cell-address table:column="2" table:row="0" table:table="0"/>
          <office:change-info>
            <dc:creator> </dc:creator>
            <dc:date>2020-04-29T23:30:09.21</dc:date>
          </office:change-info>
          <table:previous table:id="ct149">
            <table:change-track-table-cell office:value-type="string">
              <text:p>Won't Change</text:p>
            </table:change-track-table-cell>
          </table:previous>
        </table:cell-content-change>
        <table:cell-content-change table:id="ct175">
          <table:cell-address table:column="3" table:row="3" table:table="0"/>
          <office:change-info>
            <dc:creator> </dc:creator>
            <dc:date>2020-04-29T23:30:11.50</dc:date>
          </office:change-info>
          <table:previous table:id="ct150">
            <table:change-track-table-cell office:value-type="string">
              <text:p>address</text:p>
            </table:change-track-table-cell>
          </table:previous>
        </table:cell-content-change>
        <table:cell-content-change table:id="ct176">
          <table:cell-address table:column="2" table:row="0" table:table="0"/>
          <office:change-info>
            <dc:creator> </dc:creator>
            <dc:date>2020-04-29T23:30:58.24</dc:date>
          </office:change-info>
          <table:previous table:id="ct174">
            <table:change-track-table-cell/>
          </table:previous>
        </table:cell-content-change>
        <table:cell-content-change table:id="ct177">
          <table:cell-address table:column="6" table:row="0" table:table="0"/>
          <office:change-info>
            <dc:creator> </dc:creator>
            <dc:date>2020-04-29T23:31:34.57</dc:date>
          </office:change-info>
          <table:previous table:id="ct155">
            <table:change-track-table-cell office:value-type="string">
              <text:p>Won't Change</text:p>
            </table:change-track-table-cell>
          </table:previous>
        </table:cell-content-change>
        <table:cell-content-change table:id="ct178">
          <table:cell-address table:column="6" table:row="0" table:table="0"/>
          <office:change-info>
            <dc:creator> </dc:creator>
            <dc:date>2020-04-29T23:33:30.99</dc:date>
          </office:change-info>
          <table:previous table:id="ct177">
            <table:change-track-table-cell office:value-type="string">
              <text:p>Netmask</text:p>
            </table:change-track-table-cell>
          </table:previous>
        </table:cell-content-change>
        <table:cell-content-change table:id="ct179">
          <table:cell-address table:column="5" table:row="0" table:table="0"/>
          <office:change-info>
            <dc:creator> </dc:creator>
            <dc:date>2020-04-29T23:33:33.94</dc:date>
          </office:change-info>
          <table:previous table:id="ct153">
            <table:change-track-table-cell office:value-type="string">
              <text:p>Network Will Change</text:p>
            </table:change-track-table-cell>
          </table:previous>
        </table:cell-content-change>
        <table:cell-content-change table:id="ct180">
          <table:cell-address table:column="4" table:row="0" table:table="0"/>
          <office:change-info>
            <dc:creator> </dc:creator>
            <dc:date>2020-04-29T23:33:51.26</dc:date>
          </office:change-info>
          <table:previous table:id="ct151">
            <table:change-track-table-cell office:value-type="string">
              <text:p>Won't Change</text:p>
            </table:change-track-table-cell>
          </table:previous>
        </table:cell-content-change>
        <table:cell-content-change table:id="ct181">
          <table:cell-address table:column="4" table:row="0" table:table="0"/>
          <office:change-info>
            <dc:creator> </dc:creator>
            <dc:date>2020-04-29T23:34:05.15</dc:date>
          </office:change-info>
          <table:previous table:id="ct180">
            <table:change-track-table-cell office:value-type="string">
              <text:p>Network class</text:p>
            </table:change-track-table-cell>
          </table:previous>
        </table:cell-content-change>
        <table:cell-content-change table:id="ct182">
          <table:cell-address table:column="4" table:row="3" table:table="0"/>
          <office:change-info>
            <dc:creator> </dc:creator>
            <dc:date>2020-04-29T23:34:10.83</dc:date>
          </office:change-info>
          <table:previous table:id="ct152">
            <table:change-track-table-cell office:value-type="string">
              <text:p>192.168.</text:p>
            </table:change-track-table-cell>
          </table:previous>
        </table:cell-content-change>
        <table:cell-content-change table:id="ct183">
          <table:cell-address table:column="3" table:row="3" table:table="0"/>
          <office:change-info>
            <dc:creator> </dc:creator>
            <dc:date>2020-04-29T23:34:12.03</dc:date>
          </office:change-info>
          <table:previous table:id="ct175">
            <table:change-track-table-cell/>
          </table:previous>
        </table:cell-content-change>
        <table:cell-content-change table:id="ct184">
          <table:cell-address table:column="4" table:row="3" table:table="0"/>
          <office:change-info>
            <dc:creator> </dc:creator>
            <dc:date>2020-04-29T23:34:20.19</dc:date>
          </office:change-info>
          <table:previous table:id="ct182">
            <table:change-track-table-cell/>
          </table:previous>
        </table:cell-content-change>
        <table:cell-content-change table:id="ct185">
          <table:cell-address table:column="4" table:row="0" table:table="0"/>
          <office:change-info>
            <dc:creator> </dc:creator>
            <dc:date>2020-04-29T23:34:21.84</dc:date>
          </office:change-info>
          <table:previous table:id="ct181">
            <table:change-track-table-cell/>
          </table:previous>
        </table:cell-content-change>
        <table:cell-content-change table:id="ct186">
          <table:cell-address table:column="5" table:row="0" table:table="0"/>
          <office:change-info>
            <dc:creator> </dc:creator>
            <dc:date>2020-04-29T23:34:23.76</dc:date>
          </office:change-info>
          <table:previous table:id="ct179">
            <table:change-track-table-cell office:value-type="string">
              <text:p>X</text:p>
            </table:change-track-table-cell>
          </table:previous>
        </table:cell-content-change>
        <table:cell-content-change table:id="ct187">
          <table:cell-address table:column="5" table:row="3" table:table="0"/>
          <office:change-info>
            <dc:creator> </dc:creator>
            <dc:date>2020-04-29T23:34:26.87</dc:date>
          </office:change-info>
          <table:previous table:id="ct154">
            <table:change-track-table-cell office:value-type="float" office:value="10"/>
          </table:previous>
        </table:cell-content-change>
        <table:cell-content-change table:id="ct188">
          <table:cell-address table:column="5" table:row="3" table:table="0"/>
          <office:change-info>
            <dc:creator> </dc:creator>
            <dc:date>2020-04-29T23:34:28.02</dc:date>
          </office:change-info>
          <table:previous table:id="ct187">
            <table:change-track-table-cell/>
          </table:previous>
        </table:cell-content-change>
        <table:cell-content-change table:id="ct189">
          <table:cell-address table:column="6" table:row="3" table:table="0"/>
          <office:change-info>
            <dc:creator> </dc:creator>
            <dc:date>2020-04-29T23:34:30.10</dc:date>
          </office:change-info>
          <table:previous table:id="ct156">
            <table:change-track-table-cell office:value-type="float" office:value="1"/>
          </table:previous>
        </table:cell-content-change>
        <table:cell-content-change table:id="ct190">
          <table:cell-address table:column="6" table:row="0" table:table="0"/>
          <office:change-info>
            <dc:creator> </dc:creator>
            <dc:date>2020-04-29T23:34:32.49</dc:date>
          </office:change-info>
          <table:previous table:id="ct178">
            <table:change-track-table-cell office:value-type="string">
              <text:p>Y</text:p>
            </table:change-track-table-cell>
          </table:previous>
        </table:cell-content-change>
        <table:movement table:id="ct191">
          <table:source-range-address table:start-column="7" table:start-row="0" table:start-table="0" table:end-column="7" table:end-row="2" table:end-table="0"/>
          <table:target-range-address table:start-column="6" table:start-row="2" table:start-table="0" table:end-column="6" table:end-row="4" table:end-table="0"/>
          <office:change-info>
            <dc:creator> </dc:creator>
            <dc:date>2020-04-29T23:34:35.96</dc:date>
          </office:change-info>
          <table:dependencies>
            <table:dependence table:id="ct1508"/>
            <table:dependence table:id="ct1372"/>
            <table:dependence table:id="ct924"/>
            <table:dependence table:id="ct322"/>
            <table:dependence table:id="ct317"/>
            <table:dependence table:id="ct316"/>
            <table:dependence table:id="ct303"/>
          </table:dependencies>
          <table:deletions>
            <table:cell-content-deletion table:id="ct189">
              <table:change-track-table-cell/>
            </table:cell-content-deletion>
          </table:deletions>
        </table:movement>
        <table:cell-content-change table:id="ct192">
          <table:cell-address table:column="6" table:row="3" table:table="0"/>
          <office:change-info>
            <dc:creator> </dc:creator>
            <dc:date>2020-04-29T23:34:44.76</dc:date>
          </office:change-info>
          <table:previous table:id="ct157">
            <table:change-track-table-cell office:value-type="string">
              <text:p>Netmask</text:p>
            </table:change-track-table-cell>
          </table:previous>
        </table:cell-content-change>
        <table:cell-content-change table:id="ct193">
          <table:cell-address table:column="6" table:row="4" table:table="0"/>
          <office:change-info>
            <dc:creator> </dc:creator>
            <dc:date>2020-04-29T23:34:47.83</dc:date>
          </office:change-info>
          <table:previous table:id="ct158">
            <table:change-track-table-cell office:value-type="string">
              <text:p>/24</text:p>
            </table:change-track-table-cell>
          </table:previous>
        </table:cell-content-change>
        <table:cell-content-change table:id="ct194">
          <table:cell-address table:column="6" table:row="0" table:table="0"/>
          <office:change-info>
            <dc:creator> </dc:creator>
            <dc:date>2020-04-29T23:34:48.93</dc:date>
          </office:change-info>
          <table:previous table:id="ct190">
            <table:change-track-table-cell/>
          </table:previous>
        </table:cell-content-change>
        <table:cell-content-change table:id="ct195">
          <table:cell-address table:column="6" table:row="3" table:table="0"/>
          <office:change-info>
            <dc:creator> </dc:creator>
            <dc:date>2020-04-29T23:34:48.93</dc:date>
          </office:change-info>
          <table:previous table:id="ct192">
            <table:change-track-table-cell/>
          </table:previous>
        </table:cell-content-change>
        <table:cell-content-change table:id="ct196">
          <table:cell-address table:column="3" table:row="2" table:table="2"/>
          <office:change-info>
            <dc:creator> </dc:creator>
            <dc:date>2020-04-29T23:35:38.88</dc:date>
          </office:change-info>
          <table:previous>
            <table:change-track-table-cell office:value-type="float" office:value="10"/>
          </table:previous>
        </table:cell-content-change>
        <table:cell-content-change table:id="ct197">
          <table:cell-address table:column="7" table:row="2" table:table="2"/>
          <office:change-info>
            <dc:creator> </dc:creator>
            <dc:date>2020-04-29T23:35:48.92</dc:date>
          </office:change-info>
          <table:previous>
            <table:change-track-table-cell office:value-type="float" office:value="10"/>
          </table:previous>
        </table:cell-content-change>
        <table:cell-content-change table:id="ct198">
          <table:cell-address table:column="7" table:row="3" table:table="2"/>
          <office:change-info>
            <dc:creator> </dc:creator>
            <dc:date>2020-04-29T23:36:09.98</dc:date>
          </office:change-info>
          <table:previous>
            <table:change-track-table-cell office:value-type="float" office:value="11"/>
          </table:previous>
        </table:cell-content-change>
        <table:cell-content-change table:id="ct199">
          <table:cell-address table:column="7" table:row="4" table:table="2"/>
          <office:change-info>
            <dc:creator> </dc:creator>
            <dc:date>2020-04-29T23:36:09.98</dc:date>
          </office:change-info>
          <table:previous>
            <table:change-track-table-cell office:value-type="float" office:value="12"/>
          </table:previous>
        </table:cell-content-change>
        <table:cell-content-change table:id="ct200">
          <table:cell-address table:column="7" table:row="5" table:table="2"/>
          <office:change-info>
            <dc:creator> </dc:creator>
            <dc:date>2020-04-29T23:36:09.98</dc:date>
          </office:change-info>
          <table:previous>
            <table:change-track-table-cell office:value-type="float" office:value="13"/>
          </table:previous>
        </table:cell-content-change>
        <table:cell-content-change table:id="ct201">
          <table:cell-address table:column="7" table:row="6" table:table="2"/>
          <office:change-info>
            <dc:creator> </dc:creator>
            <dc:date>2020-04-29T23:36:09.98</dc:date>
          </office:change-info>
          <table:previous>
            <table:change-track-table-cell office:value-type="float" office:value="14"/>
          </table:previous>
        </table:cell-content-change>
        <table:cell-content-change table:id="ct202">
          <table:cell-address table:column="7" table:row="7" table:table="2"/>
          <office:change-info>
            <dc:creator> </dc:creator>
            <dc:date>2020-04-29T23:36:09.98</dc:date>
          </office:change-info>
          <table:previous>
            <table:change-track-table-cell office:value-type="float" office:value="15"/>
          </table:previous>
        </table:cell-content-change>
        <table:cell-content-change table:id="ct203">
          <table:cell-address table:column="7" table:row="8" table:table="2"/>
          <office:change-info>
            <dc:creator> </dc:creator>
            <dc:date>2020-04-29T23:36:09.98</dc:date>
          </office:change-info>
          <table:previous>
            <table:change-track-table-cell office:value-type="float" office:value="16"/>
          </table:previous>
        </table:cell-content-change>
        <table:cell-content-change table:id="ct204">
          <table:cell-address table:column="7" table:row="9" table:table="2"/>
          <office:change-info>
            <dc:creator> </dc:creator>
            <dc:date>2020-04-29T23:36:09.98</dc:date>
          </office:change-info>
          <table:previous>
            <table:change-track-table-cell office:value-type="float" office:value="17"/>
          </table:previous>
        </table:cell-content-change>
        <table:cell-content-change table:id="ct205">
          <table:cell-address table:column="7" table:row="10" table:table="2"/>
          <office:change-info>
            <dc:creator> </dc:creator>
            <dc:date>2020-04-29T23:36:09.98</dc:date>
          </office:change-info>
          <table:previous>
            <table:change-track-table-cell office:value-type="float" office:value="18"/>
          </table:previous>
        </table:cell-content-change>
        <table:cell-content-change table:id="ct206">
          <table:cell-address table:column="7" table:row="11" table:table="2"/>
          <office:change-info>
            <dc:creator> </dc:creator>
            <dc:date>2020-04-29T23:36:09.98</dc:date>
          </office:change-info>
          <table:previous>
            <table:change-track-table-cell office:value-type="float" office:value="19"/>
          </table:previous>
        </table:cell-content-change>
        <table:cell-content-change table:id="ct207">
          <table:cell-address table:column="7" table:row="12" table:table="2"/>
          <office:change-info>
            <dc:creator> </dc:creator>
            <dc:date>2020-04-29T23:36:09.98</dc:date>
          </office:change-info>
          <table:previous>
            <table:change-track-table-cell office:value-type="float" office:value="20"/>
          </table:previous>
        </table:cell-content-change>
        <table:cell-content-change table:id="ct208">
          <table:cell-address table:column="7" table:row="13" table:table="2"/>
          <office:change-info>
            <dc:creator> </dc:creator>
            <dc:date>2020-04-29T23:36:09.98</dc:date>
          </office:change-info>
          <table:previous>
            <table:change-track-table-cell office:value-type="float" office:value="21"/>
          </table:previous>
        </table:cell-content-change>
        <table:cell-content-change table:id="ct209">
          <table:cell-address table:column="7" table:row="14" table:table="2"/>
          <office:change-info>
            <dc:creator> </dc:creator>
            <dc:date>2020-04-29T23:36:09.98</dc:date>
          </office:change-info>
          <table:previous>
            <table:change-track-table-cell office:value-type="float" office:value="22"/>
          </table:previous>
        </table:cell-content-change>
        <table:cell-content-change table:id="ct210">
          <table:cell-address table:column="7" table:row="15" table:table="2"/>
          <office:change-info>
            <dc:creator> </dc:creator>
            <dc:date>2020-04-29T23:36:09.98</dc:date>
          </office:change-info>
          <table:previous>
            <table:change-track-table-cell office:value-type="float" office:value="23"/>
          </table:previous>
        </table:cell-content-change>
        <table:cell-content-change table:id="ct211">
          <table:cell-address table:column="7" table:row="16" table:table="2"/>
          <office:change-info>
            <dc:creator> </dc:creator>
            <dc:date>2020-04-29T23:36:09.98</dc:date>
          </office:change-info>
          <table:previous>
            <table:change-track-table-cell office:value-type="float" office:value="24"/>
          </table:previous>
        </table:cell-content-change>
        <table:cell-content-change table:id="ct212">
          <table:cell-address table:column="7" table:row="17" table:table="2"/>
          <office:change-info>
            <dc:creator> </dc:creator>
            <dc:date>2020-04-29T23:36:09.98</dc:date>
          </office:change-info>
          <table:previous>
            <table:change-track-table-cell office:value-type="float" office:value="25"/>
          </table:previous>
        </table:cell-content-change>
        <table:cell-content-change table:id="ct213">
          <table:cell-address table:column="3" table:row="2" table:table="2"/>
          <office:change-info>
            <dc:creator> </dc:creator>
            <dc:date>2020-04-29T23:37:10.88</dc:date>
          </office:change-info>
          <table:previous table:id="ct196">
            <table:change-track-table-cell table:cell-address="Vlan.D3" table:formula="of:=[Data.C4]" office:value-type="float" office:value="22"/>
          </table:previous>
        </table:cell-content-change>
        <table:cell-content-change table:id="ct214">
          <table:cell-address table:column="3" table:row="3" table:table="2"/>
          <office:change-info>
            <dc:creator> </dc:creator>
            <dc:date>2020-04-29T23:37:10.88</dc:date>
          </office:change-info>
          <table:previous>
            <table:change-track-table-cell office:value-type="float" office:value="11"/>
          </table:previous>
        </table:cell-content-change>
        <table:cell-content-change table:id="ct215">
          <table:cell-address table:column="3" table:row="4" table:table="2"/>
          <office:change-info>
            <dc:creator> </dc:creator>
            <dc:date>2020-04-29T23:37:10.88</dc:date>
          </office:change-info>
          <table:previous>
            <table:change-track-table-cell office:value-type="float" office:value="12"/>
          </table:previous>
        </table:cell-content-change>
        <table:cell-content-change table:id="ct216">
          <table:cell-address table:column="3" table:row="5" table:table="2"/>
          <office:change-info>
            <dc:creator> </dc:creator>
            <dc:date>2020-04-29T23:37:10.88</dc:date>
          </office:change-info>
          <table:previous>
            <table:change-track-table-cell office:value-type="float" office:value="13"/>
          </table:previous>
        </table:cell-content-change>
        <table:cell-content-change table:id="ct217">
          <table:cell-address table:column="3" table:row="6" table:table="2"/>
          <office:change-info>
            <dc:creator> </dc:creator>
            <dc:date>2020-04-29T23:37:10.88</dc:date>
          </office:change-info>
          <table:previous>
            <table:change-track-table-cell office:value-type="float" office:value="14"/>
          </table:previous>
        </table:cell-content-change>
        <table:cell-content-change table:id="ct218">
          <table:cell-address table:column="3" table:row="7" table:table="2"/>
          <office:change-info>
            <dc:creator> </dc:creator>
            <dc:date>2020-04-29T23:37:10.88</dc:date>
          </office:change-info>
          <table:previous>
            <table:change-track-table-cell office:value-type="float" office:value="15"/>
          </table:previous>
        </table:cell-content-change>
        <table:cell-content-change table:id="ct219">
          <table:cell-address table:column="3" table:row="8" table:table="2"/>
          <office:change-info>
            <dc:creator> </dc:creator>
            <dc:date>2020-04-29T23:37:10.88</dc:date>
          </office:change-info>
          <table:previous>
            <table:change-track-table-cell office:value-type="float" office:value="16"/>
          </table:previous>
        </table:cell-content-change>
        <table:cell-content-change table:id="ct220">
          <table:cell-address table:column="3" table:row="9" table:table="2"/>
          <office:change-info>
            <dc:creator> </dc:creator>
            <dc:date>2020-04-29T23:37:10.88</dc:date>
          </office:change-info>
          <table:previous>
            <table:change-track-table-cell office:value-type="float" office:value="17"/>
          </table:previous>
        </table:cell-content-change>
        <table:cell-content-change table:id="ct221">
          <table:cell-address table:column="3" table:row="10" table:table="2"/>
          <office:change-info>
            <dc:creator> </dc:creator>
            <dc:date>2020-04-29T23:37:10.88</dc:date>
          </office:change-info>
          <table:previous>
            <table:change-track-table-cell office:value-type="float" office:value="18"/>
          </table:previous>
        </table:cell-content-change>
        <table:cell-content-change table:id="ct222">
          <table:cell-address table:column="3" table:row="11" table:table="2"/>
          <office:change-info>
            <dc:creator> </dc:creator>
            <dc:date>2020-04-29T23:37:10.88</dc:date>
          </office:change-info>
          <table:previous>
            <table:change-track-table-cell office:value-type="float" office:value="19"/>
          </table:previous>
        </table:cell-content-change>
        <table:cell-content-change table:id="ct223">
          <table:cell-address table:column="3" table:row="12" table:table="2"/>
          <office:change-info>
            <dc:creator> </dc:creator>
            <dc:date>2020-04-29T23:37:10.88</dc:date>
          </office:change-info>
          <table:previous>
            <table:change-track-table-cell office:value-type="float" office:value="20"/>
          </table:previous>
        </table:cell-content-change>
        <table:cell-content-change table:id="ct224">
          <table:cell-address table:column="3" table:row="13" table:table="2"/>
          <office:change-info>
            <dc:creator> </dc:creator>
            <dc:date>2020-04-29T23:37:10.88</dc:date>
          </office:change-info>
          <table:previous>
            <table:change-track-table-cell office:value-type="float" office:value="21"/>
          </table:previous>
        </table:cell-content-change>
        <table:cell-content-change table:id="ct225">
          <table:cell-address table:column="3" table:row="14" table:table="2"/>
          <office:change-info>
            <dc:creator> </dc:creator>
            <dc:date>2020-04-29T23:37:10.88</dc:date>
          </office:change-info>
          <table:previous>
            <table:change-track-table-cell office:value-type="float" office:value="22"/>
          </table:previous>
        </table:cell-content-change>
        <table:cell-content-change table:id="ct226">
          <table:cell-address table:column="3" table:row="15" table:table="2"/>
          <office:change-info>
            <dc:creator> </dc:creator>
            <dc:date>2020-04-29T23:37:10.88</dc:date>
          </office:change-info>
          <table:previous>
            <table:change-track-table-cell office:value-type="float" office:value="23"/>
          </table:previous>
        </table:cell-content-change>
        <table:cell-content-change table:id="ct227">
          <table:cell-address table:column="3" table:row="16" table:table="2"/>
          <office:change-info>
            <dc:creator> </dc:creator>
            <dc:date>2020-04-29T23:37:10.88</dc:date>
          </office:change-info>
          <table:previous>
            <table:change-track-table-cell office:value-type="float" office:value="24"/>
          </table:previous>
        </table:cell-content-change>
        <table:cell-content-change table:id="ct228">
          <table:cell-address table:column="3" table:row="17" table:table="2"/>
          <office:change-info>
            <dc:creator> </dc:creator>
            <dc:date>2020-04-29T23:37:10.88</dc:date>
          </office:change-info>
          <table:previous>
            <table:change-track-table-cell office:value-type="float" office:value="25"/>
          </table:previous>
        </table:cell-content-change>
        <table:cell-content-change table:id="ct229">
          <table:cell-address table:column="9" table:row="3" table:table="0"/>
          <office:change-info>
            <dc:creator> </dc:creator>
            <dc:date>2020-04-29T23:38:55.06</dc:date>
          </office:change-info>
          <table:previous table:id="ct160">
            <table:change-track-table-cell table:cell-address="Data.J4" table:formula="of:=CONCATENATE([.A4];&quot; &quot;;[.B4];&quot; &quot;;[.D4];&quot; &quot;;[.E4];[.F4];&quot;.&quot;;[.G4];[.G6])" office:value-type="string">
              <text:p>Main Lan Production 192 16822.11</text:p>
            </table:change-track-table-cell>
          </table:previous>
        </table:cell-content-change>
        <table:cell-content-change table:id="ct230">
          <table:cell-address table:column="9" table:row="3" table:table="0"/>
          <office:change-info>
            <dc:creator> </dc:creator>
            <dc:date>2020-04-29T23:39:43.94</dc:date>
          </office:change-info>
          <table:previous table:id="ct229">
            <table:change-track-table-cell table:cell-address="Data.J4" table:formula="of:=CONCATENATE([.E4],[.F4],e3)" office:value-type="string"/>
          </table:previous>
        </table:cell-content-change>
        <table:cell-content-change table:id="ct231">
          <table:cell-address table:column="9" table:row="3" table:table="0"/>
          <office:change-info>
            <dc:creator> </dc:creator>
            <dc:date>2020-04-29T23:40:01.02</dc:date>
          </office:change-info>
          <table:previous table:id="ct230">
            <table:change-track-table-cell table:cell-address="Data.J4" table:formula="of:=CONCATENATE([.A4];&quot; &quot;;[.B4];&quot; &quot;;[.D4];&quot; &quot;;[.E4];[.F4];&quot;.&quot;;[.G4];[.H4])" office:value-type="string">
              <text:p>Main Lan Production 192 16822.1/24</text:p>
            </table:change-track-table-cell>
          </table:previous>
        </table:cell-content-change>
        <table:cell-content-change table:id="ct232">
          <table:cell-address table:column="4" table:row="1" table:table="3"/>
          <office:change-info>
            <dc:creator> </dc:creator>
            <dc:date>2020-04-29T23:40:43.34</dc:date>
          </office:change-info>
          <table:previous table:id="ct114">
            <table:change-track-table-cell office:value-type="string">
              <text:p>SubNet</text:p>
            </table:change-track-table-cell>
          </table:previous>
        </table:cell-content-change>
        <table:cell-content-change table:id="ct233">
          <table:cell-address table:column="9" table:row="0" table:table="0"/>
          <office:change-info>
            <dc:creator> </dc:creator>
            <dc:date>2020-04-29T23:40:57.69</dc:date>
          </office:change-info>
          <table:previous table:id="ct159">
            <table:change-track-table-cell office:value-type="string">
              <text:p>set interfaces ethernet eth4 vif 10 address 192.168.0.1/24</text:p>
            </table:change-track-table-cell>
          </table:previous>
        </table:cell-content-change>
        <table:cell-content-change table:id="ct234">
          <table:cell-address table:column="9" table:row="0" table:table="0"/>
          <office:change-info>
            <dc:creator> </dc:creator>
            <dc:date>2020-04-29T23:41:05.16</dc:date>
          </office:change-info>
          <table:previous table:id="ct233">
            <table:change-track-table-cell/>
          </table:previous>
        </table:cell-content-change>
        <table:cell-content-change table:id="ct235">
          <table:cell-address table:column="3" table:row="3" table:table="0"/>
          <office:change-info>
            <dc:creator> </dc:creator>
            <dc:date>2020-04-29T23:41:14.46</dc:date>
          </office:change-info>
          <table:previous>
            <table:change-track-table-cell/>
          </table:previous>
        </table:cell-content-change>
        <table:cell-content-change table:id="ct236">
          <table:cell-address table:column="3" table:row="4" table:table="0"/>
          <office:change-info>
            <dc:creator> </dc:creator>
            <dc:date>2020-04-29T23:41:14.46</dc:date>
          </office:change-info>
          <table:previous>
            <table:change-track-table-cell/>
          </table:previous>
        </table:cell-content-change>
        <table:cell-content-change table:id="ct237">
          <table:cell-address table:column="3" table:row="5" table:table="0"/>
          <office:change-info>
            <dc:creator> </dc:creator>
            <dc:date>2020-04-29T23:41:14.46</dc:date>
          </office:change-info>
          <table:previous>
            <table:change-track-table-cell/>
          </table:previous>
        </table:cell-content-change>
        <table:cell-content-change table:id="ct238">
          <table:cell-address table:column="3" table:row="6" table:table="0"/>
          <office:change-info>
            <dc:creator> </dc:creator>
            <dc:date>2020-04-29T23:41:14.46</dc:date>
          </office:change-info>
          <table:previous>
            <table:change-track-table-cell/>
          </table:previous>
        </table:cell-content-change>
        <table:cell-content-change table:id="ct239">
          <table:cell-address table:column="4" table:row="3" table:table="0"/>
          <office:change-info>
            <dc:creator> </dc:creator>
            <dc:date>2020-04-29T23:41:23.68</dc:date>
          </office:change-info>
          <table:previous>
            <table:change-track-table-cell/>
          </table:previous>
        </table:cell-content-change>
        <table:cell-content-change table:id="ct240">
          <table:cell-address table:column="4" table:row="4" table:table="0"/>
          <office:change-info>
            <dc:creator> </dc:creator>
            <dc:date>2020-04-29T23:41:23.68</dc:date>
          </office:change-info>
          <table:previous>
            <table:change-track-table-cell/>
          </table:previous>
        </table:cell-content-change>
        <table:cell-content-change table:id="ct241">
          <table:cell-address table:column="4" table:row="5" table:table="0"/>
          <office:change-info>
            <dc:creator> </dc:creator>
            <dc:date>2020-04-29T23:41:23.68</dc:date>
          </office:change-info>
          <table:previous>
            <table:change-track-table-cell/>
          </table:previous>
        </table:cell-content-change>
        <table:cell-content-change table:id="ct242">
          <table:cell-address table:column="4" table:row="6" table:table="0"/>
          <office:change-info>
            <dc:creator> </dc:creator>
            <dc:date>2020-04-29T23:41:23.68</dc:date>
          </office:change-info>
          <table:previous>
            <table:change-track-table-cell/>
          </table:previous>
        </table:cell-content-change>
        <table:cell-content-change table:id="ct243">
          <table:cell-address table:column="4" table:row="3" table:table="0"/>
          <office:change-info>
            <dc:creator> </dc:creator>
            <dc:date>2020-04-29T23:41:34.17</dc:date>
          </office:change-info>
          <table:previous table:id="ct184">
            <table:change-track-table-cell office:value-type="float" office:value="10"/>
          </table:previous>
        </table:cell-content-change>
        <table:cell-content-change table:id="ct244">
          <table:cell-address table:column="4" table:row="3" table:table="0"/>
          <office:change-info>
            <dc:creator> </dc:creator>
            <dc:date>2020-04-29T23:41:38.53</dc:date>
          </office:change-info>
          <table:previous table:id="ct239">
            <table:change-track-table-cell office:value-type="float" office:value="11"/>
          </table:previous>
        </table:cell-content-change>
        <table:cell-content-change table:id="ct245">
          <table:cell-address table:column="4" table:row="4" table:table="0"/>
          <office:change-info>
            <dc:creator> </dc:creator>
            <dc:date>2020-04-29T23:41:38.53</dc:date>
          </office:change-info>
          <table:previous table:id="ct240">
            <table:change-track-table-cell office:value-type="float" office:value="12"/>
          </table:previous>
        </table:cell-content-change>
        <table:cell-content-change table:id="ct246">
          <table:cell-address table:column="4" table:row="5" table:table="0"/>
          <office:change-info>
            <dc:creator> </dc:creator>
            <dc:date>2020-04-29T23:41:38.53</dc:date>
          </office:change-info>
          <table:previous table:id="ct241">
            <table:change-track-table-cell office:value-type="float" office:value="13"/>
          </table:previous>
        </table:cell-content-change>
        <table:cell-content-change table:id="ct247">
          <table:cell-address table:column="4" table:row="6" table:table="0"/>
          <office:change-info>
            <dc:creator> </dc:creator>
            <dc:date>2020-04-29T23:41:38.53</dc:date>
          </office:change-info>
          <table:previous table:id="ct242">
            <table:change-track-table-cell office:value-type="float" office:value="14"/>
          </table:previous>
        </table:cell-content-change>
        <table:cell-content-change table:id="ct248">
          <table:cell-address table:column="5" table:row="3" table:table="0"/>
          <office:change-info>
            <dc:creator> </dc:creator>
            <dc:date>2020-04-29T23:41:48.41</dc:date>
          </office:change-info>
          <table:previous>
            <table:change-track-table-cell/>
          </table:previous>
        </table:cell-content-change>
        <table:cell-content-change table:id="ct249">
          <table:cell-address table:column="5" table:row="4" table:table="0"/>
          <office:change-info>
            <dc:creator> </dc:creator>
            <dc:date>2020-04-29T23:41:48.41</dc:date>
          </office:change-info>
          <table:previous>
            <table:change-track-table-cell/>
          </table:previous>
        </table:cell-content-change>
        <table:cell-content-change table:id="ct250">
          <table:cell-address table:column="5" table:row="5" table:table="0"/>
          <office:change-info>
            <dc:creator> </dc:creator>
            <dc:date>2020-04-29T23:41:48.41</dc:date>
          </office:change-info>
          <table:previous>
            <table:change-track-table-cell/>
          </table:previous>
        </table:cell-content-change>
        <table:cell-content-change table:id="ct251">
          <table:cell-address table:column="5" table:row="6" table:table="0"/>
          <office:change-info>
            <dc:creator> </dc:creator>
            <dc:date>2020-04-29T23:41:48.41</dc:date>
          </office:change-info>
          <table:previous>
            <table:change-track-table-cell/>
          </table:previous>
        </table:cell-content-change>
        <table:cell-content-change table:id="ct252">
          <table:cell-address table:column="5" table:row="3" table:table="0"/>
          <office:change-info>
            <dc:creator> </dc:creator>
            <dc:date>2020-04-29T23:41:51.71</dc:date>
          </office:change-info>
          <table:previous table:id="ct248">
            <table:change-track-table-cell office:value-type="float" office:value="2"/>
          </table:previous>
        </table:cell-content-change>
        <table:cell-content-change table:id="ct253">
          <table:cell-address table:column="5" table:row="4" table:table="0"/>
          <office:change-info>
            <dc:creator> </dc:creator>
            <dc:date>2020-04-29T23:41:52.75</dc:date>
          </office:change-info>
          <table:previous table:id="ct249">
            <table:change-track-table-cell office:value-type="float" office:value="3"/>
          </table:previous>
        </table:cell-content-change>
        <table:cell-content-change table:id="ct254">
          <table:cell-address table:column="5" table:row="5" table:table="0"/>
          <office:change-info>
            <dc:creator> </dc:creator>
            <dc:date>2020-04-29T23:41:53.38</dc:date>
          </office:change-info>
          <table:previous table:id="ct250">
            <table:change-track-table-cell office:value-type="float" office:value="4"/>
          </table:previous>
        </table:cell-content-change>
        <table:cell-content-change table:id="ct255">
          <table:cell-address table:column="5" table:row="6" table:table="0"/>
          <office:change-info>
            <dc:creator> </dc:creator>
            <dc:date>2020-04-29T23:41:54.32</dc:date>
          </office:change-info>
          <table:previous table:id="ct251">
            <table:change-track-table-cell office:value-type="float" office:value="5"/>
          </table:previous>
        </table:cell-content-change>
        <table:cell-content-change table:id="ct256">
          <table:cell-address table:column="6" table:row="3" table:table="0"/>
          <office:change-info>
            <dc:creator> </dc:creator>
            <dc:date>2020-04-29T23:41:57.01</dc:date>
          </office:change-info>
          <table:previous>
            <table:change-track-table-cell/>
          </table:previous>
        </table:cell-content-change>
        <table:cell-content-change table:id="ct257">
          <table:cell-address table:column="6" table:row="4" table:table="0"/>
          <office:change-info>
            <dc:creator> </dc:creator>
            <dc:date>2020-04-29T23:41:57.01</dc:date>
          </office:change-info>
          <table:previous table:id="ct193">
            <table:change-track-table-cell/>
          </table:previous>
        </table:cell-content-change>
        <table:cell-content-change table:id="ct258">
          <table:cell-address table:column="6" table:row="5" table:table="0"/>
          <office:change-info>
            <dc:creator> </dc:creator>
            <dc:date>2020-04-29T23:41:57.01</dc:date>
          </office:change-info>
          <table:previous>
            <table:change-track-table-cell/>
          </table:previous>
        </table:cell-content-change>
        <table:cell-content-change table:id="ct259">
          <table:cell-address table:column="6" table:row="6" table:table="0"/>
          <office:change-info>
            <dc:creator> </dc:creator>
            <dc:date>2020-04-29T23:41:57.01</dc:date>
          </office:change-info>
          <table:previous>
            <table:change-track-table-cell/>
          </table:previous>
        </table:cell-content-change>
        <table:cell-content-change table:id="ct260">
          <table:cell-address table:column="6" table:row="4" table:table="0"/>
          <office:change-info>
            <dc:creator> </dc:creator>
            <dc:date>2020-04-29T23:42:04</dc:date>
          </office:change-info>
          <table:previous table:id="ct257">
            <table:change-track-table-cell office:value-type="string">
              <text:p>/26</text:p>
            </table:change-track-table-cell>
          </table:previous>
        </table:cell-content-change>
        <table:cell-content-change table:id="ct261">
          <table:cell-address table:column="6" table:row="5" table:table="0"/>
          <office:change-info>
            <dc:creator> </dc:creator>
            <dc:date>2020-04-29T23:42:04</dc:date>
          </office:change-info>
          <table:previous table:id="ct258">
            <table:change-track-table-cell office:value-type="string">
              <text:p>/27</text:p>
            </table:change-track-table-cell>
          </table:previous>
        </table:cell-content-change>
        <table:cell-content-change table:id="ct262">
          <table:cell-address table:column="6" table:row="6" table:table="0"/>
          <office:change-info>
            <dc:creator> </dc:creator>
            <dc:date>2020-04-29T23:42:04</dc:date>
          </office:change-info>
          <table:previous table:id="ct259">
            <table:change-track-table-cell office:value-type="string">
              <text:p>/28</text:p>
            </table:change-track-table-cell>
          </table:previous>
        </table:cell-content-change>
        <table:cell-content-change table:id="ct263">
          <table:cell-address table:column="6" table:row="3" table:table="0"/>
          <office:change-info>
            <dc:creator> </dc:creator>
            <dc:date>2020-04-29T23:42:06.33</dc:date>
          </office:change-info>
          <table:previous table:id="ct256">
            <table:change-track-table-cell office:value-type="string">
              <text:p>/25</text:p>
            </table:change-track-table-cell>
          </table:previous>
        </table:cell-content-change>
        <table:cell-content-change table:id="ct264">
          <table:cell-address table:column="6" table:row="4" table:table="0"/>
          <office:change-info>
            <dc:creator> </dc:creator>
            <dc:date>2020-04-29T23:42:06.33</dc:date>
          </office:change-info>
          <table:previous table:id="ct260">
            <table:change-track-table-cell office:value-type="string">
              <text:p>/25</text:p>
            </table:change-track-table-cell>
          </table:previous>
        </table:cell-content-change>
        <table:cell-content-change table:id="ct265">
          <table:cell-address table:column="6" table:row="5" table:table="0"/>
          <office:change-info>
            <dc:creator> </dc:creator>
            <dc:date>2020-04-29T23:42:06.33</dc:date>
          </office:change-info>
          <table:previous table:id="ct261">
            <table:change-track-table-cell office:value-type="string">
              <text:p>/25</text:p>
            </table:change-track-table-cell>
          </table:previous>
        </table:cell-content-change>
        <table:cell-content-change table:id="ct266">
          <table:cell-address table:column="6" table:row="6" table:table="0"/>
          <office:change-info>
            <dc:creator> </dc:creator>
            <dc:date>2020-04-29T23:42:06.33</dc:date>
          </office:change-info>
          <table:previous table:id="ct262">
            <table:change-track-table-cell office:value-type="string">
              <text:p>/25</text:p>
            </table:change-track-table-cell>
          </table:previous>
        </table:cell-content-change>
        <table:cell-content-change table:id="ct267">
          <table:cell-address table:column="9" table:row="3" table:table="0"/>
          <office:change-info>
            <dc:creator> </dc:creator>
            <dc:date>2020-04-29T23:42:12.71</dc:date>
          </office:change-info>
          <table:previous>
            <table:change-track-table-cell/>
          </table:previous>
        </table:cell-content-change>
        <table:cell-content-change table:id="ct268">
          <table:cell-address table:column="9" table:row="4" table:table="0"/>
          <office:change-info>
            <dc:creator> </dc:creator>
            <dc:date>2020-04-29T23:42:12.71</dc:date>
          </office:change-info>
          <table:previous>
            <table:change-track-table-cell/>
          </table:previous>
        </table:cell-content-change>
        <table:cell-content-change table:id="ct269">
          <table:cell-address table:column="9" table:row="5" table:table="0"/>
          <office:change-info>
            <dc:creator> </dc:creator>
            <dc:date>2020-04-29T23:42:12.71</dc:date>
          </office:change-info>
          <table:previous>
            <table:change-track-table-cell/>
          </table:previous>
        </table:cell-content-change>
        <table:cell-content-change table:id="ct270">
          <table:cell-address table:column="9" table:row="6" table:table="0"/>
          <office:change-info>
            <dc:creator> </dc:creator>
            <dc:date>2020-04-29T23:42:12.71</dc:date>
          </office:change-info>
          <table:previous>
            <table:change-track-table-cell/>
          </table:previous>
        </table:cell-content-change>
        <table:cell-content-change table:id="ct271">
          <table:cell-address table:column="9" table:row="3" table:table="0"/>
          <office:change-info>
            <dc:creator> </dc:creator>
            <dc:date>2020-04-29T23:42:34.16</dc:date>
          </office:change-info>
          <table:previous table:id="ct231">
            <table:change-track-table-cell table:cell-address="Data.J4" table:formula="of:=CONCATENATE([.D4];&quot; &quot;;[.E4];[.F4];&quot;.&quot;;[.G4];[.H4])" office:value-type="string">
              <text:p>192 16822.1/24</text:p>
            </table:change-track-table-cell>
          </table:previous>
        </table:cell-content-change>
        <table:cell-content-change table:id="ct272">
          <table:cell-address table:column="9" table:row="3" table:table="0"/>
          <office:change-info>
            <dc:creator> </dc:creator>
            <dc:date>2020-04-29T23:43:02.97</dc:date>
          </office:change-info>
          <table:previous table:id="ct267">
            <table:change-track-table-cell table:cell-address="Data.J4" table:formula="of:=CONCATENATE([.D4];&quot; &quot;;[.E4];[.F4];&quot;.&quot;;[.G4];[.H4])" office:value-type="string">
              <text:p>192 16822.1/24</text:p>
            </table:change-track-table-cell>
          </table:previous>
        </table:cell-content-change>
        <table:cell-content-change table:id="ct273">
          <table:cell-address table:column="9" table:row="3" table:table="0"/>
          <office:change-info>
            <dc:creator> </dc:creator>
            <dc:date>2020-04-29T23:43:21.99</dc:date>
          </office:change-info>
          <table:previous table:id="ct272">
            <table:change-track-table-cell table:cell-address="Data.J4" table:formula="of:=CONCATENATE([.E4];&quot; &quot;;[.F4];&quot;.&quot;[.G4];&quot; &quot;;[.H4];[.I4])" office:value-type="string"/>
          </table:previous>
        </table:cell-content-change>
        <table:cell-content-change table:id="ct274">
          <table:cell-address table:column="9" table:row="4" table:table="0"/>
          <office:change-info>
            <dc:creator> </dc:creator>
            <dc:date>2020-04-29T23:43:21.99</dc:date>
          </office:change-info>
          <table:previous table:id="ct268">
            <table:change-track-table-cell table:cell-address="Data.J5" table:formula="of:=CONCATENATE([.D5];&quot; &quot;;[.E5];[.F5];&quot;.&quot;;[.G5];[.H5])" office:value-type="string">
              <text:p>192 1685.1/24</text:p>
            </table:change-track-table-cell>
          </table:previous>
        </table:cell-content-change>
        <table:cell-content-change table:id="ct275">
          <table:cell-address table:column="9" table:row="5" table:table="0"/>
          <office:change-info>
            <dc:creator> </dc:creator>
            <dc:date>2020-04-29T23:43:21.99</dc:date>
          </office:change-info>
          <table:previous table:id="ct269">
            <table:change-track-table-cell table:cell-address="Data.J6" table:formula="of:=CONCATENATE([.D6];&quot; &quot;;[.E6];[.F6];&quot;.&quot;;[.G6];[.H6])" office:value-type="string">
              <text:p>192 168107.1/24</text:p>
            </table:change-track-table-cell>
          </table:previous>
        </table:cell-content-change>
        <table:cell-content-change table:id="ct276">
          <table:cell-address table:column="9" table:row="6" table:table="0"/>
          <office:change-info>
            <dc:creator> </dc:creator>
            <dc:date>2020-04-29T23:43:21.99</dc:date>
          </office:change-info>
          <table:previous table:id="ct270">
            <table:change-track-table-cell table:cell-address="Data.J7" table:formula="of:=CONCATENATE([.D7];&quot; &quot;;[.E7];[.F7];&quot;.&quot;;[.G7];[.H7])" office:value-type="string">
              <text:p>192 1687.1/24</text:p>
            </table:change-track-table-cell>
          </table:previous>
        </table:cell-content-change>
        <table:cell-content-change table:id="ct277">
          <table:cell-address table:column="9" table:row="3" table:table="0"/>
          <office:change-info>
            <dc:creator> </dc:creator>
            <dc:date>2020-04-29T23:43:38.52</dc:date>
          </office:change-info>
          <table:previous table:id="ct271">
            <table:change-track-table-cell table:cell-address="Data.J4" table:formula="of:=CONCATENATE([.D4];&quot; &quot;;[.E4];[.F4];&quot;.&quot;;[.G4])" office:value-type="string">
              <text:p>192 16822.1</text:p>
            </table:change-track-table-cell>
          </table:previous>
        </table:cell-content-change>
        <table:cell-content-change table:id="ct278">
          <table:cell-address table:column="9" table:row="3" table:table="0"/>
          <office:change-info>
            <dc:creator> </dc:creator>
            <dc:date>2020-04-29T23:44:04.13</dc:date>
          </office:change-info>
          <table:previous table:id="ct277">
            <table:change-track-table-cell table:cell-address="Data.J4" table:formula="of:=CONCATENATE([.D4];&quot; &quot;;[.E4];[.F4];&quot; &quot;;[.G4])" office:value-type="string">
              <text:p>192 16822 1</text:p>
            </table:change-track-table-cell>
          </table:previous>
        </table:cell-content-change>
        <table:cell-content-change table:id="ct279">
          <table:cell-address table:column="9" table:row="3" table:table="0"/>
          <office:change-info>
            <dc:creator> </dc:creator>
            <dc:date>2020-04-29T23:44:27.14</dc:date>
          </office:change-info>
          <table:previous table:id="ct278">
            <table:change-track-table-cell table:cell-address="Data.J4" table:formula="of:=CONCATENATE([.E4];&quot; &quot;;[.F4],&quot;.&quot;[.G4];&quot;&quot;;[.H4])" office:value-type="string"/>
          </table:previous>
        </table:cell-content-change>
        <table:cell-content-change table:id="ct280">
          <table:cell-address table:column="9" table:row="3" table:table="0"/>
          <office:change-info>
            <dc:creator> </dc:creator>
            <dc:date>2020-04-29T23:44:35.19</dc:date>
          </office:change-info>
          <table:previous table:id="ct273">
            <table:change-track-table-cell table:cell-address="Data.J4" table:formula="of:=CONCATENATE([.D4];&quot; &quot;;[.E4];[.F4];&quot;.&quot;;[.G4])" office:value-type="string">
              <text:p>192 16822.1</text:p>
            </table:change-track-table-cell>
          </table:previous>
        </table:cell-content-change>
        <table:cell-content-change table:id="ct281">
          <table:cell-address table:column="9" table:row="4" table:table="0"/>
          <office:change-info>
            <dc:creator> </dc:creator>
            <dc:date>2020-04-29T23:44:35.19</dc:date>
          </office:change-info>
          <table:previous table:id="ct274">
            <table:change-track-table-cell table:cell-address="Data.J5" table:formula="of:=CONCATENATE([.D5];&quot; &quot;;[.E5];[.F5];&quot;.&quot;;[.G5])" office:value-type="string">
              <text:p>192 1685.1</text:p>
            </table:change-track-table-cell>
          </table:previous>
        </table:cell-content-change>
        <table:cell-content-change table:id="ct282">
          <table:cell-address table:column="9" table:row="5" table:table="0"/>
          <office:change-info>
            <dc:creator> </dc:creator>
            <dc:date>2020-04-29T23:44:35.19</dc:date>
          </office:change-info>
          <table:previous table:id="ct275">
            <table:change-track-table-cell table:cell-address="Data.J6" table:formula="of:=CONCATENATE([.D6];&quot; &quot;;[.E6];[.F6];&quot;.&quot;;[.G6])" office:value-type="string">
              <text:p>192 168107.1</text:p>
            </table:change-track-table-cell>
          </table:previous>
        </table:cell-content-change>
        <table:cell-content-change table:id="ct283">
          <table:cell-address table:column="9" table:row="6" table:table="0"/>
          <office:change-info>
            <dc:creator> </dc:creator>
            <dc:date>2020-04-29T23:44:35.19</dc:date>
          </office:change-info>
          <table:previous table:id="ct276">
            <table:change-track-table-cell table:cell-address="Data.J7" table:formula="of:=CONCATENATE([.D7];&quot; &quot;;[.E7];[.F7];&quot;.&quot;;[.G7])" office:value-type="string">
              <text:p>192 1687.1</text:p>
            </table:change-track-table-cell>
          </table:previous>
        </table:cell-content-change>
        <table:cell-content-change table:id="ct284">
          <table:cell-address table:column="1" table:row="4" table:table="3"/>
          <office:change-info>
            <dc:creator> </dc:creator>
            <dc:date>2020-04-29T23:45:12.61</dc:date>
          </office:change-info>
          <table:previous table:id="ct116">
            <table:change-track-table-cell table:cell-address="DHCP.B5" table:formula="of:=[Vlan.L4]" office:value-type="float" office:value="0"/>
          </table:previous>
        </table:cell-content-change>
        <table:deletion table:id="ct285" table:type="row" table:position="5" table:table="6">
          <office:change-info>
            <dc:creator> </dc:creator>
            <dc:date>2020-04-29T23:45:24.52</dc:date>
          </office:change-info>
          <table:deletions>
            <table:cell-content-deletion table:id="ct130">
              <table:change-track-table-cell/>
            </table:cell-content-deletion>
          </table:deletions>
        </table:deletion>
        <table:cell-content-change table:id="ct286">
          <table:cell-address table:column="1" table:row="4" table:table="3"/>
          <office:change-info>
            <dc:creator> </dc:creator>
            <dc:date>2020-04-29T23:45:29.04</dc:date>
          </office:change-info>
          <table:previous table:id="ct284">
            <table:change-track-table-cell table:cell-address="DHCP.B5" table:formula="of:=[Data.B4]" office:value-type="string">
              <text:p>Production</text:p>
            </table:change-track-table-cell>
          </table:previous>
        </table:cell-content-change>
        <table:cell-content-change table:id="ct287">
          <table:cell-address table:column="1" table:row="5" table:table="3"/>
          <office:change-info>
            <dc:creator> </dc:creator>
            <dc:date>2020-04-29T23:45:29.04</dc:date>
          </office:change-info>
          <table:previous table:id="ct48">
            <table:change-track-table-cell table:cell-address="DHCP.B6" table:formula="of:=[.B5]" office:value-type="string">
              <text:p>Production</text:p>
            </table:change-track-table-cell>
          </table:previous>
        </table:cell-content-change>
        <table:cell-content-change table:id="ct288">
          <table:cell-address table:column="1" table:row="6" table:table="3"/>
          <office:change-info>
            <dc:creator> </dc:creator>
            <dc:date>2020-04-29T23:45:29.04</dc:date>
          </office:change-info>
          <table:previous>
            <table:change-track-table-cell table:cell-address="DHCP.B7" table:formula="of:=[.B5]" office:value-type="string">
              <text:p>Production</text:p>
            </table:change-track-table-cell>
          </table:previous>
        </table:cell-content-change>
        <table:cell-content-change table:id="ct289">
          <table:cell-address table:column="1" table:row="7" table:table="3"/>
          <office:change-info>
            <dc:creator> </dc:creator>
            <dc:date>2020-04-29T23:45:29.04</dc:date>
          </office:change-info>
          <table:previous>
            <table:change-track-table-cell table:cell-address="DHCP.B8" table:formula="of:=[.B5]" office:value-type="string">
              <text:p>Production</text:p>
            </table:change-track-table-cell>
          </table:previous>
        </table:cell-content-change>
        <table:cell-content-change table:id="ct290">
          <table:cell-address table:column="1" table:row="8" table:table="3"/>
          <office:change-info>
            <dc:creator> </dc:creator>
            <dc:date>2020-04-29T23:45:29.04</dc:date>
          </office:change-info>
          <table:previous table:id="ct71">
            <table:change-track-table-cell table:cell-address="DHCP.B9" table:formula="of:=[.B5]" office:value-type="string">
              <text:p>Production</text:p>
            </table:change-track-table-cell>
          </table:previous>
        </table:cell-content-change>
        <table:cell-content-change table:id="ct291">
          <table:cell-address table:column="2" table:row="4" table:table="3"/>
          <office:change-info>
            <dc:creator> </dc:creator>
            <dc:date>2020-04-29T23:45:50.49</dc:date>
          </office:change-info>
          <table:previous table:id="ct117">
            <table:change-track-table-cell table:cell-address="DHCP.C5" table:formula="of:=[Vlan.D4]" office:value-type="float" office:value="5"/>
          </table:previous>
        </table:cell-content-change>
        <table:cell-content-change table:id="ct292">
          <table:cell-address table:column="2" table:row="4" table:table="3"/>
          <office:change-info>
            <dc:creator> </dc:creator>
            <dc:date>2020-04-29T23:45:56.33</dc:date>
          </office:change-info>
          <table:previous table:id="ct291">
            <table:change-track-table-cell table:cell-address="DHCP.C5" table:formula="of:=[Data.C4]" office:value-type="float" office:value="22"/>
          </table:previous>
        </table:cell-content-change>
        <table:cell-content-change table:id="ct293">
          <table:cell-address table:column="2" table:row="5" table:table="3"/>
          <office:change-info>
            <dc:creator> </dc:creator>
            <dc:date>2020-04-29T23:45:56.33</dc:date>
          </office:change-info>
          <table:previous table:id="ct32">
            <table:change-track-table-cell table:cell-address="DHCP.C6" table:formula="of:=[.C5]" office:value-type="float" office:value="22"/>
          </table:previous>
        </table:cell-content-change>
        <table:cell-content-change table:id="ct294">
          <table:cell-address table:column="2" table:row="6" table:table="3"/>
          <office:change-info>
            <dc:creator> </dc:creator>
            <dc:date>2020-04-29T23:45:56.33</dc:date>
          </office:change-info>
          <table:previous>
            <table:change-track-table-cell table:cell-address="DHCP.C7" table:formula="of:=[.C5]" office:value-type="float" office:value="22"/>
          </table:previous>
        </table:cell-content-change>
        <table:cell-content-change table:id="ct295">
          <table:cell-address table:column="2" table:row="7" table:table="3"/>
          <office:change-info>
            <dc:creator> </dc:creator>
            <dc:date>2020-04-29T23:45:56.33</dc:date>
          </office:change-info>
          <table:previous>
            <table:change-track-table-cell table:cell-address="DHCP.C8" table:formula="of:=[.C5]" office:value-type="float" office:value="22"/>
          </table:previous>
        </table:cell-content-change>
        <table:cell-content-change table:id="ct296">
          <table:cell-address table:column="2" table:row="8" table:table="3"/>
          <office:change-info>
            <dc:creator> </dc:creator>
            <dc:date>2020-04-29T23:45:56.33</dc:date>
          </office:change-info>
          <table:previous table:id="ct75">
            <table:change-track-table-cell table:cell-address="DHCP.C9" table:formula="of:=[.C5]" office:value-type="float" office:value="22"/>
          </table:previous>
        </table:cell-content-change>
        <table:cell-content-change table:id="ct297">
          <table:cell-address table:column="4" table:row="5" table:table="3"/>
          <office:change-info>
            <dc:creator> </dc:creator>
            <dc:date>2020-04-29T23:46:14.18</dc:date>
          </office:change-info>
          <table:previous table:id="ct80">
            <table:change-track-table-cell office:value-type="string">
              <text:p>192.168.1.0/24 </text:p>
            </table:change-track-table-cell>
          </table:previous>
        </table:cell-content-change>
        <table:cell-content-change table:id="ct298">
          <table:cell-address table:column="4" table:row="5" table:table="3"/>
          <office:change-info>
            <dc:creator> </dc:creator>
            <dc:date>2020-04-29T23:46:21.36</dc:date>
          </office:change-info>
          <table:previous table:id="ct297">
            <table:change-track-table-cell table:cell-address="DHCP.E6" table:formula="of:=[Data.K4]" office:value-type="float" office:value="20"/>
          </table:previous>
        </table:cell-content-change>
        <table:cell-content-change table:id="ct299">
          <table:cell-address table:column="4" table:row="6" table:table="3"/>
          <office:change-info>
            <dc:creator> </dc:creator>
            <dc:date>2020-04-29T23:46:21.36</dc:date>
          </office:change-info>
          <table:previous>
            <table:change-track-table-cell table:cell-address="DHCP.E7" table:formula="of:=[.E6]" office:value-type="string">
              <text:p>192.168.22.1/24</text:p>
            </table:change-track-table-cell>
          </table:previous>
        </table:cell-content-change>
        <table:cell-content-change table:id="ct300">
          <table:cell-address table:column="4" table:row="7" table:table="3"/>
          <office:change-info>
            <dc:creator> </dc:creator>
            <dc:date>2020-04-29T23:46:21.36</dc:date>
          </office:change-info>
          <table:previous>
            <table:change-track-table-cell table:cell-address="DHCP.E8" table:formula="of:=[.E6]" office:value-type="string">
              <text:p>192.168.22.1/24</text:p>
            </table:change-track-table-cell>
          </table:previous>
        </table:cell-content-change>
        <table:cell-content-change table:id="ct301">
          <table:cell-address table:column="4" table:row="8" table:table="3"/>
          <office:change-info>
            <dc:creator> </dc:creator>
            <dc:date>2020-04-29T23:46:21.36</dc:date>
          </office:change-info>
          <table:previous table:id="ct97">
            <table:change-track-table-cell table:cell-address="DHCP.E9" table:formula="of:=[.E6]" office:value-type="string">
              <text:p>192.168.22.1/24</text:p>
            </table:change-track-table-cell>
          </table:previous>
        </table:cell-content-change>
        <table:movement table:id="ct302">
          <table:source-range-address table:start-column="8" table:start-row="0" table:start-table="0" table:end-column="8" table:end-row="6" table:end-table="0"/>
          <table:target-range-address table:start-column="9" table:start-row="0" table:start-table="0" table:end-column="9" table:end-row="6" table:end-table="0"/>
          <office:change-info>
            <dc:creator> </dc:creator>
            <dc:date>2020-04-29T23:46:47.68</dc:date>
          </office:change-info>
          <table:dependencies>
            <table:dependence table:id="ct1508"/>
            <table:dependence table:id="ct1389"/>
            <table:dependence table:id="ct1388"/>
            <table:dependence table:id="ct1387"/>
            <table:dependence table:id="ct1386"/>
            <table:dependence table:id="ct1372"/>
            <table:dependence table:id="ct935"/>
            <table:dependence table:id="ct934"/>
            <table:dependence table:id="ct933"/>
            <table:dependence table:id="ct932"/>
            <table:dependence table:id="ct931"/>
            <table:dependence table:id="ct930"/>
            <table:dependence table:id="ct929"/>
            <table:dependence table:id="ct309"/>
            <table:dependence table:id="ct308"/>
            <table:dependence table:id="ct307"/>
            <table:dependence table:id="ct306"/>
            <table:dependence table:id="ct305"/>
            <table:dependence table:id="ct304"/>
          </table:dependencies>
        </table:movement>
        <table:cell-content-change table:id="ct303">
          <table:cell-address table:column="7" table:row="0" table:table="0"/>
          <office:change-info>
            <dc:creator> </dc:creator>
            <dc:date>2020-04-29T23:47:00.25</dc:date>
          </office:change-info>
          <table:previous>
            <table:change-track-table-cell/>
          </table:previous>
        </table:cell-content-change>
        <table:cell-content-change table:id="ct304">
          <table:cell-address table:column="8" table:row="0" table:table="0"/>
          <office:change-info>
            <dc:creator> </dc:creator>
            <dc:date>2020-04-29T23:47:04.45</dc:date>
          </office:change-info>
          <table:previous>
            <table:change-track-table-cell/>
          </table:previous>
        </table:cell-content-change>
        <table:cell-content-change table:id="ct305">
          <table:cell-address table:column="8" table:row="3" table:table="0"/>
          <office:change-info>
            <dc:creator> </dc:creator>
            <dc:date>2020-04-29T23:47:04.45</dc:date>
          </office:change-info>
          <table:previous>
            <table:change-track-table-cell/>
          </table:previous>
        </table:cell-content-change>
        <table:cell-content-change table:id="ct306">
          <table:cell-address table:column="8" table:row="3" table:table="0"/>
          <office:change-info>
            <dc:creator> </dc:creator>
            <dc:date>2020-04-29T23:47:04.45</dc:date>
          </office:change-info>
          <table:previous>
            <table:change-track-table-cell/>
          </table:previous>
        </table:cell-content-change>
        <table:cell-content-change table:id="ct307">
          <table:cell-address table:column="8" table:row="4" table:table="0"/>
          <office:change-info>
            <dc:creator> </dc:creator>
            <dc:date>2020-04-29T23:47:04.45</dc:date>
          </office:change-info>
          <table:previous>
            <table:change-track-table-cell/>
          </table:previous>
        </table:cell-content-change>
        <table:cell-content-change table:id="ct308">
          <table:cell-address table:column="8" table:row="5" table:table="0"/>
          <office:change-info>
            <dc:creator> </dc:creator>
            <dc:date>2020-04-29T23:47:04.45</dc:date>
          </office:change-info>
          <table:previous>
            <table:change-track-table-cell/>
          </table:previous>
        </table:cell-content-change>
        <table:cell-content-change table:id="ct309">
          <table:cell-address table:column="8" table:row="6" table:table="0"/>
          <office:change-info>
            <dc:creator> </dc:creator>
            <dc:date>2020-04-29T23:47:04.45</dc:date>
          </office:change-info>
          <table:previous>
            <table:change-track-table-cell/>
          </table:previous>
        </table:cell-content-change>
        <table:cell-content-change table:id="ct310">
          <table:cell-address table:column="9" table:row="0" table:table="0"/>
          <office:change-info>
            <dc:creator> </dc:creator>
            <dc:date>2020-04-29T23:47:08.50</dc:date>
          </office:change-info>
          <table:previous table:id="ct234">
            <table:change-track-table-cell office:value-type="string">
              <text:p>Network/Submask</text:p>
            </table:change-track-table-cell>
          </table:previous>
        </table:cell-content-change>
        <table:cell-content-change table:id="ct311">
          <table:cell-address table:column="9" table:row="3" table:table="0"/>
          <office:change-info>
            <dc:creator> </dc:creator>
            <dc:date>2020-04-29T23:47:08.50</dc:date>
          </office:change-info>
          <table:previous table:id="ct279">
            <table:change-track-table-cell table:cell-address="Data.J4" table:formula="of:=CONCATENATE([.D4];&quot; &quot;;[.E4];&quot;.&quot;;[.F4];&quot;&quot;;[.G4])" office:value-type="string">
              <text:p>192 168.221</text:p>
            </table:change-track-table-cell>
          </table:previous>
        </table:cell-content-change>
        <table:cell-content-change table:id="ct312">
          <table:cell-address table:column="9" table:row="3" table:table="0"/>
          <office:change-info>
            <dc:creator> </dc:creator>
            <dc:date>2020-04-29T23:47:08.50</dc:date>
          </office:change-info>
          <table:previous table:id="ct280">
            <table:change-track-table-cell table:cell-address="Data.J4" table:formula="of:=CONCATENATE([.D4];&quot; &quot;;[.E4];&quot;.&quot;;[.F4];&quot;&quot;;[.G4])" office:value-type="string">
              <text:p>192 168.221</text:p>
            </table:change-track-table-cell>
          </table:previous>
        </table:cell-content-change>
        <table:cell-content-change table:id="ct313">
          <table:cell-address table:column="9" table:row="4" table:table="0"/>
          <office:change-info>
            <dc:creator> </dc:creator>
            <dc:date>2020-04-29T23:47:08.50</dc:date>
          </office:change-info>
          <table:previous table:id="ct281">
            <table:change-track-table-cell table:cell-address="Data.J5" table:formula="of:=CONCATENATE([.D5];&quot; &quot;;[.E5];&quot;.&quot;;[.F5];&quot;&quot;;[.G5])" office:value-type="string">
              <text:p>192 168.51</text:p>
            </table:change-track-table-cell>
          </table:previous>
        </table:cell-content-change>
        <table:cell-content-change table:id="ct314">
          <table:cell-address table:column="9" table:row="5" table:table="0"/>
          <office:change-info>
            <dc:creator> </dc:creator>
            <dc:date>2020-04-29T23:47:08.50</dc:date>
          </office:change-info>
          <table:previous table:id="ct282">
            <table:change-track-table-cell table:cell-address="Data.J6" table:formula="of:=CONCATENATE([.D6];&quot; &quot;;[.E6];&quot;.&quot;;[.F6];&quot;&quot;;[.G6])" office:value-type="string">
              <text:p>192 168.1071</text:p>
            </table:change-track-table-cell>
          </table:previous>
        </table:cell-content-change>
        <table:cell-content-change table:id="ct315">
          <table:cell-address table:column="9" table:row="6" table:table="0"/>
          <office:change-info>
            <dc:creator> </dc:creator>
            <dc:date>2020-04-29T23:47:08.50</dc:date>
          </office:change-info>
          <table:previous table:id="ct283">
            <table:change-track-table-cell table:cell-address="Data.J7" table:formula="of:=CONCATENATE([.D7];&quot; &quot;;[.E7];&quot;.&quot;;[.F7];&quot;&quot;;[.G7])" office:value-type="string">
              <text:p>192 168.71</text:p>
            </table:change-track-table-cell>
          </table:previous>
        </table:cell-content-change>
        <table:cell-content-change table:id="ct316">
          <table:cell-address table:column="7" table:row="0" table:table="0"/>
          <office:change-info>
            <dc:creator> </dc:creator>
            <dc:date>2020-04-29T23:47:22.36</dc:date>
          </office:change-info>
          <table:previous table:id="ct303">
            <table:change-track-table-cell office:value-type="string">
              <text:p>N</text:p>
            </table:change-track-table-cell>
          </table:previous>
        </table:cell-content-change>
        <table:cell-content-change table:id="ct317">
          <table:cell-address table:column="7" table:row="3" table:table="0"/>
          <office:change-info>
            <dc:creator> </dc:creator>
            <dc:date>2020-04-29T23:47:22.36</dc:date>
          </office:change-info>
          <table:previous>
            <table:change-track-table-cell/>
          </table:previous>
        </table:cell-content-change>
        <table:cell-content-change table:id="ct318">
          <table:cell-address table:column="7" table:row="3" table:table="0"/>
          <office:change-info>
            <dc:creator> </dc:creator>
            <dc:date>2020-04-29T23:47:22.36</dc:date>
          </office:change-info>
          <table:previous>
            <table:change-track-table-cell/>
          </table:previous>
        </table:cell-content-change>
        <table:cell-content-change table:id="ct319">
          <table:cell-address table:column="7" table:row="4" table:table="0"/>
          <office:change-info>
            <dc:creator> </dc:creator>
            <dc:date>2020-04-29T23:47:22.36</dc:date>
          </office:change-info>
          <table:previous>
            <table:change-track-table-cell/>
          </table:previous>
        </table:cell-content-change>
        <table:cell-content-change table:id="ct320">
          <table:cell-address table:column="7" table:row="5" table:table="0"/>
          <office:change-info>
            <dc:creator> </dc:creator>
            <dc:date>2020-04-29T23:47:22.36</dc:date>
          </office:change-info>
          <table:previous>
            <table:change-track-table-cell/>
          </table:previous>
        </table:cell-content-change>
        <table:cell-content-change table:id="ct321">
          <table:cell-address table:column="7" table:row="6" table:table="0"/>
          <office:change-info>
            <dc:creator> </dc:creator>
            <dc:date>2020-04-29T23:47:22.36</dc:date>
          </office:change-info>
          <table:previous>
            <table:change-track-table-cell/>
          </table:previous>
        </table:cell-content-change>
        <table:cell-content-change table:id="ct322">
          <table:cell-address table:column="7" table:row="3" table:table="0"/>
          <office:change-info>
            <dc:creator> </dc:creator>
            <dc:date>2020-04-29T23:48:10.36</dc:date>
          </office:change-info>
          <table:previous table:id="ct317">
            <table:change-track-table-cell table:cell-address="Data.H4" table:formula="of:=CONCATENATE([.B4];&quot; &quot;;[.D4];&quot;.&quot;;[.E4];&quot;&quot;;[.F4])" office:value-type="string">
              <text:p>Production 192.16822</text:p>
            </table:change-track-table-cell>
          </table:previous>
        </table:cell-content-change>
        <table:cell-content-change table:id="ct323">
          <table:cell-address table:column="7" table:row="3" table:table="0"/>
          <office:change-info>
            <dc:creator> </dc:creator>
            <dc:date>2020-04-29T23:48:16.68</dc:date>
          </office:change-info>
          <table:previous table:id="ct318">
            <table:change-track-table-cell table:cell-address="Data.H4" table:formula="of:=CONCATENATE([.B4];&quot; &quot;;[.D4];&quot;.&quot;;[.E4];&quot;&quot;;[.F4])" office:value-type="string">
              <text:p>Production 192.16822</text:p>
            </table:change-track-table-cell>
          </table:previous>
        </table:cell-content-change>
        <table:cell-content-change table:id="ct324">
          <table:cell-address table:column="7" table:row="4" table:table="0"/>
          <office:change-info>
            <dc:creator> </dc:creator>
            <dc:date>2020-04-29T23:48:16.68</dc:date>
          </office:change-info>
          <table:previous table:id="ct319">
            <table:change-track-table-cell table:cell-address="Data.H5" table:formula="of:=CONCATENATE([.B5];&quot; &quot;;[.D5];&quot;.&quot;;[.E5];&quot;&quot;;[.F5])" office:value-type="string">
              <text:p>Guest 192.1685</text:p>
            </table:change-track-table-cell>
          </table:previous>
        </table:cell-content-change>
        <table:cell-content-change table:id="ct325">
          <table:cell-address table:column="7" table:row="5" table:table="0"/>
          <office:change-info>
            <dc:creator> </dc:creator>
            <dc:date>2020-04-29T23:48:16.68</dc:date>
          </office:change-info>
          <table:previous table:id="ct320">
            <table:change-track-table-cell table:cell-address="Data.H6" table:formula="of:=CONCATENATE([.B6];&quot; &quot;;[.D6];&quot;.&quot;;[.E6];&quot;&quot;;[.F6])" office:value-type="string">
              <text:p>IoT 192.168107</text:p>
            </table:change-track-table-cell>
          </table:previous>
        </table:cell-content-change>
        <table:cell-content-change table:id="ct326">
          <table:cell-address table:column="7" table:row="6" table:table="0"/>
          <office:change-info>
            <dc:creator> </dc:creator>
            <dc:date>2020-04-29T23:48:16.68</dc:date>
          </office:change-info>
          <table:previous table:id="ct321">
            <table:change-track-table-cell table:cell-address="Data.H7" table:formula="of:=CONCATENATE([.B7];&quot; &quot;;[.D7];&quot;.&quot;;[.E7];&quot;&quot;;[.F7])" office:value-type="string">
              <text:p>VoiP 192.1687</text:p>
            </table:change-track-table-cell>
          </table:previous>
        </table:cell-content-change>
        <table:cell-content-change table:id="ct327">
          <table:cell-address table:column="6" table:row="5" table:table="3"/>
          <office:change-info>
            <dc:creator> </dc:creator>
            <dc:date>2020-04-29T23:48:36.60</dc:date>
          </office:change-info>
          <table:previous table:id="ct82">
            <table:change-track-table-cell office:value-type="string">
              <text:p>192.168.1.1</text:p>
            </table:change-track-table-cell>
          </table:previous>
        </table:cell-content-change>
        <table:cell-content-change table:id="ct328">
          <table:cell-address table:column="1" table:row="5" table:table="3"/>
          <office:change-info>
            <dc:creator> </dc:creator>
            <dc:date>2020-04-29T23:49:28.53</dc:date>
          </office:change-info>
          <table:previous table:id="ct287">
            <table:change-track-table-cell table:cell-address="DHCP.B6" table:formula="of:=[Data.B5]" office:value-type="string">
              <text:p>Guest</text:p>
            </table:change-track-table-cell>
          </table:previous>
        </table:cell-content-change>
        <table:cell-content-change table:id="ct329">
          <table:cell-address table:column="1" table:row="5" table:table="3"/>
          <office:change-info>
            <dc:creator> </dc:creator>
            <dc:date>2020-04-29T23:49:36.32</dc:date>
          </office:change-info>
          <table:previous table:id="ct328">
            <table:change-track-table-cell office:value-type="string">
              <text:p>b5</text:p>
            </table:change-track-table-cell>
          </table:previous>
        </table:cell-content-change>
        <table:cell-content-change table:id="ct330">
          <table:cell-address table:column="1" table:row="6" table:table="3"/>
          <office:change-info>
            <dc:creator> </dc:creator>
            <dc:date>2020-04-29T23:49:41.38</dc:date>
          </office:change-info>
          <table:previous table:id="ct288">
            <table:change-track-table-cell table:cell-address="DHCP.B7" table:formula="of:=[Data.B6]" office:value-type="string">
              <text:p>IoT</text:p>
            </table:change-track-table-cell>
          </table:previous>
        </table:cell-content-change>
        <table:cell-content-change table:id="ct331">
          <table:cell-address table:column="1" table:row="7" table:table="3"/>
          <office:change-info>
            <dc:creator> </dc:creator>
            <dc:date>2020-04-29T23:49:41.38</dc:date>
          </office:change-info>
          <table:previous table:id="ct289">
            <table:change-track-table-cell table:cell-address="DHCP.B8" table:formula="of:=[Data.B7]" office:value-type="string">
              <text:p>VoiP</text:p>
            </table:change-track-table-cell>
          </table:previous>
        </table:cell-content-change>
        <table:cell-content-change table:id="ct332">
          <table:cell-address table:column="1" table:row="8" table:table="3"/>
          <office:change-info>
            <dc:creator> </dc:creator>
            <dc:date>2020-04-29T23:49:41.38</dc:date>
          </office:change-info>
          <table:previous table:id="ct290">
            <table:change-track-table-cell table:cell-address="DHCP.B9" table:formula="of:=[Data.B8]" office:value-type="string">
              <text:p>Management</text:p>
            </table:change-track-table-cell>
          </table:previous>
        </table:cell-content-change>
        <table:cell-content-change table:id="ct333">
          <table:cell-address table:column="2" table:row="5" table:table="3"/>
          <office:change-info>
            <dc:creator> </dc:creator>
            <dc:date>2020-04-29T23:49:55.40</dc:date>
          </office:change-info>
          <table:previous table:id="ct293">
            <table:change-track-table-cell table:cell-address="DHCP.C6" table:formula="of:=[Data.C5]" office:value-type="float" office:value="5"/>
          </table:previous>
        </table:cell-content-change>
        <table:cell-content-change table:id="ct334">
          <table:cell-address table:column="2" table:row="6" table:table="3"/>
          <office:change-info>
            <dc:creator> </dc:creator>
            <dc:date>2020-04-29T23:50:03.22</dc:date>
          </office:change-info>
          <table:previous table:id="ct294">
            <table:change-track-table-cell table:cell-address="DHCP.C7" table:formula="of:=[Data.C6]" office:value-type="float" office:value="107"/>
          </table:previous>
        </table:cell-content-change>
        <table:cell-content-change table:id="ct335">
          <table:cell-address table:column="2" table:row="7" table:table="3"/>
          <office:change-info>
            <dc:creator> </dc:creator>
            <dc:date>2020-04-29T23:50:03.22</dc:date>
          </office:change-info>
          <table:previous table:id="ct295">
            <table:change-track-table-cell table:cell-address="DHCP.C8" table:formula="of:=[Data.C7]" office:value-type="float" office:value="7"/>
          </table:previous>
        </table:cell-content-change>
        <table:cell-content-change table:id="ct336">
          <table:cell-address table:column="2" table:row="8" table:table="3"/>
          <office:change-info>
            <dc:creator> </dc:creator>
            <dc:date>2020-04-29T23:50:03.22</dc:date>
          </office:change-info>
          <table:previous table:id="ct296">
            <table:change-track-table-cell table:cell-address="DHCP.C9" table:formula="of:=[Data.C8]" office:value-type="float" office:value="66"/>
          </table:previous>
        </table:cell-content-change>
        <table:cell-content-change table:id="ct337">
          <table:cell-address table:column="4" table:row="5" table:table="3"/>
          <office:change-info>
            <dc:creator> </dc:creator>
            <dc:date>2020-04-29T23:50:24.97</dc:date>
          </office:change-info>
          <table:previous table:id="ct298">
            <table:change-track-table-cell table:cell-address="DHCP.E6" table:formula="of:=[Data.K4]" office:value-type="float" office:value="20"/>
          </table:previous>
        </table:cell-content-change>
        <table:cell-content-change table:id="ct338">
          <table:cell-address table:column="4" table:row="5" table:table="3"/>
          <office:change-info>
            <dc:creator> </dc:creator>
            <dc:date>2020-04-29T23:50:31.76</dc:date>
          </office:change-info>
          <table:previous table:id="ct337">
            <table:change-track-table-cell table:cell-address="DHCP.E6" table:formula="of:=[Data.J4]" office:value-type="string">
              <text:p>192.168.22.1/24</text:p>
            </table:change-track-table-cell>
          </table:previous>
        </table:cell-content-change>
        <table:cell-content-change table:id="ct339">
          <table:cell-address table:column="4" table:row="6" table:table="3"/>
          <office:change-info>
            <dc:creator> </dc:creator>
            <dc:date>2020-04-29T23:50:31.76</dc:date>
          </office:change-info>
          <table:previous table:id="ct299">
            <table:change-track-table-cell table:cell-address="DHCP.E7" table:formula="of:=[Data.K5]" office:value-type="float" office:value="50"/>
          </table:previous>
        </table:cell-content-change>
        <table:cell-content-change table:id="ct340">
          <table:cell-address table:column="4" table:row="7" table:table="3"/>
          <office:change-info>
            <dc:creator> </dc:creator>
            <dc:date>2020-04-29T23:50:31.76</dc:date>
          </office:change-info>
          <table:previous table:id="ct300">
            <table:change-track-table-cell table:cell-address="DHCP.E8" table:formula="of:=[Data.K6]" office:value-type="float" office:value="10"/>
          </table:previous>
        </table:cell-content-change>
        <table:cell-content-change table:id="ct341">
          <table:cell-address table:column="4" table:row="8" table:table="3"/>
          <office:change-info>
            <dc:creator> </dc:creator>
            <dc:date>2020-04-29T23:50:31.76</dc:date>
          </office:change-info>
          <table:previous table:id="ct301">
            <table:change-track-table-cell table:cell-address="DHCP.E9" table:formula="of:=[Data.K7]" office:value-type="float" office:value="10"/>
          </table:previous>
        </table:cell-content-change>
        <table:cell-content-change table:id="ct342">
          <table:cell-address table:column="4" table:row="6" table:table="3"/>
          <office:change-info>
            <dc:creator> </dc:creator>
            <dc:date>2020-04-29T23:50:49.85</dc:date>
          </office:change-info>
          <table:previous table:id="ct339">
            <table:change-track-table-cell table:cell-address="DHCP.E7" table:formula="of:=[Data.J5]" office:value-type="string">
              <text:p>192.168.5.1/24</text:p>
            </table:change-track-table-cell>
          </table:previous>
        </table:cell-content-change>
        <table:cell-content-change table:id="ct343">
          <table:cell-address table:column="4" table:row="7" table:table="3"/>
          <office:change-info>
            <dc:creator> </dc:creator>
            <dc:date>2020-04-29T23:50:54.06</dc:date>
          </office:change-info>
          <table:previous table:id="ct340">
            <table:change-track-table-cell table:cell-address="DHCP.E8" table:formula="of:=[Data.J6]" office:value-type="string">
              <text:p>192.168.107.1/24</text:p>
            </table:change-track-table-cell>
          </table:previous>
        </table:cell-content-change>
        <table:cell-content-change table:id="ct344">
          <table:cell-address table:column="4" table:row="8" table:table="3"/>
          <office:change-info>
            <dc:creator> </dc:creator>
            <dc:date>2020-04-29T23:50:54.06</dc:date>
          </office:change-info>
          <table:previous table:id="ct341">
            <table:change-track-table-cell table:cell-address="DHCP.E9" table:formula="of:=[Data.J7]" office:value-type="string">
              <text:p>192.168.7.1/24</text:p>
            </table:change-track-table-cell>
          </table:previous>
        </table:cell-content-change>
        <table:cell-content-change table:id="ct345">
          <table:cell-address table:column="10" table:row="8" table:table="3"/>
          <office:change-info>
            <dc:creator> </dc:creator>
            <dc:date>2020-04-29T23:51:52.59</dc:date>
          </office:change-info>
          <table:previous table:id="ct137">
            <table:change-track-table-cell table:cell-address="DHCP.K9" table:formula="of:=CONCATENATE([.A9];&quot; &quot;;[.B9];&quot; &quot;;[.C9];&quot; &quot;;[.D9];[.E9];&quot; &quot;;[.F9];[.G9])" office:value-type="string">
              <text:p>set service dhcp-server shared-network-name Production 22 <text:s/>subnet 192.168.22.1/24 start 192.168.22.20</text:p>
            </table:change-track-table-cell>
          </table:previous>
        </table:cell-content-change>
        <table:movement table:id="ct346">
          <table:source-range-address table:column="10" table:row="7" table:table="6"/>
          <table:target-range-address table:column="10" table:row="7" table:table="6"/>
          <office:change-info>
            <dc:creator> </dc:creator>
            <dc:date>2020-04-29T23:51:59.91</dc:date>
          </office:change-info>
          <table:dependencies>
            <table:dependence table:id="ct1330"/>
          </table:dependencies>
          <table:deletions>
            <table:cell-content-deletion table:id="ct136">
              <table:change-track-table-cell table:cell-address="DHCP.K8" table:formula="of:=CONCATENATE([.A8];&quot; &quot;;[.B8];&quot; &quot;;[.C8];&quot; &quot;;[.D8];[.E8];&quot; &quot;;[.F8];[.G8])" office:value-type="string">
                <text:p>set service dhcp-server shared-network-name Production 22 <text:s/>subnet 192.168.22.1/24 lease 86400</text:p>
              </table:change-track-table-cell>
            </table:cell-content-deletion>
          </table:deletions>
        </table:movement>
        <table:cell-content-change table:id="ct347">
          <table:cell-address table:column="10" table:row="8" table:table="3"/>
          <office:change-info>
            <dc:creator> </dc:creator>
            <dc:date>2020-04-29T23:52:04.54</dc:date>
          </office:change-info>
          <table:previous table:id="ct345">
            <table:change-track-table-cell table:cell-address="DHCP.K9" table:formula="of:=CONCATENATE([.A9];&quot; &quot;;[.B9];&quot; &quot;;[.C9];&quot; &quot;;[.D9];[.E9];&quot; &quot;;[.F9];g9h9;[.I9])" office:value-type="float" office:value="0"/>
          </table:previous>
        </table:cell-content-change>
        <table:cell-content-change table:id="ct348">
          <table:cell-address table:column="10" table:row="8" table:table="3"/>
          <office:change-info>
            <dc:creator> </dc:creator>
            <dc:date>2020-04-29T23:52:16.60</dc:date>
          </office:change-info>
          <table:previous table:id="ct347">
            <table:change-track-table-cell table:cell-address="DHCP.K9" table:formula="of:=CONCATENATE([.A9];&quot; &quot;;[.B9];&quot; &quot;;[.C9];&quot; &quot;;[.D9];[.E9];&quot; &quot;;[.F9];[.G9])" office:value-type="string">
              <text:p>set service dhcp-server shared-network-name Production 22 <text:s/>subnet 192.168.22.1/24 start 192.168.22.20</text:p>
            </table:change-track-table-cell>
          </table:previous>
        </table:cell-content-change>
        <table:cell-content-change table:id="ct349">
          <table:cell-address table:column="10" table:row="8" table:table="3"/>
          <office:change-info>
            <dc:creator> </dc:creator>
            <dc:date>2020-04-29T23:52:39.91</dc:date>
          </office:change-info>
          <table:previous table:id="ct348">
            <table:change-track-table-cell table:cell-address="DHCP.K9" table:formula="of:=CONCATENATE([.A9];&quot; &quot;;[.B9];&quot; &quot;;[.C9];&quot; &quot;;[.D9];[.E9];&quot; &quot;;[.F9];g9h9;[.I9])" office:value-type="float" office:value="0"/>
          </table:previous>
        </table:cell-content-change>
        <table:cell-content-change table:id="ct350">
          <table:cell-address table:column="9" table:row="0" table:table="0"/>
          <office:change-info>
            <dc:creator> </dc:creator>
            <dc:date>2020-04-29T23:52:58.83</dc:date>
          </office:change-info>
          <table:previous table:id="ct310">
            <table:change-track-table-cell/>
          </table:previous>
        </table:cell-content-change>
        <table:cell-content-change table:id="ct351">
          <table:cell-address table:column="9" table:row="0" table:table="0"/>
          <office:change-info>
            <dc:creator> </dc:creator>
            <dc:date>2020-04-29T23:52:59.81</dc:date>
          </office:change-info>
          <table:previous table:id="ct350">
            <table:change-track-table-cell office:value-type="string">
              <text:p>Start DHCX</text:p>
            </table:change-track-table-cell>
          </table:previous>
        </table:cell-content-change>
        <table:cell-content-change table:id="ct352">
          <table:cell-address table:column="9" table:row="0" table:table="0"/>
          <office:change-info>
            <dc:creator> </dc:creator>
            <dc:date>2020-04-29T23:53:03.78</dc:date>
          </office:change-info>
          <table:previous table:id="ct351">
            <table:change-track-table-cell/>
          </table:previous>
        </table:cell-content-change>
        <table:cell-content-change table:id="ct353">
          <table:cell-address table:column="9" table:row="0" table:table="0"/>
          <office:change-info>
            <dc:creator> </dc:creator>
            <dc:date>2020-04-29T23:53:15.32</dc:date>
          </office:change-info>
          <table:previous table:id="ct352">
            <table:change-track-table-cell office:value-type="string">
              <text:p>Start DC</text:p>
            </table:change-track-table-cell>
          </table:previous>
        </table:cell-content-change>
        <table:cell-content-change table:id="ct354">
          <table:cell-address table:column="10" table:row="0" table:table="0"/>
          <office:change-info>
            <dc:creator> </dc:creator>
            <dc:date>2020-04-29T23:53:24.01</dc:date>
          </office:change-info>
          <table:previous>
            <table:change-track-table-cell/>
          </table:previous>
        </table:cell-content-change>
        <table:cell-content-change table:id="ct355">
          <table:cell-address table:column="9" table:row="3" table:table="0"/>
          <office:change-info>
            <dc:creator> </dc:creator>
            <dc:date>2020-04-29T23:53:34.78</dc:date>
          </office:change-info>
          <table:previous table:id="ct311">
            <table:change-track-table-cell/>
          </table:previous>
        </table:cell-content-change>
        <table:cell-content-change table:id="ct356">
          <table:cell-address table:column="10" table:row="3" table:table="0"/>
          <office:change-info>
            <dc:creator> </dc:creator>
            <dc:date>2020-04-29T23:53:52.82</dc:date>
          </office:change-info>
          <table:previous>
            <table:change-track-table-cell/>
          </table:previous>
        </table:cell-content-change>
        <table:cell-content-change table:id="ct357">
          <table:cell-address table:column="6" table:row="8" table:table="3"/>
          <office:change-info>
            <dc:creator> </dc:creator>
            <dc:date>2020-04-29T23:54:24.46</dc:date>
          </office:change-info>
          <table:previous table:id="ct94">
            <table:change-track-table-cell office:value-type="string">
              <text:p>192.168.1.38 </text:p>
            </table:change-track-table-cell>
          </table:previous>
        </table:cell-content-change>
        <table:cell-content-change table:id="ct358">
          <table:cell-address table:column="6" table:row="8" table:table="3"/>
          <office:change-info>
            <dc:creator> </dc:creator>
            <dc:date>2020-04-29T23:55:42.82</dc:date>
          </office:change-info>
          <table:previous table:id="ct357">
            <table:change-track-table-cell table:cell-address="DHCP.G9" table:formula="of:=CONCATENATE([.A5];&quot; &quot;;[.B5];&quot; &quot;;[.C5];&quot; &quot;;[.D5];[.E5];&quot;.&quot;;[.F5];[.G5])" office:value-type="string">
              <text:p>set service dhcp-server shared-network-name Production 22 authoritative enable.</text:p>
            </table:change-track-table-cell>
          </table:previous>
        </table:cell-content-change>
        <table:cell-content-change table:id="ct359">
          <table:cell-address table:column="6" table:row="8" table:table="3"/>
          <office:change-info>
            <dc:creator> </dc:creator>
            <dc:date>2020-04-29T23:55:54.92</dc:date>
          </office:change-info>
          <table:previous table:id="ct358">
            <table:change-track-table-cell table:cell-address="DHCP.G9" table:formula="of:=CONCATENATE([Data.E4];[Data.F4];[Data.K4])" office:value-type="string">
              <text:p>1682220</text:p>
            </table:change-track-table-cell>
          </table:previous>
        </table:cell-content-change>
        <table:cell-content-change table:id="ct360">
          <table:cell-address table:column="6" table:row="8" table:table="3"/>
          <office:change-info>
            <dc:creator> </dc:creator>
            <dc:date>2020-04-29T23:56:03.08</dc:date>
          </office:change-info>
          <table:previous table:id="ct359">
            <table:change-track-table-cell table:cell-address="DHCP.G9" table:formula="of:=CONCATENATE([Firewall.C3];[Firewall.D3];&quot;.&quot;[Firewall.I3])" office:value-type="string"/>
          </table:previous>
        </table:cell-content-change>
        <table:cell-content-change table:id="ct361">
          <table:cell-address table:column="8" table:row="8" table:table="3"/>
          <office:change-info>
            <dc:creator> </dc:creator>
            <dc:date>2020-04-29T23:56:22.70</dc:date>
          </office:change-info>
          <table:previous table:id="ct92">
            <table:change-track-table-cell office:value-type="string">
              <text:p>192.168.1.243</text:p>
            </table:change-track-table-cell>
          </table:previous>
        </table:cell-content-change>
        <table:cell-content-change table:id="ct362">
          <table:cell-address table:column="8" table:row="8" table:table="3"/>
          <office:change-info>
            <dc:creator> </dc:creator>
            <dc:date>2020-04-29T23:56:44.01</dc:date>
          </office:change-info>
          <table:previous table:id="ct361">
            <table:change-track-table-cell table:cell-address="DHCP.I9" table:formula="of:=CONCATENATE([Data.E4];[Data.F4];&quot;.&quot;;[Data.K4])" office:value-type="string">
              <text:p>16822.20</text:p>
            </table:change-track-table-cell>
          </table:previous>
        </table:cell-content-change>
        <table:cell-content-change table:id="ct363">
          <table:cell-address table:column="3" table:row="3" table:table="0"/>
          <office:change-info>
            <dc:creator> </dc:creator>
            <dc:date>2020-04-29T23:57:25.33</dc:date>
          </office:change-info>
          <table:previous table:id="ct235">
            <table:change-track-table-cell office:value-type="string">
              <text:p>193.168.</text:p>
            </table:change-track-table-cell>
          </table:previous>
        </table:cell-content-change>
        <table:cell-content-change table:id="ct364">
          <table:cell-address table:column="3" table:row="4" table:table="0"/>
          <office:change-info>
            <dc:creator> </dc:creator>
            <dc:date>2020-04-29T23:57:26.33</dc:date>
          </office:change-info>
          <table:previous table:id="ct236">
            <table:change-track-table-cell office:value-type="string">
              <text:p>194.168.</text:p>
            </table:change-track-table-cell>
          </table:previous>
        </table:cell-content-change>
        <table:cell-content-change table:id="ct365">
          <table:cell-address table:column="3" table:row="5" table:table="0"/>
          <office:change-info>
            <dc:creator> </dc:creator>
            <dc:date>2020-04-29T23:57:27.12</dc:date>
          </office:change-info>
          <table:previous table:id="ct237">
            <table:change-track-table-cell office:value-type="string">
              <text:p>195.168.</text:p>
            </table:change-track-table-cell>
          </table:previous>
        </table:cell-content-change>
        <table:cell-content-change table:id="ct366">
          <table:cell-address table:column="3" table:row="6" table:table="0"/>
          <office:change-info>
            <dc:creator> </dc:creator>
            <dc:date>2020-04-29T23:57:27.97</dc:date>
          </office:change-info>
          <table:previous table:id="ct238">
            <table:change-track-table-cell office:value-type="string">
              <text:p>196.168.</text:p>
            </table:change-track-table-cell>
          </table:previous>
        </table:cell-content-change>
        <table:cell-content-change table:id="ct367">
          <table:cell-address table:column="10" table:row="3" table:table="0"/>
          <office:change-info>
            <dc:creator> </dc:creator>
            <dc:date>2020-04-29T23:58:13.17</dc:date>
          </office:change-info>
          <table:previous table:id="ct356">
            <table:change-track-table-cell office:value-type="float" office:value="50"/>
          </table:previous>
        </table:cell-content-change>
        <table:cell-content-change table:id="ct368">
          <table:cell-address table:column="9" table:row="3" table:table="0"/>
          <office:change-info>
            <dc:creator> </dc:creator>
            <dc:date>2020-04-29T23:58:43.82</dc:date>
          </office:change-info>
          <table:previous table:id="ct312">
            <table:change-track-table-cell/>
          </table:previous>
        </table:cell-content-change>
        <table:cell-content-change table:id="ct369">
          <table:cell-address table:column="10" table:row="3" table:table="0"/>
          <office:change-info>
            <dc:creator> </dc:creator>
            <dc:date>2020-04-29T23:58:47.57</dc:date>
          </office:change-info>
          <table:previous>
            <table:change-track-table-cell/>
          </table:previous>
        </table:cell-content-change>
        <table:cell-content-change table:id="ct370">
          <table:cell-address table:column="9" table:row="4" table:table="0"/>
          <office:change-info>
            <dc:creator> </dc:creator>
            <dc:date>2020-04-30T00:00:21.56</dc:date>
          </office:change-info>
          <table:previous table:id="ct313">
            <table:change-track-table-cell/>
          </table:previous>
        </table:cell-content-change>
        <table:cell-content-change table:id="ct371">
          <table:cell-address table:column="10" table:row="4" table:table="0"/>
          <office:change-info>
            <dc:creator> </dc:creator>
            <dc:date>2020-04-30T00:00:24.48</dc:date>
          </office:change-info>
          <table:previous>
            <table:change-track-table-cell/>
          </table:previous>
        </table:cell-content-change>
        <table:cell-content-change table:id="ct372">
          <table:cell-address table:column="9" table:row="5" table:table="0"/>
          <office:change-info>
            <dc:creator> </dc:creator>
            <dc:date>2020-04-30T00:00:47.90</dc:date>
          </office:change-info>
          <table:previous table:id="ct314">
            <table:change-track-table-cell/>
          </table:previous>
        </table:cell-content-change>
        <table:cell-content-change table:id="ct373">
          <table:cell-address table:column="10" table:row="5" table:table="0"/>
          <office:change-info>
            <dc:creator> </dc:creator>
            <dc:date>2020-04-30T00:01:10.25</dc:date>
          </office:change-info>
          <table:previous>
            <table:change-track-table-cell/>
          </table:previous>
        </table:cell-content-change>
        <table:cell-content-change table:id="ct374">
          <table:cell-address table:column="9" table:row="6" table:table="0"/>
          <office:change-info>
            <dc:creator> </dc:creator>
            <dc:date>2020-04-30T00:01:16.32</dc:date>
          </office:change-info>
          <table:previous table:id="ct315">
            <table:change-track-table-cell/>
          </table:previous>
        </table:cell-content-change>
        <table:cell-content-change table:id="ct375">
          <table:cell-address table:column="10" table:row="6" table:table="0"/>
          <office:change-info>
            <dc:creator> </dc:creator>
            <dc:date>2020-04-30T00:01:19.76</dc:date>
          </office:change-info>
          <table:previous>
            <table:change-track-table-cell/>
          </table:previous>
        </table:cell-content-change>
        <table:movement table:id="ct376">
          <table:source-range-address table:start-column="0" table:start-row="2" table:start-table="6" table:end-column="12" table:end-row="2" table:end-table="6"/>
          <table:target-range-address table:start-column="0" table:start-row="3" table:start-table="6" table:end-column="12" table:end-row="3" table:end-table="6"/>
          <office:change-info>
            <dc:creator> </dc:creator>
            <dc:date>2020-04-30T00:04:23.18</dc:date>
          </office:change-info>
          <table:dependencies>
            <table:dependence table:id="ct1334"/>
            <table:dependence table:id="ct1332"/>
            <table:dependence table:id="ct1330"/>
          </table:dependencies>
        </table:movement>
        <table:cell-content-change table:id="ct377">
          <table:cell-address table:column="0" table:row="11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78">
          <table:cell-address table:column="0" table:row="11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79">
          <table:cell-address table:column="0" table:row="12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80">
          <table:cell-address table:column="0" table:row="13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81">
          <table:cell-address table:column="0" table:row="14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82">
          <table:cell-address table:column="0" table:row="16" table:table="6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83">
          <table:cell-address table:column="1" table:row="11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84">
          <table:cell-address table:column="1" table:row="12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85">
          <table:cell-address table:column="1" table:row="13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86">
          <table:cell-address table:column="1" table:row="14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87">
          <table:cell-address table:column="1" table:row="16" table:table="6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88">
          <table:cell-address table:column="2" table:row="11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89">
          <table:cell-address table:column="2" table:row="12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90">
          <table:cell-address table:column="2" table:row="13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91">
          <table:cell-address table:column="2" table:row="14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92">
          <table:cell-address table:column="2" table:row="16" table:table="6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93">
          <table:cell-address table:column="3" table:row="11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94">
          <table:cell-address table:column="3" table:row="12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95">
          <table:cell-address table:column="3" table:row="13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96">
          <table:cell-address table:column="3" table:row="14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97">
          <table:cell-address table:column="3" table:row="16" table:table="6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98">
          <table:cell-address table:column="4" table:row="12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99">
          <table:cell-address table:column="4" table:row="13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00">
          <table:cell-address table:column="4" table:row="14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01">
          <table:cell-address table:column="4" table:row="16" table:table="6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02">
          <table:cell-address table:column="5" table:row="12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03">
          <table:cell-address table:column="5" table:row="13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04">
          <table:cell-address table:column="5" table:row="14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05">
          <table:cell-address table:column="5" table:row="16" table:table="6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06">
          <table:cell-address table:column="6" table:row="12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07">
          <table:cell-address table:column="6" table:row="13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08">
          <table:cell-address table:column="6" table:row="16" table:table="6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09">
          <table:cell-address table:column="7" table:row="16" table:table="6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10">
          <table:cell-address table:column="8" table:row="16" table:table="6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11">
          <table:cell-address table:column="10" table:row="11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12">
          <table:cell-address table:column="10" table:row="11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13">
          <table:cell-address table:column="10" table:row="12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14">
          <table:cell-address table:column="10" table:row="13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15">
          <table:cell-address table:column="10" table:row="14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16">
          <table:cell-address table:column="10" table:row="16" table:table="6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17">
          <table:cell-address table:column="0" table:row="43" table:table="6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18">
          <table:cell-address table:column="0" table:row="20" table:table="6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19">
          <table:cell-address table:column="0" table:row="21" table:table="6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20">
          <table:cell-address table:column="0" table:row="22" table:table="6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21">
          <table:cell-address table:column="0" table:row="23" table:table="6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22">
          <table:cell-address table:column="0" table:row="24" table:table="6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23">
          <table:cell-address table:column="1" table:row="20" table:table="6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24">
          <table:cell-address table:column="1" table:row="21" table:table="6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25">
          <table:cell-address table:column="1" table:row="22" table:table="6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26">
          <table:cell-address table:column="1" table:row="23" table:table="6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27">
          <table:cell-address table:column="1" table:row="24" table:table="6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28">
          <table:cell-address table:column="2" table:row="20" table:table="6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29">
          <table:cell-address table:column="2" table:row="21" table:table="6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30">
          <table:cell-address table:column="2" table:row="22" table:table="6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31">
          <table:cell-address table:column="2" table:row="23" table:table="6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32">
          <table:cell-address table:column="2" table:row="24" table:table="6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33">
          <table:cell-address table:column="3" table:row="20" table:table="6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34">
          <table:cell-address table:column="3" table:row="21" table:table="6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35">
          <table:cell-address table:column="3" table:row="22" table:table="6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36">
          <table:cell-address table:column="3" table:row="23" table:table="6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37">
          <table:cell-address table:column="3" table:row="24" table:table="6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38">
          <table:cell-address table:column="4" table:row="21" table:table="6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39">
          <table:cell-address table:column="4" table:row="22" table:table="6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40">
          <table:cell-address table:column="4" table:row="23" table:table="6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41">
          <table:cell-address table:column="4" table:row="24" table:table="6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42">
          <table:cell-address table:column="5" table:row="21" table:table="6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43">
          <table:cell-address table:column="5" table:row="22" table:table="6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44">
          <table:cell-address table:column="5" table:row="23" table:table="6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45">
          <table:cell-address table:column="5" table:row="24" table:table="6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46">
          <table:cell-address table:column="6" table:row="21" table:table="6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47">
          <table:cell-address table:column="6" table:row="22" table:table="6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48">
          <table:cell-address table:column="6" table:row="24" table:table="6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49">
          <table:cell-address table:column="7" table:row="24" table:table="6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50">
          <table:cell-address table:column="8" table:row="24" table:table="6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51">
          <table:cell-address table:column="10" table:row="19" table:table="6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52">
          <table:cell-address table:column="10" table:row="20" table:table="6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53">
          <table:cell-address table:column="10" table:row="21" table:table="6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54">
          <table:cell-address table:column="10" table:row="22" table:table="6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55">
          <table:cell-address table:column="10" table:row="23" table:table="6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56">
          <table:cell-address table:column="10" table:row="24" table:table="6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57">
          <table:cell-address table:column="1" table:row="11" table:table="3"/>
          <office:change-info>
            <dc:creator> </dc:creator>
            <dc:date>2020-04-30T00:07:40.44</dc:date>
          </office:change-info>
          <table:previous table:id="ct383">
            <table:change-track-table-cell table:cell-address="DHCP.B12" table:formula="of:=[Data.B12]" office:value-type="string">
              <text:p>Vlan 203</text:p>
            </table:change-track-table-cell>
          </table:previous>
        </table:cell-content-change>
        <table:cell-content-change table:id="ct458">
          <table:cell-address table:column="1" table:row="20" table:table="6"/>
          <office:change-info>
            <dc:creator> </dc:creator>
            <dc:date>2020-04-30T00:07:45.53</dc:date>
          </office:change-info>
          <table:previous table:id="ct423">
            <table:change-track-table-cell table:cell-address="'All Command'.B21" table:formula="of:=[Data.A19]" office:value-type="float" office:value="0"/>
          </table:previous>
        </table:cell-content-change>
        <table:cell-content-change table:id="ct459">
          <table:cell-address table:column="2" table:row="11" table:table="3"/>
          <office:change-info>
            <dc:creator> </dc:creator>
            <dc:date>2020-04-30T00:07:52.77</dc:date>
          </office:change-info>
          <table:previous table:id="ct388">
            <table:change-track-table-cell table:cell-address="DHCP.C12" table:formula="of:=[Data.C12]" office:value-type="float" office:value="203"/>
          </table:previous>
        </table:cell-content-change>
        <table:cell-content-change table:id="ct460">
          <table:cell-address table:column="2" table:row="20" table:table="6"/>
          <office:change-info>
            <dc:creator> </dc:creator>
            <dc:date>2020-04-30T00:07:58.39</dc:date>
          </office:change-info>
          <table:previous table:id="ct428">
            <table:change-track-table-cell table:cell-address="'All Command'.C21" table:formula="of:=[Data.B19]" office:value-type="float" office:value="0"/>
          </table:previous>
        </table:cell-content-change>
        <table:cell-content-change table:id="ct461">
          <table:cell-address table:column="0" table:row="27" table:table="6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62">
          <table:cell-address table:column="0" table:row="28" table:table="6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63">
          <table:cell-address table:column="0" table:row="29" table:table="6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64">
          <table:cell-address table:column="0" table:row="30" table:table="6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65">
          <table:cell-address table:column="0" table:row="31" table:table="6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66">
          <table:cell-address table:column="0" table:row="32" table:table="6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67">
          <table:cell-address table:column="1" table:row="28" table:table="6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68">
          <table:cell-address table:column="1" table:row="29" table:table="6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69">
          <table:cell-address table:column="1" table:row="30" table:table="6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70">
          <table:cell-address table:column="1" table:row="31" table:table="6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71">
          <table:cell-address table:column="1" table:row="32" table:table="6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72">
          <table:cell-address table:column="2" table:row="28" table:table="6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73">
          <table:cell-address table:column="2" table:row="29" table:table="6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74">
          <table:cell-address table:column="2" table:row="30" table:table="6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75">
          <table:cell-address table:column="2" table:row="31" table:table="6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76">
          <table:cell-address table:column="2" table:row="32" table:table="6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77">
          <table:cell-address table:column="3" table:row="28" table:table="6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78">
          <table:cell-address table:column="3" table:row="29" table:table="6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79">
          <table:cell-address table:column="3" table:row="30" table:table="6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80">
          <table:cell-address table:column="3" table:row="31" table:table="6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81">
          <table:cell-address table:column="3" table:row="32" table:table="6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82">
          <table:cell-address table:column="4" table:row="29" table:table="6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83">
          <table:cell-address table:column="4" table:row="30" table:table="6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84">
          <table:cell-address table:column="4" table:row="31" table:table="6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85">
          <table:cell-address table:column="4" table:row="32" table:table="6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86">
          <table:cell-address table:column="5" table:row="29" table:table="6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87">
          <table:cell-address table:column="5" table:row="30" table:table="6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88">
          <table:cell-address table:column="5" table:row="31" table:table="6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89">
          <table:cell-address table:column="5" table:row="32" table:table="6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90">
          <table:cell-address table:column="6" table:row="29" table:table="6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91">
          <table:cell-address table:column="6" table:row="30" table:table="6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92">
          <table:cell-address table:column="6" table:row="32" table:table="6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93">
          <table:cell-address table:column="7" table:row="32" table:table="6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94">
          <table:cell-address table:column="8" table:row="32" table:table="6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95">
          <table:cell-address table:column="10" table:row="27" table:table="6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96">
          <table:cell-address table:column="10" table:row="28" table:table="6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97">
          <table:cell-address table:column="10" table:row="29" table:table="6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98">
          <table:cell-address table:column="10" table:row="30" table:table="6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99">
          <table:cell-address table:column="10" table:row="31" table:table="6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500">
          <table:cell-address table:column="10" table:row="32" table:table="6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501">
          <table:cell-address table:column="0" table:row="35" table:table="6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02">
          <table:cell-address table:column="0" table:row="36" table:table="6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03">
          <table:cell-address table:column="0" table:row="37" table:table="6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04">
          <table:cell-address table:column="0" table:row="38" table:table="6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05">
          <table:cell-address table:column="0" table:row="39" table:table="6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06">
          <table:cell-address table:column="0" table:row="40" table:table="6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07">
          <table:cell-address table:column="1" table:row="36" table:table="6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08">
          <table:cell-address table:column="1" table:row="37" table:table="6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09">
          <table:cell-address table:column="1" table:row="38" table:table="6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10">
          <table:cell-address table:column="1" table:row="39" table:table="6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11">
          <table:cell-address table:column="1" table:row="40" table:table="6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12">
          <table:cell-address table:column="2" table:row="36" table:table="6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13">
          <table:cell-address table:column="2" table:row="37" table:table="6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14">
          <table:cell-address table:column="2" table:row="38" table:table="6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15">
          <table:cell-address table:column="2" table:row="39" table:table="6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16">
          <table:cell-address table:column="2" table:row="40" table:table="6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17">
          <table:cell-address table:column="3" table:row="36" table:table="6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18">
          <table:cell-address table:column="3" table:row="37" table:table="6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19">
          <table:cell-address table:column="3" table:row="38" table:table="6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20">
          <table:cell-address table:column="3" table:row="39" table:table="6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21">
          <table:cell-address table:column="3" table:row="40" table:table="6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22">
          <table:cell-address table:column="4" table:row="37" table:table="6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23">
          <table:cell-address table:column="4" table:row="38" table:table="6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24">
          <table:cell-address table:column="4" table:row="39" table:table="6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25">
          <table:cell-address table:column="4" table:row="40" table:table="6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26">
          <table:cell-address table:column="5" table:row="37" table:table="6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27">
          <table:cell-address table:column="5" table:row="38" table:table="6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28">
          <table:cell-address table:column="5" table:row="39" table:table="6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29">
          <table:cell-address table:column="5" table:row="40" table:table="6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30">
          <table:cell-address table:column="6" table:row="37" table:table="6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31">
          <table:cell-address table:column="6" table:row="38" table:table="6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32">
          <table:cell-address table:column="6" table:row="40" table:table="6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33">
          <table:cell-address table:column="7" table:row="40" table:table="6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34">
          <table:cell-address table:column="8" table:row="40" table:table="6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35">
          <table:cell-address table:column="10" table:row="35" table:table="6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36">
          <table:cell-address table:column="10" table:row="36" table:table="6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37">
          <table:cell-address table:column="10" table:row="37" table:table="6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38">
          <table:cell-address table:column="10" table:row="38" table:table="6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39">
          <table:cell-address table:column="10" table:row="39" table:table="6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40">
          <table:cell-address table:column="10" table:row="40" table:table="6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41">
          <table:cell-address table:column="1" table:row="28" table:table="6"/>
          <office:change-info>
            <dc:creator> </dc:creator>
            <dc:date>2020-04-30T00:08:53.42</dc:date>
          </office:change-info>
          <table:previous table:id="ct467">
            <table:change-track-table-cell table:cell-address="'All Command'.B29" table:formula="of:=[Data.A27]" office:value-type="float" office:value="0"/>
          </table:previous>
        </table:cell-content-change>
        <table:cell-content-change table:id="ct542">
          <table:cell-address table:column="1" table:row="36" table:table="6"/>
          <office:change-info>
            <dc:creator> </dc:creator>
            <dc:date>2020-04-30T00:08:57.85</dc:date>
          </office:change-info>
          <table:previous table:id="ct507">
            <table:change-track-table-cell table:cell-address="'All Command'.B37" table:formula="of:=[Data.A35]" office:value-type="float" office:value="0"/>
          </table:previous>
        </table:cell-content-change>
        <table:cell-content-change table:id="ct543">
          <table:cell-address table:column="2" table:row="28" table:table="6"/>
          <office:change-info>
            <dc:creator> </dc:creator>
            <dc:date>2020-04-30T00:09:03.65</dc:date>
          </office:change-info>
          <table:previous table:id="ct472">
            <table:change-track-table-cell table:cell-address="'All Command'.C29" table:formula="of:=[Data.B27]" office:value-type="float" office:value="0"/>
          </table:previous>
        </table:cell-content-change>
        <table:cell-content-change table:id="ct544">
          <table:cell-address table:column="2" table:row="36" table:table="6"/>
          <office:change-info>
            <dc:creator> </dc:creator>
            <dc:date>2020-04-30T00:09:09.30</dc:date>
          </office:change-info>
          <table:previous table:id="ct512">
            <table:change-track-table-cell table:cell-address="'All Command'.C37" table:formula="of:=[Data.B35]" office:value-type="float" office:value="0"/>
          </table:previous>
        </table:cell-content-change>
        <table:cell-content-change table:id="ct545">
          <table:cell-address table:column="4" table:row="12" table:table="3"/>
          <office:change-info>
            <dc:creator> </dc:creator>
            <dc:date>2020-04-30T00:09:21.27</dc:date>
          </office:change-info>
          <table:previous table:id="ct398">
            <table:change-track-table-cell table:cell-address="DHCP.E13" table:formula="of:=[Data.J12]" office:value-type="string">
              <text:p>192.168.203.1/24</text:p>
            </table:change-track-table-cell>
          </table:previous>
        </table:cell-content-change>
        <table:cell-content-change table:id="ct546">
          <table:cell-address table:column="4" table:row="21" table:table="6"/>
          <office:change-info>
            <dc:creator> </dc:creator>
            <dc:date>2020-04-30T00:09:25.50</dc:date>
          </office:change-info>
          <table:previous table:id="ct438">
            <table:change-track-table-cell table:cell-address="'All Command'.E22" table:formula="of:=[Data.I19]" office:value-type="float" office:value="0"/>
          </table:previous>
        </table:cell-content-change>
        <table:cell-content-change table:id="ct547">
          <table:cell-address table:column="4" table:row="29" table:table="6"/>
          <office:change-info>
            <dc:creator> </dc:creator>
            <dc:date>2020-04-30T00:09:32.40</dc:date>
          </office:change-info>
          <table:previous table:id="ct482">
            <table:change-track-table-cell table:cell-address="'All Command'.E30" table:formula="of:=[Data.I27]" office:value-type="float" office:value="0"/>
          </table:previous>
        </table:cell-content-change>
        <table:cell-content-change table:id="ct548">
          <table:cell-address table:column="4" table:row="37" table:table="6"/>
          <office:change-info>
            <dc:creator> </dc:creator>
            <dc:date>2020-04-30T00:09:36.76</dc:date>
          </office:change-info>
          <table:previous table:id="ct522">
            <table:change-track-table-cell table:cell-address="'All Command'.E38" table:formula="of:=[Data.I35]" office:value-type="float" office:value="0"/>
          </table:previous>
        </table:cell-content-change>
        <table:cell-content-change table:id="ct549">
          <table:cell-address table:column="6" table:row="12" table:table="3"/>
          <office:change-info>
            <dc:creator> </dc:creator>
            <dc:date>2020-04-30T00:09:43.59</dc:date>
          </office:change-info>
          <table:previous table:id="ct406">
            <table:change-track-table-cell table:cell-address="DHCP.G13" table:formula="of:=[Data.I12]" office:value-type="string">
              <text:p>192.168.203.1</text:p>
            </table:change-track-table-cell>
          </table:previous>
        </table:cell-content-change>
        <table:cell-content-change table:id="ct550">
          <table:cell-address table:column="6" table:row="21" table:table="6"/>
          <office:change-info>
            <dc:creator> </dc:creator>
            <dc:date>2020-04-30T00:09:50.66</dc:date>
          </office:change-info>
          <table:previous table:id="ct446">
            <table:change-track-table-cell table:cell-address="'All Command'.G22" table:formula="of:=[Data.H19]" office:value-type="float" office:value="0"/>
          </table:previous>
        </table:cell-content-change>
        <table:cell-content-change table:id="ct551">
          <table:cell-address table:column="6" table:row="29" table:table="6"/>
          <office:change-info>
            <dc:creator> </dc:creator>
            <dc:date>2020-04-30T00:09:52.98</dc:date>
          </office:change-info>
          <table:previous table:id="ct490">
            <table:change-track-table-cell table:cell-address="'All Command'.G30" table:formula="of:=[Data.H27]" office:value-type="float" office:value="0"/>
          </table:previous>
        </table:cell-content-change>
        <table:cell-content-change table:id="ct552">
          <table:cell-address table:column="6" table:row="29" table:table="6"/>
          <office:change-info>
            <dc:creator> </dc:creator>
            <dc:date>2020-04-30T00:10:01.20</dc:date>
          </office:change-info>
          <table:previous table:id="ct551">
            <table:change-track-table-cell/>
          </table:previous>
        </table:cell-content-change>
        <table:cell-content-change table:id="ct553">
          <table:cell-address table:column="6" table:row="29" table:table="6"/>
          <office:change-info>
            <dc:creator> </dc:creator>
            <dc:date>2020-04-30T00:10:05.37</dc:date>
          </office:change-info>
          <table:previous table:id="ct552">
            <table:change-track-table-cell table:cell-address="'All Command'.G30" table:formula="of:=[Data.I14]" office:value-type="string">
              <text:p>192.168.205.1</text:p>
            </table:change-track-table-cell>
          </table:previous>
        </table:cell-content-change>
        <table:cell-content-change table:id="ct554">
          <table:cell-address table:column="6" table:row="37" table:table="6"/>
          <office:change-info>
            <dc:creator> </dc:creator>
            <dc:date>2020-04-30T00:10:10.28</dc:date>
          </office:change-info>
          <table:previous table:id="ct530">
            <table:change-track-table-cell table:cell-address="'All Command'.G38" table:formula="of:=[Data.H35]" office:value-type="float" office:value="0"/>
          </table:previous>
        </table:cell-content-change>
        <table:cell-content-change table:id="ct555">
          <table:cell-address table:column="6" table:row="16" table:table="6"/>
          <office:change-info>
            <dc:creator> </dc:creator>
            <dc:date>2020-04-30T00:10:30.14</dc:date>
          </office:change-info>
          <table:previous table:id="ct408">
            <table:change-track-table-cell table:cell-address="'All Command'.G17" table:formula="of:=CONCATENATE([Data.E12];[Data.F12];&quot;.&quot;;[Data.K12])" office:value-type="string">
              <text:p>168203.10</text:p>
            </table:change-track-table-cell>
          </table:previous>
        </table:cell-content-change>
        <table:cell-content-change table:id="ct556">
          <table:cell-address table:column="6" table:row="24" table:table="6"/>
          <office:change-info>
            <dc:creator> </dc:creator>
            <dc:date>2020-04-30T00:10:52.64</dc:date>
          </office:change-info>
          <table:previous table:id="ct448">
            <table:change-track-table-cell table:cell-address="'All Command'.G25" table:formula="of:=CONCATENATE([Data.D19];[Data.E19];&quot;.&quot;;[Data.J19])" office:value-type="string">
              <text:p>.</text:p>
            </table:change-track-table-cell>
          </table:previous>
        </table:cell-content-change>
        <table:cell-content-change table:id="ct557">
          <table:cell-address table:column="6" table:row="16" table:table="6"/>
          <office:change-info>
            <dc:creator> </dc:creator>
            <dc:date>2020-04-30T00:11:04.72</dc:date>
          </office:change-info>
          <table:previous table:id="ct555">
            <table:change-track-table-cell table:cell-address="'All Command'.G17" table:formula="of:=CONCATENATE([Data.E4];[Data.F4];&quot;.&quot;;[Data.K4])" office:value-type="string">
              <text:p>16822.20</text:p>
            </table:change-track-table-cell>
          </table:previous>
        </table:cell-content-change>
        <table:cell-content-change table:id="ct558">
          <table:cell-address table:column="6" table:row="32" table:table="6"/>
          <office:change-info>
            <dc:creator> </dc:creator>
            <dc:date>2020-04-30T00:11:18.41</dc:date>
          </office:change-info>
          <table:previous table:id="ct492">
            <table:change-track-table-cell table:cell-address="'All Command'.G33" table:formula="of:=CONCATENATE([Data.D27];[Data.E27];&quot;.&quot;;[Data.J27])" office:value-type="string">
              <text:p>.</text:p>
            </table:change-track-table-cell>
          </table:previous>
        </table:cell-content-change>
        <table:cell-content-change table:id="ct559">
          <table:cell-address table:column="6" table:row="40" table:table="6"/>
          <office:change-info>
            <dc:creator> </dc:creator>
            <dc:date>2020-04-30T00:11:29.61</dc:date>
          </office:change-info>
          <table:previous table:id="ct532">
            <table:change-track-table-cell table:cell-address="'All Command'.G41" table:formula="of:=CONCATENATE([Data.D35];[Data.E35];&quot;.&quot;;[Data.J35])" office:value-type="string">
              <text:p>.</text:p>
            </table:change-track-table-cell>
          </table:previous>
        </table:cell-content-change>
        <table:cell-content-change table:id="ct560">
          <table:cell-address table:column="8" table:row="16" table:table="6"/>
          <office:change-info>
            <dc:creator> </dc:creator>
            <dc:date>2020-04-30T00:11:42.11</dc:date>
          </office:change-info>
          <table:previous table:id="ct410">
            <table:change-track-table-cell table:cell-address="'All Command'.I17" table:formula="of:=CONCATENATE([Data.E12];[Data.F12];&quot;.&quot;;[Data.L12])" office:value-type="string">
              <text:p>168203.254</text:p>
            </table:change-track-table-cell>
          </table:previous>
        </table:cell-content-change>
        <table:cell-content-change table:id="ct561">
          <table:cell-address table:column="8" table:row="24" table:table="6"/>
          <office:change-info>
            <dc:creator> </dc:creator>
            <dc:date>2020-04-30T00:12:17.27</dc:date>
          </office:change-info>
          <table:previous table:id="ct450">
            <table:change-track-table-cell table:cell-address="'All Command'.I25" table:formula="of:=CONCATENATE([Data.D19];[Data.E19];&quot;.&quot;;[Data.K19])" office:value-type="string">
              <text:p>.</text:p>
            </table:change-track-table-cell>
          </table:previous>
        </table:cell-content-change>
        <table:cell-content-change table:id="ct562">
          <table:cell-address table:column="8" table:row="32" table:table="6"/>
          <office:change-info>
            <dc:creator> </dc:creator>
            <dc:date>2020-04-30T00:12:29.24</dc:date>
          </office:change-info>
          <table:previous table:id="ct494">
            <table:change-track-table-cell table:cell-address="'All Command'.I33" table:formula="of:=CONCATENATE([Data.D27];[Data.E27];&quot;.&quot;;[Data.K27])" office:value-type="string">
              <text:p>.</text:p>
            </table:change-track-table-cell>
          </table:previous>
        </table:cell-content-change>
        <table:cell-content-change table:id="ct563">
          <table:cell-address table:column="8" table:row="40" table:table="6"/>
          <office:change-info>
            <dc:creator> </dc:creator>
            <dc:date>2020-04-30T00:12:41.67</dc:date>
          </office:change-info>
          <table:previous table:id="ct534">
            <table:change-track-table-cell table:cell-address="'All Command'.I41" table:formula="of:=CONCATENATE([Data.D35];[Data.E35];&quot;.&quot;;[Data.K35])" office:value-type="string">
              <text:p>.</text:p>
            </table:change-track-table-cell>
          </table:previous>
        </table:cell-content-change>
        <table:cell-content-change table:id="ct564">
          <table:cell-address table:column="2" table:row="7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565">
          <table:cell-address table:column="2" table:row="8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566">
          <table:cell-address table:column="2" table:row="9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567">
          <table:cell-address table:column="2" table:row="10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568">
          <table:cell-address table:column="2" table:row="11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569">
          <table:cell-address table:column="2" table:row="12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570">
          <table:cell-address table:column="2" table:row="13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571">
          <table:cell-address table:column="2" table:row="14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572">
          <table:cell-address table:column="2" table:row="15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573">
          <table:cell-address table:column="2" table:row="16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574">
          <table:cell-address table:column="2" table:row="17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575">
          <table:cell-address table:column="3" table:row="7" table:table="2"/>
          <office:change-info>
            <dc:creator> </dc:creator>
            <dc:date>2020-04-30T00:14:42.89</dc:date>
          </office:change-info>
          <table:previous table:id="ct218">
            <table:change-track-table-cell table:cell-address="Vlan.D8" table:formula="of:=[Data.C9]" office:value-type="float" office:value="200"/>
          </table:previous>
        </table:cell-content-change>
        <table:cell-content-change table:id="ct576">
          <table:cell-address table:column="3" table:row="8" table:table="2"/>
          <office:change-info>
            <dc:creator> </dc:creator>
            <dc:date>2020-04-30T00:14:42.89</dc:date>
          </office:change-info>
          <table:previous table:id="ct219">
            <table:change-track-table-cell table:cell-address="Vlan.D9" table:formula="of:=[Data.C10]" office:value-type="float" office:value="201"/>
          </table:previous>
        </table:cell-content-change>
        <table:cell-content-change table:id="ct577">
          <table:cell-address table:column="3" table:row="9" table:table="2"/>
          <office:change-info>
            <dc:creator> </dc:creator>
            <dc:date>2020-04-30T00:14:42.89</dc:date>
          </office:change-info>
          <table:previous table:id="ct220">
            <table:change-track-table-cell table:cell-address="Vlan.D10" table:formula="of:=[Data.C11]" office:value-type="float" office:value="202"/>
          </table:previous>
        </table:cell-content-change>
        <table:cell-content-change table:id="ct578">
          <table:cell-address table:column="3" table:row="10" table:table="2"/>
          <office:change-info>
            <dc:creator> </dc:creator>
            <dc:date>2020-04-30T00:14:42.89</dc:date>
          </office:change-info>
          <table:previous table:id="ct221">
            <table:change-track-table-cell table:cell-address="Vlan.D11" table:formula="of:=[Data.C12]" office:value-type="float" office:value="203"/>
          </table:previous>
        </table:cell-content-change>
        <table:cell-content-change table:id="ct579">
          <table:cell-address table:column="3" table:row="11" table:table="2"/>
          <office:change-info>
            <dc:creator> </dc:creator>
            <dc:date>2020-04-30T00:14:42.89</dc:date>
          </office:change-info>
          <table:previous table:id="ct222">
            <table:change-track-table-cell table:cell-address="Vlan.D12" table:formula="of:=[Data.C13]" office:value-type="float" office:value="204"/>
          </table:previous>
        </table:cell-content-change>
        <table:cell-content-change table:id="ct580">
          <table:cell-address table:column="3" table:row="12" table:table="2"/>
          <office:change-info>
            <dc:creator> </dc:creator>
            <dc:date>2020-04-30T00:14:42.89</dc:date>
          </office:change-info>
          <table:previous table:id="ct223">
            <table:change-track-table-cell table:cell-address="Vlan.D13" table:formula="of:=[Data.C14]" office:value-type="float" office:value="205"/>
          </table:previous>
        </table:cell-content-change>
        <table:cell-content-change table:id="ct581">
          <table:cell-address table:column="3" table:row="13" table:table="2"/>
          <office:change-info>
            <dc:creator> </dc:creator>
            <dc:date>2020-04-30T00:14:42.89</dc:date>
          </office:change-info>
          <table:previous table:id="ct224">
            <table:change-track-table-cell table:cell-address="Vlan.D14" table:formula="of:=[Data.C14]" office:value-type="float" office:value="205"/>
          </table:previous>
        </table:cell-content-change>
        <table:cell-content-change table:id="ct582">
          <table:cell-address table:column="3" table:row="14" table:table="2"/>
          <office:change-info>
            <dc:creator> </dc:creator>
            <dc:date>2020-04-30T00:14:42.89</dc:date>
          </office:change-info>
          <table:previous table:id="ct225">
            <table:change-track-table-cell table:cell-address="Vlan.D15" table:formula="of:=[Data.B15]" office:value-type="float" office:value="0"/>
          </table:previous>
        </table:cell-content-change>
        <table:cell-content-change table:id="ct583">
          <table:cell-address table:column="3" table:row="15" table:table="2"/>
          <office:change-info>
            <dc:creator> </dc:creator>
            <dc:date>2020-04-30T00:14:42.89</dc:date>
          </office:change-info>
          <table:previous table:id="ct226">
            <table:change-track-table-cell table:cell-address="Vlan.D16" table:formula="of:=[Data.B16]" office:value-type="float" office:value="0"/>
          </table:previous>
        </table:cell-content-change>
        <table:cell-content-change table:id="ct584">
          <table:cell-address table:column="3" table:row="16" table:table="2"/>
          <office:change-info>
            <dc:creator> </dc:creator>
            <dc:date>2020-04-30T00:14:42.89</dc:date>
          </office:change-info>
          <table:previous table:id="ct227">
            <table:change-track-table-cell table:cell-address="Vlan.D17" table:formula="of:=[Data.B17]" office:value-type="float" office:value="0"/>
          </table:previous>
        </table:cell-content-change>
        <table:cell-content-change table:id="ct585">
          <table:cell-address table:column="3" table:row="17" table:table="2"/>
          <office:change-info>
            <dc:creator> </dc:creator>
            <dc:date>2020-04-30T00:14:42.89</dc:date>
          </office:change-info>
          <table:previous table:id="ct228">
            <table:change-track-table-cell table:cell-address="Vlan.D18" table:formula="of:=[Data.B18]" office:value-type="float" office:value="0"/>
          </table:previous>
        </table:cell-content-change>
        <table:cell-content-change table:id="ct586">
          <table:cell-address table:column="4" table:row="7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address</text:p>
            </table:change-track-table-cell>
          </table:previous>
        </table:cell-content-change>
        <table:cell-content-change table:id="ct587">
          <table:cell-address table:column="4" table:row="8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address</text:p>
            </table:change-track-table-cell>
          </table:previous>
        </table:cell-content-change>
        <table:cell-content-change table:id="ct588">
          <table:cell-address table:column="4" table:row="9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address</text:p>
            </table:change-track-table-cell>
          </table:previous>
        </table:cell-content-change>
        <table:cell-content-change table:id="ct589">
          <table:cell-address table:column="4" table:row="10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address</text:p>
            </table:change-track-table-cell>
          </table:previous>
        </table:cell-content-change>
        <table:cell-content-change table:id="ct590">
          <table:cell-address table:column="4" table:row="11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address</text:p>
            </table:change-track-table-cell>
          </table:previous>
        </table:cell-content-change>
        <table:cell-content-change table:id="ct591">
          <table:cell-address table:column="4" table:row="12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address</text:p>
            </table:change-track-table-cell>
          </table:previous>
        </table:cell-content-change>
        <table:cell-content-change table:id="ct592">
          <table:cell-address table:column="4" table:row="13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address</text:p>
            </table:change-track-table-cell>
          </table:previous>
        </table:cell-content-change>
        <table:cell-content-change table:id="ct593">
          <table:cell-address table:column="4" table:row="14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address</text:p>
            </table:change-track-table-cell>
          </table:previous>
        </table:cell-content-change>
        <table:cell-content-change table:id="ct594">
          <table:cell-address table:column="4" table:row="15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address</text:p>
            </table:change-track-table-cell>
          </table:previous>
        </table:cell-content-change>
        <table:cell-content-change table:id="ct595">
          <table:cell-address table:column="4" table:row="16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address</text:p>
            </table:change-track-table-cell>
          </table:previous>
        </table:cell-content-change>
        <table:cell-content-change table:id="ct596">
          <table:cell-address table:column="4" table:row="17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address</text:p>
            </table:change-track-table-cell>
          </table:previous>
        </table:cell-content-change>
        <table:cell-content-change table:id="ct597">
          <table:cell-address table:column="6" table:row="7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598">
          <table:cell-address table:column="6" table:row="8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599">
          <table:cell-address table:column="6" table:row="9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600">
          <table:cell-address table:column="6" table:row="10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601">
          <table:cell-address table:column="6" table:row="11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602">
          <table:cell-address table:column="6" table:row="12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603">
          <table:cell-address table:column="6" table:row="13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604">
          <table:cell-address table:column="6" table:row="14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605">
          <table:cell-address table:column="6" table:row="15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606">
          <table:cell-address table:column="6" table:row="16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607">
          <table:cell-address table:column="6" table:row="17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608">
          <table:cell-address table:column="7" table:row="7" table:table="2"/>
          <office:change-info>
            <dc:creator> </dc:creator>
            <dc:date>2020-04-30T00:14:42.89</dc:date>
          </office:change-info>
          <table:previous table:id="ct202">
            <table:change-track-table-cell table:cell-address="Vlan.H8" table:formula="of:=[.D8]" office:value-type="float" office:value="200"/>
          </table:previous>
        </table:cell-content-change>
        <table:cell-content-change table:id="ct609">
          <table:cell-address table:column="7" table:row="8" table:table="2"/>
          <office:change-info>
            <dc:creator> </dc:creator>
            <dc:date>2020-04-30T00:14:42.89</dc:date>
          </office:change-info>
          <table:previous table:id="ct203">
            <table:change-track-table-cell table:cell-address="Vlan.H9" table:formula="of:=[.D9]" office:value-type="float" office:value="201"/>
          </table:previous>
        </table:cell-content-change>
        <table:cell-content-change table:id="ct610">
          <table:cell-address table:column="7" table:row="9" table:table="2"/>
          <office:change-info>
            <dc:creator> </dc:creator>
            <dc:date>2020-04-30T00:14:42.89</dc:date>
          </office:change-info>
          <table:previous table:id="ct204">
            <table:change-track-table-cell table:cell-address="Vlan.H10" table:formula="of:=[.D10]" office:value-type="float" office:value="202"/>
          </table:previous>
        </table:cell-content-change>
        <table:cell-content-change table:id="ct611">
          <table:cell-address table:column="7" table:row="10" table:table="2"/>
          <office:change-info>
            <dc:creator> </dc:creator>
            <dc:date>2020-04-30T00:14:42.89</dc:date>
          </office:change-info>
          <table:previous table:id="ct205">
            <table:change-track-table-cell table:cell-address="Vlan.H11" table:formula="of:=[.D11]" office:value-type="float" office:value="203"/>
          </table:previous>
        </table:cell-content-change>
        <table:cell-content-change table:id="ct612">
          <table:cell-address table:column="7" table:row="11" table:table="2"/>
          <office:change-info>
            <dc:creator> </dc:creator>
            <dc:date>2020-04-30T00:14:42.89</dc:date>
          </office:change-info>
          <table:previous table:id="ct206">
            <table:change-track-table-cell table:cell-address="Vlan.H12" table:formula="of:=[.D12]" office:value-type="float" office:value="204"/>
          </table:previous>
        </table:cell-content-change>
        <table:cell-content-change table:id="ct613">
          <table:cell-address table:column="7" table:row="12" table:table="2"/>
          <office:change-info>
            <dc:creator> </dc:creator>
            <dc:date>2020-04-30T00:14:42.89</dc:date>
          </office:change-info>
          <table:previous table:id="ct207">
            <table:change-track-table-cell table:cell-address="Vlan.H13" table:formula="of:=[.D13]" office:value-type="float" office:value="205"/>
          </table:previous>
        </table:cell-content-change>
        <table:cell-content-change table:id="ct614">
          <table:cell-address table:column="7" table:row="13" table:table="2"/>
          <office:change-info>
            <dc:creator> </dc:creator>
            <dc:date>2020-04-30T00:14:42.89</dc:date>
          </office:change-info>
          <table:previous table:id="ct208">
            <table:change-track-table-cell table:cell-address="Vlan.H14" table:formula="of:=[.D14]" office:value-type="float" office:value="0"/>
          </table:previous>
        </table:cell-content-change>
        <table:cell-content-change table:id="ct615">
          <table:cell-address table:column="7" table:row="14" table:table="2"/>
          <office:change-info>
            <dc:creator> </dc:creator>
            <dc:date>2020-04-30T00:14:42.89</dc:date>
          </office:change-info>
          <table:previous table:id="ct209">
            <table:change-track-table-cell table:cell-address="Vlan.H15" table:formula="of:=[.D15]" office:value-type="float" office:value="0"/>
          </table:previous>
        </table:cell-content-change>
        <table:cell-content-change table:id="ct616">
          <table:cell-address table:column="7" table:row="15" table:table="2"/>
          <office:change-info>
            <dc:creator> </dc:creator>
            <dc:date>2020-04-30T00:14:42.89</dc:date>
          </office:change-info>
          <table:previous table:id="ct210">
            <table:change-track-table-cell table:cell-address="Vlan.H16" table:formula="of:=[.D16]" office:value-type="float" office:value="0"/>
          </table:previous>
        </table:cell-content-change>
        <table:cell-content-change table:id="ct617">
          <table:cell-address table:column="7" table:row="16" table:table="2"/>
          <office:change-info>
            <dc:creator> </dc:creator>
            <dc:date>2020-04-30T00:14:42.89</dc:date>
          </office:change-info>
          <table:previous table:id="ct211">
            <table:change-track-table-cell table:cell-address="Vlan.H17" table:formula="of:=[.D17]" office:value-type="float" office:value="0"/>
          </table:previous>
        </table:cell-content-change>
        <table:cell-content-change table:id="ct618">
          <table:cell-address table:column="7" table:row="17" table:table="2"/>
          <office:change-info>
            <dc:creator> </dc:creator>
            <dc:date>2020-04-30T00:14:42.89</dc:date>
          </office:change-info>
          <table:previous table:id="ct212">
            <table:change-track-table-cell table:cell-address="Vlan.H18" table:formula="of:=[.D18]" office:value-type="float" office:value="0"/>
          </table:previous>
        </table:cell-content-change>
        <table:cell-content-change table:id="ct619">
          <table:cell-address table:column="8" table:row="7" table:table="2"/>
          <office:change-info>
            <dc:creator> </dc:creator>
            <dc:date>2020-04-30T00:14:42.89</dc:date>
          </office:change-info>
          <table:previous>
            <table:change-track-table-cell office:value-type="float" office:value="1"/>
          </table:previous>
        </table:cell-content-change>
        <table:cell-content-change table:id="ct620">
          <table:cell-address table:column="8" table:row="8" table:table="2"/>
          <office:change-info>
            <dc:creator> </dc:creator>
            <dc:date>2020-04-30T00:14:42.89</dc:date>
          </office:change-info>
          <table:previous>
            <table:change-track-table-cell office:value-type="float" office:value="1"/>
          </table:previous>
        </table:cell-content-change>
        <table:cell-content-change table:id="ct621">
          <table:cell-address table:column="8" table:row="9" table:table="2"/>
          <office:change-info>
            <dc:creator> </dc:creator>
            <dc:date>2020-04-30T00:14:42.89</dc:date>
          </office:change-info>
          <table:previous>
            <table:change-track-table-cell office:value-type="float" office:value="1"/>
          </table:previous>
        </table:cell-content-change>
        <table:cell-content-change table:id="ct622">
          <table:cell-address table:column="8" table:row="10" table:table="2"/>
          <office:change-info>
            <dc:creator> </dc:creator>
            <dc:date>2020-04-30T00:14:42.89</dc:date>
          </office:change-info>
          <table:previous>
            <table:change-track-table-cell office:value-type="float" office:value="1"/>
          </table:previous>
        </table:cell-content-change>
        <table:cell-content-change table:id="ct623">
          <table:cell-address table:column="8" table:row="11" table:table="2"/>
          <office:change-info>
            <dc:creator> </dc:creator>
            <dc:date>2020-04-30T00:14:42.89</dc:date>
          </office:change-info>
          <table:previous>
            <table:change-track-table-cell office:value-type="float" office:value="1"/>
          </table:previous>
        </table:cell-content-change>
        <table:cell-content-change table:id="ct624">
          <table:cell-address table:column="8" table:row="12" table:table="2"/>
          <office:change-info>
            <dc:creator> </dc:creator>
            <dc:date>2020-04-30T00:14:42.89</dc:date>
          </office:change-info>
          <table:previous>
            <table:change-track-table-cell office:value-type="float" office:value="1"/>
          </table:previous>
        </table:cell-content-change>
        <table:cell-content-change table:id="ct625">
          <table:cell-address table:column="8" table:row="13" table:table="2"/>
          <office:change-info>
            <dc:creator> </dc:creator>
            <dc:date>2020-04-30T00:14:42.89</dc:date>
          </office:change-info>
          <table:previous>
            <table:change-track-table-cell office:value-type="float" office:value="1"/>
          </table:previous>
        </table:cell-content-change>
        <table:cell-content-change table:id="ct626">
          <table:cell-address table:column="8" table:row="14" table:table="2"/>
          <office:change-info>
            <dc:creator> </dc:creator>
            <dc:date>2020-04-30T00:14:42.89</dc:date>
          </office:change-info>
          <table:previous>
            <table:change-track-table-cell office:value-type="float" office:value="1"/>
          </table:previous>
        </table:cell-content-change>
        <table:cell-content-change table:id="ct627">
          <table:cell-address table:column="8" table:row="15" table:table="2"/>
          <office:change-info>
            <dc:creator> </dc:creator>
            <dc:date>2020-04-30T00:14:42.89</dc:date>
          </office:change-info>
          <table:previous>
            <table:change-track-table-cell office:value-type="float" office:value="1"/>
          </table:previous>
        </table:cell-content-change>
        <table:cell-content-change table:id="ct628">
          <table:cell-address table:column="8" table:row="16" table:table="2"/>
          <office:change-info>
            <dc:creator> </dc:creator>
            <dc:date>2020-04-30T00:14:42.89</dc:date>
          </office:change-info>
          <table:previous>
            <table:change-track-table-cell office:value-type="float" office:value="1"/>
          </table:previous>
        </table:cell-content-change>
        <table:cell-content-change table:id="ct629">
          <table:cell-address table:column="8" table:row="17" table:table="2"/>
          <office:change-info>
            <dc:creator> </dc:creator>
            <dc:date>2020-04-30T00:14:42.89</dc:date>
          </office:change-info>
          <table:previous>
            <table:change-track-table-cell office:value-type="float" office:value="1"/>
          </table:previous>
        </table:cell-content-change>
        <table:cell-content-change table:id="ct630">
          <table:cell-address table:column="9" table:row="7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31">
          <table:cell-address table:column="9" table:row="8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32">
          <table:cell-address table:column="9" table:row="9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33">
          <table:cell-address table:column="9" table:row="10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34">
          <table:cell-address table:column="9" table:row="11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35">
          <table:cell-address table:column="9" table:row="12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36">
          <table:cell-address table:column="9" table:row="13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37">
          <table:cell-address table:column="9" table:row="14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38">
          <table:cell-address table:column="9" table:row="15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39">
          <table:cell-address table:column="9" table:row="16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40">
          <table:cell-address table:column="9" table:row="17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41">
          <table:cell-address table:column="10" table:row="7" table:table="2"/>
          <office:change-info>
            <dc:creator> </dc:creator>
            <dc:date>2020-04-30T00:14:42.89</dc:date>
          </office:change-info>
          <table:previous>
            <table:change-track-table-cell table:cell-address="Vlan.K8" table:formula="of:=CONCATENATE([.C8];&quot; &quot;;[.D8];&quot; &quot;;[.E8];&quot; &quot;;[.G8];[.H8];&quot;.&quot;;[.I8];[.J8])" office:value-type="string">
              <text:p>vif 200 address 168200.1/24</text:p>
            </table:change-track-table-cell>
          </table:previous>
        </table:cell-content-change>
        <table:cell-content-change table:id="ct642">
          <table:cell-address table:column="10" table:row="8" table:table="2"/>
          <office:change-info>
            <dc:creator> </dc:creator>
            <dc:date>2020-04-30T00:14:42.89</dc:date>
          </office:change-info>
          <table:previous>
            <table:change-track-table-cell table:cell-address="Vlan.K9" table:formula="of:=CONCATENATE([.C9];&quot; &quot;;[.D9];&quot; &quot;;[.E9];&quot; &quot;;[.G9];[.H9];&quot;.&quot;;[.I9];[.J9])" office:value-type="string">
              <text:p>vif 201 address 168201.1/24</text:p>
            </table:change-track-table-cell>
          </table:previous>
        </table:cell-content-change>
        <table:cell-content-change table:id="ct643">
          <table:cell-address table:column="10" table:row="9" table:table="2"/>
          <office:change-info>
            <dc:creator> </dc:creator>
            <dc:date>2020-04-30T00:14:42.89</dc:date>
          </office:change-info>
          <table:previous>
            <table:change-track-table-cell table:cell-address="Vlan.K10" table:formula="of:=CONCATENATE([.C10];&quot; &quot;;[.D10];&quot; &quot;;[.E10];&quot; &quot;;[.G10];[.H10];&quot;.&quot;;[.I10];[.J10])" office:value-type="string">
              <text:p>vif 202 address 168202.1/24</text:p>
            </table:change-track-table-cell>
          </table:previous>
        </table:cell-content-change>
        <table:cell-content-change table:id="ct644">
          <table:cell-address table:column="10" table:row="10" table:table="2"/>
          <office:change-info>
            <dc:creator> </dc:creator>
            <dc:date>2020-04-30T00:14:42.89</dc:date>
          </office:change-info>
          <table:previous>
            <table:change-track-table-cell table:cell-address="Vlan.K11" table:formula="of:=CONCATENATE([.C11];&quot; &quot;;[.D11];&quot; &quot;;[.E11];&quot; &quot;;[.G11];[.H11];&quot;.&quot;;[.I11];[.J11])" office:value-type="string">
              <text:p>vif 203 address 168203.1/24</text:p>
            </table:change-track-table-cell>
          </table:previous>
        </table:cell-content-change>
        <table:cell-content-change table:id="ct645">
          <table:cell-address table:column="10" table:row="11" table:table="2"/>
          <office:change-info>
            <dc:creator> </dc:creator>
            <dc:date>2020-04-30T00:14:42.89</dc:date>
          </office:change-info>
          <table:previous>
            <table:change-track-table-cell table:cell-address="Vlan.K12" table:formula="of:=CONCATENATE([.C12];&quot; &quot;;[.D12];&quot; &quot;;[.E12];&quot; &quot;;[.G12];[.H12];&quot;.&quot;;[.I12];[.J12])" office:value-type="string">
              <text:p>vif 204 address 168204.1/24</text:p>
            </table:change-track-table-cell>
          </table:previous>
        </table:cell-content-change>
        <table:cell-content-change table:id="ct646">
          <table:cell-address table:column="10" table:row="12" table:table="2"/>
          <office:change-info>
            <dc:creator> </dc:creator>
            <dc:date>2020-04-30T00:14:42.89</dc:date>
          </office:change-info>
          <table:previous>
            <table:change-track-table-cell table:cell-address="Vlan.K13" table:formula="of:=CONCATENATE([.C13];&quot; &quot;;[.D13];&quot; &quot;;[.E13];&quot; &quot;;[.G13];[.H13];&quot;.&quot;;[.I13];[.J13])" office:value-type="string">
              <text:p>vif 205 address 168205.1/24</text:p>
            </table:change-track-table-cell>
          </table:previous>
        </table:cell-content-change>
        <table:cell-content-change table:id="ct647">
          <table:cell-address table:column="10" table:row="13" table:table="2"/>
          <office:change-info>
            <dc:creator> </dc:creator>
            <dc:date>2020-04-30T00:14:42.89</dc:date>
          </office:change-info>
          <table:previous>
            <table:change-track-table-cell table:cell-address="Vlan.K14" table:formula="of:=CONCATENATE([.C14];&quot; &quot;;[.D14];&quot; &quot;;[.E14];&quot; &quot;;[.G14];[.H14];&quot;.&quot;;[.I14];[.J14])" office:value-type="string">
              <text:p><text:s text:c="3"/>.</text:p>
            </table:change-track-table-cell>
          </table:previous>
        </table:cell-content-change>
        <table:cell-content-change table:id="ct648">
          <table:cell-address table:column="10" table:row="14" table:table="2"/>
          <office:change-info>
            <dc:creator> </dc:creator>
            <dc:date>2020-04-30T00:14:42.89</dc:date>
          </office:change-info>
          <table:previous>
            <table:change-track-table-cell table:cell-address="Vlan.K15" table:formula="of:=CONCATENATE([.C15];&quot; &quot;;[.D15];&quot; &quot;;[.E15];&quot; &quot;;[.G15];[.H15];&quot;.&quot;;[.I15];[.J15])" office:value-type="string">
              <text:p><text:s text:c="3"/>.</text:p>
            </table:change-track-table-cell>
          </table:previous>
        </table:cell-content-change>
        <table:cell-content-change table:id="ct649">
          <table:cell-address table:column="10" table:row="15" table:table="2"/>
          <office:change-info>
            <dc:creator> </dc:creator>
            <dc:date>2020-04-30T00:14:42.89</dc:date>
          </office:change-info>
          <table:previous>
            <table:change-track-table-cell table:cell-address="Vlan.K16" table:formula="of:=CONCATENATE([.C16];&quot; &quot;;[.D16];&quot; &quot;;[.E16];&quot; &quot;;[.G16];[.H16];&quot;.&quot;;[.I16];[.J16])" office:value-type="string">
              <text:p><text:s text:c="3"/>.</text:p>
            </table:change-track-table-cell>
          </table:previous>
        </table:cell-content-change>
        <table:cell-content-change table:id="ct650">
          <table:cell-address table:column="10" table:row="16" table:table="2"/>
          <office:change-info>
            <dc:creator> </dc:creator>
            <dc:date>2020-04-30T00:14:42.89</dc:date>
          </office:change-info>
          <table:previous>
            <table:change-track-table-cell table:cell-address="Vlan.K17" table:formula="of:=CONCATENATE([.C17];&quot; &quot;;[.D17];&quot; &quot;;[.E17];&quot; &quot;;[.G17];[.H17];&quot;.&quot;;[.I17];[.J17])" office:value-type="string">
              <text:p><text:s text:c="3"/>.</text:p>
            </table:change-track-table-cell>
          </table:previous>
        </table:cell-content-change>
        <table:cell-content-change table:id="ct651">
          <table:cell-address table:column="10" table:row="17" table:table="2"/>
          <office:change-info>
            <dc:creator> </dc:creator>
            <dc:date>2020-04-30T00:14:42.89</dc:date>
          </office:change-info>
          <table:previous>
            <table:change-track-table-cell table:cell-address="Vlan.K18" table:formula="of:=CONCATENATE([.C18];&quot; &quot;;[.D18];&quot; &quot;;[.E18];&quot; &quot;;[.G18];[.H18];&quot;.&quot;;[.I18];[.J18])" office:value-type="string">
              <text:p><text:s text:c="3"/>.</text:p>
            </table:change-track-table-cell>
          </table:previous>
        </table:cell-content-change>
        <table:cell-content-change table:id="ct652">
          <table:cell-address table:column="6" table:row="1" table:table="3"/>
          <office:change-info>
            <dc:creator> </dc:creator>
            <dc:date>2020-04-30T00:16:32.60</dc:date>
          </office:change-info>
          <table:previous>
            <table:change-track-table-cell/>
          </table:previous>
        </table:cell-content-change>
        <table:cell-content-change table:id="ct653">
          <table:cell-address table:column="8" table:row="1" table:table="3"/>
          <office:change-info>
            <dc:creator> </dc:creator>
            <dc:date>2020-04-30T00:16:33.73</dc:date>
          </office:change-info>
          <table:previous>
            <table:change-track-table-cell/>
          </table:previous>
        </table:cell-content-change>
        <table:cell-content-change table:id="ct654">
          <table:cell-address table:column="8" table:row="1" table:table="3"/>
          <office:change-info>
            <dc:creator> </dc:creator>
            <dc:date>2020-04-30T00:16:41.12</dc:date>
          </office:change-info>
          <table:previous table:id="ct653">
            <table:change-track-table-cell office:value-type="string">
              <text:p>DHCP Start</text:p>
            </table:change-track-table-cell>
          </table:previous>
        </table:cell-content-change>
        <table:cell-content-change table:id="ct655">
          <table:cell-address table:column="10" table:row="1" table:table="3"/>
          <office:change-info>
            <dc:creator> </dc:creator>
            <dc:date>2020-04-30T00:16:46.02</dc:date>
          </office:change-info>
          <table:previous>
            <table:change-track-table-cell/>
          </table:previous>
        </table:cell-content-change>
        <table:cell-content-change table:id="ct656">
          <table:cell-address table:column="0" table:row="1" table:table="3"/>
          <office:change-info>
            <dc:creator> </dc:creator>
            <dc:date>2020-04-30T00:18:01.12</dc:date>
          </office:change-info>
          <table:previous table:id="ct7">
            <table:change-track-table-cell office:value-type="string">
              <text:p>DHCP:....</text:p>
            </table:change-track-table-cell>
          </table:previous>
        </table:cell-content-change>
        <table:cell-content-change table:id="ct657">
          <table:cell-address table:column="0" table:row="1" table:table="3"/>
          <office:change-info>
            <dc:creator> </dc:creator>
            <dc:date>2020-04-30T00:18:15.44</dc:date>
          </office:change-info>
          <table:previous table:id="ct656">
            <table:change-track-table-cell/>
          </table:previous>
        </table:cell-content-change>
        <table:cell-content-change table:id="ct658">
          <table:cell-address table:column="0" table:row="1" table:table="3"/>
          <office:change-info>
            <dc:creator> </dc:creator>
            <dc:date>2020-04-30T00:18:32.30</dc:date>
          </office:change-info>
          <table:previous table:id="ct657">
            <table:change-track-table-cell office:value-type="string">
              <text:p>DHCP Creation</text:p>
            </table:change-track-table-cell>
          </table:previous>
        </table:cell-content-change>
        <table:cell-content-change table:id="ct659">
          <table:cell-address table:column="3" table:row="1" table:table="3"/>
          <office:change-info>
            <dc:creator> </dc:creator>
            <dc:date>2020-04-30T00:18:32.99</dc:date>
          </office:change-info>
          <table:previous>
            <table:change-track-table-cell/>
          </table:previous>
        </table:cell-content-change>
        <table:cell-content-change table:id="ct660">
          <table:cell-address table:column="5" table:row="1" table:table="3"/>
          <office:change-info>
            <dc:creator> </dc:creator>
            <dc:date>2020-04-30T00:18:35.54</dc:date>
          </office:change-info>
          <table:previous>
            <table:change-track-table-cell/>
          </table:previous>
        </table:cell-content-change>
        <table:cell-content-change table:id="ct661">
          <table:cell-address table:column="7" table:row="1" table:table="3"/>
          <office:change-info>
            <dc:creator> </dc:creator>
            <dc:date>2020-04-30T00:18:37.30</dc:date>
          </office:change-info>
          <table:previous>
            <table:change-track-table-cell/>
          </table:previous>
        </table:cell-content-change>
        <table:cell-content-change table:id="ct662">
          <table:cell-address table:column="3" table:row="0" table:table="3"/>
          <office:change-info>
            <dc:creator> </dc:creator>
            <dc:date>2020-04-30T00:18:59.38</dc:date>
          </office:change-info>
          <table:previous>
            <table:change-track-table-cell/>
          </table:previous>
        </table:cell-content-change>
        <table:cell-content-change table:id="ct663">
          <table:cell-address table:column="3" table:row="0" table:table="3"/>
          <office:change-info>
            <dc:creator> </dc:creator>
            <dc:date>2020-04-30T00:19:09.16</dc:date>
          </office:change-info>
          <table:previous table:id="ct662">
            <table:change-track-table-cell office:value-type="string">
              <text:p>DHCP Creator</text:p>
            </table:change-track-table-cell>
          </table:previous>
        </table:cell-content-change>
        <table:cell-content-change table:id="ct664">
          <table:cell-address table:column="0" table:row="0" table:table="3"/>
          <office:change-info>
            <dc:creator> </dc:creator>
            <dc:date>2020-04-30T00:19:09.93</dc:date>
          </office:change-info>
          <table:previous>
            <table:change-track-table-cell/>
          </table:previous>
        </table:cell-content-change>
        <table:cell-content-change table:id="ct665">
          <table:cell-address table:column="3" table:row="3" table:table="0"/>
          <office:change-info>
            <dc:creator> </dc:creator>
            <dc:date>2020-04-30T00:21:09.31</dc:date>
          </office:change-info>
          <table:previous table:id="ct183">
            <table:change-track-table-cell office:value-type="string">
              <text:p>192.168.</text:p>
            </table:change-track-table-cell>
          </table:previous>
        </table:cell-content-change>
        <table:cell-content-change table:id="ct666">
          <table:cell-address table:column="6" table:row="3" table:table="0"/>
          <office:change-info>
            <dc:creator> </dc:creator>
            <dc:date>2020-04-30T00:21:17.46</dc:date>
          </office:change-info>
          <table:previous table:id="ct195">
            <table:change-track-table-cell office:value-type="string">
              <text:p>/24</text:p>
            </table:change-track-table-cell>
          </table:previous>
        </table:cell-content-change>
        <table:cell-content-change table:id="ct667">
          <table:cell-address table:column="5" table:row="3" table:table="0"/>
          <office:change-info>
            <dc:creator> </dc:creator>
            <dc:date>2020-04-30T00:21:24.80</dc:date>
          </office:change-info>
          <table:previous table:id="ct188">
            <table:change-track-table-cell office:value-type="float" office:value="1"/>
          </table:previous>
        </table:cell-content-change>
        <table:cell-content-change table:id="ct668">
          <table:cell-address table:column="9" table:row="3" table:table="0"/>
          <office:change-info>
            <dc:creator> </dc:creator>
            <dc:date>2020-04-30T00:21:31.63</dc:date>
          </office:change-info>
          <table:previous table:id="ct355">
            <table:change-track-table-cell office:value-type="float" office:value="20"/>
          </table:previous>
        </table:cell-content-change>
        <table:cell-content-change table:id="ct669">
          <table:cell-address table:column="6" table:row="2" table:table="2"/>
          <office:change-info>
            <dc:creator> </dc:creator>
            <dc:date>2020-04-30T00:22:06.20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670">
          <table:cell-address table:column="6" table:row="2" table:table="2"/>
          <office:change-info>
            <dc:creator> </dc:creator>
            <dc:date>2020-04-30T00:22:28.36</dc:date>
          </office:change-info>
          <table:previous table:id="ct669">
            <table:change-track-table-cell table:cell-address="Vlan.G3" table:formula="of:=[Data.J4]" office:value-type="string">
              <text:p>192.168.22.1/24</text:p>
            </table:change-track-table-cell>
          </table:previous>
        </table:cell-content-change>
        <table:cell-content-change table:id="ct671">
          <table:cell-address table:column="6" table:row="2" table:table="2"/>
          <office:change-info>
            <dc:creator> </dc:creator>
            <dc:date>2020-04-30T00:22:36</dc:date>
          </office:change-info>
          <table:previous table:id="ct670">
            <table:change-track-table-cell table:cell-address="Vlan.G3" table:formula="of:=data.data.c3" office:value-type="float" office:value="0"/>
          </table:previous>
        </table:cell-content-change>
        <table:cell-content-change table:id="ct672">
          <table:cell-address table:column="8" table:row="2" table:table="2"/>
          <office:change-info>
            <dc:creator> </dc:creator>
            <dc:date>2020-04-30T00:22:54.84</dc:date>
          </office:change-info>
          <table:previous>
            <table:change-track-table-cell office:value-type="float" office:value="1"/>
          </table:previous>
        </table:cell-content-change>
        <table:cell-content-change table:id="ct673">
          <table:cell-address table:column="9" table:row="2" table:table="2"/>
          <office:change-info>
            <dc:creator> </dc:creator>
            <dc:date>2020-04-30T00:23:09.71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74">
          <table:cell-address table:column="3" table:row="3" table:table="0"/>
          <office:change-info>
            <dc:creator> </dc:creator>
            <dc:date>2020-04-30T00:23:51.83</dc:date>
          </office:change-info>
          <table:previous table:id="ct665">
            <table:change-track-table-cell office:value-type="float" office:value="172.55"/>
          </table:previous>
        </table:cell-content-change>
        <table:cell-content-change table:id="ct675">
          <table:cell-address table:column="3" table:row="3" table:table="0"/>
          <office:change-info>
            <dc:creator> </dc:creator>
            <dc:date>2020-04-30T00:24:06.42</dc:date>
          </office:change-info>
          <table:previous table:id="ct674">
            <table:change-track-table-cell office:value-type="string">
              <text:p>172.55.</text:p>
            </table:change-track-table-cell>
          </table:previous>
        </table:cell-content-change>
        <table:cell-content-change table:id="ct676">
          <table:cell-address table:column="5" table:row="3" table:table="0"/>
          <office:change-info>
            <dc:creator> </dc:creator>
            <dc:date>2020-04-30T00:24:08.92</dc:date>
          </office:change-info>
          <table:previous table:id="ct667">
            <table:change-track-table-cell office:value-type="float" office:value="23"/>
          </table:previous>
        </table:cell-content-change>
        <table:cell-content-change table:id="ct677">
          <table:cell-address table:column="6" table:row="3" table:table="0"/>
          <office:change-info>
            <dc:creator> </dc:creator>
            <dc:date>2020-04-30T00:24:11.37</dc:date>
          </office:change-info>
          <table:previous table:id="ct666">
            <table:change-track-table-cell office:value-type="string">
              <text:p>/19</text:p>
            </table:change-track-table-cell>
          </table:previous>
        </table:cell-content-change>
        <table:cell-content-change table:id="ct678">
          <table:cell-address table:column="9" table:row="3" table:table="0"/>
          <office:change-info>
            <dc:creator> </dc:creator>
            <dc:date>2020-04-30T00:24:18</dc:date>
          </office:change-info>
          <table:previous table:id="ct668">
            <table:change-track-table-cell office:value-type="float" office:value="25"/>
          </table:previous>
        </table:cell-content-change>
        <table:cell-content-change table:id="ct679">
          <table:cell-address table:column="6" table:row="2" table:table="2"/>
          <office:change-info>
            <dc:creator> </dc:creator>
            <dc:date>2020-04-30T00:24:37.46</dc:date>
          </office:change-info>
          <table:previous table:id="ct671">
            <table:change-track-table-cell table:cell-address="Vlan.G3" table:formula="of:=[Data.E4]" office:value-type="float" office:value="168"/>
          </table:previous>
        </table:cell-content-change>
        <table:cell-content-change table:id="ct680">
          <table:cell-address table:column="6" table:row="3" table:table="2"/>
          <office:change-info>
            <dc:creator> </dc:creator>
            <dc:date>2020-04-30T00:24:37.46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681">
          <table:cell-address table:column="6" table:row="4" table:table="2"/>
          <office:change-info>
            <dc:creator> </dc:creator>
            <dc:date>2020-04-30T00:24:37.46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682">
          <table:cell-address table:column="6" table:row="5" table:table="2"/>
          <office:change-info>
            <dc:creator> </dc:creator>
            <dc:date>2020-04-30T00:24:37.46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683">
          <table:cell-address table:column="6" table:row="6" table:table="2"/>
          <office:change-info>
            <dc:creator> </dc:creator>
            <dc:date>2020-04-30T00:24:37.46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684">
          <table:cell-address table:column="8" table:row="2" table:table="2"/>
          <office:change-info>
            <dc:creator> </dc:creator>
            <dc:date>2020-04-30T00:24:54.54</dc:date>
          </office:change-info>
          <table:previous table:id="ct672">
            <table:change-track-table-cell table:cell-address="Vlan.I3" table:formula="of:=[Data.G4]" office:value-type="float" office:value="1"/>
          </table:previous>
        </table:cell-content-change>
        <table:cell-content-change table:id="ct685">
          <table:cell-address table:column="8" table:row="3" table:table="2"/>
          <office:change-info>
            <dc:creator> </dc:creator>
            <dc:date>2020-04-30T00:24:54.54</dc:date>
          </office:change-info>
          <table:previous>
            <table:change-track-table-cell office:value-type="float" office:value="1"/>
          </table:previous>
        </table:cell-content-change>
        <table:cell-content-change table:id="ct686">
          <table:cell-address table:column="8" table:row="4" table:table="2"/>
          <office:change-info>
            <dc:creator> </dc:creator>
            <dc:date>2020-04-30T00:24:54.54</dc:date>
          </office:change-info>
          <table:previous>
            <table:change-track-table-cell office:value-type="float" office:value="1"/>
          </table:previous>
        </table:cell-content-change>
        <table:cell-content-change table:id="ct687">
          <table:cell-address table:column="8" table:row="5" table:table="2"/>
          <office:change-info>
            <dc:creator> </dc:creator>
            <dc:date>2020-04-30T00:24:54.54</dc:date>
          </office:change-info>
          <table:previous>
            <table:change-track-table-cell office:value-type="float" office:value="1"/>
          </table:previous>
        </table:cell-content-change>
        <table:cell-content-change table:id="ct688">
          <table:cell-address table:column="8" table:row="6" table:table="2"/>
          <office:change-info>
            <dc:creator> </dc:creator>
            <dc:date>2020-04-30T00:24:54.54</dc:date>
          </office:change-info>
          <table:previous>
            <table:change-track-table-cell office:value-type="float" office:value="1"/>
          </table:previous>
        </table:cell-content-change>
        <table:cell-content-change table:id="ct689">
          <table:cell-address table:column="9" table:row="2" table:table="2"/>
          <office:change-info>
            <dc:creator> </dc:creator>
            <dc:date>2020-04-30T00:25:01.15</dc:date>
          </office:change-info>
          <table:previous table:id="ct673">
            <table:change-track-table-cell table:cell-address="Vlan.J3" table:formula="of:=[Data.H4]" office:value-type="string">
              <text:p>/24</text:p>
            </table:change-track-table-cell>
          </table:previous>
        </table:cell-content-change>
        <table:cell-content-change table:id="ct690">
          <table:cell-address table:column="9" table:row="3" table:table="2"/>
          <office:change-info>
            <dc:creator> </dc:creator>
            <dc:date>2020-04-30T00:25:01.15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91">
          <table:cell-address table:column="9" table:row="4" table:table="2"/>
          <office:change-info>
            <dc:creator> </dc:creator>
            <dc:date>2020-04-30T00:25:01.15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92">
          <table:cell-address table:column="9" table:row="5" table:table="2"/>
          <office:change-info>
            <dc:creator> </dc:creator>
            <dc:date>2020-04-30T00:25:01.15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93">
          <table:cell-address table:column="9" table:row="6" table:table="2"/>
          <office:change-info>
            <dc:creator> </dc:creator>
            <dc:date>2020-04-30T00:25:01.15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94">
          <table:cell-address table:column="4" table:row="0" table:table="2"/>
          <office:change-info>
            <dc:creator> </dc:creator>
            <dc:date>2020-04-30T00:25:22.72</dc:date>
          </office:change-info>
          <table:previous>
            <table:change-track-table-cell office:value-type="string">
              <text:p>Won't Change</text:p>
            </table:change-track-table-cell>
          </table:previous>
        </table:cell-content-change>
        <table:cell-content-change table:id="ct695">
          <table:cell-address table:column="3" table:row="0" table:table="2"/>
          <office:change-info>
            <dc:creator> </dc:creator>
            <dc:date>2020-04-30T00:25:33.40</dc:date>
          </office:change-info>
          <table:previous>
            <table:change-track-table-cell office:value-type="string">
              <text:p>VLAN Will Change</text:p>
            </table:change-track-table-cell>
          </table:previous>
        </table:cell-content-change>
        <table:cell-content-change table:id="ct696">
          <table:cell-address table:column="4" table:row="0" table:table="2"/>
          <office:change-info>
            <dc:creator> </dc:creator>
            <dc:date>2020-04-30T00:25:53.44</dc:date>
          </office:change-info>
          <table:previous table:id="ct694">
            <table:change-track-table-cell office:value-type="string">
              <text:p>Auto Change</text:p>
            </table:change-track-table-cell>
          </table:previous>
        </table:cell-content-change>
        <table:cell-content-change table:id="ct697">
          <table:cell-address table:column="6" table:row="0" table:table="2"/>
          <office:change-info>
            <dc:creator> </dc:creator>
            <dc:date>2020-04-30T00:26:06.90</dc:date>
          </office:change-info>
          <table:previous>
            <table:change-track-table-cell office:value-type="string">
              <text:p>Won't Change</text:p>
            </table:change-track-table-cell>
          </table:previous>
        </table:cell-content-change>
        <table:insertion table:id="ct698" table:type="table" table:position="1">
          <office:change-info>
            <dc:creator> </dc:creator>
            <dc:date>2020-04-30T00:31:32.28</dc:date>
          </office:change-info>
          <table:dependencies>
            <table:dependence table:id="ct2132"/>
            <table:dependence table:id="ct2131"/>
            <table:dependence table:id="ct2130"/>
            <table:dependence table:id="ct2129"/>
            <table:dependence table:id="ct2128"/>
            <table:dependence table:id="ct2127"/>
            <table:dependence table:id="ct2126"/>
            <table:dependence table:id="ct2125"/>
            <table:dependence table:id="ct2124"/>
            <table:dependence table:id="ct2123"/>
            <table:dependence table:id="ct2122"/>
            <table:dependence table:id="ct2121"/>
            <table:dependence table:id="ct2120"/>
            <table:dependence table:id="ct2118"/>
            <table:dependence table:id="ct2117"/>
            <table:dependence table:id="ct2116"/>
            <table:dependence table:id="ct2115"/>
            <table:dependence table:id="ct2114"/>
            <table:dependence table:id="ct2113"/>
            <table:dependence table:id="ct2112"/>
            <table:dependence table:id="ct2111"/>
            <table:dependence table:id="ct1645"/>
            <table:dependence table:id="ct1644"/>
            <table:dependence table:id="ct1643"/>
            <table:dependence table:id="ct1642"/>
            <table:dependence table:id="ct1641"/>
            <table:dependence table:id="ct1640"/>
            <table:dependence table:id="ct1639"/>
            <table:dependence table:id="ct1638"/>
            <table:dependence table:id="ct1637"/>
            <table:dependence table:id="ct1636"/>
            <table:dependence table:id="ct1635"/>
            <table:dependence table:id="ct1634"/>
            <table:dependence table:id="ct1633"/>
            <table:dependence table:id="ct1632"/>
            <table:dependence table:id="ct1631"/>
            <table:dependence table:id="ct1630"/>
            <table:dependence table:id="ct1629"/>
            <table:dependence table:id="ct1628"/>
            <table:dependence table:id="ct1627"/>
            <table:dependence table:id="ct1626"/>
            <table:dependence table:id="ct1625"/>
            <table:dependence table:id="ct1624"/>
            <table:dependence table:id="ct1623"/>
            <table:dependence table:id="ct1622"/>
            <table:dependence table:id="ct1621"/>
            <table:dependence table:id="ct1620"/>
            <table:dependence table:id="ct1619"/>
            <table:dependence table:id="ct1618"/>
            <table:dependence table:id="ct1617"/>
            <table:dependence table:id="ct1616"/>
            <table:dependence table:id="ct1615"/>
            <table:dependence table:id="ct1614"/>
            <table:dependence table:id="ct1613"/>
            <table:dependence table:id="ct1612"/>
            <table:dependence table:id="ct1611"/>
            <table:dependence table:id="ct1610"/>
            <table:dependence table:id="ct1609"/>
            <table:dependence table:id="ct1608"/>
            <table:dependence table:id="ct1607"/>
            <table:dependence table:id="ct1606"/>
            <table:dependence table:id="ct1605"/>
            <table:dependence table:id="ct1604"/>
            <table:dependence table:id="ct1603"/>
            <table:dependence table:id="ct1602"/>
            <table:dependence table:id="ct1601"/>
            <table:dependence table:id="ct1600"/>
            <table:dependence table:id="ct1599"/>
            <table:dependence table:id="ct1598"/>
            <table:dependence table:id="ct1597"/>
            <table:dependence table:id="ct1596"/>
            <table:dependence table:id="ct1595"/>
            <table:dependence table:id="ct1594"/>
            <table:dependence table:id="ct1593"/>
            <table:dependence table:id="ct1592"/>
            <table:dependence table:id="ct1591"/>
            <table:dependence table:id="ct1590"/>
            <table:dependence table:id="ct1589"/>
            <table:dependence table:id="ct1588"/>
            <table:dependence table:id="ct1587"/>
            <table:dependence table:id="ct1586"/>
            <table:dependence table:id="ct1585"/>
            <table:dependence table:id="ct1584"/>
            <table:dependence table:id="ct1583"/>
            <table:dependence table:id="ct1582"/>
            <table:dependence table:id="ct1581"/>
            <table:dependence table:id="ct1580"/>
            <table:dependence table:id="ct1579"/>
            <table:dependence table:id="ct1578"/>
            <table:dependence table:id="ct1577"/>
            <table:dependence table:id="ct1576"/>
            <table:dependence table:id="ct1575"/>
            <table:dependence table:id="ct1574"/>
            <table:dependence table:id="ct1573"/>
            <table:dependence table:id="ct1572"/>
            <table:dependence table:id="ct1571"/>
            <table:dependence table:id="ct1570"/>
            <table:dependence table:id="ct1569"/>
            <table:dependence table:id="ct1568"/>
            <table:dependence table:id="ct1567"/>
            <table:dependence table:id="ct1566"/>
            <table:dependence table:id="ct1565"/>
            <table:dependence table:id="ct1564"/>
            <table:dependence table:id="ct1563"/>
            <table:dependence table:id="ct1562"/>
            <table:dependence table:id="ct1561"/>
            <table:dependence table:id="ct1560"/>
            <table:dependence table:id="ct1559"/>
            <table:dependence table:id="ct1558"/>
            <table:dependence table:id="ct1557"/>
            <table:dependence table:id="ct1556"/>
            <table:dependence table:id="ct1555"/>
            <table:dependence table:id="ct1554"/>
            <table:dependence table:id="ct1553"/>
            <table:dependence table:id="ct1552"/>
            <table:dependence table:id="ct1551"/>
            <table:dependence table:id="ct1550"/>
            <table:dependence table:id="ct1549"/>
            <table:dependence table:id="ct1548"/>
            <table:dependence table:id="ct1547"/>
            <table:dependence table:id="ct1546"/>
            <table:dependence table:id="ct1545"/>
            <table:dependence table:id="ct1544"/>
            <table:dependence table:id="ct1543"/>
            <table:dependence table:id="ct1542"/>
            <table:dependence table:id="ct1541"/>
            <table:dependence table:id="ct1540"/>
            <table:dependence table:id="ct1539"/>
            <table:dependence table:id="ct1538"/>
            <table:dependence table:id="ct1537"/>
            <table:dependence table:id="ct1536"/>
            <table:dependence table:id="ct1535"/>
            <table:dependence table:id="ct1534"/>
            <table:dependence table:id="ct1533"/>
            <table:dependence table:id="ct1532"/>
            <table:dependence table:id="ct1531"/>
            <table:dependence table:id="ct1530"/>
            <table:dependence table:id="ct1529"/>
            <table:dependence table:id="ct1528"/>
            <table:dependence table:id="ct1527"/>
            <table:dependence table:id="ct1526"/>
            <table:dependence table:id="ct1525"/>
            <table:dependence table:id="ct1524"/>
            <table:dependence table:id="ct1523"/>
            <table:dependence table:id="ct1522"/>
            <table:dependence table:id="ct1521"/>
            <table:dependence table:id="ct1507"/>
            <table:dependence table:id="ct1506"/>
            <table:dependence table:id="ct1505"/>
            <table:dependence table:id="ct1504"/>
            <table:dependence table:id="ct1503"/>
            <table:dependence table:id="ct1502"/>
            <table:dependence table:id="ct1501"/>
            <table:dependence table:id="ct1500"/>
            <table:dependence table:id="ct1499"/>
            <table:dependence table:id="ct1498"/>
            <table:dependence table:id="ct1497"/>
            <table:dependence table:id="ct1496"/>
            <table:dependence table:id="ct1495"/>
            <table:dependence table:id="ct1494"/>
            <table:dependence table:id="ct1493"/>
            <table:dependence table:id="ct1492"/>
            <table:dependence table:id="ct1491"/>
            <table:dependence table:id="ct1490"/>
            <table:dependence table:id="ct1489"/>
            <table:dependence table:id="ct1488"/>
            <table:dependence table:id="ct1487"/>
            <table:dependence table:id="ct1486"/>
            <table:dependence table:id="ct1485"/>
            <table:dependence table:id="ct1484"/>
            <table:dependence table:id="ct1483"/>
            <table:dependence table:id="ct1482"/>
            <table:dependence table:id="ct1481"/>
            <table:dependence table:id="ct1480"/>
            <table:dependence table:id="ct1479"/>
            <table:dependence table:id="ct1478"/>
            <table:dependence table:id="ct1477"/>
            <table:dependence table:id="ct1476"/>
            <table:dependence table:id="ct1475"/>
            <table:dependence table:id="ct1474"/>
            <table:dependence table:id="ct1473"/>
            <table:dependence table:id="ct1472"/>
            <table:dependence table:id="ct1471"/>
            <table:dependence table:id="ct1470"/>
            <table:dependence table:id="ct1469"/>
            <table:dependence table:id="ct1468"/>
            <table:dependence table:id="ct1467"/>
            <table:dependence table:id="ct1466"/>
            <table:dependence table:id="ct1465"/>
            <table:dependence table:id="ct1464"/>
            <table:dependence table:id="ct1463"/>
            <table:dependence table:id="ct1462"/>
            <table:dependence table:id="ct1325"/>
            <table:dependence table:id="ct905"/>
            <table:dependence table:id="ct904"/>
            <table:dependence table:id="ct903"/>
            <table:dependence table:id="ct902"/>
            <table:dependence table:id="ct901"/>
            <table:dependence table:id="ct854"/>
            <table:dependence table:id="ct853"/>
            <table:dependence table:id="ct852"/>
            <table:dependence table:id="ct851"/>
            <table:dependence table:id="ct850"/>
            <table:dependence table:id="ct849"/>
            <table:dependence table:id="ct848"/>
            <table:dependence table:id="ct847"/>
            <table:dependence table:id="ct846"/>
            <table:dependence table:id="ct845"/>
            <table:dependence table:id="ct844"/>
            <table:dependence table:id="ct843"/>
            <table:dependence table:id="ct842"/>
            <table:dependence table:id="ct841"/>
            <table:dependence table:id="ct840"/>
            <table:dependence table:id="ct838"/>
            <table:dependence table:id="ct836"/>
            <table:dependence table:id="ct835"/>
            <table:dependence table:id="ct834"/>
            <table:dependence table:id="ct833"/>
            <table:dependence table:id="ct832"/>
            <table:dependence table:id="ct831"/>
            <table:dependence table:id="ct830"/>
            <table:dependence table:id="ct829"/>
            <table:dependence table:id="ct828"/>
            <table:dependence table:id="ct827"/>
            <table:dependence table:id="ct826"/>
            <table:dependence table:id="ct825"/>
            <table:dependence table:id="ct824"/>
            <table:dependence table:id="ct823"/>
            <table:dependence table:id="ct822"/>
            <table:dependence table:id="ct821"/>
            <table:dependence table:id="ct820"/>
            <table:dependence table:id="ct819"/>
            <table:dependence table:id="ct818"/>
            <table:dependence table:id="ct817"/>
            <table:dependence table:id="ct816"/>
            <table:dependence table:id="ct815"/>
            <table:dependence table:id="ct814"/>
            <table:dependence table:id="ct813"/>
            <table:dependence table:id="ct812"/>
            <table:dependence table:id="ct811"/>
            <table:dependence table:id="ct810"/>
            <table:dependence table:id="ct809"/>
            <table:dependence table:id="ct808"/>
            <table:dependence table:id="ct807"/>
            <table:dependence table:id="ct806"/>
            <table:dependence table:id="ct805"/>
            <table:dependence table:id="ct804"/>
            <table:dependence table:id="ct803"/>
            <table:dependence table:id="ct802"/>
            <table:dependence table:id="ct801"/>
            <table:dependence table:id="ct800"/>
            <table:dependence table:id="ct799"/>
            <table:dependence table:id="ct798"/>
            <table:dependence table:id="ct797"/>
            <table:dependence table:id="ct796"/>
            <table:dependence table:id="ct795"/>
            <table:dependence table:id="ct794"/>
            <table:dependence table:id="ct793"/>
            <table:dependence table:id="ct792"/>
            <table:dependence table:id="ct791"/>
            <table:dependence table:id="ct790"/>
            <table:dependence table:id="ct789"/>
            <table:dependence table:id="ct788"/>
            <table:dependence table:id="ct787"/>
            <table:dependence table:id="ct786"/>
            <table:dependence table:id="ct785"/>
            <table:dependence table:id="ct784"/>
            <table:dependence table:id="ct783"/>
            <table:dependence table:id="ct782"/>
            <table:dependence table:id="ct781"/>
            <table:dependence table:id="ct780"/>
            <table:dependence table:id="ct779"/>
            <table:dependence table:id="ct778"/>
            <table:dependence table:id="ct777"/>
            <table:dependence table:id="ct776"/>
            <table:dependence table:id="ct775"/>
            <table:dependence table:id="ct774"/>
            <table:dependence table:id="ct773"/>
            <table:dependence table:id="ct772"/>
            <table:dependence table:id="ct771"/>
            <table:dependence table:id="ct770"/>
            <table:dependence table:id="ct769"/>
            <table:dependence table:id="ct768"/>
            <table:dependence table:id="ct767"/>
            <table:dependence table:id="ct766"/>
            <table:dependence table:id="ct765"/>
            <table:dependence table:id="ct764"/>
            <table:dependence table:id="ct763"/>
            <table:dependence table:id="ct762"/>
            <table:dependence table:id="ct761"/>
            <table:dependence table:id="ct760"/>
            <table:dependence table:id="ct759"/>
            <table:dependence table:id="ct758"/>
            <table:dependence table:id="ct757"/>
            <table:dependence table:id="ct756"/>
            <table:dependence table:id="ct755"/>
            <table:dependence table:id="ct754"/>
            <table:dependence table:id="ct753"/>
            <table:dependence table:id="ct752"/>
            <table:dependence table:id="ct751"/>
            <table:dependence table:id="ct750"/>
            <table:dependence table:id="ct749"/>
            <table:dependence table:id="ct748"/>
            <table:dependence table:id="ct747"/>
            <table:dependence table:id="ct746"/>
            <table:dependence table:id="ct745"/>
            <table:dependence table:id="ct744"/>
            <table:dependence table:id="ct743"/>
            <table:dependence table:id="ct742"/>
            <table:dependence table:id="ct741"/>
            <table:dependence table:id="ct740"/>
            <table:dependence table:id="ct739"/>
            <table:dependence table:id="ct738"/>
            <table:dependence table:id="ct737"/>
            <table:dependence table:id="ct736"/>
            <table:dependence table:id="ct735"/>
            <table:dependence table:id="ct734"/>
            <table:dependence table:id="ct733"/>
            <table:dependence table:id="ct732"/>
            <table:dependence table:id="ct731"/>
            <table:dependence table:id="ct730"/>
            <table:dependence table:id="ct729"/>
            <table:dependence table:id="ct728"/>
            <table:dependence table:id="ct727"/>
            <table:dependence table:id="ct726"/>
            <table:dependence table:id="ct725"/>
            <table:dependence table:id="ct724"/>
            <table:dependence table:id="ct723"/>
            <table:dependence table:id="ct722"/>
            <table:dependence table:id="ct721"/>
            <table:dependence table:id="ct720"/>
            <table:dependence table:id="ct719"/>
            <table:dependence table:id="ct718"/>
            <table:dependence table:id="ct717"/>
            <table:dependence table:id="ct716"/>
            <table:dependence table:id="ct715"/>
            <table:dependence table:id="ct714"/>
            <table:dependence table:id="ct713"/>
            <table:dependence table:id="ct712"/>
            <table:dependence table:id="ct711"/>
            <table:dependence table:id="ct710"/>
            <table:dependence table:id="ct709"/>
            <table:dependence table:id="ct708"/>
            <table:dependence table:id="ct707"/>
            <table:dependence table:id="ct706"/>
            <table:dependence table:id="ct705"/>
            <table:dependence table:id="ct704"/>
            <table:dependence table:id="ct703"/>
            <table:dependence table:id="ct702"/>
            <table:dependence table:id="ct701"/>
            <table:dependence table:id="ct700"/>
            <table:dependence table:id="ct699"/>
          </table:dependencies>
        </table:insertion>
        <table:cell-content-change table:id="ct699">
          <table:cell-address table:column="0" table:row="2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00">
          <table:cell-address table:column="0" table:row="3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01">
          <table:cell-address table:column="0" table:row="4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02">
          <table:cell-address table:column="0" table:row="5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03">
          <table:cell-address table:column="0" table:row="6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04">
          <table:cell-address table:column="0" table:row="7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05">
          <table:cell-address table:column="0" table:row="8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06">
          <table:cell-address table:column="0" table:row="9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07">
          <table:cell-address table:column="0" table:row="10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08">
          <table:cell-address table:column="0" table:row="12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09">
          <table:cell-address table:column="0" table:row="13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10">
          <table:cell-address table:column="0" table:row="14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11">
          <table:cell-address table:column="0" table:row="15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12">
          <table:cell-address table:column="0" table:row="16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13">
          <table:cell-address table:column="0" table:row="17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14">
          <table:cell-address table:column="0" table:row="18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15">
          <table:cell-address table:column="0" table:row="19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16">
          <table:cell-address table:column="0" table:row="20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17">
          <table:cell-address table:column="0" table:row="22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18">
          <table:cell-address table:column="0" table:row="23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movement table:id="ct719">
          <table:source-range-address table:start-column="3" table:start-row="1" table:start-table="1" table:end-column="3" table:end-row="22" table:end-table="1"/>
          <table:target-range-address table:start-column="2" table:start-row="2" table:start-table="1" table:end-column="2" table:end-row="23" table:end-table="1"/>
          <office:change-info>
            <dc:creator> </dc:creator>
            <dc:date>2020-04-30T00:32:17.86</dc:date>
          </office:change-info>
          <table:dependencies>
            <table:dependence table:id="ct838"/>
            <table:dependence table:id="ct827"/>
            <table:dependence table:id="ct825"/>
            <table:dependence table:id="ct824"/>
            <table:dependence table:id="ct823"/>
            <table:dependence table:id="ct822"/>
            <table:dependence table:id="ct821"/>
            <table:dependence table:id="ct820"/>
            <table:dependence table:id="ct819"/>
            <table:dependence table:id="ct818"/>
            <table:dependence table:id="ct817"/>
            <table:dependence table:id="ct816"/>
            <table:dependence table:id="ct815"/>
            <table:dependence table:id="ct814"/>
            <table:dependence table:id="ct776"/>
            <table:dependence table:id="ct775"/>
            <table:dependence table:id="ct774"/>
            <table:dependence table:id="ct773"/>
            <table:dependence table:id="ct772"/>
            <table:dependence table:id="ct771"/>
            <table:dependence table:id="ct770"/>
            <table:dependence table:id="ct769"/>
            <table:dependence table:id="ct768"/>
            <table:dependence table:id="ct725"/>
          </table:dependencies>
        </table:movement>
        <table:cell-content-change table:id="ct720">
          <table:cell-address table:column="0" table:row="2" table:table="1"/>
          <office:change-info>
            <dc:creator> </dc:creator>
            <dc:date>2020-04-30T00:41:06.18</dc:date>
          </office:change-info>
          <table:previous table:id="ct699">
            <table:change-track-table-cell office:value-type="string">
              <text:p>set firewall name WAN_IN default-action drop</text:p>
            </table:change-track-table-cell>
          </table:previous>
        </table:cell-content-change>
        <table:cell-content-change table:id="ct721">
          <table:cell-address table:column="4" table:row="2" table:table="1"/>
          <office:change-info>
            <dc:creator> </dc:creator>
            <dc:date>2020-04-30T00:41:07.05</dc:date>
          </office:change-info>
          <table:previous>
            <table:change-track-table-cell/>
          </table:previous>
        </table:cell-content-change>
        <table:cell-content-change table:id="ct722">
          <table:cell-address table:column="4" table:row="2" table:table="1"/>
          <office:change-info>
            <dc:creator> </dc:creator>
            <dc:date>2020-04-30T00:41:15.83</dc:date>
          </office:change-info>
          <table:previous table:id="ct721">
            <table:change-track-table-cell office:value-type="string">
              <text:p><text:s/>WAN_IN default-action drop</text:p>
            </table:change-track-table-cell>
          </table:previous>
        </table:cell-content-change>
        <table:cell-content-change table:id="ct723">
          <table:cell-address table:column="3" table:row="0" table:table="1"/>
          <office:change-info>
            <dc:creator> </dc:creator>
            <dc:date>2020-04-30T00:41:24.08</dc:date>
          </office:change-info>
          <table:previous>
            <table:change-track-table-cell/>
          </table:previous>
        </table:cell-content-change>
        <table:cell-content-change table:id="ct724">
          <table:cell-address table:column="3" table:row="0" table:table="1"/>
          <office:change-info>
            <dc:creator> </dc:creator>
            <dc:date>2020-04-30T00:41:28.37</dc:date>
          </office:change-info>
          <table:previous table:id="ct723">
            <table:change-track-table-cell office:value-type="string">
              <text:p>Vlan Nme</text:p>
            </table:change-track-table-cell>
          </table:previous>
        </table:cell-content-change>
        <table:cell-content-change table:id="ct725">
          <table:cell-address table:column="3" table:row="2" table:table="1"/>
          <office:change-info>
            <dc:creator> </dc:creator>
            <dc:date>2020-04-30T00:41:51.51</dc:date>
          </office:change-info>
          <table:previous>
            <table:change-track-table-cell/>
          </table:previous>
        </table:cell-content-change>
        <table:cell-content-change table:id="ct726">
          <table:cell-address table:column="6" table:row="0" table:table="1"/>
          <office:change-info>
            <dc:creator> </dc:creator>
            <dc:date>2020-04-30T00:43:04.56</dc:date>
          </office:change-info>
          <table:previous>
            <table:change-track-table-cell/>
          </table:previous>
        </table:cell-content-change>
        <table:cell-content-change table:id="ct727">
          <table:cell-address table:column="6" table:row="2" table:table="1"/>
          <office:change-info>
            <dc:creator> </dc:creator>
            <dc:date>2020-04-30T00:43:45.56</dc:date>
          </office:change-info>
          <table:previous>
            <table:change-track-table-cell/>
          </table:previous>
        </table:cell-content-change>
        <table:cell-content-change table:id="ct728">
          <table:cell-address table:column="6" table:row="2" table:table="1"/>
          <office:change-info>
            <dc:creator> </dc:creator>
            <dc:date>2020-04-30T00:44:35.38</dc:date>
          </office:change-info>
          <table:previous table:id="ct727">
            <table:change-track-table-cell table:cell-address="Firewall.G3" table:formula="of:=CONCATENATE([.A4];&quot; &quot;;[.D4];&quot; &quot;;[.E4];&quot; &quot;;[.F4];[.#REF!4];&quot;.&quot;;[.G4];[.H4])" office:value-type="float" office:value="0"/>
          </table:previous>
        </table:cell-content-change>
        <table:cell-content-change table:id="ct729">
          <table:cell-address table:column="6" table:row="3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30">
          <table:cell-address table:column="6" table:row="4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31">
          <table:cell-address table:column="6" table:row="5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32">
          <table:cell-address table:column="6" table:row="6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33">
          <table:cell-address table:column="6" table:row="7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34">
          <table:cell-address table:column="6" table:row="8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35">
          <table:cell-address table:column="6" table:row="9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36">
          <table:cell-address table:column="6" table:row="10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37">
          <table:cell-address table:column="6" table:row="11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38">
          <table:cell-address table:column="6" table:row="12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39">
          <table:cell-address table:column="6" table:row="13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40">
          <table:cell-address table:column="6" table:row="14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41">
          <table:cell-address table:column="6" table:row="15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42">
          <table:cell-address table:column="6" table:row="16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43">
          <table:cell-address table:column="6" table:row="17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44">
          <table:cell-address table:column="6" table:row="18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45">
          <table:cell-address table:column="6" table:row="19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46">
          <table:cell-address table:column="6" table:row="20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47">
          <table:cell-address table:column="6" table:row="21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48">
          <table:cell-address table:column="6" table:row="22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49">
          <table:cell-address table:column="6" table:row="23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50">
          <table:cell-address table:column="0" table:row="3" table:table="1"/>
          <office:change-info>
            <dc:creator> </dc:creator>
            <dc:date>2020-04-30T00:45:07.44</dc:date>
          </office:change-info>
          <table:previous table:id="ct700">
            <table:change-track-table-cell office:value-type="string">
              <text:p>set firewall name WAN_IN description 'WAN to internal'</text:p>
            </table:change-track-table-cell>
          </table:previous>
        </table:cell-content-change>
        <table:cell-content-change table:id="ct751">
          <table:cell-address table:column="4" table:row="3" table:table="1"/>
          <office:change-info>
            <dc:creator> </dc:creator>
            <dc:date>2020-04-30T00:45:08.48</dc:date>
          </office:change-info>
          <table:previous>
            <table:change-track-table-cell/>
          </table:previous>
        </table:cell-content-change>
        <table:cell-content-change table:id="ct752">
          <table:cell-address table:column="4" table:row="3" table:table="1"/>
          <office:change-info>
            <dc:creator> </dc:creator>
            <dc:date>2020-04-30T00:45:20.69</dc:date>
          </office:change-info>
          <table:previous table:id="ct751">
            <table:change-track-table-cell office:value-type="string">
              <text:p>WAN_IN description 'WAN to internal'</text:p>
            </table:change-track-table-cell>
          </table:previous>
        </table:cell-content-change>
        <table:cell-content-change table:id="ct753">
          <table:cell-address table:column="4" table:row="2" table:table="1"/>
          <office:change-info>
            <dc:creator> </dc:creator>
            <dc:date>2020-04-30T00:45:22.74</dc:date>
          </office:change-info>
          <table:previous table:id="ct722">
            <table:change-track-table-cell office:value-type="string">
              <text:p><text:s/>_IN default-action drop</text:p>
            </table:change-track-table-cell>
          </table:previous>
        </table:cell-content-change>
        <table:cell-content-change table:id="ct754">
          <table:cell-address table:column="0" table:row="4" table:table="1"/>
          <office:change-info>
            <dc:creator> </dc:creator>
            <dc:date>2020-04-30T00:45:36.03</dc:date>
          </office:change-info>
          <table:previous table:id="ct701">
            <table:change-track-table-cell office:value-type="string">
              <text:p>set firewall name WAN_IN rule 10 action accept</text:p>
            </table:change-track-table-cell>
          </table:previous>
        </table:cell-content-change>
        <table:cell-content-change table:id="ct755">
          <table:cell-address table:column="4" table:row="4" table:table="1"/>
          <office:change-info>
            <dc:creator> </dc:creator>
            <dc:date>2020-04-30T00:45:36.99</dc:date>
          </office:change-info>
          <table:previous>
            <table:change-track-table-cell/>
          </table:previous>
        </table:cell-content-change>
        <table:cell-content-change table:id="ct756">
          <table:cell-address table:column="0" table:row="5" table:table="1"/>
          <office:change-info>
            <dc:creator> </dc:creator>
            <dc:date>2020-04-30T00:45:44.17</dc:date>
          </office:change-info>
          <table:previous table:id="ct702">
            <table:change-track-table-cell office:value-type="string">
              <text:p>set firewall name WAN_IN rule 10 description 'Allow established/related'</text:p>
            </table:change-track-table-cell>
          </table:previous>
        </table:cell-content-change>
        <table:cell-content-change table:id="ct757">
          <table:cell-address table:column="4" table:row="5" table:table="1"/>
          <office:change-info>
            <dc:creator> </dc:creator>
            <dc:date>2020-04-30T00:45:45</dc:date>
          </office:change-info>
          <table:previous>
            <table:change-track-table-cell/>
          </table:previous>
        </table:cell-content-change>
        <table:cell-content-change table:id="ct758">
          <table:cell-address table:column="0" table:row="6" table:table="1"/>
          <office:change-info>
            <dc:creator> </dc:creator>
            <dc:date>2020-04-30T00:45:52.51</dc:date>
          </office:change-info>
          <table:previous table:id="ct703">
            <table:change-track-table-cell office:value-type="string">
              <text:p>set firewall name WAN_IN rule 10 state established enable</text:p>
            </table:change-track-table-cell>
          </table:previous>
        </table:cell-content-change>
        <table:cell-content-change table:id="ct759">
          <table:cell-address table:column="4" table:row="6" table:table="1"/>
          <office:change-info>
            <dc:creator> </dc:creator>
            <dc:date>2020-04-30T00:45:53.77</dc:date>
          </office:change-info>
          <table:previous>
            <table:change-track-table-cell/>
          </table:previous>
        </table:cell-content-change>
        <table:cell-content-change table:id="ct760">
          <table:cell-address table:column="0" table:row="7" table:table="1"/>
          <office:change-info>
            <dc:creator> </dc:creator>
            <dc:date>2020-04-30T00:45:58.57</dc:date>
          </office:change-info>
          <table:previous table:id="ct704">
            <table:change-track-table-cell office:value-type="string">
              <text:p>set firewall name WAN_IN rule 10 state related enable</text:p>
            </table:change-track-table-cell>
          </table:previous>
        </table:cell-content-change>
        <table:cell-content-change table:id="ct761">
          <table:cell-address table:column="4" table:row="7" table:table="1"/>
          <office:change-info>
            <dc:creator> </dc:creator>
            <dc:date>2020-04-30T00:45:59.37</dc:date>
          </office:change-info>
          <table:previous>
            <table:change-track-table-cell/>
          </table:previous>
        </table:cell-content-change>
        <table:cell-content-change table:id="ct762">
          <table:cell-address table:column="0" table:row="8" table:table="1"/>
          <office:change-info>
            <dc:creator> </dc:creator>
            <dc:date>2020-04-30T00:46:05.44</dc:date>
          </office:change-info>
          <table:previous table:id="ct705">
            <table:change-track-table-cell office:value-type="string">
              <text:p>set firewall name WAN_IN rule 20 action drop</text:p>
            </table:change-track-table-cell>
          </table:previous>
        </table:cell-content-change>
        <table:cell-content-change table:id="ct763">
          <table:cell-address table:column="4" table:row="8" table:table="1"/>
          <office:change-info>
            <dc:creator> </dc:creator>
            <dc:date>2020-04-30T00:46:06.22</dc:date>
          </office:change-info>
          <table:previous>
            <table:change-track-table-cell/>
          </table:previous>
        </table:cell-content-change>
        <table:cell-content-change table:id="ct764">
          <table:cell-address table:column="0" table:row="9" table:table="1"/>
          <office:change-info>
            <dc:creator> </dc:creator>
            <dc:date>2020-04-30T00:46:12.02</dc:date>
          </office:change-info>
          <table:previous table:id="ct706">
            <table:change-track-table-cell office:value-type="string">
              <text:p>set firewall name WAN_IN rule 20 description 'Drop invalid state'</text:p>
            </table:change-track-table-cell>
          </table:previous>
        </table:cell-content-change>
        <table:cell-content-change table:id="ct765">
          <table:cell-address table:column="4" table:row="9" table:table="1"/>
          <office:change-info>
            <dc:creator> </dc:creator>
            <dc:date>2020-04-30T00:46:12.82</dc:date>
          </office:change-info>
          <table:previous>
            <table:change-track-table-cell/>
          </table:previous>
        </table:cell-content-change>
        <table:cell-content-change table:id="ct766">
          <table:cell-address table:column="0" table:row="10" table:table="1"/>
          <office:change-info>
            <dc:creator> </dc:creator>
            <dc:date>2020-04-30T00:46:20.82</dc:date>
          </office:change-info>
          <table:previous table:id="ct707">
            <table:change-track-table-cell office:value-type="string">
              <text:p>set firewall name WAN_IN rule 20 state invalid enable</text:p>
            </table:change-track-table-cell>
          </table:previous>
        </table:cell-content-change>
        <table:cell-content-change table:id="ct767">
          <table:cell-address table:column="4" table:row="10" table:table="1"/>
          <office:change-info>
            <dc:creator> </dc:creator>
            <dc:date>2020-04-30T00:46:21.56</dc:date>
          </office:change-info>
          <table:previous>
            <table:change-track-table-cell/>
          </table:previous>
        </table:cell-content-change>
        <table:cell-content-change table:id="ct768">
          <table:cell-address table:column="3" table:row="3" table:table="1"/>
          <office:change-info>
            <dc:creator> </dc:creator>
            <dc:date>2020-04-30T00:46:28.91</dc:date>
          </office:change-info>
          <table:previous>
            <table:change-track-table-cell/>
          </table:previous>
        </table:cell-content-change>
        <table:cell-content-change table:id="ct769">
          <table:cell-address table:column="3" table:row="3" table:table="1"/>
          <office:change-info>
            <dc:creator> </dc:creator>
            <dc:date>2020-04-30T00:46:36.95</dc:date>
          </office:change-info>
          <table:previous table:id="ct768">
            <table:change-track-table-cell table:cell-address="Firewall.D4" table:formula="of:=[.A3]" office:value-type="string">
              <text:p>set firewall name</text:p>
            </table:change-track-table-cell>
          </table:previous>
        </table:cell-content-change>
        <table:cell-content-change table:id="ct770">
          <table:cell-address table:column="3" table:row="4" table:table="1"/>
          <office:change-info>
            <dc:creator> </dc:creator>
            <dc:date>2020-04-30T00:46:48.34</dc:date>
          </office:change-info>
          <table:previous>
            <table:change-track-table-cell/>
          </table:previous>
        </table:cell-content-change>
        <table:cell-content-change table:id="ct771">
          <table:cell-address table:column="3" table:row="5" table:table="1"/>
          <office:change-info>
            <dc:creator> </dc:creator>
            <dc:date>2020-04-30T00:46:48.34</dc:date>
          </office:change-info>
          <table:previous>
            <table:change-track-table-cell/>
          </table:previous>
        </table:cell-content-change>
        <table:cell-content-change table:id="ct772">
          <table:cell-address table:column="3" table:row="6" table:table="1"/>
          <office:change-info>
            <dc:creator> </dc:creator>
            <dc:date>2020-04-30T00:46:48.34</dc:date>
          </office:change-info>
          <table:previous>
            <table:change-track-table-cell/>
          </table:previous>
        </table:cell-content-change>
        <table:cell-content-change table:id="ct773">
          <table:cell-address table:column="3" table:row="7" table:table="1"/>
          <office:change-info>
            <dc:creator> </dc:creator>
            <dc:date>2020-04-30T00:46:48.34</dc:date>
          </office:change-info>
          <table:previous>
            <table:change-track-table-cell/>
          </table:previous>
        </table:cell-content-change>
        <table:cell-content-change table:id="ct774">
          <table:cell-address table:column="3" table:row="8" table:table="1"/>
          <office:change-info>
            <dc:creator> </dc:creator>
            <dc:date>2020-04-30T00:46:48.34</dc:date>
          </office:change-info>
          <table:previous>
            <table:change-track-table-cell/>
          </table:previous>
        </table:cell-content-change>
        <table:cell-content-change table:id="ct775">
          <table:cell-address table:column="3" table:row="9" table:table="1"/>
          <office:change-info>
            <dc:creator> </dc:creator>
            <dc:date>2020-04-30T00:46:48.34</dc:date>
          </office:change-info>
          <table:previous>
            <table:change-track-table-cell/>
          </table:previous>
        </table:cell-content-change>
        <table:cell-content-change table:id="ct776">
          <table:cell-address table:column="3" table:row="10" table:table="1"/>
          <office:change-info>
            <dc:creator> </dc:creator>
            <dc:date>2020-04-30T00:46:48.34</dc:date>
          </office:change-info>
          <table:previous>
            <table:change-track-table-cell/>
          </table:previous>
        </table:cell-content-change>
        <table:cell-content-change table:id="ct777">
          <table:cell-address table:column="4" table:row="4" table:table="1"/>
          <office:change-info>
            <dc:creator> </dc:creator>
            <dc:date>2020-04-30T00:46:59.90</dc:date>
          </office:change-info>
          <table:previous table:id="ct755">
            <table:change-track-table-cell office:value-type="string">
              <text:p>WAN_IN rule 10 action accept</text:p>
            </table:change-track-table-cell>
          </table:previous>
        </table:cell-content-change>
        <table:cell-content-change table:id="ct778">
          <table:cell-address table:column="4" table:row="5" table:table="1"/>
          <office:change-info>
            <dc:creator> </dc:creator>
            <dc:date>2020-04-30T00:47:04.72</dc:date>
          </office:change-info>
          <table:previous table:id="ct757">
            <table:change-track-table-cell office:value-type="string">
              <text:p>WAN_IN rule 10 description 'Allow established/related'</text:p>
            </table:change-track-table-cell>
          </table:previous>
        </table:cell-content-change>
        <table:cell-content-change table:id="ct779">
          <table:cell-address table:column="4" table:row="6" table:table="1"/>
          <office:change-info>
            <dc:creator> </dc:creator>
            <dc:date>2020-04-30T00:47:08.81</dc:date>
          </office:change-info>
          <table:previous table:id="ct759">
            <table:change-track-table-cell office:value-type="string">
              <text:p>WAN_IN rule 10 state established enable</text:p>
            </table:change-track-table-cell>
          </table:previous>
        </table:cell-content-change>
        <table:cell-content-change table:id="ct780">
          <table:cell-address table:column="4" table:row="7" table:table="1"/>
          <office:change-info>
            <dc:creator> </dc:creator>
            <dc:date>2020-04-30T00:47:11.62</dc:date>
          </office:change-info>
          <table:previous table:id="ct761">
            <table:change-track-table-cell office:value-type="string">
              <text:p>WAN_IN rule 10 state related enable</text:p>
            </table:change-track-table-cell>
          </table:previous>
        </table:cell-content-change>
        <table:cell-content-change table:id="ct781">
          <table:cell-address table:column="4" table:row="8" table:table="1"/>
          <office:change-info>
            <dc:creator> </dc:creator>
            <dc:date>2020-04-30T00:47:14.52</dc:date>
          </office:change-info>
          <table:previous table:id="ct763">
            <table:change-track-table-cell office:value-type="string">
              <text:p>WAN_IN rule 20 action drop</text:p>
            </table:change-track-table-cell>
          </table:previous>
        </table:cell-content-change>
        <table:cell-content-change table:id="ct782">
          <table:cell-address table:column="4" table:row="9" table:table="1"/>
          <office:change-info>
            <dc:creator> </dc:creator>
            <dc:date>2020-04-30T00:47:17.42</dc:date>
          </office:change-info>
          <table:previous table:id="ct765">
            <table:change-track-table-cell office:value-type="string">
              <text:p>WAN_IN rule 20 description 'Drop invalid state'</text:p>
            </table:change-track-table-cell>
          </table:previous>
        </table:cell-content-change>
        <table:cell-content-change table:id="ct783">
          <table:cell-address table:column="4" table:row="10" table:table="1"/>
          <office:change-info>
            <dc:creator> </dc:creator>
            <dc:date>2020-04-30T00:47:23.79</dc:date>
          </office:change-info>
          <table:previous table:id="ct767">
            <table:change-track-table-cell office:value-type="string">
              <text:p>WAN_IN rule 20 state invalid enable</text:p>
            </table:change-track-table-cell>
          </table:previous>
        </table:cell-content-change>
        <table:cell-content-change table:id="ct784">
          <table:cell-address table:column="4" table:row="3" table:table="1"/>
          <office:change-info>
            <dc:creator> </dc:creator>
            <dc:date>2020-04-30T00:48:14.98</dc:date>
          </office:change-info>
          <table:previous table:id="ct752">
            <table:change-track-table-cell office:value-type="string">
              <text:p>_IN description 'WAN to internal'</text:p>
            </table:change-track-table-cell>
          </table:previous>
        </table:cell-content-change>
        <table:cell-content-change table:id="ct785">
          <table:cell-address table:column="7" table:row="3" table:table="1"/>
          <office:change-info>
            <dc:creator> </dc:creator>
            <dc:date>2020-04-30T00:48:16.35</dc:date>
          </office:change-info>
          <table:previous>
            <table:change-track-table-cell/>
          </table:previous>
        </table:cell-content-change>
        <table:cell-content-change table:id="ct786">
          <table:cell-address table:column="7" table:row="3" table:table="1"/>
          <office:change-info>
            <dc:creator> </dc:creator>
            <dc:date>2020-04-30T00:48:24.21</dc:date>
          </office:change-info>
          <table:previous table:id="ct785">
            <table:change-track-table-cell office:value-type="string">
              <text:p>WAN to internal'</text:p>
            </table:change-track-table-cell>
          </table:previous>
        </table:cell-content-change>
        <table:cell-content-change table:id="ct787">
          <table:cell-address table:column="6" table:row="3" table:table="1"/>
          <office:change-info>
            <dc:creator> </dc:creator>
            <dc:date>2020-04-30T00:48:27.63</dc:date>
          </office:change-info>
          <table:previous>
            <table:change-track-table-cell/>
          </table:previous>
        </table:cell-content-change>
        <table:cell-content-change table:id="ct788">
          <table:cell-address table:column="0" table:row="12" table:table="1"/>
          <office:change-info>
            <dc:creator> </dc:creator>
            <dc:date>2020-04-30T00:48:43.93</dc:date>
          </office:change-info>
          <table:previous table:id="ct708">
            <table:change-track-table-cell office:value-type="string">
              <text:p>set firewall name WAN_LOCAL default-action drop</text:p>
            </table:change-track-table-cell>
          </table:previous>
        </table:cell-content-change>
        <table:cell-content-change table:id="ct789">
          <table:cell-address table:column="4" table:row="12" table:table="1"/>
          <office:change-info>
            <dc:creator> </dc:creator>
            <dc:date>2020-04-30T00:48:44.72</dc:date>
          </office:change-info>
          <table:previous>
            <table:change-track-table-cell/>
          </table:previous>
        </table:cell-content-change>
        <table:cell-content-change table:id="ct790">
          <table:cell-address table:column="4" table:row="13" table:table="1"/>
          <office:change-info>
            <dc:creator> </dc:creator>
            <dc:date>2020-04-30T00:48:51.16</dc:date>
          </office:change-info>
          <table:previous>
            <table:change-track-table-cell/>
          </table:previous>
        </table:cell-content-change>
        <table:cell-content-change table:id="ct791">
          <table:cell-address table:column="0" table:row="13" table:table="1"/>
          <office:change-info>
            <dc:creator> </dc:creator>
            <dc:date>2020-04-30T00:49:02.70</dc:date>
          </office:change-info>
          <table:previous table:id="ct709">
            <table:change-track-table-cell office:value-type="string">
              <text:p>set firewall name WAN_LOCAL description 'WAN to router'</text:p>
            </table:change-track-table-cell>
          </table:previous>
        </table:cell-content-change>
        <table:cell-content-change table:id="ct792">
          <table:cell-address table:column="0" table:row="14" table:table="1"/>
          <office:change-info>
            <dc:creator> </dc:creator>
            <dc:date>2020-04-30T00:49:10.06</dc:date>
          </office:change-info>
          <table:previous table:id="ct710">
            <table:change-track-table-cell office:value-type="string">
              <text:p>set firewall name WAN_LOCAL rule 10 action accept</text:p>
            </table:change-track-table-cell>
          </table:previous>
        </table:cell-content-change>
        <table:cell-content-change table:id="ct793">
          <table:cell-address table:column="4" table:row="14" table:table="1"/>
          <office:change-info>
            <dc:creator> </dc:creator>
            <dc:date>2020-04-30T00:49:10.76</dc:date>
          </office:change-info>
          <table:previous>
            <table:change-track-table-cell/>
          </table:previous>
        </table:cell-content-change>
        <table:cell-content-change table:id="ct794">
          <table:cell-address table:column="0" table:row="15" table:table="1"/>
          <office:change-info>
            <dc:creator> </dc:creator>
            <dc:date>2020-04-30T00:49:17.21</dc:date>
          </office:change-info>
          <table:previous table:id="ct711">
            <table:change-track-table-cell office:value-type="string">
              <text:p>set firewall name WAN_LOCAL rule 10 description 'Allow established/related'</text:p>
            </table:change-track-table-cell>
          </table:previous>
        </table:cell-content-change>
        <table:cell-content-change table:id="ct795">
          <table:cell-address table:column="4" table:row="15" table:table="1"/>
          <office:change-info>
            <dc:creator> </dc:creator>
            <dc:date>2020-04-30T00:49:17.90</dc:date>
          </office:change-info>
          <table:previous>
            <table:change-track-table-cell/>
          </table:previous>
        </table:cell-content-change>
        <table:cell-content-change table:id="ct796">
          <table:cell-address table:column="0" table:row="16" table:table="1"/>
          <office:change-info>
            <dc:creator> </dc:creator>
            <dc:date>2020-04-30T00:49:23.63</dc:date>
          </office:change-info>
          <table:previous table:id="ct712">
            <table:change-track-table-cell office:value-type="string">
              <text:p>set firewall name WAN_LOCAL rule 10 state established enable</text:p>
            </table:change-track-table-cell>
          </table:previous>
        </table:cell-content-change>
        <table:cell-content-change table:id="ct797">
          <table:cell-address table:column="4" table:row="16" table:table="1"/>
          <office:change-info>
            <dc:creator> </dc:creator>
            <dc:date>2020-04-30T00:49:24.30</dc:date>
          </office:change-info>
          <table:previous>
            <table:change-track-table-cell/>
          </table:previous>
        </table:cell-content-change>
        <table:cell-content-change table:id="ct798">
          <table:cell-address table:column="0" table:row="17" table:table="1"/>
          <office:change-info>
            <dc:creator> </dc:creator>
            <dc:date>2020-04-30T00:49:31.74</dc:date>
          </office:change-info>
          <table:previous table:id="ct713">
            <table:change-track-table-cell office:value-type="string">
              <text:p>set firewall name WAN_LOCAL rule 10 state related enable</text:p>
            </table:change-track-table-cell>
          </table:previous>
        </table:cell-content-change>
        <table:cell-content-change table:id="ct799">
          <table:cell-address table:column="4" table:row="17" table:table="1"/>
          <office:change-info>
            <dc:creator> </dc:creator>
            <dc:date>2020-04-30T00:49:32.28</dc:date>
          </office:change-info>
          <table:previous>
            <table:change-track-table-cell/>
          </table:previous>
        </table:cell-content-change>
        <table:cell-content-change table:id="ct800">
          <table:cell-address table:column="0" table:row="18" table:table="1"/>
          <office:change-info>
            <dc:creator> </dc:creator>
            <dc:date>2020-04-30T00:49:37.31</dc:date>
          </office:change-info>
          <table:previous table:id="ct714">
            <table:change-track-table-cell office:value-type="string">
              <text:p>set firewall name WAN_LOCAL rule 20 action drop</text:p>
            </table:change-track-table-cell>
          </table:previous>
        </table:cell-content-change>
        <table:cell-content-change table:id="ct801">
          <table:cell-address table:column="4" table:row="18" table:table="1"/>
          <office:change-info>
            <dc:creator> </dc:creator>
            <dc:date>2020-04-30T00:49:37.70</dc:date>
          </office:change-info>
          <table:previous>
            <table:change-track-table-cell/>
          </table:previous>
        </table:cell-content-change>
        <table:cell-content-change table:id="ct802">
          <table:cell-address table:column="0" table:row="19" table:table="1"/>
          <office:change-info>
            <dc:creator> </dc:creator>
            <dc:date>2020-04-30T00:49:43.25</dc:date>
          </office:change-info>
          <table:previous table:id="ct715">
            <table:change-track-table-cell office:value-type="string">
              <text:p>set firewall name WAN_LOCAL rule 20 description 'Drop invalid state'</text:p>
            </table:change-track-table-cell>
          </table:previous>
        </table:cell-content-change>
        <table:cell-content-change table:id="ct803">
          <table:cell-address table:column="4" table:row="19" table:table="1"/>
          <office:change-info>
            <dc:creator> </dc:creator>
            <dc:date>2020-04-30T00:49:43.62</dc:date>
          </office:change-info>
          <table:previous>
            <table:change-track-table-cell/>
          </table:previous>
        </table:cell-content-change>
        <table:cell-content-change table:id="ct804">
          <table:cell-address table:column="0" table:row="20" table:table="1"/>
          <office:change-info>
            <dc:creator> </dc:creator>
            <dc:date>2020-04-30T00:49:48.52</dc:date>
          </office:change-info>
          <table:previous table:id="ct716">
            <table:change-track-table-cell office:value-type="string">
              <text:p>set firewall name WAN_LOCAL rule 20 state invalid enable</text:p>
            </table:change-track-table-cell>
          </table:previous>
        </table:cell-content-change>
        <table:cell-content-change table:id="ct805">
          <table:cell-address table:column="4" table:row="20" table:table="1"/>
          <office:change-info>
            <dc:creator> </dc:creator>
            <dc:date>2020-04-30T00:49:49.52</dc:date>
          </office:change-info>
          <table:previous>
            <table:change-track-table-cell/>
          </table:previous>
        </table:cell-content-change>
        <table:cell-content-change table:id="ct806">
          <table:cell-address table:column="0" table:row="22" table:table="1"/>
          <office:change-info>
            <dc:creator> </dc:creator>
            <dc:date>2020-04-30T00:50:04.89</dc:date>
          </office:change-info>
          <table:previous table:id="ct717">
            <table:change-track-table-cell office:value-type="string">
              <text:p>set interfaces ethernet eth0 firewall in name WAN_IN</text:p>
            </table:change-track-table-cell>
          </table:previous>
        </table:cell-content-change>
        <table:cell-content-change table:id="ct807">
          <table:cell-address table:column="4" table:row="22" table:table="1"/>
          <office:change-info>
            <dc:creator> </dc:creator>
            <dc:date>2020-04-30T00:50:05.79</dc:date>
          </office:change-info>
          <table:previous>
            <table:change-track-table-cell/>
          </table:previous>
        </table:cell-content-change>
        <table:cell-content-change table:id="ct808">
          <table:cell-address table:column="0" table:row="23" table:table="1"/>
          <office:change-info>
            <dc:creator> </dc:creator>
            <dc:date>2020-04-30T00:50:11.49</dc:date>
          </office:change-info>
          <table:previous table:id="ct718">
            <table:change-track-table-cell office:value-type="string">
              <text:p>set interfaces ethernet eth0 firewall local name WAN_LOCAL </text:p>
            </table:change-track-table-cell>
          </table:previous>
        </table:cell-content-change>
        <table:cell-content-change table:id="ct809">
          <table:cell-address table:column="4" table:row="23" table:table="1"/>
          <office:change-info>
            <dc:creator> </dc:creator>
            <dc:date>2020-04-30T00:50:11.89</dc:date>
          </office:change-info>
          <table:previous>
            <table:change-track-table-cell/>
          </table:previous>
        </table:cell-content-change>
        <table:cell-content-change table:id="ct810">
          <table:cell-address table:column="4" table:row="23" table:table="1"/>
          <office:change-info>
            <dc:creator> </dc:creator>
            <dc:date>2020-04-30T00:50:17.89</dc:date>
          </office:change-info>
          <table:previous table:id="ct809">
            <table:change-track-table-cell office:value-type="string">
              <text:p><text:s/>WAN_LOCAL </text:p>
            </table:change-track-table-cell>
          </table:previous>
        </table:cell-content-change>
        <table:cell-content-change table:id="ct811">
          <table:cell-address table:column="0" table:row="23" table:table="1"/>
          <office:change-info>
            <dc:creator> </dc:creator>
            <dc:date>2020-04-30T00:50:21.17</dc:date>
          </office:change-info>
          <table:previous table:id="ct808">
            <table:change-track-table-cell office:value-type="string">
              <text:p>set interfaces ethernet eth0 firewall local name</text:p>
            </table:change-track-table-cell>
          </table:previous>
        </table:cell-content-change>
        <table:cell-content-change table:id="ct812">
          <table:cell-address table:column="4" table:row="23" table:table="1"/>
          <office:change-info>
            <dc:creator> </dc:creator>
            <dc:date>2020-04-30T00:50:24.44</dc:date>
          </office:change-info>
          <table:previous table:id="ct810">
            <table:change-track-table-cell office:value-type="string">
              <text:p>WAN_LOCAL </text:p>
            </table:change-track-table-cell>
          </table:previous>
        </table:cell-content-change>
        <table:cell-content-change table:id="ct813">
          <table:cell-address table:column="4" table:row="22" table:table="1"/>
          <office:change-info>
            <dc:creator> </dc:creator>
            <dc:date>2020-04-30T00:50:28.97</dc:date>
          </office:change-info>
          <table:previous table:id="ct807">
            <table:change-track-table-cell office:value-type="string">
              <text:p>WAN_IN</text:p>
            </table:change-track-table-cell>
          </table:previous>
        </table:cell-content-change>
        <table:cell-content-change table:id="ct814">
          <table:cell-address table:column="3" table:row="12" table:table="1"/>
          <office:change-info>
            <dc:creator> </dc:creator>
            <dc:date>2020-04-30T00:50:38.97</dc:date>
          </office:change-info>
          <table:previous>
            <table:change-track-table-cell/>
          </table:previous>
        </table:cell-content-change>
        <table:cell-content-change table:id="ct815">
          <table:cell-address table:column="3" table:row="12" table:table="1"/>
          <office:change-info>
            <dc:creator> </dc:creator>
            <dc:date>2020-04-30T00:50:47.84</dc:date>
          </office:change-info>
          <table:previous table:id="ct814">
            <table:change-track-table-cell table:cell-address="Firewall.D13" table:formula="of:=[.D12]" office:value-type="float" office:value="0"/>
          </table:previous>
        </table:cell-content-change>
        <table:cell-content-change table:id="ct816">
          <table:cell-address table:column="3" table:row="13" table:table="1"/>
          <office:change-info>
            <dc:creator> </dc:creator>
            <dc:date>2020-04-30T00:50:52.18</dc:date>
          </office:change-info>
          <table:previous>
            <table:change-track-table-cell/>
          </table:previous>
        </table:cell-content-change>
        <table:cell-content-change table:id="ct817">
          <table:cell-address table:column="3" table:row="14" table:table="1"/>
          <office:change-info>
            <dc:creator> </dc:creator>
            <dc:date>2020-04-30T00:50:52.18</dc:date>
          </office:change-info>
          <table:previous>
            <table:change-track-table-cell/>
          </table:previous>
        </table:cell-content-change>
        <table:cell-content-change table:id="ct818">
          <table:cell-address table:column="3" table:row="15" table:table="1"/>
          <office:change-info>
            <dc:creator> </dc:creator>
            <dc:date>2020-04-30T00:50:52.18</dc:date>
          </office:change-info>
          <table:previous>
            <table:change-track-table-cell/>
          </table:previous>
        </table:cell-content-change>
        <table:cell-content-change table:id="ct819">
          <table:cell-address table:column="3" table:row="16" table:table="1"/>
          <office:change-info>
            <dc:creator> </dc:creator>
            <dc:date>2020-04-30T00:50:52.18</dc:date>
          </office:change-info>
          <table:previous>
            <table:change-track-table-cell/>
          </table:previous>
        </table:cell-content-change>
        <table:cell-content-change table:id="ct820">
          <table:cell-address table:column="3" table:row="17" table:table="1"/>
          <office:change-info>
            <dc:creator> </dc:creator>
            <dc:date>2020-04-30T00:50:52.18</dc:date>
          </office:change-info>
          <table:previous>
            <table:change-track-table-cell/>
          </table:previous>
        </table:cell-content-change>
        <table:cell-content-change table:id="ct821">
          <table:cell-address table:column="3" table:row="18" table:table="1"/>
          <office:change-info>
            <dc:creator> </dc:creator>
            <dc:date>2020-04-30T00:50:52.18</dc:date>
          </office:change-info>
          <table:previous>
            <table:change-track-table-cell/>
          </table:previous>
        </table:cell-content-change>
        <table:cell-content-change table:id="ct822">
          <table:cell-address table:column="3" table:row="19" table:table="1"/>
          <office:change-info>
            <dc:creator> </dc:creator>
            <dc:date>2020-04-30T00:50:52.18</dc:date>
          </office:change-info>
          <table:previous>
            <table:change-track-table-cell/>
          </table:previous>
        </table:cell-content-change>
        <table:cell-content-change table:id="ct823">
          <table:cell-address table:column="3" table:row="20" table:table="1"/>
          <office:change-info>
            <dc:creator> </dc:creator>
            <dc:date>2020-04-30T00:50:52.18</dc:date>
          </office:change-info>
          <table:previous>
            <table:change-track-table-cell/>
          </table:previous>
        </table:cell-content-change>
        <table:cell-content-change table:id="ct824">
          <table:cell-address table:column="3" table:row="21" table:table="1"/>
          <office:change-info>
            <dc:creator> </dc:creator>
            <dc:date>2020-04-30T00:50:52.18</dc:date>
          </office:change-info>
          <table:previous>
            <table:change-track-table-cell/>
          </table:previous>
        </table:cell-content-change>
        <table:cell-content-change table:id="ct825">
          <table:cell-address table:column="3" table:row="22" table:table="1"/>
          <office:change-info>
            <dc:creator> </dc:creator>
            <dc:date>2020-04-30T00:50:52.18</dc:date>
          </office:change-info>
          <table:previous>
            <table:change-track-table-cell/>
          </table:previous>
        </table:cell-content-change>
        <table:cell-content-change table:id="ct826">
          <table:cell-address table:column="3" table:row="23" table:table="1"/>
          <office:change-info>
            <dc:creator> </dc:creator>
            <dc:date>2020-04-30T00:50:52.18</dc:date>
          </office:change-info>
          <table:previous>
            <table:change-track-table-cell/>
          </table:previous>
        </table:cell-content-change>
        <table:cell-content-change table:id="ct827">
          <table:cell-address table:column="3" table:row="21" table:table="1"/>
          <office:change-info>
            <dc:creator> </dc:creator>
            <dc:date>2020-04-30T00:50:59.67</dc:date>
          </office:change-info>
          <table:previous table:id="ct824">
            <table:change-track-table-cell table:cell-address="Firewall.D22" table:formula="of:=[.D12]" office:value-type="float" office:value="0"/>
          </table:previous>
        </table:cell-content-change>
        <table:cell-content-change table:id="ct828">
          <table:cell-address table:column="4" table:row="12" table:table="1"/>
          <office:change-info>
            <dc:creator> </dc:creator>
            <dc:date>2020-04-30T00:51:12.31</dc:date>
          </office:change-info>
          <table:previous table:id="ct789">
            <table:change-track-table-cell office:value-type="string">
              <text:p>WAN_LOCAL default-action drop</text:p>
            </table:change-track-table-cell>
          </table:previous>
        </table:cell-content-change>
        <table:cell-content-change table:id="ct829">
          <table:cell-address table:column="4" table:row="13" table:table="1"/>
          <office:change-info>
            <dc:creator> </dc:creator>
            <dc:date>2020-04-30T00:51:19.13</dc:date>
          </office:change-info>
          <table:previous table:id="ct790">
            <table:change-track-table-cell office:value-type="string">
              <text:p>WAN_LOCAL description 'WAN to router'</text:p>
            </table:change-track-table-cell>
          </table:previous>
        </table:cell-content-change>
        <table:cell-content-change table:id="ct830">
          <table:cell-address table:column="4" table:row="14" table:table="1"/>
          <office:change-info>
            <dc:creator> </dc:creator>
            <dc:date>2020-04-30T00:51:21.74</dc:date>
          </office:change-info>
          <table:previous table:id="ct793">
            <table:change-track-table-cell office:value-type="string">
              <text:p>WAN_LOCAL rule 10 action accept</text:p>
            </table:change-track-table-cell>
          </table:previous>
        </table:cell-content-change>
        <table:cell-content-change table:id="ct831">
          <table:cell-address table:column="4" table:row="15" table:table="1"/>
          <office:change-info>
            <dc:creator> </dc:creator>
            <dc:date>2020-04-30T00:51:24.95</dc:date>
          </office:change-info>
          <table:previous table:id="ct795">
            <table:change-track-table-cell office:value-type="string">
              <text:p>WAN_LOCAL rule 10 description 'Allow established/related'</text:p>
            </table:change-track-table-cell>
          </table:previous>
        </table:cell-content-change>
        <table:cell-content-change table:id="ct832">
          <table:cell-address table:column="4" table:row="16" table:table="1"/>
          <office:change-info>
            <dc:creator> </dc:creator>
            <dc:date>2020-04-30T00:51:28.54</dc:date>
          </office:change-info>
          <table:previous table:id="ct797">
            <table:change-track-table-cell office:value-type="string">
              <text:p>WAN_LOCAL rule 10 state established enable</text:p>
            </table:change-track-table-cell>
          </table:previous>
        </table:cell-content-change>
        <table:cell-content-change table:id="ct833">
          <table:cell-address table:column="4" table:row="17" table:table="1"/>
          <office:change-info>
            <dc:creator> </dc:creator>
            <dc:date>2020-04-30T00:51:33.67</dc:date>
          </office:change-info>
          <table:previous table:id="ct799">
            <table:change-track-table-cell office:value-type="string">
              <text:p>WAN_LOCAL rule 10 state related enable</text:p>
            </table:change-track-table-cell>
          </table:previous>
        </table:cell-content-change>
        <table:cell-content-change table:id="ct834">
          <table:cell-address table:column="4" table:row="18" table:table="1"/>
          <office:change-info>
            <dc:creator> </dc:creator>
            <dc:date>2020-04-30T00:51:37.73</dc:date>
          </office:change-info>
          <table:previous table:id="ct801">
            <table:change-track-table-cell office:value-type="string">
              <text:p>WAN_LOCAL rule 20 action drop</text:p>
            </table:change-track-table-cell>
          </table:previous>
        </table:cell-content-change>
        <table:cell-content-change table:id="ct835">
          <table:cell-address table:column="4" table:row="19" table:table="1"/>
          <office:change-info>
            <dc:creator> </dc:creator>
            <dc:date>2020-04-30T00:51:41.56</dc:date>
          </office:change-info>
          <table:previous table:id="ct803">
            <table:change-track-table-cell office:value-type="string">
              <text:p>WAN_LOCAL rule 20 description 'Drop invalid state'</text:p>
            </table:change-track-table-cell>
          </table:previous>
        </table:cell-content-change>
        <table:cell-content-change table:id="ct836">
          <table:cell-address table:column="4" table:row="20" table:table="1"/>
          <office:change-info>
            <dc:creator> </dc:creator>
            <dc:date>2020-04-30T00:51:45.11</dc:date>
          </office:change-info>
          <table:previous table:id="ct805">
            <table:change-track-table-cell office:value-type="string">
              <text:p>WAN_LOCAL rule 20 state invalid enable</text:p>
            </table:change-track-table-cell>
          </table:previous>
        </table:cell-content-change>
        <table:insertion table:id="ct837" table:type="column" table:position="0" table:table="1">
          <office:change-info>
            <dc:creator> </dc:creator>
            <dc:date>2020-04-30T00:52:27.62</dc:date>
          </office:change-info>
          <table:dependencies>
            <table:dependence table:id="ct1617"/>
            <table:dependence table:id="ct1616"/>
            <table:dependence table:id="ct1615"/>
            <table:dependence table:id="ct1614"/>
            <table:dependence table:id="ct1613"/>
            <table:dependence table:id="ct1611"/>
            <table:dependence table:id="ct1609"/>
            <table:dependence table:id="ct1606"/>
            <table:dependence table:id="ct1604"/>
            <table:dependence table:id="ct1602"/>
            <table:dependence table:id="ct1601"/>
            <table:dependence table:id="ct1600"/>
            <table:dependence table:id="ct1599"/>
            <table:dependence table:id="ct1598"/>
            <table:dependence table:id="ct1597"/>
            <table:dependence table:id="ct1595"/>
            <table:dependence table:id="ct1593"/>
            <table:dependence table:id="ct1591"/>
            <table:dependence table:id="ct1589"/>
            <table:dependence table:id="ct1587"/>
            <table:dependence table:id="ct1586"/>
            <table:dependence table:id="ct1585"/>
            <table:dependence table:id="ct1583"/>
            <table:dependence table:id="ct1581"/>
            <table:dependence table:id="ct1580"/>
            <table:dependence table:id="ct1578"/>
            <table:dependence table:id="ct1576"/>
            <table:dependence table:id="ct1574"/>
            <table:dependence table:id="ct1573"/>
            <table:dependence table:id="ct1570"/>
            <table:dependence table:id="ct1568"/>
            <table:dependence table:id="ct1567"/>
            <table:dependence table:id="ct1565"/>
            <table:dependence table:id="ct1563"/>
            <table:dependence table:id="ct1506"/>
            <table:dependence table:id="ct1504"/>
            <table:dependence table:id="ct1503"/>
            <table:dependence table:id="ct1502"/>
            <table:dependence table:id="ct1501"/>
            <table:dependence table:id="ct1498"/>
            <table:dependence table:id="ct1496"/>
            <table:dependence table:id="ct1495"/>
            <table:dependence table:id="ct1494"/>
            <table:dependence table:id="ct1490"/>
            <table:dependence table:id="ct1488"/>
            <table:dependence table:id="ct1487"/>
            <table:dependence table:id="ct1486"/>
            <table:dependence table:id="ct1485"/>
            <table:dependence table:id="ct1484"/>
            <table:dependence table:id="ct1483"/>
            <table:dependence table:id="ct1482"/>
            <table:dependence table:id="ct1481"/>
            <table:dependence table:id="ct1480"/>
            <table:dependence table:id="ct1479"/>
            <table:dependence table:id="ct1478"/>
            <table:dependence table:id="ct1477"/>
            <table:dependence table:id="ct1476"/>
            <table:dependence table:id="ct1475"/>
            <table:dependence table:id="ct1474"/>
            <table:dependence table:id="ct1473"/>
            <table:dependence table:id="ct1472"/>
            <table:dependence table:id="ct1471"/>
            <table:dependence table:id="ct1470"/>
            <table:dependence table:id="ct1469"/>
            <table:dependence table:id="ct1468"/>
            <table:dependence table:id="ct1467"/>
            <table:dependence table:id="ct1466"/>
            <table:dependence table:id="ct1465"/>
            <table:dependence table:id="ct1464"/>
            <table:dependence table:id="ct1463"/>
            <table:dependence table:id="ct1462"/>
            <table:dependence table:id="ct1325"/>
            <table:dependence table:id="ct851"/>
            <table:dependence table:id="ct849"/>
            <table:dependence table:id="ct842"/>
            <table:dependence table:id="ct840"/>
            <table:dependence table:id="ct838"/>
          </table:dependencies>
        </table:insertion>
        <table:movement table:id="ct838">
          <table:source-range-address table:start-column="2" table:start-row="0" table:start-table="1" table:end-column="2" table:end-row="23" table:end-table="1"/>
          <table:target-range-address table:start-column="0" table:start-row="0" table:start-table="1" table:end-column="0" table:end-row="23" table:end-table="1"/>
          <office:change-info>
            <dc:creator> </dc:creator>
            <dc:date>2020-04-30T00:52:40.27</dc:date>
          </office:change-info>
          <table:dependencies>
            <table:dependence table:id="ct844"/>
            <table:dependence table:id="ct843"/>
            <table:dependence table:id="ct841"/>
          </table:dependencies>
        </table:movement>
        <table:insertion table:id="ct839" table:type="column" table:position="1" table:table="1">
          <office:change-info>
            <dc:creator> </dc:creator>
            <dc:date>2020-04-30T00:53:01.69</dc:date>
          </office:change-info>
          <table:dependencies>
            <table:dependence table:id="ct905"/>
            <table:dependence table:id="ct904"/>
            <table:dependence table:id="ct903"/>
            <table:dependence table:id="ct902"/>
            <table:dependence table:id="ct901"/>
            <table:dependence table:id="ct853"/>
            <table:dependence table:id="ct852"/>
            <table:dependence table:id="ct850"/>
          </table:dependencies>
        </table:insertion>
        <table:cell-content-change table:id="ct840">
          <table:cell-address table:column="0" table:row="22" table:table="1"/>
          <office:change-info>
            <dc:creator> </dc:creator>
            <dc:date>2020-04-30T00:53:41.31</dc:date>
          </office:change-info>
          <table:previous table:id="ct806">
            <table:change-track-table-cell office:value-type="string">
              <text:p>set interfaces ethernet eth0 firewall in name </text:p>
            </table:change-track-table-cell>
          </table:previous>
        </table:cell-content-change>
        <table:cell-content-change table:id="ct841">
          <table:cell-address table:column="2" table:row="22" table:table="1"/>
          <office:change-info>
            <dc:creator> </dc:creator>
            <dc:date>2020-04-30T00:53:42.35</dc:date>
          </office:change-info>
          <table:previous>
            <table:change-track-table-cell/>
          </table:previous>
        </table:cell-content-change>
        <table:cell-content-change table:id="ct842">
          <table:cell-address table:column="0" table:row="23" table:table="1"/>
          <office:change-info>
            <dc:creator> </dc:creator>
            <dc:date>2020-04-30T00:53:48.73</dc:date>
          </office:change-info>
          <table:previous table:id="ct811">
            <table:change-track-table-cell office:value-type="string">
              <text:p>set interfaces ethernet eth0 firewall local name </text:p>
            </table:change-track-table-cell>
          </table:previous>
        </table:cell-content-change>
        <table:cell-content-change table:id="ct843">
          <table:cell-address table:column="2" table:row="23" table:table="1"/>
          <office:change-info>
            <dc:creator> </dc:creator>
            <dc:date>2020-04-30T00:53:49.94</dc:date>
          </office:change-info>
          <table:previous>
            <table:change-track-table-cell/>
          </table:previous>
        </table:cell-content-change>
        <table:cell-content-change table:id="ct844">
          <table:cell-address table:column="2" table:row="22" table:table="1"/>
          <office:change-info>
            <dc:creator> </dc:creator>
            <dc:date>2020-04-30T00:53:57.01</dc:date>
          </office:change-info>
          <table:previous table:id="ct841">
            <table:change-track-table-cell office:value-type="string">
              <text:p>firewall in name </text:p>
            </table:change-track-table-cell>
          </table:previous>
        </table:cell-content-change>
        <table:cell-content-change table:id="ct845">
          <table:cell-address table:column="6" table:row="22" table:table="1"/>
          <office:change-info>
            <dc:creator> </dc:creator>
            <dc:date>2020-04-30T00:54:53.28</dc:date>
          </office:change-info>
          <table:previous table:id="ct748">
            <table:change-track-table-cell table:cell-address="Firewall.G23" table:formula="of:=CONCATENATE([.A23];[.D23];[.E23])" office:value-type="string">
              <text:p>set interfaces ethernet Production_IN</text:p>
            </table:change-track-table-cell>
          </table:previous>
        </table:cell-content-change>
        <table:cell-content-change table:id="ct846">
          <table:cell-address table:column="6" table:row="23" table:table="1"/>
          <office:change-info>
            <dc:creator> </dc:creator>
            <dc:date>2020-04-30T00:55:09.20</dc:date>
          </office:change-info>
          <table:previous table:id="ct749">
            <table:change-track-table-cell table:cell-address="Firewall.G24" table:formula="of:=CONCATENATE([.A24];[.D24];[.E24])" office:value-type="string">
              <text:p>set interfaces ethernet Production_LOCAL </text:p>
            </table:change-track-table-cell>
          </table:previous>
        </table:cell-content-change>
        <table:cell-content-change table:id="ct847">
          <table:cell-address table:column="6" table:row="22" table:table="1"/>
          <office:change-info>
            <dc:creator> </dc:creator>
            <dc:date>2020-04-30T00:55:24.57</dc:date>
          </office:change-info>
          <table:previous table:id="ct845">
            <table:change-track-table-cell table:cell-address="Firewall.G23" table:formula="of:=CONCATENATE([.A23];[.C23];[.D23];[.E23])" office:value-type="string">
              <text:p>set interfaces ethernet <text:s/>firewall in name Production_IN</text:p>
            </table:change-track-table-cell>
          </table:previous>
        </table:cell-content-change>
        <table:cell-content-change table:id="ct848">
          <table:cell-address table:column="6" table:row="23" table:table="1"/>
          <office:change-info>
            <dc:creator> </dc:creator>
            <dc:date>2020-04-30T00:55:32.39</dc:date>
          </office:change-info>
          <table:previous table:id="ct846">
            <table:change-track-table-cell table:cell-address="Firewall.G24" table:formula="of:=CONCATENATE([.A24];[.C24];[.D24];[.E24])" office:value-type="string">
              <text:p>set interfaces ethernet <text:s/>firewall local name Production_LOCAL </text:p>
            </table:change-track-table-cell>
          </table:previous>
        </table:cell-content-change>
        <table:cell-content-change table:id="ct849">
          <table:cell-address table:column="0" table:row="22" table:table="1"/>
          <office:change-info>
            <dc:creator> </dc:creator>
            <dc:date>2020-04-30T00:55:47.70</dc:date>
          </office:change-info>
          <table:previous table:id="ct840">
            <table:change-track-table-cell office:value-type="string">
              <text:p>set interfaces ethernet eth0 </text:p>
            </table:change-track-table-cell>
          </table:previous>
        </table:cell-content-change>
        <table:cell-content-change table:id="ct850">
          <table:cell-address table:column="1" table:row="22" table:table="1"/>
          <office:change-info>
            <dc:creator> </dc:creator>
            <dc:date>2020-04-30T00:55:49.44</dc:date>
          </office:change-info>
          <table:previous>
            <table:change-track-table-cell/>
          </table:previous>
        </table:cell-content-change>
        <table:cell-content-change table:id="ct851">
          <table:cell-address table:column="0" table:row="23" table:table="1"/>
          <office:change-info>
            <dc:creator> </dc:creator>
            <dc:date>2020-04-30T00:55:56.34</dc:date>
          </office:change-info>
          <table:previous table:id="ct842">
            <table:change-track-table-cell office:value-type="string">
              <text:p>set interfaces ethernet eth0</text:p>
            </table:change-track-table-cell>
          </table:previous>
        </table:cell-content-change>
        <table:cell-content-change table:id="ct852">
          <table:cell-address table:column="1" table:row="23" table:table="1"/>
          <office:change-info>
            <dc:creator> </dc:creator>
            <dc:date>2020-04-30T00:55:58.72</dc:date>
          </office:change-info>
          <table:previous>
            <table:change-track-table-cell/>
          </table:previous>
        </table:cell-content-change>
        <table:cell-content-change table:id="ct853">
          <table:cell-address table:column="1" table:row="0" table:table="1"/>
          <office:change-info>
            <dc:creator> </dc:creator>
            <dc:date>2020-04-30T00:56:21.48</dc:date>
          </office:change-info>
          <table:previous>
            <table:change-track-table-cell/>
          </table:previous>
        </table:cell-content-change>
        <table:cell-content-change table:id="ct854">
          <table:cell-address table:column="6" table:row="0" table:table="1"/>
          <office:change-info>
            <dc:creator> </dc:creator>
            <dc:date>2020-04-30T00:56:33.02</dc:date>
          </office:change-info>
          <table:previous>
            <table:change-track-table-cell/>
          </table:previous>
        </table:cell-content-change>
        <table:cell-content-change table:id="ct855">
          <table:cell-address table:column="11" table:row="0" table:table="0"/>
          <office:change-info>
            <dc:creator> </dc:creator>
            <dc:date>2020-04-30T00:56:58.76</dc:date>
          </office:change-info>
          <table:previous>
            <table:change-track-table-cell/>
          </table:previous>
        </table:cell-content-change>
        <table:cell-content-change table:id="ct856">
          <table:cell-address table:column="11" table:row="3" table:table="0"/>
          <office:change-info>
            <dc:creator> </dc:creator>
            <dc:date>2020-04-30T00:59:07.86</dc:date>
          </office:change-info>
          <table:previous>
            <table:change-track-table-cell/>
          </table:previous>
        </table:cell-content-change>
        <table:cell-content-change table:id="ct857">
          <table:cell-address table:column="11" table:row="3" table:table="0"/>
          <office:change-info>
            <dc:creator> </dc:creator>
            <dc:date>2020-04-30T00:59:13.84</dc:date>
          </office:change-info>
          <table:previous table:id="ct856">
            <table:change-track-table-cell office:value-type="string">
              <text:p>eth</text:p>
            </table:change-track-table-cell>
          </table:previous>
        </table:cell-content-change>
        <table:cell-content-change table:id="ct858">
          <table:cell-address table:column="11" table:row="3" table:table="0"/>
          <office:change-info>
            <dc:creator> </dc:creator>
            <dc:date>2020-04-30T00:59:15.69</dc:date>
          </office:change-info>
          <table:previous table:id="ct857">
            <table:change-track-table-cell office:value-type="string">
              <text:p>switch</text:p>
            </table:change-track-table-cell>
          </table:previous>
        </table:cell-content-change>
        <table:cell-content-change table:id="ct859">
          <table:cell-address table:column="11" table:row="3" table:table="0"/>
          <office:change-info>
            <dc:creator> </dc:creator>
            <dc:date>2020-04-30T01:00:21.11</dc:date>
          </office:change-info>
          <table:previous table:id="ct858">
            <table:change-track-table-cell office:value-type="string">
              <text:p>eth</text:p>
            </table:change-track-table-cell>
          </table:previous>
        </table:cell-content-change>
        <table:cell-content-change table:id="ct860">
          <table:cell-address table:column="11" table:row="0" table:table="0"/>
          <office:change-info>
            <dc:creator> </dc:creator>
            <dc:date>2020-04-30T01:00:32.84</dc:date>
          </office:change-info>
          <table:previous table:id="ct855">
            <table:change-track-table-cell office:value-type="string">
              <text:p>Interface Firewall</text:p>
            </table:change-track-table-cell>
          </table:previous>
        </table:cell-content-change>
        <table:movement table:id="ct861">
          <table:source-range-address table:start-column="12" table:start-row="0" table:start-table="0" table:end-column="12" table:end-row="2" table:end-table="0"/>
          <table:target-range-address table:start-column="11" table:start-row="0" table:start-table="0" table:end-column="11" table:end-row="2" table:end-table="0"/>
          <office:change-info>
            <dc:creator> </dc:creator>
            <dc:date>2020-04-30T01:00:36.68</dc:date>
          </office:change-info>
          <table:dependencies>
            <table:dependence table:id="ct1508"/>
            <table:dependence table:id="ct1372"/>
            <table:dependence table:id="ct895"/>
            <table:dependence table:id="ct894"/>
            <table:dependence table:id="ct893"/>
            <table:dependence table:id="ct892"/>
            <table:dependence table:id="ct891"/>
            <table:dependence table:id="ct875"/>
            <table:dependence table:id="ct874"/>
            <table:dependence table:id="ct873"/>
            <table:dependence table:id="ct872"/>
            <table:dependence table:id="ct871"/>
            <table:dependence table:id="ct870"/>
            <table:dependence table:id="ct869"/>
            <table:dependence table:id="ct868"/>
            <table:dependence table:id="ct867"/>
            <table:dependence table:id="ct866"/>
          </table:dependencies>
        </table:movement>
        <table:cell-content-change table:id="ct862">
          <table:cell-address table:column="11" table:row="3" table:table="0"/>
          <office:change-info>
            <dc:creator> </dc:creator>
            <dc:date>2020-04-30T01:00:45.52</dc:date>
          </office:change-info>
          <table:previous>
            <table:change-track-table-cell/>
          </table:previous>
        </table:cell-content-change>
        <table:cell-content-change table:id="ct863">
          <table:cell-address table:column="11" table:row="4" table:table="0"/>
          <office:change-info>
            <dc:creator> </dc:creator>
            <dc:date>2020-04-30T01:00:46.42</dc:date>
          </office:change-info>
          <table:previous>
            <table:change-track-table-cell/>
          </table:previous>
        </table:cell-content-change>
        <table:cell-content-change table:id="ct864">
          <table:cell-address table:column="11" table:row="5" table:table="0"/>
          <office:change-info>
            <dc:creator> </dc:creator>
            <dc:date>2020-04-30T01:00:47.19</dc:date>
          </office:change-info>
          <table:previous>
            <table:change-track-table-cell/>
          </table:previous>
        </table:cell-content-change>
        <table:cell-content-change table:id="ct865">
          <table:cell-address table:column="11" table:row="6" table:table="0"/>
          <office:change-info>
            <dc:creator> </dc:creator>
            <dc:date>2020-04-30T01:00:47.96</dc:date>
          </office:change-info>
          <table:previous>
            <table:change-track-table-cell/>
          </table:previous>
        </table:cell-content-change>
        <table:cell-content-change table:id="ct866">
          <table:cell-address table:column="12" table:row="0" table:table="0"/>
          <office:change-info>
            <dc:creator> </dc:creator>
            <dc:date>2020-04-30T01:01:05.44</dc:date>
          </office:change-info>
          <table:previous>
            <table:change-track-table-cell/>
          </table:previous>
        </table:cell-content-change>
        <table:cell-content-change table:id="ct867">
          <table:cell-address table:column="12" table:row="3" table:table="0"/>
          <office:change-info>
            <dc:creator> </dc:creator>
            <dc:date>2020-04-30T01:01:38.49</dc:date>
          </office:change-info>
          <table:previous>
            <table:change-track-table-cell/>
          </table:previous>
        </table:cell-content-change>
        <table:cell-content-change table:id="ct868">
          <table:cell-address table:column="12" table:row="3" table:table="0"/>
          <office:change-info>
            <dc:creator> </dc:creator>
            <dc:date>2020-04-30T01:01:52.48</dc:date>
          </office:change-info>
          <table:previous table:id="ct867">
            <table:change-track-table-cell table:cell-address="Data.M4" table:formula="of:=;[.E4];&quot;.&quot;:[.L4]" office:value-type="string"/>
          </table:previous>
        </table:cell-content-change>
        <table:cell-content-change table:id="ct869">
          <table:cell-address table:column="12" table:row="3" table:table="0"/>
          <office:change-info>
            <dc:creator> </dc:creator>
            <dc:date>2020-04-30T01:02:16.49</dc:date>
          </office:change-info>
          <table:previous table:id="ct868">
            <table:change-track-table-cell table:cell-address="Data.M4" table:formula="of:=([.E4]~&quot;.&quot;:[.L4])" office:value-type="float" office:value="0"/>
          </table:previous>
        </table:cell-content-change>
        <table:cell-content-change table:id="ct870">
          <table:cell-address table:column="12" table:row="3" table:table="0"/>
          <office:change-info>
            <dc:creator> </dc:creator>
            <dc:date>2020-04-30T01:02:27.86</dc:date>
          </office:change-info>
          <table:previous table:id="ct869">
            <table:change-track-table-cell table:cell-address="Data.M4" table:formula="of:=;[.E4:.L4]" office:value-type="string"/>
          </table:previous>
        </table:cell-content-change>
        <table:cell-content-change table:id="ct871">
          <table:cell-address table:column="12" table:row="3" table:table="0"/>
          <office:change-info>
            <dc:creator> </dc:creator>
            <dc:date>2020-04-30T01:02:31.40</dc:date>
          </office:change-info>
          <table:previous table:id="ct870">
            <table:change-track-table-cell/>
          </table:previous>
        </table:cell-content-change>
        <table:cell-content-change table:id="ct872">
          <table:cell-address table:column="12" table:row="3" table:table="0"/>
          <office:change-info>
            <dc:creator> </dc:creator>
            <dc:date>2020-04-30T01:02:37.62</dc:date>
          </office:change-info>
          <table:previous table:id="ct871">
            <table:change-track-table-cell table:cell-address="Data.M4" table:formula="of:=;[.L4]" office:value-type="string"/>
          </table:previous>
        </table:cell-content-change>
        <table:cell-content-change table:id="ct873">
          <table:cell-address table:column="12" table:row="3" table:table="0"/>
          <office:change-info>
            <dc:creator> </dc:creator>
            <dc:date>2020-04-30T01:02:46.57</dc:date>
          </office:change-info>
          <table:previous table:id="ct872">
            <table:change-track-table-cell table:cell-address="Data.M4" table:formula="of:=[.L4]" office:value-type="float" office:value="70"/>
          </table:previous>
        </table:cell-content-change>
        <table:cell-content-change table:id="ct874">
          <table:cell-address table:column="12" table:row="3" table:table="0"/>
          <office:change-info>
            <dc:creator> </dc:creator>
            <dc:date>2020-04-30T01:02:54.53</dc:date>
          </office:change-info>
          <table:previous table:id="ct873">
            <table:change-track-table-cell table:cell-address="Data.M4" table:formula="of:=[.L4];&quot;.&quot;" office:value-type="string"/>
          </table:previous>
        </table:cell-content-change>
        <table:cell-content-change table:id="ct875">
          <table:cell-address table:column="12" table:row="3" table:table="0"/>
          <office:change-info>
            <dc:creator> </dc:creator>
            <dc:date>2020-04-30T01:03:54.23</dc:date>
          </office:change-info>
          <table:previous table:id="ct874">
            <table:change-track-table-cell table:cell-address="Data.M4" table:formula="of:=[.L4];&quot;.&quot;;" office:value-type="string"/>
          </table:previous>
        </table:cell-content-change>
        <table:cell-content-change table:id="ct876">
          <table:cell-address table:column="1" table:row="11" table:table="0"/>
          <office:change-info>
            <dc:creator> </dc:creator>
            <dc:date>2020-04-30T01:04:21.70</dc:date>
          </office:change-info>
          <table:previous>
            <table:change-track-table-cell/>
          </table:previous>
        </table:cell-content-change>
        <table:cell-content-change table:id="ct877">
          <table:cell-address table:column="1" table:row="12" table:table="0"/>
          <office:change-info>
            <dc:creator> </dc:creator>
            <dc:date>2020-04-30T01:04:22.57</dc:date>
          </office:change-info>
          <table:previous>
            <table:change-track-table-cell/>
          </table:previous>
        </table:cell-content-change>
        <table:cell-content-change table:id="ct878">
          <table:cell-address table:column="1" table:row="13" table:table="0"/>
          <office:change-info>
            <dc:creator> </dc:creator>
            <dc:date>2020-04-30T01:04:22.94</dc:date>
          </office:change-info>
          <table:previous>
            <table:change-track-table-cell/>
          </table:previous>
        </table:cell-content-change>
        <table:cell-content-change table:id="ct879">
          <table:cell-address table:column="0" table:row="14" table:table="0"/>
          <office:change-info>
            <dc:creator> </dc:creator>
            <dc:date>2020-04-30T01:04:26.44</dc:date>
          </office:change-info>
          <table:previous>
            <table:change-track-table-cell/>
          </table:previous>
        </table:cell-content-change>
        <table:cell-content-change table:id="ct880">
          <table:cell-address table:column="0" table:row="15" table:table="0"/>
          <office:change-info>
            <dc:creator> </dc:creator>
            <dc:date>2020-04-30T01:04:26.95</dc:date>
          </office:change-info>
          <table:previous>
            <table:change-track-table-cell/>
          </table:previous>
        </table:cell-content-change>
        <table:cell-content-change table:id="ct881">
          <table:cell-address table:column="0" table:row="16" table:table="0"/>
          <office:change-info>
            <dc:creator> </dc:creator>
            <dc:date>2020-04-30T01:04:27.44</dc:date>
          </office:change-info>
          <table:previous>
            <table:change-track-table-cell/>
          </table:previous>
        </table:cell-content-change>
        <table:cell-content-change table:id="ct882">
          <table:cell-address table:column="0" table:row="17" table:table="0"/>
          <office:change-info>
            <dc:creator> </dc:creator>
            <dc:date>2020-04-30T01:04:27.88</dc:date>
          </office:change-info>
          <table:previous>
            <table:change-track-table-cell/>
          </table:previous>
        </table:cell-content-change>
        <table:cell-content-change table:id="ct883">
          <table:cell-address table:column="1" table:row="11" table:table="0"/>
          <office:change-info>
            <dc:creator> </dc:creator>
            <dc:date>2020-04-30T01:05:32.66</dc:date>
          </office:change-info>
          <table:previous table:id="ct876">
            <table:change-track-table-cell office:value-type="string">
              <text:p>a</text:p>
            </table:change-track-table-cell>
          </table:previous>
        </table:cell-content-change>
        <table:cell-content-change table:id="ct884">
          <table:cell-address table:column="1" table:row="12" table:table="0"/>
          <office:change-info>
            <dc:creator> </dc:creator>
            <dc:date>2020-04-30T01:05:32.66</dc:date>
          </office:change-info>
          <table:previous table:id="ct877">
            <table:change-track-table-cell office:value-type="string">
              <text:p>b</text:p>
            </table:change-track-table-cell>
          </table:previous>
        </table:cell-content-change>
        <table:cell-content-change table:id="ct885">
          <table:cell-address table:column="1" table:row="13" table:table="0"/>
          <office:change-info>
            <dc:creator> </dc:creator>
            <dc:date>2020-04-30T01:05:32.66</dc:date>
          </office:change-info>
          <table:previous table:id="ct878">
            <table:change-track-table-cell office:value-type="string">
              <text:p>c</text:p>
            </table:change-track-table-cell>
          </table:previous>
        </table:cell-content-change>
        <table:cell-content-change table:id="ct886">
          <table:cell-address table:column="0" table:row="14" table:table="0"/>
          <office:change-info>
            <dc:creator> </dc:creator>
            <dc:date>2020-04-30T01:05:32.66</dc:date>
          </office:change-info>
          <table:previous table:id="ct879">
            <table:change-track-table-cell office:value-type="string">
              <text:p>d</text:p>
            </table:change-track-table-cell>
          </table:previous>
        </table:cell-content-change>
        <table:cell-content-change table:id="ct887">
          <table:cell-address table:column="0" table:row="15" table:table="0"/>
          <office:change-info>
            <dc:creator> </dc:creator>
            <dc:date>2020-04-30T01:05:32.66</dc:date>
          </office:change-info>
          <table:previous table:id="ct880">
            <table:change-track-table-cell office:value-type="string">
              <text:p>e</text:p>
            </table:change-track-table-cell>
          </table:previous>
        </table:cell-content-change>
        <table:cell-content-change table:id="ct888">
          <table:cell-address table:column="0" table:row="16" table:table="0"/>
          <office:change-info>
            <dc:creator> </dc:creator>
            <dc:date>2020-04-30T01:05:32.66</dc:date>
          </office:change-info>
          <table:previous table:id="ct881">
            <table:change-track-table-cell office:value-type="string">
              <text:p>f</text:p>
            </table:change-track-table-cell>
          </table:previous>
        </table:cell-content-change>
        <table:cell-content-change table:id="ct889">
          <table:cell-address table:column="0" table:row="17" table:table="0"/>
          <office:change-info>
            <dc:creator> </dc:creator>
            <dc:date>2020-04-30T01:05:32.66</dc:date>
          </office:change-info>
          <table:previous table:id="ct882">
            <table:change-track-table-cell office:value-type="string">
              <text:p>Guest</text:p>
            </table:change-track-table-cell>
          </table:previous>
        </table:cell-content-change>
        <table:cell-content-change table:id="ct890">
          <table:cell-address table:column="11" table:row="3" table:table="0"/>
          <office:change-info>
            <dc:creator> </dc:creator>
            <dc:date>2020-04-30T01:05:36.03</dc:date>
          </office:change-info>
          <table:previous table:id="ct859">
            <table:change-track-table-cell office:value-type="string">
              <text:p>eth0</text:p>
            </table:change-track-table-cell>
          </table:previous>
        </table:cell-content-change>
        <table:cell-content-change table:id="ct891">
          <table:cell-address table:column="12" table:row="3" table:table="0"/>
          <office:change-info>
            <dc:creator> </dc:creator>
            <dc:date>2020-04-30T01:05:51.28</dc:date>
          </office:change-info>
          <table:previous table:id="ct875">
            <table:change-track-table-cell/>
          </table:previous>
        </table:cell-content-change>
        <table:cell-content-change table:id="ct892">
          <table:cell-address table:column="12" table:row="3" table:table="0"/>
          <office:change-info>
            <dc:creator> </dc:creator>
            <dc:date>2020-04-30T01:05:59.24</dc:date>
          </office:change-info>
          <table:previous table:id="ct891">
            <table:change-track-table-cell table:cell-address="Data.M4" table:formula="of:=[.L4];[.J4]" office:value-type="string"/>
          </table:previous>
        </table:cell-content-change>
        <table:cell-content-change table:id="ct893">
          <table:cell-address table:column="12" table:row="3" table:table="0"/>
          <office:change-info>
            <dc:creator> </dc:creator>
            <dc:date>2020-04-30T01:06:03.48</dc:date>
          </office:change-info>
          <table:previous table:id="ct892">
            <table:change-track-table-cell table:cell-address="Data.M4" table:formula="of:=[.L4];" office:value-type="string"/>
          </table:previous>
        </table:cell-content-change>
        <table:cell-content-change table:id="ct894">
          <table:cell-address table:column="12" table:row="3" table:table="0"/>
          <office:change-info>
            <dc:creator> </dc:creator>
            <dc:date>2020-04-30T01:06:35.96</dc:date>
          </office:change-info>
          <table:previous table:id="ct893">
            <table:change-track-table-cell table:cell-address="Data.M4" table:formula="of:=[.L4]" office:value-type="float" office:value="70"/>
          </table:previous>
        </table:cell-content-change>
        <table:cell-content-change table:id="ct895">
          <table:cell-address table:column="12" table:row="3" table:table="0"/>
          <office:change-info>
            <dc:creator> </dc:creator>
            <dc:date>2020-04-30T01:07:03.84</dc:date>
          </office:change-info>
          <table:previous table:id="ct894">
            <table:change-track-table-cell table:cell-address="Data.M4" table:formula="of:=CONCATENATE([.D4];&quot; &quot;;[.E4];&quot;.&quot;;[.F4])" office:value-type="string">
              <text:p>192 168.22</text:p>
            </table:change-track-table-cell>
          </table:previous>
        </table:cell-content-change>
        <table:cell-content-change table:id="ct896">
          <table:cell-address table:column="12" table:row="3" table:table="0"/>
          <office:change-info>
            <dc:creator> </dc:creator>
            <dc:date>2020-04-30T01:07:09.86</dc:date>
          </office:change-info>
          <table:previous>
            <table:change-track-table-cell/>
          </table:previous>
        </table:cell-content-change>
        <table:cell-content-change table:id="ct897">
          <table:cell-address table:column="12" table:row="4" table:table="0"/>
          <office:change-info>
            <dc:creator> </dc:creator>
            <dc:date>2020-04-30T01:07:09.86</dc:date>
          </office:change-info>
          <table:previous>
            <table:change-track-table-cell/>
          </table:previous>
        </table:cell-content-change>
        <table:cell-content-change table:id="ct898">
          <table:cell-address table:column="12" table:row="5" table:table="0"/>
          <office:change-info>
            <dc:creator> </dc:creator>
            <dc:date>2020-04-30T01:07:09.86</dc:date>
          </office:change-info>
          <table:previous>
            <table:change-track-table-cell/>
          </table:previous>
        </table:cell-content-change>
        <table:cell-content-change table:id="ct899">
          <table:cell-address table:column="12" table:row="6" table:table="0"/>
          <office:change-info>
            <dc:creator> </dc:creator>
            <dc:date>2020-04-30T01:07:09.86</dc:date>
          </office:change-info>
          <table:previous>
            <table:change-track-table-cell/>
          </table:previous>
        </table:cell-content-change>
        <table:cell-content-change table:id="ct900">
          <table:cell-address table:column="11" table:row="3" table:table="0"/>
          <office:change-info>
            <dc:creator> </dc:creator>
            <dc:date>2020-04-30T01:07:18.21</dc:date>
          </office:change-info>
          <table:previous table:id="ct862">
            <table:change-track-table-cell office:value-type="string">
              <text:p>eth0</text:p>
            </table:change-track-table-cell>
          </table:previous>
        </table:cell-content-change>
        <table:cell-content-change table:id="ct901">
          <table:cell-address table:column="1" table:row="22" table:table="1"/>
          <office:change-info>
            <dc:creator> </dc:creator>
            <dc:date>2020-04-30T01:07:58.37</dc:date>
          </office:change-info>
          <table:previous table:id="ct850">
            <table:change-track-table-cell office:value-type="string">
              <text:p>eth0 </text:p>
            </table:change-track-table-cell>
          </table:previous>
        </table:cell-content-change>
        <table:cell-content-change table:id="ct902">
          <table:cell-address table:column="1" table:row="22" table:table="1"/>
          <office:change-info>
            <dc:creator> </dc:creator>
            <dc:date>2020-04-30T01:08:11.87</dc:date>
          </office:change-info>
          <table:previous table:id="ct901">
            <table:change-track-table-cell table:cell-address="Firewall.B23" table:formula="of:=[Vlan.H3]" office:value-type="float" office:value="22"/>
          </table:previous>
        </table:cell-content-change>
        <table:cell-content-change table:id="ct903">
          <table:cell-address table:column="1" table:row="22" table:table="1"/>
          <office:change-info>
            <dc:creator> </dc:creator>
            <dc:date>2020-04-30T01:08:15.79</dc:date>
          </office:change-info>
          <table:previous table:id="ct902">
            <table:change-track-table-cell table:cell-address="Firewall.B23" table:formula="of:=[Data.N4]" office:value-type="string">
              <text:p>switch0.22</text:p>
            </table:change-track-table-cell>
          </table:previous>
        </table:cell-content-change>
        <table:cell-content-change table:id="ct904">
          <table:cell-address table:column="1" table:row="23" table:table="1"/>
          <office:change-info>
            <dc:creator> </dc:creator>
            <dc:date>2020-04-30T01:08:15.79</dc:date>
          </office:change-info>
          <table:previous table:id="ct852">
            <table:change-track-table-cell office:value-type="string">
              <text:p>eth0 </text:p>
            </table:change-track-table-cell>
          </table:previous>
        </table:cell-content-change>
        <table:cell-content-change table:id="ct905">
          <table:cell-address table:column="1" table:row="23" table:table="1"/>
          <office:change-info>
            <dc:creator> </dc:creator>
            <dc:date>2020-04-30T01:08:20.20</dc:date>
          </office:change-info>
          <table:previous table:id="ct904">
            <table:change-track-table-cell table:cell-address="Firewall.B24" table:formula="of:=[Data.N5]" office:value-type="string">
              <text:p>switch0.5</text:p>
            </table:change-track-table-cell>
          </table:previous>
        </table:cell-content-change>
        <table:insertion table:id="ct906" table:type="column" table:position="2" table:table="0">
          <office:change-info>
            <dc:creator> </dc:creator>
            <dc:date>2020-04-30T01:46:05.31</dc:date>
          </office:change-info>
          <table:dependencies>
            <table:dependence table:id="ct2046"/>
            <table:dependence table:id="ct2045"/>
            <table:dependence table:id="ct2044"/>
            <table:dependence table:id="ct2043"/>
            <table:dependence table:id="ct1735"/>
            <table:dependence table:id="ct1734"/>
            <table:dependence table:id="ct1733"/>
            <table:dependence table:id="ct1732"/>
            <table:dependence table:id="ct1731"/>
            <table:dependence table:id="ct1730"/>
            <table:dependence table:id="ct1729"/>
            <table:dependence table:id="ct1728"/>
            <table:dependence table:id="ct1727"/>
            <table:dependence table:id="ct1726"/>
            <table:dependence table:id="ct1725"/>
            <table:dependence table:id="ct1724"/>
            <table:dependence table:id="ct1723"/>
            <table:dependence table:id="ct1722"/>
            <table:dependence table:id="ct1720"/>
            <table:dependence table:id="ct1693"/>
            <table:dependence table:id="ct1688"/>
            <table:dependence table:id="ct1687"/>
            <table:dependence table:id="ct1686"/>
            <table:dependence table:id="ct1685"/>
            <table:dependence table:id="ct1684"/>
            <table:dependence table:id="ct1683"/>
            <table:dependence table:id="ct1682"/>
            <table:dependence table:id="ct1667"/>
            <table:dependence table:id="ct1662"/>
            <table:dependence table:id="ct1520"/>
            <table:dependence table:id="ct1516"/>
            <table:dependence table:id="ct1515"/>
            <table:dependence table:id="ct1508"/>
            <table:dependence table:id="ct1372"/>
            <table:dependence table:id="ct1364"/>
            <table:dependence table:id="ct1163"/>
            <table:dependence table:id="ct1162"/>
            <table:dependence table:id="ct1161"/>
            <table:dependence table:id="ct1160"/>
            <table:dependence table:id="ct1159"/>
            <table:dependence table:id="ct1158"/>
            <table:dependence table:id="ct923"/>
            <table:dependence table:id="ct922"/>
            <table:dependence table:id="ct921"/>
            <table:dependence table:id="ct920"/>
            <table:dependence table:id="ct913"/>
            <table:dependence table:id="ct912"/>
            <table:dependence table:id="ct911"/>
            <table:dependence table:id="ct907"/>
          </table:dependencies>
        </table:insertion>
        <table:movement table:id="ct907">
          <table:source-range-address table:column="3" table:row="0" table:table="0"/>
          <table:target-range-address table:column="2" table:row="0" table:table="0"/>
          <office:change-info>
            <dc:creator> </dc:creator>
            <dc:date>2020-04-30T01:46:13.57</dc:date>
          </office:change-info>
          <table:dependencies>
            <table:dependence table:id="ct1508"/>
            <table:dependence table:id="ct908"/>
          </table:dependencies>
        </table:movement>
        <table:cell-content-change table:id="ct908">
          <table:cell-address table:column="3" table:row="0" table:table="0"/>
          <office:change-info>
            <dc:creator> </dc:creator>
            <dc:date>2020-04-30T01:46:18.45</dc:date>
          </office:change-info>
          <table:previous>
            <table:change-track-table-cell/>
          </table:previous>
        </table:cell-content-change>
        <table:cell-content-change table:id="ct909">
          <table:cell-address table:column="4" table:row="0" table:table="0"/>
          <office:change-info>
            <dc:creator> </dc:creator>
            <dc:date>2020-04-30T01:46:20.84</dc:date>
          </office:change-info>
          <table:previous table:id="ct185">
            <table:change-track-table-cell office:value-type="string">
              <text:p>X</text:p>
            </table:change-track-table-cell>
          </table:previous>
        </table:cell-content-change>
        <table:cell-content-change table:id="ct910">
          <table:cell-address table:column="5" table:row="0" table:table="0"/>
          <office:change-info>
            <dc:creator> </dc:creator>
            <dc:date>2020-04-30T01:46:27.07</dc:date>
          </office:change-info>
          <table:previous table:id="ct186">
            <table:change-track-table-cell office:value-type="string">
              <text:p>Y</text:p>
            </table:change-track-table-cell>
          </table:previous>
        </table:cell-content-change>
        <table:cell-content-change table:id="ct911">
          <table:cell-address table:column="2" table:row="3" table:table="0"/>
          <office:change-info>
            <dc:creator> </dc:creator>
            <dc:date>2020-04-30T01:46:34.39</dc:date>
          </office:change-info>
          <table:previous>
            <table:change-track-table-cell/>
          </table:previous>
        </table:cell-content-change>
        <table:cell-content-change table:id="ct912">
          <table:cell-address table:column="2" table:row="3" table:table="0"/>
          <office:change-info>
            <dc:creator> </dc:creator>
            <dc:date>2020-04-30T01:47:24.67</dc:date>
          </office:change-info>
          <table:previous table:id="ct911">
            <table:change-track-table-cell office:value-type="float" office:value="192"/>
          </table:previous>
        </table:cell-content-change>
        <table:cell-content-change table:id="ct913">
          <table:cell-address table:column="2" table:row="3" table:table="0"/>
          <office:change-info>
            <dc:creator> </dc:creator>
            <dc:date>2020-04-30T01:47:30.03</dc:date>
          </office:change-info>
          <table:previous table:id="ct912">
            <table:change-track-table-cell office:value-type="string">
              <text:p>192.'</text:p>
            </table:change-track-table-cell>
          </table:previous>
        </table:cell-content-change>
        <table:cell-content-change table:id="ct914">
          <table:cell-address table:column="3" table:row="3" table:table="0"/>
          <office:change-info>
            <dc:creator> </dc:creator>
            <dc:date>2020-04-30T01:47:54.61</dc:date>
          </office:change-info>
          <table:previous table:id="ct675">
            <table:change-track-table-cell office:value-type="string">
              <text:p>192.168.</text:p>
            </table:change-track-table-cell>
          </table:previous>
        </table:cell-content-change>
        <table:cell-content-change table:id="ct915">
          <table:cell-address table:column="3" table:row="3" table:table="0"/>
          <office:change-info>
            <dc:creator> </dc:creator>
            <dc:date>2020-04-30T01:47:58.91</dc:date>
          </office:change-info>
          <table:previous table:id="ct914">
            <table:change-track-table-cell office:value-type="float" office:value="0.168"/>
          </table:previous>
        </table:cell-content-change>
        <table:cell-content-change table:id="ct916">
          <table:cell-address table:column="3" table:row="3" table:table="0"/>
          <office:change-info>
            <dc:creator> </dc:creator>
            <dc:date>2020-04-30T01:48:11.64</dc:date>
          </office:change-info>
          <table:previous table:id="ct363">
            <table:change-track-table-cell office:value-type="string">
              <text:p>192.168.</text:p>
            </table:change-track-table-cell>
          </table:previous>
        </table:cell-content-change>
        <table:cell-content-change table:id="ct917">
          <table:cell-address table:column="3" table:row="4" table:table="0"/>
          <office:change-info>
            <dc:creator> </dc:creator>
            <dc:date>2020-04-30T01:48:15.21</dc:date>
          </office:change-info>
          <table:previous table:id="ct364">
            <table:change-track-table-cell office:value-type="string">
              <text:p>192.168.</text:p>
            </table:change-track-table-cell>
          </table:previous>
        </table:cell-content-change>
        <table:cell-content-change table:id="ct918">
          <table:cell-address table:column="3" table:row="5" table:table="0"/>
          <office:change-info>
            <dc:creator> </dc:creator>
            <dc:date>2020-04-30T01:48:15.21</dc:date>
          </office:change-info>
          <table:previous table:id="ct365">
            <table:change-track-table-cell office:value-type="string">
              <text:p>192.168.</text:p>
            </table:change-track-table-cell>
          </table:previous>
        </table:cell-content-change>
        <table:cell-content-change table:id="ct919">
          <table:cell-address table:column="3" table:row="6" table:table="0"/>
          <office:change-info>
            <dc:creator> </dc:creator>
            <dc:date>2020-04-30T01:48:15.21</dc:date>
          </office:change-info>
          <table:previous table:id="ct366">
            <table:change-track-table-cell office:value-type="string">
              <text:p>192.168.</text:p>
            </table:change-track-table-cell>
          </table:previous>
        </table:cell-content-change>
        <table:cell-content-change table:id="ct920">
          <table:cell-address table:column="2" table:row="3" table:table="0"/>
          <office:change-info>
            <dc:creator> </dc:creator>
            <dc:date>2020-04-30T01:48:20.44</dc:date>
          </office:change-info>
          <table:previous>
            <table:change-track-table-cell/>
          </table:previous>
        </table:cell-content-change>
        <table:cell-content-change table:id="ct921">
          <table:cell-address table:column="2" table:row="4" table:table="0"/>
          <office:change-info>
            <dc:creator> </dc:creator>
            <dc:date>2020-04-30T01:48:20.44</dc:date>
          </office:change-info>
          <table:previous>
            <table:change-track-table-cell/>
          </table:previous>
        </table:cell-content-change>
        <table:cell-content-change table:id="ct922">
          <table:cell-address table:column="2" table:row="5" table:table="0"/>
          <office:change-info>
            <dc:creator> </dc:creator>
            <dc:date>2020-04-30T01:48:20.44</dc:date>
          </office:change-info>
          <table:previous>
            <table:change-track-table-cell/>
          </table:previous>
        </table:cell-content-change>
        <table:cell-content-change table:id="ct923">
          <table:cell-address table:column="2" table:row="6" table:table="0"/>
          <office:change-info>
            <dc:creator> </dc:creator>
            <dc:date>2020-04-30T01:48:20.44</dc:date>
          </office:change-info>
          <table:previous>
            <table:change-track-table-cell/>
          </table:previous>
        </table:cell-content-change>
        <table:cell-content-change table:id="ct924">
          <table:cell-address table:column="7" table:row="3" table:table="0"/>
          <office:change-info>
            <dc:creator> </dc:creator>
            <dc:date>2020-04-30T01:48:44.98</dc:date>
          </office:change-info>
          <table:previous table:id="ct322">
            <table:change-track-table-cell table:cell-address="Data.H4" table:formula="of:=CONCATENATE([.D4];&quot; &quot;;[.E4];&quot;.&quot;;[.F4])" office:value-type="string">
              <text:p>192 168.22</text:p>
            </table:change-track-table-cell>
          </table:previous>
        </table:cell-content-change>
        <table:cell-content-change table:id="ct925">
          <table:cell-address table:column="7" table:row="3" table:table="0"/>
          <office:change-info>
            <dc:creator> </dc:creator>
            <dc:date>2020-04-30T01:48:59.28</dc:date>
          </office:change-info>
          <table:previous table:id="ct323">
            <table:change-track-table-cell table:cell-address="Data.H4" table:formula="of:=CONCATENATE([.D4];&quot; &quot;;[.E4];&quot;.&quot;;[.F4])" office:value-type="string">
              <text:p>192 168.22</text:p>
            </table:change-track-table-cell>
          </table:previous>
        </table:cell-content-change>
        <table:cell-content-change table:id="ct926">
          <table:cell-address table:column="7" table:row="4" table:table="0"/>
          <office:change-info>
            <dc:creator> </dc:creator>
            <dc:date>2020-04-30T01:48:59.28</dc:date>
          </office:change-info>
          <table:previous table:id="ct324">
            <table:change-track-table-cell table:cell-address="Data.H5" table:formula="of:=CONCATENATE([.D5];&quot; &quot;;[.E5];&quot;.&quot;;[.F5])" office:value-type="string">
              <text:p>192 168.5</text:p>
            </table:change-track-table-cell>
          </table:previous>
        </table:cell-content-change>
        <table:cell-content-change table:id="ct927">
          <table:cell-address table:column="7" table:row="5" table:table="0"/>
          <office:change-info>
            <dc:creator> </dc:creator>
            <dc:date>2020-04-30T01:48:59.28</dc:date>
          </office:change-info>
          <table:previous table:id="ct325">
            <table:change-track-table-cell table:cell-address="Data.H6" table:formula="of:=CONCATENATE([.D6];&quot; &quot;;[.E6];&quot;.&quot;;[.F6])" office:value-type="string">
              <text:p>192 168.107</text:p>
            </table:change-track-table-cell>
          </table:previous>
        </table:cell-content-change>
        <table:cell-content-change table:id="ct928">
          <table:cell-address table:column="7" table:row="6" table:table="0"/>
          <office:change-info>
            <dc:creator> </dc:creator>
            <dc:date>2020-04-30T01:48:59.28</dc:date>
          </office:change-info>
          <table:previous table:id="ct326">
            <table:change-track-table-cell table:cell-address="Data.H7" table:formula="of:=CONCATENATE([.D7];&quot; &quot;;[.E7];&quot;.&quot;;[.F7])" office:value-type="string">
              <text:p>192 168.7</text:p>
            </table:change-track-table-cell>
          </table:previous>
        </table:cell-content-change>
        <table:cell-content-change table:id="ct929">
          <table:cell-address table:column="8" table:row="3" table:table="0"/>
          <office:change-info>
            <dc:creator> </dc:creator>
            <dc:date>2020-04-30T01:49:19.98</dc:date>
          </office:change-info>
          <table:previous table:id="ct305">
            <table:change-track-table-cell table:cell-address="Data.I4" table:formula="of:=CONCATENATE([.D4];&quot; &quot;;[.E4];&quot;.&quot;;[.F4];&quot;&quot;;[.G4])" office:value-type="string">
              <text:p>192 168.221</text:p>
            </table:change-track-table-cell>
          </table:previous>
        </table:cell-content-change>
        <table:cell-content-change table:id="ct930">
          <table:cell-address table:column="8" table:row="3" table:table="0"/>
          <office:change-info>
            <dc:creator> </dc:creator>
            <dc:date>2020-04-30T01:49:32.82</dc:date>
          </office:change-info>
          <table:previous table:id="ct929">
            <table:change-track-table-cell table:cell-address="Data.I4" table:formula="of:=CONCATENATE([.B4];&quot;.&quot;[.D4];&quot; &quot;;[.E4];&quot;.&quot;;[.F4];&quot;&quot;;[.G4])" office:value-type="string"/>
          </table:previous>
        </table:cell-content-change>
        <table:cell-content-change table:id="ct931">
          <table:cell-address table:column="8" table:row="3" table:table="0"/>
          <office:change-info>
            <dc:creator> </dc:creator>
            <dc:date>2020-04-30T01:49:49.65</dc:date>
          </office:change-info>
          <table:previous table:id="ct930">
            <table:change-track-table-cell table:cell-address="Data.I4" table:formula="of:=CONCATENATE([.B4];&quot;.&quot;;[.D4];&quot; &quot;;[.E4];&quot;.&quot;;[.F4];&quot;&quot;;[.G4])" office:value-type="string">
              <text:p>Production.192 168.221</text:p>
            </table:change-track-table-cell>
          </table:previous>
        </table:cell-content-change>
        <table:cell-content-change table:id="ct932">
          <table:cell-address table:column="8" table:row="3" table:table="0"/>
          <office:change-info>
            <dc:creator> </dc:creator>
            <dc:date>2020-04-30T01:49:55.25</dc:date>
          </office:change-info>
          <table:previous table:id="ct306">
            <table:change-track-table-cell table:cell-address="Data.I4" table:formula="of:=CONCATENATE([.D4];&quot; &quot;;[.E4];&quot;.&quot;;[.F4];&quot;&quot;;[.G4])" office:value-type="string">
              <text:p>192 168.221</text:p>
            </table:change-track-table-cell>
          </table:previous>
        </table:cell-content-change>
        <table:cell-content-change table:id="ct933">
          <table:cell-address table:column="8" table:row="4" table:table="0"/>
          <office:change-info>
            <dc:creator> </dc:creator>
            <dc:date>2020-04-30T01:49:55.25</dc:date>
          </office:change-info>
          <table:previous table:id="ct307">
            <table:change-track-table-cell table:cell-address="Data.I5" table:formula="of:=CONCATENATE([.D5];&quot; &quot;;[.E5];&quot;.&quot;;[.F5];&quot;&quot;;[.G5])" office:value-type="string">
              <text:p>192 168.51</text:p>
            </table:change-track-table-cell>
          </table:previous>
        </table:cell-content-change>
        <table:cell-content-change table:id="ct934">
          <table:cell-address table:column="8" table:row="5" table:table="0"/>
          <office:change-info>
            <dc:creator> </dc:creator>
            <dc:date>2020-04-30T01:49:55.25</dc:date>
          </office:change-info>
          <table:previous table:id="ct308">
            <table:change-track-table-cell table:cell-address="Data.I6" table:formula="of:=CONCATENATE([.D6];&quot; &quot;;[.E6];&quot;.&quot;;[.F6];&quot;&quot;;[.G6])" office:value-type="string">
              <text:p>192 168.1071</text:p>
            </table:change-track-table-cell>
          </table:previous>
        </table:cell-content-change>
        <table:cell-content-change table:id="ct935">
          <table:cell-address table:column="8" table:row="6" table:table="0"/>
          <office:change-info>
            <dc:creator> </dc:creator>
            <dc:date>2020-04-30T01:49:55.25</dc:date>
          </office:change-info>
          <table:previous table:id="ct309">
            <table:change-track-table-cell table:cell-address="Data.I7" table:formula="of:=CONCATENATE([.D7];&quot; &quot;;[.E7];&quot;.&quot;;[.F7];&quot;&quot;;[.G7])" office:value-type="string">
              <text:p>192 168.71</text:p>
            </table:change-track-table-cell>
          </table:previous>
        </table:cell-content-change>
        <table:cell-content-change table:id="ct936">
          <table:cell-address table:column="6" table:row="2" table:table="2"/>
          <office:change-info>
            <dc:creator> </dc:creator>
            <dc:date>2020-04-30T01:51:07.99</dc:date>
          </office:change-info>
          <table:previous table:id="ct679">
            <table:change-track-table-cell table:cell-address="Vlan.G3" table:formula="of:=[Data.E4]" office:value-type="float" office:value="168"/>
          </table:previous>
        </table:cell-content-change>
        <table:movement table:id="ct937">
          <table:source-range-address table:column="6" table:row="2" table:table="2"/>
          <table:target-range-address table:column="6" table:row="2" table:table="2"/>
          <office:change-info>
            <dc:creator> </dc:creator>
            <dc:date>2020-04-30T01:51:14.55</dc:date>
          </office:change-info>
          <table:dependencies>
            <table:dependence table:id="ct941"/>
            <table:dependence table:id="ct939"/>
            <table:dependence table:id="ct938"/>
          </table:dependencies>
          <table:deletions>
            <table:cell-content-deletion table:id="ct936">
              <table:change-track-table-cell table:cell-address="Vlan.G3" table:formula="of:=CONCATENATE([.A3];&quot; &quot;;[.D3];&quot; &quot;;[.E3];&quot; &quot;;[.G3];[.H3];&quot;.&quot;;[.I3];[.J3])" office:value-type="string">
                <text:p>set interfaces ethernet <text:s/>22 address 16822.1/24</text:p>
              </table:change-track-table-cell>
            </table:cell-content-deletion>
          </table:deletions>
        </table:movement>
        <table:cell-content-change table:id="ct938">
          <table:cell-address table:column="6" table:row="2" table:table="2"/>
          <office:change-info>
            <dc:creator> </dc:creator>
            <dc:date>2020-04-30T01:52:02.54</dc:date>
          </office:change-info>
          <table:previous>
            <table:change-track-table-cell table:cell-address="Vlan.G3" table:formula="of:=CONCATENATE([.A3];&quot; &quot;;[.D3];&quot; &quot;;[.E3];&quot; &quot;;[.G3];[.H3];&quot;.&quot;;[.I3];[.J3])" office:value-type="string">
              <text:p>set interfaces ethernet <text:s/>22 address 16822.1/24</text:p>
            </table:change-track-table-cell>
          </table:previous>
        </table:cell-content-change>
        <table:cell-content-change table:id="ct939">
          <table:cell-address table:column="6" table:row="2" table:table="2"/>
          <office:change-info>
            <dc:creator> </dc:creator>
            <dc:date>2020-04-30T01:52:21.86</dc:date>
          </office:change-info>
          <table:previous table:id="ct938">
            <table:change-track-table-cell table:cell-address="Vlan.G3" table:formula="of:=CONCATENATE([Data.D4:.E4])" office:value-type="float" office:value="0"/>
          </table:previous>
        </table:cell-content-change>
        <table:insertion table:id="ct940" table:type="column" table:position="5" table:table="2">
          <office:change-info>
            <dc:creator> </dc:creator>
            <dc:date>2020-04-30T01:53:18.71</dc:date>
          </office:change-info>
          <table:dependencies>
            <table:dependence table:id="ct2107"/>
            <table:dependence table:id="ct1279"/>
            <table:dependence table:id="ct1278"/>
            <table:dependence table:id="ct1277"/>
            <table:dependence table:id="ct1276"/>
            <table:dependence table:id="ct1275"/>
            <table:dependence table:id="ct1274"/>
            <table:dependence table:id="ct1273"/>
            <table:dependence table:id="ct954"/>
            <table:dependence table:id="ct947"/>
            <table:dependence table:id="ct946"/>
            <table:dependence table:id="ct945"/>
            <table:dependence table:id="ct944"/>
            <table:dependence table:id="ct943"/>
            <table:dependence table:id="ct942"/>
          </table:dependencies>
        </table:insertion>
        <table:cell-content-change table:id="ct941">
          <table:cell-address table:column="6" table:row="2" table:table="2"/>
          <office:change-info>
            <dc:creator> </dc:creator>
            <dc:date>2020-04-30T01:53:33.12</dc:date>
          </office:change-info>
          <table:previous table:id="ct939">
            <table:change-track-table-cell table:cell-address="Vlan.G3" table:formula="of:=CONCATENATE([Data.D4];[.G3])" office:value-type="string">
              <text:p>192168</text:p>
            </table:change-track-table-cell>
          </table:previous>
        </table:cell-content-change>
        <table:cell-content-change table:id="ct942">
          <table:cell-address table:column="5" table:row="2" table:table="2"/>
          <office:change-info>
            <dc:creator> </dc:creator>
            <dc:date>2020-04-30T01:53:48.40</dc:date>
          </office:change-info>
          <table:previous>
            <table:change-track-table-cell/>
          </table:previous>
        </table:cell-content-change>
        <table:cell-content-change table:id="ct943">
          <table:cell-address table:column="5" table:row="2" table:table="2"/>
          <office:change-info>
            <dc:creator> </dc:creator>
            <dc:date>2020-04-30T01:53:54.99</dc:date>
          </office:change-info>
          <table:previous table:id="ct942">
            <table:change-track-table-cell table:cell-address="Vlan.F3" table:formula="of:=[Data.D4]" office:value-type="float" office:value="192"/>
          </table:previous>
        </table:cell-content-change>
        <table:cell-content-change table:id="ct944">
          <table:cell-address table:column="5" table:row="3" table:table="2"/>
          <office:change-info>
            <dc:creator> </dc:creator>
            <dc:date>2020-04-30T01:53:54.99</dc:date>
          </office:change-info>
          <table:previous>
            <table:change-track-table-cell/>
          </table:previous>
        </table:cell-content-change>
        <table:cell-content-change table:id="ct945">
          <table:cell-address table:column="5" table:row="4" table:table="2"/>
          <office:change-info>
            <dc:creator> </dc:creator>
            <dc:date>2020-04-30T01:53:54.99</dc:date>
          </office:change-info>
          <table:previous>
            <table:change-track-table-cell/>
          </table:previous>
        </table:cell-content-change>
        <table:cell-content-change table:id="ct946">
          <table:cell-address table:column="5" table:row="5" table:table="2"/>
          <office:change-info>
            <dc:creator> </dc:creator>
            <dc:date>2020-04-30T01:53:54.99</dc:date>
          </office:change-info>
          <table:previous>
            <table:change-track-table-cell/>
          </table:previous>
        </table:cell-content-change>
        <table:cell-content-change table:id="ct947">
          <table:cell-address table:column="5" table:row="6" table:table="2"/>
          <office:change-info>
            <dc:creator> </dc:creator>
            <dc:date>2020-04-30T01:53:54.99</dc:date>
          </office:change-info>
          <table:previous>
            <table:change-track-table-cell/>
          </table:previous>
        </table:cell-content-change>
        <table:cell-content-change table:id="ct948">
          <table:cell-address table:column="10" table:row="2" table:table="2"/>
          <office:change-info>
            <dc:creator> </dc:creator>
            <dc:date>2020-04-30T01:54:33.33</dc:date>
          </office:change-info>
          <table:previous>
            <table:change-track-table-cell table:cell-address="Vlan.K3" table:formula="of:=CONCATENATE([.A3];&quot; &quot;;[.D3];&quot; &quot;;[.E3];&quot; &quot;;[.G3];[.H3];&quot;.&quot;;[.I3];[.J3])" office:value-type="string">
              <text:p>set interfaces ethernet <text:s/>22 address 16822.1/24</text:p>
            </table:change-track-table-cell>
          </table:previous>
        </table:cell-content-change>
        <table:cell-content-change table:id="ct949">
          <table:cell-address table:column="10" table:row="2" table:table="2"/>
          <office:change-info>
            <dc:creator> </dc:creator>
            <dc:date>2020-04-30T01:55:11.76</dc:date>
          </office:change-info>
          <table:previous table:id="ct948">
            <table:change-track-table-cell table:cell-address="Vlan.K3" table:formula="of:=CONCATENATE([.A3];&quot; &quot;;[.D3];&quot; &quot;;[.E3];&quot; &quot;;[.G3];&quot;.&quot;;[.H3];&quot;.&quot;;[.I3];[.J3])" office:value-type="string">
              <text:p>set interfaces ethernet <text:s/>22 address 168.22.1/24</text:p>
            </table:change-track-table-cell>
          </table:previous>
        </table:cell-content-change>
        <table:cell-content-change table:id="ct950">
          <table:cell-address table:column="10" table:row="3" table:table="2"/>
          <office:change-info>
            <dc:creator> </dc:creator>
            <dc:date>2020-04-30T01:55:17.09</dc:date>
          </office:change-info>
          <table:previous>
            <table:change-track-table-cell table:cell-address="Vlan.K4" table:formula="of:=CONCATENATE([.A4];&quot; &quot;;[.D4];&quot; &quot;;[.E4];&quot; &quot;;[.G4];[.H4];&quot;.&quot;;[.I4];[.J4])" office:value-type="string">
              <text:p>set interfaces ethernet <text:s/>5 address 1685.1/24</text:p>
            </table:change-track-table-cell>
          </table:previous>
        </table:cell-content-change>
        <table:cell-content-change table:id="ct951">
          <table:cell-address table:column="10" table:row="4" table:table="2"/>
          <office:change-info>
            <dc:creator> </dc:creator>
            <dc:date>2020-04-30T01:55:17.09</dc:date>
          </office:change-info>
          <table:previous>
            <table:change-track-table-cell table:cell-address="Vlan.K5" table:formula="of:=CONCATENATE([.A5];&quot; &quot;;[.D5];&quot; &quot;;[.E5];&quot; &quot;;[.G5];[.H5];&quot;.&quot;;[.I5];[.J5])" office:value-type="string">
              <text:p>set interfaces ethernet <text:s/>107 address 168107.1/24</text:p>
            </table:change-track-table-cell>
          </table:previous>
        </table:cell-content-change>
        <table:cell-content-change table:id="ct952">
          <table:cell-address table:column="10" table:row="5" table:table="2"/>
          <office:change-info>
            <dc:creator> </dc:creator>
            <dc:date>2020-04-30T01:55:17.09</dc:date>
          </office:change-info>
          <table:previous>
            <table:change-track-table-cell table:cell-address="Vlan.K6" table:formula="of:=CONCATENATE([.A6];&quot; &quot;;[.D6];&quot; &quot;;[.E6];&quot; &quot;;[.G6];[.H6];&quot;.&quot;;[.I6];[.J6])" office:value-type="string">
              <text:p>set interfaces ethernet <text:s/>7 address 1687.1/24</text:p>
            </table:change-track-table-cell>
          </table:previous>
        </table:cell-content-change>
        <table:cell-content-change table:id="ct953">
          <table:cell-address table:column="10" table:row="6" table:table="2"/>
          <office:change-info>
            <dc:creator> </dc:creator>
            <dc:date>2020-04-30T01:55:17.09</dc:date>
          </office:change-info>
          <table:previous>
            <table:change-track-table-cell table:cell-address="Vlan.K7" table:formula="of:=CONCATENATE([.A7];&quot; &quot;;[.D7];&quot; &quot;;[.E7];&quot; &quot;;[.G7];[.H7];&quot;.&quot;;[.I7];[.J7])" office:value-type="string">
              <text:p>set interfaces ethernet <text:s text:c="2"/>66 address 16866.1/24</text:p>
            </table:change-track-table-cell>
          </table:previous>
        </table:cell-content-change>
        <table:cell-content-change table:id="ct954">
          <table:cell-address table:column="5" table:row="0" table:table="2"/>
          <office:change-info>
            <dc:creator> </dc:creator>
            <dc:date>2020-04-30T01:56:00.28</dc:date>
          </office:change-info>
          <table:previous>
            <table:change-track-table-cell/>
          </table:previous>
        </table:cell-content-change>
        <table:cell-content-change table:id="ct955">
          <table:cell-address table:column="6" table:row="0" table:table="2"/>
          <office:change-info>
            <dc:creator> </dc:creator>
            <dc:date>2020-04-30T01:56:09.92</dc:date>
          </office:change-info>
          <table:previous table:id="ct697">
            <table:change-track-table-cell office:value-type="string">
              <text:p>IP Auto Change</text:p>
            </table:change-track-table-cell>
          </table:previous>
        </table:cell-content-change>
        <table:cell-content-change table:id="ct956">
          <table:cell-address table:column="7" table:row="0" table:table="2"/>
          <office:change-info>
            <dc:creator> </dc:creator>
            <dc:date>2020-04-30T01:56:40.81</dc:date>
          </office:change-info>
          <table:previous>
            <table:change-track-table-cell office:value-type="string">
              <text:p>Network Will Change</text:p>
            </table:change-track-table-cell>
          </table:previous>
        </table:cell-content-change>
        <table:cell-content-change table:id="ct957">
          <table:cell-address table:column="6" table:row="0" table:table="2"/>
          <office:change-info>
            <dc:creator> </dc:creator>
            <dc:date>2020-04-30T01:56:51.68</dc:date>
          </office:change-info>
          <table:previous table:id="ct955">
            <table:change-track-table-cell office:value-type="string">
              <text:p>Class Auto Change</text:p>
            </table:change-track-table-cell>
          </table:previous>
        </table:cell-content-change>
        <table:cell-content-change table:id="ct958">
          <table:cell-address table:column="9" table:row="0" table:table="2"/>
          <office:change-info>
            <dc:creator> </dc:creator>
            <dc:date>2020-04-30T01:56:59.10</dc:date>
          </office:change-info>
          <table:previous>
            <table:change-track-table-cell office:value-type="string">
              <text:p>Netmask</text:p>
            </table:change-track-table-cell>
          </table:previous>
        </table:cell-content-change>
        <table:insertion table:id="ct959" table:type="column" table:position="0" table:table="2">
          <office:change-info>
            <dc:creator> </dc:creator>
            <dc:date>2020-04-30T01:57:51.61</dc:date>
          </office:change-info>
          <table:dependencies>
            <table:dependence table:id="ct1326"/>
            <table:dependence table:id="ct1246"/>
            <table:dependence table:id="ct1245"/>
            <table:dependence table:id="ct1244"/>
            <table:dependence table:id="ct1243"/>
            <table:dependence table:id="ct1242"/>
            <table:dependence table:id="ct1241"/>
            <table:dependence table:id="ct972"/>
            <table:dependence table:id="ct971"/>
            <table:dependence table:id="ct970"/>
            <table:dependence table:id="ct968"/>
            <table:dependence table:id="ct967"/>
            <table:dependence table:id="ct960"/>
          </table:dependencies>
        </table:insertion>
        <table:movement table:id="ct960">
          <table:source-range-address table:start-column="2" table:start-row="0" table:start-table="2" table:end-column="2" table:end-row="6" table:end-table="2"/>
          <table:target-range-address table:start-column="0" table:start-row="0" table:start-table="2" table:end-column="0" table:end-row="6" table:end-table="2"/>
          <office:change-info>
            <dc:creator> </dc:creator>
            <dc:date>2020-04-30T01:57:58.19</dc:date>
          </office:change-info>
          <table:dependencies>
            <table:dependence table:id="ct966"/>
            <table:dependence table:id="ct965"/>
            <table:dependence table:id="ct964"/>
            <table:dependence table:id="ct963"/>
            <table:dependence table:id="ct962"/>
          </table:dependencies>
        </table:movement>
        <table:insertion table:id="ct961" table:type="column" table:position="1" table:table="2">
          <office:change-info>
            <dc:creator> </dc:creator>
            <dc:date>2020-04-30T01:58:12.05</dc:date>
          </office:change-info>
          <table:dependencies>
            <table:dependence table:id="ct2103"/>
            <table:dependence table:id="ct2102"/>
            <table:dependence table:id="ct1253"/>
            <table:dependence table:id="ct1252"/>
            <table:dependence table:id="ct1251"/>
            <table:dependence table:id="ct1250"/>
            <table:dependence table:id="ct1249"/>
            <table:dependence table:id="ct1248"/>
            <table:dependence table:id="ct1247"/>
            <table:dependence table:id="ct979"/>
            <table:dependence table:id="ct978"/>
            <table:dependence table:id="ct977"/>
            <table:dependence table:id="ct976"/>
            <table:dependence table:id="ct975"/>
            <table:dependence table:id="ct974"/>
            <table:dependence table:id="ct973"/>
            <table:dependence table:id="ct969"/>
          </table:dependencies>
        </table:insertion>
        <table:cell-content-change table:id="ct962">
          <table:cell-address table:column="2" table:row="2" table:table="2"/>
          <office:change-info>
            <dc:creator> </dc:creator>
            <dc:date>2020-04-30T01:58:26.12</dc:date>
          </office:change-info>
          <table:previous>
            <table:change-track-table-cell/>
          </table:previous>
        </table:cell-content-change>
        <table:cell-content-change table:id="ct963">
          <table:cell-address table:column="2" table:row="6" table:table="2"/>
          <office:change-info>
            <dc:creator> </dc:creator>
            <dc:date>2020-04-30T01:58:31.08</dc:date>
          </office:change-info>
          <table:previous>
            <table:change-track-table-cell/>
          </table:previous>
        </table:cell-content-change>
        <table:cell-content-change table:id="ct964">
          <table:cell-address table:column="2" table:row="3" table:table="2"/>
          <office:change-info>
            <dc:creator> </dc:creator>
            <dc:date>2020-04-30T01:58:33.52</dc:date>
          </office:change-info>
          <table:previous>
            <table:change-track-table-cell/>
          </table:previous>
        </table:cell-content-change>
        <table:cell-content-change table:id="ct965">
          <table:cell-address table:column="2" table:row="4" table:table="2"/>
          <office:change-info>
            <dc:creator> </dc:creator>
            <dc:date>2020-04-30T01:58:34.31</dc:date>
          </office:change-info>
          <table:previous>
            <table:change-track-table-cell/>
          </table:previous>
        </table:cell-content-change>
        <table:cell-content-change table:id="ct966">
          <table:cell-address table:column="2" table:row="5" table:table="2"/>
          <office:change-info>
            <dc:creator> </dc:creator>
            <dc:date>2020-04-30T01:58:34.92</dc:date>
          </office:change-info>
          <table:previous>
            <table:change-track-table-cell/>
          </table:previous>
        </table:cell-content-change>
        <table:cell-content-change table:id="ct967">
          <table:cell-address table:column="0" table:row="2" table:table="2"/>
          <office:change-info>
            <dc:creator> </dc:creator>
            <dc:date>2020-04-30T01:58:44.81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968">
          <table:cell-address table:column="0" table:row="3" table:table="2"/>
          <office:change-info>
            <dc:creator> </dc:creator>
            <dc:date>2020-04-30T01:58:48.65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969">
          <table:cell-address table:column="1" table:row="4" table:table="2"/>
          <office:change-info>
            <dc:creator> </dc:creator>
            <dc:date>2020-04-30T01:58:50.28</dc:date>
          </office:change-info>
          <table:previous>
            <table:change-track-table-cell/>
          </table:previous>
        </table:cell-content-change>
        <table:cell-content-change table:id="ct970">
          <table:cell-address table:column="0" table:row="4" table:table="2"/>
          <office:change-info>
            <dc:creator> </dc:creator>
            <dc:date>2020-04-30T01:58:55.91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971">
          <table:cell-address table:column="0" table:row="5" table:table="2"/>
          <office:change-info>
            <dc:creator> </dc:creator>
            <dc:date>2020-04-30T01:58:59.31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972">
          <table:cell-address table:column="0" table:row="6" table:table="2"/>
          <office:change-info>
            <dc:creator> </dc:creator>
            <dc:date>2020-04-30T01:59:08.46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973">
          <table:cell-address table:column="1" table:row="4" table:table="2"/>
          <office:change-info>
            <dc:creator> </dc:creator>
            <dc:date>2020-04-30T01:59:10.39</dc:date>
          </office:change-info>
          <table:previous table:id="ct969"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974">
          <table:cell-address table:column="1" table:row="2" table:table="2"/>
          <office:change-info>
            <dc:creator> </dc:creator>
            <dc:date>2020-04-30T01:59:25.28</dc:date>
          </office:change-info>
          <table:previous>
            <table:change-track-table-cell/>
          </table:previous>
        </table:cell-content-change>
        <table:cell-content-change table:id="ct975">
          <table:cell-address table:column="1" table:row="2" table:table="2"/>
          <office:change-info>
            <dc:creator> </dc:creator>
            <dc:date>2020-04-30T01:59:31.65</dc:date>
          </office:change-info>
          <table:previous table:id="ct974">
            <table:change-track-table-cell table:cell-address="Vlan.B3" table:formula="of:=[Data.M4]" office:value-type="string">
              <text:p>switch0</text:p>
            </table:change-track-table-cell>
          </table:previous>
        </table:cell-content-change>
        <table:cell-content-change table:id="ct976">
          <table:cell-address table:column="1" table:row="3" table:table="2"/>
          <office:change-info>
            <dc:creator> </dc:creator>
            <dc:date>2020-04-30T01:59:31.65</dc:date>
          </office:change-info>
          <table:previous>
            <table:change-track-table-cell/>
          </table:previous>
        </table:cell-content-change>
        <table:cell-content-change table:id="ct977">
          <table:cell-address table:column="1" table:row="4" table:table="2"/>
          <office:change-info>
            <dc:creator> </dc:creator>
            <dc:date>2020-04-30T01:59:31.65</dc:date>
          </office:change-info>
          <table:previous table:id="ct973">
            <table:change-track-table-cell/>
          </table:previous>
        </table:cell-content-change>
        <table:cell-content-change table:id="ct978">
          <table:cell-address table:column="1" table:row="5" table:table="2"/>
          <office:change-info>
            <dc:creator> </dc:creator>
            <dc:date>2020-04-30T01:59:31.65</dc:date>
          </office:change-info>
          <table:previous>
            <table:change-track-table-cell/>
          </table:previous>
        </table:cell-content-change>
        <table:cell-content-change table:id="ct979">
          <table:cell-address table:column="1" table:row="6" table:table="2"/>
          <office:change-info>
            <dc:creator> </dc:creator>
            <dc:date>2020-04-30T01:59:31.65</dc:date>
          </office:change-info>
          <table:previous>
            <table:change-track-table-cell/>
          </table:previous>
        </table:cell-content-change>
        <table:cell-content-change table:id="ct980">
          <table:cell-address table:column="10" table:row="2" table:table="2"/>
          <office:change-info>
            <dc:creator> </dc:creator>
            <dc:date>2020-04-30T02:00:07.69</dc:date>
          </office:change-info>
          <table:previous table:id="ct949">
            <table:change-track-table-cell table:cell-address="Vlan.K3" table:formula="of:=CONCATENATE([.A3];&quot; &quot;;[.D3];&quot; &quot;;[.E3];&quot; &quot;;[.F3];&quot;.&quot;;[.G3];&quot;.&quot;;[.H3];&quot;.&quot;;[.I3];[.J3])" office:value-type="string">
              <text:p>set interfaces ethernet <text:s/>22 address 192.168.22.1/24</text:p>
            </table:change-track-table-cell>
          </table:previous>
        </table:cell-content-change>
        <table:cell-content-change table:id="ct981">
          <table:cell-address table:column="10" table:row="2" table:table="2"/>
          <office:change-info>
            <dc:creator> </dc:creator>
            <dc:date>2020-04-30T02:01:21.30</dc:date>
          </office:change-info>
          <table:previous table:id="ct980">
            <table:change-track-table-cell table:cell-address="Vlan.K3" table:formula="of:=CONCATENATE([.A3];&quot; &quot;;[.B3];&quot; &quot;;[.D3];&quot; &quot;;[.E3];&quot; &quot;;[.F3];&quot;.&quot;;[.G3];&quot;.&quot;;[.H3];&quot;.&quot;;[.I3];[.J3])" office:value-type="string">
              <text:p>set interfaces ethernet <text:s/>switch0 22 address 192.168.22.1/24</text:p>
            </table:change-track-table-cell>
          </table:previous>
        </table:cell-content-change>
        <table:cell-content-change table:id="ct982">
          <table:cell-address table:column="10" table:row="3" table:table="2"/>
          <office:change-info>
            <dc:creator> </dc:creator>
            <dc:date>2020-04-30T02:04:18.61</dc:date>
          </office:change-info>
          <table:previous table:id="ct950">
            <table:change-track-table-cell table:cell-address="Vlan.K4" table:formula="of:=CONCATENATE([.A4];&quot; &quot;;[.D4];&quot; &quot;;[.E4];&quot; &quot;;[.F4];&quot;.&quot;;[.G4];&quot;.&quot;;[.H4];&quot;.&quot;;[.I4];[.J4])" office:value-type="string">
              <text:p>set interfaces ethernet <text:s/>5 address 192.168.5.1/24</text:p>
            </table:change-track-table-cell>
          </table:previous>
        </table:cell-content-change>
        <table:cell-content-change table:id="ct983">
          <table:cell-address table:column="10" table:row="4" table:table="2"/>
          <office:change-info>
            <dc:creator> </dc:creator>
            <dc:date>2020-04-30T02:04:18.61</dc:date>
          </office:change-info>
          <table:previous table:id="ct951">
            <table:change-track-table-cell table:cell-address="Vlan.K5" table:formula="of:=CONCATENATE([.A5];&quot; &quot;;[.D5];&quot; &quot;;[.E5];&quot; &quot;;[.F5];&quot;.&quot;;[.G5];&quot;.&quot;;[.H5];&quot;.&quot;;[.I5];[.J5])" office:value-type="string">
              <text:p>set interfaces ethernet <text:s/>107 address 192.168.107.1/24</text:p>
            </table:change-track-table-cell>
          </table:previous>
        </table:cell-content-change>
        <table:cell-content-change table:id="ct984">
          <table:cell-address table:column="10" table:row="5" table:table="2"/>
          <office:change-info>
            <dc:creator> </dc:creator>
            <dc:date>2020-04-30T02:04:18.61</dc:date>
          </office:change-info>
          <table:previous table:id="ct952">
            <table:change-track-table-cell table:cell-address="Vlan.K6" table:formula="of:=CONCATENATE([.A6];&quot; &quot;;[.D6];&quot; &quot;;[.E6];&quot; &quot;;[.F6];&quot;.&quot;;[.G6];&quot;.&quot;;[.H6];&quot;.&quot;;[.I6];[.J6])" office:value-type="string">
              <text:p>set interfaces ethernet <text:s/>7 address 192.168.7.1/24</text:p>
            </table:change-track-table-cell>
          </table:previous>
        </table:cell-content-change>
        <table:cell-content-change table:id="ct985">
          <table:cell-address table:column="10" table:row="6" table:table="2"/>
          <office:change-info>
            <dc:creator> </dc:creator>
            <dc:date>2020-04-30T02:04:18.61</dc:date>
          </office:change-info>
          <table:previous table:id="ct953">
            <table:change-track-table-cell table:cell-address="Vlan.K7" table:formula="of:=CONCATENATE([.A7];&quot; &quot;;[.D7];&quot; &quot;;[.E7];&quot; &quot;;[.F7];&quot;.&quot;;[.G7];&quot;.&quot;;[.H7];&quot;.&quot;;[.I7];[.J7])" office:value-type="string">
              <text:p>set interfaces ethernet <text:s text:c="2"/>66 address 192.168.66.1/24</text:p>
            </table:change-track-table-cell>
          </table:previous>
        </table:cell-content-change>
        <table:cell-content-change table:id="ct986">
          <table:cell-address table:column="0" table:row="11" table:table="3"/>
          <office:change-info>
            <dc:creator> </dc:creator>
            <dc:date>2020-04-30T02:07:22.04</dc:date>
          </office:change-info>
          <table:previous table:id="ct377">
            <table:change-track-table-cell office:value-type="string">
              <text:p>set service dhcp-server disabled false</text:p>
            </table:change-track-table-cell>
          </table:previous>
        </table:cell-content-change>
        <table:cell-content-change table:id="ct987">
          <table:cell-address table:column="0" table:row="11" table:table="3"/>
          <office:change-info>
            <dc:creator> </dc:creator>
            <dc:date>2020-04-30T02:07:22.04</dc:date>
          </office:change-info>
          <table:previous table:id="ct378">
            <table:change-track-table-cell office:value-type="string">
              <text:p>set service dhcp-server shared-network-name</text:p>
            </table:change-track-table-cell>
          </table:previous>
        </table:cell-content-change>
        <table:cell-content-change table:id="ct988">
          <table:cell-address table:column="0" table:row="12" table:table="3"/>
          <office:change-info>
            <dc:creator> </dc:creator>
            <dc:date>2020-04-30T02:07:22.04</dc:date>
          </office:change-info>
          <table:previous table:id="ct379">
            <table:change-track-table-cell office:value-type="string">
              <text:p>set service dhcp-server shared-network-name</text:p>
            </table:change-track-table-cell>
          </table:previous>
        </table:cell-content-change>
        <table:cell-content-change table:id="ct989">
          <table:cell-address table:column="0" table:row="13" table:table="3"/>
          <office:change-info>
            <dc:creator> </dc:creator>
            <dc:date>2020-04-30T02:07:22.04</dc:date>
          </office:change-info>
          <table:previous table:id="ct380">
            <table:change-track-table-cell office:value-type="string">
              <text:p>set service dhcp-server shared-network-name</text:p>
            </table:change-track-table-cell>
          </table:previous>
        </table:cell-content-change>
        <table:cell-content-change table:id="ct990">
          <table:cell-address table:column="0" table:row="14" table:table="3"/>
          <office:change-info>
            <dc:creator> </dc:creator>
            <dc:date>2020-04-30T02:07:22.04</dc:date>
          </office:change-info>
          <table:previous table:id="ct381">
            <table:change-track-table-cell office:value-type="string">
              <text:p>set service dhcp-server shared-network-name</text:p>
            </table:change-track-table-cell>
          </table:previous>
        </table:cell-content-change>
        <table:cell-content-change table:id="ct991">
          <table:cell-address table:column="0" table:row="16" table:table="6"/>
          <office:change-info>
            <dc:creator> </dc:creator>
            <dc:date>2020-04-30T02:07:22.04</dc:date>
          </office:change-info>
          <table:previous table:id="ct382">
            <table:change-track-table-cell office:value-type="string">
              <text:p>set service dhcp-server shared-network-name</text:p>
            </table:change-track-table-cell>
          </table:previous>
        </table:cell-content-change>
        <table:cell-content-change table:id="ct992">
          <table:cell-address table:column="0" table:row="43" table:table="6"/>
          <office:change-info>
            <dc:creator> </dc:creator>
            <dc:date>2020-04-30T02:07:22.04</dc:date>
          </office:change-info>
          <table:previous table:id="ct417">
            <table:change-track-table-cell office:value-type="string">
              <text:p>set service dhcp-server disabled false</text:p>
            </table:change-track-table-cell>
          </table:previous>
        </table:cell-content-change>
        <table:cell-content-change table:id="ct993">
          <table:cell-address table:column="0" table:row="20" table:table="6"/>
          <office:change-info>
            <dc:creator> </dc:creator>
            <dc:date>2020-04-30T02:07:22.04</dc:date>
          </office:change-info>
          <table:previous table:id="ct418">
            <table:change-track-table-cell office:value-type="string">
              <text:p>set service dhcp-server shared-network-name</text:p>
            </table:change-track-table-cell>
          </table:previous>
        </table:cell-content-change>
        <table:cell-content-change table:id="ct994">
          <table:cell-address table:column="0" table:row="21" table:table="6"/>
          <office:change-info>
            <dc:creator> </dc:creator>
            <dc:date>2020-04-30T02:07:22.04</dc:date>
          </office:change-info>
          <table:previous table:id="ct419">
            <table:change-track-table-cell office:value-type="string">
              <text:p>set service dhcp-server shared-network-name</text:p>
            </table:change-track-table-cell>
          </table:previous>
        </table:cell-content-change>
        <table:cell-content-change table:id="ct995">
          <table:cell-address table:column="0" table:row="22" table:table="6"/>
          <office:change-info>
            <dc:creator> </dc:creator>
            <dc:date>2020-04-30T02:07:22.04</dc:date>
          </office:change-info>
          <table:previous table:id="ct420">
            <table:change-track-table-cell office:value-type="string">
              <text:p>set service dhcp-server shared-network-name</text:p>
            </table:change-track-table-cell>
          </table:previous>
        </table:cell-content-change>
        <table:cell-content-change table:id="ct996">
          <table:cell-address table:column="0" table:row="23" table:table="6"/>
          <office:change-info>
            <dc:creator> </dc:creator>
            <dc:date>2020-04-30T02:07:22.04</dc:date>
          </office:change-info>
          <table:previous table:id="ct421">
            <table:change-track-table-cell office:value-type="string">
              <text:p>set service dhcp-server shared-network-name</text:p>
            </table:change-track-table-cell>
          </table:previous>
        </table:cell-content-change>
        <table:cell-content-change table:id="ct997">
          <table:cell-address table:column="0" table:row="24" table:table="6"/>
          <office:change-info>
            <dc:creator> </dc:creator>
            <dc:date>2020-04-30T02:07:22.04</dc:date>
          </office:change-info>
          <table:previous table:id="ct422">
            <table:change-track-table-cell office:value-type="string">
              <text:p>set service dhcp-server shared-network-name</text:p>
            </table:change-track-table-cell>
          </table:previous>
        </table:cell-content-change>
        <table:cell-content-change table:id="ct998">
          <table:cell-address table:column="0" table:row="27" table:table="6"/>
          <office:change-info>
            <dc:creator> </dc:creator>
            <dc:date>2020-04-30T02:07:22.04</dc:date>
          </office:change-info>
          <table:previous table:id="ct461">
            <table:change-track-table-cell office:value-type="string">
              <text:p>set service dhcp-server disabled false</text:p>
            </table:change-track-table-cell>
          </table:previous>
        </table:cell-content-change>
        <table:cell-content-change table:id="ct999">
          <table:cell-address table:column="0" table:row="28" table:table="6"/>
          <office:change-info>
            <dc:creator> </dc:creator>
            <dc:date>2020-04-30T02:07:22.04</dc:date>
          </office:change-info>
          <table:previous table:id="ct462">
            <table:change-track-table-cell office:value-type="string">
              <text:p>set service dhcp-server shared-network-name</text:p>
            </table:change-track-table-cell>
          </table:previous>
        </table:cell-content-change>
        <table:cell-content-change table:id="ct1000">
          <table:cell-address table:column="0" table:row="29" table:table="6"/>
          <office:change-info>
            <dc:creator> </dc:creator>
            <dc:date>2020-04-30T02:07:22.04</dc:date>
          </office:change-info>
          <table:previous table:id="ct463">
            <table:change-track-table-cell office:value-type="string">
              <text:p>set service dhcp-server shared-network-name</text:p>
            </table:change-track-table-cell>
          </table:previous>
        </table:cell-content-change>
        <table:cell-content-change table:id="ct1001">
          <table:cell-address table:column="0" table:row="30" table:table="6"/>
          <office:change-info>
            <dc:creator> </dc:creator>
            <dc:date>2020-04-30T02:07:22.04</dc:date>
          </office:change-info>
          <table:previous table:id="ct464">
            <table:change-track-table-cell office:value-type="string">
              <text:p>set service dhcp-server shared-network-name</text:p>
            </table:change-track-table-cell>
          </table:previous>
        </table:cell-content-change>
        <table:cell-content-change table:id="ct1002">
          <table:cell-address table:column="0" table:row="31" table:table="6"/>
          <office:change-info>
            <dc:creator> </dc:creator>
            <dc:date>2020-04-30T02:07:22.04</dc:date>
          </office:change-info>
          <table:previous table:id="ct465">
            <table:change-track-table-cell office:value-type="string">
              <text:p>set service dhcp-server shared-network-name</text:p>
            </table:change-track-table-cell>
          </table:previous>
        </table:cell-content-change>
        <table:cell-content-change table:id="ct1003">
          <table:cell-address table:column="0" table:row="32" table:table="6"/>
          <office:change-info>
            <dc:creator> </dc:creator>
            <dc:date>2020-04-30T02:07:22.04</dc:date>
          </office:change-info>
          <table:previous table:id="ct466">
            <table:change-track-table-cell office:value-type="string">
              <text:p>set service dhcp-server shared-network-name</text:p>
            </table:change-track-table-cell>
          </table:previous>
        </table:cell-content-change>
        <table:cell-content-change table:id="ct1004">
          <table:cell-address table:column="0" table:row="35" table:table="6"/>
          <office:change-info>
            <dc:creator> </dc:creator>
            <dc:date>2020-04-30T02:07:22.04</dc:date>
          </office:change-info>
          <table:previous table:id="ct501">
            <table:change-track-table-cell office:value-type="string">
              <text:p>set service dhcp-server disabled false</text:p>
            </table:change-track-table-cell>
          </table:previous>
        </table:cell-content-change>
        <table:cell-content-change table:id="ct1005">
          <table:cell-address table:column="0" table:row="36" table:table="6"/>
          <office:change-info>
            <dc:creator> </dc:creator>
            <dc:date>2020-04-30T02:07:22.04</dc:date>
          </office:change-info>
          <table:previous table:id="ct502">
            <table:change-track-table-cell office:value-type="string">
              <text:p>set service dhcp-server shared-network-name</text:p>
            </table:change-track-table-cell>
          </table:previous>
        </table:cell-content-change>
        <table:cell-content-change table:id="ct1006">
          <table:cell-address table:column="0" table:row="37" table:table="6"/>
          <office:change-info>
            <dc:creator> </dc:creator>
            <dc:date>2020-04-30T02:07:22.04</dc:date>
          </office:change-info>
          <table:previous table:id="ct503">
            <table:change-track-table-cell office:value-type="string">
              <text:p>set service dhcp-server shared-network-name</text:p>
            </table:change-track-table-cell>
          </table:previous>
        </table:cell-content-change>
        <table:cell-content-change table:id="ct1007">
          <table:cell-address table:column="0" table:row="38" table:table="6"/>
          <office:change-info>
            <dc:creator> </dc:creator>
            <dc:date>2020-04-30T02:07:22.04</dc:date>
          </office:change-info>
          <table:previous table:id="ct504">
            <table:change-track-table-cell office:value-type="string">
              <text:p>set service dhcp-server shared-network-name</text:p>
            </table:change-track-table-cell>
          </table:previous>
        </table:cell-content-change>
        <table:cell-content-change table:id="ct1008">
          <table:cell-address table:column="0" table:row="39" table:table="6"/>
          <office:change-info>
            <dc:creator> </dc:creator>
            <dc:date>2020-04-30T02:07:22.04</dc:date>
          </office:change-info>
          <table:previous table:id="ct505">
            <table:change-track-table-cell office:value-type="string">
              <text:p>set service dhcp-server shared-network-name</text:p>
            </table:change-track-table-cell>
          </table:previous>
        </table:cell-content-change>
        <table:cell-content-change table:id="ct1009">
          <table:cell-address table:column="0" table:row="40" table:table="6"/>
          <office:change-info>
            <dc:creator> </dc:creator>
            <dc:date>2020-04-30T02:07:22.04</dc:date>
          </office:change-info>
          <table:previous table:id="ct506">
            <table:change-track-table-cell office:value-type="string">
              <text:p>set service dhcp-server shared-network-name</text:p>
            </table:change-track-table-cell>
          </table:previous>
        </table:cell-content-change>
        <table:cell-content-change table:id="ct1010">
          <table:cell-address table:column="1" table:row="11" table:table="3"/>
          <office:change-info>
            <dc:creator> </dc:creator>
            <dc:date>2020-04-30T02:07:22.04</dc:date>
          </office:change-info>
          <table:previous table:id="ct457">
            <table:change-track-table-cell table:cell-address="DHCP.B12" table:formula="of:=[Data.B5]" office:value-type="string">
              <text:p>Guest</text:p>
            </table:change-track-table-cell>
          </table:previous>
        </table:cell-content-change>
        <table:cell-content-change table:id="ct1011">
          <table:cell-address table:column="1" table:row="12" table:table="3"/>
          <office:change-info>
            <dc:creator> </dc:creator>
            <dc:date>2020-04-30T02:07:22.04</dc:date>
          </office:change-info>
          <table:previous table:id="ct384">
            <table:change-track-table-cell table:cell-address="DHCP.B13" table:formula="of:=[.B12]" office:value-type="float" office:value="0"/>
          </table:previous>
        </table:cell-content-change>
        <table:cell-content-change table:id="ct1012">
          <table:cell-address table:column="1" table:row="13" table:table="3"/>
          <office:change-info>
            <dc:creator> </dc:creator>
            <dc:date>2020-04-30T02:07:22.04</dc:date>
          </office:change-info>
          <table:previous table:id="ct385">
            <table:change-track-table-cell table:cell-address="DHCP.B14" table:formula="of:=[.B13]" office:value-type="float" office:value="0"/>
          </table:previous>
        </table:cell-content-change>
        <table:cell-content-change table:id="ct1013">
          <table:cell-address table:column="1" table:row="14" table:table="3"/>
          <office:change-info>
            <dc:creator> </dc:creator>
            <dc:date>2020-04-30T02:07:22.04</dc:date>
          </office:change-info>
          <table:previous table:id="ct386">
            <table:change-track-table-cell table:cell-address="DHCP.B15" table:formula="of:=[.B14]" office:value-type="float" office:value="0"/>
          </table:previous>
        </table:cell-content-change>
        <table:cell-content-change table:id="ct1014">
          <table:cell-address table:column="1" table:row="16" table:table="6"/>
          <office:change-info>
            <dc:creator> </dc:creator>
            <dc:date>2020-04-30T02:07:22.04</dc:date>
          </office:change-info>
          <table:previous table:id="ct387">
            <table:change-track-table-cell table:cell-address="'All Command'.B17" table:formula="of:=[DHCP.B15]" office:value-type="float" office:value="0"/>
          </table:previous>
        </table:cell-content-change>
        <table:cell-content-change table:id="ct1015">
          <table:cell-address table:column="1" table:row="20" table:table="6"/>
          <office:change-info>
            <dc:creator> </dc:creator>
            <dc:date>2020-04-30T02:07:22.04</dc:date>
          </office:change-info>
          <table:previous table:id="ct458">
            <table:change-track-table-cell table:cell-address="'All Command'.B21" table:formula="of:=[Data.B6]" office:value-type="string">
              <text:p>IoT</text:p>
            </table:change-track-table-cell>
          </table:previous>
        </table:cell-content-change>
        <table:cell-content-change table:id="ct1016">
          <table:cell-address table:column="1" table:row="21" table:table="6"/>
          <office:change-info>
            <dc:creator> </dc:creator>
            <dc:date>2020-04-30T02:07:22.04</dc:date>
          </office:change-info>
          <table:previous table:id="ct424">
            <table:change-track-table-cell table:cell-address="'All Command'.B22" table:formula="of:=[.B21]" office:value-type="float" office:value="0"/>
          </table:previous>
        </table:cell-content-change>
        <table:cell-content-change table:id="ct1017">
          <table:cell-address table:column="1" table:row="22" table:table="6"/>
          <office:change-info>
            <dc:creator> </dc:creator>
            <dc:date>2020-04-30T02:07:22.04</dc:date>
          </office:change-info>
          <table:previous table:id="ct425">
            <table:change-track-table-cell table:cell-address="'All Command'.B23" table:formula="of:=[.B22]" office:value-type="float" office:value="0"/>
          </table:previous>
        </table:cell-content-change>
        <table:cell-content-change table:id="ct1018">
          <table:cell-address table:column="1" table:row="23" table:table="6"/>
          <office:change-info>
            <dc:creator> </dc:creator>
            <dc:date>2020-04-30T02:07:22.04</dc:date>
          </office:change-info>
          <table:previous table:id="ct426">
            <table:change-track-table-cell table:cell-address="'All Command'.B24" table:formula="of:=[.B23]" office:value-type="float" office:value="0"/>
          </table:previous>
        </table:cell-content-change>
        <table:cell-content-change table:id="ct1019">
          <table:cell-address table:column="1" table:row="24" table:table="6"/>
          <office:change-info>
            <dc:creator> </dc:creator>
            <dc:date>2020-04-30T02:07:22.04</dc:date>
          </office:change-info>
          <table:previous table:id="ct427">
            <table:change-track-table-cell table:cell-address="'All Command'.B25" table:formula="of:=[.B24]" office:value-type="float" office:value="0"/>
          </table:previous>
        </table:cell-content-change>
        <table:cell-content-change table:id="ct1020">
          <table:cell-address table:column="1" table:row="28" table:table="6"/>
          <office:change-info>
            <dc:creator> </dc:creator>
            <dc:date>2020-04-30T02:07:22.04</dc:date>
          </office:change-info>
          <table:previous table:id="ct541">
            <table:change-track-table-cell table:cell-address="'All Command'.B29" table:formula="of:=[Data.B7]" office:value-type="string">
              <text:p>VoiP</text:p>
            </table:change-track-table-cell>
          </table:previous>
        </table:cell-content-change>
        <table:cell-content-change table:id="ct1021">
          <table:cell-address table:column="1" table:row="29" table:table="6"/>
          <office:change-info>
            <dc:creator> </dc:creator>
            <dc:date>2020-04-30T02:07:22.04</dc:date>
          </office:change-info>
          <table:previous table:id="ct468">
            <table:change-track-table-cell table:cell-address="'All Command'.B30" table:formula="of:=[.B29]" office:value-type="float" office:value="0"/>
          </table:previous>
        </table:cell-content-change>
        <table:cell-content-change table:id="ct1022">
          <table:cell-address table:column="1" table:row="30" table:table="6"/>
          <office:change-info>
            <dc:creator> </dc:creator>
            <dc:date>2020-04-30T02:07:22.04</dc:date>
          </office:change-info>
          <table:previous table:id="ct469">
            <table:change-track-table-cell table:cell-address="'All Command'.B31" table:formula="of:=[.B30]" office:value-type="float" office:value="0"/>
          </table:previous>
        </table:cell-content-change>
        <table:cell-content-change table:id="ct1023">
          <table:cell-address table:column="1" table:row="31" table:table="6"/>
          <office:change-info>
            <dc:creator> </dc:creator>
            <dc:date>2020-04-30T02:07:22.04</dc:date>
          </office:change-info>
          <table:previous table:id="ct470">
            <table:change-track-table-cell table:cell-address="'All Command'.B32" table:formula="of:=[.B31]" office:value-type="float" office:value="0"/>
          </table:previous>
        </table:cell-content-change>
        <table:cell-content-change table:id="ct1024">
          <table:cell-address table:column="1" table:row="32" table:table="6"/>
          <office:change-info>
            <dc:creator> </dc:creator>
            <dc:date>2020-04-30T02:07:22.04</dc:date>
          </office:change-info>
          <table:previous table:id="ct471">
            <table:change-track-table-cell table:cell-address="'All Command'.B33" table:formula="of:=[.B32]" office:value-type="float" office:value="0"/>
          </table:previous>
        </table:cell-content-change>
        <table:cell-content-change table:id="ct1025">
          <table:cell-address table:column="1" table:row="36" table:table="6"/>
          <office:change-info>
            <dc:creator> </dc:creator>
            <dc:date>2020-04-30T02:07:22.04</dc:date>
          </office:change-info>
          <table:previous table:id="ct542">
            <table:change-track-table-cell table:cell-address="'All Command'.B37" table:formula="of:=[Data.B8]" office:value-type="string">
              <text:p>Management</text:p>
            </table:change-track-table-cell>
          </table:previous>
        </table:cell-content-change>
        <table:cell-content-change table:id="ct1026">
          <table:cell-address table:column="1" table:row="37" table:table="6"/>
          <office:change-info>
            <dc:creator> </dc:creator>
            <dc:date>2020-04-30T02:07:22.04</dc:date>
          </office:change-info>
          <table:previous table:id="ct508">
            <table:change-track-table-cell table:cell-address="'All Command'.B38" table:formula="of:=[.B37]" office:value-type="float" office:value="0"/>
          </table:previous>
        </table:cell-content-change>
        <table:cell-content-change table:id="ct1027">
          <table:cell-address table:column="1" table:row="38" table:table="6"/>
          <office:change-info>
            <dc:creator> </dc:creator>
            <dc:date>2020-04-30T02:07:22.04</dc:date>
          </office:change-info>
          <table:previous table:id="ct509">
            <table:change-track-table-cell table:cell-address="'All Command'.B39" table:formula="of:=[.B38]" office:value-type="float" office:value="0"/>
          </table:previous>
        </table:cell-content-change>
        <table:cell-content-change table:id="ct1028">
          <table:cell-address table:column="1" table:row="39" table:table="6"/>
          <office:change-info>
            <dc:creator> </dc:creator>
            <dc:date>2020-04-30T02:07:22.04</dc:date>
          </office:change-info>
          <table:previous table:id="ct510">
            <table:change-track-table-cell table:cell-address="'All Command'.B40" table:formula="of:=[.B39]" office:value-type="float" office:value="0"/>
          </table:previous>
        </table:cell-content-change>
        <table:cell-content-change table:id="ct1029">
          <table:cell-address table:column="1" table:row="40" table:table="6"/>
          <office:change-info>
            <dc:creator> </dc:creator>
            <dc:date>2020-04-30T02:07:22.04</dc:date>
          </office:change-info>
          <table:previous table:id="ct511">
            <table:change-track-table-cell table:cell-address="'All Command'.B41" table:formula="of:=[.B40]" office:value-type="float" office:value="0"/>
          </table:previous>
        </table:cell-content-change>
        <table:cell-content-change table:id="ct1030">
          <table:cell-address table:column="2" table:row="11" table:table="3"/>
          <office:change-info>
            <dc:creator> </dc:creator>
            <dc:date>2020-04-30T02:07:22.04</dc:date>
          </office:change-info>
          <table:previous table:id="ct459">
            <table:change-track-table-cell table:cell-address="DHCP.C12" table:formula="of:=[Data.C5]" office:value-type="float" office:value="5"/>
          </table:previous>
        </table:cell-content-change>
        <table:cell-content-change table:id="ct1031">
          <table:cell-address table:column="2" table:row="12" table:table="3"/>
          <office:change-info>
            <dc:creator> </dc:creator>
            <dc:date>2020-04-30T02:07:22.04</dc:date>
          </office:change-info>
          <table:previous table:id="ct389">
            <table:change-track-table-cell table:cell-address="DHCP.C13" table:formula="of:=[.C12]" office:value-type="float" office:value="0"/>
          </table:previous>
        </table:cell-content-change>
        <table:cell-content-change table:id="ct1032">
          <table:cell-address table:column="2" table:row="13" table:table="3"/>
          <office:change-info>
            <dc:creator> </dc:creator>
            <dc:date>2020-04-30T02:07:22.04</dc:date>
          </office:change-info>
          <table:previous table:id="ct390">
            <table:change-track-table-cell table:cell-address="DHCP.C14" table:formula="of:=[.C13]" office:value-type="float" office:value="0"/>
          </table:previous>
        </table:cell-content-change>
        <table:cell-content-change table:id="ct1033">
          <table:cell-address table:column="2" table:row="14" table:table="3"/>
          <office:change-info>
            <dc:creator> </dc:creator>
            <dc:date>2020-04-30T02:07:22.04</dc:date>
          </office:change-info>
          <table:previous table:id="ct391">
            <table:change-track-table-cell table:cell-address="DHCP.C15" table:formula="of:=[.C14]" office:value-type="float" office:value="0"/>
          </table:previous>
        </table:cell-content-change>
        <table:cell-content-change table:id="ct1034">
          <table:cell-address table:column="2" table:row="16" table:table="6"/>
          <office:change-info>
            <dc:creator> </dc:creator>
            <dc:date>2020-04-30T02:07:22.04</dc:date>
          </office:change-info>
          <table:previous table:id="ct392">
            <table:change-track-table-cell table:cell-address="'All Command'.C17" table:formula="of:=[DHCP.C15]" office:value-type="float" office:value="0"/>
          </table:previous>
        </table:cell-content-change>
        <table:cell-content-change table:id="ct1035">
          <table:cell-address table:column="2" table:row="20" table:table="6"/>
          <office:change-info>
            <dc:creator> </dc:creator>
            <dc:date>2020-04-30T02:07:22.04</dc:date>
          </office:change-info>
          <table:previous table:id="ct460">
            <table:change-track-table-cell table:cell-address="'All Command'.C21" table:formula="of:=[Data.C6]" office:value-type="float" office:value="107"/>
          </table:previous>
        </table:cell-content-change>
        <table:cell-content-change table:id="ct1036">
          <table:cell-address table:column="2" table:row="21" table:table="6"/>
          <office:change-info>
            <dc:creator> </dc:creator>
            <dc:date>2020-04-30T02:07:22.04</dc:date>
          </office:change-info>
          <table:previous table:id="ct429">
            <table:change-track-table-cell table:cell-address="'All Command'.C22" table:formula="of:=[.C21]" office:value-type="float" office:value="0"/>
          </table:previous>
        </table:cell-content-change>
        <table:cell-content-change table:id="ct1037">
          <table:cell-address table:column="2" table:row="22" table:table="6"/>
          <office:change-info>
            <dc:creator> </dc:creator>
            <dc:date>2020-04-30T02:07:22.04</dc:date>
          </office:change-info>
          <table:previous table:id="ct430">
            <table:change-track-table-cell table:cell-address="'All Command'.C23" table:formula="of:=[.C22]" office:value-type="float" office:value="0"/>
          </table:previous>
        </table:cell-content-change>
        <table:cell-content-change table:id="ct1038">
          <table:cell-address table:column="2" table:row="23" table:table="6"/>
          <office:change-info>
            <dc:creator> </dc:creator>
            <dc:date>2020-04-30T02:07:22.04</dc:date>
          </office:change-info>
          <table:previous table:id="ct431">
            <table:change-track-table-cell table:cell-address="'All Command'.C24" table:formula="of:=[.C23]" office:value-type="float" office:value="0"/>
          </table:previous>
        </table:cell-content-change>
        <table:cell-content-change table:id="ct1039">
          <table:cell-address table:column="2" table:row="24" table:table="6"/>
          <office:change-info>
            <dc:creator> </dc:creator>
            <dc:date>2020-04-30T02:07:22.04</dc:date>
          </office:change-info>
          <table:previous table:id="ct432">
            <table:change-track-table-cell table:cell-address="'All Command'.C25" table:formula="of:=[.C24]" office:value-type="float" office:value="0"/>
          </table:previous>
        </table:cell-content-change>
        <table:cell-content-change table:id="ct1040">
          <table:cell-address table:column="2" table:row="28" table:table="6"/>
          <office:change-info>
            <dc:creator> </dc:creator>
            <dc:date>2020-04-30T02:07:22.04</dc:date>
          </office:change-info>
          <table:previous table:id="ct543">
            <table:change-track-table-cell table:cell-address="'All Command'.C29" table:formula="of:=[Data.C7]" office:value-type="float" office:value="7"/>
          </table:previous>
        </table:cell-content-change>
        <table:cell-content-change table:id="ct1041">
          <table:cell-address table:column="2" table:row="29" table:table="6"/>
          <office:change-info>
            <dc:creator> </dc:creator>
            <dc:date>2020-04-30T02:07:22.04</dc:date>
          </office:change-info>
          <table:previous table:id="ct473">
            <table:change-track-table-cell table:cell-address="'All Command'.C30" table:formula="of:=[.C29]" office:value-type="float" office:value="0"/>
          </table:previous>
        </table:cell-content-change>
        <table:cell-content-change table:id="ct1042">
          <table:cell-address table:column="2" table:row="30" table:table="6"/>
          <office:change-info>
            <dc:creator> </dc:creator>
            <dc:date>2020-04-30T02:07:22.04</dc:date>
          </office:change-info>
          <table:previous table:id="ct474">
            <table:change-track-table-cell table:cell-address="'All Command'.C31" table:formula="of:=[.C30]" office:value-type="float" office:value="0"/>
          </table:previous>
        </table:cell-content-change>
        <table:cell-content-change table:id="ct1043">
          <table:cell-address table:column="2" table:row="31" table:table="6"/>
          <office:change-info>
            <dc:creator> </dc:creator>
            <dc:date>2020-04-30T02:07:22.04</dc:date>
          </office:change-info>
          <table:previous table:id="ct475">
            <table:change-track-table-cell table:cell-address="'All Command'.C32" table:formula="of:=[.C31]" office:value-type="float" office:value="0"/>
          </table:previous>
        </table:cell-content-change>
        <table:cell-content-change table:id="ct1044">
          <table:cell-address table:column="2" table:row="32" table:table="6"/>
          <office:change-info>
            <dc:creator> </dc:creator>
            <dc:date>2020-04-30T02:07:22.04</dc:date>
          </office:change-info>
          <table:previous table:id="ct476">
            <table:change-track-table-cell table:cell-address="'All Command'.C33" table:formula="of:=[.C32]" office:value-type="float" office:value="0"/>
          </table:previous>
        </table:cell-content-change>
        <table:cell-content-change table:id="ct1045">
          <table:cell-address table:column="2" table:row="36" table:table="6"/>
          <office:change-info>
            <dc:creator> </dc:creator>
            <dc:date>2020-04-30T02:07:22.04</dc:date>
          </office:change-info>
          <table:previous table:id="ct544">
            <table:change-track-table-cell table:cell-address="'All Command'.C37" table:formula="of:=[Data.C8]" office:value-type="float" office:value="66"/>
          </table:previous>
        </table:cell-content-change>
        <table:cell-content-change table:id="ct1046">
          <table:cell-address table:column="2" table:row="37" table:table="6"/>
          <office:change-info>
            <dc:creator> </dc:creator>
            <dc:date>2020-04-30T02:07:22.04</dc:date>
          </office:change-info>
          <table:previous table:id="ct513">
            <table:change-track-table-cell table:cell-address="'All Command'.C38" table:formula="of:=[.C37]" office:value-type="float" office:value="0"/>
          </table:previous>
        </table:cell-content-change>
        <table:cell-content-change table:id="ct1047">
          <table:cell-address table:column="2" table:row="38" table:table="6"/>
          <office:change-info>
            <dc:creator> </dc:creator>
            <dc:date>2020-04-30T02:07:22.04</dc:date>
          </office:change-info>
          <table:previous table:id="ct514">
            <table:change-track-table-cell table:cell-address="'All Command'.C39" table:formula="of:=[.C38]" office:value-type="float" office:value="0"/>
          </table:previous>
        </table:cell-content-change>
        <table:cell-content-change table:id="ct1048">
          <table:cell-address table:column="2" table:row="39" table:table="6"/>
          <office:change-info>
            <dc:creator> </dc:creator>
            <dc:date>2020-04-30T02:07:22.04</dc:date>
          </office:change-info>
          <table:previous table:id="ct515">
            <table:change-track-table-cell table:cell-address="'All Command'.C40" table:formula="of:=[.C39]" office:value-type="float" office:value="0"/>
          </table:previous>
        </table:cell-content-change>
        <table:cell-content-change table:id="ct1049">
          <table:cell-address table:column="2" table:row="40" table:table="6"/>
          <office:change-info>
            <dc:creator> </dc:creator>
            <dc:date>2020-04-30T02:07:22.04</dc:date>
          </office:change-info>
          <table:previous table:id="ct516">
            <table:change-track-table-cell table:cell-address="'All Command'.C41" table:formula="of:=[.C40]" office:value-type="float" office:value="0"/>
          </table:previous>
        </table:cell-content-change>
        <table:cell-content-change table:id="ct1050">
          <table:cell-address table:column="3" table:row="11" table:table="3"/>
          <office:change-info>
            <dc:creator> </dc:creator>
            <dc:date>2020-04-30T02:07:22.04</dc:date>
          </office:change-info>
          <table:previous table:id="ct393">
            <table:change-track-table-cell office:value-type="string">
              <text:p>authoritative enable</text:p>
            </table:change-track-table-cell>
          </table:previous>
        </table:cell-content-change>
        <table:cell-content-change table:id="ct1051">
          <table:cell-address table:column="3" table:row="12" table:table="3"/>
          <office:change-info>
            <dc:creator> </dc:creator>
            <dc:date>2020-04-30T02:07:22.04</dc:date>
          </office:change-info>
          <table:previous table:id="ct394">
            <table:change-track-table-cell office:value-type="string">
              <text:p><text:s/>subnet </text:p>
            </table:change-track-table-cell>
          </table:previous>
        </table:cell-content-change>
        <table:cell-content-change table:id="ct1052">
          <table:cell-address table:column="3" table:row="13" table:table="3"/>
          <office:change-info>
            <dc:creator> </dc:creator>
            <dc:date>2020-04-30T02:07:22.04</dc:date>
          </office:change-info>
          <table:previous table:id="ct395">
            <table:change-track-table-cell office:value-type="string">
              <text:p><text:s/>subnet </text:p>
            </table:change-track-table-cell>
          </table:previous>
        </table:cell-content-change>
        <table:cell-content-change table:id="ct1053">
          <table:cell-address table:column="3" table:row="14" table:table="3"/>
          <office:change-info>
            <dc:creator> </dc:creator>
            <dc:date>2020-04-30T02:07:22.04</dc:date>
          </office:change-info>
          <table:previous table:id="ct396">
            <table:change-track-table-cell office:value-type="string">
              <text:p><text:s/>subnet </text:p>
            </table:change-track-table-cell>
          </table:previous>
        </table:cell-content-change>
        <table:cell-content-change table:id="ct1054">
          <table:cell-address table:column="3" table:row="16" table:table="6"/>
          <office:change-info>
            <dc:creator> </dc:creator>
            <dc:date>2020-04-30T02:07:22.04</dc:date>
          </office:change-info>
          <table:previous table:id="ct397">
            <table:change-track-table-cell office:value-type="string">
              <text:p><text:s/>subnet </text:p>
            </table:change-track-table-cell>
          </table:previous>
        </table:cell-content-change>
        <table:cell-content-change table:id="ct1055">
          <table:cell-address table:column="3" table:row="20" table:table="6"/>
          <office:change-info>
            <dc:creator> </dc:creator>
            <dc:date>2020-04-30T02:07:22.04</dc:date>
          </office:change-info>
          <table:previous table:id="ct433">
            <table:change-track-table-cell office:value-type="string">
              <text:p>authoritative enable</text:p>
            </table:change-track-table-cell>
          </table:previous>
        </table:cell-content-change>
        <table:cell-content-change table:id="ct1056">
          <table:cell-address table:column="3" table:row="21" table:table="6"/>
          <office:change-info>
            <dc:creator> </dc:creator>
            <dc:date>2020-04-30T02:07:22.04</dc:date>
          </office:change-info>
          <table:previous table:id="ct434">
            <table:change-track-table-cell office:value-type="string">
              <text:p><text:s/>subnet </text:p>
            </table:change-track-table-cell>
          </table:previous>
        </table:cell-content-change>
        <table:cell-content-change table:id="ct1057">
          <table:cell-address table:column="3" table:row="22" table:table="6"/>
          <office:change-info>
            <dc:creator> </dc:creator>
            <dc:date>2020-04-30T02:07:22.04</dc:date>
          </office:change-info>
          <table:previous table:id="ct435">
            <table:change-track-table-cell office:value-type="string">
              <text:p><text:s/>subnet </text:p>
            </table:change-track-table-cell>
          </table:previous>
        </table:cell-content-change>
        <table:cell-content-change table:id="ct1058">
          <table:cell-address table:column="3" table:row="23" table:table="6"/>
          <office:change-info>
            <dc:creator> </dc:creator>
            <dc:date>2020-04-30T02:07:22.04</dc:date>
          </office:change-info>
          <table:previous table:id="ct436">
            <table:change-track-table-cell office:value-type="string">
              <text:p><text:s/>subnet </text:p>
            </table:change-track-table-cell>
          </table:previous>
        </table:cell-content-change>
        <table:cell-content-change table:id="ct1059">
          <table:cell-address table:column="3" table:row="24" table:table="6"/>
          <office:change-info>
            <dc:creator> </dc:creator>
            <dc:date>2020-04-30T02:07:22.04</dc:date>
          </office:change-info>
          <table:previous table:id="ct437">
            <table:change-track-table-cell office:value-type="string">
              <text:p><text:s/>subnet </text:p>
            </table:change-track-table-cell>
          </table:previous>
        </table:cell-content-change>
        <table:cell-content-change table:id="ct1060">
          <table:cell-address table:column="3" table:row="28" table:table="6"/>
          <office:change-info>
            <dc:creator> </dc:creator>
            <dc:date>2020-04-30T02:07:22.04</dc:date>
          </office:change-info>
          <table:previous table:id="ct477">
            <table:change-track-table-cell office:value-type="string">
              <text:p>authoritative enable</text:p>
            </table:change-track-table-cell>
          </table:previous>
        </table:cell-content-change>
        <table:cell-content-change table:id="ct1061">
          <table:cell-address table:column="3" table:row="29" table:table="6"/>
          <office:change-info>
            <dc:creator> </dc:creator>
            <dc:date>2020-04-30T02:07:22.04</dc:date>
          </office:change-info>
          <table:previous table:id="ct478">
            <table:change-track-table-cell office:value-type="string">
              <text:p><text:s/>subnet </text:p>
            </table:change-track-table-cell>
          </table:previous>
        </table:cell-content-change>
        <table:cell-content-change table:id="ct1062">
          <table:cell-address table:column="3" table:row="30" table:table="6"/>
          <office:change-info>
            <dc:creator> </dc:creator>
            <dc:date>2020-04-30T02:07:22.04</dc:date>
          </office:change-info>
          <table:previous table:id="ct479">
            <table:change-track-table-cell office:value-type="string">
              <text:p><text:s/>subnet </text:p>
            </table:change-track-table-cell>
          </table:previous>
        </table:cell-content-change>
        <table:cell-content-change table:id="ct1063">
          <table:cell-address table:column="3" table:row="31" table:table="6"/>
          <office:change-info>
            <dc:creator> </dc:creator>
            <dc:date>2020-04-30T02:07:22.04</dc:date>
          </office:change-info>
          <table:previous table:id="ct480">
            <table:change-track-table-cell office:value-type="string">
              <text:p><text:s/>subnet </text:p>
            </table:change-track-table-cell>
          </table:previous>
        </table:cell-content-change>
        <table:cell-content-change table:id="ct1064">
          <table:cell-address table:column="3" table:row="32" table:table="6"/>
          <office:change-info>
            <dc:creator> </dc:creator>
            <dc:date>2020-04-30T02:07:22.04</dc:date>
          </office:change-info>
          <table:previous table:id="ct481">
            <table:change-track-table-cell office:value-type="string">
              <text:p><text:s/>subnet </text:p>
            </table:change-track-table-cell>
          </table:previous>
        </table:cell-content-change>
        <table:cell-content-change table:id="ct1065">
          <table:cell-address table:column="3" table:row="36" table:table="6"/>
          <office:change-info>
            <dc:creator> </dc:creator>
            <dc:date>2020-04-30T02:07:22.04</dc:date>
          </office:change-info>
          <table:previous table:id="ct517">
            <table:change-track-table-cell office:value-type="string">
              <text:p>authoritative enable</text:p>
            </table:change-track-table-cell>
          </table:previous>
        </table:cell-content-change>
        <table:cell-content-change table:id="ct1066">
          <table:cell-address table:column="3" table:row="37" table:table="6"/>
          <office:change-info>
            <dc:creator> </dc:creator>
            <dc:date>2020-04-30T02:07:22.04</dc:date>
          </office:change-info>
          <table:previous table:id="ct518">
            <table:change-track-table-cell office:value-type="string">
              <text:p><text:s/>subnet </text:p>
            </table:change-track-table-cell>
          </table:previous>
        </table:cell-content-change>
        <table:cell-content-change table:id="ct1067">
          <table:cell-address table:column="3" table:row="38" table:table="6"/>
          <office:change-info>
            <dc:creator> </dc:creator>
            <dc:date>2020-04-30T02:07:22.04</dc:date>
          </office:change-info>
          <table:previous table:id="ct519">
            <table:change-track-table-cell office:value-type="string">
              <text:p><text:s/>subnet </text:p>
            </table:change-track-table-cell>
          </table:previous>
        </table:cell-content-change>
        <table:cell-content-change table:id="ct1068">
          <table:cell-address table:column="3" table:row="39" table:table="6"/>
          <office:change-info>
            <dc:creator> </dc:creator>
            <dc:date>2020-04-30T02:07:22.04</dc:date>
          </office:change-info>
          <table:previous table:id="ct520">
            <table:change-track-table-cell office:value-type="string">
              <text:p><text:s/>subnet </text:p>
            </table:change-track-table-cell>
          </table:previous>
        </table:cell-content-change>
        <table:cell-content-change table:id="ct1069">
          <table:cell-address table:column="3" table:row="40" table:table="6"/>
          <office:change-info>
            <dc:creator> </dc:creator>
            <dc:date>2020-04-30T02:07:22.04</dc:date>
          </office:change-info>
          <table:previous table:id="ct521">
            <table:change-track-table-cell office:value-type="string">
              <text:p><text:s/>subnet </text:p>
            </table:change-track-table-cell>
          </table:previous>
        </table:cell-content-change>
        <table:cell-content-change table:id="ct1070">
          <table:cell-address table:column="4" table:row="12" table:table="3"/>
          <office:change-info>
            <dc:creator> </dc:creator>
            <dc:date>2020-04-30T02:07:22.04</dc:date>
          </office:change-info>
          <table:previous table:id="ct545">
            <table:change-track-table-cell table:cell-address="DHCP.E13" table:formula="of:=[Data.J5]" office:value-type="string">
              <text:p>192.168.5.1/24</text:p>
            </table:change-track-table-cell>
          </table:previous>
        </table:cell-content-change>
        <table:cell-content-change table:id="ct1071">
          <table:cell-address table:column="4" table:row="13" table:table="3"/>
          <office:change-info>
            <dc:creator> </dc:creator>
            <dc:date>2020-04-30T02:07:22.04</dc:date>
          </office:change-info>
          <table:previous table:id="ct399">
            <table:change-track-table-cell table:cell-address="DHCP.E14" table:formula="of:=[.E13]" office:value-type="float" office:value="0"/>
          </table:previous>
        </table:cell-content-change>
        <table:cell-content-change table:id="ct1072">
          <table:cell-address table:column="4" table:row="14" table:table="3"/>
          <office:change-info>
            <dc:creator> </dc:creator>
            <dc:date>2020-04-30T02:07:22.04</dc:date>
          </office:change-info>
          <table:previous table:id="ct400">
            <table:change-track-table-cell table:cell-address="DHCP.E15" table:formula="of:=[.E14]" office:value-type="float" office:value="0"/>
          </table:previous>
        </table:cell-content-change>
        <table:cell-content-change table:id="ct1073">
          <table:cell-address table:column="4" table:row="16" table:table="6"/>
          <office:change-info>
            <dc:creator> </dc:creator>
            <dc:date>2020-04-30T02:07:22.04</dc:date>
          </office:change-info>
          <table:previous table:id="ct401">
            <table:change-track-table-cell table:cell-address="'All Command'.E17" table:formula="of:=[DHCP.E15]" office:value-type="float" office:value="0"/>
          </table:previous>
        </table:cell-content-change>
        <table:cell-content-change table:id="ct1074">
          <table:cell-address table:column="4" table:row="21" table:table="6"/>
          <office:change-info>
            <dc:creator> </dc:creator>
            <dc:date>2020-04-30T02:07:22.04</dc:date>
          </office:change-info>
          <table:previous table:id="ct546">
            <table:change-track-table-cell table:cell-address="'All Command'.E22" table:formula="of:=[Data.J6]" office:value-type="string">
              <text:p>192.168.107.1/24</text:p>
            </table:change-track-table-cell>
          </table:previous>
        </table:cell-content-change>
        <table:cell-content-change table:id="ct1075">
          <table:cell-address table:column="4" table:row="22" table:table="6"/>
          <office:change-info>
            <dc:creator> </dc:creator>
            <dc:date>2020-04-30T02:07:22.04</dc:date>
          </office:change-info>
          <table:previous table:id="ct439">
            <table:change-track-table-cell table:cell-address="'All Command'.E23" table:formula="of:=[.E22]" office:value-type="float" office:value="0"/>
          </table:previous>
        </table:cell-content-change>
        <table:cell-content-change table:id="ct1076">
          <table:cell-address table:column="4" table:row="23" table:table="6"/>
          <office:change-info>
            <dc:creator> </dc:creator>
            <dc:date>2020-04-30T02:07:22.04</dc:date>
          </office:change-info>
          <table:previous table:id="ct440">
            <table:change-track-table-cell table:cell-address="'All Command'.E24" table:formula="of:=[.E23]" office:value-type="float" office:value="0"/>
          </table:previous>
        </table:cell-content-change>
        <table:cell-content-change table:id="ct1077">
          <table:cell-address table:column="4" table:row="24" table:table="6"/>
          <office:change-info>
            <dc:creator> </dc:creator>
            <dc:date>2020-04-30T02:07:22.04</dc:date>
          </office:change-info>
          <table:previous table:id="ct441">
            <table:change-track-table-cell table:cell-address="'All Command'.E25" table:formula="of:=[.E24]" office:value-type="float" office:value="0"/>
          </table:previous>
        </table:cell-content-change>
        <table:cell-content-change table:id="ct1078">
          <table:cell-address table:column="4" table:row="29" table:table="6"/>
          <office:change-info>
            <dc:creator> </dc:creator>
            <dc:date>2020-04-30T02:07:22.04</dc:date>
          </office:change-info>
          <table:previous table:id="ct547">
            <table:change-track-table-cell table:cell-address="'All Command'.E30" table:formula="of:=[Data.J7]" office:value-type="string">
              <text:p>192.168.7.1/24</text:p>
            </table:change-track-table-cell>
          </table:previous>
        </table:cell-content-change>
        <table:cell-content-change table:id="ct1079">
          <table:cell-address table:column="4" table:row="30" table:table="6"/>
          <office:change-info>
            <dc:creator> </dc:creator>
            <dc:date>2020-04-30T02:07:22.04</dc:date>
          </office:change-info>
          <table:previous table:id="ct483">
            <table:change-track-table-cell table:cell-address="'All Command'.E31" table:formula="of:=[.E30]" office:value-type="float" office:value="0"/>
          </table:previous>
        </table:cell-content-change>
        <table:cell-content-change table:id="ct1080">
          <table:cell-address table:column="4" table:row="31" table:table="6"/>
          <office:change-info>
            <dc:creator> </dc:creator>
            <dc:date>2020-04-30T02:07:22.04</dc:date>
          </office:change-info>
          <table:previous table:id="ct484">
            <table:change-track-table-cell table:cell-address="'All Command'.E32" table:formula="of:=[.E31]" office:value-type="float" office:value="0"/>
          </table:previous>
        </table:cell-content-change>
        <table:cell-content-change table:id="ct1081">
          <table:cell-address table:column="4" table:row="32" table:table="6"/>
          <office:change-info>
            <dc:creator> </dc:creator>
            <dc:date>2020-04-30T02:07:22.04</dc:date>
          </office:change-info>
          <table:previous table:id="ct485">
            <table:change-track-table-cell table:cell-address="'All Command'.E33" table:formula="of:=[.E32]" office:value-type="float" office:value="0"/>
          </table:previous>
        </table:cell-content-change>
        <table:cell-content-change table:id="ct1082">
          <table:cell-address table:column="4" table:row="37" table:table="6"/>
          <office:change-info>
            <dc:creator> </dc:creator>
            <dc:date>2020-04-30T02:07:22.04</dc:date>
          </office:change-info>
          <table:previous table:id="ct548">
            <table:change-track-table-cell table:cell-address="'All Command'.E38" table:formula="of:=[Data.J8]" office:value-type="string">
              <text:p>192.168.66.1/24</text:p>
            </table:change-track-table-cell>
          </table:previous>
        </table:cell-content-change>
        <table:cell-content-change table:id="ct1083">
          <table:cell-address table:column="4" table:row="38" table:table="6"/>
          <office:change-info>
            <dc:creator> </dc:creator>
            <dc:date>2020-04-30T02:07:22.04</dc:date>
          </office:change-info>
          <table:previous table:id="ct523">
            <table:change-track-table-cell table:cell-address="'All Command'.E39" table:formula="of:=[.E38]" office:value-type="float" office:value="0"/>
          </table:previous>
        </table:cell-content-change>
        <table:cell-content-change table:id="ct1084">
          <table:cell-address table:column="4" table:row="39" table:table="6"/>
          <office:change-info>
            <dc:creator> </dc:creator>
            <dc:date>2020-04-30T02:07:22.04</dc:date>
          </office:change-info>
          <table:previous table:id="ct524">
            <table:change-track-table-cell table:cell-address="'All Command'.E40" table:formula="of:=[.E39]" office:value-type="float" office:value="0"/>
          </table:previous>
        </table:cell-content-change>
        <table:cell-content-change table:id="ct1085">
          <table:cell-address table:column="4" table:row="40" table:table="6"/>
          <office:change-info>
            <dc:creator> </dc:creator>
            <dc:date>2020-04-30T02:07:22.04</dc:date>
          </office:change-info>
          <table:previous table:id="ct525">
            <table:change-track-table-cell table:cell-address="'All Command'.E41" table:formula="of:=[.E40]" office:value-type="float" office:value="0"/>
          </table:previous>
        </table:cell-content-change>
        <table:cell-content-change table:id="ct1086">
          <table:cell-address table:column="5" table:row="12" table:table="3"/>
          <office:change-info>
            <dc:creator> </dc:creator>
            <dc:date>2020-04-30T02:07:22.04</dc:date>
          </office:change-info>
          <table:previous table:id="ct402">
            <table:change-track-table-cell office:value-type="string">
              <text:p>default-router </text:p>
            </table:change-track-table-cell>
          </table:previous>
        </table:cell-content-change>
        <table:cell-content-change table:id="ct1087">
          <table:cell-address table:column="5" table:row="13" table:table="3"/>
          <office:change-info>
            <dc:creator> </dc:creator>
            <dc:date>2020-04-30T02:07:22.04</dc:date>
          </office:change-info>
          <table:previous table:id="ct403">
            <table:change-track-table-cell office:value-type="string">
              <text:p><text:s/>dns-server </text:p>
            </table:change-track-table-cell>
          </table:previous>
        </table:cell-content-change>
        <table:cell-content-change table:id="ct1088">
          <table:cell-address table:column="5" table:row="14" table:table="3"/>
          <office:change-info>
            <dc:creator> </dc:creator>
            <dc:date>2020-04-30T02:07:22.04</dc:date>
          </office:change-info>
          <table:previous table:id="ct404">
            <table:change-track-table-cell office:value-type="string">
              <text:p>lease 86400</text:p>
            </table:change-track-table-cell>
          </table:previous>
        </table:cell-content-change>
        <table:cell-content-change table:id="ct1089">
          <table:cell-address table:column="5" table:row="16" table:table="6"/>
          <office:change-info>
            <dc:creator> </dc:creator>
            <dc:date>2020-04-30T02:07:22.04</dc:date>
          </office:change-info>
          <table:previous table:id="ct405">
            <table:change-track-table-cell office:value-type="string">
              <text:p>start </text:p>
            </table:change-track-table-cell>
          </table:previous>
        </table:cell-content-change>
        <table:cell-content-change table:id="ct1090">
          <table:cell-address table:column="5" table:row="21" table:table="6"/>
          <office:change-info>
            <dc:creator> </dc:creator>
            <dc:date>2020-04-30T02:07:22.04</dc:date>
          </office:change-info>
          <table:previous table:id="ct442">
            <table:change-track-table-cell office:value-type="string">
              <text:p>default-router </text:p>
            </table:change-track-table-cell>
          </table:previous>
        </table:cell-content-change>
        <table:cell-content-change table:id="ct1091">
          <table:cell-address table:column="5" table:row="22" table:table="6"/>
          <office:change-info>
            <dc:creator> </dc:creator>
            <dc:date>2020-04-30T02:07:22.04</dc:date>
          </office:change-info>
          <table:previous table:id="ct443">
            <table:change-track-table-cell office:value-type="string">
              <text:p><text:s/>dns-server </text:p>
            </table:change-track-table-cell>
          </table:previous>
        </table:cell-content-change>
        <table:cell-content-change table:id="ct1092">
          <table:cell-address table:column="5" table:row="23" table:table="6"/>
          <office:change-info>
            <dc:creator> </dc:creator>
            <dc:date>2020-04-30T02:07:22.04</dc:date>
          </office:change-info>
          <table:previous table:id="ct444">
            <table:change-track-table-cell office:value-type="string">
              <text:p>lease 86400</text:p>
            </table:change-track-table-cell>
          </table:previous>
        </table:cell-content-change>
        <table:cell-content-change table:id="ct1093">
          <table:cell-address table:column="5" table:row="24" table:table="6"/>
          <office:change-info>
            <dc:creator> </dc:creator>
            <dc:date>2020-04-30T02:07:22.04</dc:date>
          </office:change-info>
          <table:previous table:id="ct445">
            <table:change-track-table-cell office:value-type="string">
              <text:p>start </text:p>
            </table:change-track-table-cell>
          </table:previous>
        </table:cell-content-change>
        <table:cell-content-change table:id="ct1094">
          <table:cell-address table:column="5" table:row="29" table:table="6"/>
          <office:change-info>
            <dc:creator> </dc:creator>
            <dc:date>2020-04-30T02:07:22.04</dc:date>
          </office:change-info>
          <table:previous table:id="ct486">
            <table:change-track-table-cell office:value-type="string">
              <text:p>default-router </text:p>
            </table:change-track-table-cell>
          </table:previous>
        </table:cell-content-change>
        <table:cell-content-change table:id="ct1095">
          <table:cell-address table:column="5" table:row="30" table:table="6"/>
          <office:change-info>
            <dc:creator> </dc:creator>
            <dc:date>2020-04-30T02:07:22.04</dc:date>
          </office:change-info>
          <table:previous table:id="ct487">
            <table:change-track-table-cell office:value-type="string">
              <text:p><text:s/>dns-server </text:p>
            </table:change-track-table-cell>
          </table:previous>
        </table:cell-content-change>
        <table:cell-content-change table:id="ct1096">
          <table:cell-address table:column="5" table:row="31" table:table="6"/>
          <office:change-info>
            <dc:creator> </dc:creator>
            <dc:date>2020-04-30T02:07:22.04</dc:date>
          </office:change-info>
          <table:previous table:id="ct488">
            <table:change-track-table-cell office:value-type="string">
              <text:p>lease 86400</text:p>
            </table:change-track-table-cell>
          </table:previous>
        </table:cell-content-change>
        <table:cell-content-change table:id="ct1097">
          <table:cell-address table:column="5" table:row="32" table:table="6"/>
          <office:change-info>
            <dc:creator> </dc:creator>
            <dc:date>2020-04-30T02:07:22.04</dc:date>
          </office:change-info>
          <table:previous table:id="ct489">
            <table:change-track-table-cell office:value-type="string">
              <text:p>start </text:p>
            </table:change-track-table-cell>
          </table:previous>
        </table:cell-content-change>
        <table:cell-content-change table:id="ct1098">
          <table:cell-address table:column="5" table:row="37" table:table="6"/>
          <office:change-info>
            <dc:creator> </dc:creator>
            <dc:date>2020-04-30T02:07:22.04</dc:date>
          </office:change-info>
          <table:previous table:id="ct526">
            <table:change-track-table-cell office:value-type="string">
              <text:p>default-router </text:p>
            </table:change-track-table-cell>
          </table:previous>
        </table:cell-content-change>
        <table:cell-content-change table:id="ct1099">
          <table:cell-address table:column="5" table:row="38" table:table="6"/>
          <office:change-info>
            <dc:creator> </dc:creator>
            <dc:date>2020-04-30T02:07:22.04</dc:date>
          </office:change-info>
          <table:previous table:id="ct527">
            <table:change-track-table-cell office:value-type="string">
              <text:p><text:s/>dns-server </text:p>
            </table:change-track-table-cell>
          </table:previous>
        </table:cell-content-change>
        <table:cell-content-change table:id="ct1100">
          <table:cell-address table:column="5" table:row="39" table:table="6"/>
          <office:change-info>
            <dc:creator> </dc:creator>
            <dc:date>2020-04-30T02:07:22.04</dc:date>
          </office:change-info>
          <table:previous table:id="ct528">
            <table:change-track-table-cell office:value-type="string">
              <text:p>lease 86400</text:p>
            </table:change-track-table-cell>
          </table:previous>
        </table:cell-content-change>
        <table:cell-content-change table:id="ct1101">
          <table:cell-address table:column="5" table:row="40" table:table="6"/>
          <office:change-info>
            <dc:creator> </dc:creator>
            <dc:date>2020-04-30T02:07:22.04</dc:date>
          </office:change-info>
          <table:previous table:id="ct529">
            <table:change-track-table-cell office:value-type="string">
              <text:p>start </text:p>
            </table:change-track-table-cell>
          </table:previous>
        </table:cell-content-change>
        <table:cell-content-change table:id="ct1102">
          <table:cell-address table:column="6" table:row="12" table:table="3"/>
          <office:change-info>
            <dc:creator> </dc:creator>
            <dc:date>2020-04-30T02:07:22.04</dc:date>
          </office:change-info>
          <table:previous table:id="ct549">
            <table:change-track-table-cell table:cell-address="DHCP.G13" table:formula="of:=[Data.I5]" office:value-type="string">
              <text:p>192.168.5.1</text:p>
            </table:change-track-table-cell>
          </table:previous>
        </table:cell-content-change>
        <table:cell-content-change table:id="ct1103">
          <table:cell-address table:column="6" table:row="13" table:table="3"/>
          <office:change-info>
            <dc:creator> </dc:creator>
            <dc:date>2020-04-30T02:07:22.04</dc:date>
          </office:change-info>
          <table:previous table:id="ct407">
            <table:change-track-table-cell table:cell-address="DHCP.G14" table:formula="of:=[.G13]" office:value-type="float" office:value="0"/>
          </table:previous>
        </table:cell-content-change>
        <table:cell-content-change table:id="ct1104">
          <table:cell-address table:column="6" table:row="16" table:table="6"/>
          <office:change-info>
            <dc:creator> </dc:creator>
            <dc:date>2020-04-30T02:07:22.04</dc:date>
          </office:change-info>
          <table:previous table:id="ct557">
            <table:change-track-table-cell table:cell-address="'All Command'.G17" table:formula="of:=CONCATENATE([Data.E5];[Data.F5];&quot;.&quot;;[Data.K5])" office:value-type="string">
              <text:p>1685.50</text:p>
            </table:change-track-table-cell>
          </table:previous>
        </table:cell-content-change>
        <table:cell-content-change table:id="ct1105">
          <table:cell-address table:column="6" table:row="21" table:table="6"/>
          <office:change-info>
            <dc:creator> </dc:creator>
            <dc:date>2020-04-30T02:07:22.04</dc:date>
          </office:change-info>
          <table:previous table:id="ct550">
            <table:change-track-table-cell table:cell-address="'All Command'.G22" table:formula="of:=[Data.I6]" office:value-type="string">
              <text:p>192.168.107.1</text:p>
            </table:change-track-table-cell>
          </table:previous>
        </table:cell-content-change>
        <table:cell-content-change table:id="ct1106">
          <table:cell-address table:column="6" table:row="22" table:table="6"/>
          <office:change-info>
            <dc:creator> </dc:creator>
            <dc:date>2020-04-30T02:07:22.04</dc:date>
          </office:change-info>
          <table:previous table:id="ct447">
            <table:change-track-table-cell table:cell-address="'All Command'.G23" table:formula="of:=[.G22]" office:value-type="float" office:value="0"/>
          </table:previous>
        </table:cell-content-change>
        <table:cell-content-change table:id="ct1107">
          <table:cell-address table:column="6" table:row="24" table:table="6"/>
          <office:change-info>
            <dc:creator> </dc:creator>
            <dc:date>2020-04-30T02:07:22.04</dc:date>
          </office:change-info>
          <table:previous table:id="ct556">
            <table:change-track-table-cell table:cell-address="'All Command'.G25" table:formula="of:=CONCATENATE([Data.E6];[Data.F6];&quot;.&quot;;[Data.K6])" office:value-type="string">
              <text:p>168107.10</text:p>
            </table:change-track-table-cell>
          </table:previous>
        </table:cell-content-change>
        <table:cell-content-change table:id="ct1108">
          <table:cell-address table:column="6" table:row="29" table:table="6"/>
          <office:change-info>
            <dc:creator> </dc:creator>
            <dc:date>2020-04-30T02:07:22.04</dc:date>
          </office:change-info>
          <table:previous table:id="ct553">
            <table:change-track-table-cell table:cell-address="'All Command'.G30" table:formula="of:=[Data.I7]" office:value-type="string">
              <text:p>192.168.7.1</text:p>
            </table:change-track-table-cell>
          </table:previous>
        </table:cell-content-change>
        <table:cell-content-change table:id="ct1109">
          <table:cell-address table:column="6" table:row="30" table:table="6"/>
          <office:change-info>
            <dc:creator> </dc:creator>
            <dc:date>2020-04-30T02:07:22.04</dc:date>
          </office:change-info>
          <table:previous table:id="ct491">
            <table:change-track-table-cell table:cell-address="'All Command'.G31" table:formula="of:=[.G30]" office:value-type="float" office:value="0"/>
          </table:previous>
        </table:cell-content-change>
        <table:cell-content-change table:id="ct1110">
          <table:cell-address table:column="6" table:row="32" table:table="6"/>
          <office:change-info>
            <dc:creator> </dc:creator>
            <dc:date>2020-04-30T02:07:22.04</dc:date>
          </office:change-info>
          <table:previous table:id="ct558">
            <table:change-track-table-cell table:cell-address="'All Command'.G33" table:formula="of:=CONCATENATE([Data.E7];[Data.F7];&quot;.&quot;;[Data.K7])" office:value-type="string">
              <text:p>1687.10</text:p>
            </table:change-track-table-cell>
          </table:previous>
        </table:cell-content-change>
        <table:cell-content-change table:id="ct1111">
          <table:cell-address table:column="6" table:row="37" table:table="6"/>
          <office:change-info>
            <dc:creator> </dc:creator>
            <dc:date>2020-04-30T02:07:22.04</dc:date>
          </office:change-info>
          <table:previous table:id="ct554">
            <table:change-track-table-cell table:cell-address="'All Command'.G38" table:formula="of:=[Data.I8]" office:value-type="string">
              <text:p>192.168.66.1</text:p>
            </table:change-track-table-cell>
          </table:previous>
        </table:cell-content-change>
        <table:cell-content-change table:id="ct1112">
          <table:cell-address table:column="6" table:row="38" table:table="6"/>
          <office:change-info>
            <dc:creator> </dc:creator>
            <dc:date>2020-04-30T02:07:22.04</dc:date>
          </office:change-info>
          <table:previous table:id="ct531">
            <table:change-track-table-cell table:cell-address="'All Command'.G39" table:formula="of:=[.G38]" office:value-type="float" office:value="0"/>
          </table:previous>
        </table:cell-content-change>
        <table:cell-content-change table:id="ct1113">
          <table:cell-address table:column="6" table:row="40" table:table="6"/>
          <office:change-info>
            <dc:creator> </dc:creator>
            <dc:date>2020-04-30T02:07:22.04</dc:date>
          </office:change-info>
          <table:previous table:id="ct559">
            <table:change-track-table-cell table:cell-address="'All Command'.G41" table:formula="of:=CONCATENATE([Data.E8];[Data.F8];&quot;.&quot;;[Data.K8])" office:value-type="string">
              <text:p>16866.20</text:p>
            </table:change-track-table-cell>
          </table:previous>
        </table:cell-content-change>
        <table:cell-content-change table:id="ct1114">
          <table:cell-address table:column="7" table:row="16" table:table="6"/>
          <office:change-info>
            <dc:creator> </dc:creator>
            <dc:date>2020-04-30T02:07:22.04</dc:date>
          </office:change-info>
          <table:previous table:id="ct409">
            <table:change-track-table-cell office:value-type="string">
              <text:p>stop </text:p>
            </table:change-track-table-cell>
          </table:previous>
        </table:cell-content-change>
        <table:cell-content-change table:id="ct1115">
          <table:cell-address table:column="7" table:row="24" table:table="6"/>
          <office:change-info>
            <dc:creator> </dc:creator>
            <dc:date>2020-04-30T02:07:22.04</dc:date>
          </office:change-info>
          <table:previous table:id="ct449">
            <table:change-track-table-cell office:value-type="string">
              <text:p>stop </text:p>
            </table:change-track-table-cell>
          </table:previous>
        </table:cell-content-change>
        <table:cell-content-change table:id="ct1116">
          <table:cell-address table:column="7" table:row="32" table:table="6"/>
          <office:change-info>
            <dc:creator> </dc:creator>
            <dc:date>2020-04-30T02:07:22.04</dc:date>
          </office:change-info>
          <table:previous table:id="ct493">
            <table:change-track-table-cell office:value-type="string">
              <text:p>stop </text:p>
            </table:change-track-table-cell>
          </table:previous>
        </table:cell-content-change>
        <table:cell-content-change table:id="ct1117">
          <table:cell-address table:column="7" table:row="40" table:table="6"/>
          <office:change-info>
            <dc:creator> </dc:creator>
            <dc:date>2020-04-30T02:07:22.04</dc:date>
          </office:change-info>
          <table:previous table:id="ct533">
            <table:change-track-table-cell office:value-type="string">
              <text:p>stop </text:p>
            </table:change-track-table-cell>
          </table:previous>
        </table:cell-content-change>
        <table:cell-content-change table:id="ct1118">
          <table:cell-address table:column="8" table:row="16" table:table="6"/>
          <office:change-info>
            <dc:creator> </dc:creator>
            <dc:date>2020-04-30T02:07:22.04</dc:date>
          </office:change-info>
          <table:previous table:id="ct560">
            <table:change-track-table-cell table:cell-address="'All Command'.I17" table:formula="of:=CONCATENATE([Data.E5];[Data.F5];&quot;.&quot;;[Data.L5])" office:value-type="string">
              <text:p>1685.250</text:p>
            </table:change-track-table-cell>
          </table:previous>
        </table:cell-content-change>
        <table:cell-content-change table:id="ct1119">
          <table:cell-address table:column="8" table:row="24" table:table="6"/>
          <office:change-info>
            <dc:creator> </dc:creator>
            <dc:date>2020-04-30T02:07:22.04</dc:date>
          </office:change-info>
          <table:previous table:id="ct561">
            <table:change-track-table-cell table:cell-address="'All Command'.I25" table:formula="of:=CONCATENATE([Data.E6];[Data.F6];&quot;.&quot;;[Data.L6])" office:value-type="string">
              <text:p>168107.254</text:p>
            </table:change-track-table-cell>
          </table:previous>
        </table:cell-content-change>
        <table:cell-content-change table:id="ct1120">
          <table:cell-address table:column="8" table:row="32" table:table="6"/>
          <office:change-info>
            <dc:creator> </dc:creator>
            <dc:date>2020-04-30T02:07:22.04</dc:date>
          </office:change-info>
          <table:previous table:id="ct562">
            <table:change-track-table-cell table:cell-address="'All Command'.I33" table:formula="of:=CONCATENATE([Data.E7];[Data.F7];&quot;.&quot;;[Data.L7])" office:value-type="string">
              <text:p>1687.243</text:p>
            </table:change-track-table-cell>
          </table:previous>
        </table:cell-content-change>
        <table:cell-content-change table:id="ct1121">
          <table:cell-address table:column="8" table:row="40" table:table="6"/>
          <office:change-info>
            <dc:creator> </dc:creator>
            <dc:date>2020-04-30T02:07:22.04</dc:date>
          </office:change-info>
          <table:previous table:id="ct563">
            <table:change-track-table-cell table:cell-address="'All Command'.I41" table:formula="of:=CONCATENATE([Data.E8];[Data.F8];&quot;.&quot;;[Data.L8])" office:value-type="string">
              <text:p>16866.100</text:p>
            </table:change-track-table-cell>
          </table:previous>
        </table:cell-content-change>
        <table:cell-content-change table:id="ct1122">
          <table:cell-address table:column="10" table:row="11" table:table="3"/>
          <office:change-info>
            <dc:creator> </dc:creator>
            <dc:date>2020-04-30T02:07:22.04</dc:date>
          </office:change-info>
          <table:previous table:id="ct411">
            <table:change-track-table-cell table:cell-address="DHCP.K12" table:formula="of:=CONCATENATE([.A12];&quot; &quot;;[.B12];&quot; &quot;;[.C12];&quot; &quot;;[.D12];[.E12];&quot;.&quot;;[.F12];[.G12])" office:value-type="string">
              <text:p><text:s text:c="3"/>.</text:p>
            </table:change-track-table-cell>
          </table:previous>
        </table:cell-content-change>
        <table:cell-content-change table:id="ct1123">
          <table:cell-address table:column="10" table:row="11" table:table="3"/>
          <office:change-info>
            <dc:creator> </dc:creator>
            <dc:date>2020-04-30T02:07:22.04</dc:date>
          </office:change-info>
          <table:previous table:id="ct412">
            <table:change-track-table-cell table:cell-address="DHCP.K12" table:formula="of:=CONCATENATE([.A12];&quot; &quot;;[.B12];&quot; &quot;;[.C12];&quot; &quot;;[.D12];[.E12];&quot;.&quot;;[.F12];[.G12])" office:value-type="string">
              <text:p><text:s text:c="3"/>.</text:p>
            </table:change-track-table-cell>
          </table:previous>
        </table:cell-content-change>
        <table:cell-content-change table:id="ct1124">
          <table:cell-address table:column="10" table:row="12" table:table="3"/>
          <office:change-info>
            <dc:creator> </dc:creator>
            <dc:date>2020-04-30T02:07:22.04</dc:date>
          </office:change-info>
          <table:previous table:id="ct413">
            <table:change-track-table-cell table:cell-address="DHCP.K13" table:formula="of:=CONCATENATE([.A13];&quot; &quot;;[.B13];&quot; &quot;;[.C13];&quot; &quot;;[.D13];[.E13];&quot; &quot;;[.F13];[.G13])" office:value-type="string">
              <text:p><text:s text:c="4"/></text:p>
            </table:change-track-table-cell>
          </table:previous>
        </table:cell-content-change>
        <table:cell-content-change table:id="ct1125">
          <table:cell-address table:column="10" table:row="13" table:table="3"/>
          <office:change-info>
            <dc:creator> </dc:creator>
            <dc:date>2020-04-30T02:07:22.04</dc:date>
          </office:change-info>
          <table:previous table:id="ct414">
            <table:change-track-table-cell table:cell-address="DHCP.K14" table:formula="of:=CONCATENATE([.A14];&quot; &quot;;[.B14];&quot; &quot;;[.C14];&quot; &quot;;[.D14];[.E14];&quot; &quot;;[.F14];[.G14])" office:value-type="string">
              <text:p><text:s text:c="4"/></text:p>
            </table:change-track-table-cell>
          </table:previous>
        </table:cell-content-change>
        <table:cell-content-change table:id="ct1126">
          <table:cell-address table:column="10" table:row="14" table:table="3"/>
          <office:change-info>
            <dc:creator> </dc:creator>
            <dc:date>2020-04-30T02:07:22.04</dc:date>
          </office:change-info>
          <table:previous table:id="ct415">
            <table:change-track-table-cell table:cell-address="DHCP.K15" table:formula="of:=CONCATENATE([.A15];&quot; &quot;;[.B15];&quot; &quot;;[.C15];&quot; &quot;;[.D15];[.E15];&quot; &quot;;[.F15];[.G15])" office:value-type="string">
              <text:p><text:s text:c="4"/></text:p>
            </table:change-track-table-cell>
          </table:previous>
        </table:cell-content-change>
        <table:cell-content-change table:id="ct1127">
          <table:cell-address table:column="10" table:row="16" table:table="6"/>
          <office:change-info>
            <dc:creator> </dc:creator>
            <dc:date>2020-04-30T02:07:22.04</dc:date>
          </office:change-info>
          <table:previous table:id="ct416">
            <table:change-track-table-cell table:cell-address="'All Command'.K17" table:formula="of:=CONCATENATE([.A17];&quot; &quot;;[.B17];&quot; &quot;;[.C17];&quot; &quot;;[.D17];[.E17];&quot; &quot;;[.F17];[.G17];[.H17];[.I17])" office:value-type="string">
              <text:p>set service dhcp-server shared-network-name Production 22 <text:s/>subnet 192.168.22.1/24 lease 86400 <text:s text:c="3"/></text:p>
            </table:change-track-table-cell>
          </table:previous>
        </table:cell-content-change>
        <table:cell-content-change table:id="ct1128">
          <table:cell-address table:column="10" table:row="19" table:table="6"/>
          <office:change-info>
            <dc:creator> </dc:creator>
            <dc:date>2020-04-30T02:07:22.04</dc:date>
          </office:change-info>
          <table:previous table:id="ct451">
            <table:change-track-table-cell office:value-type="string">
              <text:p>set firewall group network-group LAN_NETWORKS description 'RFC1918 ranges' <text:line-break/> <text:s text:c="2"/>.</text:p>
            </table:change-track-table-cell>
          </table:previous>
        </table:cell-content-change>
        <table:cell-content-change table:id="ct1129">
          <table:cell-address table:column="10" table:row="20" table:table="6"/>
          <office:change-info>
            <dc:creator> </dc:creator>
            <dc:date>2020-04-30T02:07:22.04</dc:date>
          </office:change-info>
          <table:previous table:id="ct452">
            <table:change-track-table-cell table:cell-address="'All Command'.K21" table:formula="of:=CONCATENATE([.A21];&quot; &quot;;[.B21];&quot; &quot;;[.C21];&quot; &quot;;[.D21];[.E21];&quot;.&quot;;[.F21];[.G21])" office:value-type="string">
              <text:p>set firewall name Production_IN description ' <text:s text:c="2"/>.</text:p>
            </table:change-track-table-cell>
          </table:previous>
        </table:cell-content-change>
        <table:cell-content-change table:id="ct1130">
          <table:cell-address table:column="10" table:row="21" table:table="6"/>
          <office:change-info>
            <dc:creator> </dc:creator>
            <dc:date>2020-04-30T02:07:22.04</dc:date>
          </office:change-info>
          <table:previous table:id="ct453">
            <table:change-track-table-cell table:cell-address="'All Command'.K22" table:formula="of:=CONCATENATE([.A22];&quot; &quot;;[.B22];&quot; &quot;;[.C22];&quot; &quot;;[.D22];[.E22];&quot; &quot;;[.F22];[.G22])" office:value-type="string">
              <text:p>set firewall name Production_IN rule 10 action accept <text:s text:c="3"/></text:p>
            </table:change-track-table-cell>
          </table:previous>
        </table:cell-content-change>
        <table:cell-content-change table:id="ct1131">
          <table:cell-address table:column="10" table:row="22" table:table="6"/>
          <office:change-info>
            <dc:creator> </dc:creator>
            <dc:date>2020-04-30T02:07:22.04</dc:date>
          </office:change-info>
          <table:previous table:id="ct454">
            <table:change-track-table-cell table:cell-address="'All Command'.K23" table:formula="of:=CONCATENATE([.A23];&quot; &quot;;[.B23];&quot; &quot;;[.C23];&quot; &quot;;[.D23];[.E23];&quot; &quot;;[.F23];[.G23])" office:value-type="string">
              <text:p>set firewall name Production_IN rule 10 description 'Allow established/related' <text:s text:c="3"/></text:p>
            </table:change-track-table-cell>
          </table:previous>
        </table:cell-content-change>
        <table:cell-content-change table:id="ct1132">
          <table:cell-address table:column="10" table:row="23" table:table="6"/>
          <office:change-info>
            <dc:creator> </dc:creator>
            <dc:date>2020-04-30T02:07:22.04</dc:date>
          </office:change-info>
          <table:previous table:id="ct455">
            <table:change-track-table-cell table:cell-address="'All Command'.K24" table:formula="of:=CONCATENATE([.A24];&quot; &quot;;[.B24];&quot; &quot;;[.C24];&quot; &quot;;[.D24];[.E24];&quot; &quot;;[.F24];[.G24])" office:value-type="string">
              <text:p>set firewall name Production_IN rule 10 state established enable <text:s text:c="3"/></text:p>
            </table:change-track-table-cell>
          </table:previous>
        </table:cell-content-change>
        <table:cell-content-change table:id="ct1133">
          <table:cell-address table:column="10" table:row="24" table:table="6"/>
          <office:change-info>
            <dc:creator> </dc:creator>
            <dc:date>2020-04-30T02:07:22.04</dc:date>
          </office:change-info>
          <table:previous table:id="ct456">
            <table:change-track-table-cell table:cell-address="'All Command'.K25" table:formula="of:=CONCATENATE([.A25];&quot; &quot;;[.B25];&quot; &quot;;[.C25];&quot; &quot;;[.D25];[.E25];&quot; &quot;;[.F25];[.G25];[.H25];[.I25])" office:value-type="string">
              <text:p>set firewall name Production_IN rule 10 state related enable <text:s text:c="3"/></text:p>
            </table:change-track-table-cell>
          </table:previous>
        </table:cell-content-change>
        <table:cell-content-change table:id="ct1134">
          <table:cell-address table:column="10" table:row="27" table:table="6"/>
          <office:change-info>
            <dc:creator> </dc:creator>
            <dc:date>2020-04-30T02:07:22.04</dc:date>
          </office:change-info>
          <table:previous table:id="ct495">
            <table:change-track-table-cell table:cell-address="'All Command'.K28" table:formula="of:=CONCATENATE([.A28];&quot; &quot;;[.B28];&quot; &quot;;[.C28];&quot; &quot;;[.D28];[.E28];&quot;.&quot;;[.F28];[.G28])" office:value-type="string">
              <text:p>set firewall name Production_IN rule 20 state invalid enable <text:s text:c="2"/>.</text:p>
            </table:change-track-table-cell>
          </table:previous>
        </table:cell-content-change>
        <table:cell-content-change table:id="ct1135">
          <table:cell-address table:column="10" table:row="28" table:table="6"/>
          <office:change-info>
            <dc:creator> </dc:creator>
            <dc:date>2020-04-30T02:07:22.04</dc:date>
          </office:change-info>
          <table:previous table:id="ct496">
            <table:change-track-table-cell table:cell-address="'All Command'.K29" table:formula="of:=CONCATENATE([.A29];&quot; &quot;;[.B29];&quot; &quot;;[.C29];&quot; &quot;;[.D29];[.E29];&quot;.&quot;;[.F29];[.G29])" office:value-type="string">
              <text:p><text:s text:c="3"/>.</text:p>
            </table:change-track-table-cell>
          </table:previous>
        </table:cell-content-change>
        <table:cell-content-change table:id="ct1136">
          <table:cell-address table:column="10" table:row="29" table:table="6"/>
          <office:change-info>
            <dc:creator> </dc:creator>
            <dc:date>2020-04-30T02:07:22.04</dc:date>
          </office:change-info>
          <table:previous table:id="ct497">
            <table:change-track-table-cell table:cell-address="'All Command'.K30" table:formula="of:=CONCATENATE([.A30];&quot; &quot;;[.B30];&quot; &quot;;[.C30];&quot; &quot;;[.D30];[.E30];&quot; &quot;;[.F30];[.G30])" office:value-type="string">
              <text:p>set firewall name Production_LOCAL default-action drop <text:s text:c="3"/></text:p>
            </table:change-track-table-cell>
          </table:previous>
        </table:cell-content-change>
        <table:cell-content-change table:id="ct1137">
          <table:cell-address table:column="10" table:row="30" table:table="6"/>
          <office:change-info>
            <dc:creator> </dc:creator>
            <dc:date>2020-04-30T02:07:22.04</dc:date>
          </office:change-info>
          <table:previous table:id="ct498">
            <table:change-track-table-cell table:cell-address="'All Command'.K31" table:formula="of:=CONCATENATE([.A31];&quot; &quot;;[.B31];&quot; &quot;;[.C31];&quot; &quot;;[.D31];[.E31];&quot; &quot;;[.F31];[.G31])" office:value-type="string">
              <text:p>set firewall name Production_LOCAL description 'Production to router' <text:s text:c="3"/></text:p>
            </table:change-track-table-cell>
          </table:previous>
        </table:cell-content-change>
        <table:cell-content-change table:id="ct1138">
          <table:cell-address table:column="10" table:row="31" table:table="6"/>
          <office:change-info>
            <dc:creator> </dc:creator>
            <dc:date>2020-04-30T02:07:22.04</dc:date>
          </office:change-info>
          <table:previous table:id="ct499">
            <table:change-track-table-cell table:cell-address="'All Command'.K32" table:formula="of:=CONCATENATE([.A32];&quot; &quot;;[.B32];&quot; &quot;;[.C32];&quot; &quot;;[.D32];[.E32];&quot; &quot;;[.F32];[.G32])" office:value-type="string">
              <text:p>set firewall name Production_LOCAL rule 10 action accept <text:s text:c="3"/></text:p>
            </table:change-track-table-cell>
          </table:previous>
        </table:cell-content-change>
        <table:cell-content-change table:id="ct1139">
          <table:cell-address table:column="10" table:row="32" table:table="6"/>
          <office:change-info>
            <dc:creator> </dc:creator>
            <dc:date>2020-04-30T02:07:22.04</dc:date>
          </office:change-info>
          <table:previous table:id="ct500">
            <table:change-track-table-cell table:cell-address="'All Command'.K33" table:formula="of:=CONCATENATE([.A33];&quot; &quot;;[.B33];&quot; &quot;;[.C33];&quot; &quot;;[.D33];[.E33];&quot; &quot;;[.F33];[.G33];[.H33];[.I33])" office:value-type="string">
              <text:p>set firewall name Production_LOCAL rule 10 description 'Allow established/related' <text:s text:c="3"/></text:p>
            </table:change-track-table-cell>
          </table:previous>
        </table:cell-content-change>
        <table:cell-content-change table:id="ct1140">
          <table:cell-address table:column="10" table:row="35" table:table="6"/>
          <office:change-info>
            <dc:creator> </dc:creator>
            <dc:date>2020-04-30T02:07:22.04</dc:date>
          </office:change-info>
          <table:previous table:id="ct535">
            <table:change-track-table-cell table:cell-address="'All Command'.K36" table:formula="of:=CONCATENATE([.A36];&quot; &quot;;[.B36];&quot; &quot;;[.C36];&quot; &quot;;[.D36];[.E36];&quot;.&quot;;[.F36];[.G36])" office:value-type="string">
              <text:p>set firewall name Production_LOCAL rule 20 action drop <text:s text:c="2"/>.</text:p>
            </table:change-track-table-cell>
          </table:previous>
        </table:cell-content-change>
        <table:cell-content-change table:id="ct1141">
          <table:cell-address table:column="10" table:row="36" table:table="6"/>
          <office:change-info>
            <dc:creator> </dc:creator>
            <dc:date>2020-04-30T02:07:22.04</dc:date>
          </office:change-info>
          <table:previous table:id="ct536">
            <table:change-track-table-cell table:cell-address="'All Command'.K37" table:formula="of:=CONCATENATE([.A37];&quot; &quot;;[.B37];&quot; &quot;;[.C37];&quot; &quot;;[.D37];[.E37];&quot;.&quot;;[.F37];[.G37])" office:value-type="string">
              <text:p>set firewall name Production_LOCAL rule 20 description 'Drop invalid state' <text:s text:c="2"/>.</text:p>
            </table:change-track-table-cell>
          </table:previous>
        </table:cell-content-change>
        <table:cell-content-change table:id="ct1142">
          <table:cell-address table:column="10" table:row="37" table:table="6"/>
          <office:change-info>
            <dc:creator> </dc:creator>
            <dc:date>2020-04-30T02:07:22.04</dc:date>
          </office:change-info>
          <table:previous table:id="ct537">
            <table:change-track-table-cell table:cell-address="'All Command'.K38" table:formula="of:=CONCATENATE([.A38];&quot; &quot;;[.B38];&quot; &quot;;[.C38];&quot; &quot;;[.D38];[.E38];&quot; &quot;;[.F38];[.G38])" office:value-type="string">
              <text:p>set firewall name Production_LOCAL rule 20 state invalid enable <text:s text:c="3"/></text:p>
            </table:change-track-table-cell>
          </table:previous>
        </table:cell-content-change>
        <table:cell-content-change table:id="ct1143">
          <table:cell-address table:column="10" table:row="38" table:table="6"/>
          <office:change-info>
            <dc:creator> </dc:creator>
            <dc:date>2020-04-30T02:07:22.04</dc:date>
          </office:change-info>
          <table:previous table:id="ct538">
            <table:change-track-table-cell table:cell-address="'All Command'.K39" table:formula="of:=CONCATENATE([.A39];&quot; &quot;;[.B39];&quot; &quot;;[.C39];&quot; &quot;;[.D39];[.E39];&quot; &quot;;[.F39];[.G39])" office:value-type="string">
              <text:p><text:s text:c="4"/></text:p>
            </table:change-track-table-cell>
          </table:previous>
        </table:cell-content-change>
        <table:cell-content-change table:id="ct1144">
          <table:cell-address table:column="10" table:row="39" table:table="6"/>
          <office:change-info>
            <dc:creator> </dc:creator>
            <dc:date>2020-04-30T02:07:22.04</dc:date>
          </office:change-info>
          <table:previous table:id="ct539">
            <table:change-track-table-cell table:cell-address="'All Command'.K40" table:formula="of:=CONCATENATE([.A40];&quot; &quot;;[.B40];&quot; &quot;;[.C40];&quot; &quot;;[.D40];[.E40];&quot; &quot;;[.F40];[.G40])" office:value-type="string">
              <text:p>set interfaces ethernet switch0.22 firewall in name Production_IN <text:s text:c="3"/></text:p>
            </table:change-track-table-cell>
          </table:previous>
        </table:cell-content-change>
        <table:cell-content-change table:id="ct1145">
          <table:cell-address table:column="10" table:row="40" table:table="6"/>
          <office:change-info>
            <dc:creator> </dc:creator>
            <dc:date>2020-04-30T02:07:22.04</dc:date>
          </office:change-info>
          <table:previous table:id="ct540">
            <table:change-track-table-cell table:cell-address="'All Command'.K41" table:formula="of:=CONCATENATE([.A41];&quot; &quot;;[.B41];&quot; &quot;;[.C41];&quot; &quot;;[.D41];[.E41];&quot; &quot;;[.F41];[.G41];[.H41];[.I41])" office:value-type="string">
              <text:p>set interfaces ethernet switch0.22 firewall local name Production_LOCAL <text:s text:c="4"/></text:p>
            </table:change-track-table-cell>
          </table:previous>
        </table:cell-content-change>
        <table:cell-content-change table:id="ct1146">
          <table:cell-address table:column="1" table:row="7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47">
          <table:cell-address table:column="1" table:row="8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48">
          <table:cell-address table:column="1" table:row="9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49">
          <table:cell-address table:column="1" table:row="10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50">
          <table:cell-address table:column="1" table:row="11" table:table="0"/>
          <office:change-info>
            <dc:creator> </dc:creator>
            <dc:date>2020-04-30T02:08:46.46</dc:date>
          </office:change-info>
          <table:previous table:id="ct883">
            <table:change-track-table-cell/>
          </table:previous>
        </table:cell-content-change>
        <table:cell-content-change table:id="ct1151">
          <table:cell-address table:column="1" table:row="12" table:table="0"/>
          <office:change-info>
            <dc:creator> </dc:creator>
            <dc:date>2020-04-30T02:08:46.46</dc:date>
          </office:change-info>
          <table:previous table:id="ct884">
            <table:change-track-table-cell/>
          </table:previous>
        </table:cell-content-change>
        <table:cell-content-change table:id="ct1152">
          <table:cell-address table:column="1" table:row="7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53">
          <table:cell-address table:column="1" table:row="8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54">
          <table:cell-address table:column="1" table:row="9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55">
          <table:cell-address table:column="1" table:row="10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56">
          <table:cell-address table:column="1" table:row="11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57">
          <table:cell-address table:column="1" table:row="12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58">
          <table:cell-address table:column="2" table:row="7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59">
          <table:cell-address table:column="2" table:row="8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60">
          <table:cell-address table:column="2" table:row="9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61">
          <table:cell-address table:column="2" table:row="10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62">
          <table:cell-address table:column="2" table:row="11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63">
          <table:cell-address table:column="2" table:row="12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64">
          <table:cell-address table:column="3" table:row="7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65">
          <table:cell-address table:column="3" table:row="8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66">
          <table:cell-address table:column="3" table:row="9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67">
          <table:cell-address table:column="3" table:row="10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68">
          <table:cell-address table:column="3" table:row="11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69">
          <table:cell-address table:column="3" table:row="12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70">
          <table:cell-address table:column="4" table:row="7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71">
          <table:cell-address table:column="4" table:row="8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72">
          <table:cell-address table:column="4" table:row="9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73">
          <table:cell-address table:column="4" table:row="10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74">
          <table:cell-address table:column="4" table:row="11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75">
          <table:cell-address table:column="4" table:row="12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76">
          <table:cell-address table:column="5" table:row="7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77">
          <table:cell-address table:column="5" table:row="8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78">
          <table:cell-address table:column="5" table:row="9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79">
          <table:cell-address table:column="5" table:row="10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80">
          <table:cell-address table:column="5" table:row="11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81">
          <table:cell-address table:column="5" table:row="12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82">
          <table:cell-address table:column="6" table:row="7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83">
          <table:cell-address table:column="6" table:row="8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84">
          <table:cell-address table:column="6" table:row="9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85">
          <table:cell-address table:column="6" table:row="10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86">
          <table:cell-address table:column="6" table:row="11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87">
          <table:cell-address table:column="6" table:row="12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88">
          <table:cell-address table:column="7" table:row="7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89">
          <table:cell-address table:column="7" table:row="8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90">
          <table:cell-address table:column="7" table:row="9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91">
          <table:cell-address table:column="7" table:row="10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92">
          <table:cell-address table:column="7" table:row="11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93">
          <table:cell-address table:column="7" table:row="12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94">
          <table:cell-address table:column="8" table:row="7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95">
          <table:cell-address table:column="8" table:row="8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96">
          <table:cell-address table:column="8" table:row="9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97">
          <table:cell-address table:column="8" table:row="10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98">
          <table:cell-address table:column="8" table:row="11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99">
          <table:cell-address table:column="8" table:row="12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00">
          <table:cell-address table:column="9" table:row="7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01">
          <table:cell-address table:column="9" table:row="8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02">
          <table:cell-address table:column="9" table:row="9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03">
          <table:cell-address table:column="9" table:row="10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04">
          <table:cell-address table:column="9" table:row="11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05">
          <table:cell-address table:column="9" table:row="12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06">
          <table:cell-address table:column="10" table:row="7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07">
          <table:cell-address table:column="10" table:row="8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08">
          <table:cell-address table:column="10" table:row="9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09">
          <table:cell-address table:column="10" table:row="10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10">
          <table:cell-address table:column="10" table:row="11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11">
          <table:cell-address table:column="10" table:row="12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12">
          <table:cell-address table:column="11" table:row="7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13">
          <table:cell-address table:column="11" table:row="8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14">
          <table:cell-address table:column="11" table:row="9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15">
          <table:cell-address table:column="11" table:row="10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16">
          <table:cell-address table:column="11" table:row="11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17">
          <table:cell-address table:column="11" table:row="12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18">
          <table:cell-address table:column="12" table:row="7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19">
          <table:cell-address table:column="12" table:row="8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20">
          <table:cell-address table:column="12" table:row="9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21">
          <table:cell-address table:column="12" table:row="10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22">
          <table:cell-address table:column="12" table:row="11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23">
          <table:cell-address table:column="12" table:row="12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24">
          <table:cell-address table:column="1" table:row="7" table:table="0"/>
          <office:change-info>
            <dc:creator> </dc:creator>
            <dc:date>2020-04-30T02:08:57.70</dc:date>
          </office:change-info>
          <table:previous table:id="ct1146">
            <table:change-track-table-cell office:value-type="string">
              <text:p>Management</text:p>
            </table:change-track-table-cell>
          </table:previous>
        </table:cell-content-change>
        <table:cell-content-change table:id="ct1225">
          <table:cell-address table:column="1" table:row="8" table:table="0"/>
          <office:change-info>
            <dc:creator> </dc:creator>
            <dc:date>2020-04-30T02:09:05.86</dc:date>
          </office:change-info>
          <table:previous table:id="ct1147">
            <table:change-track-table-cell office:value-type="string">
              <text:p>Management</text:p>
            </table:change-track-table-cell>
          </table:previous>
        </table:cell-content-change>
        <table:cell-content-change table:id="ct1226">
          <table:cell-address table:column="1" table:row="9" table:table="0"/>
          <office:change-info>
            <dc:creator> </dc:creator>
            <dc:date>2020-04-30T02:09:05.86</dc:date>
          </office:change-info>
          <table:previous table:id="ct1148">
            <table:change-track-table-cell office:value-type="string">
              <text:p>Management</text:p>
            </table:change-track-table-cell>
          </table:previous>
        </table:cell-content-change>
        <table:cell-content-change table:id="ct1227">
          <table:cell-address table:column="1" table:row="10" table:table="0"/>
          <office:change-info>
            <dc:creator> </dc:creator>
            <dc:date>2020-04-30T02:09:05.86</dc:date>
          </office:change-info>
          <table:previous table:id="ct1149">
            <table:change-track-table-cell office:value-type="string">
              <text:p>Management</text:p>
            </table:change-track-table-cell>
          </table:previous>
        </table:cell-content-change>
        <table:cell-content-change table:id="ct1228">
          <table:cell-address table:column="1" table:row="11" table:table="0"/>
          <office:change-info>
            <dc:creator> </dc:creator>
            <dc:date>2020-04-30T02:09:05.86</dc:date>
          </office:change-info>
          <table:previous table:id="ct1150">
            <table:change-track-table-cell office:value-type="string">
              <text:p>Management</text:p>
            </table:change-track-table-cell>
          </table:previous>
        </table:cell-content-change>
        <table:cell-content-change table:id="ct1229">
          <table:cell-address table:column="1" table:row="12" table:table="0"/>
          <office:change-info>
            <dc:creator> </dc:creator>
            <dc:date>2020-04-30T02:09:05.86</dc:date>
          </office:change-info>
          <table:previous table:id="ct1151">
            <table:change-track-table-cell office:value-type="string">
              <text:p>Management</text:p>
            </table:change-track-table-cell>
          </table:previous>
        </table:cell-content-change>
        <table:cell-content-change table:id="ct1230">
          <table:cell-address table:column="1" table:row="7" table:table="0"/>
          <office:change-info>
            <dc:creator> </dc:creator>
            <dc:date>2020-04-30T02:09:12.86</dc:date>
          </office:change-info>
          <table:previous table:id="ct1152">
            <table:change-track-table-cell office:value-type="float" office:value="66"/>
          </table:previous>
        </table:cell-content-change>
        <table:cell-content-change table:id="ct1231">
          <table:cell-address table:column="1" table:row="8" table:table="0"/>
          <office:change-info>
            <dc:creator> </dc:creator>
            <dc:date>2020-04-30T02:09:17.93</dc:date>
          </office:change-info>
          <table:previous table:id="ct1153">
            <table:change-track-table-cell office:value-type="float" office:value="66"/>
          </table:previous>
        </table:cell-content-change>
        <table:cell-content-change table:id="ct1232">
          <table:cell-address table:column="1" table:row="9" table:table="0"/>
          <office:change-info>
            <dc:creator> </dc:creator>
            <dc:date>2020-04-30T02:09:17.93</dc:date>
          </office:change-info>
          <table:previous table:id="ct1154">
            <table:change-track-table-cell office:value-type="float" office:value="66"/>
          </table:previous>
        </table:cell-content-change>
        <table:cell-content-change table:id="ct1233">
          <table:cell-address table:column="1" table:row="10" table:table="0"/>
          <office:change-info>
            <dc:creator> </dc:creator>
            <dc:date>2020-04-30T02:09:17.93</dc:date>
          </office:change-info>
          <table:previous table:id="ct1155">
            <table:change-track-table-cell office:value-type="float" office:value="66"/>
          </table:previous>
        </table:cell-content-change>
        <table:cell-content-change table:id="ct1234">
          <table:cell-address table:column="1" table:row="11" table:table="0"/>
          <office:change-info>
            <dc:creator> </dc:creator>
            <dc:date>2020-04-30T02:09:17.93</dc:date>
          </office:change-info>
          <table:previous table:id="ct1156">
            <table:change-track-table-cell office:value-type="float" office:value="66"/>
          </table:previous>
        </table:cell-content-change>
        <table:cell-content-change table:id="ct1235">
          <table:cell-address table:column="1" table:row="12" table:table="0"/>
          <office:change-info>
            <dc:creator> </dc:creator>
            <dc:date>2020-04-30T02:09:17.93</dc:date>
          </office:change-info>
          <table:previous table:id="ct1157">
            <table:change-track-table-cell office:value-type="float" office:value="66"/>
          </table:previous>
        </table:cell-content-change>
        <table:cell-content-change table:id="ct1236">
          <table:cell-address table:column="11" table:row="4" table:table="0"/>
          <office:change-info>
            <dc:creator> </dc:creator>
            <dc:date>2020-04-30T02:09:29</dc:date>
          </office:change-info>
          <table:previous table:id="ct863">
            <table:change-track-table-cell office:value-type="string">
              <text:p>eth0</text:p>
            </table:change-track-table-cell>
          </table:previous>
        </table:cell-content-change>
        <table:cell-content-change table:id="ct1237">
          <table:cell-address table:column="11" table:row="5" table:table="0"/>
          <office:change-info>
            <dc:creator> </dc:creator>
            <dc:date>2020-04-30T02:09:32.33</dc:date>
          </office:change-info>
          <table:previous table:id="ct864">
            <table:change-track-table-cell office:value-type="string">
              <text:p>eth0</text:p>
            </table:change-track-table-cell>
          </table:previous>
        </table:cell-content-change>
        <table:cell-content-change table:id="ct1238">
          <table:cell-address table:column="11" table:row="7" table:table="0"/>
          <office:change-info>
            <dc:creator> </dc:creator>
            <dc:date>2020-04-30T02:09:36.52</dc:date>
          </office:change-info>
          <table:previous table:id="ct1212">
            <table:change-track-table-cell office:value-type="string">
              <text:p>eth0</text:p>
            </table:change-track-table-cell>
          </table:previous>
        </table:cell-content-change>
        <table:cell-content-change table:id="ct1239">
          <table:cell-address table:column="11" table:row="7" table:table="0"/>
          <office:change-info>
            <dc:creator> </dc:creator>
            <dc:date>2020-04-30T02:09:44.45</dc:date>
          </office:change-info>
          <table:previous table:id="ct1238">
            <table:change-track-table-cell office:value-type="string">
              <text:p>switch0</text:p>
            </table:change-track-table-cell>
          </table:previous>
        </table:cell-content-change>
        <table:cell-content-change table:id="ct1240">
          <table:cell-address table:column="11" table:row="6" table:table="0"/>
          <office:change-info>
            <dc:creator> </dc:creator>
            <dc:date>2020-04-30T02:09:47.35</dc:date>
          </office:change-info>
          <table:previous table:id="ct865">
            <table:change-track-table-cell office:value-type="string">
              <text:p>eth0</text:p>
            </table:change-track-table-cell>
          </table:previous>
        </table:cell-content-change>
        <table:cell-content-change table:id="ct1241">
          <table:cell-address table:column="0" table:row="7" table:table="2"/>
          <office:change-info>
            <dc:creator> </dc:creator>
            <dc:date>2020-04-30T02:10:33.07</dc:date>
          </office:change-info>
          <table:previous>
            <table:change-track-table-cell/>
          </table:previous>
        </table:cell-content-change>
        <table:cell-content-change table:id="ct1242">
          <table:cell-address table:column="0" table:row="8" table:table="2"/>
          <office:change-info>
            <dc:creator> </dc:creator>
            <dc:date>2020-04-30T02:10:33.07</dc:date>
          </office:change-info>
          <table:previous>
            <table:change-track-table-cell/>
          </table:previous>
        </table:cell-content-change>
        <table:cell-content-change table:id="ct1243">
          <table:cell-address table:column="0" table:row="9" table:table="2"/>
          <office:change-info>
            <dc:creator> </dc:creator>
            <dc:date>2020-04-30T02:10:33.07</dc:date>
          </office:change-info>
          <table:previous>
            <table:change-track-table-cell/>
          </table:previous>
        </table:cell-content-change>
        <table:cell-content-change table:id="ct1244">
          <table:cell-address table:column="0" table:row="10" table:table="2"/>
          <office:change-info>
            <dc:creator> </dc:creator>
            <dc:date>2020-04-30T02:10:33.07</dc:date>
          </office:change-info>
          <table:previous>
            <table:change-track-table-cell/>
          </table:previous>
        </table:cell-content-change>
        <table:cell-content-change table:id="ct1245">
          <table:cell-address table:column="0" table:row="11" table:table="2"/>
          <office:change-info>
            <dc:creator> </dc:creator>
            <dc:date>2020-04-30T02:10:33.07</dc:date>
          </office:change-info>
          <table:previous>
            <table:change-track-table-cell/>
          </table:previous>
        </table:cell-content-change>
        <table:cell-content-change table:id="ct1246">
          <table:cell-address table:column="0" table:row="12" table:table="2"/>
          <office:change-info>
            <dc:creator> </dc:creator>
            <dc:date>2020-04-30T02:10:33.07</dc:date>
          </office:change-info>
          <table:previous>
            <table:change-track-table-cell/>
          </table:previous>
        </table:cell-content-change>
        <table:cell-content-change table:id="ct1247">
          <table:cell-address table:column="1" table:row="6" table:table="2"/>
          <office:change-info>
            <dc:creator> </dc:creator>
            <dc:date>2020-04-30T02:10:33.07</dc:date>
          </office:change-info>
          <table:previous table:id="ct979">
            <table:change-track-table-cell table:cell-address="Vlan.B7" table:formula="of:=[Data.M8]" office:value-type="string">
              <text:p>switch0</text:p>
            </table:change-track-table-cell>
          </table:previous>
        </table:cell-content-change>
        <table:cell-content-change table:id="ct1248">
          <table:cell-address table:column="1" table:row="7" table:table="2"/>
          <office:change-info>
            <dc:creator> </dc:creator>
            <dc:date>2020-04-30T02:10:33.07</dc:date>
          </office:change-info>
          <table:previous>
            <table:change-track-table-cell/>
          </table:previous>
        </table:cell-content-change>
        <table:cell-content-change table:id="ct1249">
          <table:cell-address table:column="1" table:row="8" table:table="2"/>
          <office:change-info>
            <dc:creator> </dc:creator>
            <dc:date>2020-04-30T02:10:33.07</dc:date>
          </office:change-info>
          <table:previous>
            <table:change-track-table-cell/>
          </table:previous>
        </table:cell-content-change>
        <table:cell-content-change table:id="ct1250">
          <table:cell-address table:column="1" table:row="9" table:table="2"/>
          <office:change-info>
            <dc:creator> </dc:creator>
            <dc:date>2020-04-30T02:10:33.07</dc:date>
          </office:change-info>
          <table:previous>
            <table:change-track-table-cell/>
          </table:previous>
        </table:cell-content-change>
        <table:cell-content-change table:id="ct1251">
          <table:cell-address table:column="1" table:row="10" table:table="2"/>
          <office:change-info>
            <dc:creator> </dc:creator>
            <dc:date>2020-04-30T02:10:33.07</dc:date>
          </office:change-info>
          <table:previous>
            <table:change-track-table-cell/>
          </table:previous>
        </table:cell-content-change>
        <table:cell-content-change table:id="ct1252">
          <table:cell-address table:column="1" table:row="11" table:table="2"/>
          <office:change-info>
            <dc:creator> </dc:creator>
            <dc:date>2020-04-30T02:10:33.07</dc:date>
          </office:change-info>
          <table:previous>
            <table:change-track-table-cell/>
          </table:previous>
        </table:cell-content-change>
        <table:cell-content-change table:id="ct1253">
          <table:cell-address table:column="1" table:row="12" table:table="2"/>
          <office:change-info>
            <dc:creator> </dc:creator>
            <dc:date>2020-04-30T02:10:33.07</dc:date>
          </office:change-info>
          <table:previous>
            <table:change-track-table-cell/>
          </table:previous>
        </table:cell-content-change>
        <table:cell-content-change table:id="ct1254">
          <table:cell-address table:column="2" table:row="7" table:table="2"/>
          <office:change-info>
            <dc:creator> </dc:creator>
            <dc:date>2020-04-30T02:10:33.07</dc:date>
          </office:change-info>
          <table:previous table:id="ct564">
            <table:change-track-table-cell/>
          </table:previous>
        </table:cell-content-change>
        <table:cell-content-change table:id="ct1255">
          <table:cell-address table:column="2" table:row="8" table:table="2"/>
          <office:change-info>
            <dc:creator> </dc:creator>
            <dc:date>2020-04-30T02:10:33.07</dc:date>
          </office:change-info>
          <table:previous table:id="ct565">
            <table:change-track-table-cell/>
          </table:previous>
        </table:cell-content-change>
        <table:cell-content-change table:id="ct1256">
          <table:cell-address table:column="2" table:row="9" table:table="2"/>
          <office:change-info>
            <dc:creator> </dc:creator>
            <dc:date>2020-04-30T02:10:33.07</dc:date>
          </office:change-info>
          <table:previous table:id="ct566">
            <table:change-track-table-cell/>
          </table:previous>
        </table:cell-content-change>
        <table:cell-content-change table:id="ct1257">
          <table:cell-address table:column="2" table:row="10" table:table="2"/>
          <office:change-info>
            <dc:creator> </dc:creator>
            <dc:date>2020-04-30T02:10:33.07</dc:date>
          </office:change-info>
          <table:previous table:id="ct567">
            <table:change-track-table-cell/>
          </table:previous>
        </table:cell-content-change>
        <table:cell-content-change table:id="ct1258">
          <table:cell-address table:column="2" table:row="11" table:table="2"/>
          <office:change-info>
            <dc:creator> </dc:creator>
            <dc:date>2020-04-30T02:10:33.07</dc:date>
          </office:change-info>
          <table:previous table:id="ct568">
            <table:change-track-table-cell/>
          </table:previous>
        </table:cell-content-change>
        <table:cell-content-change table:id="ct1259">
          <table:cell-address table:column="2" table:row="12" table:table="2"/>
          <office:change-info>
            <dc:creator> </dc:creator>
            <dc:date>2020-04-30T02:10:33.07</dc:date>
          </office:change-info>
          <table:previous table:id="ct569">
            <table:change-track-table-cell/>
          </table:previous>
        </table:cell-content-change>
        <table:cell-content-change table:id="ct1260">
          <table:cell-address table:column="3" table:row="6" table:table="2"/>
          <office:change-info>
            <dc:creator> </dc:creator>
            <dc:date>2020-04-30T02:10:33.07</dc:date>
          </office:change-info>
          <table:previous table:id="ct217">
            <table:change-track-table-cell table:cell-address="Vlan.D7" table:formula="of:=[Data.C8]" office:value-type="float" office:value="66"/>
          </table:previous>
        </table:cell-content-change>
        <table:cell-content-change table:id="ct1261">
          <table:cell-address table:column="3" table:row="7" table:table="2"/>
          <office:change-info>
            <dc:creator> </dc:creator>
            <dc:date>2020-04-30T02:10:33.07</dc:date>
          </office:change-info>
          <table:previous table:id="ct575">
            <table:change-track-table-cell/>
          </table:previous>
        </table:cell-content-change>
        <table:cell-content-change table:id="ct1262">
          <table:cell-address table:column="3" table:row="8" table:table="2"/>
          <office:change-info>
            <dc:creator> </dc:creator>
            <dc:date>2020-04-30T02:10:33.07</dc:date>
          </office:change-info>
          <table:previous table:id="ct576">
            <table:change-track-table-cell/>
          </table:previous>
        </table:cell-content-change>
        <table:cell-content-change table:id="ct1263">
          <table:cell-address table:column="3" table:row="9" table:table="2"/>
          <office:change-info>
            <dc:creator> </dc:creator>
            <dc:date>2020-04-30T02:10:33.07</dc:date>
          </office:change-info>
          <table:previous table:id="ct577">
            <table:change-track-table-cell/>
          </table:previous>
        </table:cell-content-change>
        <table:cell-content-change table:id="ct1264">
          <table:cell-address table:column="3" table:row="10" table:table="2"/>
          <office:change-info>
            <dc:creator> </dc:creator>
            <dc:date>2020-04-30T02:10:33.07</dc:date>
          </office:change-info>
          <table:previous table:id="ct578">
            <table:change-track-table-cell/>
          </table:previous>
        </table:cell-content-change>
        <table:cell-content-change table:id="ct1265">
          <table:cell-address table:column="3" table:row="11" table:table="2"/>
          <office:change-info>
            <dc:creator> </dc:creator>
            <dc:date>2020-04-30T02:10:33.07</dc:date>
          </office:change-info>
          <table:previous table:id="ct579">
            <table:change-track-table-cell/>
          </table:previous>
        </table:cell-content-change>
        <table:cell-content-change table:id="ct1266">
          <table:cell-address table:column="3" table:row="12" table:table="2"/>
          <office:change-info>
            <dc:creator> </dc:creator>
            <dc:date>2020-04-30T02:10:33.07</dc:date>
          </office:change-info>
          <table:previous table:id="ct580">
            <table:change-track-table-cell/>
          </table:previous>
        </table:cell-content-change>
        <table:cell-content-change table:id="ct1267">
          <table:cell-address table:column="4" table:row="7" table:table="2"/>
          <office:change-info>
            <dc:creator> </dc:creator>
            <dc:date>2020-04-30T02:10:33.07</dc:date>
          </office:change-info>
          <table:previous table:id="ct586">
            <table:change-track-table-cell/>
          </table:previous>
        </table:cell-content-change>
        <table:cell-content-change table:id="ct1268">
          <table:cell-address table:column="4" table:row="8" table:table="2"/>
          <office:change-info>
            <dc:creator> </dc:creator>
            <dc:date>2020-04-30T02:10:33.07</dc:date>
          </office:change-info>
          <table:previous table:id="ct587">
            <table:change-track-table-cell/>
          </table:previous>
        </table:cell-content-change>
        <table:cell-content-change table:id="ct1269">
          <table:cell-address table:column="4" table:row="9" table:table="2"/>
          <office:change-info>
            <dc:creator> </dc:creator>
            <dc:date>2020-04-30T02:10:33.07</dc:date>
          </office:change-info>
          <table:previous table:id="ct588">
            <table:change-track-table-cell/>
          </table:previous>
        </table:cell-content-change>
        <table:cell-content-change table:id="ct1270">
          <table:cell-address table:column="4" table:row="10" table:table="2"/>
          <office:change-info>
            <dc:creator> </dc:creator>
            <dc:date>2020-04-30T02:10:33.07</dc:date>
          </office:change-info>
          <table:previous table:id="ct589">
            <table:change-track-table-cell/>
          </table:previous>
        </table:cell-content-change>
        <table:cell-content-change table:id="ct1271">
          <table:cell-address table:column="4" table:row="11" table:table="2"/>
          <office:change-info>
            <dc:creator> </dc:creator>
            <dc:date>2020-04-30T02:10:33.07</dc:date>
          </office:change-info>
          <table:previous table:id="ct590">
            <table:change-track-table-cell/>
          </table:previous>
        </table:cell-content-change>
        <table:cell-content-change table:id="ct1272">
          <table:cell-address table:column="4" table:row="12" table:table="2"/>
          <office:change-info>
            <dc:creator> </dc:creator>
            <dc:date>2020-04-30T02:10:33.07</dc:date>
          </office:change-info>
          <table:previous table:id="ct591">
            <table:change-track-table-cell/>
          </table:previous>
        </table:cell-content-change>
        <table:cell-content-change table:id="ct1273">
          <table:cell-address table:column="5" table:row="6" table:table="2"/>
          <office:change-info>
            <dc:creator> </dc:creator>
            <dc:date>2020-04-30T02:10:33.07</dc:date>
          </office:change-info>
          <table:previous table:id="ct947">
            <table:change-track-table-cell table:cell-address="Vlan.F7" table:formula="of:=[Data.D8]" office:value-type="float" office:value="192"/>
          </table:previous>
        </table:cell-content-change>
        <table:cell-content-change table:id="ct1274">
          <table:cell-address table:column="5" table:row="7" table:table="2"/>
          <office:change-info>
            <dc:creator> </dc:creator>
            <dc:date>2020-04-30T02:10:33.07</dc:date>
          </office:change-info>
          <table:previous>
            <table:change-track-table-cell/>
          </table:previous>
        </table:cell-content-change>
        <table:cell-content-change table:id="ct1275">
          <table:cell-address table:column="5" table:row="8" table:table="2"/>
          <office:change-info>
            <dc:creator> </dc:creator>
            <dc:date>2020-04-30T02:10:33.07</dc:date>
          </office:change-info>
          <table:previous>
            <table:change-track-table-cell/>
          </table:previous>
        </table:cell-content-change>
        <table:cell-content-change table:id="ct1276">
          <table:cell-address table:column="5" table:row="9" table:table="2"/>
          <office:change-info>
            <dc:creator> </dc:creator>
            <dc:date>2020-04-30T02:10:33.07</dc:date>
          </office:change-info>
          <table:previous>
            <table:change-track-table-cell/>
          </table:previous>
        </table:cell-content-change>
        <table:cell-content-change table:id="ct1277">
          <table:cell-address table:column="5" table:row="10" table:table="2"/>
          <office:change-info>
            <dc:creator> </dc:creator>
            <dc:date>2020-04-30T02:10:33.07</dc:date>
          </office:change-info>
          <table:previous>
            <table:change-track-table-cell/>
          </table:previous>
        </table:cell-content-change>
        <table:cell-content-change table:id="ct1278">
          <table:cell-address table:column="5" table:row="11" table:table="2"/>
          <office:change-info>
            <dc:creator> </dc:creator>
            <dc:date>2020-04-30T02:10:33.07</dc:date>
          </office:change-info>
          <table:previous>
            <table:change-track-table-cell/>
          </table:previous>
        </table:cell-content-change>
        <table:cell-content-change table:id="ct1279">
          <table:cell-address table:column="5" table:row="12" table:table="2"/>
          <office:change-info>
            <dc:creator> </dc:creator>
            <dc:date>2020-04-30T02:10:33.07</dc:date>
          </office:change-info>
          <table:previous>
            <table:change-track-table-cell/>
          </table:previous>
        </table:cell-content-change>
        <table:cell-content-change table:id="ct1280">
          <table:cell-address table:column="6" table:row="6" table:table="2"/>
          <office:change-info>
            <dc:creator> </dc:creator>
            <dc:date>2020-04-30T02:10:33.07</dc:date>
          </office:change-info>
          <table:previous table:id="ct683">
            <table:change-track-table-cell table:cell-address="Vlan.G7" table:formula="of:=[Data.E8]" office:value-type="float" office:value="168"/>
          </table:previous>
        </table:cell-content-change>
        <table:cell-content-change table:id="ct1281">
          <table:cell-address table:column="6" table:row="7" table:table="2"/>
          <office:change-info>
            <dc:creator> </dc:creator>
            <dc:date>2020-04-30T02:10:33.07</dc:date>
          </office:change-info>
          <table:previous table:id="ct597">
            <table:change-track-table-cell/>
          </table:previous>
        </table:cell-content-change>
        <table:cell-content-change table:id="ct1282">
          <table:cell-address table:column="6" table:row="8" table:table="2"/>
          <office:change-info>
            <dc:creator> </dc:creator>
            <dc:date>2020-04-30T02:10:33.07</dc:date>
          </office:change-info>
          <table:previous table:id="ct598">
            <table:change-track-table-cell/>
          </table:previous>
        </table:cell-content-change>
        <table:cell-content-change table:id="ct1283">
          <table:cell-address table:column="6" table:row="9" table:table="2"/>
          <office:change-info>
            <dc:creator> </dc:creator>
            <dc:date>2020-04-30T02:10:33.07</dc:date>
          </office:change-info>
          <table:previous table:id="ct599">
            <table:change-track-table-cell/>
          </table:previous>
        </table:cell-content-change>
        <table:cell-content-change table:id="ct1284">
          <table:cell-address table:column="6" table:row="10" table:table="2"/>
          <office:change-info>
            <dc:creator> </dc:creator>
            <dc:date>2020-04-30T02:10:33.07</dc:date>
          </office:change-info>
          <table:previous table:id="ct600">
            <table:change-track-table-cell/>
          </table:previous>
        </table:cell-content-change>
        <table:cell-content-change table:id="ct1285">
          <table:cell-address table:column="6" table:row="11" table:table="2"/>
          <office:change-info>
            <dc:creator> </dc:creator>
            <dc:date>2020-04-30T02:10:33.07</dc:date>
          </office:change-info>
          <table:previous table:id="ct601">
            <table:change-track-table-cell/>
          </table:previous>
        </table:cell-content-change>
        <table:cell-content-change table:id="ct1286">
          <table:cell-address table:column="6" table:row="12" table:table="2"/>
          <office:change-info>
            <dc:creator> </dc:creator>
            <dc:date>2020-04-30T02:10:33.07</dc:date>
          </office:change-info>
          <table:previous table:id="ct602">
            <table:change-track-table-cell/>
          </table:previous>
        </table:cell-content-change>
        <table:cell-content-change table:id="ct1287">
          <table:cell-address table:column="7" table:row="7" table:table="2"/>
          <office:change-info>
            <dc:creator> </dc:creator>
            <dc:date>2020-04-30T02:10:33.07</dc:date>
          </office:change-info>
          <table:previous table:id="ct608">
            <table:change-track-table-cell/>
          </table:previous>
        </table:cell-content-change>
        <table:cell-content-change table:id="ct1288">
          <table:cell-address table:column="7" table:row="8" table:table="2"/>
          <office:change-info>
            <dc:creator> </dc:creator>
            <dc:date>2020-04-30T02:10:33.07</dc:date>
          </office:change-info>
          <table:previous table:id="ct609">
            <table:change-track-table-cell/>
          </table:previous>
        </table:cell-content-change>
        <table:cell-content-change table:id="ct1289">
          <table:cell-address table:column="7" table:row="9" table:table="2"/>
          <office:change-info>
            <dc:creator> </dc:creator>
            <dc:date>2020-04-30T02:10:33.07</dc:date>
          </office:change-info>
          <table:previous table:id="ct610">
            <table:change-track-table-cell/>
          </table:previous>
        </table:cell-content-change>
        <table:cell-content-change table:id="ct1290">
          <table:cell-address table:column="7" table:row="10" table:table="2"/>
          <office:change-info>
            <dc:creator> </dc:creator>
            <dc:date>2020-04-30T02:10:33.07</dc:date>
          </office:change-info>
          <table:previous table:id="ct611">
            <table:change-track-table-cell/>
          </table:previous>
        </table:cell-content-change>
        <table:cell-content-change table:id="ct1291">
          <table:cell-address table:column="7" table:row="11" table:table="2"/>
          <office:change-info>
            <dc:creator> </dc:creator>
            <dc:date>2020-04-30T02:10:33.07</dc:date>
          </office:change-info>
          <table:previous table:id="ct612">
            <table:change-track-table-cell/>
          </table:previous>
        </table:cell-content-change>
        <table:cell-content-change table:id="ct1292">
          <table:cell-address table:column="7" table:row="12" table:table="2"/>
          <office:change-info>
            <dc:creator> </dc:creator>
            <dc:date>2020-04-30T02:10:33.07</dc:date>
          </office:change-info>
          <table:previous table:id="ct613">
            <table:change-track-table-cell/>
          </table:previous>
        </table:cell-content-change>
        <table:cell-content-change table:id="ct1293">
          <table:cell-address table:column="8" table:row="6" table:table="2"/>
          <office:change-info>
            <dc:creator> </dc:creator>
            <dc:date>2020-04-30T02:10:33.07</dc:date>
          </office:change-info>
          <table:previous table:id="ct688">
            <table:change-track-table-cell table:cell-address="Vlan.I7" table:formula="of:=[Data.G8]" office:value-type="float" office:value="1"/>
          </table:previous>
        </table:cell-content-change>
        <table:cell-content-change table:id="ct1294">
          <table:cell-address table:column="8" table:row="7" table:table="2"/>
          <office:change-info>
            <dc:creator> </dc:creator>
            <dc:date>2020-04-30T02:10:33.07</dc:date>
          </office:change-info>
          <table:previous table:id="ct619">
            <table:change-track-table-cell/>
          </table:previous>
        </table:cell-content-change>
        <table:cell-content-change table:id="ct1295">
          <table:cell-address table:column="8" table:row="8" table:table="2"/>
          <office:change-info>
            <dc:creator> </dc:creator>
            <dc:date>2020-04-30T02:10:33.07</dc:date>
          </office:change-info>
          <table:previous table:id="ct620">
            <table:change-track-table-cell/>
          </table:previous>
        </table:cell-content-change>
        <table:cell-content-change table:id="ct1296">
          <table:cell-address table:column="8" table:row="9" table:table="2"/>
          <office:change-info>
            <dc:creator> </dc:creator>
            <dc:date>2020-04-30T02:10:33.07</dc:date>
          </office:change-info>
          <table:previous table:id="ct621">
            <table:change-track-table-cell/>
          </table:previous>
        </table:cell-content-change>
        <table:cell-content-change table:id="ct1297">
          <table:cell-address table:column="8" table:row="10" table:table="2"/>
          <office:change-info>
            <dc:creator> </dc:creator>
            <dc:date>2020-04-30T02:10:33.07</dc:date>
          </office:change-info>
          <table:previous table:id="ct622">
            <table:change-track-table-cell/>
          </table:previous>
        </table:cell-content-change>
        <table:cell-content-change table:id="ct1298">
          <table:cell-address table:column="8" table:row="11" table:table="2"/>
          <office:change-info>
            <dc:creator> </dc:creator>
            <dc:date>2020-04-30T02:10:33.07</dc:date>
          </office:change-info>
          <table:previous table:id="ct623">
            <table:change-track-table-cell/>
          </table:previous>
        </table:cell-content-change>
        <table:cell-content-change table:id="ct1299">
          <table:cell-address table:column="8" table:row="12" table:table="2"/>
          <office:change-info>
            <dc:creator> </dc:creator>
            <dc:date>2020-04-30T02:10:33.07</dc:date>
          </office:change-info>
          <table:previous table:id="ct624">
            <table:change-track-table-cell/>
          </table:previous>
        </table:cell-content-change>
        <table:cell-content-change table:id="ct1300">
          <table:cell-address table:column="9" table:row="6" table:table="2"/>
          <office:change-info>
            <dc:creator> </dc:creator>
            <dc:date>2020-04-30T02:10:33.07</dc:date>
          </office:change-info>
          <table:previous table:id="ct693">
            <table:change-track-table-cell table:cell-address="Vlan.J7" table:formula="of:=[Data.H8]" office:value-type="string">
              <text:p>/24</text:p>
            </table:change-track-table-cell>
          </table:previous>
        </table:cell-content-change>
        <table:cell-content-change table:id="ct1301">
          <table:cell-address table:column="9" table:row="7" table:table="2"/>
          <office:change-info>
            <dc:creator> </dc:creator>
            <dc:date>2020-04-30T02:10:33.07</dc:date>
          </office:change-info>
          <table:previous table:id="ct630">
            <table:change-track-table-cell/>
          </table:previous>
        </table:cell-content-change>
        <table:cell-content-change table:id="ct1302">
          <table:cell-address table:column="9" table:row="8" table:table="2"/>
          <office:change-info>
            <dc:creator> </dc:creator>
            <dc:date>2020-04-30T02:10:33.07</dc:date>
          </office:change-info>
          <table:previous table:id="ct631">
            <table:change-track-table-cell/>
          </table:previous>
        </table:cell-content-change>
        <table:cell-content-change table:id="ct1303">
          <table:cell-address table:column="9" table:row="9" table:table="2"/>
          <office:change-info>
            <dc:creator> </dc:creator>
            <dc:date>2020-04-30T02:10:33.07</dc:date>
          </office:change-info>
          <table:previous table:id="ct632">
            <table:change-track-table-cell/>
          </table:previous>
        </table:cell-content-change>
        <table:cell-content-change table:id="ct1304">
          <table:cell-address table:column="9" table:row="10" table:table="2"/>
          <office:change-info>
            <dc:creator> </dc:creator>
            <dc:date>2020-04-30T02:10:33.07</dc:date>
          </office:change-info>
          <table:previous table:id="ct633">
            <table:change-track-table-cell/>
          </table:previous>
        </table:cell-content-change>
        <table:cell-content-change table:id="ct1305">
          <table:cell-address table:column="9" table:row="11" table:table="2"/>
          <office:change-info>
            <dc:creator> </dc:creator>
            <dc:date>2020-04-30T02:10:33.07</dc:date>
          </office:change-info>
          <table:previous table:id="ct634">
            <table:change-track-table-cell/>
          </table:previous>
        </table:cell-content-change>
        <table:cell-content-change table:id="ct1306">
          <table:cell-address table:column="9" table:row="12" table:table="2"/>
          <office:change-info>
            <dc:creator> </dc:creator>
            <dc:date>2020-04-30T02:10:33.07</dc:date>
          </office:change-info>
          <table:previous table:id="ct635">
            <table:change-track-table-cell/>
          </table:previous>
        </table:cell-content-change>
        <table:cell-content-change table:id="ct1307">
          <table:cell-address table:column="10" table:row="7" table:table="2"/>
          <office:change-info>
            <dc:creator> </dc:creator>
            <dc:date>2020-04-30T02:10:33.07</dc:date>
          </office:change-info>
          <table:previous table:id="ct641">
            <table:change-track-table-cell/>
          </table:previous>
        </table:cell-content-change>
        <table:cell-content-change table:id="ct1308">
          <table:cell-address table:column="10" table:row="8" table:table="2"/>
          <office:change-info>
            <dc:creator> </dc:creator>
            <dc:date>2020-04-30T02:10:33.07</dc:date>
          </office:change-info>
          <table:previous table:id="ct642">
            <table:change-track-table-cell/>
          </table:previous>
        </table:cell-content-change>
        <table:cell-content-change table:id="ct1309">
          <table:cell-address table:column="10" table:row="9" table:table="2"/>
          <office:change-info>
            <dc:creator> </dc:creator>
            <dc:date>2020-04-30T02:10:33.07</dc:date>
          </office:change-info>
          <table:previous table:id="ct643">
            <table:change-track-table-cell/>
          </table:previous>
        </table:cell-content-change>
        <table:cell-content-change table:id="ct1310">
          <table:cell-address table:column="10" table:row="10" table:table="2"/>
          <office:change-info>
            <dc:creator> </dc:creator>
            <dc:date>2020-04-30T02:10:33.07</dc:date>
          </office:change-info>
          <table:previous table:id="ct644">
            <table:change-track-table-cell/>
          </table:previous>
        </table:cell-content-change>
        <table:cell-content-change table:id="ct1311">
          <table:cell-address table:column="10" table:row="11" table:table="2"/>
          <office:change-info>
            <dc:creator> </dc:creator>
            <dc:date>2020-04-30T02:10:33.07</dc:date>
          </office:change-info>
          <table:previous table:id="ct645">
            <table:change-track-table-cell/>
          </table:previous>
        </table:cell-content-change>
        <table:cell-content-change table:id="ct1312">
          <table:cell-address table:column="10" table:row="12" table:table="2"/>
          <office:change-info>
            <dc:creator> </dc:creator>
            <dc:date>2020-04-30T02:10:33.07</dc:date>
          </office:change-info>
          <table:previous table:id="ct646">
            <table:change-track-table-cell/>
          </table:previous>
        </table:cell-content-change>
        <table:cell-content-change table:id="ct1313">
          <table:cell-address table:column="9" table:row="7" table:table="0"/>
          <office:change-info>
            <dc:creator> </dc:creator>
            <dc:date>2020-04-30T02:12:45.06</dc:date>
          </office:change-info>
          <table:previous table:id="ct1200">
            <table:change-track-table-cell office:value-type="float" office:value="20"/>
          </table:previous>
        </table:cell-content-change>
        <table:cell-content-change table:id="ct1314">
          <table:cell-address table:column="9" table:row="8" table:table="0"/>
          <office:change-info>
            <dc:creator> </dc:creator>
            <dc:date>2020-04-30T02:12:53.99</dc:date>
          </office:change-info>
          <table:previous table:id="ct1201">
            <table:change-track-table-cell office:value-type="float" office:value="20"/>
          </table:previous>
        </table:cell-content-change>
        <table:cell-content-change table:id="ct1315">
          <table:cell-address table:column="9" table:row="9" table:table="0"/>
          <office:change-info>
            <dc:creator> </dc:creator>
            <dc:date>2020-04-30T02:12:53.99</dc:date>
          </office:change-info>
          <table:previous table:id="ct1202">
            <table:change-track-table-cell office:value-type="float" office:value="20"/>
          </table:previous>
        </table:cell-content-change>
        <table:cell-content-change table:id="ct1316">
          <table:cell-address table:column="9" table:row="10" table:table="0"/>
          <office:change-info>
            <dc:creator> </dc:creator>
            <dc:date>2020-04-30T02:12:53.99</dc:date>
          </office:change-info>
          <table:previous table:id="ct1203">
            <table:change-track-table-cell office:value-type="float" office:value="20"/>
          </table:previous>
        </table:cell-content-change>
        <table:cell-content-change table:id="ct1317">
          <table:cell-address table:column="9" table:row="11" table:table="0"/>
          <office:change-info>
            <dc:creator> </dc:creator>
            <dc:date>2020-04-30T02:12:53.99</dc:date>
          </office:change-info>
          <table:previous table:id="ct1204">
            <table:change-track-table-cell office:value-type="float" office:value="20"/>
          </table:previous>
        </table:cell-content-change>
        <table:cell-content-change table:id="ct1318">
          <table:cell-address table:column="9" table:row="12" table:table="0"/>
          <office:change-info>
            <dc:creator> </dc:creator>
            <dc:date>2020-04-30T02:12:53.99</dc:date>
          </office:change-info>
          <table:previous table:id="ct1205">
            <table:change-track-table-cell office:value-type="float" office:value="20"/>
          </table:previous>
        </table:cell-content-change>
        <table:cell-content-change table:id="ct1319">
          <table:cell-address table:column="10" table:row="7" table:table="0"/>
          <office:change-info>
            <dc:creator> </dc:creator>
            <dc:date>2020-04-30T02:12:57.71</dc:date>
          </office:change-info>
          <table:previous table:id="ct1206">
            <table:change-track-table-cell office:value-type="float" office:value="100"/>
          </table:previous>
        </table:cell-content-change>
        <table:cell-content-change table:id="ct1320">
          <table:cell-address table:column="10" table:row="8" table:table="0"/>
          <office:change-info>
            <dc:creator> </dc:creator>
            <dc:date>2020-04-30T02:13:04.22</dc:date>
          </office:change-info>
          <table:previous table:id="ct1207">
            <table:change-track-table-cell office:value-type="float" office:value="100"/>
          </table:previous>
        </table:cell-content-change>
        <table:cell-content-change table:id="ct1321">
          <table:cell-address table:column="10" table:row="9" table:table="0"/>
          <office:change-info>
            <dc:creator> </dc:creator>
            <dc:date>2020-04-30T02:13:04.22</dc:date>
          </office:change-info>
          <table:previous table:id="ct1208">
            <table:change-track-table-cell office:value-type="float" office:value="100"/>
          </table:previous>
        </table:cell-content-change>
        <table:cell-content-change table:id="ct1322">
          <table:cell-address table:column="10" table:row="10" table:table="0"/>
          <office:change-info>
            <dc:creator> </dc:creator>
            <dc:date>2020-04-30T02:13:04.22</dc:date>
          </office:change-info>
          <table:previous table:id="ct1209">
            <table:change-track-table-cell office:value-type="float" office:value="100"/>
          </table:previous>
        </table:cell-content-change>
        <table:cell-content-change table:id="ct1323">
          <table:cell-address table:column="10" table:row="11" table:table="0"/>
          <office:change-info>
            <dc:creator> </dc:creator>
            <dc:date>2020-04-30T02:13:04.22</dc:date>
          </office:change-info>
          <table:previous table:id="ct1210">
            <table:change-track-table-cell office:value-type="float" office:value="100"/>
          </table:previous>
        </table:cell-content-change>
        <table:cell-content-change table:id="ct1324">
          <table:cell-address table:column="10" table:row="12" table:table="0"/>
          <office:change-info>
            <dc:creator> </dc:creator>
            <dc:date>2020-04-30T02:13:04.22</dc:date>
          </office:change-info>
          <table:previous table:id="ct1211">
            <table:change-track-table-cell office:value-type="float" office:value="100"/>
          </table:previous>
        </table:cell-content-change>
        <table:cell-content-change table:id="ct1325">
          <table:cell-address table:column="0" table:row="0" table:table="1"/>
          <office:change-info>
            <dc:creator> </dc:creator>
            <dc:date>2020-04-30T02:14:42.07</dc:date>
          </office:change-info>
          <table:previous>
            <table:change-track-table-cell/>
          </table:previous>
        </table:cell-content-change>
        <table:cell-content-change table:id="ct1326">
          <table:cell-address table:column="0" table:row="0" table:table="2"/>
          <office:change-info>
            <dc:creator> </dc:creator>
            <dc:date>2020-04-30T02:15:21.89</dc:date>
          </office:change-info>
          <table:previous>
            <table:change-track-table-cell office:value-type="string">
              <text:p>Won't Change Here</text:p>
            </table:change-track-table-cell>
          </table:previous>
        </table:cell-content-change>
        <table:cell-content-change table:id="ct1327">
          <table:cell-address table:column="0" table:row="0" table:table="3"/>
          <office:change-info>
            <dc:creator> </dc:creator>
            <dc:date>2020-04-30T02:16:37.45</dc:date>
          </office:change-info>
          <table:previous table:id="ct664">
            <table:change-track-table-cell office:value-type="string">
              <text:p>DHCP Creator</text:p>
            </table:change-track-table-cell>
          </table:previous>
        </table:cell-content-change>
        <table:cell-content-change table:id="ct1328">
          <table:cell-address table:column="0" table:row="0" table:table="3"/>
          <office:change-info>
            <dc:creator> </dc:creator>
            <dc:date>2020-04-30T02:16:57.44</dc:date>
          </office:change-info>
          <table:previous table:id="ct1327">
            <table:change-track-table-cell office:value-type="string">
              <text:p>DHCP Creator </text:p>
            </table:change-track-table-cell>
          </table:previous>
        </table:cell-content-change>
        <table:insertion table:id="ct1329" table:type="table" table:position="3">
          <office:change-info>
            <dc:creator> </dc:creator>
            <dc:date>2020-04-30T02:17:58.39</dc:date>
          </office:change-info>
          <table:dependencies>
            <table:dependence table:id="ct2403"/>
            <table:dependence table:id="ct2402"/>
            <table:dependence table:id="ct2401"/>
            <table:dependence table:id="ct2400"/>
            <table:dependence table:id="ct2399"/>
            <table:dependence table:id="ct2398"/>
            <table:dependence table:id="ct2397"/>
            <table:dependence table:id="ct2396"/>
            <table:dependence table:id="ct2395"/>
            <table:dependence table:id="ct2394"/>
            <table:dependence table:id="ct2393"/>
            <table:dependence table:id="ct2392"/>
            <table:dependence table:id="ct2391"/>
            <table:dependence table:id="ct2390"/>
            <table:dependence table:id="ct2389"/>
            <table:dependence table:id="ct2388"/>
            <table:dependence table:id="ct2387"/>
            <table:dependence table:id="ct2386"/>
            <table:dependence table:id="ct2385"/>
            <table:dependence table:id="ct2384"/>
            <table:dependence table:id="ct2383"/>
            <table:dependence table:id="ct2382"/>
            <table:dependence table:id="ct2381"/>
            <table:dependence table:id="ct2380"/>
            <table:dependence table:id="ct2379"/>
            <table:dependence table:id="ct2378"/>
            <table:dependence table:id="ct2377"/>
            <table:dependence table:id="ct2343"/>
            <table:dependence table:id="ct2342"/>
            <table:dependence table:id="ct2341"/>
            <table:dependence table:id="ct2340"/>
            <table:dependence table:id="ct2339"/>
            <table:dependence table:id="ct2338"/>
            <table:dependence table:id="ct2337"/>
            <table:dependence table:id="ct2336"/>
            <table:dependence table:id="ct2335"/>
            <table:dependence table:id="ct2334"/>
            <table:dependence table:id="ct2333"/>
            <table:dependence table:id="ct2332"/>
            <table:dependence table:id="ct2331"/>
            <table:dependence table:id="ct2330"/>
            <table:dependence table:id="ct2329"/>
            <table:dependence table:id="ct2328"/>
            <table:dependence table:id="ct2327"/>
            <table:dependence table:id="ct2326"/>
            <table:dependence table:id="ct2325"/>
            <table:dependence table:id="ct2324"/>
            <table:dependence table:id="ct2323"/>
            <table:dependence table:id="ct2322"/>
            <table:dependence table:id="ct2321"/>
            <table:dependence table:id="ct2320"/>
            <table:dependence table:id="ct2319"/>
            <table:dependence table:id="ct2318"/>
            <table:dependence table:id="ct2317"/>
            <table:dependence table:id="ct2316"/>
            <table:dependence table:id="ct2315"/>
            <table:dependence table:id="ct2314"/>
            <table:dependence table:id="ct2313"/>
            <table:dependence table:id="ct2312"/>
            <table:dependence table:id="ct2311"/>
            <table:dependence table:id="ct2310"/>
            <table:dependence table:id="ct2309"/>
            <table:dependence table:id="ct2308"/>
            <table:dependence table:id="ct2307"/>
            <table:dependence table:id="ct2306"/>
            <table:dependence table:id="ct2305"/>
            <table:dependence table:id="ct2304"/>
            <table:dependence table:id="ct2303"/>
            <table:dependence table:id="ct2302"/>
            <table:dependence table:id="ct2301"/>
            <table:dependence table:id="ct2300"/>
            <table:dependence table:id="ct2299"/>
            <table:dependence table:id="ct2298"/>
            <table:dependence table:id="ct2297"/>
            <table:dependence table:id="ct2296"/>
            <table:dependence table:id="ct2295"/>
            <table:dependence table:id="ct2294"/>
            <table:dependence table:id="ct2293"/>
            <table:dependence table:id="ct2292"/>
            <table:dependence table:id="ct2291"/>
            <table:dependence table:id="ct2290"/>
            <table:dependence table:id="ct2289"/>
            <table:dependence table:id="ct2288"/>
            <table:dependence table:id="ct2287"/>
            <table:dependence table:id="ct2286"/>
            <table:dependence table:id="ct2285"/>
            <table:dependence table:id="ct2284"/>
            <table:dependence table:id="ct2283"/>
            <table:dependence table:id="ct2282"/>
            <table:dependence table:id="ct2281"/>
            <table:dependence table:id="ct2280"/>
            <table:dependence table:id="ct2279"/>
            <table:dependence table:id="ct2278"/>
            <table:dependence table:id="ct2277"/>
            <table:dependence table:id="ct2276"/>
            <table:dependence table:id="ct2275"/>
            <table:dependence table:id="ct2274"/>
            <table:dependence table:id="ct2273"/>
            <table:dependence table:id="ct2272"/>
            <table:dependence table:id="ct2271"/>
            <table:dependence table:id="ct2270"/>
            <table:dependence table:id="ct2269"/>
            <table:dependence table:id="ct2268"/>
            <table:dependence table:id="ct2267"/>
            <table:dependence table:id="ct2266"/>
            <table:dependence table:id="ct2265"/>
            <table:dependence table:id="ct2264"/>
            <table:dependence table:id="ct2263"/>
            <table:dependence table:id="ct2262"/>
            <table:dependence table:id="ct2261"/>
            <table:dependence table:id="ct2260"/>
            <table:dependence table:id="ct2259"/>
            <table:dependence table:id="ct2258"/>
            <table:dependence table:id="ct2257"/>
            <table:dependence table:id="ct2256"/>
            <table:dependence table:id="ct2255"/>
            <table:dependence table:id="ct2254"/>
            <table:dependence table:id="ct2253"/>
            <table:dependence table:id="ct2252"/>
            <table:dependence table:id="ct2251"/>
            <table:dependence table:id="ct2250"/>
            <table:dependence table:id="ct2249"/>
            <table:dependence table:id="ct2248"/>
            <table:dependence table:id="ct2247"/>
            <table:dependence table:id="ct2246"/>
            <table:dependence table:id="ct2245"/>
            <table:dependence table:id="ct2244"/>
            <table:dependence table:id="ct2243"/>
            <table:dependence table:id="ct2242"/>
            <table:dependence table:id="ct2241"/>
            <table:dependence table:id="ct2240"/>
            <table:dependence table:id="ct2239"/>
            <table:dependence table:id="ct2238"/>
            <table:dependence table:id="ct2237"/>
            <table:dependence table:id="ct2236"/>
            <table:dependence table:id="ct2235"/>
            <table:dependence table:id="ct2234"/>
            <table:dependence table:id="ct2233"/>
            <table:dependence table:id="ct2232"/>
            <table:dependence table:id="ct2231"/>
            <table:dependence table:id="ct2230"/>
            <table:dependence table:id="ct2229"/>
            <table:dependence table:id="ct2228"/>
            <table:dependence table:id="ct2227"/>
            <table:dependence table:id="ct2226"/>
            <table:dependence table:id="ct2225"/>
            <table:dependence table:id="ct2224"/>
            <table:dependence table:id="ct2223"/>
            <table:dependence table:id="ct2222"/>
            <table:dependence table:id="ct2221"/>
            <table:dependence table:id="ct2220"/>
            <table:dependence table:id="ct2219"/>
            <table:dependence table:id="ct2218"/>
            <table:dependence table:id="ct2217"/>
            <table:dependence table:id="ct2216"/>
            <table:dependence table:id="ct2215"/>
            <table:dependence table:id="ct2214"/>
            <table:dependence table:id="ct2213"/>
            <table:dependence table:id="ct2212"/>
            <table:dependence table:id="ct2211"/>
            <table:dependence table:id="ct2210"/>
            <table:dependence table:id="ct2209"/>
            <table:dependence table:id="ct2208"/>
            <table:dependence table:id="ct2207"/>
            <table:dependence table:id="ct2206"/>
            <table:dependence table:id="ct2205"/>
            <table:dependence table:id="ct2204"/>
            <table:dependence table:id="ct2203"/>
            <table:dependence table:id="ct2202"/>
            <table:dependence table:id="ct2201"/>
            <table:dependence table:id="ct2200"/>
            <table:dependence table:id="ct2199"/>
            <table:dependence table:id="ct2198"/>
            <table:dependence table:id="ct2197"/>
            <table:dependence table:id="ct2196"/>
            <table:dependence table:id="ct2195"/>
            <table:dependence table:id="ct2194"/>
            <table:dependence table:id="ct2193"/>
            <table:dependence table:id="ct2192"/>
            <table:dependence table:id="ct2191"/>
            <table:dependence table:id="ct2190"/>
            <table:dependence table:id="ct2189"/>
            <table:dependence table:id="ct2188"/>
            <table:dependence table:id="ct2187"/>
            <table:dependence table:id="ct2186"/>
            <table:dependence table:id="ct2185"/>
            <table:dependence table:id="ct2184"/>
            <table:dependence table:id="ct2183"/>
            <table:dependence table:id="ct2182"/>
            <table:dependence table:id="ct2181"/>
            <table:dependence table:id="ct2180"/>
            <table:dependence table:id="ct2179"/>
            <table:dependence table:id="ct2178"/>
            <table:dependence table:id="ct2177"/>
            <table:dependence table:id="ct2176"/>
            <table:dependence table:id="ct2175"/>
            <table:dependence table:id="ct2174"/>
            <table:dependence table:id="ct2173"/>
            <table:dependence table:id="ct2172"/>
            <table:dependence table:id="ct2171"/>
            <table:dependence table:id="ct2170"/>
            <table:dependence table:id="ct2169"/>
            <table:dependence table:id="ct2168"/>
            <table:dependence table:id="ct2167"/>
            <table:dependence table:id="ct2166"/>
            <table:dependence table:id="ct2165"/>
            <table:dependence table:id="ct2164"/>
            <table:dependence table:id="ct2163"/>
            <table:dependence table:id="ct2162"/>
            <table:dependence table:id="ct2161"/>
            <table:dependence table:id="ct2160"/>
            <table:dependence table:id="ct2159"/>
            <table:dependence table:id="ct2158"/>
            <table:dependence table:id="ct2157"/>
            <table:dependence table:id="ct2156"/>
            <table:dependence table:id="ct2155"/>
            <table:dependence table:id="ct2154"/>
            <table:dependence table:id="ct2153"/>
            <table:dependence table:id="ct2152"/>
            <table:dependence table:id="ct2151"/>
            <table:dependence table:id="ct2150"/>
            <table:dependence table:id="ct2149"/>
            <table:dependence table:id="ct2148"/>
            <table:dependence table:id="ct2147"/>
            <table:dependence table:id="ct2146"/>
            <table:dependence table:id="ct2145"/>
            <table:dependence table:id="ct2144"/>
            <table:dependence table:id="ct2143"/>
            <table:dependence table:id="ct2142"/>
            <table:dependence table:id="ct2141"/>
            <table:dependence table:id="ct2140"/>
            <table:dependence table:id="ct2139"/>
            <table:dependence table:id="ct2138"/>
            <table:dependence table:id="ct2137"/>
            <table:dependence table:id="ct2136"/>
            <table:dependence table:id="ct2135"/>
            <table:dependence table:id="ct2134"/>
            <table:dependence table:id="ct2133"/>
            <table:dependence table:id="ct1454"/>
            <table:dependence table:id="ct1401"/>
            <table:dependence table:id="ct1400"/>
            <table:dependence table:id="ct1399"/>
            <table:dependence table:id="ct1398"/>
            <table:dependence table:id="ct1397"/>
            <table:dependence table:id="ct1373"/>
            <table:dependence table:id="ct1330"/>
          </table:dependencies>
        </table:insertion>
        <table:movement table:id="ct1330">
          <table:source-range-address table:start-column="0" table:start-row="0" table:start-table="6" table:end-column="24" table:end-row="15" table:end-table="6"/>
          <table:target-range-address table:start-column="0" table:start-row="0" table:start-table="3" table:end-column="24" table:end-row="14" table:end-table="3"/>
          <office:change-info>
            <dc:creator> </dc:creator>
            <dc:date>2020-04-30T02:22:48.40</dc:date>
          </office:change-info>
          <table:dependencies>
            <table:dependence table:id="ct2376"/>
            <table:dependence table:id="ct1459"/>
            <table:dependence table:id="ct1458"/>
            <table:dependence table:id="ct1457"/>
            <table:dependence table:id="ct1456"/>
            <table:dependence table:id="ct1455"/>
            <table:dependence table:id="ct1454"/>
            <table:dependence table:id="ct1402"/>
            <table:dependence table:id="ct1362"/>
            <table:dependence table:id="ct1348"/>
            <table:dependence table:id="ct1347"/>
            <table:dependence table:id="ct1346"/>
            <table:dependence table:id="ct1345"/>
            <table:dependence table:id="ct1344"/>
            <table:dependence table:id="ct1343"/>
            <table:dependence table:id="ct1342"/>
            <table:dependence table:id="ct1341"/>
            <table:dependence table:id="ct1340"/>
            <table:dependence table:id="ct1339"/>
            <table:dependence table:id="ct1338"/>
            <table:dependence table:id="ct1337"/>
            <table:dependence table:id="ct1336"/>
            <table:dependence table:id="ct1335"/>
            <table:dependence table:id="ct1334"/>
            <table:dependence table:id="ct1333"/>
            <table:dependence table:id="ct1332"/>
            <table:dependence table:id="ct1331"/>
          </table:dependencies>
        </table:movement>
        <table:cell-content-change table:id="ct1331">
          <table:cell-address table:column="0" table:row="0" table:table="6"/>
          <office:change-info>
            <dc:creator> </dc:creator>
            <dc:date>2020-04-30T02:24:34.17</dc:date>
          </office:change-info>
          <table:previous>
            <table:change-track-table-cell/>
          </table:previous>
        </table:cell-content-change>
        <table:cell-content-change table:id="ct1332">
          <table:cell-address table:column="0" table:row="2" table:table="6"/>
          <office:change-info>
            <dc:creator> </dc:creator>
            <dc:date>2020-04-30T02:24:55.84</dc:date>
          </office:change-info>
          <table:previous>
            <table:change-track-table-cell/>
          </table:previous>
        </table:cell-content-change>
        <table:cell-content-change table:id="ct1333">
          <table:cell-address table:column="0" table:row="4" table:table="6"/>
          <office:change-info>
            <dc:creator> </dc:creator>
            <dc:date>2020-04-30T02:25:16.09</dc:date>
          </office:change-info>
          <table:previous>
            <table:change-track-table-cell/>
          </table:previous>
        </table:cell-content-change>
        <table:cell-content-change table:id="ct1334">
          <table:cell-address table:column="0" table:row="2" table:table="6"/>
          <office:change-info>
            <dc:creator> </dc:creator>
            <dc:date>2020-04-30T02:25:25.87</dc:date>
          </office:change-info>
          <table:previous table:id="ct1332">
            <table:change-track-table-cell office:value-type="string">
              <text:p>Vlan Creation </text:p>
            </table:change-track-table-cell>
          </table:previous>
        </table:cell-content-change>
        <table:cell-content-change table:id="ct1335">
          <table:cell-address table:column="0" table:row="6" table:table="6"/>
          <office:change-info>
            <dc:creator> </dc:creator>
            <dc:date>2020-04-30T02:26:13.57</dc:date>
          </office:change-info>
          <table:previous>
            <table:change-track-table-cell/>
          </table:previous>
        </table:cell-content-change>
        <table:cell-content-change table:id="ct1336">
          <table:cell-address table:column="0" table:row="6" table:table="6"/>
          <office:change-info>
            <dc:creator> </dc:creator>
            <dc:date>2020-04-30T02:26:18.87</dc:date>
          </office:change-info>
          <table:previous table:id="ct1335">
            <table:change-track-table-cell table:cell-address="'All Command'.A7" table:formula="of:=;['Port Fowrading'.K3];;['Port Fowrading'.K4];['Port Fowrading'.K5];['Port Fowrading'.K6];['Port Fowrading'.K7]" office:value-type="string"/>
          </table:previous>
        </table:cell-content-change>
        <table:cell-content-change table:id="ct1337">
          <table:cell-address table:column="0" table:row="6" table:table="6"/>
          <office:change-info>
            <dc:creator> </dc:creator>
            <dc:date>2020-04-30T02:26:31.83</dc:date>
          </office:change-info>
          <table:previous table:id="ct1336">
            <table:change-track-table-cell/>
          </table:previous>
        </table:cell-content-change>
        <table:cell-content-change table:id="ct1338">
          <table:cell-address table:column="0" table:row="6" table:table="6"/>
          <office:change-info>
            <dc:creator> </dc:creator>
            <dc:date>2020-04-30T02:26:37.50</dc:date>
          </office:change-info>
          <table:previous table:id="ct1337">
            <table:change-track-table-cell table:cell-address="'All Command'.A7" table:formula="of:=;['Port Fowrading'.K3]" office:value-type="string"/>
          </table:previous>
        </table:cell-content-change>
        <table:cell-content-change table:id="ct1339">
          <table:cell-address table:column="0" table:row="6" table:table="6"/>
          <office:change-info>
            <dc:creator> </dc:creator>
            <dc:date>2020-04-30T02:26:47.48</dc:date>
          </office:change-info>
          <table:previous table:id="ct1338">
            <table:change-track-table-cell table:cell-address="'All Command'.A7" table:formula="of:=[Vlan.K3]" office:value-type="string">
              <text:p>set interfaces ethernet <text:s/>switch0 vif 22 address 192.168.22.1/24</text:p>
            </table:change-track-table-cell>
          </table:previous>
        </table:cell-content-change>
        <table:cell-content-change table:id="ct1340">
          <table:cell-address table:column="0" table:row="7" table:table="6"/>
          <office:change-info>
            <dc:creator> </dc:creator>
            <dc:date>2020-04-30T02:26:47.48</dc:date>
          </office:change-info>
          <table:previous>
            <table:change-track-table-cell/>
          </table:previous>
        </table:cell-content-change>
        <table:cell-content-change table:id="ct1341">
          <table:cell-address table:column="0" table:row="8" table:table="6"/>
          <office:change-info>
            <dc:creator> </dc:creator>
            <dc:date>2020-04-30T02:26:47.48</dc:date>
          </office:change-info>
          <table:previous>
            <table:change-track-table-cell/>
          </table:previous>
        </table:cell-content-change>
        <table:cell-content-change table:id="ct1342">
          <table:cell-address table:column="0" table:row="9" table:table="6"/>
          <office:change-info>
            <dc:creator> </dc:creator>
            <dc:date>2020-04-30T02:26:47.48</dc:date>
          </office:change-info>
          <table:previous>
            <table:change-track-table-cell/>
          </table:previous>
        </table:cell-content-change>
        <table:cell-content-change table:id="ct1343">
          <table:cell-address table:column="0" table:row="10" table:table="6"/>
          <office:change-info>
            <dc:creator> </dc:creator>
            <dc:date>2020-04-30T02:26:47.48</dc:date>
          </office:change-info>
          <table:previous>
            <table:change-track-table-cell/>
          </table:previous>
        </table:cell-content-change>
        <table:cell-content-change table:id="ct1344">
          <table:cell-address table:column="0" table:row="12" table:table="6"/>
          <office:change-info>
            <dc:creator> </dc:creator>
            <dc:date>2020-04-30T02:27:07.37</dc:date>
          </office:change-info>
          <table:previous>
            <table:change-track-table-cell/>
          </table:previous>
        </table:cell-content-change>
        <table:cell-content-change table:id="ct1345">
          <table:cell-address table:column="0" table:row="12" table:table="6"/>
          <office:change-info>
            <dc:creator> </dc:creator>
            <dc:date>2020-04-30T02:27:11.80</dc:date>
          </office:change-info>
          <table:previous table:id="ct1344">
            <table:change-track-table-cell table:cell-address="'All Command'.A13" table:formula="of:=[DHCP.K4]" office:value-type="float" office:value="0"/>
          </table:previous>
        </table:cell-content-change>
        <table:cell-content-change table:id="ct1346">
          <table:cell-address table:column="0" table:row="13" table:table="6"/>
          <office:change-info>
            <dc:creator> </dc:creator>
            <dc:date>2020-04-30T02:27:11.80</dc:date>
          </office:change-info>
          <table:previous>
            <table:change-track-table-cell/>
          </table:previous>
        </table:cell-content-change>
        <table:cell-content-change table:id="ct1347">
          <table:cell-address table:column="0" table:row="14" table:table="6"/>
          <office:change-info>
            <dc:creator> </dc:creator>
            <dc:date>2020-04-30T02:27:11.80</dc:date>
          </office:change-info>
          <table:previous>
            <table:change-track-table-cell/>
          </table:previous>
        </table:cell-content-change>
        <table:cell-content-change table:id="ct1348">
          <table:cell-address table:column="0" table:row="15" table:table="6"/>
          <office:change-info>
            <dc:creator> </dc:creator>
            <dc:date>2020-04-30T02:27:11.80</dc:date>
          </office:change-info>
          <table:previous>
            <table:change-track-table-cell/>
          </table:previous>
        </table:cell-content-change>
        <table:cell-content-change table:id="ct1349">
          <table:cell-address table:column="0" table:row="16" table:table="6"/>
          <office:change-info>
            <dc:creator> </dc:creator>
            <dc:date>2020-04-30T02:27:11.80</dc:date>
          </office:change-info>
          <table:previous table:id="ct991">
            <table:change-track-table-cell/>
          </table:previous>
        </table:cell-content-change>
        <table:cell-content-change table:id="ct1350">
          <table:cell-address table:column="0" table:row="17" table:table="6"/>
          <office:change-info>
            <dc:creator> </dc:creator>
            <dc:date>2020-04-30T02:27:11.80</dc:date>
          </office:change-info>
          <table:previous>
            <table:change-track-table-cell/>
          </table:previous>
        </table:cell-content-change>
        <table:cell-content-change table:id="ct1351">
          <table:cell-address table:column="0" table:row="18" table:table="6"/>
          <office:change-info>
            <dc:creator> </dc:creator>
            <dc:date>2020-04-30T02:27:11.80</dc:date>
          </office:change-info>
          <table:previous>
            <table:change-track-table-cell/>
          </table:previous>
        </table:cell-content-change>
        <table:cell-content-change table:id="ct1352">
          <table:cell-address table:column="0" table:row="43" table:table="6"/>
          <office:change-info>
            <dc:creator> </dc:creator>
            <dc:date>2020-04-30T02:27:11.80</dc:date>
          </office:change-info>
          <table:previous table:id="ct992">
            <table:change-track-table-cell/>
          </table:previous>
        </table:cell-content-change>
        <table:cell-content-change table:id="ct1353">
          <table:cell-address table:column="0" table:row="20" table:table="6"/>
          <office:change-info>
            <dc:creator> </dc:creator>
            <dc:date>2020-04-30T02:27:11.80</dc:date>
          </office:change-info>
          <table:previous table:id="ct993">
            <table:change-track-table-cell/>
          </table:previous>
        </table:cell-content-change>
        <table:cell-content-change table:id="ct1354">
          <table:cell-address table:column="0" table:row="21" table:table="6"/>
          <office:change-info>
            <dc:creator> </dc:creator>
            <dc:date>2020-04-30T02:27:11.80</dc:date>
          </office:change-info>
          <table:previous table:id="ct994">
            <table:change-track-table-cell/>
          </table:previous>
        </table:cell-content-change>
        <table:cell-content-change table:id="ct1355">
          <table:cell-address table:column="0" table:row="22" table:table="6"/>
          <office:change-info>
            <dc:creator> </dc:creator>
            <dc:date>2020-04-30T02:27:11.80</dc:date>
          </office:change-info>
          <table:previous table:id="ct995">
            <table:change-track-table-cell/>
          </table:previous>
        </table:cell-content-change>
        <table:cell-content-change table:id="ct1356">
          <table:cell-address table:column="0" table:row="18" table:table="6"/>
          <office:change-info>
            <dc:creator> </dc:creator>
            <dc:date>2020-04-30T02:27:15.68</dc:date>
          </office:change-info>
          <table:previous table:id="ct1351">
            <table:change-track-table-cell table:cell-address="'All Command'.A19" table:formula="of:=[DHCP.K10]" office:value-type="float" office:value="0"/>
          </table:previous>
        </table:cell-content-change>
        <table:cell-content-change table:id="ct1357">
          <table:cell-address table:column="0" table:row="43" table:table="6"/>
          <office:change-info>
            <dc:creator> </dc:creator>
            <dc:date>2020-04-30T02:27:20.19</dc:date>
          </office:change-info>
          <table:previous table:id="ct1352">
            <table:change-track-table-cell table:cell-address="'All Command'.A44" table:formula="of:=[DHCP.K11]" office:value-type="float" office:value="0"/>
          </table:previous>
        </table:cell-content-change>
        <table:cell-content-change table:id="ct1358">
          <table:cell-address table:column="0" table:row="20" table:table="6"/>
          <office:change-info>
            <dc:creator> </dc:creator>
            <dc:date>2020-04-30T02:27:20.19</dc:date>
          </office:change-info>
          <table:previous table:id="ct1353">
            <table:change-track-table-cell table:cell-address="'All Command'.A21" table:formula="of:=[DHCP.K#REF!]" office:value-type="float" office:value="0"/>
          </table:previous>
        </table:cell-content-change>
        <table:cell-content-change table:id="ct1359">
          <table:cell-address table:column="0" table:row="21" table:table="6"/>
          <office:change-info>
            <dc:creator> </dc:creator>
            <dc:date>2020-04-30T02:27:20.19</dc:date>
          </office:change-info>
          <table:previous table:id="ct1354">
            <table:change-track-table-cell table:cell-address="'All Command'.A22" table:formula="of:=[DHCP.K12]" office:value-type="float" office:value="0"/>
          </table:previous>
        </table:cell-content-change>
        <table:cell-content-change table:id="ct1360">
          <table:cell-address table:column="0" table:row="22" table:table="6"/>
          <office:change-info>
            <dc:creator> </dc:creator>
            <dc:date>2020-04-30T02:27:20.19</dc:date>
          </office:change-info>
          <table:previous table:id="ct1355">
            <table:change-track-table-cell table:cell-address="'All Command'.A23" table:formula="of:=[DHCP.K13]" office:value-type="float" office:value="0"/>
          </table:previous>
        </table:cell-content-change>
        <table:cell-content-change table:id="ct1361">
          <table:cell-address table:column="0" table:row="43" table:table="6"/>
          <office:change-info>
            <dc:creator> </dc:creator>
            <dc:date>2020-04-30T02:29:51.39</dc:date>
          </office:change-info>
          <table:previous table:id="ct1357">
            <table:change-track-table-cell/>
          </table:previous>
        </table:cell-content-change>
        <table:cell-content-change table:id="ct1362">
          <table:cell-address table:column="0" table:row="0" table:table="6"/>
          <office:change-info>
            <dc:creator> </dc:creator>
            <dc:date>2020-04-30T02:30:40.90</dc:date>
          </office:change-info>
          <table:previous table:id="ct1331">
            <table:change-track-table-cell office:value-type="string">
              <text:p>All Command</text:p>
            </table:change-track-table-cell>
          </table:previous>
        </table:cell-content-change>
        <table:cell-content-change table:id="ct1363">
          <table:cell-address table:column="1" table:row="1" table:table="0"/>
          <office:change-info>
            <dc:creator> </dc:creator>
            <dc:date>2020-04-30T03:28:56.56</dc:date>
          </office:change-info>
          <table:previous>
            <table:change-track-table-cell/>
          </table:previous>
        </table:cell-content-change>
        <table:cell-content-change table:id="ct1364">
          <table:cell-address table:column="2" table:row="1" table:table="0"/>
          <office:change-info>
            <dc:creator> </dc:creator>
            <dc:date>2020-04-30T03:28:57.45</dc:date>
          </office:change-info>
          <table:previous>
            <table:change-track-table-cell/>
          </table:previous>
        </table:cell-content-change>
        <table:cell-content-change table:id="ct1365">
          <table:cell-address table:column="3" table:row="1" table:table="0"/>
          <office:change-info>
            <dc:creator> </dc:creator>
            <dc:date>2020-04-30T03:28:58.56</dc:date>
          </office:change-info>
          <table:previous>
            <table:change-track-table-cell/>
          </table:previous>
        </table:cell-content-change>
        <table:cell-content-change table:id="ct1366">
          <table:cell-address table:column="5" table:row="1" table:table="0"/>
          <office:change-info>
            <dc:creator> </dc:creator>
            <dc:date>2020-04-30T03:28:59.96</dc:date>
          </office:change-info>
          <table:previous>
            <table:change-track-table-cell/>
          </table:previous>
        </table:cell-content-change>
        <table:cell-content-change table:id="ct1367">
          <table:cell-address table:column="6" table:row="1" table:table="0"/>
          <office:change-info>
            <dc:creator> </dc:creator>
            <dc:date>2020-04-30T03:29:00.72</dc:date>
          </office:change-info>
          <table:previous>
            <table:change-track-table-cell/>
          </table:previous>
        </table:cell-content-change>
        <table:cell-content-change table:id="ct1368">
          <table:cell-address table:column="9" table:row="1" table:table="0"/>
          <office:change-info>
            <dc:creator> </dc:creator>
            <dc:date>2020-04-30T03:29:02.99</dc:date>
          </office:change-info>
          <table:previous>
            <table:change-track-table-cell/>
          </table:previous>
        </table:cell-content-change>
        <table:cell-content-change table:id="ct1369">
          <table:cell-address table:column="10" table:row="1" table:table="0"/>
          <office:change-info>
            <dc:creator> </dc:creator>
            <dc:date>2020-04-30T03:29:03.73</dc:date>
          </office:change-info>
          <table:previous>
            <table:change-track-table-cell/>
          </table:previous>
        </table:cell-content-change>
        <table:cell-content-change table:id="ct1370">
          <table:cell-address table:column="11" table:row="1" table:table="0"/>
          <office:change-info>
            <dc:creator> </dc:creator>
            <dc:date>2020-04-30T03:29:08.39</dc:date>
          </office:change-info>
          <table:previous>
            <table:change-track-table-cell/>
          </table:previous>
        </table:cell-content-change>
        <table:cell-content-change table:id="ct1371">
          <table:cell-address table:column="11" table:row="1" table:table="0"/>
          <office:change-info>
            <dc:creator> </dc:creator>
            <dc:date>2020-04-30T03:29:15.40</dc:date>
          </office:change-info>
          <table:previous table:id="ct1370">
            <table:change-track-table-cell office:value-type="string">
              <text:p>To Fill </text:p>
            </table:change-track-table-cell>
          </table:previous>
        </table:cell-content-change>
        <table:movement table:id="ct1372">
          <table:source-range-address table:start-column="0" table:start-row="2" table:start-table="0" table:end-column="12" table:end-row="12" table:end-table="0"/>
          <table:target-range-address table:start-column="0" table:start-row="3" table:start-table="0" table:end-column="12" table:end-row="13" table:end-table="0"/>
          <office:change-info>
            <dc:creator> </dc:creator>
            <dc:date>2020-04-30T03:31:34.82</dc:date>
          </office:change-info>
          <table:dependencies>
            <table:dependence table:id="ct2351"/>
            <table:dependence table:id="ct2350"/>
            <table:dependence table:id="ct2349"/>
            <table:dependence table:id="ct2348"/>
            <table:dependence table:id="ct2347"/>
            <table:dependence table:id="ct2346"/>
            <table:dependence table:id="ct2344"/>
            <table:dependence table:id="ct1654"/>
            <table:dependence table:id="ct1653"/>
            <table:dependence table:id="ct1652"/>
            <table:dependence table:id="ct1650"/>
            <table:dependence table:id="ct1649"/>
            <table:dependence table:id="ct1648"/>
            <table:dependence table:id="ct1647"/>
            <table:dependence table:id="ct1646"/>
            <table:dependence table:id="ct1520"/>
            <table:dependence table:id="ct1519"/>
            <table:dependence table:id="ct1518"/>
            <table:dependence table:id="ct1517"/>
            <table:dependence table:id="ct1516"/>
            <table:dependence table:id="ct1515"/>
            <table:dependence table:id="ct1514"/>
            <table:dependence table:id="ct1513"/>
            <table:dependence table:id="ct1512"/>
            <table:dependence table:id="ct1511"/>
            <table:dependence table:id="ct1509"/>
            <table:dependence table:id="ct1508"/>
            <table:dependence table:id="ct1395"/>
            <table:dependence table:id="ct1394"/>
            <table:dependence table:id="ct1393"/>
            <table:dependence table:id="ct1392"/>
            <table:dependence table:id="ct1391"/>
            <table:dependence table:id="ct1390"/>
            <table:dependence table:id="ct1389"/>
            <table:dependence table:id="ct1388"/>
            <table:dependence table:id="ct1387"/>
            <table:dependence table:id="ct1386"/>
            <table:dependence table:id="ct1384"/>
            <table:dependence table:id="ct1383"/>
            <table:dependence table:id="ct1382"/>
            <table:dependence table:id="ct1381"/>
            <table:dependence table:id="ct1380"/>
            <table:dependence table:id="ct1379"/>
            <table:dependence table:id="ct1378"/>
            <table:dependence table:id="ct1377"/>
            <table:dependence table:id="ct1376"/>
            <table:dependence table:id="ct1375"/>
            <table:dependence table:id="ct1374"/>
          </table:dependencies>
          <table:deletions>
            <table:cell-content-deletion table:id="ct1223">
              <table:change-track-table-cell table:cell-address="Data.M13" table:formula="of:=CONCATENATE([.L13];&quot;.&quot;;[.E13])" office:value-type="string">
                <text:p>254.168</text:p>
              </table:change-track-table-cell>
            </table:cell-content-deletion>
            <table:cell-content-deletion table:id="ct1222">
              <table:change-track-table-cell table:cell-address="Data.M12" table:formula="of:=CONCATENATE([.L12];&quot;.&quot;;[.E12])" office:value-type="string">
                <text:p>254.168</text:p>
              </table:change-track-table-cell>
            </table:cell-content-deletion>
            <table:cell-content-deletion table:id="ct1221">
              <table:change-track-table-cell table:cell-address="Data.M11" table:formula="of:=CONCATENATE([.L11];&quot;.&quot;;[.E11])" office:value-type="string">
                <text:p>254.168</text:p>
              </table:change-track-table-cell>
            </table:cell-content-deletion>
            <table:cell-content-deletion table:id="ct1220">
              <table:change-track-table-cell table:cell-address="Data.M10" table:formula="of:=CONCATENATE([.L10];&quot;.&quot;;[.E10])" office:value-type="string">
                <text:p>254.168</text:p>
              </table:change-track-table-cell>
            </table:cell-content-deletion>
            <table:cell-content-deletion table:id="ct1219">
              <table:change-track-table-cell table:cell-address="Data.M9" table:formula="of:=CONCATENATE([.L9];&quot;.&quot;;[.E9])" office:value-type="string">
                <text:p>254.168</text:p>
              </table:change-track-table-cell>
            </table:cell-content-deletion>
            <table:cell-content-deletion table:id="ct1218">
              <table:change-track-table-cell table:cell-address="Data.M8" table:formula="of:=CONCATENATE([.L8];&quot;.&quot;;[.E8])" office:value-type="string">
                <text:p>100.168</text:p>
              </table:change-track-table-cell>
            </table:cell-content-deletion>
            <table:cell-content-deletion table:id="ct1217">
              <table:change-track-table-cell office:value-type="string">
                <text:p>eth0</text:p>
              </table:change-track-table-cell>
            </table:cell-content-deletion>
            <table:cell-content-deletion table:id="ct1216">
              <table:change-track-table-cell office:value-type="string">
                <text:p>eth0</text:p>
              </table:change-track-table-cell>
            </table:cell-content-deletion>
            <table:cell-content-deletion table:id="ct1215">
              <table:change-track-table-cell office:value-type="string">
                <text:p>eth0</text:p>
              </table:change-track-table-cell>
            </table:cell-content-deletion>
            <table:cell-content-deletion table:id="ct1214">
              <table:change-track-table-cell office:value-type="string">
                <text:p>eth0</text:p>
              </table:change-track-table-cell>
            </table:cell-content-deletion>
            <table:cell-content-deletion table:id="ct1213">
              <table:change-track-table-cell office:value-type="string">
                <text:p>eth0</text:p>
              </table:change-track-table-cell>
            </table:cell-content-deletion>
            <table:cell-content-deletion table:id="ct1239">
              <table:change-track-table-cell office:value-type="string">
                <text:p>eth0</text:p>
              </table:change-track-table-cell>
            </table:cell-content-deletion>
            <table:cell-content-deletion table:id="ct1324">
              <table:change-track-table-cell office:value-type="float" office:value="254"/>
            </table:cell-content-deletion>
            <table:cell-content-deletion table:id="ct1323">
              <table:change-track-table-cell office:value-type="float" office:value="254"/>
            </table:cell-content-deletion>
            <table:cell-content-deletion table:id="ct1322">
              <table:change-track-table-cell office:value-type="float" office:value="254"/>
            </table:cell-content-deletion>
            <table:cell-content-deletion table:id="ct1321">
              <table:change-track-table-cell office:value-type="float" office:value="254"/>
            </table:cell-content-deletion>
            <table:cell-content-deletion table:id="ct1320">
              <table:change-track-table-cell office:value-type="float" office:value="254"/>
            </table:cell-content-deletion>
            <table:cell-content-deletion table:id="ct1319">
              <table:change-track-table-cell office:value-type="float" office:value="254"/>
            </table:cell-content-deletion>
            <table:cell-content-deletion table:id="ct1318">
              <table:change-track-table-cell office:value-type="float" office:value="10"/>
            </table:cell-content-deletion>
            <table:cell-content-deletion table:id="ct1317">
              <table:change-track-table-cell office:value-type="float" office:value="10"/>
            </table:cell-content-deletion>
            <table:cell-content-deletion table:id="ct1316">
              <table:change-track-table-cell office:value-type="float" office:value="10"/>
            </table:cell-content-deletion>
            <table:cell-content-deletion table:id="ct1315">
              <table:change-track-table-cell office:value-type="float" office:value="10"/>
            </table:cell-content-deletion>
            <table:cell-content-deletion table:id="ct1314">
              <table:change-track-table-cell office:value-type="float" office:value="10"/>
            </table:cell-content-deletion>
            <table:cell-content-deletion table:id="ct1313">
              <table:change-track-table-cell office:value-type="float" office:value="10"/>
            </table:cell-content-deletion>
            <table:cell-content-deletion table:id="ct1199">
              <table:change-track-table-cell table:cell-address="Data.I13" table:formula="of:=CONCATENATE([.C13];&quot;.&quot;;[.D13];&quot; &quot;;[.E13];&quot;.&quot;;[.F13];&quot;&quot;;[.G13])" office:value-type="string">
                <text:p>204.192 168.2041</text:p>
              </table:change-track-table-cell>
            </table:cell-content-deletion>
            <table:cell-content-deletion table:id="ct1198">
              <table:change-track-table-cell table:cell-address="Data.I12" table:formula="of:=CONCATENATE([.C12];&quot;.&quot;;[.D12];&quot; &quot;;[.E12];&quot;.&quot;;[.F12];&quot;&quot;;[.G12])" office:value-type="string">
                <text:p>203.192 168.2031</text:p>
              </table:change-track-table-cell>
            </table:cell-content-deletion>
            <table:cell-content-deletion table:id="ct1197">
              <table:change-track-table-cell table:cell-address="Data.I11" table:formula="of:=CONCATENATE([.C11];&quot;.&quot;;[.D11];&quot; &quot;;[.E11];&quot;.&quot;;[.F11];&quot;&quot;;[.G11])" office:value-type="string">
                <text:p>202.192 168.2021</text:p>
              </table:change-track-table-cell>
            </table:cell-content-deletion>
            <table:cell-content-deletion table:id="ct1196">
              <table:change-track-table-cell table:cell-address="Data.I10" table:formula="of:=CONCATENATE([.C10];&quot;.&quot;;[.D10];&quot; &quot;;[.E10];&quot;.&quot;;[.F10];&quot;&quot;;[.G10])" office:value-type="string">
                <text:p>201.192 168.2011</text:p>
              </table:change-track-table-cell>
            </table:cell-content-deletion>
            <table:cell-content-deletion table:id="ct1195">
              <table:change-track-table-cell table:cell-address="Data.I9" table:formula="of:=CONCATENATE([.C9];&quot;.&quot;;[.D9];&quot; &quot;;[.E9];&quot;.&quot;;[.F9];&quot;&quot;;[.G9])" office:value-type="string">
                <text:p>200.192 168.2001</text:p>
              </table:change-track-table-cell>
            </table:cell-content-deletion>
            <table:cell-content-deletion table:id="ct1194">
              <table:change-track-table-cell table:cell-address="Data.I8" table:formula="of:=CONCATENATE([.C8];&quot;.&quot;;[.D8];&quot; &quot;;[.E8];&quot;.&quot;;[.F8];&quot;&quot;;[.G8])" office:value-type="string">
                <text:p>66.192 168.661</text:p>
              </table:change-track-table-cell>
            </table:cell-content-deletion>
            <table:cell-content-deletion table:id="ct1193">
              <table:change-track-table-cell table:cell-address="Data.H13" table:formula="of:=CONCATENATE([.C13];&quot;.&quot;;[.D13];&quot; &quot;;[.E13];&quot;.&quot;;[.F13])" office:value-type="string">
                <text:p>204.192 168.204</text:p>
              </table:change-track-table-cell>
            </table:cell-content-deletion>
            <table:cell-content-deletion table:id="ct1192">
              <table:change-track-table-cell table:cell-address="Data.H12" table:formula="of:=CONCATENATE([.C12];&quot;.&quot;;[.D12];&quot; &quot;;[.E12];&quot;.&quot;;[.F12])" office:value-type="string">
                <text:p>203.192 168.203</text:p>
              </table:change-track-table-cell>
            </table:cell-content-deletion>
            <table:cell-content-deletion table:id="ct1191">
              <table:change-track-table-cell table:cell-address="Data.H11" table:formula="of:=CONCATENATE([.C11];&quot;.&quot;;[.D11];&quot; &quot;;[.E11];&quot;.&quot;;[.F11])" office:value-type="string">
                <text:p>202.192 168.202</text:p>
              </table:change-track-table-cell>
            </table:cell-content-deletion>
            <table:cell-content-deletion table:id="ct1190">
              <table:change-track-table-cell table:cell-address="Data.H10" table:formula="of:=CONCATENATE([.C10];&quot;.&quot;;[.D10];&quot; &quot;;[.E10];&quot;.&quot;;[.F10])" office:value-type="string">
                <text:p>201.192 168.201</text:p>
              </table:change-track-table-cell>
            </table:cell-content-deletion>
            <table:cell-content-deletion table:id="ct1189">
              <table:change-track-table-cell table:cell-address="Data.H9" table:formula="of:=CONCATENATE([.C9];&quot;.&quot;;[.D9];&quot; &quot;;[.E9];&quot;.&quot;;[.F9])" office:value-type="string">
                <text:p>200.192 168.200</text:p>
              </table:change-track-table-cell>
            </table:cell-content-deletion>
            <table:cell-content-deletion table:id="ct1188">
              <table:change-track-table-cell table:cell-address="Data.H8" table:formula="of:=CONCATENATE([.C8];&quot;.&quot;;[.D8];&quot; &quot;;[.E8];&quot;.&quot;;[.F8])" office:value-type="string">
                <text:p>66.192 168.66</text:p>
              </table:change-track-table-cell>
            </table:cell-content-deletion>
            <table:cell-content-deletion table:id="ct1187">
              <table:change-track-table-cell office:value-type="string">
                <text:p>/24</text:p>
              </table:change-track-table-cell>
            </table:cell-content-deletion>
            <table:cell-content-deletion table:id="ct1186">
              <table:change-track-table-cell office:value-type="string">
                <text:p>/24</text:p>
              </table:change-track-table-cell>
            </table:cell-content-deletion>
            <table:cell-content-deletion table:id="ct1185">
              <table:change-track-table-cell office:value-type="string">
                <text:p>/24</text:p>
              </table:change-track-table-cell>
            </table:cell-content-deletion>
            <table:cell-content-deletion table:id="ct1184">
              <table:change-track-table-cell office:value-type="string">
                <text:p>/24</text:p>
              </table:change-track-table-cell>
            </table:cell-content-deletion>
            <table:cell-content-deletion table:id="ct1183">
              <table:change-track-table-cell office:value-type="string">
                <text:p>/24</text:p>
              </table:change-track-table-cell>
            </table:cell-content-deletion>
            <table:cell-content-deletion table:id="ct1182">
              <table:change-track-table-cell office:value-type="string">
                <text:p>/24</text:p>
              </table:change-track-table-cell>
            </table:cell-content-deletion>
            <table:cell-content-deletion table:id="ct1181">
              <table:change-track-table-cell office:value-type="float" office:value="1"/>
            </table:cell-content-deletion>
            <table:cell-content-deletion table:id="ct1180">
              <table:change-track-table-cell office:value-type="float" office:value="1"/>
            </table:cell-content-deletion>
            <table:cell-content-deletion table:id="ct1179">
              <table:change-track-table-cell office:value-type="float" office:value="1"/>
            </table:cell-content-deletion>
            <table:cell-content-deletion table:id="ct1178">
              <table:change-track-table-cell office:value-type="float" office:value="1"/>
            </table:cell-content-deletion>
            <table:cell-content-deletion table:id="ct1177">
              <table:change-track-table-cell office:value-type="float" office:value="1"/>
            </table:cell-content-deletion>
            <table:cell-content-deletion table:id="ct1176">
              <table:change-track-table-cell office:value-type="float" office:value="1"/>
            </table:cell-content-deletion>
            <table:cell-content-deletion table:id="ct1175">
              <table:change-track-table-cell table:cell-address="Data.E13" table:formula="of:=[.B13]" office:value-type="string">
                <text:p>Vlan 204</text:p>
              </table:change-track-table-cell>
            </table:cell-content-deletion>
            <table:cell-content-deletion table:id="ct1174">
              <table:change-track-table-cell table:cell-address="Data.E12" table:formula="of:=[.B12]" office:value-type="string">
                <text:p>Vlan 203</text:p>
              </table:change-track-table-cell>
            </table:cell-content-deletion>
            <table:cell-content-deletion table:id="ct1173">
              <table:change-track-table-cell table:cell-address="Data.E11" table:formula="of:=[.B11]" office:value-type="string">
                <text:p>Vlan 202</text:p>
              </table:change-track-table-cell>
            </table:cell-content-deletion>
            <table:cell-content-deletion table:id="ct1172">
              <table:change-track-table-cell table:cell-address="Data.E10" table:formula="of:=[.B10]" office:value-type="string">
                <text:p>Vlan 201</text:p>
              </table:change-track-table-cell>
            </table:cell-content-deletion>
            <table:cell-content-deletion table:id="ct1171">
              <table:change-track-table-cell table:cell-address="Data.E9" table:formula="of:=[.B9]" office:value-type="string">
                <text:p>Vlan 200</text:p>
              </table:change-track-table-cell>
            </table:cell-content-deletion>
            <table:cell-content-deletion table:id="ct1170">
              <table:change-track-table-cell table:cell-address="Data.E8" table:formula="of:=[.B8]" office:value-type="string">
                <text:p>Management</text:p>
              </table:change-track-table-cell>
            </table:cell-content-deletion>
            <table:cell-content-deletion table:id="ct1169">
              <table:change-track-table-cell office:value-type="float" office:value="168"/>
            </table:cell-content-deletion>
            <table:cell-content-deletion table:id="ct1168">
              <table:change-track-table-cell office:value-type="float" office:value="168"/>
            </table:cell-content-deletion>
            <table:cell-content-deletion table:id="ct1167">
              <table:change-track-table-cell office:value-type="float" office:value="168"/>
            </table:cell-content-deletion>
            <table:cell-content-deletion table:id="ct1166">
              <table:change-track-table-cell office:value-type="float" office:value="168"/>
            </table:cell-content-deletion>
            <table:cell-content-deletion table:id="ct1165">
              <table:change-track-table-cell office:value-type="float" office:value="168"/>
            </table:cell-content-deletion>
            <table:cell-content-deletion table:id="ct1164">
              <table:change-track-table-cell office:value-type="float" office:value="168"/>
            </table:cell-content-deletion>
            <table:cell-content-deletion table:id="ct1163">
              <table:change-track-table-cell office:value-type="float" office:value="192"/>
            </table:cell-content-deletion>
            <table:cell-content-deletion table:id="ct1162">
              <table:change-track-table-cell office:value-type="float" office:value="192"/>
            </table:cell-content-deletion>
            <table:cell-content-deletion table:id="ct1161">
              <table:change-track-table-cell office:value-type="float" office:value="192"/>
            </table:cell-content-deletion>
            <table:cell-content-deletion table:id="ct1160">
              <table:change-track-table-cell office:value-type="float" office:value="192"/>
            </table:cell-content-deletion>
            <table:cell-content-deletion table:id="ct1159">
              <table:change-track-table-cell office:value-type="float" office:value="192"/>
            </table:cell-content-deletion>
            <table:cell-content-deletion table:id="ct1158">
              <table:change-track-table-cell office:value-type="float" office:value="192"/>
            </table:cell-content-deletion>
            <table:cell-content-deletion table:id="ct1235">
              <table:change-track-table-cell office:value-type="float" office:value="205"/>
            </table:cell-content-deletion>
            <table:cell-content-deletion table:id="ct1234">
              <table:change-track-table-cell office:value-type="float" office:value="204"/>
            </table:cell-content-deletion>
            <table:cell-content-deletion table:id="ct1233">
              <table:change-track-table-cell office:value-type="float" office:value="203"/>
            </table:cell-content-deletion>
            <table:cell-content-deletion table:id="ct1232">
              <table:change-track-table-cell office:value-type="float" office:value="202"/>
            </table:cell-content-deletion>
            <table:cell-content-deletion table:id="ct1231">
              <table:change-track-table-cell office:value-type="float" office:value="201"/>
            </table:cell-content-deletion>
            <table:cell-content-deletion table:id="ct1230">
              <table:change-track-table-cell office:value-type="float" office:value="200"/>
            </table:cell-content-deletion>
            <table:cell-content-deletion table:id="ct1227">
              <table:change-track-table-cell office:value-type="string">
                <text:p>Vlan</text:p>
              </table:change-track-table-cell>
            </table:cell-content-deletion>
            <table:cell-content-deletion table:id="ct1226">
              <table:change-track-table-cell office:value-type="string">
                <text:p>Vlan</text:p>
              </table:change-track-table-cell>
            </table:cell-content-deletion>
            <table:cell-content-deletion table:id="ct1225">
              <table:change-track-table-cell office:value-type="string">
                <text:p>Vlan</text:p>
              </table:change-track-table-cell>
            </table:cell-content-deletion>
            <table:cell-content-deletion table:id="ct1224">
              <table:change-track-table-cell office:value-type="string">
                <text:p>Vlan</text:p>
              </table:change-track-table-cell>
            </table:cell-content-deletion>
            <table:cell-content-deletion table:id="ct923">
              <table:change-track-table-cell office:value-type="float" office:value="192"/>
            </table:cell-content-deletion>
            <table:cell-content-deletion table:id="ct922">
              <table:change-track-table-cell office:value-type="float" office:value="192"/>
            </table:cell-content-deletion>
            <table:cell-content-deletion table:id="ct921">
              <table:change-track-table-cell office:value-type="float" office:value="192"/>
            </table:cell-content-deletion>
            <table:cell-content-deletion table:id="ct920">
              <table:change-track-table-cell office:value-type="float" office:value="192"/>
            </table:cell-content-deletion>
            <table:cell-content-deletion table:id="ct899">
              <table:change-track-table-cell table:cell-address="Data.M7" table:formula="of:=CONCATENATE([.L7];&quot;.&quot;;[.E7])" office:value-type="string">
                <text:p>243.168</text:p>
              </table:change-track-table-cell>
            </table:cell-content-deletion>
            <table:cell-content-deletion table:id="ct898">
              <table:change-track-table-cell table:cell-address="Data.M6" table:formula="of:=CONCATENATE([.L6];&quot;.&quot;;[.E6])" office:value-type="string">
                <text:p>254.168</text:p>
              </table:change-track-table-cell>
            </table:cell-content-deletion>
            <table:cell-content-deletion table:id="ct897">
              <table:change-track-table-cell table:cell-address="Data.M5" table:formula="of:=CONCATENATE([.L5];&quot;.&quot;;[.E5])" office:value-type="string">
                <text:p>250.168</text:p>
              </table:change-track-table-cell>
            </table:cell-content-deletion>
            <table:cell-content-deletion table:id="ct896">
              <table:change-track-table-cell table:cell-address="Data.M4" table:formula="of:=CONCATENATE([.L4];&quot;.&quot;;[.E4])" office:value-type="string">
                <text:p>70.168</text:p>
              </table:change-track-table-cell>
            </table:cell-content-deletion>
            <table:cell-content-deletion table:id="ct885">
              <table:change-track-table-cell/>
            </table:cell-content-deletion>
            <table:cell-content-deletion table:id="ct1229">
              <table:change-track-table-cell office:value-type="string">
                <text:p>Vlan</text:p>
              </table:change-track-table-cell>
            </table:cell-content-deletion>
            <table:cell-content-deletion table:id="ct1228">
              <table:change-track-table-cell office:value-type="string">
                <text:p>Vlan</text:p>
              </table:change-track-table-cell>
            </table:cell-content-deletion>
            <table:cell-content-deletion table:id="ct1240">
              <table:change-track-table-cell office:value-type="string">
                <text:p>switch0</text:p>
              </table:change-track-table-cell>
            </table:cell-content-deletion>
            <table:cell-content-deletion table:id="ct1237">
              <table:change-track-table-cell office:value-type="string">
                <text:p>switch0</text:p>
              </table:change-track-table-cell>
            </table:cell-content-deletion>
            <table:cell-content-deletion table:id="ct1236">
              <table:change-track-table-cell office:value-type="string">
                <text:p>switch0</text:p>
              </table:change-track-table-cell>
            </table:cell-content-deletion>
            <table:cell-content-deletion table:id="ct900">
              <table:change-track-table-cell office:value-type="string">
                <text:p>switch0</text:p>
              </table:change-track-table-cell>
            </table:cell-content-deletion>
            <table:cell-content-deletion table:id="ct375">
              <table:change-track-table-cell office:value-type="float" office:value="100"/>
            </table:cell-content-deletion>
            <table:cell-content-deletion table:id="ct373">
              <table:change-track-table-cell office:value-type="float" office:value="243"/>
            </table:cell-content-deletion>
            <table:cell-content-deletion table:id="ct371">
              <table:change-track-table-cell office:value-type="float" office:value="254"/>
            </table:cell-content-deletion>
            <table:cell-content-deletion table:id="ct369">
              <table:change-track-table-cell office:value-type="float" office:value="250"/>
            </table:cell-content-deletion>
            <table:cell-content-deletion table:id="ct928">
              <table:change-track-table-cell table:cell-address="Data.H7" table:formula="of:=CONCATENATE([.C7];&quot;.&quot;;[.D7];&quot; &quot;;[.E7];&quot;.&quot;;[.F7])" office:value-type="string">
                <text:p>7.192 168.7</text:p>
              </table:change-track-table-cell>
            </table:cell-content-deletion>
            <table:cell-content-deletion table:id="ct927">
              <table:change-track-table-cell table:cell-address="Data.H6" table:formula="of:=CONCATENATE([.C6];&quot;.&quot;;[.D6];&quot; &quot;;[.E6];&quot;.&quot;;[.F6])" office:value-type="string">
                <text:p>107.192 168.107</text:p>
              </table:change-track-table-cell>
            </table:cell-content-deletion>
            <table:cell-content-deletion table:id="ct926">
              <table:change-track-table-cell table:cell-address="Data.H5" table:formula="of:=CONCATENATE([.C5];&quot;.&quot;;[.D5];&quot; &quot;;[.E5];&quot;.&quot;;[.F5])" office:value-type="string">
                <text:p>5.192 168.5</text:p>
              </table:change-track-table-cell>
            </table:cell-content-deletion>
            <table:cell-content-deletion table:id="ct925">
              <table:change-track-table-cell table:cell-address="Data.H4" table:formula="of:=CONCATENATE([.C4];&quot;.&quot;;[.D4];&quot; &quot;;[.E4];&quot;.&quot;;[.F4])" office:value-type="string">
                <text:p>22.192 168.22</text:p>
              </table:change-track-table-cell>
            </table:cell-content-deletion>
            <table:cell-content-deletion table:id="ct935">
              <table:change-track-table-cell table:cell-address="Data.I7" table:formula="of:=CONCATENATE([.C7];&quot;.&quot;;[.D7];&quot; &quot;;[.E7];&quot;.&quot;;[.F7];&quot;&quot;;[.G7])" office:value-type="string">
                <text:p>7.192 168.71</text:p>
              </table:change-track-table-cell>
            </table:cell-content-deletion>
            <table:cell-content-deletion table:id="ct934">
              <table:change-track-table-cell table:cell-address="Data.I6" table:formula="of:=CONCATENATE([.C6];&quot;.&quot;;[.D6];&quot; &quot;;[.E6];&quot;.&quot;;[.F6];&quot;&quot;;[.G6])" office:value-type="string">
                <text:p>107.192 168.1071</text:p>
              </table:change-track-table-cell>
            </table:cell-content-deletion>
            <table:cell-content-deletion table:id="ct933">
              <table:change-track-table-cell table:cell-address="Data.I5" table:formula="of:=CONCATENATE([.C5];&quot;.&quot;;[.D5];&quot; &quot;;[.E5];&quot;.&quot;;[.F5];&quot;&quot;;[.G5])" office:value-type="string">
                <text:p>5.192 168.51</text:p>
              </table:change-track-table-cell>
            </table:cell-content-deletion>
            <table:cell-content-deletion table:id="ct932">
              <table:change-track-table-cell table:cell-address="Data.I4" table:formula="of:=CONCATENATE([.C4];&quot;.&quot;;[.D4];&quot; &quot;;[.E4];&quot;.&quot;;[.F4];&quot;&quot;;[.G4])" office:value-type="string">
                <text:p>22.192 168.221</text:p>
              </table:change-track-table-cell>
            </table:cell-content-deletion>
            <table:cell-content-deletion table:id="ct374">
              <table:change-track-table-cell office:value-type="float" office:value="20"/>
            </table:cell-content-deletion>
            <table:cell-content-deletion table:id="ct372">
              <table:change-track-table-cell office:value-type="float" office:value="10"/>
            </table:cell-content-deletion>
            <table:cell-content-deletion table:id="ct370">
              <table:change-track-table-cell office:value-type="float" office:value="10"/>
            </table:cell-content-deletion>
            <table:cell-content-deletion table:id="ct368">
              <table:change-track-table-cell office:value-type="float" office:value="50"/>
            </table:cell-content-deletion>
            <table:cell-content-deletion table:id="ct266">
              <table:change-track-table-cell office:value-type="string">
                <text:p>/24</text:p>
              </table:change-track-table-cell>
            </table:cell-content-deletion>
            <table:cell-content-deletion table:id="ct265">
              <table:change-track-table-cell office:value-type="string">
                <text:p>/24</text:p>
              </table:change-track-table-cell>
            </table:cell-content-deletion>
            <table:cell-content-deletion table:id="ct263">
              <table:change-track-table-cell office:value-type="string">
                <text:p>/24</text:p>
              </table:change-track-table-cell>
            </table:cell-content-deletion>
            <table:cell-content-deletion table:id="ct255">
              <table:change-track-table-cell office:value-type="float" office:value="1"/>
            </table:cell-content-deletion>
            <table:cell-content-deletion table:id="ct254">
              <table:change-track-table-cell office:value-type="float" office:value="1"/>
            </table:cell-content-deletion>
            <table:cell-content-deletion table:id="ct253">
              <table:change-track-table-cell office:value-type="float" office:value="1"/>
            </table:cell-content-deletion>
            <table:cell-content-deletion table:id="ct252">
              <table:change-track-table-cell office:value-type="float" office:value="1"/>
            </table:cell-content-deletion>
            <table:cell-content-deletion table:id="ct247">
              <table:change-track-table-cell table:cell-address="Data.E7" table:formula="of:=[.B7]" office:value-type="string">
                <text:p>VoiP</text:p>
              </table:change-track-table-cell>
            </table:cell-content-deletion>
            <table:cell-content-deletion table:id="ct246">
              <table:change-track-table-cell table:cell-address="Data.E6" table:formula="of:=[.B6]" office:value-type="string">
                <text:p>IoT</text:p>
              </table:change-track-table-cell>
            </table:cell-content-deletion>
            <table:cell-content-deletion table:id="ct245">
              <table:change-track-table-cell table:cell-address="Data.E5" table:formula="of:=[.B5]" office:value-type="string">
                <text:p>Guest</text:p>
              </table:change-track-table-cell>
            </table:cell-content-deletion>
            <table:cell-content-deletion table:id="ct244">
              <table:change-track-table-cell table:cell-address="Data.E4" table:formula="of:=[.B4]" office:value-type="string">
                <text:p>Production</text:p>
              </table:change-track-table-cell>
            </table:cell-content-deletion>
            <table:cell-content-deletion table:id="ct919">
              <table:change-track-table-cell office:value-type="float" office:value="168"/>
            </table:cell-content-deletion>
            <table:cell-content-deletion table:id="ct918">
              <table:change-track-table-cell office:value-type="float" office:value="168"/>
            </table:cell-content-deletion>
            <table:cell-content-deletion table:id="ct917">
              <table:change-track-table-cell office:value-type="float" office:value="168"/>
            </table:cell-content-deletion>
            <table:cell-content-deletion table:id="ct916">
              <table:change-track-table-cell office:value-type="float" office:value="168"/>
            </table:cell-content-deletion>
            <table:cell-content-deletion table:id="ct173">
              <table:change-track-table-cell office:value-type="float" office:value="66"/>
            </table:cell-content-deletion>
            <table:cell-content-deletion table:id="ct172">
              <table:change-track-table-cell office:value-type="float" office:value="22"/>
            </table:cell-content-deletion>
            <table:cell-content-deletion table:id="ct171">
              <table:change-track-table-cell office:value-type="float" office:value="7"/>
            </table:cell-content-deletion>
            <table:cell-content-deletion table:id="ct170">
              <table:change-track-table-cell office:value-type="float" office:value="5"/>
            </table:cell-content-deletion>
            <table:cell-content-deletion table:id="ct167">
              <table:change-track-table-cell office:value-type="string">
                <text:p>Management</text:p>
              </table:change-track-table-cell>
            </table:cell-content-deletion>
            <table:cell-content-deletion table:id="ct166">
              <table:change-track-table-cell office:value-type="string">
                <text:p>Production</text:p>
              </table:change-track-table-cell>
            </table:cell-content-deletion>
            <table:cell-content-deletion table:id="ct165">
              <table:change-track-table-cell office:value-type="string">
                <text:p>Voip</text:p>
              </table:change-track-table-cell>
            </table:cell-content-deletion>
            <table:cell-content-deletion table:id="ct164">
              <table:change-track-table-cell office:value-type="string">
                <text:p>Guest</text:p>
              </table:change-track-table-cell>
            </table:cell-content-deletion>
            <table:cell-content-deletion table:id="ct264">
              <table:change-track-table-cell office:value-type="string">
                <text:p>/24</text:p>
              </table:change-track-table-cell>
            </table:cell-content-deletion>
          </table:deletions>
        </table:movement>
        <table:cell-content-change table:id="ct1373">
          <table:cell-address table:column="10" table:row="8" table:table="3"/>
          <office:change-info>
            <dc:creator> </dc:creator>
            <dc:date>2020-04-30T03:33:14.87</dc:date>
          </office:change-info>
          <table:previous table:id="ct349">
            <table:change-track-table-cell table:cell-address="DHCP.K9" table:formula="of:=CONCATENATE([.A9];&quot; &quot;;[.B9];&quot; &quot;;[.C9];&quot; &quot;;[.D9];[.E9];&quot; &quot;;[.F9];[.G9];[.H9];[.I9])" office:value-type="string">
              <text:p>set service dhcp-server shared-network-name Production 22 <text:s/>subnet 192.168.22.1/24 start 192.168.22.20stop 192.168.22.70</text:p>
            </table:change-track-table-cell>
          </table:previous>
        </table:cell-content-change>
        <table:cell-content-change table:id="ct1374">
          <table:cell-address table:column="7" table:row="3" table:table="0"/>
          <office:change-info>
            <dc:creator> </dc:creator>
            <dc:date>2020-04-30T03:34:15.16</dc:date>
          </office:change-info>
          <table:previous table:id="ct924">
            <table:change-track-table-cell table:cell-address="Data.H4" table:formula="of:=CONCATENATE([.C4];&quot;.&quot;;[.D4];&quot; &quot;;[.E4];&quot;.&quot;;[.F4])" office:value-type="string">
              <text:p>22.192 168.22</text:p>
            </table:change-track-table-cell>
          </table:previous>
        </table:cell-content-change>
        <table:cell-content-change table:id="ct1375">
          <table:cell-address table:column="7" table:row="3" table:table="0"/>
          <office:change-info>
            <dc:creator> </dc:creator>
            <dc:date>2020-04-30T03:34:21.74</dc:date>
          </office:change-info>
          <table:previous table:id="ct1374">
            <table:change-track-table-cell table:cell-address="Data.H4" table:formula="of:=CONCATENATE([.C4];&quot;.&quot;;[.D4];&quot;. &quot;;[.E4];&quot;.&quot;;[.F4])" office:value-type="string">
              <text:p>22.192. 168.22</text:p>
            </table:change-track-table-cell>
          </table:previous>
        </table:cell-content-change>
        <table:cell-content-change table:id="ct1376">
          <table:cell-address table:column="7" table:row="4" table:table="0"/>
          <office:change-info>
            <dc:creator> </dc:creator>
            <dc:date>2020-04-30T03:35:02.69</dc:date>
          </office:change-info>
          <table:previous>
            <table:change-track-table-cell table:cell-address="Data.H5" table:formula="of:=CONCATENATE([.C5];&quot;.&quot;;[.D5];&quot; &quot;;[.E5];&quot;.&quot;;[.F5])" office:value-type="string">
              <text:p>5.192 168.5</text:p>
            </table:change-track-table-cell>
          </table:previous>
        </table:cell-content-change>
        <table:cell-content-change table:id="ct1377">
          <table:cell-address table:column="7" table:row="5" table:table="0"/>
          <office:change-info>
            <dc:creator> </dc:creator>
            <dc:date>2020-04-30T03:35:02.69</dc:date>
          </office:change-info>
          <table:previous>
            <table:change-track-table-cell table:cell-address="Data.H6" table:formula="of:=CONCATENATE([.C6];&quot;.&quot;;[.D6];&quot; &quot;;[.E6];&quot;.&quot;;[.F6])" office:value-type="string">
              <text:p>107.192 168.107</text:p>
            </table:change-track-table-cell>
          </table:previous>
        </table:cell-content-change>
        <table:cell-content-change table:id="ct1378">
          <table:cell-address table:column="7" table:row="6" table:table="0"/>
          <office:change-info>
            <dc:creator> </dc:creator>
            <dc:date>2020-04-30T03:35:02.69</dc:date>
          </office:change-info>
          <table:previous>
            <table:change-track-table-cell table:cell-address="Data.H7" table:formula="of:=CONCATENATE([.C7];&quot;.&quot;;[.D7];&quot; &quot;;[.E7];&quot;.&quot;;[.F7])" office:value-type="string">
              <text:p>7.192 168.7</text:p>
            </table:change-track-table-cell>
          </table:previous>
        </table:cell-content-change>
        <table:cell-content-change table:id="ct1379">
          <table:cell-address table:column="7" table:row="7" table:table="0"/>
          <office:change-info>
            <dc:creator> </dc:creator>
            <dc:date>2020-04-30T03:35:02.69</dc:date>
          </office:change-info>
          <table:previous>
            <table:change-track-table-cell table:cell-address="Data.H8" table:formula="of:=CONCATENATE([.C8];&quot;.&quot;;[.D8];&quot; &quot;;[.E8];&quot;.&quot;;[.F8])" office:value-type="string">
              <text:p>66.192 168.66</text:p>
            </table:change-track-table-cell>
          </table:previous>
        </table:cell-content-change>
        <table:cell-content-change table:id="ct1380">
          <table:cell-address table:column="7" table:row="8" table:table="0"/>
          <office:change-info>
            <dc:creator> </dc:creator>
            <dc:date>2020-04-30T03:35:02.69</dc:date>
          </office:change-info>
          <table:previous>
            <table:change-track-table-cell table:cell-address="Data.H9" table:formula="of:=CONCATENATE([.C9];&quot;.&quot;;[.D9];&quot; &quot;;[.E9];&quot;.&quot;;[.F9])" office:value-type="string">
              <text:p>200.192 168.200</text:p>
            </table:change-track-table-cell>
          </table:previous>
        </table:cell-content-change>
        <table:cell-content-change table:id="ct1381">
          <table:cell-address table:column="7" table:row="9" table:table="0"/>
          <office:change-info>
            <dc:creator> </dc:creator>
            <dc:date>2020-04-30T03:35:02.69</dc:date>
          </office:change-info>
          <table:previous>
            <table:change-track-table-cell table:cell-address="Data.H10" table:formula="of:=CONCATENATE([.C10];&quot;.&quot;;[.D10];&quot; &quot;;[.E10];&quot;.&quot;;[.F10])" office:value-type="string">
              <text:p>201.192 168.201</text:p>
            </table:change-track-table-cell>
          </table:previous>
        </table:cell-content-change>
        <table:cell-content-change table:id="ct1382">
          <table:cell-address table:column="7" table:row="10" table:table="0"/>
          <office:change-info>
            <dc:creator> </dc:creator>
            <dc:date>2020-04-30T03:35:02.69</dc:date>
          </office:change-info>
          <table:previous>
            <table:change-track-table-cell table:cell-address="Data.H11" table:formula="of:=CONCATENATE([.C11];&quot;.&quot;;[.D11];&quot; &quot;;[.E11];&quot;.&quot;;[.F11])" office:value-type="string">
              <text:p>202.192 168.202</text:p>
            </table:change-track-table-cell>
          </table:previous>
        </table:cell-content-change>
        <table:cell-content-change table:id="ct1383">
          <table:cell-address table:column="7" table:row="11" table:table="0"/>
          <office:change-info>
            <dc:creator> </dc:creator>
            <dc:date>2020-04-30T03:35:02.69</dc:date>
          </office:change-info>
          <table:previous>
            <table:change-track-table-cell table:cell-address="Data.H12" table:formula="of:=CONCATENATE([.C12];&quot;.&quot;;[.D12];&quot; &quot;;[.E12];&quot;.&quot;;[.F12])" office:value-type="string">
              <text:p>203.192 168.203</text:p>
            </table:change-track-table-cell>
          </table:previous>
        </table:cell-content-change>
        <table:cell-content-change table:id="ct1384">
          <table:cell-address table:column="7" table:row="12" table:table="0"/>
          <office:change-info>
            <dc:creator> </dc:creator>
            <dc:date>2020-04-30T03:35:02.69</dc:date>
          </office:change-info>
          <table:previous>
            <table:change-track-table-cell table:cell-address="Data.H13" table:formula="of:=CONCATENATE([.C13];&quot;.&quot;;[.D13];&quot; &quot;;[.E13];&quot;.&quot;;[.F13])" office:value-type="string">
              <text:p>204.192 168.204</text:p>
            </table:change-track-table-cell>
          </table:previous>
        </table:cell-content-change>
        <table:cell-content-change table:id="ct1385">
          <table:cell-address table:column="7" table:row="13" table:table="0"/>
          <office:change-info>
            <dc:creator> </dc:creator>
            <dc:date>2020-04-30T03:35:02.69</dc:date>
          </office:change-info>
          <table:previous>
            <table:change-track-table-cell table:cell-address="Data.H14" table:formula="of:=CONCATENATE([.C14];&quot;.&quot;;[.D14];&quot; &quot;;[.E14];&quot;.&quot;;[.F14])" office:value-type="string">
              <text:p>205.192 168.205</text:p>
            </table:change-track-table-cell>
          </table:previous>
        </table:cell-content-change>
        <table:cell-content-change table:id="ct1386">
          <table:cell-address table:column="8" table:row="3" table:table="0"/>
          <office:change-info>
            <dc:creator> </dc:creator>
            <dc:date>2020-04-30T03:35:15.33</dc:date>
          </office:change-info>
          <table:previous table:id="ct931">
            <table:change-track-table-cell table:cell-address="Data.I4" table:formula="of:=CONCATENATE([.C4];&quot;.&quot;;[.D4];&quot; &quot;;[.E4];&quot;.&quot;;[.F4];&quot;&quot;;[.G4])" office:value-type="string">
              <text:p>22.192 168.221</text:p>
            </table:change-track-table-cell>
          </table:previous>
        </table:cell-content-change>
        <table:cell-content-change table:id="ct1387">
          <table:cell-address table:column="8" table:row="4" table:table="0"/>
          <office:change-info>
            <dc:creator> </dc:creator>
            <dc:date>2020-04-30T03:35:21.79</dc:date>
          </office:change-info>
          <table:previous>
            <table:change-track-table-cell table:cell-address="Data.I5" table:formula="of:=CONCATENATE([.C5];&quot;.&quot;;[.D5];&quot; &quot;;[.E5];&quot;.&quot;;[.F5];&quot;&quot;;[.G5])" office:value-type="string">
              <text:p>5.192 168.51</text:p>
            </table:change-track-table-cell>
          </table:previous>
        </table:cell-content-change>
        <table:cell-content-change table:id="ct1388">
          <table:cell-address table:column="8" table:row="5" table:table="0"/>
          <office:change-info>
            <dc:creator> </dc:creator>
            <dc:date>2020-04-30T03:35:21.79</dc:date>
          </office:change-info>
          <table:previous>
            <table:change-track-table-cell table:cell-address="Data.I6" table:formula="of:=CONCATENATE([.C6];&quot;.&quot;;[.D6];&quot; &quot;;[.E6];&quot;.&quot;;[.F6];&quot;&quot;;[.G6])" office:value-type="string">
              <text:p>107.192 168.1071</text:p>
            </table:change-track-table-cell>
          </table:previous>
        </table:cell-content-change>
        <table:cell-content-change table:id="ct1389">
          <table:cell-address table:column="8" table:row="6" table:table="0"/>
          <office:change-info>
            <dc:creator> </dc:creator>
            <dc:date>2020-04-30T03:35:21.79</dc:date>
          </office:change-info>
          <table:previous>
            <table:change-track-table-cell table:cell-address="Data.I7" table:formula="of:=CONCATENATE([.C7];&quot;.&quot;;[.D7];&quot; &quot;;[.E7];&quot;.&quot;;[.F7];&quot;&quot;;[.G7])" office:value-type="string">
              <text:p>7.192 168.71</text:p>
            </table:change-track-table-cell>
          </table:previous>
        </table:cell-content-change>
        <table:cell-content-change table:id="ct1390">
          <table:cell-address table:column="8" table:row="7" table:table="0"/>
          <office:change-info>
            <dc:creator> </dc:creator>
            <dc:date>2020-04-30T03:35:21.79</dc:date>
          </office:change-info>
          <table:previous>
            <table:change-track-table-cell table:cell-address="Data.I8" table:formula="of:=CONCATENATE([.C8];&quot;.&quot;;[.D8];&quot; &quot;;[.E8];&quot;.&quot;;[.F8];&quot;&quot;;[.G8])" office:value-type="string">
              <text:p>66.192 168.661</text:p>
            </table:change-track-table-cell>
          </table:previous>
        </table:cell-content-change>
        <table:cell-content-change table:id="ct1391">
          <table:cell-address table:column="8" table:row="8" table:table="0"/>
          <office:change-info>
            <dc:creator> </dc:creator>
            <dc:date>2020-04-30T03:35:21.79</dc:date>
          </office:change-info>
          <table:previous>
            <table:change-track-table-cell table:cell-address="Data.I9" table:formula="of:=CONCATENATE([.C9];&quot;.&quot;;[.D9];&quot; &quot;;[.E9];&quot;.&quot;;[.F9];&quot;&quot;;[.G9])" office:value-type="string">
              <text:p>200.192 168.2001</text:p>
            </table:change-track-table-cell>
          </table:previous>
        </table:cell-content-change>
        <table:cell-content-change table:id="ct1392">
          <table:cell-address table:column="8" table:row="9" table:table="0"/>
          <office:change-info>
            <dc:creator> </dc:creator>
            <dc:date>2020-04-30T03:35:21.79</dc:date>
          </office:change-info>
          <table:previous>
            <table:change-track-table-cell table:cell-address="Data.I10" table:formula="of:=CONCATENATE([.C10];&quot;.&quot;;[.D10];&quot; &quot;;[.E10];&quot;.&quot;;[.F10];&quot;&quot;;[.G10])" office:value-type="string">
              <text:p>201.192 168.2011</text:p>
            </table:change-track-table-cell>
          </table:previous>
        </table:cell-content-change>
        <table:cell-content-change table:id="ct1393">
          <table:cell-address table:column="8" table:row="10" table:table="0"/>
          <office:change-info>
            <dc:creator> </dc:creator>
            <dc:date>2020-04-30T03:35:21.79</dc:date>
          </office:change-info>
          <table:previous>
            <table:change-track-table-cell table:cell-address="Data.I11" table:formula="of:=CONCATENATE([.C11];&quot;.&quot;;[.D11];&quot; &quot;;[.E11];&quot;.&quot;;[.F11];&quot;&quot;;[.G11])" office:value-type="string">
              <text:p>202.192 168.2021</text:p>
            </table:change-track-table-cell>
          </table:previous>
        </table:cell-content-change>
        <table:cell-content-change table:id="ct1394">
          <table:cell-address table:column="8" table:row="11" table:table="0"/>
          <office:change-info>
            <dc:creator> </dc:creator>
            <dc:date>2020-04-30T03:35:21.79</dc:date>
          </office:change-info>
          <table:previous>
            <table:change-track-table-cell table:cell-address="Data.I12" table:formula="of:=CONCATENATE([.C12];&quot;.&quot;;[.D12];&quot; &quot;;[.E12];&quot;.&quot;;[.F12];&quot;&quot;;[.G12])" office:value-type="string">
              <text:p>203.192 168.2031</text:p>
            </table:change-track-table-cell>
          </table:previous>
        </table:cell-content-change>
        <table:cell-content-change table:id="ct1395">
          <table:cell-address table:column="8" table:row="12" table:table="0"/>
          <office:change-info>
            <dc:creator> </dc:creator>
            <dc:date>2020-04-30T03:35:21.79</dc:date>
          </office:change-info>
          <table:previous>
            <table:change-track-table-cell table:cell-address="Data.I13" table:formula="of:=CONCATENATE([.C13];&quot;.&quot;;[.D13];&quot; &quot;;[.E13];&quot;.&quot;;[.F13];&quot;&quot;;[.G13])" office:value-type="string">
              <text:p>204.192 168.2041</text:p>
            </table:change-track-table-cell>
          </table:previous>
        </table:cell-content-change>
        <table:cell-content-change table:id="ct1396">
          <table:cell-address table:column="8" table:row="13" table:table="0"/>
          <office:change-info>
            <dc:creator> </dc:creator>
            <dc:date>2020-04-30T03:35:21.79</dc:date>
          </office:change-info>
          <table:previous>
            <table:change-track-table-cell table:cell-address="Data.I14" table:formula="of:=CONCATENATE([.C14];&quot;.&quot;;[.D14];&quot; &quot;;[.E14];&quot;.&quot;;[.F14];&quot;&quot;;[.G14])" office:value-type="string">
              <text:p>205.192 168.2051</text:p>
            </table:change-track-table-cell>
          </table:previous>
        </table:cell-content-change>
        <table:cell-content-change table:id="ct1397">
          <table:cell-address table:column="6" table:row="8" table:table="3"/>
          <office:change-info>
            <dc:creator> </dc:creator>
            <dc:date>2020-04-30T03:36:06.76</dc:date>
          </office:change-info>
          <table:previous table:id="ct360">
            <table:change-track-table-cell table:cell-address="DHCP.G9" table:formula="of:=CONCATENATE([Data.E4];[Data.F4];&quot;.&quot;;[Data.K4])" office:value-type="string">
              <text:p>16822.20</text:p>
            </table:change-track-table-cell>
          </table:previous>
        </table:cell-content-change>
        <table:cell-content-change table:id="ct1398">
          <table:cell-address table:column="6" table:row="8" table:table="3"/>
          <office:change-info>
            <dc:creator> </dc:creator>
            <dc:date>2020-04-30T03:36:29.13</dc:date>
          </office:change-info>
          <table:previous table:id="ct1397">
            <table:change-track-table-cell table:cell-address="DHCP.G9" table:formula="of:=concatenate;[Data.C4]([Data.D4];[Data.E4];&quot;.&quot;;[Data.J4])" office:value-type="string"/>
          </table:previous>
        </table:cell-content-change>
        <table:cell-content-change table:id="ct1399">
          <table:cell-address table:column="6" table:row="8" table:table="3"/>
          <office:change-info>
            <dc:creator> </dc:creator>
            <dc:date>2020-04-30T03:37:03.31</dc:date>
          </office:change-info>
          <table:previous table:id="ct1398">
            <table:change-track-table-cell table:cell-address="DHCP.G9" table:formula="of:=CONCATENATE([Data.D4];[Data.E4];[Data.F4];&quot;.&quot;;[Data.K4])" office:value-type="string">
              <text:p>19216822.20</text:p>
            </table:change-track-table-cell>
          </table:previous>
        </table:cell-content-change>
        <table:cell-content-change table:id="ct1400">
          <table:cell-address table:column="8" table:row="8" table:table="3"/>
          <office:change-info>
            <dc:creator> </dc:creator>
            <dc:date>2020-04-30T03:37:27.38</dc:date>
          </office:change-info>
          <table:previous table:id="ct362">
            <table:change-track-table-cell table:cell-address="DHCP.I9" table:formula="of:=CONCATENATE([Data.E4];[Data.F4];&quot;.&quot;;[Data.L4])" office:value-type="string">
              <text:p>16822.70</text:p>
            </table:change-track-table-cell>
          </table:previous>
        </table:cell-content-change>
        <table:cell-content-change table:id="ct1401">
          <table:cell-address table:column="8" table:row="8" table:table="3"/>
          <office:change-info>
            <dc:creator> </dc:creator>
            <dc:date>2020-04-30T03:38:02.07</dc:date>
          </office:change-info>
          <table:previous table:id="ct1400">
            <table:change-track-table-cell table:cell-address="DHCP.I9" table:formula="of:=CONCATENATE(data.c4data.d4;[Data.F4];&quot;.&quot;;[Data.L4])" office:value-type="float" office:value="0"/>
          </table:previous>
        </table:cell-content-change>
        <table:cell-content-change table:id="ct1402">
          <table:cell-address table:column="0" table:row="0" table:table="6"/>
          <office:change-info>
            <dc:creator> </dc:creator>
            <dc:date>2020-04-30T23:00:13.69</dc:date>
          </office:change-info>
          <table:previous table:id="ct1362">
            <table:change-track-table-cell office:value-type="string">
              <text:p>All Command copy and paste Don't forqet to change the DHCP for each network </text:p>
            </table:change-track-table-cell>
          </table:previous>
        </table:cell-content-change>
        <table:movement table:id="ct1403">
          <table:source-range-address table:column="0" table:row="19" table:table="6"/>
          <table:target-range-address table:column="0" table:row="42" table:table="6"/>
          <office:change-info>
            <dc:creator> </dc:creator>
            <dc:date>2020-04-30T23:00:59.46</dc:date>
          </office:change-info>
          <table:dependencies>
            <table:dependence table:id="ct1446"/>
            <table:dependence table:id="ct1424"/>
            <table:dependence table:id="ct1405"/>
            <table:dependence table:id="ct1404"/>
          </table:dependencies>
        </table:movement>
        <table:cell-content-change table:id="ct1404">
          <table:cell-address table:column="0" table:row="19" table:table="6"/>
          <office:change-info>
            <dc:creator> </dc:creator>
            <dc:date>2020-04-30T23:01:29.31</dc:date>
          </office:change-info>
          <table:previous>
            <table:change-track-table-cell/>
          </table:previous>
        </table:cell-content-change>
        <table:cell-content-change table:id="ct1405">
          <table:cell-address table:column="0" table:row="19" table:table="6"/>
          <office:change-info>
            <dc:creator> </dc:creator>
            <dc:date>2020-04-30T23:01:40.71</dc:date>
          </office:change-info>
          <table:previous table:id="ct1404">
            <table:change-track-table-cell table:cell-address="'All Command'.A20" table:formula="of:=[Firewall.I3]" office:value-type="string">
              <text:p>set firewall nameProduction_IN default-action drop</text:p>
            </table:change-track-table-cell>
          </table:previous>
        </table:cell-content-change>
        <table:cell-content-change table:id="ct1406">
          <table:cell-address table:column="0" table:row="20" table:table="6"/>
          <office:change-info>
            <dc:creator> </dc:creator>
            <dc:date>2020-04-30T23:01:40.71</dc:date>
          </office:change-info>
          <table:previous table:id="ct1358">
            <table:change-track-table-cell/>
          </table:previous>
        </table:cell-content-change>
        <table:cell-content-change table:id="ct1407">
          <table:cell-address table:column="0" table:row="21" table:table="6"/>
          <office:change-info>
            <dc:creator> </dc:creator>
            <dc:date>2020-04-30T23:01:40.71</dc:date>
          </office:change-info>
          <table:previous table:id="ct1359">
            <table:change-track-table-cell/>
          </table:previous>
        </table:cell-content-change>
        <table:cell-content-change table:id="ct1408">
          <table:cell-address table:column="0" table:row="22" table:table="6"/>
          <office:change-info>
            <dc:creator> </dc:creator>
            <dc:date>2020-04-30T23:01:40.71</dc:date>
          </office:change-info>
          <table:previous table:id="ct1360">
            <table:change-track-table-cell/>
          </table:previous>
        </table:cell-content-change>
        <table:cell-content-change table:id="ct1409">
          <table:cell-address table:column="0" table:row="23" table:table="6"/>
          <office:change-info>
            <dc:creator> </dc:creator>
            <dc:date>2020-04-30T23:01:40.71</dc:date>
          </office:change-info>
          <table:previous table:id="ct996">
            <table:change-track-table-cell/>
          </table:previous>
        </table:cell-content-change>
        <table:cell-content-change table:id="ct1410">
          <table:cell-address table:column="0" table:row="24" table:table="6"/>
          <office:change-info>
            <dc:creator> </dc:creator>
            <dc:date>2020-04-30T23:01:40.71</dc:date>
          </office:change-info>
          <table:previous table:id="ct997">
            <table:change-track-table-cell/>
          </table:previous>
        </table:cell-content-change>
        <table:cell-content-change table:id="ct1411">
          <table:cell-address table:column="0" table:row="25" table:table="6"/>
          <office:change-info>
            <dc:creator> </dc:creator>
            <dc:date>2020-04-30T23:01:40.71</dc:date>
          </office:change-info>
          <table:previous>
            <table:change-track-table-cell/>
          </table:previous>
        </table:cell-content-change>
        <table:cell-content-change table:id="ct1412">
          <table:cell-address table:column="0" table:row="26" table:table="6"/>
          <office:change-info>
            <dc:creator> </dc:creator>
            <dc:date>2020-04-30T23:01:40.71</dc:date>
          </office:change-info>
          <table:previous>
            <table:change-track-table-cell/>
          </table:previous>
        </table:cell-content-change>
        <table:cell-content-change table:id="ct1413">
          <table:cell-address table:column="0" table:row="27" table:table="6"/>
          <office:change-info>
            <dc:creator> </dc:creator>
            <dc:date>2020-04-30T23:01:40.71</dc:date>
          </office:change-info>
          <table:previous table:id="ct998">
            <table:change-track-table-cell/>
          </table:previous>
        </table:cell-content-change>
        <table:cell-content-change table:id="ct1414">
          <table:cell-address table:column="0" table:row="28" table:table="6"/>
          <office:change-info>
            <dc:creator> </dc:creator>
            <dc:date>2020-04-30T23:01:40.71</dc:date>
          </office:change-info>
          <table:previous table:id="ct999">
            <table:change-track-table-cell/>
          </table:previous>
        </table:cell-content-change>
        <table:cell-content-change table:id="ct1415">
          <table:cell-address table:column="0" table:row="29" table:table="6"/>
          <office:change-info>
            <dc:creator> </dc:creator>
            <dc:date>2020-04-30T23:01:40.71</dc:date>
          </office:change-info>
          <table:previous table:id="ct1000">
            <table:change-track-table-cell/>
          </table:previous>
        </table:cell-content-change>
        <table:cell-content-change table:id="ct1416">
          <table:cell-address table:column="0" table:row="30" table:table="6"/>
          <office:change-info>
            <dc:creator> </dc:creator>
            <dc:date>2020-04-30T23:01:40.71</dc:date>
          </office:change-info>
          <table:previous table:id="ct1001">
            <table:change-track-table-cell/>
          </table:previous>
        </table:cell-content-change>
        <table:cell-content-change table:id="ct1417">
          <table:cell-address table:column="0" table:row="31" table:table="6"/>
          <office:change-info>
            <dc:creator> </dc:creator>
            <dc:date>2020-04-30T23:01:40.71</dc:date>
          </office:change-info>
          <table:previous table:id="ct1002">
            <table:change-track-table-cell/>
          </table:previous>
        </table:cell-content-change>
        <table:cell-content-change table:id="ct1418">
          <table:cell-address table:column="0" table:row="32" table:table="6"/>
          <office:change-info>
            <dc:creator> </dc:creator>
            <dc:date>2020-04-30T23:01:40.71</dc:date>
          </office:change-info>
          <table:previous table:id="ct1003">
            <table:change-track-table-cell/>
          </table:previous>
        </table:cell-content-change>
        <table:cell-content-change table:id="ct1419">
          <table:cell-address table:column="0" table:row="33" table:table="6"/>
          <office:change-info>
            <dc:creator> </dc:creator>
            <dc:date>2020-04-30T23:01:40.71</dc:date>
          </office:change-info>
          <table:previous>
            <table:change-track-table-cell/>
          </table:previous>
        </table:cell-content-change>
        <table:cell-content-change table:id="ct1420">
          <table:cell-address table:column="0" table:row="34" table:table="6"/>
          <office:change-info>
            <dc:creator> </dc:creator>
            <dc:date>2020-04-30T23:01:40.71</dc:date>
          </office:change-info>
          <table:previous>
            <table:change-track-table-cell/>
          </table:previous>
        </table:cell-content-change>
        <table:cell-content-change table:id="ct1421">
          <table:cell-address table:column="0" table:row="35" table:table="6"/>
          <office:change-info>
            <dc:creator> </dc:creator>
            <dc:date>2020-04-30T23:01:40.71</dc:date>
          </office:change-info>
          <table:previous table:id="ct1004">
            <table:change-track-table-cell/>
          </table:previous>
        </table:cell-content-change>
        <table:cell-content-change table:id="ct1422">
          <table:cell-address table:column="0" table:row="36" table:table="6"/>
          <office:change-info>
            <dc:creator> </dc:creator>
            <dc:date>2020-04-30T23:01:40.71</dc:date>
          </office:change-info>
          <table:previous table:id="ct1005">
            <table:change-track-table-cell/>
          </table:previous>
        </table:cell-content-change>
        <table:cell-content-change table:id="ct1423">
          <table:cell-address table:column="0" table:row="37" table:table="6"/>
          <office:change-info>
            <dc:creator> </dc:creator>
            <dc:date>2020-04-30T23:01:40.71</dc:date>
          </office:change-info>
          <table:previous table:id="ct1006">
            <table:change-track-table-cell/>
          </table:previous>
        </table:cell-content-change>
        <table:cell-content-change table:id="ct1424">
          <table:cell-address table:column="0" table:row="19" table:table="6"/>
          <office:change-info>
            <dc:creator> </dc:creator>
            <dc:date>2020-04-30T23:01:47.73</dc:date>
          </office:change-info>
          <table:previous table:id="ct1405">
            <table:change-track-table-cell table:cell-address="'All Command'.A20" table:formula="of:=[Firewall.I3]" office:value-type="string">
              <text:p>set firewall nameProduction_IN default-action drop</text:p>
            </table:change-track-table-cell>
          </table:previous>
        </table:cell-content-change>
        <table:cell-content-change table:id="ct1425">
          <table:cell-address table:column="0" table:row="20" table:table="6"/>
          <office:change-info>
            <dc:creator> </dc:creator>
            <dc:date>2020-04-30T23:01:47.73</dc:date>
          </office:change-info>
          <table:previous table:id="ct1406">
            <table:change-track-table-cell table:cell-address="'All Command'.A21" table:formula="of:=[Firewall.I4]" office:value-type="string">
              <text:p>set firewall name Production_IN description '</text:p>
            </table:change-track-table-cell>
          </table:previous>
        </table:cell-content-change>
        <table:cell-content-change table:id="ct1426">
          <table:cell-address table:column="0" table:row="21" table:table="6"/>
          <office:change-info>
            <dc:creator> </dc:creator>
            <dc:date>2020-04-30T23:01:47.73</dc:date>
          </office:change-info>
          <table:previous table:id="ct1407">
            <table:change-track-table-cell table:cell-address="'All Command'.A22" table:formula="of:=[Firewall.I5]" office:value-type="string">
              <text:p>set firewall name Production_IN rule 10 action accept</text:p>
            </table:change-track-table-cell>
          </table:previous>
        </table:cell-content-change>
        <table:cell-content-change table:id="ct1427">
          <table:cell-address table:column="0" table:row="22" table:table="6"/>
          <office:change-info>
            <dc:creator> </dc:creator>
            <dc:date>2020-04-30T23:01:47.73</dc:date>
          </office:change-info>
          <table:previous table:id="ct1408">
            <table:change-track-table-cell table:cell-address="'All Command'.A23" table:formula="of:=[Firewall.I6]" office:value-type="string">
              <text:p>set firewall name Production_IN rule 10 description 'Allow established/related'</text:p>
            </table:change-track-table-cell>
          </table:previous>
        </table:cell-content-change>
        <table:cell-content-change table:id="ct1428">
          <table:cell-address table:column="0" table:row="23" table:table="6"/>
          <office:change-info>
            <dc:creator> </dc:creator>
            <dc:date>2020-04-30T23:01:47.73</dc:date>
          </office:change-info>
          <table:previous table:id="ct1409">
            <table:change-track-table-cell table:cell-address="'All Command'.A24" table:formula="of:=[Firewall.I7]" office:value-type="string">
              <text:p>set firewall name Production_IN rule 10 state established enable</text:p>
            </table:change-track-table-cell>
          </table:previous>
        </table:cell-content-change>
        <table:cell-content-change table:id="ct1429">
          <table:cell-address table:column="0" table:row="24" table:table="6"/>
          <office:change-info>
            <dc:creator> </dc:creator>
            <dc:date>2020-04-30T23:01:47.73</dc:date>
          </office:change-info>
          <table:previous table:id="ct1410">
            <table:change-track-table-cell table:cell-address="'All Command'.A25" table:formula="of:=[Firewall.I8]" office:value-type="string">
              <text:p>set firewall name Production_IN rule 10 state related enable</text:p>
            </table:change-track-table-cell>
          </table:previous>
        </table:cell-content-change>
        <table:cell-content-change table:id="ct1430">
          <table:cell-address table:column="0" table:row="25" table:table="6"/>
          <office:change-info>
            <dc:creator> </dc:creator>
            <dc:date>2020-04-30T23:01:47.73</dc:date>
          </office:change-info>
          <table:previous table:id="ct1411">
            <table:change-track-table-cell table:cell-address="'All Command'.A26" table:formula="of:=[Firewall.I9]" office:value-type="string">
              <text:p>set firewall name Production_IN rule 20 action drop</text:p>
            </table:change-track-table-cell>
          </table:previous>
        </table:cell-content-change>
        <table:cell-content-change table:id="ct1431">
          <table:cell-address table:column="0" table:row="26" table:table="6"/>
          <office:change-info>
            <dc:creator> </dc:creator>
            <dc:date>2020-04-30T23:01:47.73</dc:date>
          </office:change-info>
          <table:previous table:id="ct1412">
            <table:change-track-table-cell table:cell-address="'All Command'.A27" table:formula="of:=[Firewall.I10]" office:value-type="string">
              <text:p>set firewall name Production_IN rule 20 description 'Drop invalid state'</text:p>
            </table:change-track-table-cell>
          </table:previous>
        </table:cell-content-change>
        <table:cell-content-change table:id="ct1432">
          <table:cell-address table:column="0" table:row="27" table:table="6"/>
          <office:change-info>
            <dc:creator> </dc:creator>
            <dc:date>2020-04-30T23:01:47.73</dc:date>
          </office:change-info>
          <table:previous table:id="ct1413">
            <table:change-track-table-cell table:cell-address="'All Command'.A28" table:formula="of:=[Firewall.I11]" office:value-type="string">
              <text:p>set firewall name Production_IN rule 20 state invalid enable</text:p>
            </table:change-track-table-cell>
          </table:previous>
        </table:cell-content-change>
        <table:cell-content-change table:id="ct1433">
          <table:cell-address table:column="0" table:row="28" table:table="6"/>
          <office:change-info>
            <dc:creator> </dc:creator>
            <dc:date>2020-04-30T23:01:47.73</dc:date>
          </office:change-info>
          <table:previous table:id="ct1414">
            <table:change-track-table-cell table:cell-address="'All Command'.A29" table:formula="of:=[Firewall.I12]" office:value-type="string"/>
          </table:previous>
        </table:cell-content-change>
        <table:cell-content-change table:id="ct1434">
          <table:cell-address table:column="0" table:row="29" table:table="6"/>
          <office:change-info>
            <dc:creator> </dc:creator>
            <dc:date>2020-04-30T23:01:47.73</dc:date>
          </office:change-info>
          <table:previous table:id="ct1415">
            <table:change-track-table-cell table:cell-address="'All Command'.A30" table:formula="of:=[Firewall.I13]" office:value-type="string">
              <text:p>set firewall name Production_LOCAL default-action drop</text:p>
            </table:change-track-table-cell>
          </table:previous>
        </table:cell-content-change>
        <table:cell-content-change table:id="ct1435">
          <table:cell-address table:column="0" table:row="30" table:table="6"/>
          <office:change-info>
            <dc:creator> </dc:creator>
            <dc:date>2020-04-30T23:01:47.73</dc:date>
          </office:change-info>
          <table:previous table:id="ct1416">
            <table:change-track-table-cell table:cell-address="'All Command'.A31" table:formula="of:=[Firewall.I14]" office:value-type="string">
              <text:p>set firewall name Production_LOCAL description 'Production to router'</text:p>
            </table:change-track-table-cell>
          </table:previous>
        </table:cell-content-change>
        <table:cell-content-change table:id="ct1436">
          <table:cell-address table:column="0" table:row="31" table:table="6"/>
          <office:change-info>
            <dc:creator> </dc:creator>
            <dc:date>2020-04-30T23:01:47.73</dc:date>
          </office:change-info>
          <table:previous table:id="ct1417">
            <table:change-track-table-cell table:cell-address="'All Command'.A32" table:formula="of:=[Firewall.I15]" office:value-type="string">
              <text:p>set firewall name Production_LOCAL rule 10 action accept</text:p>
            </table:change-track-table-cell>
          </table:previous>
        </table:cell-content-change>
        <table:cell-content-change table:id="ct1437">
          <table:cell-address table:column="0" table:row="32" table:table="6"/>
          <office:change-info>
            <dc:creator> </dc:creator>
            <dc:date>2020-04-30T23:01:47.73</dc:date>
          </office:change-info>
          <table:previous table:id="ct1418">
            <table:change-track-table-cell table:cell-address="'All Command'.A33" table:formula="of:=[Firewall.I16]" office:value-type="string">
              <text:p>set firewall name Production_LOCAL rule 10 description 'Allow established/related'</text:p>
            </table:change-track-table-cell>
          </table:previous>
        </table:cell-content-change>
        <table:cell-content-change table:id="ct1438">
          <table:cell-address table:column="0" table:row="33" table:table="6"/>
          <office:change-info>
            <dc:creator> </dc:creator>
            <dc:date>2020-04-30T23:01:47.73</dc:date>
          </office:change-info>
          <table:previous table:id="ct1419">
            <table:change-track-table-cell table:cell-address="'All Command'.A34" table:formula="of:=[Firewall.I17]" office:value-type="string">
              <text:p>set firewall name Production_LOCAL rule 10 state established enable</text:p>
            </table:change-track-table-cell>
          </table:previous>
        </table:cell-content-change>
        <table:cell-content-change table:id="ct1439">
          <table:cell-address table:column="0" table:row="34" table:table="6"/>
          <office:change-info>
            <dc:creator> </dc:creator>
            <dc:date>2020-04-30T23:01:47.73</dc:date>
          </office:change-info>
          <table:previous table:id="ct1420">
            <table:change-track-table-cell table:cell-address="'All Command'.A35" table:formula="of:=[Firewall.I18]" office:value-type="string">
              <text:p>set firewall name Production_LOCAL rule 10 state related enable</text:p>
            </table:change-track-table-cell>
          </table:previous>
        </table:cell-content-change>
        <table:cell-content-change table:id="ct1440">
          <table:cell-address table:column="0" table:row="35" table:table="6"/>
          <office:change-info>
            <dc:creator> </dc:creator>
            <dc:date>2020-04-30T23:01:47.73</dc:date>
          </office:change-info>
          <table:previous table:id="ct1421">
            <table:change-track-table-cell table:cell-address="'All Command'.A36" table:formula="of:=[Firewall.I19]" office:value-type="string">
              <text:p>set firewall name Production_LOCAL rule 20 action drop</text:p>
            </table:change-track-table-cell>
          </table:previous>
        </table:cell-content-change>
        <table:cell-content-change table:id="ct1441">
          <table:cell-address table:column="0" table:row="36" table:table="6"/>
          <office:change-info>
            <dc:creator> </dc:creator>
            <dc:date>2020-04-30T23:01:47.73</dc:date>
          </office:change-info>
          <table:previous table:id="ct1422">
            <table:change-track-table-cell table:cell-address="'All Command'.A37" table:formula="of:=[Firewall.I20]" office:value-type="string">
              <text:p>set firewall name Production_LOCAL rule 20 description 'Drop invalid state'</text:p>
            </table:change-track-table-cell>
          </table:previous>
        </table:cell-content-change>
        <table:cell-content-change table:id="ct1442">
          <table:cell-address table:column="0" table:row="37" table:table="6"/>
          <office:change-info>
            <dc:creator> </dc:creator>
            <dc:date>2020-04-30T23:01:47.73</dc:date>
          </office:change-info>
          <table:previous table:id="ct1423">
            <table:change-track-table-cell table:cell-address="'All Command'.A38" table:formula="of:=[Firewall.I21]" office:value-type="string">
              <text:p>set firewall name Production_LOCAL rule 20 state invalid enable</text:p>
            </table:change-track-table-cell>
          </table:previous>
        </table:cell-content-change>
        <table:cell-content-change table:id="ct1443">
          <table:cell-address table:column="0" table:row="38" table:table="6"/>
          <office:change-info>
            <dc:creator> </dc:creator>
            <dc:date>2020-04-30T23:01:47.73</dc:date>
          </office:change-info>
          <table:previous table:id="ct1007">
            <table:change-track-table-cell/>
          </table:previous>
        </table:cell-content-change>
        <table:cell-content-change table:id="ct1444">
          <table:cell-address table:column="0" table:row="39" table:table="6"/>
          <office:change-info>
            <dc:creator> </dc:creator>
            <dc:date>2020-04-30T23:01:47.73</dc:date>
          </office:change-info>
          <table:previous table:id="ct1008">
            <table:change-track-table-cell/>
          </table:previous>
        </table:cell-content-change>
        <table:cell-content-change table:id="ct1445">
          <table:cell-address table:column="0" table:row="40" table:table="6"/>
          <office:change-info>
            <dc:creator> </dc:creator>
            <dc:date>2020-04-30T23:01:47.73</dc:date>
          </office:change-info>
          <table:previous table:id="ct1009">
            <table:change-track-table-cell/>
          </table:previous>
        </table:cell-content-change>
        <table:movement table:id="ct1446">
          <table:source-range-address table:column="0" table:row="42" table:table="6"/>
          <table:target-range-address table:column="0" table:row="52" table:table="6"/>
          <office:change-info>
            <dc:creator> </dc:creator>
            <dc:date>2020-04-30T23:01:54.85</dc:date>
          </office:change-info>
          <table:dependencies>
            <table:dependence table:id="ct1447"/>
          </table:dependencies>
        </table:movement>
        <table:movement table:id="ct1447">
          <table:source-range-address table:column="0" table:row="52" table:table="6"/>
          <table:target-range-address table:column="0" table:row="43" table:table="6"/>
          <office:change-info>
            <dc:creator> </dc:creator>
            <dc:date>2020-04-30T23:02:10.52</dc:date>
          </office:change-info>
        </table:movement>
        <table:cell-content-change table:id="ct1448">
          <table:cell-address table:column="0" table:row="43" table:table="6"/>
          <office:change-info>
            <dc:creator> </dc:creator>
            <dc:date>2020-04-30T23:23:46.22</dc:date>
          </office:change-info>
          <table:previous table:id="ct1361">
            <table:change-track-table-cell office:value-type="string">
              <text:p>commit;save</text:p>
            </table:change-track-table-cell>
          </table:previous>
        </table:cell-content-change>
        <table:insertion table:id="ct1449" table:type="row" table:position="41" table:table="6">
          <office:change-info>
            <dc:creator> </dc:creator>
            <dc:date>2020-04-30T23:23:50.45</dc:date>
          </office:change-info>
        </table:insertion>
        <table:cell-content-change table:id="ct1450">
          <table:cell-address table:column="0" table:row="43" table:table="6"/>
          <office:change-info>
            <dc:creator> </dc:creator>
            <dc:date>2020-04-30T23:23:59.52</dc:date>
          </office:change-info>
          <table:previous table:id="ct1448">
            <table:change-track-table-cell office:value-type="string">
              <text:p>set firewall group network-group LAN_NETWORKS description 'RFC1918 ranges'</text:p>
              <text:p>set firewall group network-group LAN_NETWORKS network 192.168.0.0/16</text:p>
              <text:p>set firewall group network-group LAN_NETWORKS network 172.16.0.0/12</text:p>
              <text:p>set firewall group network-group LAN_NETWORKS network 10.0.0.0/8</text:p>
            </table:change-track-table-cell>
          </table:previous>
        </table:cell-content-change>
        <table:cell-content-change table:id="ct1451">
          <table:cell-address table:column="0" table:row="44" table:table="6"/>
          <office:change-info>
            <dc:creator> </dc:creator>
            <dc:date>2020-04-30T23:24:00.75</dc:date>
          </office:change-info>
          <table:previous>
            <table:change-track-table-cell/>
          </table:previous>
        </table:cell-content-change>
        <table:cell-content-change table:id="ct1452">
          <table:cell-address table:column="0" table:row="45" table:table="6"/>
          <office:change-info>
            <dc:creator> </dc:creator>
            <dc:date>2020-04-30T23:24:00.75</dc:date>
          </office:change-info>
          <table:previous>
            <table:change-track-table-cell/>
          </table:previous>
        </table:cell-content-change>
        <table:cell-content-change table:id="ct1453">
          <table:cell-address table:column="0" table:row="46" table:table="6"/>
          <office:change-info>
            <dc:creator> </dc:creator>
            <dc:date>2020-04-30T23:24:00.75</dc:date>
          </office:change-info>
          <table:previous>
            <table:change-track-table-cell/>
          </table:previous>
        </table:cell-content-change>
        <table:movement table:id="ct1454">
          <table:source-range-address table:start-column="7" table:start-row="3" table:start-table="3" table:end-column="7" table:end-row="7" table:end-table="3"/>
          <table:target-range-address table:start-column="9" table:start-row="3" table:start-table="3" table:end-column="9" table:end-row="7" table:end-table="3"/>
          <office:change-info>
            <dc:creator> </dc:creator>
            <dc:date>2020-04-30T23:26:48.22</dc:date>
          </office:change-info>
          <table:dependencies>
            <table:dependence table:id="ct-17"/>
            <table:dependence table:id="ct-18"/>
            <table:dependence table:id="ct-19"/>
            <table:dependence table:id="ct-20"/>
            <table:dependence table:id="ct-21"/>
          </table:dependencies>
        </table:movement>
        <table:cell-content-change table:id="ct1455">
          <table:cell-address table:column="0" table:row="12" table:table="6"/>
          <office:change-info>
            <dc:creator> </dc:creator>
            <dc:date>2020-04-30T23:27:41.52</dc:date>
          </office:change-info>
          <table:previous table:id="ct1345">
            <table:change-track-table-cell table:cell-address="'All Command'.A13" table:formula="of:=[DHCP.K4]" office:value-type="float" office:value="0"/>
          </table:previous>
        </table:cell-content-change>
        <table:cell-content-change table:id="ct1456">
          <table:cell-address table:column="0" table:row="12" table:table="6"/>
          <office:change-info>
            <dc:creator> </dc:creator>
            <dc:date>2020-04-30T23:27:46.91</dc:date>
          </office:change-info>
          <table:previous table:id="ct1455">
            <table:change-track-table-cell table:cell-address="'All Command'.A13" table:formula="of:=[DHCP.J4]" office:value-type="string">
              <text:p>set service dhcp-server disabled false <text:s text:c="2"/>.</text:p>
            </table:change-track-table-cell>
          </table:previous>
        </table:cell-content-change>
        <table:cell-content-change table:id="ct1457">
          <table:cell-address table:column="0" table:row="13" table:table="6"/>
          <office:change-info>
            <dc:creator> </dc:creator>
            <dc:date>2020-04-30T23:27:46.91</dc:date>
          </office:change-info>
          <table:previous table:id="ct1346">
            <table:change-track-table-cell table:cell-address="'All Command'.A14" table:formula="of:=[DHCP.K5]" office:value-type="float" office:value="0"/>
          </table:previous>
        </table:cell-content-change>
        <table:cell-content-change table:id="ct1458">
          <table:cell-address table:column="0" table:row="14" table:table="6"/>
          <office:change-info>
            <dc:creator> </dc:creator>
            <dc:date>2020-04-30T23:27:46.91</dc:date>
          </office:change-info>
          <table:previous table:id="ct1347">
            <table:change-track-table-cell table:cell-address="'All Command'.A15" table:formula="of:=[DHCP.K6]" office:value-type="float" office:value="0"/>
          </table:previous>
        </table:cell-content-change>
        <table:cell-content-change table:id="ct1459">
          <table:cell-address table:column="0" table:row="15" table:table="6"/>
          <office:change-info>
            <dc:creator> </dc:creator>
            <dc:date>2020-04-30T23:27:46.91</dc:date>
          </office:change-info>
          <table:previous table:id="ct1348">
            <table:change-track-table-cell table:cell-address="'All Command'.A16" table:formula="of:=[DHCP.K7]" office:value-type="float" office:value="0"/>
          </table:previous>
        </table:cell-content-change>
        <table:cell-content-change table:id="ct1460">
          <table:cell-address table:column="0" table:row="16" table:table="6"/>
          <office:change-info>
            <dc:creator> </dc:creator>
            <dc:date>2020-04-30T23:27:46.91</dc:date>
          </office:change-info>
          <table:previous table:id="ct1349">
            <table:change-track-table-cell table:cell-address="'All Command'.A17" table:formula="of:=[DHCP.K8]" office:value-type="float" office:value="0"/>
          </table:previous>
        </table:cell-content-change>
        <table:cell-content-change table:id="ct1461">
          <table:cell-address table:column="0" table:row="17" table:table="6"/>
          <office:change-info>
            <dc:creator> </dc:creator>
            <dc:date>2020-04-30T23:27:46.91</dc:date>
          </office:change-info>
          <table:previous table:id="ct1350">
            <table:change-track-table-cell table:cell-address="'All Command'.A18" table:formula="of:=[DHCP.K9]" office:value-type="float" office:value="0"/>
          </table:previous>
        </table:cell-content-change>
        <table:cell-content-change table:id="ct1462">
          <table:cell-address table:column="0" table:row="27" table:table="1"/>
          <office:change-info>
            <dc:creator> </dc:creator>
            <dc:date>2020-04-30T23:28:39.83</dc:date>
          </office:change-info>
          <table:previous>
            <table:change-track-table-cell/>
          </table:previous>
        </table:cell-content-change>
        <table:cell-content-change table:id="ct1463">
          <table:cell-address table:column="0" table:row="29" table:table="1"/>
          <office:change-info>
            <dc:creator> </dc:creator>
            <dc:date>2020-04-30T23:28:40.84</dc:date>
          </office:change-info>
          <table:previous>
            <table:change-track-table-cell/>
          </table:previous>
        </table:cell-content-change>
        <table:cell-content-change table:id="ct1464">
          <table:cell-address table:column="0" table:row="30" table:table="1"/>
          <office:change-info>
            <dc:creator> </dc:creator>
            <dc:date>2020-04-30T23:28:40.84</dc:date>
          </office:change-info>
          <table:previous>
            <table:change-track-table-cell/>
          </table:previous>
        </table:cell-content-change>
        <table:cell-content-change table:id="ct1465">
          <table:cell-address table:column="0" table:row="32" table:table="1"/>
          <office:change-info>
            <dc:creator> </dc:creator>
            <dc:date>2020-04-30T23:28:40.84</dc:date>
          </office:change-info>
          <table:previous>
            <table:change-track-table-cell/>
          </table:previous>
        </table:cell-content-change>
        <table:cell-content-change table:id="ct1466">
          <table:cell-address table:column="0" table:row="32" table:table="1"/>
          <office:change-info>
            <dc:creator> </dc:creator>
            <dc:date>2020-04-30T23:28:40.84</dc:date>
          </office:change-info>
          <table:previous>
            <table:change-track-table-cell/>
          </table:previous>
        </table:cell-content-change>
        <table:cell-content-change table:id="ct1467">
          <table:cell-address table:column="0" table:row="32" table:table="1"/>
          <office:change-info>
            <dc:creator> </dc:creator>
            <dc:date>2020-04-30T23:28:40.84</dc:date>
          </office:change-info>
          <table:previous>
            <table:change-track-table-cell/>
          </table:previous>
        </table:cell-content-change>
        <table:cell-content-change table:id="ct1468">
          <table:cell-address table:column="0" table:row="32" table:table="1"/>
          <office:change-info>
            <dc:creator> </dc:creator>
            <dc:date>2020-04-30T23:28:40.84</dc:date>
          </office:change-info>
          <table:previous>
            <table:change-track-table-cell/>
          </table:previous>
        </table:cell-content-change>
        <table:cell-content-change table:id="ct1469">
          <table:cell-address table:column="0" table:row="32" table:table="1"/>
          <office:change-info>
            <dc:creator> </dc:creator>
            <dc:date>2020-04-30T23:28:40.84</dc:date>
          </office:change-info>
          <table:previous>
            <table:change-track-table-cell/>
          </table:previous>
        </table:cell-content-change>
        <table:cell-content-change table:id="ct1470">
          <table:cell-address table:column="0" table:row="32" table:table="1"/>
          <office:change-info>
            <dc:creator> </dc:creator>
            <dc:date>2020-04-30T23:28:40.84</dc:date>
          </office:change-info>
          <table:previous>
            <table:change-track-table-cell/>
          </table:previous>
        </table:cell-content-change>
        <table:cell-content-change table:id="ct1471">
          <table:cell-address table:column="0" table:row="33" table:table="1"/>
          <office:change-info>
            <dc:creator> </dc:creator>
            <dc:date>2020-04-30T23:28:40.84</dc:date>
          </office:change-info>
          <table:previous>
            <table:change-track-table-cell/>
          </table:previous>
        </table:cell-content-change>
        <table:cell-content-change table:id="ct1472">
          <table:cell-address table:column="0" table:row="34" table:table="1"/>
          <office:change-info>
            <dc:creator> </dc:creator>
            <dc:date>2020-04-30T23:28:40.84</dc:date>
          </office:change-info>
          <table:previous>
            <table:change-track-table-cell/>
          </table:previous>
        </table:cell-content-change>
        <table:cell-content-change table:id="ct1473">
          <table:cell-address table:column="0" table:row="35" table:table="1"/>
          <office:change-info>
            <dc:creator> </dc:creator>
            <dc:date>2020-04-30T23:28:40.84</dc:date>
          </office:change-info>
          <table:previous>
            <table:change-track-table-cell/>
          </table:previous>
        </table:cell-content-change>
        <table:cell-content-change table:id="ct1474">
          <table:cell-address table:column="0" table:row="37" table:table="1"/>
          <office:change-info>
            <dc:creator> </dc:creator>
            <dc:date>2020-04-30T23:28:57.96</dc:date>
          </office:change-info>
          <table:previous>
            <table:change-track-table-cell/>
          </table:previous>
        </table:cell-content-change>
        <table:cell-content-change table:id="ct1475">
          <table:cell-address table:column="0" table:row="38" table:table="1"/>
          <office:change-info>
            <dc:creator> </dc:creator>
            <dc:date>2020-04-30T23:28:57.96</dc:date>
          </office:change-info>
          <table:previous>
            <table:change-track-table-cell/>
          </table:previous>
        </table:cell-content-change>
        <table:cell-content-change table:id="ct1476">
          <table:cell-address table:column="0" table:row="40" table:table="1"/>
          <office:change-info>
            <dc:creator> </dc:creator>
            <dc:date>2020-04-30T23:28:57.96</dc:date>
          </office:change-info>
          <table:previous>
            <table:change-track-table-cell/>
          </table:previous>
        </table:cell-content-change>
        <table:cell-content-change table:id="ct1477">
          <table:cell-address table:column="0" table:row="41" table:table="1"/>
          <office:change-info>
            <dc:creator> </dc:creator>
            <dc:date>2020-04-30T23:28:57.96</dc:date>
          </office:change-info>
          <table:previous>
            <table:change-track-table-cell/>
          </table:previous>
        </table:cell-content-change>
        <table:cell-content-change table:id="ct1478">
          <table:cell-address table:column="0" table:row="42" table:table="1"/>
          <office:change-info>
            <dc:creator> </dc:creator>
            <dc:date>2020-04-30T23:28:57.96</dc:date>
          </office:change-info>
          <table:previous>
            <table:change-track-table-cell/>
          </table:previous>
        </table:cell-content-change>
        <table:cell-content-change table:id="ct1479">
          <table:cell-address table:column="0" table:row="43" table:table="1"/>
          <office:change-info>
            <dc:creator> </dc:creator>
            <dc:date>2020-04-30T23:28:57.96</dc:date>
          </office:change-info>
          <table:previous>
            <table:change-track-table-cell/>
          </table:previous>
        </table:cell-content-change>
        <table:cell-content-change table:id="ct1480">
          <table:cell-address table:column="0" table:row="44" table:table="1"/>
          <office:change-info>
            <dc:creator> </dc:creator>
            <dc:date>2020-04-30T23:28:57.96</dc:date>
          </office:change-info>
          <table:previous>
            <table:change-track-table-cell/>
          </table:previous>
        </table:cell-content-change>
        <table:cell-content-change table:id="ct1481">
          <table:cell-address table:column="0" table:row="46" table:table="1"/>
          <office:change-info>
            <dc:creator> </dc:creator>
            <dc:date>2020-04-30T23:28:57.96</dc:date>
          </office:change-info>
          <table:previous>
            <table:change-track-table-cell/>
          </table:previous>
        </table:cell-content-change>
        <table:cell-content-change table:id="ct1482">
          <table:cell-address table:column="0" table:row="47" table:table="1"/>
          <office:change-info>
            <dc:creator> </dc:creator>
            <dc:date>2020-04-30T23:28:57.96</dc:date>
          </office:change-info>
          <table:previous>
            <table:change-track-table-cell/>
          </table:previous>
        </table:cell-content-change>
        <table:cell-content-change table:id="ct1483">
          <table:cell-address table:column="0" table:row="48" table:table="1"/>
          <office:change-info>
            <dc:creator> </dc:creator>
            <dc:date>2020-04-30T23:28:57.96</dc:date>
          </office:change-info>
          <table:previous>
            <table:change-track-table-cell/>
          </table:previous>
        </table:cell-content-change>
        <table:cell-content-change table:id="ct1484">
          <table:cell-address table:column="0" table:row="49" table:table="1"/>
          <office:change-info>
            <dc:creator> </dc:creator>
            <dc:date>2020-04-30T23:28:57.96</dc:date>
          </office:change-info>
          <table:previous>
            <table:change-track-table-cell/>
          </table:previous>
        </table:cell-content-change>
        <table:cell-content-change table:id="ct1485">
          <table:cell-address table:column="0" table:row="50" table:table="1"/>
          <office:change-info>
            <dc:creator> </dc:creator>
            <dc:date>2020-04-30T23:28:57.96</dc:date>
          </office:change-info>
          <table:previous>
            <table:change-track-table-cell/>
          </table:previous>
        </table:cell-content-change>
        <table:cell-content-change table:id="ct1486">
          <table:cell-address table:column="0" table:row="52" table:table="1"/>
          <office:change-info>
            <dc:creator> </dc:creator>
            <dc:date>2020-04-30T23:29:08.99</dc:date>
          </office:change-info>
          <table:previous>
            <table:change-track-table-cell/>
          </table:previous>
        </table:cell-content-change>
        <table:cell-content-change table:id="ct1487">
          <table:cell-address table:column="0" table:row="53" table:table="1"/>
          <office:change-info>
            <dc:creator> </dc:creator>
            <dc:date>2020-04-30T23:29:08.99</dc:date>
          </office:change-info>
          <table:previous>
            <table:change-track-table-cell/>
          </table:previous>
        </table:cell-content-change>
        <table:cell-content-change table:id="ct1488">
          <table:cell-address table:column="0" table:row="29" table:table="1"/>
          <office:change-info>
            <dc:creator> </dc:creator>
            <dc:date>2020-04-30T23:29:33.45</dc:date>
          </office:change-info>
          <table:previous table:id="ct1463">
            <table:change-track-table-cell office:value-type="string">
              <text:p>set firewall name GUEST_IN default-action accept </text:p>
            </table:change-track-table-cell>
          </table:previous>
        </table:cell-content-change>
        <table:cell-content-change table:id="ct1489">
          <table:cell-address table:column="4" table:row="29" table:table="1"/>
          <office:change-info>
            <dc:creator> </dc:creator>
            <dc:date>2020-04-30T23:29:34.46</dc:date>
          </office:change-info>
          <table:previous>
            <table:change-track-table-cell/>
          </table:previous>
        </table:cell-content-change>
        <table:cell-content-change table:id="ct1490">
          <table:cell-address table:column="0" table:row="30" table:table="1"/>
          <office:change-info>
            <dc:creator> </dc:creator>
            <dc:date>2020-04-30T23:29:50.57</dc:date>
          </office:change-info>
          <table:previous table:id="ct1464">
            <table:change-track-table-cell office:value-type="string">
              <text:p>set firewall name GUEST_IN description 'guest to lan/wan'</text:p>
            </table:change-track-table-cell>
          </table:previous>
        </table:cell-content-change>
        <table:cell-content-change table:id="ct1491">
          <table:cell-address table:column="4" table:row="30" table:table="1"/>
          <office:change-info>
            <dc:creator> </dc:creator>
            <dc:date>2020-04-30T23:29:52.23</dc:date>
          </office:change-info>
          <table:previous>
            <table:change-track-table-cell/>
          </table:previous>
        </table:cell-content-change>
        <table:movement table:id="ct1492">
          <table:source-range-address table:column="4" table:row="28" table:table="1"/>
          <table:target-range-address table:column="4" table:row="29" table:table="1"/>
          <office:change-info>
            <dc:creator> </dc:creator>
            <dc:date>2020-04-30T23:29:53.98</dc:date>
          </office:change-info>
        </table:movement>
        <table:cell-content-change table:id="ct1493">
          <table:cell-address table:column="4" table:row="30" table:table="1"/>
          <office:change-info>
            <dc:creator> </dc:creator>
            <dc:date>2020-04-30T23:30:05.80</dc:date>
          </office:change-info>
          <table:previous table:id="ct1491">
            <table:change-track-table-cell office:value-type="string">
              <text:p>T_IN description 'guest to lan/wan'</text:p>
            </table:change-track-table-cell>
          </table:previous>
        </table:cell-content-change>
        <table:cell-content-change table:id="ct1494">
          <table:cell-address table:column="0" table:row="30" table:table="1"/>
          <office:change-info>
            <dc:creator> </dc:creator>
            <dc:date>2020-04-30T23:30:09.08</dc:date>
          </office:change-info>
          <table:previous table:id="ct1490">
            <table:change-track-table-cell office:value-type="string">
              <text:p>set firewall name GUES</text:p>
            </table:change-track-table-cell>
          </table:previous>
        </table:cell-content-change>
        <table:cell-content-change table:id="ct1495">
          <table:cell-address table:column="0" table:row="29" table:table="1"/>
          <office:change-info>
            <dc:creator> </dc:creator>
            <dc:date>2020-04-30T23:30:12.38</dc:date>
          </office:change-info>
          <table:previous table:id="ct1488">
            <table:change-track-table-cell office:value-type="string">
              <text:p>set firewall name GUEST</text:p>
            </table:change-track-table-cell>
          </table:previous>
        </table:cell-content-change>
        <table:cell-content-change table:id="ct1496">
          <table:cell-address table:column="0" table:row="32" table:table="1"/>
          <office:change-info>
            <dc:creator> </dc:creator>
            <dc:date>2020-04-30T23:30:21.50</dc:date>
          </office:change-info>
          <table:previous table:id="ct1465">
            <table:change-track-table-cell office:value-type="string">
              <text:p>set firewall name GUEST_IN rule 10 action accept</text:p>
            </table:change-track-table-cell>
          </table:previous>
        </table:cell-content-change>
        <table:cell-content-change table:id="ct1497">
          <table:cell-address table:column="4" table:row="32" table:table="1"/>
          <office:change-info>
            <dc:creator> </dc:creator>
            <dc:date>2020-04-30T23:30:24.28</dc:date>
          </office:change-info>
          <table:previous>
            <table:change-track-table-cell/>
          </table:previous>
        </table:cell-content-change>
        <table:cell-content-change table:id="ct1498">
          <table:cell-address table:column="0" table:row="32" table:table="1"/>
          <office:change-info>
            <dc:creator> </dc:creator>
            <dc:date>2020-04-30T23:31:00.10</dc:date>
          </office:change-info>
          <table:previous table:id="ct1466">
            <table:change-track-table-cell office:value-type="string">
              <text:p>set firewall name GUEST_IN rule 10 description 'allow webserver'</text:p>
            </table:change-track-table-cell>
          </table:previous>
        </table:cell-content-change>
        <table:cell-content-change table:id="ct1499">
          <table:cell-address table:column="4" table:row="32" table:table="1"/>
          <office:change-info>
            <dc:creator> </dc:creator>
            <dc:date>2020-04-30T23:31:00.96</dc:date>
          </office:change-info>
          <table:previous>
            <table:change-track-table-cell/>
          </table:previous>
        </table:cell-content-change>
        <table:cell-content-change table:id="ct1500">
          <table:cell-address table:column="4" table:row="32" table:table="1"/>
          <office:change-info>
            <dc:creator> </dc:creator>
            <dc:date>2020-04-30T23:31:11.98</dc:date>
          </office:change-info>
          <table:previous>
            <table:change-track-table-cell/>
          </table:previous>
        </table:cell-content-change>
        <table:cell-content-change table:id="ct1501">
          <table:cell-address table:column="0" table:row="32" table:table="1"/>
          <office:change-info>
            <dc:creator> </dc:creator>
            <dc:date>2020-04-30T23:31:23.65</dc:date>
          </office:change-info>
          <table:previous table:id="ct1467">
            <table:change-track-table-cell office:value-type="string">
              <text:p>set firewall name GUEST_IN rule 10 protocol tcp</text:p>
            </table:change-track-table-cell>
          </table:previous>
        </table:cell-content-change>
        <table:cell-content-change table:id="ct1502">
          <table:cell-address table:column="0" table:row="32" table:table="1"/>
          <office:change-info>
            <dc:creator> </dc:creator>
            <dc:date>2020-04-30T23:31:26.30</dc:date>
          </office:change-info>
          <table:previous table:id="ct1498">
            <table:change-track-table-cell office:value-type="string">
              <text:p>set firewall name GUEST</text:p>
            </table:change-track-table-cell>
          </table:previous>
        </table:cell-content-change>
        <table:cell-content-change table:id="ct1503">
          <table:cell-address table:column="0" table:row="32" table:table="1"/>
          <office:change-info>
            <dc:creator> </dc:creator>
            <dc:date>2020-04-30T23:31:29.52</dc:date>
          </office:change-info>
          <table:previous table:id="ct1496">
            <table:change-track-table-cell office:value-type="string">
              <text:p>set firewall name GUEST</text:p>
            </table:change-track-table-cell>
          </table:previous>
        </table:cell-content-change>
        <table:cell-content-change table:id="ct1504">
          <table:cell-address table:column="0" table:row="32" table:table="1"/>
          <office:change-info>
            <dc:creator> </dc:creator>
            <dc:date>2020-04-30T23:31:36.55</dc:date>
          </office:change-info>
          <table:previous table:id="ct1468">
            <table:change-track-table-cell office:value-type="string">
              <text:p>set firewall name GUEST_IN rule 10 destination address 192.168.1.10</text:p>
            </table:change-track-table-cell>
          </table:previous>
        </table:cell-content-change>
        <table:cell-content-change table:id="ct1505">
          <table:cell-address table:column="4" table:row="32" table:table="1"/>
          <office:change-info>
            <dc:creator> </dc:creator>
            <dc:date>2020-04-30T23:31:38.34</dc:date>
          </office:change-info>
          <table:previous>
            <table:change-track-table-cell/>
          </table:previous>
        </table:cell-content-change>
        <table:cell-content-change table:id="ct1506">
          <table:cell-address table:column="0" table:row="32" table:table="1"/>
          <office:change-info>
            <dc:creator> </dc:creator>
            <dc:date>2020-04-30T23:31:49.72</dc:date>
          </office:change-info>
          <table:previous table:id="ct1469">
            <table:change-track-table-cell office:value-type="string">
              <text:p>set firewall name GUEST_IN rule 10 destination port 80,443</text:p>
            </table:change-track-table-cell>
          </table:previous>
        </table:cell-content-change>
        <table:cell-content-change table:id="ct1507">
          <table:cell-address table:column="4" table:row="32" table:table="1"/>
          <office:change-info>
            <dc:creator> </dc:creator>
            <dc:date>2020-04-30T23:31:51.50</dc:date>
          </office:change-info>
          <table:previous>
            <table:change-track-table-cell/>
          </table:previous>
        </table:cell-content-change>
        <table:movement table:id="ct1508">
          <table:source-range-address table:start-column="0" table:start-row="0" table:start-table="0" table:end-column="12" table:end-row="13" table:end-table="0"/>
          <table:target-range-address table:start-column="1" table:start-row="0" table:start-table="0" table:end-column="13" table:end-row="13" table:end-table="0"/>
          <office:change-info>
            <dc:creator> </dc:creator>
            <dc:date>2020-04-30T23:32:25.35</dc:date>
          </office:change-info>
          <table:dependencies>
            <table:dependence table:id="ct2351"/>
            <table:dependence table:id="ct2350"/>
            <table:dependence table:id="ct2349"/>
            <table:dependence table:id="ct2348"/>
            <table:dependence table:id="ct2347"/>
            <table:dependence table:id="ct2346"/>
            <table:dependence table:id="ct2345"/>
            <table:dependence table:id="ct2344"/>
            <table:dependence table:id="ct1654"/>
            <table:dependence table:id="ct1653"/>
            <table:dependence table:id="ct1652"/>
            <table:dependence table:id="ct1651"/>
            <table:dependence table:id="ct1650"/>
            <table:dependence table:id="ct1649"/>
            <table:dependence table:id="ct1648"/>
            <table:dependence table:id="ct1647"/>
            <table:dependence table:id="ct1646"/>
            <table:dependence table:id="ct1520"/>
            <table:dependence table:id="ct1519"/>
            <table:dependence table:id="ct1518"/>
            <table:dependence table:id="ct1517"/>
            <table:dependence table:id="ct1516"/>
            <table:dependence table:id="ct1515"/>
            <table:dependence table:id="ct1514"/>
            <table:dependence table:id="ct1513"/>
            <table:dependence table:id="ct1512"/>
            <table:dependence table:id="ct1511"/>
            <table:dependence table:id="ct1510"/>
            <table:dependence table:id="ct1509"/>
            <table:dependence table:id="ct-22"/>
            <table:dependence table:id="ct-23"/>
            <table:dependence table:id="ct-24"/>
            <table:dependence table:id="ct-25"/>
            <table:dependence table:id="ct-26"/>
            <table:dependence table:id="ct-27"/>
            <table:dependence table:id="ct-28"/>
            <table:dependence table:id="ct-29"/>
            <table:dependence table:id="ct-30"/>
            <table:dependence table:id="ct-31"/>
          </table:dependencies>
          <table:deletions>
            <table:cell-content-deletion>
              <table:cell-address table:column="1" table:row="4" table:table="0"/>
              <table:change-track-table-cell office:value-type="float" office:value="5"/>
            </table:cell-content-deletion>
            <table:cell-content-deletion>
              <table:cell-address table:column="1" table:row="5" table:table="0"/>
              <table:change-track-table-cell office:value-type="float" office:value="7"/>
            </table:cell-content-deletion>
            <table:cell-content-deletion>
              <table:cell-address table:column="1" table:row="6" table:table="0"/>
              <table:change-track-table-cell office:value-type="float" office:value="22"/>
            </table:cell-content-deletion>
            <table:cell-content-deletion>
              <table:cell-address table:column="1" table:row="7" table:table="0"/>
              <table:change-track-table-cell office:value-type="float" office:value="66"/>
            </table:cell-content-deletion>
            <table:cell-content-deletion>
              <table:cell-address table:column="1" table:row="8" table:table="0"/>
              <table:change-track-table-cell office:value-type="float" office:value="200"/>
            </table:cell-content-deletion>
            <table:cell-content-deletion>
              <table:cell-address table:column="1" table:row="9" table:table="0"/>
              <table:change-track-table-cell office:value-type="float" office:value="201"/>
            </table:cell-content-deletion>
            <table:cell-content-deletion>
              <table:cell-address table:column="1" table:row="10" table:table="0"/>
              <table:change-track-table-cell office:value-type="float" office:value="202"/>
            </table:cell-content-deletion>
            <table:cell-content-deletion>
              <table:cell-address table:column="1" table:row="11" table:table="0"/>
              <table:change-track-table-cell office:value-type="float" office:value="203"/>
            </table:cell-content-deletion>
            <table:cell-content-deletion>
              <table:cell-address table:column="1" table:row="12" table:table="0"/>
              <table:change-track-table-cell office:value-type="float" office:value="204"/>
            </table:cell-content-deletion>
            <table:cell-content-deletion>
              <table:cell-address table:column="1" table:row="13" table:table="0"/>
              <table:change-track-table-cell office:value-type="float" office:value="205"/>
            </table:cell-content-deletion>
            <table:cell-content-deletion>
              <table:cell-address table:column="2" table:row="4" table:table="0"/>
              <table:change-track-table-cell office:value-type="float" office:value="192"/>
            </table:cell-content-deletion>
            <table:cell-content-deletion>
              <table:cell-address table:column="2" table:row="5" table:table="0"/>
              <table:change-track-table-cell office:value-type="float" office:value="192"/>
            </table:cell-content-deletion>
            <table:cell-content-deletion>
              <table:cell-address table:column="2" table:row="6" table:table="0"/>
              <table:change-track-table-cell office:value-type="float" office:value="192"/>
            </table:cell-content-deletion>
            <table:cell-content-deletion>
              <table:cell-address table:column="2" table:row="7" table:table="0"/>
              <table:change-track-table-cell office:value-type="float" office:value="192"/>
            </table:cell-content-deletion>
            <table:cell-content-deletion>
              <table:cell-address table:column="2" table:row="8" table:table="0"/>
              <table:change-track-table-cell office:value-type="float" office:value="192"/>
            </table:cell-content-deletion>
            <table:cell-content-deletion>
              <table:cell-address table:column="2" table:row="9" table:table="0"/>
              <table:change-track-table-cell office:value-type="float" office:value="192"/>
            </table:cell-content-deletion>
            <table:cell-content-deletion>
              <table:cell-address table:column="2" table:row="10" table:table="0"/>
              <table:change-track-table-cell office:value-type="float" office:value="192"/>
            </table:cell-content-deletion>
            <table:cell-content-deletion>
              <table:cell-address table:column="2" table:row="11" table:table="0"/>
              <table:change-track-table-cell office:value-type="float" office:value="192"/>
            </table:cell-content-deletion>
            <table:cell-content-deletion>
              <table:cell-address table:column="2" table:row="12" table:table="0"/>
              <table:change-track-table-cell office:value-type="float" office:value="192"/>
            </table:cell-content-deletion>
            <table:cell-content-deletion>
              <table:cell-address table:column="2" table:row="13" table:table="0"/>
              <table:change-track-table-cell office:value-type="float" office:value="192"/>
            </table:cell-content-deletion>
            <table:cell-content-deletion>
              <table:cell-address table:column="3" table:row="4" table:table="0"/>
              <table:change-track-table-cell office:value-type="float" office:value="168"/>
            </table:cell-content-deletion>
            <table:cell-content-deletion>
              <table:cell-address table:column="3" table:row="5" table:table="0"/>
              <table:change-track-table-cell office:value-type="float" office:value="168"/>
            </table:cell-content-deletion>
            <table:cell-content-deletion>
              <table:cell-address table:column="3" table:row="6" table:table="0"/>
              <table:change-track-table-cell office:value-type="float" office:value="168"/>
            </table:cell-content-deletion>
            <table:cell-content-deletion>
              <table:cell-address table:column="3" table:row="7" table:table="0"/>
              <table:change-track-table-cell office:value-type="float" office:value="168"/>
            </table:cell-content-deletion>
            <table:cell-content-deletion>
              <table:cell-address table:column="3" table:row="8" table:table="0"/>
              <table:change-track-table-cell office:value-type="float" office:value="168"/>
            </table:cell-content-deletion>
            <table:cell-content-deletion>
              <table:cell-address table:column="3" table:row="9" table:table="0"/>
              <table:change-track-table-cell office:value-type="float" office:value="168"/>
            </table:cell-content-deletion>
            <table:cell-content-deletion>
              <table:cell-address table:column="3" table:row="10" table:table="0"/>
              <table:change-track-table-cell office:value-type="float" office:value="168"/>
            </table:cell-content-deletion>
            <table:cell-content-deletion>
              <table:cell-address table:column="3" table:row="11" table:table="0"/>
              <table:change-track-table-cell office:value-type="float" office:value="168"/>
            </table:cell-content-deletion>
            <table:cell-content-deletion>
              <table:cell-address table:column="3" table:row="12" table:table="0"/>
              <table:change-track-table-cell office:value-type="float" office:value="168"/>
            </table:cell-content-deletion>
            <table:cell-content-deletion>
              <table:cell-address table:column="3" table:row="13" table:table="0"/>
              <table:change-track-table-cell office:value-type="float" office:value="168"/>
            </table:cell-content-deletion>
            <table:cell-content-deletion>
              <table:cell-address table:column="4" table:row="4" table:table="0"/>
              <table:change-track-table-cell table:cell-address="Data.E5" table:formula="of:=[.B5]" office:value-type="string">
                <text:p>Guest</text:p>
              </table:change-track-table-cell>
            </table:cell-content-deletion>
            <table:cell-content-deletion>
              <table:cell-address table:column="4" table:row="5" table:table="0"/>
              <table:change-track-table-cell table:cell-address="Data.E6" table:formula="of:=[.B6]" office:value-type="string">
                <text:p>IoT</text:p>
              </table:change-track-table-cell>
            </table:cell-content-deletion>
            <table:cell-content-deletion>
              <table:cell-address table:column="4" table:row="6" table:table="0"/>
              <table:change-track-table-cell table:cell-address="Data.E7" table:formula="of:=[.B7]" office:value-type="string">
                <text:p>VoiP</text:p>
              </table:change-track-table-cell>
            </table:cell-content-deletion>
            <table:cell-content-deletion>
              <table:cell-address table:column="4" table:row="7" table:table="0"/>
              <table:change-track-table-cell table:cell-address="Data.E8" table:formula="of:=[.B8]" office:value-type="string">
                <text:p>Management</text:p>
              </table:change-track-table-cell>
            </table:cell-content-deletion>
            <table:cell-content-deletion>
              <table:cell-address table:column="4" table:row="8" table:table="0"/>
              <table:change-track-table-cell table:cell-address="Data.E9" table:formula="of:=[.B9]" office:value-type="string">
                <text:p>Vlan 200</text:p>
              </table:change-track-table-cell>
            </table:cell-content-deletion>
            <table:cell-content-deletion>
              <table:cell-address table:column="4" table:row="9" table:table="0"/>
              <table:change-track-table-cell table:cell-address="Data.E10" table:formula="of:=[.B10]" office:value-type="string">
                <text:p>Vlan 201</text:p>
              </table:change-track-table-cell>
            </table:cell-content-deletion>
            <table:cell-content-deletion>
              <table:cell-address table:column="4" table:row="10" table:table="0"/>
              <table:change-track-table-cell table:cell-address="Data.E11" table:formula="of:=[.B11]" office:value-type="string">
                <text:p>Vlan 202</text:p>
              </table:change-track-table-cell>
            </table:cell-content-deletion>
            <table:cell-content-deletion>
              <table:cell-address table:column="4" table:row="11" table:table="0"/>
              <table:change-track-table-cell table:cell-address="Data.E12" table:formula="of:=[.B12]" office:value-type="string">
                <text:p>Vlan 203</text:p>
              </table:change-track-table-cell>
            </table:cell-content-deletion>
            <table:cell-content-deletion>
              <table:cell-address table:column="4" table:row="12" table:table="0"/>
              <table:change-track-table-cell table:cell-address="Data.E13" table:formula="of:=[.B13]" office:value-type="string">
                <text:p>Vlan 204</text:p>
              </table:change-track-table-cell>
            </table:cell-content-deletion>
            <table:cell-content-deletion>
              <table:cell-address table:column="4" table:row="13" table:table="0"/>
              <table:change-track-table-cell table:cell-address="Data.E14" table:formula="of:=[.B14]" office:value-type="string">
                <text:p>Vlan 205</text:p>
              </table:change-track-table-cell>
            </table:cell-content-deletion>
            <table:cell-content-deletion>
              <table:cell-address table:column="5" table:row="4" table:table="0"/>
              <table:change-track-table-cell office:value-type="float" office:value="1"/>
            </table:cell-content-deletion>
            <table:cell-content-deletion>
              <table:cell-address table:column="5" table:row="5" table:table="0"/>
              <table:change-track-table-cell office:value-type="float" office:value="1"/>
            </table:cell-content-deletion>
            <table:cell-content-deletion>
              <table:cell-address table:column="5" table:row="6" table:table="0"/>
              <table:change-track-table-cell office:value-type="float" office:value="1"/>
            </table:cell-content-deletion>
            <table:cell-content-deletion>
              <table:cell-address table:column="5" table:row="7" table:table="0"/>
              <table:change-track-table-cell office:value-type="float" office:value="1"/>
            </table:cell-content-deletion>
            <table:cell-content-deletion>
              <table:cell-address table:column="5" table:row="8" table:table="0"/>
              <table:change-track-table-cell office:value-type="float" office:value="1"/>
            </table:cell-content-deletion>
            <table:cell-content-deletion>
              <table:cell-address table:column="5" table:row="9" table:table="0"/>
              <table:change-track-table-cell office:value-type="float" office:value="1"/>
            </table:cell-content-deletion>
            <table:cell-content-deletion>
              <table:cell-address table:column="5" table:row="10" table:table="0"/>
              <table:change-track-table-cell office:value-type="float" office:value="1"/>
            </table:cell-content-deletion>
            <table:cell-content-deletion>
              <table:cell-address table:column="5" table:row="11" table:table="0"/>
              <table:change-track-table-cell office:value-type="float" office:value="1"/>
            </table:cell-content-deletion>
            <table:cell-content-deletion>
              <table:cell-address table:column="5" table:row="12" table:table="0"/>
              <table:change-track-table-cell office:value-type="float" office:value="1"/>
            </table:cell-content-deletion>
            <table:cell-content-deletion>
              <table:cell-address table:column="5" table:row="13" table:table="0"/>
              <table:change-track-table-cell office:value-type="float" office:value="1"/>
            </table:cell-content-deletion>
            <table:cell-content-deletion>
              <table:cell-address table:column="6" table:row="4" table:table="0"/>
              <table:change-track-table-cell office:value-type="string">
                <text:p>/24</text:p>
              </table:change-track-table-cell>
            </table:cell-content-deletion>
            <table:cell-content-deletion>
              <table:cell-address table:column="6" table:row="5" table:table="0"/>
              <table:change-track-table-cell office:value-type="string">
                <text:p>/24</text:p>
              </table:change-track-table-cell>
            </table:cell-content-deletion>
            <table:cell-content-deletion>
              <table:cell-address table:column="6" table:row="6" table:table="0"/>
              <table:change-track-table-cell office:value-type="string">
                <text:p>/24</text:p>
              </table:change-track-table-cell>
            </table:cell-content-deletion>
            <table:cell-content-deletion>
              <table:cell-address table:column="6" table:row="7" table:table="0"/>
              <table:change-track-table-cell office:value-type="string">
                <text:p>/24</text:p>
              </table:change-track-table-cell>
            </table:cell-content-deletion>
            <table:cell-content-deletion>
              <table:cell-address table:column="6" table:row="8" table:table="0"/>
              <table:change-track-table-cell office:value-type="string">
                <text:p>/24</text:p>
              </table:change-track-table-cell>
            </table:cell-content-deletion>
            <table:cell-content-deletion>
              <table:cell-address table:column="6" table:row="9" table:table="0"/>
              <table:change-track-table-cell office:value-type="string">
                <text:p>/24</text:p>
              </table:change-track-table-cell>
            </table:cell-content-deletion>
            <table:cell-content-deletion>
              <table:cell-address table:column="6" table:row="10" table:table="0"/>
              <table:change-track-table-cell office:value-type="string">
                <text:p>/24</text:p>
              </table:change-track-table-cell>
            </table:cell-content-deletion>
            <table:cell-content-deletion>
              <table:cell-address table:column="6" table:row="11" table:table="0"/>
              <table:change-track-table-cell office:value-type="string">
                <text:p>/24</text:p>
              </table:change-track-table-cell>
            </table:cell-content-deletion>
            <table:cell-content-deletion>
              <table:cell-address table:column="6" table:row="12" table:table="0"/>
              <table:change-track-table-cell office:value-type="string">
                <text:p>/24</text:p>
              </table:change-track-table-cell>
            </table:cell-content-deletion>
            <table:cell-content-deletion>
              <table:cell-address table:column="6" table:row="13" table:table="0"/>
              <table:change-track-table-cell office:value-type="string">
                <text:p>/24</text:p>
              </table:change-track-table-cell>
            </table:cell-content-deletion>
            <table:cell-content-deletion>
              <table:cell-address table:column="9" table:row="4" table:table="0"/>
              <table:change-track-table-cell office:value-type="float" office:value="50"/>
            </table:cell-content-deletion>
            <table:cell-content-deletion>
              <table:cell-address table:column="9" table:row="5" table:table="0"/>
              <table:change-track-table-cell office:value-type="float" office:value="10"/>
            </table:cell-content-deletion>
            <table:cell-content-deletion>
              <table:cell-address table:column="9" table:row="6" table:table="0"/>
              <table:change-track-table-cell office:value-type="float" office:value="10"/>
            </table:cell-content-deletion>
            <table:cell-content-deletion>
              <table:cell-address table:column="9" table:row="7" table:table="0"/>
              <table:change-track-table-cell office:value-type="float" office:value="20"/>
            </table:cell-content-deletion>
            <table:cell-content-deletion>
              <table:cell-address table:column="9" table:row="8" table:table="0"/>
              <table:change-track-table-cell office:value-type="float" office:value="10"/>
            </table:cell-content-deletion>
            <table:cell-content-deletion>
              <table:cell-address table:column="9" table:row="9" table:table="0"/>
              <table:change-track-table-cell office:value-type="float" office:value="10"/>
            </table:cell-content-deletion>
            <table:cell-content-deletion>
              <table:cell-address table:column="9" table:row="10" table:table="0"/>
              <table:change-track-table-cell office:value-type="float" office:value="10"/>
            </table:cell-content-deletion>
            <table:cell-content-deletion>
              <table:cell-address table:column="9" table:row="11" table:table="0"/>
              <table:change-track-table-cell office:value-type="float" office:value="10"/>
            </table:cell-content-deletion>
            <table:cell-content-deletion>
              <table:cell-address table:column="9" table:row="12" table:table="0"/>
              <table:change-track-table-cell office:value-type="float" office:value="10"/>
            </table:cell-content-deletion>
            <table:cell-content-deletion>
              <table:cell-address table:column="9" table:row="13" table:table="0"/>
              <table:change-track-table-cell office:value-type="float" office:value="10"/>
            </table:cell-content-deletion>
            <table:cell-content-deletion>
              <table:cell-address table:column="10" table:row="4" table:table="0"/>
              <table:change-track-table-cell office:value-type="float" office:value="250"/>
            </table:cell-content-deletion>
            <table:cell-content-deletion>
              <table:cell-address table:column="10" table:row="5" table:table="0"/>
              <table:change-track-table-cell office:value-type="float" office:value="254"/>
            </table:cell-content-deletion>
            <table:cell-content-deletion>
              <table:cell-address table:column="10" table:row="6" table:table="0"/>
              <table:change-track-table-cell office:value-type="float" office:value="243"/>
            </table:cell-content-deletion>
            <table:cell-content-deletion>
              <table:cell-address table:column="10" table:row="7" table:table="0"/>
              <table:change-track-table-cell office:value-type="float" office:value="100"/>
            </table:cell-content-deletion>
            <table:cell-content-deletion>
              <table:cell-address table:column="10" table:row="8" table:table="0"/>
              <table:change-track-table-cell office:value-type="float" office:value="254"/>
            </table:cell-content-deletion>
            <table:cell-content-deletion>
              <table:cell-address table:column="10" table:row="9" table:table="0"/>
              <table:change-track-table-cell office:value-type="float" office:value="254"/>
            </table:cell-content-deletion>
            <table:cell-content-deletion>
              <table:cell-address table:column="10" table:row="10" table:table="0"/>
              <table:change-track-table-cell office:value-type="float" office:value="254"/>
            </table:cell-content-deletion>
            <table:cell-content-deletion>
              <table:cell-address table:column="10" table:row="11" table:table="0"/>
              <table:change-track-table-cell office:value-type="float" office:value="254"/>
            </table:cell-content-deletion>
            <table:cell-content-deletion>
              <table:cell-address table:column="10" table:row="12" table:table="0"/>
              <table:change-track-table-cell office:value-type="float" office:value="254"/>
            </table:cell-content-deletion>
            <table:cell-content-deletion>
              <table:cell-address table:column="10" table:row="13" table:table="0"/>
              <table:change-track-table-cell office:value-type="float" office:value="254"/>
            </table:cell-content-deletion>
            <table:cell-content-deletion>
              <table:cell-address table:column="11" table:row="4" table:table="0"/>
              <table:change-track-table-cell office:value-type="string">
                <text:p>switch0</text:p>
              </table:change-track-table-cell>
            </table:cell-content-deletion>
            <table:cell-content-deletion>
              <table:cell-address table:column="11" table:row="5" table:table="0"/>
              <table:change-track-table-cell office:value-type="string">
                <text:p>switch0</text:p>
              </table:change-track-table-cell>
            </table:cell-content-deletion>
            <table:cell-content-deletion>
              <table:cell-address table:column="11" table:row="6" table:table="0"/>
              <table:change-track-table-cell office:value-type="string">
                <text:p>switch0</text:p>
              </table:change-track-table-cell>
            </table:cell-content-deletion>
            <table:cell-content-deletion>
              <table:cell-address table:column="11" table:row="7" table:table="0"/>
              <table:change-track-table-cell office:value-type="string">
                <text:p>switch0</text:p>
              </table:change-track-table-cell>
            </table:cell-content-deletion>
            <table:cell-content-deletion>
              <table:cell-address table:column="11" table:row="8" table:table="0"/>
              <table:change-track-table-cell office:value-type="string">
                <text:p>eth0</text:p>
              </table:change-track-table-cell>
            </table:cell-content-deletion>
            <table:cell-content-deletion>
              <table:cell-address table:column="11" table:row="9" table:table="0"/>
              <table:change-track-table-cell office:value-type="string">
                <text:p>eth0</text:p>
              </table:change-track-table-cell>
            </table:cell-content-deletion>
            <table:cell-content-deletion>
              <table:cell-address table:column="11" table:row="10" table:table="0"/>
              <table:change-track-table-cell office:value-type="string">
                <text:p>eth0</text:p>
              </table:change-track-table-cell>
            </table:cell-content-deletion>
            <table:cell-content-deletion>
              <table:cell-address table:column="11" table:row="11" table:table="0"/>
              <table:change-track-table-cell office:value-type="string">
                <text:p>eth0</text:p>
              </table:change-track-table-cell>
            </table:cell-content-deletion>
            <table:cell-content-deletion>
              <table:cell-address table:column="11" table:row="12" table:table="0"/>
              <table:change-track-table-cell office:value-type="string">
                <text:p>eth0</text:p>
              </table:change-track-table-cell>
            </table:cell-content-deletion>
            <table:cell-content-deletion>
              <table:cell-address table:column="11" table:row="13" table:table="0"/>
              <table:change-track-table-cell office:value-type="string">
                <text:p>eth0</text:p>
              </table:change-track-table-cell>
            </table:cell-content-deletion>
            <table:cell-content-deletion>
              <table:cell-address table:column="12" table:row="4" table:table="0"/>
              <table:change-track-table-cell table:cell-address="Data.M5" table:formula="of:=CONCATENATE([.L5];&quot;.&quot;;[.E5])" office:value-type="string">
                <text:p>250.168</text:p>
              </table:change-track-table-cell>
            </table:cell-content-deletion>
            <table:cell-content-deletion>
              <table:cell-address table:column="12" table:row="5" table:table="0"/>
              <table:change-track-table-cell table:cell-address="Data.M6" table:formula="of:=CONCATENATE([.L6];&quot;.&quot;;[.E6])" office:value-type="string">
                <text:p>254.168</text:p>
              </table:change-track-table-cell>
            </table:cell-content-deletion>
            <table:cell-content-deletion>
              <table:cell-address table:column="12" table:row="6" table:table="0"/>
              <table:change-track-table-cell table:cell-address="Data.M7" table:formula="of:=CONCATENATE([.L7];&quot;.&quot;;[.E7])" office:value-type="string">
                <text:p>243.168</text:p>
              </table:change-track-table-cell>
            </table:cell-content-deletion>
            <table:cell-content-deletion>
              <table:cell-address table:column="12" table:row="7" table:table="0"/>
              <table:change-track-table-cell table:cell-address="Data.M8" table:formula="of:=CONCATENATE([.L8];&quot;.&quot;;[.E8])" office:value-type="string">
                <text:p>100.168</text:p>
              </table:change-track-table-cell>
            </table:cell-content-deletion>
            <table:cell-content-deletion>
              <table:cell-address table:column="12" table:row="8" table:table="0"/>
              <table:change-track-table-cell table:cell-address="Data.M9" table:formula="of:=CONCATENATE([.L9];&quot;.&quot;;[.E9])" office:value-type="string">
                <text:p>254.168</text:p>
              </table:change-track-table-cell>
            </table:cell-content-deletion>
            <table:cell-content-deletion>
              <table:cell-address table:column="12" table:row="9" table:table="0"/>
              <table:change-track-table-cell table:cell-address="Data.M10" table:formula="of:=CONCATENATE([.L10];&quot;.&quot;;[.E10])" office:value-type="string">
                <text:p>254.168</text:p>
              </table:change-track-table-cell>
            </table:cell-content-deletion>
            <table:cell-content-deletion>
              <table:cell-address table:column="12" table:row="10" table:table="0"/>
              <table:change-track-table-cell table:cell-address="Data.M11" table:formula="of:=CONCATENATE([.L11];&quot;.&quot;;[.E11])" office:value-type="string">
                <text:p>254.168</text:p>
              </table:change-track-table-cell>
            </table:cell-content-deletion>
            <table:cell-content-deletion>
              <table:cell-address table:column="12" table:row="11" table:table="0"/>
              <table:change-track-table-cell table:cell-address="Data.M12" table:formula="of:=CONCATENATE([.L12];&quot;.&quot;;[.E12])" office:value-type="string">
                <text:p>254.168</text:p>
              </table:change-track-table-cell>
            </table:cell-content-deletion>
            <table:cell-content-deletion>
              <table:cell-address table:column="12" table:row="12" table:table="0"/>
              <table:change-track-table-cell table:cell-address="Data.M13" table:formula="of:=CONCATENATE([.L13];&quot;.&quot;;[.E13])" office:value-type="string">
                <text:p>254.168</text:p>
              </table:change-track-table-cell>
            </table:cell-content-deletion>
            <table:cell-content-deletion>
              <table:cell-address table:column="12" table:row="13" table:table="0"/>
              <table:change-track-table-cell table:cell-address="Data.M14" table:formula="of:=CONCATENATE([.L14];&quot;.&quot;;[.E14])" office:value-type="string">
                <text:p>254.168</text:p>
              </table:change-track-table-cell>
            </table:cell-content-deletion>
            <table:cell-content-deletion table:id="ct1396">
              <table:change-track-table-cell table:cell-address="Data.I14" table:formula="of:=CONCATENATE([.C14];&quot;.&quot;;[.D14];&quot;.&quot;;[.E14];&quot;.&quot;;[.F14];&quot;&quot;;[.G14])" office:value-type="string">
                <text:p>205.192.168.2051</text:p>
              </table:change-track-table-cell>
            </table:cell-content-deletion>
            <table:cell-content-deletion table:id="ct1395">
              <table:change-track-table-cell table:cell-address="Data.I13" table:formula="of:=CONCATENATE([.C13];&quot;.&quot;;[.D13];&quot;.&quot;;[.E13];&quot;.&quot;;[.F13];&quot;&quot;;[.G13])" office:value-type="string">
                <text:p>204.192.168.2041</text:p>
              </table:change-track-table-cell>
            </table:cell-content-deletion>
            <table:cell-content-deletion table:id="ct1394">
              <table:change-track-table-cell table:cell-address="Data.I12" table:formula="of:=CONCATENATE([.C12];&quot;.&quot;;[.D12];&quot;.&quot;;[.E12];&quot;.&quot;;[.F12];&quot;&quot;;[.G12])" office:value-type="string">
                <text:p>203.192.168.2031</text:p>
              </table:change-track-table-cell>
            </table:cell-content-deletion>
            <table:cell-content-deletion table:id="ct1393">
              <table:change-track-table-cell table:cell-address="Data.I11" table:formula="of:=CONCATENATE([.C11];&quot;.&quot;;[.D11];&quot;.&quot;;[.E11];&quot;.&quot;;[.F11];&quot;&quot;;[.G11])" office:value-type="string">
                <text:p>202.192.168.2021</text:p>
              </table:change-track-table-cell>
            </table:cell-content-deletion>
            <table:cell-content-deletion table:id="ct1392">
              <table:change-track-table-cell table:cell-address="Data.I10" table:formula="of:=CONCATENATE([.C10];&quot;.&quot;;[.D10];&quot;.&quot;;[.E10];&quot;.&quot;;[.F10];&quot;&quot;;[.G10])" office:value-type="string">
                <text:p>201.192.168.2011</text:p>
              </table:change-track-table-cell>
            </table:cell-content-deletion>
            <table:cell-content-deletion table:id="ct1391">
              <table:change-track-table-cell table:cell-address="Data.I9" table:formula="of:=CONCATENATE([.C9];&quot;.&quot;;[.D9];&quot;.&quot;;[.E9];&quot;.&quot;;[.F9];&quot;&quot;;[.G9])" office:value-type="string">
                <text:p>200.192.168.2001</text:p>
              </table:change-track-table-cell>
            </table:cell-content-deletion>
            <table:cell-content-deletion table:id="ct1390">
              <table:change-track-table-cell table:cell-address="Data.I8" table:formula="of:=CONCATENATE([.C8];&quot;.&quot;;[.D8];&quot;.&quot;;[.E8];&quot;.&quot;;[.F8];&quot;&quot;;[.G8])" office:value-type="string">
                <text:p>66.192.168.661</text:p>
              </table:change-track-table-cell>
            </table:cell-content-deletion>
            <table:cell-content-deletion table:id="ct1389">
              <table:change-track-table-cell table:cell-address="Data.I7" table:formula="of:=CONCATENATE([.C7];&quot;.&quot;;[.D7];&quot;.&quot;;[.E7];&quot;.&quot;;[.F7];&quot;&quot;;[.G7])" office:value-type="string">
                <text:p>7.192.168.71</text:p>
              </table:change-track-table-cell>
            </table:cell-content-deletion>
            <table:cell-content-deletion table:id="ct1388">
              <table:change-track-table-cell table:cell-address="Data.I6" table:formula="of:=CONCATENATE([.C6];&quot;.&quot;;[.D6];&quot;.&quot;;[.E6];&quot;.&quot;;[.F6];&quot;&quot;;[.G6])" office:value-type="string">
                <text:p>107.192.168.1071</text:p>
              </table:change-track-table-cell>
            </table:cell-content-deletion>
            <table:cell-content-deletion table:id="ct1387">
              <table:change-track-table-cell table:cell-address="Data.I5" table:formula="of:=CONCATENATE([.C5];&quot;.&quot;;[.D5];&quot;.&quot;;[.E5];&quot;.&quot;;[.F5];&quot;&quot;;[.G5])" office:value-type="string">
                <text:p>5.192.168.51</text:p>
              </table:change-track-table-cell>
            </table:cell-content-deletion>
            <table:cell-content-deletion table:id="ct1385">
              <table:change-track-table-cell table:cell-address="Data.H14" table:formula="of:=CONCATENATE([.C14];&quot;.&quot;;[.D14];&quot;.&quot;;[.E14];&quot;.&quot;;[.F14])" office:value-type="string">
                <text:p>205.192.168.205</text:p>
              </table:change-track-table-cell>
            </table:cell-content-deletion>
            <table:cell-content-deletion table:id="ct1384">
              <table:change-track-table-cell table:cell-address="Data.H13" table:formula="of:=CONCATENATE([.C13];&quot;.&quot;;[.D13];&quot;.&quot;;[.E13];&quot;.&quot;;[.F13])" office:value-type="string">
                <text:p>204.192.168.204</text:p>
              </table:change-track-table-cell>
            </table:cell-content-deletion>
            <table:cell-content-deletion table:id="ct1383">
              <table:change-track-table-cell table:cell-address="Data.H12" table:formula="of:=CONCATENATE([.C12];&quot;.&quot;;[.D12];&quot;.&quot;;[.E12];&quot;.&quot;;[.F12])" office:value-type="string">
                <text:p>203.192.168.203</text:p>
              </table:change-track-table-cell>
            </table:cell-content-deletion>
            <table:cell-content-deletion table:id="ct1382">
              <table:change-track-table-cell table:cell-address="Data.H11" table:formula="of:=CONCATENATE([.C11];&quot;.&quot;;[.D11];&quot;.&quot;;[.E11];&quot;.&quot;;[.F11])" office:value-type="string">
                <text:p>202.192.168.202</text:p>
              </table:change-track-table-cell>
            </table:cell-content-deletion>
            <table:cell-content-deletion table:id="ct1381">
              <table:change-track-table-cell table:cell-address="Data.H10" table:formula="of:=CONCATENATE([.C10];&quot;.&quot;;[.D10];&quot;.&quot;;[.E10];&quot;.&quot;;[.F10])" office:value-type="string">
                <text:p>201.192.168.201</text:p>
              </table:change-track-table-cell>
            </table:cell-content-deletion>
            <table:cell-content-deletion table:id="ct1380">
              <table:change-track-table-cell table:cell-address="Data.H9" table:formula="of:=CONCATENATE([.C9];&quot;.&quot;;[.D9];&quot;.&quot;;[.E9];&quot;.&quot;;[.F9])" office:value-type="string">
                <text:p>200.192.168.200</text:p>
              </table:change-track-table-cell>
            </table:cell-content-deletion>
            <table:cell-content-deletion table:id="ct1379">
              <table:change-track-table-cell table:cell-address="Data.H8" table:formula="of:=CONCATENATE([.C8];&quot;.&quot;;[.D8];&quot;.&quot;;[.E8];&quot;.&quot;;[.F8])" office:value-type="string">
                <text:p>66.192.168.66</text:p>
              </table:change-track-table-cell>
            </table:cell-content-deletion>
            <table:cell-content-deletion table:id="ct1378">
              <table:change-track-table-cell table:cell-address="Data.H7" table:formula="of:=CONCATENATE([.C7];&quot;.&quot;;[.D7];&quot;.&quot;;[.E7];&quot;.&quot;;[.F7])" office:value-type="string">
                <text:p>7.192.168.7</text:p>
              </table:change-track-table-cell>
            </table:cell-content-deletion>
            <table:cell-content-deletion table:id="ct1377">
              <table:change-track-table-cell table:cell-address="Data.H6" table:formula="of:=CONCATENATE([.C6];&quot;.&quot;;[.D6];&quot;.&quot;;[.E6];&quot;.&quot;;[.F6])" office:value-type="string">
                <text:p>107.192.168.107</text:p>
              </table:change-track-table-cell>
            </table:cell-content-deletion>
            <table:cell-content-deletion table:id="ct1376">
              <table:change-track-table-cell table:cell-address="Data.H5" table:formula="of:=CONCATENATE([.C5];&quot;.&quot;;[.D5];&quot;.&quot;;[.E5];&quot;.&quot;;[.F5])" office:value-type="string">
                <text:p>5.192.168.5</text:p>
              </table:change-track-table-cell>
            </table:cell-content-deletion>
            <table:cell-content-deletion table:id="ct1371">
              <table:change-track-table-cell office:value-type="string">
                <text:p>To choose</text:p>
              </table:change-track-table-cell>
            </table:cell-content-deletion>
            <table:cell-content-deletion table:id="ct1369">
              <table:change-track-table-cell office:value-type="string">
                <text:p>To Fill </text:p>
              </table:change-track-table-cell>
            </table:cell-content-deletion>
            <table:cell-content-deletion table:id="ct1368">
              <table:change-track-table-cell office:value-type="string">
                <text:p>To Fill </text:p>
              </table:change-track-table-cell>
            </table:cell-content-deletion>
            <table:cell-content-deletion table:id="ct1367">
              <table:change-track-table-cell office:value-type="string">
                <text:p>To Fill </text:p>
              </table:change-track-table-cell>
            </table:cell-content-deletion>
            <table:cell-content-deletion table:id="ct1366">
              <table:change-track-table-cell office:value-type="string">
                <text:p>To Fill </text:p>
              </table:change-track-table-cell>
            </table:cell-content-deletion>
            <table:cell-content-deletion table:id="ct1365">
              <table:change-track-table-cell office:value-type="string">
                <text:p>To Fill </text:p>
              </table:change-track-table-cell>
            </table:cell-content-deletion>
            <table:cell-content-deletion table:id="ct1364">
              <table:change-track-table-cell office:value-type="string">
                <text:p>To Fill </text:p>
              </table:change-track-table-cell>
            </table:cell-content-deletion>
            <table:cell-content-deletion table:id="ct1363">
              <table:change-track-table-cell office:value-type="string">
                <text:p>To Fill </text:p>
              </table:change-track-table-cell>
            </table:cell-content-deletion>
            <table:cell-content-deletion table:id="ct1223">
              <table:change-track-table-cell table:cell-address="Data.M13" table:formula="of:=CONCATENATE([.L13];&quot;.&quot;;[.E13])" office:value-type="string">
                <text:p>254.168</text:p>
              </table:change-track-table-cell>
            </table:cell-content-deletion>
            <table:cell-content-deletion table:id="ct1222">
              <table:change-track-table-cell table:cell-address="Data.M12" table:formula="of:=CONCATENATE([.L12];&quot;.&quot;;[.E12])" office:value-type="string">
                <text:p>254.168</text:p>
              </table:change-track-table-cell>
            </table:cell-content-deletion>
            <table:cell-content-deletion table:id="ct1221">
              <table:change-track-table-cell table:cell-address="Data.M11" table:formula="of:=CONCATENATE([.L11];&quot;.&quot;;[.E11])" office:value-type="string">
                <text:p>254.168</text:p>
              </table:change-track-table-cell>
            </table:cell-content-deletion>
            <table:cell-content-deletion table:id="ct1220">
              <table:change-track-table-cell table:cell-address="Data.M10" table:formula="of:=CONCATENATE([.L10];&quot;.&quot;;[.E10])" office:value-type="string">
                <text:p>254.168</text:p>
              </table:change-track-table-cell>
            </table:cell-content-deletion>
            <table:cell-content-deletion table:id="ct1219">
              <table:change-track-table-cell table:cell-address="Data.M9" table:formula="of:=CONCATENATE([.L9];&quot;.&quot;;[.E9])" office:value-type="string">
                <text:p>254.168</text:p>
              </table:change-track-table-cell>
            </table:cell-content-deletion>
            <table:cell-content-deletion table:id="ct1218">
              <table:change-track-table-cell table:cell-address="Data.M8" table:formula="of:=CONCATENATE([.L8];&quot;.&quot;;[.E8])" office:value-type="string">
                <text:p>100.168</text:p>
              </table:change-track-table-cell>
            </table:cell-content-deletion>
            <table:cell-content-deletion table:id="ct1217">
              <table:change-track-table-cell office:value-type="string">
                <text:p>eth0</text:p>
              </table:change-track-table-cell>
            </table:cell-content-deletion>
            <table:cell-content-deletion table:id="ct1216">
              <table:change-track-table-cell office:value-type="string">
                <text:p>eth0</text:p>
              </table:change-track-table-cell>
            </table:cell-content-deletion>
            <table:cell-content-deletion table:id="ct1215">
              <table:change-track-table-cell office:value-type="string">
                <text:p>eth0</text:p>
              </table:change-track-table-cell>
            </table:cell-content-deletion>
            <table:cell-content-deletion table:id="ct1214">
              <table:change-track-table-cell office:value-type="string">
                <text:p>eth0</text:p>
              </table:change-track-table-cell>
            </table:cell-content-deletion>
            <table:cell-content-deletion table:id="ct1213">
              <table:change-track-table-cell office:value-type="string">
                <text:p>eth0</text:p>
              </table:change-track-table-cell>
            </table:cell-content-deletion>
            <table:cell-content-deletion table:id="ct1239">
              <table:change-track-table-cell office:value-type="string">
                <text:p>eth0</text:p>
              </table:change-track-table-cell>
            </table:cell-content-deletion>
            <table:cell-content-deletion table:id="ct1324">
              <table:change-track-table-cell office:value-type="float" office:value="254"/>
            </table:cell-content-deletion>
            <table:cell-content-deletion table:id="ct1323">
              <table:change-track-table-cell office:value-type="float" office:value="254"/>
            </table:cell-content-deletion>
            <table:cell-content-deletion table:id="ct1322">
              <table:change-track-table-cell office:value-type="float" office:value="254"/>
            </table:cell-content-deletion>
            <table:cell-content-deletion table:id="ct1321">
              <table:change-track-table-cell office:value-type="float" office:value="254"/>
            </table:cell-content-deletion>
            <table:cell-content-deletion table:id="ct1320">
              <table:change-track-table-cell office:value-type="float" office:value="254"/>
            </table:cell-content-deletion>
            <table:cell-content-deletion table:id="ct1319">
              <table:change-track-table-cell office:value-type="float" office:value="254"/>
            </table:cell-content-deletion>
            <table:cell-content-deletion table:id="ct1318">
              <table:change-track-table-cell office:value-type="float" office:value="10"/>
            </table:cell-content-deletion>
            <table:cell-content-deletion table:id="ct1317">
              <table:change-track-table-cell office:value-type="float" office:value="10"/>
            </table:cell-content-deletion>
            <table:cell-content-deletion table:id="ct1316">
              <table:change-track-table-cell office:value-type="float" office:value="10"/>
            </table:cell-content-deletion>
            <table:cell-content-deletion table:id="ct1315">
              <table:change-track-table-cell office:value-type="float" office:value="10"/>
            </table:cell-content-deletion>
            <table:cell-content-deletion table:id="ct1314">
              <table:change-track-table-cell office:value-type="float" office:value="10"/>
            </table:cell-content-deletion>
            <table:cell-content-deletion table:id="ct1313">
              <table:change-track-table-cell office:value-type="float" office:value="10"/>
            </table:cell-content-deletion>
            <table:cell-content-deletion table:id="ct1199">
              <table:change-track-table-cell table:cell-address="Data.I13" table:formula="of:=CONCATENATE([.C13];&quot;.&quot;;[.D13];&quot; &quot;;[.E13];&quot;.&quot;;[.F13];&quot;&quot;;[.G13])" office:value-type="string">
                <text:p>204.192 168.2041</text:p>
              </table:change-track-table-cell>
            </table:cell-content-deletion>
            <table:cell-content-deletion table:id="ct1198">
              <table:change-track-table-cell table:cell-address="Data.I12" table:formula="of:=CONCATENATE([.C12];&quot;.&quot;;[.D12];&quot; &quot;;[.E12];&quot;.&quot;;[.F12];&quot;&quot;;[.G12])" office:value-type="string">
                <text:p>203.192 168.2031</text:p>
              </table:change-track-table-cell>
            </table:cell-content-deletion>
            <table:cell-content-deletion table:id="ct1197">
              <table:change-track-table-cell table:cell-address="Data.I11" table:formula="of:=CONCATENATE([.C11];&quot;.&quot;;[.D11];&quot; &quot;;[.E11];&quot;.&quot;;[.F11];&quot;&quot;;[.G11])" office:value-type="string">
                <text:p>202.192 168.2021</text:p>
              </table:change-track-table-cell>
            </table:cell-content-deletion>
            <table:cell-content-deletion table:id="ct1196">
              <table:change-track-table-cell table:cell-address="Data.I10" table:formula="of:=CONCATENATE([.C10];&quot;.&quot;;[.D10];&quot; &quot;;[.E10];&quot;.&quot;;[.F10];&quot;&quot;;[.G10])" office:value-type="string">
                <text:p>201.192 168.2011</text:p>
              </table:change-track-table-cell>
            </table:cell-content-deletion>
            <table:cell-content-deletion table:id="ct1195">
              <table:change-track-table-cell table:cell-address="Data.I9" table:formula="of:=CONCATENATE([.C9];&quot;.&quot;;[.D9];&quot; &quot;;[.E9];&quot;.&quot;;[.F9];&quot;&quot;;[.G9])" office:value-type="string">
                <text:p>200.192 168.2001</text:p>
              </table:change-track-table-cell>
            </table:cell-content-deletion>
            <table:cell-content-deletion table:id="ct1194">
              <table:change-track-table-cell table:cell-address="Data.I8" table:formula="of:=CONCATENATE([.C8];&quot;.&quot;;[.D8];&quot; &quot;;[.E8];&quot;.&quot;;[.F8];&quot;&quot;;[.G8])" office:value-type="string">
                <text:p>66.192 168.661</text:p>
              </table:change-track-table-cell>
            </table:cell-content-deletion>
            <table:cell-content-deletion table:id="ct1193">
              <table:change-track-table-cell table:cell-address="Data.H13" table:formula="of:=CONCATENATE([.C13];&quot;.&quot;;[.D13];&quot; &quot;;[.E13];&quot;.&quot;;[.F13])" office:value-type="string">
                <text:p>204.192 168.204</text:p>
              </table:change-track-table-cell>
            </table:cell-content-deletion>
            <table:cell-content-deletion table:id="ct1192">
              <table:change-track-table-cell table:cell-address="Data.H12" table:formula="of:=CONCATENATE([.C12];&quot;.&quot;;[.D12];&quot; &quot;;[.E12];&quot;.&quot;;[.F12])" office:value-type="string">
                <text:p>203.192 168.203</text:p>
              </table:change-track-table-cell>
            </table:cell-content-deletion>
            <table:cell-content-deletion table:id="ct1191">
              <table:change-track-table-cell table:cell-address="Data.H11" table:formula="of:=CONCATENATE([.C11];&quot;.&quot;;[.D11];&quot; &quot;;[.E11];&quot;.&quot;;[.F11])" office:value-type="string">
                <text:p>202.192 168.202</text:p>
              </table:change-track-table-cell>
            </table:cell-content-deletion>
            <table:cell-content-deletion table:id="ct1190">
              <table:change-track-table-cell table:cell-address="Data.H10" table:formula="of:=CONCATENATE([.C10];&quot;.&quot;;[.D10];&quot; &quot;;[.E10];&quot;.&quot;;[.F10])" office:value-type="string">
                <text:p>201.192 168.201</text:p>
              </table:change-track-table-cell>
            </table:cell-content-deletion>
            <table:cell-content-deletion table:id="ct1189">
              <table:change-track-table-cell table:cell-address="Data.H9" table:formula="of:=CONCATENATE([.C9];&quot;.&quot;;[.D9];&quot; &quot;;[.E9];&quot;.&quot;;[.F9])" office:value-type="string">
                <text:p>200.192 168.200</text:p>
              </table:change-track-table-cell>
            </table:cell-content-deletion>
            <table:cell-content-deletion table:id="ct1188">
              <table:change-track-table-cell table:cell-address="Data.H8" table:formula="of:=CONCATENATE([.C8];&quot;.&quot;;[.D8];&quot; &quot;;[.E8];&quot;.&quot;;[.F8])" office:value-type="string">
                <text:p>66.192 168.66</text:p>
              </table:change-track-table-cell>
            </table:cell-content-deletion>
            <table:cell-content-deletion table:id="ct1187">
              <table:change-track-table-cell office:value-type="string">
                <text:p>/24</text:p>
              </table:change-track-table-cell>
            </table:cell-content-deletion>
            <table:cell-content-deletion table:id="ct1186">
              <table:change-track-table-cell office:value-type="string">
                <text:p>/24</text:p>
              </table:change-track-table-cell>
            </table:cell-content-deletion>
            <table:cell-content-deletion table:id="ct1185">
              <table:change-track-table-cell office:value-type="string">
                <text:p>/24</text:p>
              </table:change-track-table-cell>
            </table:cell-content-deletion>
            <table:cell-content-deletion table:id="ct1184">
              <table:change-track-table-cell office:value-type="string">
                <text:p>/24</text:p>
              </table:change-track-table-cell>
            </table:cell-content-deletion>
            <table:cell-content-deletion table:id="ct1183">
              <table:change-track-table-cell office:value-type="string">
                <text:p>/24</text:p>
              </table:change-track-table-cell>
            </table:cell-content-deletion>
            <table:cell-content-deletion table:id="ct1182">
              <table:change-track-table-cell office:value-type="string">
                <text:p>/24</text:p>
              </table:change-track-table-cell>
            </table:cell-content-deletion>
            <table:cell-content-deletion table:id="ct1181">
              <table:change-track-table-cell office:value-type="float" office:value="1"/>
            </table:cell-content-deletion>
            <table:cell-content-deletion table:id="ct1180">
              <table:change-track-table-cell office:value-type="float" office:value="1"/>
            </table:cell-content-deletion>
            <table:cell-content-deletion table:id="ct1179">
              <table:change-track-table-cell office:value-type="float" office:value="1"/>
            </table:cell-content-deletion>
            <table:cell-content-deletion table:id="ct1178">
              <table:change-track-table-cell office:value-type="float" office:value="1"/>
            </table:cell-content-deletion>
            <table:cell-content-deletion table:id="ct1177">
              <table:change-track-table-cell office:value-type="float" office:value="1"/>
            </table:cell-content-deletion>
            <table:cell-content-deletion table:id="ct1176">
              <table:change-track-table-cell office:value-type="float" office:value="1"/>
            </table:cell-content-deletion>
            <table:cell-content-deletion table:id="ct1175">
              <table:change-track-table-cell table:cell-address="Data.E13" table:formula="of:=[.B13]" office:value-type="string">
                <text:p>Vlan 204</text:p>
              </table:change-track-table-cell>
            </table:cell-content-deletion>
            <table:cell-content-deletion table:id="ct1174">
              <table:change-track-table-cell table:cell-address="Data.E12" table:formula="of:=[.B12]" office:value-type="string">
                <text:p>Vlan 203</text:p>
              </table:change-track-table-cell>
            </table:cell-content-deletion>
            <table:cell-content-deletion table:id="ct1173">
              <table:change-track-table-cell table:cell-address="Data.E11" table:formula="of:=[.B11]" office:value-type="string">
                <text:p>Vlan 202</text:p>
              </table:change-track-table-cell>
            </table:cell-content-deletion>
            <table:cell-content-deletion table:id="ct1172">
              <table:change-track-table-cell table:cell-address="Data.E10" table:formula="of:=[.B10]" office:value-type="string">
                <text:p>Vlan 201</text:p>
              </table:change-track-table-cell>
            </table:cell-content-deletion>
            <table:cell-content-deletion table:id="ct1171">
              <table:change-track-table-cell table:cell-address="Data.E9" table:formula="of:=[.B9]" office:value-type="string">
                <text:p>Vlan 200</text:p>
              </table:change-track-table-cell>
            </table:cell-content-deletion>
            <table:cell-content-deletion table:id="ct1170">
              <table:change-track-table-cell table:cell-address="Data.E8" table:formula="of:=[.B8]" office:value-type="string">
                <text:p>Management</text:p>
              </table:change-track-table-cell>
            </table:cell-content-deletion>
            <table:cell-content-deletion table:id="ct1169">
              <table:change-track-table-cell office:value-type="float" office:value="168"/>
            </table:cell-content-deletion>
            <table:cell-content-deletion table:id="ct1168">
              <table:change-track-table-cell office:value-type="float" office:value="168"/>
            </table:cell-content-deletion>
            <table:cell-content-deletion table:id="ct1167">
              <table:change-track-table-cell office:value-type="float" office:value="168"/>
            </table:cell-content-deletion>
            <table:cell-content-deletion table:id="ct1166">
              <table:change-track-table-cell office:value-type="float" office:value="168"/>
            </table:cell-content-deletion>
            <table:cell-content-deletion table:id="ct1165">
              <table:change-track-table-cell office:value-type="float" office:value="168"/>
            </table:cell-content-deletion>
            <table:cell-content-deletion table:id="ct1164">
              <table:change-track-table-cell office:value-type="float" office:value="168"/>
            </table:cell-content-deletion>
            <table:cell-content-deletion table:id="ct1163">
              <table:change-track-table-cell office:value-type="float" office:value="192"/>
            </table:cell-content-deletion>
            <table:cell-content-deletion table:id="ct1162">
              <table:change-track-table-cell office:value-type="float" office:value="192"/>
            </table:cell-content-deletion>
            <table:cell-content-deletion table:id="ct1161">
              <table:change-track-table-cell office:value-type="float" office:value="192"/>
            </table:cell-content-deletion>
            <table:cell-content-deletion table:id="ct1160">
              <table:change-track-table-cell office:value-type="float" office:value="192"/>
            </table:cell-content-deletion>
            <table:cell-content-deletion table:id="ct1159">
              <table:change-track-table-cell office:value-type="float" office:value="192"/>
            </table:cell-content-deletion>
            <table:cell-content-deletion table:id="ct1158">
              <table:change-track-table-cell office:value-type="float" office:value="192"/>
            </table:cell-content-deletion>
            <table:cell-content-deletion table:id="ct1235">
              <table:change-track-table-cell office:value-type="float" office:value="205"/>
            </table:cell-content-deletion>
            <table:cell-content-deletion table:id="ct1234">
              <table:change-track-table-cell office:value-type="float" office:value="204"/>
            </table:cell-content-deletion>
            <table:cell-content-deletion table:id="ct1233">
              <table:change-track-table-cell office:value-type="float" office:value="203"/>
            </table:cell-content-deletion>
            <table:cell-content-deletion table:id="ct1232">
              <table:change-track-table-cell office:value-type="float" office:value="202"/>
            </table:cell-content-deletion>
            <table:cell-content-deletion table:id="ct1231">
              <table:change-track-table-cell office:value-type="float" office:value="201"/>
            </table:cell-content-deletion>
            <table:cell-content-deletion table:id="ct1230">
              <table:change-track-table-cell office:value-type="float" office:value="200"/>
            </table:cell-content-deletion>
            <table:cell-content-deletion table:id="ct923">
              <table:change-track-table-cell office:value-type="float" office:value="192"/>
            </table:cell-content-deletion>
            <table:cell-content-deletion table:id="ct922">
              <table:change-track-table-cell office:value-type="float" office:value="192"/>
            </table:cell-content-deletion>
            <table:cell-content-deletion table:id="ct921">
              <table:change-track-table-cell office:value-type="float" office:value="192"/>
            </table:cell-content-deletion>
            <table:cell-content-deletion table:id="ct920">
              <table:change-track-table-cell office:value-type="float" office:value="192"/>
            </table:cell-content-deletion>
            <table:cell-content-deletion table:id="ct913">
              <table:change-track-table-cell office:value-type="float" office:value="192"/>
            </table:cell-content-deletion>
            <table:cell-content-deletion table:id="ct908">
              <table:change-track-table-cell office:value-type="string">
                <text:p>X</text:p>
              </table:change-track-table-cell>
            </table:cell-content-deletion>
            <table:cell-content-deletion table:id="ct899">
              <table:change-track-table-cell table:cell-address="Data.M7" table:formula="of:=CONCATENATE([.L7];&quot;.&quot;;[.E7])" office:value-type="string">
                <text:p>243.168</text:p>
              </table:change-track-table-cell>
            </table:cell-content-deletion>
            <table:cell-content-deletion table:id="ct898">
              <table:change-track-table-cell table:cell-address="Data.M6" table:formula="of:=CONCATENATE([.L6];&quot;.&quot;;[.E6])" office:value-type="string">
                <text:p>254.168</text:p>
              </table:change-track-table-cell>
            </table:cell-content-deletion>
            <table:cell-content-deletion table:id="ct897">
              <table:change-track-table-cell table:cell-address="Data.M5" table:formula="of:=CONCATENATE([.L5];&quot;.&quot;;[.E5])" office:value-type="string">
                <text:p>250.168</text:p>
              </table:change-track-table-cell>
            </table:cell-content-deletion>
            <table:cell-content-deletion table:id="ct896">
              <table:change-track-table-cell table:cell-address="Data.M4" table:formula="of:=CONCATENATE([.L4];&quot;.&quot;;[.E4])" office:value-type="string">
                <text:p>70.168</text:p>
              </table:change-track-table-cell>
            </table:cell-content-deletion>
            <table:cell-content-deletion table:id="ct895">
              <table:change-track-table-cell table:cell-address="Data.M4" table:formula="of:=CONCATENATE([.L4];&quot;.&quot;;[.E4])" office:value-type="string">
                <text:p>70.168</text:p>
              </table:change-track-table-cell>
            </table:cell-content-deletion>
            <table:cell-content-deletion table:id="ct866">
              <table:change-track-table-cell office:value-type="string">
                <text:p>Interface+Vlan</text:p>
              </table:change-track-table-cell>
            </table:cell-content-deletion>
            <table:cell-content-deletion table:id="ct1240">
              <table:change-track-table-cell office:value-type="string">
                <text:p>switch0</text:p>
              </table:change-track-table-cell>
            </table:cell-content-deletion>
            <table:cell-content-deletion table:id="ct1237">
              <table:change-track-table-cell office:value-type="string">
                <text:p>switch0</text:p>
              </table:change-track-table-cell>
            </table:cell-content-deletion>
            <table:cell-content-deletion table:id="ct1236">
              <table:change-track-table-cell office:value-type="string">
                <text:p>switch0</text:p>
              </table:change-track-table-cell>
            </table:cell-content-deletion>
            <table:cell-content-deletion table:id="ct900">
              <table:change-track-table-cell office:value-type="string">
                <text:p>switch0</text:p>
              </table:change-track-table-cell>
            </table:cell-content-deletion>
            <table:cell-content-deletion table:id="ct890">
              <table:change-track-table-cell office:value-type="string">
                <text:p>switch0</text:p>
              </table:change-track-table-cell>
            </table:cell-content-deletion>
            <table:cell-content-deletion table:id="ct860">
              <table:change-track-table-cell office:value-type="string">
                <text:p>Interface</text:p>
              </table:change-track-table-cell>
            </table:cell-content-deletion>
            <table:cell-content-deletion table:id="ct375">
              <table:change-track-table-cell office:value-type="float" office:value="100"/>
            </table:cell-content-deletion>
            <table:cell-content-deletion table:id="ct373">
              <table:change-track-table-cell office:value-type="float" office:value="243"/>
            </table:cell-content-deletion>
            <table:cell-content-deletion table:id="ct371">
              <table:change-track-table-cell office:value-type="float" office:value="254"/>
            </table:cell-content-deletion>
            <table:cell-content-deletion table:id="ct369">
              <table:change-track-table-cell office:value-type="float" office:value="250"/>
            </table:cell-content-deletion>
            <table:cell-content-deletion table:id="ct367">
              <table:change-track-table-cell office:value-type="float" office:value="70"/>
            </table:cell-content-deletion>
            <table:cell-content-deletion table:id="ct354">
              <table:change-track-table-cell office:value-type="string">
                <text:p>Stop Dhcp</text:p>
              </table:change-track-table-cell>
            </table:cell-content-deletion>
            <table:cell-content-deletion table:id="ct928">
              <table:change-track-table-cell table:cell-address="Data.H7" table:formula="of:=CONCATENATE([.C7];&quot;.&quot;;[.D7];&quot; &quot;;[.E7];&quot;.&quot;;[.F7])" office:value-type="string">
                <text:p>7.192 168.7</text:p>
              </table:change-track-table-cell>
            </table:cell-content-deletion>
            <table:cell-content-deletion table:id="ct927">
              <table:change-track-table-cell table:cell-address="Data.H6" table:formula="of:=CONCATENATE([.C6];&quot;.&quot;;[.D6];&quot; &quot;;[.E6];&quot;.&quot;;[.F6])" office:value-type="string">
                <text:p>107.192 168.107</text:p>
              </table:change-track-table-cell>
            </table:cell-content-deletion>
            <table:cell-content-deletion table:id="ct926">
              <table:change-track-table-cell table:cell-address="Data.H5" table:formula="of:=CONCATENATE([.C5];&quot;.&quot;;[.D5];&quot; &quot;;[.E5];&quot;.&quot;;[.F5])" office:value-type="string">
                <text:p>5.192 168.5</text:p>
              </table:change-track-table-cell>
            </table:cell-content-deletion>
            <table:cell-content-deletion table:id="ct925">
              <table:change-track-table-cell table:cell-address="Data.H4" table:formula="of:=CONCATENATE([.C4];&quot;.&quot;;[.D4];&quot; &quot;;[.E4];&quot;.&quot;;[.F4])" office:value-type="string">
                <text:p>22.192 168.22</text:p>
              </table:change-track-table-cell>
            </table:cell-content-deletion>
            <table:cell-content-deletion table:id="ct1375">
              <table:change-track-table-cell table:cell-address="Data.H4" table:formula="of:=CONCATENATE([.C4];&quot;.&quot;;[.D4];&quot;.&quot;;[.E4];&quot;.&quot;;[.F4])" office:value-type="string">
                <text:p>22.192.168.22</text:p>
              </table:change-track-table-cell>
            </table:cell-content-deletion>
            <table:cell-content-deletion table:id="ct935">
              <table:change-track-table-cell table:cell-address="Data.I7" table:formula="of:=CONCATENATE([.C7];&quot;.&quot;;[.D7];&quot; &quot;;[.E7];&quot;.&quot;;[.F7];&quot;&quot;;[.G7])" office:value-type="string">
                <text:p>7.192 168.71</text:p>
              </table:change-track-table-cell>
            </table:cell-content-deletion>
            <table:cell-content-deletion table:id="ct934">
              <table:change-track-table-cell table:cell-address="Data.I6" table:formula="of:=CONCATENATE([.C6];&quot;.&quot;;[.D6];&quot; &quot;;[.E6];&quot;.&quot;;[.F6];&quot;&quot;;[.G6])" office:value-type="string">
                <text:p>107.192 168.1071</text:p>
              </table:change-track-table-cell>
            </table:cell-content-deletion>
            <table:cell-content-deletion table:id="ct933">
              <table:change-track-table-cell table:cell-address="Data.I5" table:formula="of:=CONCATENATE([.C5];&quot;.&quot;;[.D5];&quot; &quot;;[.E5];&quot;.&quot;;[.F5];&quot;&quot;;[.G5])" office:value-type="string">
                <text:p>5.192 168.51</text:p>
              </table:change-track-table-cell>
            </table:cell-content-deletion>
            <table:cell-content-deletion table:id="ct932">
              <table:change-track-table-cell table:cell-address="Data.I4" table:formula="of:=CONCATENATE([.C4];&quot;.&quot;;[.D4];&quot; &quot;;[.E4];&quot;.&quot;;[.F4];&quot;&quot;;[.G4])" office:value-type="string">
                <text:p>22.192 168.221</text:p>
              </table:change-track-table-cell>
            </table:cell-content-deletion>
            <table:cell-content-deletion table:id="ct1386">
              <table:change-track-table-cell table:cell-address="Data.I4" table:formula="of:=CONCATENATE([.C4];&quot;.&quot;;[.D4];&quot;.&quot;;[.E4];&quot;.&quot;;[.F4];&quot;&quot;;[.G4])" office:value-type="string">
                <text:p>22.192.168.221</text:p>
              </table:change-track-table-cell>
            </table:cell-content-deletion>
            <table:cell-content-deletion table:id="ct304">
              <table:change-track-table-cell office:value-type="string">
                <text:p>Network/Submask</text:p>
              </table:change-track-table-cell>
            </table:cell-content-deletion>
            <table:cell-content-deletion table:id="ct316">
              <table:change-track-table-cell office:value-type="string">
                <text:p>Network/Submask</text:p>
              </table:change-track-table-cell>
            </table:cell-content-deletion>
            <table:cell-content-deletion table:id="ct374">
              <table:change-track-table-cell office:value-type="float" office:value="20"/>
            </table:cell-content-deletion>
            <table:cell-content-deletion table:id="ct372">
              <table:change-track-table-cell office:value-type="float" office:value="10"/>
            </table:cell-content-deletion>
            <table:cell-content-deletion table:id="ct370">
              <table:change-track-table-cell office:value-type="float" office:value="10"/>
            </table:cell-content-deletion>
            <table:cell-content-deletion table:id="ct368">
              <table:change-track-table-cell office:value-type="float" office:value="50"/>
            </table:cell-content-deletion>
            <table:cell-content-deletion table:id="ct266">
              <table:change-track-table-cell office:value-type="string">
                <text:p>/24</text:p>
              </table:change-track-table-cell>
            </table:cell-content-deletion>
            <table:cell-content-deletion table:id="ct265">
              <table:change-track-table-cell office:value-type="string">
                <text:p>/24</text:p>
              </table:change-track-table-cell>
            </table:cell-content-deletion>
            <table:cell-content-deletion table:id="ct263">
              <table:change-track-table-cell office:value-type="string">
                <text:p>/24</text:p>
              </table:change-track-table-cell>
            </table:cell-content-deletion>
            <table:cell-content-deletion table:id="ct255">
              <table:change-track-table-cell office:value-type="float" office:value="1"/>
            </table:cell-content-deletion>
            <table:cell-content-deletion table:id="ct254">
              <table:change-track-table-cell office:value-type="float" office:value="1"/>
            </table:cell-content-deletion>
            <table:cell-content-deletion table:id="ct253">
              <table:change-track-table-cell office:value-type="float" office:value="1"/>
            </table:cell-content-deletion>
            <table:cell-content-deletion table:id="ct252">
              <table:change-track-table-cell office:value-type="float" office:value="1"/>
            </table:cell-content-deletion>
            <table:cell-content-deletion table:id="ct247">
              <table:change-track-table-cell table:cell-address="Data.E7" table:formula="of:=[.B7]" office:value-type="string">
                <text:p>VoiP</text:p>
              </table:change-track-table-cell>
            </table:cell-content-deletion>
            <table:cell-content-deletion table:id="ct246">
              <table:change-track-table-cell table:cell-address="Data.E6" table:formula="of:=[.B6]" office:value-type="string">
                <text:p>IoT</text:p>
              </table:change-track-table-cell>
            </table:cell-content-deletion>
            <table:cell-content-deletion table:id="ct245">
              <table:change-track-table-cell table:cell-address="Data.E5" table:formula="of:=[.B5]" office:value-type="string">
                <text:p>Guest</text:p>
              </table:change-track-table-cell>
            </table:cell-content-deletion>
            <table:cell-content-deletion table:id="ct244">
              <table:change-track-table-cell table:cell-address="Data.E4" table:formula="of:=[.B4]" office:value-type="string">
                <text:p>Production</text:p>
              </table:change-track-table-cell>
            </table:cell-content-deletion>
            <table:cell-content-deletion table:id="ct919">
              <table:change-track-table-cell office:value-type="float" office:value="168"/>
            </table:cell-content-deletion>
            <table:cell-content-deletion table:id="ct918">
              <table:change-track-table-cell office:value-type="float" office:value="168"/>
            </table:cell-content-deletion>
            <table:cell-content-deletion table:id="ct917">
              <table:change-track-table-cell office:value-type="float" office:value="168"/>
            </table:cell-content-deletion>
            <table:cell-content-deletion table:id="ct916">
              <table:change-track-table-cell office:value-type="float" office:value="168"/>
            </table:cell-content-deletion>
            <table:cell-content-deletion table:id="ct173">
              <table:change-track-table-cell office:value-type="float" office:value="66"/>
            </table:cell-content-deletion>
            <table:cell-content-deletion table:id="ct172">
              <table:change-track-table-cell office:value-type="float" office:value="22"/>
            </table:cell-content-deletion>
            <table:cell-content-deletion table:id="ct171">
              <table:change-track-table-cell office:value-type="float" office:value="7"/>
            </table:cell-content-deletion>
            <table:cell-content-deletion table:id="ct170">
              <table:change-track-table-cell office:value-type="float" office:value="5"/>
            </table:cell-content-deletion>
            <table:cell-content-deletion table:id="ct678">
              <table:change-track-table-cell office:value-type="float" office:value="20"/>
            </table:cell-content-deletion>
            <table:cell-content-deletion table:id="ct353">
              <table:change-track-table-cell office:value-type="string">
                <text:p>Start Dhcp</text:p>
              </table:change-track-table-cell>
            </table:cell-content-deletion>
            <table:cell-content-deletion table:id="ct264">
              <table:change-track-table-cell office:value-type="string">
                <text:p>/24</text:p>
              </table:change-track-table-cell>
            </table:cell-content-deletion>
            <table:cell-content-deletion table:id="ct677">
              <table:change-track-table-cell office:value-type="string">
                <text:p>/24</text:p>
              </table:change-track-table-cell>
            </table:cell-content-deletion>
            <table:cell-content-deletion table:id="ct189">
              <table:change-track-table-cell/>
            </table:cell-content-deletion>
            <table:cell-content-deletion table:id="ct194">
              <table:change-track-table-cell office:value-type="string">
                <text:p>Netmask</text:p>
              </table:change-track-table-cell>
            </table:cell-content-deletion>
            <table:cell-content-deletion table:id="ct676">
              <table:change-track-table-cell office:value-type="float" office:value="1"/>
            </table:cell-content-deletion>
            <table:cell-content-deletion table:id="ct910">
              <table:change-track-table-cell office:value-type="string">
                <text:p>Z</text:p>
              </table:change-track-table-cell>
            </table:cell-content-deletion>
            <table:cell-content-deletion table:id="ct243">
              <table:change-track-table-cell table:cell-address="Data.E4" table:formula="of:=[.B4]" office:value-type="string">
                <text:p>Production</text:p>
              </table:change-track-table-cell>
            </table:cell-content-deletion>
            <table:cell-content-deletion table:id="ct909">
              <table:change-track-table-cell office:value-type="string">
                <text:p>Y</text:p>
              </table:change-track-table-cell>
            </table:cell-content-deletion>
            <table:cell-content-deletion table:id="ct915">
              <table:change-track-table-cell office:value-type="float" office:value="168"/>
            </table:cell-content-deletion>
            <table:cell-content-deletion table:id="ct176">
              <table:change-track-table-cell office:value-type="string">
                <text:p>Subnet</text:p>
              </table:change-track-table-cell>
            </table:cell-content-deletion>
            <table:cell-content-deletion table:id="ct169">
              <table:change-track-table-cell office:value-type="float" office:value="107"/>
            </table:cell-content-deletion>
            <table:cell-content-deletion table:id="ct168">
              <table:change-track-table-cell office:value-type="string">
                <text:p>Vlan ID</text:p>
              </table:change-track-table-cell>
            </table:cell-content-deletion>
          </table:deletions>
        </table:movement>
        <table:cell-content-change table:id="ct1509">
          <table:cell-address table:column="0" table:row="4" table:table="0"/>
          <office:change-info>
            <dc:creator> </dc:creator>
            <dc:date>2020-04-30T23:32:40.14</dc:date>
          </office:change-info>
          <table:previous>
            <table:change-track-table-cell/>
          </table:previous>
        </table:cell-content-change>
        <table:cell-content-change table:id="ct1510">
          <table:cell-address table:column="0" table:row="0" table:table="0"/>
          <office:change-info>
            <dc:creator> </dc:creator>
            <dc:date>2020-04-30T23:32:49.95</dc:date>
          </office:change-info>
          <table:previous>
            <table:change-track-table-cell/>
          </table:previous>
        </table:cell-content-change>
        <table:cell-content-change table:id="ct1511">
          <table:cell-address table:column="0" table:row="3" table:table="0"/>
          <office:change-info>
            <dc:creator> </dc:creator>
            <dc:date>2020-04-30T23:32:57.41</dc:date>
          </office:change-info>
          <table:previous>
            <table:change-track-table-cell/>
          </table:previous>
        </table:cell-content-change>
        <table:cell-content-change table:id="ct1512">
          <table:cell-address table:column="0" table:row="5" table:table="0"/>
          <office:change-info>
            <dc:creator> </dc:creator>
            <dc:date>2020-04-30T23:33:10.60</dc:date>
          </office:change-info>
          <table:previous>
            <table:change-track-table-cell/>
          </table:previous>
        </table:cell-content-change>
        <table:cell-content-change table:id="ct1513">
          <table:cell-address table:column="0" table:row="4" table:table="0"/>
          <office:change-info>
            <dc:creator> </dc:creator>
            <dc:date>2020-04-30T23:33:18.76</dc:date>
          </office:change-info>
          <table:previous table:id="ct1509">
            <table:change-track-table-cell office:value-type="string">
              <text:p>Guest Network</text:p>
            </table:change-track-table-cell>
          </table:previous>
        </table:cell-content-change>
        <table:cell-content-change table:id="ct1514">
          <table:cell-address table:column="1" table:row="5" table:table="0"/>
          <office:change-info>
            <dc:creator> </dc:creator>
            <dc:date>2020-04-30T23:33:23.60</dc:date>
          </office:change-info>
          <table:previous>
            <table:change-track-table-cell office:value-type="string">
              <text:p>Voip</text:p>
            </table:change-track-table-cell>
          </table:previous>
        </table:cell-content-change>
        <table:cell-content-change table:id="ct1515">
          <table:cell-address table:column="2" table:row="5" table:table="0"/>
          <office:change-info>
            <dc:creator> </dc:creator>
            <dc:date>2020-04-30T23:33:29.01</dc:date>
          </office:change-info>
          <table:previous>
            <table:change-track-table-cell office:value-type="float" office:value="7"/>
          </table:previous>
        </table:cell-content-change>
        <table:cell-content-change table:id="ct1516">
          <table:cell-address table:column="2" table:row="3" table:table="0"/>
          <office:change-info>
            <dc:creator> </dc:creator>
            <dc:date>2020-04-30T23:33:33.54</dc:date>
          </office:change-info>
          <table:previous>
            <table:change-track-table-cell office:value-type="float" office:value="107"/>
          </table:previous>
        </table:cell-content-change>
        <table:cell-content-change table:id="ct1517">
          <table:cell-address table:column="1" table:row="3" table:table="0"/>
          <office:change-info>
            <dc:creator> </dc:creator>
            <dc:date>2020-04-30T23:33:39.16</dc:date>
          </office:change-info>
          <table:previous table:id="ct163">
            <table:change-track-table-cell office:value-type="string">
              <text:p>IoT</text:p>
            </table:change-track-table-cell>
          </table:previous>
        </table:cell-content-change>
        <table:cell-content-change table:id="ct1518">
          <table:cell-address table:column="1" table:row="3" table:table="0"/>
          <office:change-info>
            <dc:creator> </dc:creator>
            <dc:date>2020-04-30T23:33:48.06</dc:date>
          </office:change-info>
          <table:previous table:id="ct1517">
            <table:change-track-table-cell office:value-type="string">
              <text:p>Lan</text:p>
            </table:change-track-table-cell>
          </table:previous>
        </table:cell-content-change>
        <table:cell-content-change table:id="ct1519">
          <table:cell-address table:column="1" table:row="6" table:table="0"/>
          <office:change-info>
            <dc:creator> </dc:creator>
            <dc:date>2020-04-30T23:33:59.91</dc:date>
          </office:change-info>
          <table:previous>
            <table:change-track-table-cell office:value-type="string">
              <text:p>Production</text:p>
            </table:change-track-table-cell>
          </table:previous>
        </table:cell-content-change>
        <table:cell-content-change table:id="ct1520">
          <table:cell-address table:column="2" table:row="6" table:table="0"/>
          <office:change-info>
            <dc:creator> </dc:creator>
            <dc:date>2020-04-30T23:34:02.04</dc:date>
          </office:change-info>
          <table:previous>
            <table:change-track-table-cell office:value-type="float" office:value="22"/>
          </table:previous>
        </table:cell-content-change>
        <table:cell-content-change table:id="ct1521">
          <table:cell-address table:column="3" table:row="29" table:table="1"/>
          <office:change-info>
            <dc:creator> </dc:creator>
            <dc:date>2020-04-30T23:34:32.85</dc:date>
          </office:change-info>
          <table:previous>
            <table:change-track-table-cell/>
          </table:previous>
        </table:cell-content-change>
        <table:cell-content-change table:id="ct1522">
          <table:cell-address table:column="3" table:row="29" table:table="1"/>
          <office:change-info>
            <dc:creator> </dc:creator>
            <dc:date>2020-04-30T23:34:46.10</dc:date>
          </office:change-info>
          <table:previous table:id="ct1521">
            <table:change-track-table-cell table:cell-address="Firewall.D30" table:formula="of:=[Data.B5]" office:value-type="string">
              <text:p>Guest</text:p>
            </table:change-track-table-cell>
          </table:previous>
        </table:cell-content-change>
        <table:cell-content-change table:id="ct1523">
          <table:cell-address table:column="3" table:row="30" table:table="1"/>
          <office:change-info>
            <dc:creator> </dc:creator>
            <dc:date>2020-04-30T23:34:46.10</dc:date>
          </office:change-info>
          <table:previous>
            <table:change-track-table-cell/>
          </table:previous>
        </table:cell-content-change>
        <table:cell-content-change table:id="ct1524">
          <table:cell-address table:column="3" table:row="31" table:table="1"/>
          <office:change-info>
            <dc:creator> </dc:creator>
            <dc:date>2020-04-30T23:34:46.10</dc:date>
          </office:change-info>
          <table:previous>
            <table:change-track-table-cell/>
          </table:previous>
        </table:cell-content-change>
        <table:cell-content-change table:id="ct1525">
          <table:cell-address table:column="3" table:row="32" table:table="1"/>
          <office:change-info>
            <dc:creator> </dc:creator>
            <dc:date>2020-04-30T23:34:46.10</dc:date>
          </office:change-info>
          <table:previous>
            <table:change-track-table-cell/>
          </table:previous>
        </table:cell-content-change>
        <table:cell-content-change table:id="ct1526">
          <table:cell-address table:column="3" table:row="32" table:table="1"/>
          <office:change-info>
            <dc:creator> </dc:creator>
            <dc:date>2020-04-30T23:34:46.10</dc:date>
          </office:change-info>
          <table:previous>
            <table:change-track-table-cell/>
          </table:previous>
        </table:cell-content-change>
        <table:cell-content-change table:id="ct1527">
          <table:cell-address table:column="3" table:row="32" table:table="1"/>
          <office:change-info>
            <dc:creator> </dc:creator>
            <dc:date>2020-04-30T23:34:46.10</dc:date>
          </office:change-info>
          <table:previous>
            <table:change-track-table-cell/>
          </table:previous>
        </table:cell-content-change>
        <table:cell-content-change table:id="ct1528">
          <table:cell-address table:column="3" table:row="32" table:table="1"/>
          <office:change-info>
            <dc:creator> </dc:creator>
            <dc:date>2020-04-30T23:34:46.10</dc:date>
          </office:change-info>
          <table:previous>
            <table:change-track-table-cell/>
          </table:previous>
        </table:cell-content-change>
        <table:cell-content-change table:id="ct1529">
          <table:cell-address table:column="3" table:row="32" table:table="1"/>
          <office:change-info>
            <dc:creator> </dc:creator>
            <dc:date>2020-04-30T23:34:46.10</dc:date>
          </office:change-info>
          <table:previous>
            <table:change-track-table-cell/>
          </table:previous>
        </table:cell-content-change>
        <table:cell-content-change table:id="ct1530">
          <table:cell-address table:column="3" table:row="30" table:table="1"/>
          <office:change-info>
            <dc:creator> </dc:creator>
            <dc:date>2020-04-30T23:35:00.83</dc:date>
          </office:change-info>
          <table:previous table:id="ct1523">
            <table:change-track-table-cell table:cell-address="Firewall.D31" table:formula="of:=[Data.B6]" office:value-type="string">
              <text:p>IoT</text:p>
            </table:change-track-table-cell>
          </table:previous>
        </table:cell-content-change>
        <table:cell-content-change table:id="ct1531">
          <table:cell-address table:column="3" table:row="31" table:table="1"/>
          <office:change-info>
            <dc:creator> </dc:creator>
            <dc:date>2020-04-30T23:35:00.83</dc:date>
          </office:change-info>
          <table:previous table:id="ct1524">
            <table:change-track-table-cell table:cell-address="Firewall.D32" table:formula="of:=[Data.B7]" office:value-type="string">
              <text:p>VoiP</text:p>
            </table:change-track-table-cell>
          </table:previous>
        </table:cell-content-change>
        <table:cell-content-change table:id="ct1532">
          <table:cell-address table:column="3" table:row="32" table:table="1"/>
          <office:change-info>
            <dc:creator> </dc:creator>
            <dc:date>2020-04-30T23:35:00.83</dc:date>
          </office:change-info>
          <table:previous table:id="ct1525">
            <table:change-track-table-cell table:cell-address="Firewall.D33" table:formula="of:=[Data.B8]" office:value-type="string">
              <text:p>Management</text:p>
            </table:change-track-table-cell>
          </table:previous>
        </table:cell-content-change>
        <table:cell-content-change table:id="ct1533">
          <table:cell-address table:column="3" table:row="32" table:table="1"/>
          <office:change-info>
            <dc:creator> </dc:creator>
            <dc:date>2020-04-30T23:35:00.83</dc:date>
          </office:change-info>
          <table:previous table:id="ct1526">
            <table:change-track-table-cell table:cell-address="Firewall.D34" table:formula="of:=[Data.B9]" office:value-type="string">
              <text:p>Vlan 200</text:p>
            </table:change-track-table-cell>
          </table:previous>
        </table:cell-content-change>
        <table:cell-content-change table:id="ct1534">
          <table:cell-address table:column="3" table:row="32" table:table="1"/>
          <office:change-info>
            <dc:creator> </dc:creator>
            <dc:date>2020-04-30T23:35:00.83</dc:date>
          </office:change-info>
          <table:previous table:id="ct1527">
            <table:change-track-table-cell table:cell-address="Firewall.D35" table:formula="of:=[Data.B10]" office:value-type="string">
              <text:p>Vlan 201</text:p>
            </table:change-track-table-cell>
          </table:previous>
        </table:cell-content-change>
        <table:cell-content-change table:id="ct1535">
          <table:cell-address table:column="3" table:row="32" table:table="1"/>
          <office:change-info>
            <dc:creator> </dc:creator>
            <dc:date>2020-04-30T23:35:00.83</dc:date>
          </office:change-info>
          <table:previous table:id="ct1528">
            <table:change-track-table-cell table:cell-address="Firewall.D36" table:formula="of:=[Data.B11]" office:value-type="string">
              <text:p>Vlan 202</text:p>
            </table:change-track-table-cell>
          </table:previous>
        </table:cell-content-change>
        <table:cell-content-change table:id="ct1536">
          <table:cell-address table:column="3" table:row="32" table:table="1"/>
          <office:change-info>
            <dc:creator> </dc:creator>
            <dc:date>2020-04-30T23:35:00.83</dc:date>
          </office:change-info>
          <table:previous table:id="ct1529">
            <table:change-track-table-cell table:cell-address="Firewall.D37" table:formula="of:=[Data.B12]" office:value-type="string">
              <text:p>Vlan 203</text:p>
            </table:change-track-table-cell>
          </table:previous>
        </table:cell-content-change>
        <table:cell-content-change table:id="ct1537">
          <table:cell-address table:column="3" table:row="30" table:table="1"/>
          <office:change-info>
            <dc:creator> </dc:creator>
            <dc:date>2020-04-30T23:35:11.07</dc:date>
          </office:change-info>
          <table:previous table:id="ct1530">
            <table:change-track-table-cell table:cell-address="Firewall.D31" table:formula="of:=[Data.B6]" office:value-type="string">
              <text:p>IoT</text:p>
            </table:change-track-table-cell>
          </table:previous>
        </table:cell-content-change>
        <table:cell-content-change table:id="ct1538">
          <table:cell-address table:column="3" table:row="31" table:table="1"/>
          <office:change-info>
            <dc:creator> </dc:creator>
            <dc:date>2020-04-30T23:35:12.11</dc:date>
          </office:change-info>
          <table:previous table:id="ct1531">
            <table:change-track-table-cell table:cell-address="Firewall.D32" table:formula="of:=[Data.B7]" office:value-type="string">
              <text:p>VoiP</text:p>
            </table:change-track-table-cell>
          </table:previous>
        </table:cell-content-change>
        <table:cell-content-change table:id="ct1539">
          <table:cell-address table:column="3" table:row="32" table:table="1"/>
          <office:change-info>
            <dc:creator> </dc:creator>
            <dc:date>2020-04-30T23:35:12.87</dc:date>
          </office:change-info>
          <table:previous table:id="ct1532">
            <table:change-track-table-cell table:cell-address="Firewall.D33" table:formula="of:=[Data.B8]" office:value-type="string">
              <text:p>Management</text:p>
            </table:change-track-table-cell>
          </table:previous>
        </table:cell-content-change>
        <table:cell-content-change table:id="ct1540">
          <table:cell-address table:column="3" table:row="32" table:table="1"/>
          <office:change-info>
            <dc:creator> </dc:creator>
            <dc:date>2020-04-30T23:35:13.53</dc:date>
          </office:change-info>
          <table:previous table:id="ct1533">
            <table:change-track-table-cell table:cell-address="Firewall.D34" table:formula="of:=[Data.B9]" office:value-type="string">
              <text:p>Vlan 200</text:p>
            </table:change-track-table-cell>
          </table:previous>
        </table:cell-content-change>
        <table:cell-content-change table:id="ct1541">
          <table:cell-address table:column="3" table:row="32" table:table="1"/>
          <office:change-info>
            <dc:creator> </dc:creator>
            <dc:date>2020-04-30T23:35:14.14</dc:date>
          </office:change-info>
          <table:previous table:id="ct1534">
            <table:change-track-table-cell table:cell-address="Firewall.D35" table:formula="of:=[Data.B10]" office:value-type="string">
              <text:p>Vlan 201</text:p>
            </table:change-track-table-cell>
          </table:previous>
        </table:cell-content-change>
        <table:cell-content-change table:id="ct1542">
          <table:cell-address table:column="3" table:row="32" table:table="1"/>
          <office:change-info>
            <dc:creator> </dc:creator>
            <dc:date>2020-04-30T23:35:14.68</dc:date>
          </office:change-info>
          <table:previous table:id="ct1535">
            <table:change-track-table-cell table:cell-address="Firewall.D36" table:formula="of:=[Data.B11]" office:value-type="string">
              <text:p>Vlan 202</text:p>
            </table:change-track-table-cell>
          </table:previous>
        </table:cell-content-change>
        <table:cell-content-change table:id="ct1543">
          <table:cell-address table:column="3" table:row="32" table:table="1"/>
          <office:change-info>
            <dc:creator> </dc:creator>
            <dc:date>2020-04-30T23:35:15.63</dc:date>
          </office:change-info>
          <table:previous table:id="ct1542">
            <table:change-track-table-cell table:cell-address="Firewall.D36" table:formula="of:=[Data.B5]" office:value-type="string">
              <text:p>Guest</text:p>
            </table:change-track-table-cell>
          </table:previous>
        </table:cell-content-change>
        <table:cell-content-change table:id="ct1544">
          <table:cell-address table:column="3" table:row="32" table:table="1"/>
          <office:change-info>
            <dc:creator> </dc:creator>
            <dc:date>2020-04-30T23:35:16.36</dc:date>
          </office:change-info>
          <table:previous table:id="ct1536">
            <table:change-track-table-cell table:cell-address="Firewall.D37" table:formula="of:=[Data.B12]" office:value-type="string">
              <text:p>Vlan 203</text:p>
            </table:change-track-table-cell>
          </table:previous>
        </table:cell-content-change>
        <table:cell-content-change table:id="ct1545">
          <table:cell-address table:column="3" table:row="32" table:table="1"/>
          <office:change-info>
            <dc:creator> </dc:creator>
            <dc:date>2020-04-30T23:35:19.90</dc:date>
          </office:change-info>
          <table:previous>
            <table:change-track-table-cell/>
          </table:previous>
        </table:cell-content-change>
        <table:cell-content-change table:id="ct1546">
          <table:cell-address table:column="3" table:row="33" table:table="1"/>
          <office:change-info>
            <dc:creator> </dc:creator>
            <dc:date>2020-04-30T23:35:23.49</dc:date>
          </office:change-info>
          <table:previous>
            <table:change-track-table-cell/>
          </table:previous>
        </table:cell-content-change>
        <table:cell-content-change table:id="ct1547">
          <table:cell-address table:column="3" table:row="34" table:table="1"/>
          <office:change-info>
            <dc:creator> </dc:creator>
            <dc:date>2020-04-30T23:35:24.10</dc:date>
          </office:change-info>
          <table:previous>
            <table:change-track-table-cell/>
          </table:previous>
        </table:cell-content-change>
        <table:cell-content-change table:id="ct1548">
          <table:cell-address table:column="3" table:row="35" table:table="1"/>
          <office:change-info>
            <dc:creator> </dc:creator>
            <dc:date>2020-04-30T23:35:24.89</dc:date>
          </office:change-info>
          <table:previous>
            <table:change-track-table-cell/>
          </table:previous>
        </table:cell-content-change>
        <table:cell-content-change table:id="ct1549">
          <table:cell-address table:column="3" table:row="37" table:table="1"/>
          <office:change-info>
            <dc:creator> </dc:creator>
            <dc:date>2020-04-30T23:35:26.57</dc:date>
          </office:change-info>
          <table:previous>
            <table:change-track-table-cell/>
          </table:previous>
        </table:cell-content-change>
        <table:cell-content-change table:id="ct1550">
          <table:cell-address table:column="3" table:row="38" table:table="1"/>
          <office:change-info>
            <dc:creator> </dc:creator>
            <dc:date>2020-04-30T23:35:27.36</dc:date>
          </office:change-info>
          <table:previous>
            <table:change-track-table-cell/>
          </table:previous>
        </table:cell-content-change>
        <table:cell-content-change table:id="ct1551">
          <table:cell-address table:column="3" table:row="40" table:table="1"/>
          <office:change-info>
            <dc:creator> </dc:creator>
            <dc:date>2020-04-30T23:35:29.59</dc:date>
          </office:change-info>
          <table:previous>
            <table:change-track-table-cell/>
          </table:previous>
        </table:cell-content-change>
        <table:cell-content-change table:id="ct1552">
          <table:cell-address table:column="3" table:row="44" table:table="1"/>
          <office:change-info>
            <dc:creator> </dc:creator>
            <dc:date>2020-04-30T23:35:34.57</dc:date>
          </office:change-info>
          <table:previous>
            <table:change-track-table-cell/>
          </table:previous>
        </table:cell-content-change>
        <table:cell-content-change table:id="ct1553">
          <table:cell-address table:column="3" table:row="46" table:table="1"/>
          <office:change-info>
            <dc:creator> </dc:creator>
            <dc:date>2020-04-30T23:35:43.28</dc:date>
          </office:change-info>
          <table:previous>
            <table:change-track-table-cell/>
          </table:previous>
        </table:cell-content-change>
        <table:cell-content-change table:id="ct1554">
          <table:cell-address table:column="3" table:row="50" table:table="1"/>
          <office:change-info>
            <dc:creator> </dc:creator>
            <dc:date>2020-04-30T23:35:47.72</dc:date>
          </office:change-info>
          <table:previous>
            <table:change-track-table-cell/>
          </table:previous>
        </table:cell-content-change>
        <table:cell-content-change table:id="ct1555">
          <table:cell-address table:column="3" table:row="49" table:table="1"/>
          <office:change-info>
            <dc:creator> </dc:creator>
            <dc:date>2020-04-30T23:35:49.18</dc:date>
          </office:change-info>
          <table:previous>
            <table:change-track-table-cell/>
          </table:previous>
        </table:cell-content-change>
        <table:cell-content-change table:id="ct1556">
          <table:cell-address table:column="3" table:row="48" table:table="1"/>
          <office:change-info>
            <dc:creator> </dc:creator>
            <dc:date>2020-04-30T23:35:49.83</dc:date>
          </office:change-info>
          <table:previous>
            <table:change-track-table-cell/>
          </table:previous>
        </table:cell-content-change>
        <table:cell-content-change table:id="ct1557">
          <table:cell-address table:column="3" table:row="47" table:table="1"/>
          <office:change-info>
            <dc:creator> </dc:creator>
            <dc:date>2020-04-30T23:35:50.52</dc:date>
          </office:change-info>
          <table:previous>
            <table:change-track-table-cell/>
          </table:previous>
        </table:cell-content-change>
        <table:cell-content-change table:id="ct1558">
          <table:cell-address table:column="3" table:row="43" table:table="1"/>
          <office:change-info>
            <dc:creator> </dc:creator>
            <dc:date>2020-04-30T23:35:51.26</dc:date>
          </office:change-info>
          <table:previous>
            <table:change-track-table-cell/>
          </table:previous>
        </table:cell-content-change>
        <table:cell-content-change table:id="ct1559">
          <table:cell-address table:column="3" table:row="42" table:table="1"/>
          <office:change-info>
            <dc:creator> </dc:creator>
            <dc:date>2020-04-30T23:35:51.90</dc:date>
          </office:change-info>
          <table:previous>
            <table:change-track-table-cell/>
          </table:previous>
        </table:cell-content-change>
        <table:cell-content-change table:id="ct1560">
          <table:cell-address table:column="3" table:row="41" table:table="1"/>
          <office:change-info>
            <dc:creator> </dc:creator>
            <dc:date>2020-04-30T23:35:52.48</dc:date>
          </office:change-info>
          <table:previous>
            <table:change-track-table-cell/>
          </table:previous>
        </table:cell-content-change>
        <table:cell-content-change table:id="ct1561">
          <table:cell-address table:column="3" table:row="52" table:table="1"/>
          <office:change-info>
            <dc:creator> </dc:creator>
            <dc:date>2020-04-30T23:36:20.88</dc:date>
          </office:change-info>
          <table:previous>
            <table:change-track-table-cell/>
          </table:previous>
        </table:cell-content-change>
        <table:cell-content-change table:id="ct1562">
          <table:cell-address table:column="3" table:row="53" table:table="1"/>
          <office:change-info>
            <dc:creator> </dc:creator>
            <dc:date>2020-04-30T23:36:22.22</dc:date>
          </office:change-info>
          <table:previous>
            <table:change-track-table-cell/>
          </table:previous>
        </table:cell-content-change>
        <table:cell-content-change table:id="ct1563">
          <table:cell-address table:column="0" table:row="52" table:table="1"/>
          <office:change-info>
            <dc:creator> </dc:creator>
            <dc:date>2020-04-30T23:36:29.40</dc:date>
          </office:change-info>
          <table:previous table:id="ct1486">
            <table:change-track-table-cell office:value-type="string">
              <text:p>set interfaces ethernet eth2 firewall in name GUEST_IN</text:p>
            </table:change-track-table-cell>
          </table:previous>
        </table:cell-content-change>
        <table:cell-content-change table:id="ct1564">
          <table:cell-address table:column="4" table:row="52" table:table="1"/>
          <office:change-info>
            <dc:creator> </dc:creator>
            <dc:date>2020-04-30T23:36:30.19</dc:date>
          </office:change-info>
          <table:previous>
            <table:change-track-table-cell/>
          </table:previous>
        </table:cell-content-change>
        <table:cell-content-change table:id="ct1565">
          <table:cell-address table:column="0" table:row="53" table:table="1"/>
          <office:change-info>
            <dc:creator> </dc:creator>
            <dc:date>2020-04-30T23:36:36.61</dc:date>
          </office:change-info>
          <table:previous table:id="ct1487">
            <table:change-track-table-cell office:value-type="string">
              <text:p>set interfaces ethernet eth2 firewall local name GUEST_LOCAL </text:p>
            </table:change-track-table-cell>
          </table:previous>
        </table:cell-content-change>
        <table:cell-content-change table:id="ct1566">
          <table:cell-address table:column="4" table:row="53" table:table="1"/>
          <office:change-info>
            <dc:creator> </dc:creator>
            <dc:date>2020-04-30T23:36:36.97</dc:date>
          </office:change-info>
          <table:previous>
            <table:change-track-table-cell/>
          </table:previous>
        </table:cell-content-change>
        <table:cell-content-change table:id="ct1567">
          <table:cell-address table:column="0" table:row="52" table:table="1"/>
          <office:change-info>
            <dc:creator> </dc:creator>
            <dc:date>2020-04-30T23:36:41.39</dc:date>
          </office:change-info>
          <table:previous table:id="ct1563">
            <table:change-track-table-cell office:value-type="string">
              <text:p>set interfaces ethernet eth2 firewall in name GUEST</text:p>
            </table:change-track-table-cell>
          </table:previous>
        </table:cell-content-change>
        <table:cell-content-change table:id="ct1568">
          <table:cell-address table:column="0" table:row="53" table:table="1"/>
          <office:change-info>
            <dc:creator> </dc:creator>
            <dc:date>2020-04-30T23:36:53.73</dc:date>
          </office:change-info>
          <table:previous table:id="ct1565">
            <table:change-track-table-cell office:value-type="string">
              <text:p>set interfaces ethernet eth2 firewall local name GUEST </text:p>
            </table:change-track-table-cell>
          </table:previous>
        </table:cell-content-change>
        <table:cell-content-change table:id="ct1569">
          <table:cell-address table:column="3" table:row="31" table:table="1"/>
          <office:change-info>
            <dc:creator> </dc:creator>
            <dc:date>2020-04-30T23:36:54.50</dc:date>
          </office:change-info>
          <table:previous table:id="ct1538">
            <table:change-track-table-cell table:cell-address="Firewall.D32" table:formula="of:=[Data.B5]" office:value-type="string">
              <text:p>Guest</text:p>
            </table:change-track-table-cell>
          </table:previous>
        </table:cell-content-change>
        <table:cell-content-change table:id="ct1570">
          <table:cell-address table:column="0" table:row="32" table:table="1"/>
          <office:change-info>
            <dc:creator> </dc:creator>
            <dc:date>2020-04-30T23:37:06.80</dc:date>
          </office:change-info>
          <table:previous table:id="ct1470">
            <table:change-track-table-cell office:value-type="string">
              <text:p>set firewall name GUEST_IN rule 20 action drop</text:p>
            </table:change-track-table-cell>
          </table:previous>
        </table:cell-content-change>
        <table:cell-content-change table:id="ct1571">
          <table:cell-address table:column="4" table:row="32" table:table="1"/>
          <office:change-info>
            <dc:creator> </dc:creator>
            <dc:date>2020-04-30T23:37:07.53</dc:date>
          </office:change-info>
          <table:previous>
            <table:change-track-table-cell/>
          </table:previous>
        </table:cell-content-change>
        <table:cell-content-change table:id="ct1572">
          <table:cell-address table:column="4" table:row="32" table:table="1"/>
          <office:change-info>
            <dc:creator> </dc:creator>
            <dc:date>2020-04-30T23:37:12.15</dc:date>
          </office:change-info>
          <table:previous table:id="ct1571">
            <table:change-track-table-cell office:value-type="string">
              <text:p>T_IN rule 20 action drop</text:p>
            </table:change-track-table-cell>
          </table:previous>
        </table:cell-content-change>
        <table:cell-content-change table:id="ct1573">
          <table:cell-address table:column="0" table:row="32" table:table="1"/>
          <office:change-info>
            <dc:creator> </dc:creator>
            <dc:date>2020-04-30T23:37:15.74</dc:date>
          </office:change-info>
          <table:previous table:id="ct1570">
            <table:change-track-table-cell office:value-type="string">
              <text:p>set firewall name GUES</text:p>
            </table:change-track-table-cell>
          </table:previous>
        </table:cell-content-change>
        <table:cell-content-change table:id="ct1574">
          <table:cell-address table:column="0" table:row="33" table:table="1"/>
          <office:change-info>
            <dc:creator> </dc:creator>
            <dc:date>2020-04-30T23:37:23.57</dc:date>
          </office:change-info>
          <table:previous table:id="ct1471">
            <table:change-track-table-cell office:value-type="string">
              <text:p>set firewall name GUEST_IN rule 20 description 'drop guest to lan'</text:p>
            </table:change-track-table-cell>
          </table:previous>
        </table:cell-content-change>
        <table:cell-content-change table:id="ct1575">
          <table:cell-address table:column="4" table:row="33" table:table="1"/>
          <office:change-info>
            <dc:creator> </dc:creator>
            <dc:date>2020-04-30T23:37:24.37</dc:date>
          </office:change-info>
          <table:previous>
            <table:change-track-table-cell/>
          </table:previous>
        </table:cell-content-change>
        <table:cell-content-change table:id="ct1576">
          <table:cell-address table:column="0" table:row="34" table:table="1"/>
          <office:change-info>
            <dc:creator> </dc:creator>
            <dc:date>2020-04-30T23:37:34.64</dc:date>
          </office:change-info>
          <table:previous table:id="ct1472">
            <table:change-track-table-cell office:value-type="string">
              <text:p>set firewall name GUEST_IN rule 20 destination group network-group LAN_NETWORKS</text:p>
            </table:change-track-table-cell>
          </table:previous>
        </table:cell-content-change>
        <table:cell-content-change table:id="ct1577">
          <table:cell-address table:column="4" table:row="34" table:table="1"/>
          <office:change-info>
            <dc:creator> </dc:creator>
            <dc:date>2020-04-30T23:37:35.49</dc:date>
          </office:change-info>
          <table:previous>
            <table:change-track-table-cell/>
          </table:previous>
        </table:cell-content-change>
        <table:cell-content-change table:id="ct1578">
          <table:cell-address table:column="0" table:row="35" table:table="1"/>
          <office:change-info>
            <dc:creator> </dc:creator>
            <dc:date>2020-04-30T23:37:43.65</dc:date>
          </office:change-info>
          <table:previous table:id="ct1473">
            <table:change-track-table-cell office:value-type="string">
              <text:p>set firewall name GUEST_IN rule 20 protocol all </text:p>
            </table:change-track-table-cell>
          </table:previous>
        </table:cell-content-change>
        <table:cell-content-change table:id="ct1579">
          <table:cell-address table:column="4" table:row="35" table:table="1"/>
          <office:change-info>
            <dc:creator> </dc:creator>
            <dc:date>2020-04-30T23:37:44.44</dc:date>
          </office:change-info>
          <table:previous>
            <table:change-track-table-cell/>
          </table:previous>
        </table:cell-content-change>
        <table:cell-content-change table:id="ct1580">
          <table:cell-address table:column="0" table:row="35" table:table="1"/>
          <office:change-info>
            <dc:creator> </dc:creator>
            <dc:date>2020-04-30T23:37:54.59</dc:date>
          </office:change-info>
          <table:previous table:id="ct1578">
            <table:change-track-table-cell office:value-type="string">
              <text:p>set firewall name GUEST</text:p>
            </table:change-track-table-cell>
          </table:previous>
        </table:cell-content-change>
        <table:cell-content-change table:id="ct1581">
          <table:cell-address table:column="0" table:row="37" table:table="1"/>
          <office:change-info>
            <dc:creator> </dc:creator>
            <dc:date>2020-04-30T23:38:03.64</dc:date>
          </office:change-info>
          <table:previous table:id="ct1474">
            <table:change-track-table-cell office:value-type="string">
              <text:p>set firewall name GUEST_LOCAL default-action drop</text:p>
            </table:change-track-table-cell>
          </table:previous>
        </table:cell-content-change>
        <table:cell-content-change table:id="ct1582">
          <table:cell-address table:column="4" table:row="37" table:table="1"/>
          <office:change-info>
            <dc:creator> </dc:creator>
            <dc:date>2020-04-30T23:38:04.45</dc:date>
          </office:change-info>
          <table:previous>
            <table:change-track-table-cell/>
          </table:previous>
        </table:cell-content-change>
        <table:cell-content-change table:id="ct1583">
          <table:cell-address table:column="0" table:row="38" table:table="1"/>
          <office:change-info>
            <dc:creator> </dc:creator>
            <dc:date>2020-04-30T23:38:11.64</dc:date>
          </office:change-info>
          <table:previous table:id="ct1475">
            <table:change-track-table-cell office:value-type="string">
              <text:p>set firewall name GUEST_LOCAL description 'guest to router'</text:p>
            </table:change-track-table-cell>
          </table:previous>
        </table:cell-content-change>
        <table:cell-content-change table:id="ct1584">
          <table:cell-address table:column="4" table:row="38" table:table="1"/>
          <office:change-info>
            <dc:creator> </dc:creator>
            <dc:date>2020-04-30T23:38:12.66</dc:date>
          </office:change-info>
          <table:previous>
            <table:change-track-table-cell/>
          </table:previous>
        </table:cell-content-change>
        <table:cell-content-change table:id="ct1585">
          <table:cell-address table:column="0" table:row="37" table:table="1"/>
          <office:change-info>
            <dc:creator> </dc:creator>
            <dc:date>2020-04-30T23:38:18.67</dc:date>
          </office:change-info>
          <table:previous table:id="ct1581">
            <table:change-track-table-cell office:value-type="string">
              <text:p>set firewall name GUEST</text:p>
            </table:change-track-table-cell>
          </table:previous>
        </table:cell-content-change>
        <table:cell-content-change table:id="ct1586">
          <table:cell-address table:column="0" table:row="38" table:table="1"/>
          <office:change-info>
            <dc:creator> </dc:creator>
            <dc:date>2020-04-30T23:38:22.70</dc:date>
          </office:change-info>
          <table:previous table:id="ct1583">
            <table:change-track-table-cell office:value-type="string">
              <text:p>set firewall name GUEST</text:p>
            </table:change-track-table-cell>
          </table:previous>
        </table:cell-content-change>
        <table:cell-content-change table:id="ct1587">
          <table:cell-address table:column="0" table:row="40" table:table="1"/>
          <office:change-info>
            <dc:creator> </dc:creator>
            <dc:date>2020-04-30T23:38:29.59</dc:date>
          </office:change-info>
          <table:previous table:id="ct1476">
            <table:change-track-table-cell office:value-type="string">
              <text:p>set firewall name GUEST_LOCAL rule 10 action accept</text:p>
            </table:change-track-table-cell>
          </table:previous>
        </table:cell-content-change>
        <table:cell-content-change table:id="ct1588">
          <table:cell-address table:column="4" table:row="40" table:table="1"/>
          <office:change-info>
            <dc:creator> </dc:creator>
            <dc:date>2020-04-30T23:38:30.50</dc:date>
          </office:change-info>
          <table:previous>
            <table:change-track-table-cell/>
          </table:previous>
        </table:cell-content-change>
        <table:cell-content-change table:id="ct1589">
          <table:cell-address table:column="0" table:row="41" table:table="1"/>
          <office:change-info>
            <dc:creator> </dc:creator>
            <dc:date>2020-04-30T23:38:37.06</dc:date>
          </office:change-info>
          <table:previous table:id="ct1477">
            <table:change-track-table-cell office:value-type="string">
              <text:p>set firewall name GUEST_LOCAL rule 10 description 'allow dns'</text:p>
            </table:change-track-table-cell>
          </table:previous>
        </table:cell-content-change>
        <table:cell-content-change table:id="ct1590">
          <table:cell-address table:column="4" table:row="41" table:table="1"/>
          <office:change-info>
            <dc:creator> </dc:creator>
            <dc:date>2020-04-30T23:38:37.97</dc:date>
          </office:change-info>
          <table:previous>
            <table:change-track-table-cell/>
          </table:previous>
        </table:cell-content-change>
        <table:cell-content-change table:id="ct1591">
          <table:cell-address table:column="0" table:row="42" table:table="1"/>
          <office:change-info>
            <dc:creator> </dc:creator>
            <dc:date>2020-04-30T23:38:43.38</dc:date>
          </office:change-info>
          <table:previous table:id="ct1478">
            <table:change-track-table-cell office:value-type="string">
              <text:p>set firewall name GUEST_LOCAL rule 10 log disable</text:p>
            </table:change-track-table-cell>
          </table:previous>
        </table:cell-content-change>
        <table:cell-content-change table:id="ct1592">
          <table:cell-address table:column="4" table:row="42" table:table="1"/>
          <office:change-info>
            <dc:creator> </dc:creator>
            <dc:date>2020-04-30T23:38:44.10</dc:date>
          </office:change-info>
          <table:previous>
            <table:change-track-table-cell/>
          </table:previous>
        </table:cell-content-change>
        <table:cell-content-change table:id="ct1593">
          <table:cell-address table:column="0" table:row="43" table:table="1"/>
          <office:change-info>
            <dc:creator> </dc:creator>
            <dc:date>2020-04-30T23:38:50.51</dc:date>
          </office:change-info>
          <table:previous table:id="ct1479">
            <table:change-track-table-cell office:value-type="string">
              <text:p>set firewall name GUEST_LOCAL rule 10 protocol tcp_udp</text:p>
            </table:change-track-table-cell>
          </table:previous>
        </table:cell-content-change>
        <table:cell-content-change table:id="ct1594">
          <table:cell-address table:column="4" table:row="43" table:table="1"/>
          <office:change-info>
            <dc:creator> </dc:creator>
            <dc:date>2020-04-30T23:38:51.28</dc:date>
          </office:change-info>
          <table:previous>
            <table:change-track-table-cell/>
          </table:previous>
        </table:cell-content-change>
        <table:cell-content-change table:id="ct1595">
          <table:cell-address table:column="0" table:row="44" table:table="1"/>
          <office:change-info>
            <dc:creator> </dc:creator>
            <dc:date>2020-04-30T23:38:59.48</dc:date>
          </office:change-info>
          <table:previous table:id="ct1480">
            <table:change-track-table-cell office:value-type="string">
              <text:p>set firewall name GUEST_LOCAL rule 10 destination port 53</text:p>
            </table:change-track-table-cell>
          </table:previous>
        </table:cell-content-change>
        <table:cell-content-change table:id="ct1596">
          <table:cell-address table:column="4" table:row="44" table:table="1"/>
          <office:change-info>
            <dc:creator> </dc:creator>
            <dc:date>2020-04-30T23:39:00.41</dc:date>
          </office:change-info>
          <table:previous>
            <table:change-track-table-cell/>
          </table:previous>
        </table:cell-content-change>
        <table:cell-content-change table:id="ct1597">
          <table:cell-address table:column="0" table:row="40" table:table="1"/>
          <office:change-info>
            <dc:creator> </dc:creator>
            <dc:date>2020-04-30T23:39:08.38</dc:date>
          </office:change-info>
          <table:previous table:id="ct1587">
            <table:change-track-table-cell office:value-type="string">
              <text:p>set firewall name GUEST</text:p>
            </table:change-track-table-cell>
          </table:previous>
        </table:cell-content-change>
        <table:cell-content-change table:id="ct1598">
          <table:cell-address table:column="0" table:row="41" table:table="1"/>
          <office:change-info>
            <dc:creator> </dc:creator>
            <dc:date>2020-04-30T23:39:12.13</dc:date>
          </office:change-info>
          <table:previous table:id="ct1589">
            <table:change-track-table-cell office:value-type="string">
              <text:p>set firewall name GUEST</text:p>
            </table:change-track-table-cell>
          </table:previous>
        </table:cell-content-change>
        <table:cell-content-change table:id="ct1599">
          <table:cell-address table:column="0" table:row="42" table:table="1"/>
          <office:change-info>
            <dc:creator> </dc:creator>
            <dc:date>2020-04-30T23:39:15.31</dc:date>
          </office:change-info>
          <table:previous table:id="ct1591">
            <table:change-track-table-cell office:value-type="string">
              <text:p>set firewall name GUEST</text:p>
            </table:change-track-table-cell>
          </table:previous>
        </table:cell-content-change>
        <table:cell-content-change table:id="ct1600">
          <table:cell-address table:column="0" table:row="43" table:table="1"/>
          <office:change-info>
            <dc:creator> </dc:creator>
            <dc:date>2020-04-30T23:39:18.78</dc:date>
          </office:change-info>
          <table:previous table:id="ct1593">
            <table:change-track-table-cell office:value-type="string">
              <text:p>set firewall name GUEST</text:p>
            </table:change-track-table-cell>
          </table:previous>
        </table:cell-content-change>
        <table:cell-content-change table:id="ct1601">
          <table:cell-address table:column="0" table:row="44" table:table="1"/>
          <office:change-info>
            <dc:creator> </dc:creator>
            <dc:date>2020-04-30T23:39:22.45</dc:date>
          </office:change-info>
          <table:previous table:id="ct1595">
            <table:change-track-table-cell office:value-type="string">
              <text:p>set firewall name GUEST</text:p>
            </table:change-track-table-cell>
          </table:previous>
        </table:cell-content-change>
        <table:cell-content-change table:id="ct1602">
          <table:cell-address table:column="0" table:row="46" table:table="1"/>
          <office:change-info>
            <dc:creator> </dc:creator>
            <dc:date>2020-04-30T23:39:35.81</dc:date>
          </office:change-info>
          <table:previous table:id="ct1481">
            <table:change-track-table-cell office:value-type="string">
              <text:p>set firewall name GUEST_LOCAL rule 20 action accept</text:p>
            </table:change-track-table-cell>
          </table:previous>
        </table:cell-content-change>
        <table:cell-content-change table:id="ct1603">
          <table:cell-address table:column="4" table:row="46" table:table="1"/>
          <office:change-info>
            <dc:creator> </dc:creator>
            <dc:date>2020-04-30T23:39:36.69</dc:date>
          </office:change-info>
          <table:previous>
            <table:change-track-table-cell/>
          </table:previous>
        </table:cell-content-change>
        <table:cell-content-change table:id="ct1604">
          <table:cell-address table:column="0" table:row="47" table:table="1"/>
          <office:change-info>
            <dc:creator> </dc:creator>
            <dc:date>2020-04-30T23:39:43.66</dc:date>
          </office:change-info>
          <table:previous table:id="ct1482">
            <table:change-track-table-cell office:value-type="string">
              <text:p>set firewall name GUEST_LOCAL rule 20 description 'allow dhcp'</text:p>
            </table:change-track-table-cell>
          </table:previous>
        </table:cell-content-change>
        <table:cell-content-change table:id="ct1605">
          <table:cell-address table:column="4" table:row="47" table:table="1"/>
          <office:change-info>
            <dc:creator> </dc:creator>
            <dc:date>2020-04-30T23:39:44.48</dc:date>
          </office:change-info>
          <table:previous>
            <table:change-track-table-cell/>
          </table:previous>
        </table:cell-content-change>
        <table:cell-content-change table:id="ct1606">
          <table:cell-address table:column="0" table:row="48" table:table="1"/>
          <office:change-info>
            <dc:creator> </dc:creator>
            <dc:date>2020-04-30T23:39:53.75</dc:date>
          </office:change-info>
          <table:previous table:id="ct1483">
            <table:change-track-table-cell office:value-type="string">
              <text:p>set firewall name GUEST_LOCAL rule 20 log disable</text:p>
            </table:change-track-table-cell>
          </table:previous>
        </table:cell-content-change>
        <table:cell-content-change table:id="ct1607">
          <table:cell-address table:column="4" table:row="48" table:table="1"/>
          <office:change-info>
            <dc:creator> </dc:creator>
            <dc:date>2020-04-30T23:39:54.40</dc:date>
          </office:change-info>
          <table:previous>
            <table:change-track-table-cell/>
          </table:previous>
        </table:cell-content-change>
        <table:cell-content-change table:id="ct1608">
          <table:cell-address table:column="4" table:row="48" table:table="1"/>
          <office:change-info>
            <dc:creator> </dc:creator>
            <dc:date>2020-04-30T23:39:58.97</dc:date>
          </office:change-info>
          <table:previous table:id="ct1607">
            <table:change-track-table-cell office:value-type="string">
              <text:p>T_LOCAL rule 20 log disable</text:p>
            </table:change-track-table-cell>
          </table:previous>
        </table:cell-content-change>
        <table:cell-content-change table:id="ct1609">
          <table:cell-address table:column="0" table:row="49" table:table="1"/>
          <office:change-info>
            <dc:creator> </dc:creator>
            <dc:date>2020-04-30T23:40:03.91</dc:date>
          </office:change-info>
          <table:previous table:id="ct1484">
            <table:change-track-table-cell office:value-type="string">
              <text:p>set firewall name GUEST_LOCAL rule 20 protocol udp</text:p>
            </table:change-track-table-cell>
          </table:previous>
        </table:cell-content-change>
        <table:cell-content-change table:id="ct1610">
          <table:cell-address table:column="4" table:row="49" table:table="1"/>
          <office:change-info>
            <dc:creator> </dc:creator>
            <dc:date>2020-04-30T23:40:04.64</dc:date>
          </office:change-info>
          <table:previous>
            <table:change-track-table-cell/>
          </table:previous>
        </table:cell-content-change>
        <table:cell-content-change table:id="ct1611">
          <table:cell-address table:column="0" table:row="50" table:table="1"/>
          <office:change-info>
            <dc:creator> </dc:creator>
            <dc:date>2020-04-30T23:40:10.26</dc:date>
          </office:change-info>
          <table:previous table:id="ct1485">
            <table:change-track-table-cell office:value-type="string">
              <text:p>set firewall name GUEST_LOCAL rule 20 destination port 67 </text:p>
            </table:change-track-table-cell>
          </table:previous>
        </table:cell-content-change>
        <table:cell-content-change table:id="ct1612">
          <table:cell-address table:column="4" table:row="50" table:table="1"/>
          <office:change-info>
            <dc:creator> </dc:creator>
            <dc:date>2020-04-30T23:40:11.57</dc:date>
          </office:change-info>
          <table:previous>
            <table:change-track-table-cell/>
          </table:previous>
        </table:cell-content-change>
        <table:cell-content-change table:id="ct1613">
          <table:cell-address table:column="0" table:row="50" table:table="1"/>
          <office:change-info>
            <dc:creator> </dc:creator>
            <dc:date>2020-04-30T23:40:19.08</dc:date>
          </office:change-info>
          <table:previous table:id="ct1611">
            <table:change-track-table-cell office:value-type="string">
              <text:p>set firewall name GUEST</text:p>
            </table:change-track-table-cell>
          </table:previous>
        </table:cell-content-change>
        <table:cell-content-change table:id="ct1614">
          <table:cell-address table:column="0" table:row="49" table:table="1"/>
          <office:change-info>
            <dc:creator> </dc:creator>
            <dc:date>2020-04-30T23:40:21.94</dc:date>
          </office:change-info>
          <table:previous table:id="ct1609">
            <table:change-track-table-cell office:value-type="string">
              <text:p>set firewall name GUEST</text:p>
            </table:change-track-table-cell>
          </table:previous>
        </table:cell-content-change>
        <table:cell-content-change table:id="ct1615">
          <table:cell-address table:column="0" table:row="48" table:table="1"/>
          <office:change-info>
            <dc:creator> </dc:creator>
            <dc:date>2020-04-30T23:40:24.19</dc:date>
          </office:change-info>
          <table:previous table:id="ct1606">
            <table:change-track-table-cell office:value-type="string">
              <text:p>set firewall name GUES</text:p>
            </table:change-track-table-cell>
          </table:previous>
        </table:cell-content-change>
        <table:cell-content-change table:id="ct1616">
          <table:cell-address table:column="0" table:row="47" table:table="1"/>
          <office:change-info>
            <dc:creator> </dc:creator>
            <dc:date>2020-04-30T23:40:27.31</dc:date>
          </office:change-info>
          <table:previous table:id="ct1604">
            <table:change-track-table-cell office:value-type="string">
              <text:p>set firewall name GUEST</text:p>
            </table:change-track-table-cell>
          </table:previous>
        </table:cell-content-change>
        <table:cell-content-change table:id="ct1617">
          <table:cell-address table:column="0" table:row="46" table:table="1"/>
          <office:change-info>
            <dc:creator> </dc:creator>
            <dc:date>2020-04-30T23:40:32.37</dc:date>
          </office:change-info>
          <table:previous table:id="ct1602">
            <table:change-track-table-cell office:value-type="string">
              <text:p>set firewall name GUEST</text:p>
            </table:change-track-table-cell>
          </table:previous>
        </table:cell-content-change>
        <table:cell-content-change table:id="ct1618">
          <table:cell-address table:column="6" table:row="29" table:table="1"/>
          <office:change-info>
            <dc:creator> </dc:creator>
            <dc:date>2020-04-30T23:40:58.94</dc:date>
          </office:change-info>
          <table:previous>
            <table:change-track-table-cell/>
          </table:previous>
        </table:cell-content-change>
        <table:cell-content-change table:id="ct1619">
          <table:cell-address table:column="6" table:row="30" table:table="1"/>
          <office:change-info>
            <dc:creator> </dc:creator>
            <dc:date>2020-04-30T23:41:01.67</dc:date>
          </office:change-info>
          <table:previous>
            <table:change-track-table-cell/>
          </table:previous>
        </table:cell-content-change>
        <table:cell-content-change table:id="ct1620">
          <table:cell-address table:column="6" table:row="32" table:table="1"/>
          <office:change-info>
            <dc:creator> </dc:creator>
            <dc:date>2020-04-30T23:41:06.21</dc:date>
          </office:change-info>
          <table:previous>
            <table:change-track-table-cell/>
          </table:previous>
        </table:cell-content-change>
        <table:cell-content-change table:id="ct1621">
          <table:cell-address table:column="6" table:row="29" table:table="1"/>
          <office:change-info>
            <dc:creator> </dc:creator>
            <dc:date>2020-04-30T23:41:32.24</dc:date>
          </office:change-info>
          <table:previous table:id="ct1618">
            <table:change-track-table-cell table:cell-address="Firewall.G30" table:formula="of:=CONCATENATE([.A30];[.B30];[.C30];[.D30];[.E30])" office:value-type="string">
              <text:p>set firewall name Guest_IN default-action accept </text:p>
            </table:change-track-table-cell>
          </table:previous>
        </table:cell-content-change>
        <table:cell-content-change table:id="ct1622">
          <table:cell-address table:column="6" table:row="30" table:table="1"/>
          <office:change-info>
            <dc:creator> </dc:creator>
            <dc:date>2020-04-30T23:41:41.36</dc:date>
          </office:change-info>
          <table:previous table:id="ct1619">
            <table:change-track-table-cell table:cell-address="Firewall.G31" table:formula="of:=CONCATENATE([.A31];[.B31];[.C31];[.D31];[.E31])" office:value-type="string">
              <text:p>set firewall name Guest_IN description 'guest to lan/wan'</text:p>
            </table:change-track-table-cell>
          </table:previous>
        </table:cell-content-change>
        <table:cell-content-change table:id="ct1623">
          <table:cell-address table:column="6" table:row="32" table:table="1"/>
          <office:change-info>
            <dc:creator> </dc:creator>
            <dc:date>2020-04-30T23:41:50.20</dc:date>
          </office:change-info>
          <table:previous table:id="ct1620">
            <table:change-track-table-cell table:cell-address="Firewall.G33" table:formula="of:=CONCATENATE([.A33];[.B33];[.C33];[.D33];[.E33])" office:value-type="string">
              <text:p>set firewall name Guest_IN rule 10 action accept</text:p>
            </table:change-track-table-cell>
          </table:previous>
        </table:cell-content-change>
        <table:cell-content-change table:id="ct1624">
          <table:cell-address table:column="6" table:row="32" table:table="1"/>
          <office:change-info>
            <dc:creator> </dc:creator>
            <dc:date>2020-04-30T23:42:00.50</dc:date>
          </office:change-info>
          <table:previous>
            <table:change-track-table-cell/>
          </table:previous>
        </table:cell-content-change>
        <table:cell-content-change table:id="ct1625">
          <table:cell-address table:column="6" table:row="32" table:table="1"/>
          <office:change-info>
            <dc:creator> </dc:creator>
            <dc:date>2020-04-30T23:42:00.50</dc:date>
          </office:change-info>
          <table:previous>
            <table:change-track-table-cell/>
          </table:previous>
        </table:cell-content-change>
        <table:cell-content-change table:id="ct1626">
          <table:cell-address table:column="6" table:row="32" table:table="1"/>
          <office:change-info>
            <dc:creator> </dc:creator>
            <dc:date>2020-04-30T23:42:00.50</dc:date>
          </office:change-info>
          <table:previous>
            <table:change-track-table-cell/>
          </table:previous>
        </table:cell-content-change>
        <table:cell-content-change table:id="ct1627">
          <table:cell-address table:column="6" table:row="32" table:table="1"/>
          <office:change-info>
            <dc:creator> </dc:creator>
            <dc:date>2020-04-30T23:42:00.50</dc:date>
          </office:change-info>
          <table:previous>
            <table:change-track-table-cell/>
          </table:previous>
        </table:cell-content-change>
        <table:cell-content-change table:id="ct1628">
          <table:cell-address table:column="6" table:row="32" table:table="1"/>
          <office:change-info>
            <dc:creator> </dc:creator>
            <dc:date>2020-04-30T23:42:03.72</dc:date>
          </office:change-info>
          <table:previous>
            <table:change-track-table-cell/>
          </table:previous>
        </table:cell-content-change>
        <table:cell-content-change table:id="ct1629">
          <table:cell-address table:column="6" table:row="37" table:table="1"/>
          <office:change-info>
            <dc:creator> </dc:creator>
            <dc:date>2020-04-30T23:42:06.60</dc:date>
          </office:change-info>
          <table:previous>
            <table:change-track-table-cell/>
          </table:previous>
        </table:cell-content-change>
        <table:cell-content-change table:id="ct1630">
          <table:cell-address table:column="6" table:row="40" table:table="1"/>
          <office:change-info>
            <dc:creator> </dc:creator>
            <dc:date>2020-04-30T23:42:10.04</dc:date>
          </office:change-info>
          <table:previous>
            <table:change-track-table-cell/>
          </table:previous>
        </table:cell-content-change>
        <table:cell-content-change table:id="ct1631">
          <table:cell-address table:column="6" table:row="46" table:table="1"/>
          <office:change-info>
            <dc:creator> </dc:creator>
            <dc:date>2020-04-30T23:42:14.48</dc:date>
          </office:change-info>
          <table:previous>
            <table:change-track-table-cell/>
          </table:previous>
        </table:cell-content-change>
        <table:cell-content-change table:id="ct1632">
          <table:cell-address table:column="6" table:row="53" table:table="1"/>
          <office:change-info>
            <dc:creator> </dc:creator>
            <dc:date>2020-04-30T23:42:17.19</dc:date>
          </office:change-info>
          <table:previous>
            <table:change-track-table-cell/>
          </table:previous>
        </table:cell-content-change>
        <table:cell-content-change table:id="ct1633">
          <table:cell-address table:column="6" table:row="52" table:table="1"/>
          <office:change-info>
            <dc:creator> </dc:creator>
            <dc:date>2020-04-30T23:42:18.92</dc:date>
          </office:change-info>
          <table:previous>
            <table:change-track-table-cell/>
          </table:previous>
        </table:cell-content-change>
        <table:cell-content-change table:id="ct1634">
          <table:cell-address table:column="6" table:row="47" table:table="1"/>
          <office:change-info>
            <dc:creator> </dc:creator>
            <dc:date>2020-04-30T23:42:24.70</dc:date>
          </office:change-info>
          <table:previous>
            <table:change-track-table-cell/>
          </table:previous>
        </table:cell-content-change>
        <table:cell-content-change table:id="ct1635">
          <table:cell-address table:column="6" table:row="48" table:table="1"/>
          <office:change-info>
            <dc:creator> </dc:creator>
            <dc:date>2020-04-30T23:42:24.70</dc:date>
          </office:change-info>
          <table:previous>
            <table:change-track-table-cell/>
          </table:previous>
        </table:cell-content-change>
        <table:cell-content-change table:id="ct1636">
          <table:cell-address table:column="6" table:row="49" table:table="1"/>
          <office:change-info>
            <dc:creator> </dc:creator>
            <dc:date>2020-04-30T23:42:24.70</dc:date>
          </office:change-info>
          <table:previous>
            <table:change-track-table-cell/>
          </table:previous>
        </table:cell-content-change>
        <table:cell-content-change table:id="ct1637">
          <table:cell-address table:column="6" table:row="50" table:table="1"/>
          <office:change-info>
            <dc:creator> </dc:creator>
            <dc:date>2020-04-30T23:42:24.70</dc:date>
          </office:change-info>
          <table:previous>
            <table:change-track-table-cell/>
          </table:previous>
        </table:cell-content-change>
        <table:cell-content-change table:id="ct1638">
          <table:cell-address table:column="6" table:row="41" table:table="1"/>
          <office:change-info>
            <dc:creator> </dc:creator>
            <dc:date>2020-04-30T23:42:29.16</dc:date>
          </office:change-info>
          <table:previous>
            <table:change-track-table-cell/>
          </table:previous>
        </table:cell-content-change>
        <table:cell-content-change table:id="ct1639">
          <table:cell-address table:column="6" table:row="42" table:table="1"/>
          <office:change-info>
            <dc:creator> </dc:creator>
            <dc:date>2020-04-30T23:42:29.16</dc:date>
          </office:change-info>
          <table:previous>
            <table:change-track-table-cell/>
          </table:previous>
        </table:cell-content-change>
        <table:cell-content-change table:id="ct1640">
          <table:cell-address table:column="6" table:row="43" table:table="1"/>
          <office:change-info>
            <dc:creator> </dc:creator>
            <dc:date>2020-04-30T23:42:29.16</dc:date>
          </office:change-info>
          <table:previous>
            <table:change-track-table-cell/>
          </table:previous>
        </table:cell-content-change>
        <table:cell-content-change table:id="ct1641">
          <table:cell-address table:column="6" table:row="44" table:table="1"/>
          <office:change-info>
            <dc:creator> </dc:creator>
            <dc:date>2020-04-30T23:42:29.16</dc:date>
          </office:change-info>
          <table:previous>
            <table:change-track-table-cell/>
          </table:previous>
        </table:cell-content-change>
        <table:cell-content-change table:id="ct1642">
          <table:cell-address table:column="6" table:row="38" table:table="1"/>
          <office:change-info>
            <dc:creator> </dc:creator>
            <dc:date>2020-04-30T23:42:32.12</dc:date>
          </office:change-info>
          <table:previous>
            <table:change-track-table-cell/>
          </table:previous>
        </table:cell-content-change>
        <table:cell-content-change table:id="ct1643">
          <table:cell-address table:column="6" table:row="33" table:table="1"/>
          <office:change-info>
            <dc:creator> </dc:creator>
            <dc:date>2020-04-30T23:42:36.49</dc:date>
          </office:change-info>
          <table:previous>
            <table:change-track-table-cell/>
          </table:previous>
        </table:cell-content-change>
        <table:cell-content-change table:id="ct1644">
          <table:cell-address table:column="6" table:row="34" table:table="1"/>
          <office:change-info>
            <dc:creator> </dc:creator>
            <dc:date>2020-04-30T23:42:36.49</dc:date>
          </office:change-info>
          <table:previous>
            <table:change-track-table-cell/>
          </table:previous>
        </table:cell-content-change>
        <table:cell-content-change table:id="ct1645">
          <table:cell-address table:column="6" table:row="35" table:table="1"/>
          <office:change-info>
            <dc:creator> </dc:creator>
            <dc:date>2020-04-30T23:42:36.49</dc:date>
          </office:change-info>
          <table:previous>
            <table:change-track-table-cell/>
          </table:previous>
        </table:cell-content-change>
        <table:cell-content-change table:id="ct1646">
          <table:cell-address table:column="1" table:row="8" table:table="0"/>
          <office:change-info>
            <dc:creator> </dc:creator>
            <dc:date>2020-04-30T23:45:48.62</dc:date>
          </office:change-info>
          <table:previous>
            <table:change-track-table-cell office:value-type="string">
              <text:p>Vlan</text:p>
            </table:change-track-table-cell>
          </table:previous>
        </table:cell-content-change>
        <table:cell-content-change table:id="ct1647">
          <table:cell-address table:column="1" table:row="9" table:table="0"/>
          <office:change-info>
            <dc:creator> </dc:creator>
            <dc:date>2020-04-30T23:45:56.72</dc:date>
          </office:change-info>
          <table:previous>
            <table:change-track-table-cell office:value-type="string">
              <text:p>Vlan</text:p>
            </table:change-track-table-cell>
          </table:previous>
        </table:cell-content-change>
        <table:cell-content-change table:id="ct1648">
          <table:cell-address table:column="1" table:row="10" table:table="0"/>
          <office:change-info>
            <dc:creator> </dc:creator>
            <dc:date>2020-04-30T23:46:01.90</dc:date>
          </office:change-info>
          <table:previous>
            <table:change-track-table-cell office:value-type="string">
              <text:p>Vlan</text:p>
            </table:change-track-table-cell>
          </table:previous>
        </table:cell-content-change>
        <table:cell-content-change table:id="ct1649">
          <table:cell-address table:column="1" table:row="11" table:table="0"/>
          <office:change-info>
            <dc:creator> </dc:creator>
            <dc:date>2020-04-30T23:46:06.43</dc:date>
          </office:change-info>
          <table:previous>
            <table:change-track-table-cell office:value-type="string">
              <text:p>Vlan</text:p>
            </table:change-track-table-cell>
          </table:previous>
        </table:cell-content-change>
        <table:cell-content-change table:id="ct1650">
          <table:cell-address table:column="1" table:row="12" table:table="0"/>
          <office:change-info>
            <dc:creator> </dc:creator>
            <dc:date>2020-04-30T23:46:11.12</dc:date>
          </office:change-info>
          <table:previous>
            <table:change-track-table-cell office:value-type="string">
              <text:p>Vlan</text:p>
            </table:change-track-table-cell>
          </table:previous>
        </table:cell-content-change>
        <table:cell-content-change table:id="ct1651">
          <table:cell-address table:column="1" table:row="13" table:table="0"/>
          <office:change-info>
            <dc:creator> </dc:creator>
            <dc:date>2020-04-30T23:46:17.50</dc:date>
          </office:change-info>
          <table:previous>
            <table:change-track-table-cell office:value-type="string">
              <text:p>Vlan</text:p>
            </table:change-track-table-cell>
          </table:previous>
        </table:cell-content-change>
        <table:cell-content-change table:id="ct1652">
          <table:cell-address table:column="12" table:row="9" table:table="0"/>
          <office:change-info>
            <dc:creator> </dc:creator>
            <dc:date>2020-04-30T23:46:29.50</dc:date>
          </office:change-info>
          <table:previous>
            <table:change-track-table-cell office:value-type="string">
              <text:p>eth0</text:p>
            </table:change-track-table-cell>
          </table:previous>
        </table:cell-content-change>
        <table:cell-content-change table:id="ct1653">
          <table:cell-address table:column="12" table:row="10" table:table="0"/>
          <office:change-info>
            <dc:creator> </dc:creator>
            <dc:date>2020-04-30T23:46:36.02</dc:date>
          </office:change-info>
          <table:previous>
            <table:change-track-table-cell office:value-type="string">
              <text:p>eth0</text:p>
            </table:change-track-table-cell>
          </table:previous>
        </table:cell-content-change>
        <table:cell-content-change table:id="ct1654">
          <table:cell-address table:column="12" table:row="11" table:table="0"/>
          <office:change-info>
            <dc:creator> </dc:creator>
            <dc:date>2020-04-30T23:46:42.51</dc:date>
          </office:change-info>
          <table:previous>
            <table:change-track-table-cell office:value-type="string">
              <text:p>eth0</text:p>
            </table:change-track-table-cell>
          </table:previous>
        </table:cell-content-change>
        <table:cell-content-change table:id="ct1655">
          <table:cell-address table:column="0" table:row="39" table:table="0"/>
          <office:change-info>
            <dc:creator> </dc:creator>
            <dc:date>2020-04-30T23:55:31.09</dc:date>
          </office:change-info>
          <table:previous>
            <table:change-track-table-cell/>
          </table:previous>
        </table:cell-content-change>
        <table:cell-content-change table:id="ct1656">
          <table:cell-address table:column="0" table:row="43" table:table="0"/>
          <office:change-info>
            <dc:creator> </dc:creator>
            <dc:date>2020-04-30T23:56:35.50</dc:date>
          </office:change-info>
          <table:previous>
            <table:change-track-table-cell/>
          </table:previous>
        </table:cell-content-change>
        <table:cell-content-change table:id="ct1657">
          <table:cell-address table:column="0" table:row="44" table:table="0"/>
          <office:change-info>
            <dc:creator> </dc:creator>
            <dc:date>2020-04-30T23:56:35.50</dc:date>
          </office:change-info>
          <table:previous>
            <table:change-track-table-cell/>
          </table:previous>
        </table:cell-content-change>
        <table:cell-content-change table:id="ct1658">
          <table:cell-address table:column="0" table:row="45" table:table="0"/>
          <office:change-info>
            <dc:creator> </dc:creator>
            <dc:date>2020-04-30T23:56:35.50</dc:date>
          </office:change-info>
          <table:previous>
            <table:change-track-table-cell/>
          </table:previous>
        </table:cell-content-change>
        <table:cell-content-change table:id="ct1659">
          <table:cell-address table:column="0" table:row="46" table:table="0"/>
          <office:change-info>
            <dc:creator> </dc:creator>
            <dc:date>2020-04-30T23:56:35.50</dc:date>
          </office:change-info>
          <table:previous>
            <table:change-track-table-cell/>
          </table:previous>
        </table:cell-content-change>
        <table:cell-content-change table:id="ct1660">
          <table:cell-address table:column="0" table:row="47" table:table="0"/>
          <office:change-info>
            <dc:creator> </dc:creator>
            <dc:date>2020-04-30T23:56:35.50</dc:date>
          </office:change-info>
          <table:previous>
            <table:change-track-table-cell/>
          </table:previous>
        </table:cell-content-change>
        <table:cell-content-change table:id="ct1661">
          <table:cell-address table:column="2" table:row="39" table:table="0"/>
          <office:change-info>
            <dc:creator> </dc:creator>
            <dc:date>2020-04-30T23:56:46.83</dc:date>
          </office:change-info>
          <table:previous>
            <table:change-track-table-cell/>
          </table:previous>
        </table:cell-content-change>
        <table:cell-content-change table:id="ct1662">
          <table:cell-address table:column="2" table:row="39" table:table="0"/>
          <office:change-info>
            <dc:creator> </dc:creator>
            <dc:date>2020-04-30T23:56:52.56</dc:date>
          </office:change-info>
          <table:previous>
            <table:change-track-table-cell/>
          </table:previous>
        </table:cell-content-change>
        <table:cell-content-change table:id="ct1663">
          <table:cell-address table:column="3" table:row="39" table:table="0"/>
          <office:change-info>
            <dc:creator> </dc:creator>
            <dc:date>2020-04-30T23:57:16.90</dc:date>
          </office:change-info>
          <table:previous>
            <table:change-track-table-cell/>
          </table:previous>
        </table:cell-content-change>
        <table:cell-content-change table:id="ct1664">
          <table:cell-address table:column="6" table:row="39" table:table="0"/>
          <office:change-info>
            <dc:creator> </dc:creator>
            <dc:date>2020-04-30T23:57:36.75</dc:date>
          </office:change-info>
          <table:previous>
            <table:change-track-table-cell/>
          </table:previous>
        </table:cell-content-change>
        <table:movement table:id="ct1665">
          <table:source-range-address table:column="4" table:row="39" table:table="0"/>
          <table:target-range-address table:column="5" table:row="39" table:table="0"/>
          <office:change-info>
            <dc:creator> </dc:creator>
            <dc:date>2020-04-30T23:57:57.09</dc:date>
          </office:change-info>
          <table:dependencies>
            <table:dependence table:id="ct1740"/>
            <table:dependence table:id="ct1739"/>
            <table:dependence table:id="ct1737"/>
            <table:dependence table:id="ct1720"/>
          </table:dependencies>
        </table:movement>
        <table:cell-content-change table:id="ct1666">
          <table:cell-address table:column="7" table:row="39" table:table="0"/>
          <office:change-info>
            <dc:creator> </dc:creator>
            <dc:date>2020-04-30T23:58:12.41</dc:date>
          </office:change-info>
          <table:previous>
            <table:change-track-table-cell/>
          </table:previous>
        </table:cell-content-change>
        <table:cell-content-change table:id="ct1667">
          <table:cell-address table:column="2" table:row="41" table:table="0"/>
          <office:change-info>
            <dc:creator> </dc:creator>
            <dc:date>2020-04-30T23:59:46.61</dc:date>
          </office:change-info>
          <table:previous>
            <table:change-track-table-cell/>
          </table:previous>
        </table:cell-content-change>
        <table:cell-content-change table:id="ct1668">
          <table:cell-address table:column="0" table:row="43" table:table="0"/>
          <office:change-info>
            <dc:creator> </dc:creator>
            <dc:date>2020-05-01T00:00:02.92</dc:date>
          </office:change-info>
          <table:previous table:id="ct1656">
            <table:change-track-table-cell office:value-type="string">
              <text:p>Original port: 443</text:p>
            </table:change-track-table-cell>
          </table:previous>
        </table:cell-content-change>
        <table:cell-content-change table:id="ct1669">
          <table:cell-address table:column="0" table:row="44" table:table="0"/>
          <office:change-info>
            <dc:creator> </dc:creator>
            <dc:date>2020-05-01T00:00:02.92</dc:date>
          </office:change-info>
          <table:previous table:id="ct1657">
            <table:change-track-table-cell office:value-type="string">
              <text:p>Protocol: TCP</text:p>
            </table:change-track-table-cell>
          </table:previous>
        </table:cell-content-change>
        <table:cell-content-change table:id="ct1670">
          <table:cell-address table:column="0" table:row="45" table:table="0"/>
          <office:change-info>
            <dc:creator> </dc:creator>
            <dc:date>2020-05-01T00:00:02.92</dc:date>
          </office:change-info>
          <table:previous table:id="ct1658">
            <table:change-track-table-cell office:value-type="string">
              <text:p>Forward-to address: 192.168.1.10</text:p>
            </table:change-track-table-cell>
          </table:previous>
        </table:cell-content-change>
        <table:cell-content-change table:id="ct1671">
          <table:cell-address table:column="0" table:row="46" table:table="0"/>
          <office:change-info>
            <dc:creator> </dc:creator>
            <dc:date>2020-05-01T00:00:02.92</dc:date>
          </office:change-info>
          <table:previous table:id="ct1659">
            <table:change-track-table-cell office:value-type="string">
              <text:p>Forward-to port: 443</text:p>
            </table:change-track-table-cell>
          </table:previous>
        </table:cell-content-change>
        <table:cell-content-change table:id="ct1672">
          <table:cell-address table:column="0" table:row="47" table:table="0"/>
          <office:change-info>
            <dc:creator> </dc:creator>
            <dc:date>2020-05-01T00:00:02.92</dc:date>
          </office:change-info>
          <table:previous table:id="ct1660">
            <table:change-track-table-cell office:value-type="string">
              <text:p>Description: https </text:p>
            </table:change-track-table-cell>
          </table:previous>
        </table:cell-content-change>
        <table:cell-content-change table:id="ct1673">
          <table:cell-address table:column="0" table:row="41" table:table="0"/>
          <office:change-info>
            <dc:creator> </dc:creator>
            <dc:date>2020-05-01T00:00:27.87</dc:date>
          </office:change-info>
          <table:previous>
            <table:change-track-table-cell/>
          </table:previous>
        </table:cell-content-change>
        <table:cell-content-change table:id="ct1674">
          <table:cell-address table:column="0" table:row="41" table:table="0"/>
          <office:change-info>
            <dc:creator> </dc:creator>
            <dc:date>2020-05-01T00:00:54.62</dc:date>
          </office:change-info>
          <table:previous table:id="ct1673">
            <table:change-track-table-cell office:value-type="string">
              <text:p>Port tcp add Port</text:p>
            </table:change-track-table-cell>
          </table:previous>
        </table:cell-content-change>
        <table:cell-content-change table:id="ct1675">
          <table:cell-address table:column="0" table:row="42" table:table="0"/>
          <office:change-info>
            <dc:creator> </dc:creator>
            <dc:date>2020-05-01T00:01:03.24</dc:date>
          </office:change-info>
          <table:previous>
            <table:change-track-table-cell/>
          </table:previous>
        </table:cell-content-change>
        <table:cell-content-change table:id="ct1676">
          <table:cell-address table:column="0" table:row="43" table:table="0"/>
          <office:change-info>
            <dc:creator> </dc:creator>
            <dc:date>2020-05-01T00:01:03.24</dc:date>
          </office:change-info>
          <table:previous table:id="ct1668">
            <table:change-track-table-cell/>
          </table:previous>
        </table:cell-content-change>
        <table:cell-content-change table:id="ct1677">
          <table:cell-address table:column="0" table:row="44" table:table="0"/>
          <office:change-info>
            <dc:creator> </dc:creator>
            <dc:date>2020-05-01T00:01:03.24</dc:date>
          </office:change-info>
          <table:previous table:id="ct1669">
            <table:change-track-table-cell/>
          </table:previous>
        </table:cell-content-change>
        <table:cell-content-change table:id="ct1678">
          <table:cell-address table:column="0" table:row="45" table:table="0"/>
          <office:change-info>
            <dc:creator> </dc:creator>
            <dc:date>2020-05-01T00:01:03.24</dc:date>
          </office:change-info>
          <table:previous table:id="ct1670">
            <table:change-track-table-cell/>
          </table:previous>
        </table:cell-content-change>
        <table:cell-content-change table:id="ct1679">
          <table:cell-address table:column="0" table:row="46" table:table="0"/>
          <office:change-info>
            <dc:creator> </dc:creator>
            <dc:date>2020-05-01T00:01:03.24</dc:date>
          </office:change-info>
          <table:previous table:id="ct1671">
            <table:change-track-table-cell/>
          </table:previous>
        </table:cell-content-change>
        <table:cell-content-change table:id="ct1680">
          <table:cell-address table:column="0" table:row="47" table:table="0"/>
          <office:change-info>
            <dc:creator> </dc:creator>
            <dc:date>2020-05-01T00:01:03.24</dc:date>
          </office:change-info>
          <table:previous table:id="ct1672">
            <table:change-track-table-cell/>
          </table:previous>
        </table:cell-content-change>
        <table:cell-content-change table:id="ct1681">
          <table:cell-address table:column="0" table:row="48" table:table="0"/>
          <office:change-info>
            <dc:creator> </dc:creator>
            <dc:date>2020-05-01T00:01:03.24</dc:date>
          </office:change-info>
          <table:previous>
            <table:change-track-table-cell/>
          </table:previous>
        </table:cell-content-change>
        <table:cell-content-change table:id="ct1682">
          <table:cell-address table:column="2" table:row="42" table:table="0"/>
          <office:change-info>
            <dc:creator> </dc:creator>
            <dc:date>2020-05-01T00:01:09.99</dc:date>
          </office:change-info>
          <table:previous>
            <table:change-track-table-cell/>
          </table:previous>
        </table:cell-content-change>
        <table:cell-content-change table:id="ct1683">
          <table:cell-address table:column="2" table:row="43" table:table="0"/>
          <office:change-info>
            <dc:creator> </dc:creator>
            <dc:date>2020-05-01T00:01:09.99</dc:date>
          </office:change-info>
          <table:previous>
            <table:change-track-table-cell/>
          </table:previous>
        </table:cell-content-change>
        <table:cell-content-change table:id="ct1684">
          <table:cell-address table:column="2" table:row="44" table:table="0"/>
          <office:change-info>
            <dc:creator> </dc:creator>
            <dc:date>2020-05-01T00:01:09.99</dc:date>
          </office:change-info>
          <table:previous>
            <table:change-track-table-cell/>
          </table:previous>
        </table:cell-content-change>
        <table:cell-content-change table:id="ct1685">
          <table:cell-address table:column="2" table:row="45" table:table="0"/>
          <office:change-info>
            <dc:creator> </dc:creator>
            <dc:date>2020-05-01T00:01:09.99</dc:date>
          </office:change-info>
          <table:previous>
            <table:change-track-table-cell/>
          </table:previous>
        </table:cell-content-change>
        <table:cell-content-change table:id="ct1686">
          <table:cell-address table:column="2" table:row="46" table:table="0"/>
          <office:change-info>
            <dc:creator> </dc:creator>
            <dc:date>2020-05-01T00:01:09.99</dc:date>
          </office:change-info>
          <table:previous>
            <table:change-track-table-cell/>
          </table:previous>
        </table:cell-content-change>
        <table:cell-content-change table:id="ct1687">
          <table:cell-address table:column="2" table:row="47" table:table="0"/>
          <office:change-info>
            <dc:creator> </dc:creator>
            <dc:date>2020-05-01T00:01:09.99</dc:date>
          </office:change-info>
          <table:previous>
            <table:change-track-table-cell/>
          </table:previous>
        </table:cell-content-change>
        <table:cell-content-change table:id="ct1688">
          <table:cell-address table:column="2" table:row="48" table:table="0"/>
          <office:change-info>
            <dc:creator> </dc:creator>
            <dc:date>2020-05-01T00:01:09.99</dc:date>
          </office:change-info>
          <table:previous>
            <table:change-track-table-cell/>
          </table:previous>
        </table:cell-content-change>
        <table:insertion table:id="ct1689" table:type="table" table:position="4">
          <office:change-info>
            <dc:creator> </dc:creator>
            <dc:date>2020-05-01T00:01:49.17</dc:date>
          </office:change-info>
          <table:dependencies>
            <table:dependence table:id="ct2360"/>
            <table:dependence table:id="ct2359"/>
            <table:dependence table:id="ct2358"/>
            <table:dependence table:id="ct2357"/>
            <table:dependence table:id="ct2356"/>
            <table:dependence table:id="ct2355"/>
            <table:dependence table:id="ct2354"/>
            <table:dependence table:id="ct2353"/>
            <table:dependence table:id="ct2101"/>
            <table:dependence table:id="ct2100"/>
            <table:dependence table:id="ct2099"/>
            <table:dependence table:id="ct2098"/>
            <table:dependence table:id="ct2097"/>
            <table:dependence table:id="ct2096"/>
            <table:dependence table:id="ct2095"/>
            <table:dependence table:id="ct2094"/>
            <table:dependence table:id="ct2093"/>
            <table:dependence table:id="ct2092"/>
            <table:dependence table:id="ct2091"/>
            <table:dependence table:id="ct2090"/>
            <table:dependence table:id="ct2089"/>
            <table:dependence table:id="ct2088"/>
            <table:dependence table:id="ct2087"/>
            <table:dependence table:id="ct2086"/>
            <table:dependence table:id="ct2085"/>
            <table:dependence table:id="ct2084"/>
            <table:dependence table:id="ct2083"/>
            <table:dependence table:id="ct2082"/>
            <table:dependence table:id="ct2081"/>
            <table:dependence table:id="ct2080"/>
            <table:dependence table:id="ct2079"/>
            <table:dependence table:id="ct2078"/>
            <table:dependence table:id="ct2077"/>
            <table:dependence table:id="ct2076"/>
            <table:dependence table:id="ct2075"/>
            <table:dependence table:id="ct2074"/>
            <table:dependence table:id="ct2073"/>
            <table:dependence table:id="ct2032"/>
            <table:dependence table:id="ct2031"/>
            <table:dependence table:id="ct2030"/>
            <table:dependence table:id="ct2029"/>
            <table:dependence table:id="ct2028"/>
            <table:dependence table:id="ct2027"/>
            <table:dependence table:id="ct2026"/>
            <table:dependence table:id="ct2025"/>
            <table:dependence table:id="ct2024"/>
            <table:dependence table:id="ct2023"/>
            <table:dependence table:id="ct2022"/>
            <table:dependence table:id="ct2021"/>
            <table:dependence table:id="ct2020"/>
            <table:dependence table:id="ct2019"/>
            <table:dependence table:id="ct2018"/>
            <table:dependence table:id="ct2017"/>
            <table:dependence table:id="ct2016"/>
            <table:dependence table:id="ct2015"/>
            <table:dependence table:id="ct2014"/>
            <table:dependence table:id="ct2013"/>
            <table:dependence table:id="ct2012"/>
            <table:dependence table:id="ct2011"/>
            <table:dependence table:id="ct2010"/>
            <table:dependence table:id="ct2009"/>
            <table:dependence table:id="ct2008"/>
            <table:dependence table:id="ct2007"/>
            <table:dependence table:id="ct2006"/>
            <table:dependence table:id="ct2005"/>
            <table:dependence table:id="ct2004"/>
            <table:dependence table:id="ct2003"/>
            <table:dependence table:id="ct2002"/>
            <table:dependence table:id="ct2001"/>
            <table:dependence table:id="ct2000"/>
            <table:dependence table:id="ct1999"/>
            <table:dependence table:id="ct1998"/>
            <table:dependence table:id="ct1997"/>
            <table:dependence table:id="ct1996"/>
            <table:dependence table:id="ct1995"/>
            <table:dependence table:id="ct1994"/>
            <table:dependence table:id="ct1993"/>
            <table:dependence table:id="ct1992"/>
            <table:dependence table:id="ct1991"/>
            <table:dependence table:id="ct1990"/>
            <table:dependence table:id="ct1989"/>
            <table:dependence table:id="ct1988"/>
            <table:dependence table:id="ct1987"/>
            <table:dependence table:id="ct1986"/>
            <table:dependence table:id="ct1985"/>
            <table:dependence table:id="ct1984"/>
            <table:dependence table:id="ct1983"/>
            <table:dependence table:id="ct1982"/>
            <table:dependence table:id="ct1981"/>
            <table:dependence table:id="ct1980"/>
            <table:dependence table:id="ct1979"/>
            <table:dependence table:id="ct1978"/>
            <table:dependence table:id="ct1977"/>
            <table:dependence table:id="ct1976"/>
            <table:dependence table:id="ct1975"/>
            <table:dependence table:id="ct1974"/>
            <table:dependence table:id="ct1973"/>
            <table:dependence table:id="ct1972"/>
            <table:dependence table:id="ct1971"/>
            <table:dependence table:id="ct1970"/>
            <table:dependence table:id="ct1969"/>
            <table:dependence table:id="ct1968"/>
            <table:dependence table:id="ct1967"/>
            <table:dependence table:id="ct1966"/>
            <table:dependence table:id="ct1965"/>
            <table:dependence table:id="ct1964"/>
            <table:dependence table:id="ct1963"/>
            <table:dependence table:id="ct1962"/>
            <table:dependence table:id="ct1961"/>
            <table:dependence table:id="ct1960"/>
            <table:dependence table:id="ct1959"/>
            <table:dependence table:id="ct1958"/>
            <table:dependence table:id="ct1957"/>
            <table:dependence table:id="ct1956"/>
            <table:dependence table:id="ct1955"/>
            <table:dependence table:id="ct1954"/>
            <table:dependence table:id="ct1953"/>
            <table:dependence table:id="ct1952"/>
            <table:dependence table:id="ct1951"/>
            <table:dependence table:id="ct1950"/>
            <table:dependence table:id="ct1949"/>
            <table:dependence table:id="ct1948"/>
            <table:dependence table:id="ct1947"/>
            <table:dependence table:id="ct1946"/>
            <table:dependence table:id="ct1945"/>
            <table:dependence table:id="ct1944"/>
            <table:dependence table:id="ct1943"/>
            <table:dependence table:id="ct1942"/>
            <table:dependence table:id="ct1941"/>
            <table:dependence table:id="ct1940"/>
            <table:dependence table:id="ct1939"/>
            <table:dependence table:id="ct1938"/>
            <table:dependence table:id="ct1937"/>
            <table:dependence table:id="ct1936"/>
            <table:dependence table:id="ct1935"/>
            <table:dependence table:id="ct1934"/>
            <table:dependence table:id="ct1933"/>
            <table:dependence table:id="ct1932"/>
            <table:dependence table:id="ct1931"/>
            <table:dependence table:id="ct1930"/>
            <table:dependence table:id="ct1929"/>
            <table:dependence table:id="ct1928"/>
            <table:dependence table:id="ct1927"/>
            <table:dependence table:id="ct1926"/>
            <table:dependence table:id="ct1925"/>
            <table:dependence table:id="ct1924"/>
            <table:dependence table:id="ct1923"/>
            <table:dependence table:id="ct1922"/>
            <table:dependence table:id="ct1921"/>
            <table:dependence table:id="ct1920"/>
            <table:dependence table:id="ct1919"/>
            <table:dependence table:id="ct1918"/>
            <table:dependence table:id="ct1917"/>
            <table:dependence table:id="ct1916"/>
            <table:dependence table:id="ct1915"/>
            <table:dependence table:id="ct1914"/>
            <table:dependence table:id="ct1913"/>
            <table:dependence table:id="ct1912"/>
            <table:dependence table:id="ct1911"/>
            <table:dependence table:id="ct1910"/>
            <table:dependence table:id="ct1909"/>
            <table:dependence table:id="ct1908"/>
            <table:dependence table:id="ct1907"/>
            <table:dependence table:id="ct1906"/>
            <table:dependence table:id="ct1905"/>
            <table:dependence table:id="ct1904"/>
            <table:dependence table:id="ct1903"/>
            <table:dependence table:id="ct1902"/>
            <table:dependence table:id="ct1901"/>
            <table:dependence table:id="ct1900"/>
            <table:dependence table:id="ct1899"/>
            <table:dependence table:id="ct1898"/>
            <table:dependence table:id="ct1897"/>
            <table:dependence table:id="ct1896"/>
            <table:dependence table:id="ct1895"/>
            <table:dependence table:id="ct1894"/>
            <table:dependence table:id="ct1893"/>
            <table:dependence table:id="ct1892"/>
            <table:dependence table:id="ct1891"/>
            <table:dependence table:id="ct1890"/>
            <table:dependence table:id="ct1889"/>
            <table:dependence table:id="ct1888"/>
            <table:dependence table:id="ct1887"/>
            <table:dependence table:id="ct1886"/>
            <table:dependence table:id="ct1885"/>
            <table:dependence table:id="ct1884"/>
            <table:dependence table:id="ct1883"/>
            <table:dependence table:id="ct1882"/>
            <table:dependence table:id="ct1881"/>
            <table:dependence table:id="ct1880"/>
            <table:dependence table:id="ct1879"/>
            <table:dependence table:id="ct1878"/>
            <table:dependence table:id="ct1877"/>
            <table:dependence table:id="ct1876"/>
            <table:dependence table:id="ct1875"/>
            <table:dependence table:id="ct1874"/>
            <table:dependence table:id="ct1873"/>
            <table:dependence table:id="ct1872"/>
            <table:dependence table:id="ct1871"/>
            <table:dependence table:id="ct1870"/>
            <table:dependence table:id="ct1869"/>
            <table:dependence table:id="ct1868"/>
            <table:dependence table:id="ct1867"/>
            <table:dependence table:id="ct1866"/>
            <table:dependence table:id="ct1865"/>
            <table:dependence table:id="ct1864"/>
            <table:dependence table:id="ct1863"/>
            <table:dependence table:id="ct1862"/>
            <table:dependence table:id="ct1861"/>
            <table:dependence table:id="ct1860"/>
            <table:dependence table:id="ct1859"/>
            <table:dependence table:id="ct1858"/>
            <table:dependence table:id="ct1857"/>
            <table:dependence table:id="ct1856"/>
            <table:dependence table:id="ct1855"/>
            <table:dependence table:id="ct1854"/>
            <table:dependence table:id="ct1853"/>
            <table:dependence table:id="ct1852"/>
            <table:dependence table:id="ct1851"/>
            <table:dependence table:id="ct1850"/>
            <table:dependence table:id="ct1849"/>
            <table:dependence table:id="ct1848"/>
            <table:dependence table:id="ct1847"/>
            <table:dependence table:id="ct1846"/>
            <table:dependence table:id="ct1845"/>
            <table:dependence table:id="ct1844"/>
            <table:dependence table:id="ct1843"/>
            <table:dependence table:id="ct1842"/>
            <table:dependence table:id="ct1841"/>
            <table:dependence table:id="ct1840"/>
            <table:dependence table:id="ct1839"/>
            <table:dependence table:id="ct1838"/>
            <table:dependence table:id="ct1837"/>
            <table:dependence table:id="ct1836"/>
            <table:dependence table:id="ct1835"/>
            <table:dependence table:id="ct1834"/>
            <table:dependence table:id="ct1833"/>
            <table:dependence table:id="ct1832"/>
            <table:dependence table:id="ct1831"/>
            <table:dependence table:id="ct1830"/>
            <table:dependence table:id="ct1829"/>
            <table:dependence table:id="ct1828"/>
            <table:dependence table:id="ct1827"/>
            <table:dependence table:id="ct1826"/>
            <table:dependence table:id="ct1825"/>
            <table:dependence table:id="ct1824"/>
            <table:dependence table:id="ct1823"/>
            <table:dependence table:id="ct1822"/>
            <table:dependence table:id="ct1821"/>
            <table:dependence table:id="ct1820"/>
            <table:dependence table:id="ct1819"/>
            <table:dependence table:id="ct1818"/>
            <table:dependence table:id="ct1817"/>
            <table:dependence table:id="ct1816"/>
            <table:dependence table:id="ct1815"/>
            <table:dependence table:id="ct1814"/>
            <table:dependence table:id="ct1813"/>
            <table:dependence table:id="ct1812"/>
            <table:dependence table:id="ct1811"/>
            <table:dependence table:id="ct1810"/>
            <table:dependence table:id="ct1809"/>
            <table:dependence table:id="ct1808"/>
            <table:dependence table:id="ct1807"/>
            <table:dependence table:id="ct1806"/>
            <table:dependence table:id="ct1805"/>
            <table:dependence table:id="ct1804"/>
            <table:dependence table:id="ct1803"/>
            <table:dependence table:id="ct1802"/>
            <table:dependence table:id="ct1801"/>
            <table:dependence table:id="ct1800"/>
            <table:dependence table:id="ct1799"/>
            <table:dependence table:id="ct1798"/>
            <table:dependence table:id="ct1797"/>
            <table:dependence table:id="ct1796"/>
            <table:dependence table:id="ct1795"/>
            <table:dependence table:id="ct1794"/>
            <table:dependence table:id="ct1793"/>
            <table:dependence table:id="ct1792"/>
            <table:dependence table:id="ct1791"/>
            <table:dependence table:id="ct1790"/>
            <table:dependence table:id="ct1789"/>
            <table:dependence table:id="ct1788"/>
            <table:dependence table:id="ct1787"/>
            <table:dependence table:id="ct1786"/>
            <table:dependence table:id="ct1785"/>
            <table:dependence table:id="ct1784"/>
            <table:dependence table:id="ct1783"/>
            <table:dependence table:id="ct1782"/>
            <table:dependence table:id="ct1781"/>
            <table:dependence table:id="ct1780"/>
            <table:dependence table:id="ct1779"/>
            <table:dependence table:id="ct1778"/>
            <table:dependence table:id="ct1777"/>
            <table:dependence table:id="ct1776"/>
            <table:dependence table:id="ct1775"/>
            <table:dependence table:id="ct1774"/>
            <table:dependence table:id="ct1773"/>
            <table:dependence table:id="ct1772"/>
            <table:dependence table:id="ct1771"/>
            <table:dependence table:id="ct1770"/>
            <table:dependence table:id="ct1769"/>
            <table:dependence table:id="ct1768"/>
            <table:dependence table:id="ct1767"/>
            <table:dependence table:id="ct1766"/>
            <table:dependence table:id="ct1765"/>
            <table:dependence table:id="ct1764"/>
            <table:dependence table:id="ct1763"/>
            <table:dependence table:id="ct1762"/>
            <table:dependence table:id="ct1761"/>
            <table:dependence table:id="ct1760"/>
            <table:dependence table:id="ct1759"/>
            <table:dependence table:id="ct1758"/>
            <table:dependence table:id="ct1757"/>
            <table:dependence table:id="ct1756"/>
            <table:dependence table:id="ct1755"/>
            <table:dependence table:id="ct1754"/>
            <table:dependence table:id="ct1753"/>
            <table:dependence table:id="ct1752"/>
            <table:dependence table:id="ct1751"/>
            <table:dependence table:id="ct1750"/>
            <table:dependence table:id="ct1749"/>
            <table:dependence table:id="ct1748"/>
            <table:dependence table:id="ct1747"/>
            <table:dependence table:id="ct1746"/>
            <table:dependence table:id="ct1745"/>
            <table:dependence table:id="ct1744"/>
            <table:dependence table:id="ct1743"/>
            <table:dependence table:id="ct1719"/>
            <table:dependence table:id="ct1718"/>
            <table:dependence table:id="ct1717"/>
            <table:dependence table:id="ct1716"/>
            <table:dependence table:id="ct1715"/>
            <table:dependence table:id="ct1714"/>
            <table:dependence table:id="ct1713"/>
            <table:dependence table:id="ct1712"/>
            <table:dependence table:id="ct1711"/>
            <table:dependence table:id="ct1710"/>
            <table:dependence table:id="ct1709"/>
            <table:dependence table:id="ct1708"/>
            <table:dependence table:id="ct1707"/>
            <table:dependence table:id="ct1706"/>
            <table:dependence table:id="ct1705"/>
            <table:dependence table:id="ct1704"/>
            <table:dependence table:id="ct1703"/>
            <table:dependence table:id="ct1702"/>
            <table:dependence table:id="ct1701"/>
            <table:dependence table:id="ct1700"/>
            <table:dependence table:id="ct1699"/>
            <table:dependence table:id="ct1698"/>
            <table:dependence table:id="ct1691"/>
            <table:dependence table:id="ct1690"/>
          </table:dependencies>
        </table:insertion>
        <table:cell-content-change table:id="ct1690">
          <table:cell-address table:column="2" table:row="2" table:table="4"/>
          <office:change-info>
            <dc:creator> </dc:creator>
            <dc:date>2020-05-01T00:02:36.57</dc:date>
          </office:change-info>
          <table:previous>
            <table:change-track-table-cell/>
          </table:previous>
        </table:cell-content-change>
        <table:cell-content-change table:id="ct1691">
          <table:cell-address table:column="2" table:row="2" table:table="4"/>
          <office:change-info>
            <dc:creator> </dc:creator>
            <dc:date>2020-05-01T00:03:45.77</dc:date>
          </office:change-info>
          <table:previous table:id="ct1690">
            <table:change-track-table-cell table:cell-address="'Port Fowrading'.C3" table:formula="of:=CONCATENATE(#REF!3;&quot; &quot;;#REF!3;&quot; &quot;;#REF!3;&quot; &quot;;#REF!3;#REF!3;&quot;.&quot;;#REF!3;#REF!3)" office:value-type="float" office:value="0"/>
          </table:previous>
        </table:cell-content-change>
        <table:cell-content-change table:id="ct1692">
          <table:cell-address table:column="2" table:row="41" table:table="0"/>
          <office:change-info>
            <dc:creator> </dc:creator>
            <dc:date>2020-05-01T00:04:12.54</dc:date>
          </office:change-info>
          <table:previous>
            <table:change-track-table-cell/>
          </table:previous>
        </table:cell-content-change>
        <table:cell-content-change table:id="ct1693">
          <table:cell-address table:column="2" table:row="41" table:table="0"/>
          <office:change-info>
            <dc:creator> </dc:creator>
            <dc:date>2020-05-01T00:04:14.87</dc:date>
          </office:change-info>
          <table:previous table:id="ct1667">
            <table:change-track-table-cell office:value-type="string">
              <text:p>Both</text:p>
            </table:change-track-table-cell>
          </table:previous>
        </table:cell-content-change>
        <table:cell-content-change table:id="ct1694">
          <table:cell-address table:column="3" table:row="41" table:table="0"/>
          <office:change-info>
            <dc:creator> </dc:creator>
            <dc:date>2020-05-01T00:04:22.56</dc:date>
          </office:change-info>
          <table:previous>
            <table:change-track-table-cell/>
          </table:previous>
        </table:cell-content-change>
        <table:cell-content-change table:id="ct1695">
          <table:cell-address table:column="6" table:row="39" table:table="0"/>
          <office:change-info>
            <dc:creator> </dc:creator>
            <dc:date>2020-05-01T00:04:38.68</dc:date>
          </office:change-info>
          <table:previous table:id="ct1664">
            <table:change-track-table-cell office:value-type="string">
              <text:p>Forward Port</text:p>
            </table:change-track-table-cell>
          </table:previous>
        </table:cell-content-change>
        <table:cell-content-change table:id="ct1696">
          <table:cell-address table:column="6" table:row="41" table:table="0"/>
          <office:change-info>
            <dc:creator> </dc:creator>
            <dc:date>2020-05-01T00:04:45.42</dc:date>
          </office:change-info>
          <table:previous>
            <table:change-track-table-cell/>
          </table:previous>
        </table:cell-content-change>
        <table:cell-content-change table:id="ct1697">
          <table:cell-address table:column="7" table:row="41" table:table="0"/>
          <office:change-info>
            <dc:creator> </dc:creator>
            <dc:date>2020-05-01T00:05:06.47</dc:date>
          </office:change-info>
          <table:previous>
            <table:change-track-table-cell/>
          </table:previous>
        </table:cell-content-change>
        <table:cell-content-change table:id="ct1698">
          <table:cell-address table:column="2" table:row="2" table:table="4"/>
          <office:change-info>
            <dc:creator> </dc:creator>
            <dc:date>2020-05-01T00:05:37.97</dc:date>
          </office:change-info>
          <table:previous table:id="ct1691">
            <table:change-track-table-cell table:cell-address="'Port Fowrading'.C3" table:formula="of:=CONCATENATE([Data.C42];[Data.D42];[Data.G42];[Data.I42];[Data.J42];[Data.J42])" office:value-type="string">
              <text:p>1194UPD192.168.22.151194Open VpnOpen Vpn</text:p>
            </table:change-track-table-cell>
          </table:previous>
        </table:cell-content-change>
        <table:cell-content-change table:id="ct1699">
          <table:cell-address table:column="2" table:row="2" table:table="4"/>
          <office:change-info>
            <dc:creator> </dc:creator>
            <dc:date>2020-05-01T00:05:44.57</dc:date>
          </office:change-info>
          <table:previous table:id="ct1698">
            <table:change-track-table-cell table:cell-address="'Port Fowrading'.C3" table:formula="of:=CONCATENATE([Data.B42]&quot; &quot;;[Data.C42];[Data.D42];[Data.F42];[Data.G42];[Data.H42])" office:value-type="string"/>
          </table:previous>
        </table:cell-content-change>
        <table:cell-content-change table:id="ct1700">
          <table:cell-address table:column="2" table:row="2" table:table="4"/>
          <office:change-info>
            <dc:creator> </dc:creator>
            <dc:date>2020-05-01T00:06:24.02</dc:date>
          </office:change-info>
          <table:previous table:id="ct1699">
            <table:change-track-table-cell table:cell-address="'Port Fowrading'.C3" table:formula="of:=CONCATENATE([Data.C42];&quot; &quot;;[Data.D42];[Data.G42];[Data.I42];[Data.J42];[Data.J42])" office:value-type="string">
              <text:p>1194 UPD192.168.22.151194Open VpnOpen Vpn</text:p>
            </table:change-track-table-cell>
          </table:previous>
        </table:cell-content-change>
        <table:cell-content-change table:id="ct1701">
          <table:cell-address table:column="0" table:row="9" table:table="4"/>
          <office:change-info>
            <dc:creator> </dc:creator>
            <dc:date>2020-05-01T00:12:36.21</dc:date>
          </office:change-info>
          <table:previous>
            <table:change-track-table-cell/>
          </table:previous>
        </table:cell-content-change>
        <table:cell-content-change table:id="ct1702">
          <table:cell-address table:column="0" table:row="10" table:table="4"/>
          <office:change-info>
            <dc:creator> </dc:creator>
            <dc:date>2020-05-01T00:12:36.21</dc:date>
          </office:change-info>
          <table:previous>
            <table:change-track-table-cell/>
          </table:previous>
        </table:cell-content-change>
        <table:cell-content-change table:id="ct1703">
          <table:cell-address table:column="0" table:row="9" table:table="4"/>
          <office:change-info>
            <dc:creator> </dc:creator>
            <dc:date>2020-05-01T00:12:36.21</dc:date>
          </office:change-info>
          <table:previous>
            <table:change-track-table-cell/>
          </table:previous>
        </table:cell-content-change>
        <table:cell-content-change table:id="ct1704">
          <table:cell-address table:column="0" table:row="10" table:table="4"/>
          <office:change-info>
            <dc:creator> </dc:creator>
            <dc:date>2020-05-01T00:12:36.21</dc:date>
          </office:change-info>
          <table:previous>
            <table:change-track-table-cell/>
          </table:previous>
        </table:cell-content-change>
        <table:cell-content-change table:id="ct1705">
          <table:cell-address table:column="0" table:row="12" table:table="4"/>
          <office:change-info>
            <dc:creator> </dc:creator>
            <dc:date>2020-05-01T00:12:36.21</dc:date>
          </office:change-info>
          <table:previous>
            <table:change-track-table-cell/>
          </table:previous>
        </table:cell-content-change>
        <table:cell-content-change table:id="ct1706">
          <table:cell-address table:column="0" table:row="13" table:table="4"/>
          <office:change-info>
            <dc:creator> </dc:creator>
            <dc:date>2020-05-01T00:12:36.21</dc:date>
          </office:change-info>
          <table:previous>
            <table:change-track-table-cell/>
          </table:previous>
        </table:cell-content-change>
        <table:cell-content-change table:id="ct1707">
          <table:cell-address table:column="0" table:row="14" table:table="4"/>
          <office:change-info>
            <dc:creator> </dc:creator>
            <dc:date>2020-05-01T00:12:36.21</dc:date>
          </office:change-info>
          <table:previous>
            <table:change-track-table-cell/>
          </table:previous>
        </table:cell-content-change>
        <table:cell-content-change table:id="ct1708">
          <table:cell-address table:column="0" table:row="15" table:table="4"/>
          <office:change-info>
            <dc:creator> </dc:creator>
            <dc:date>2020-05-01T00:12:36.21</dc:date>
          </office:change-info>
          <table:previous>
            <table:change-track-table-cell/>
          </table:previous>
        </table:cell-content-change>
        <table:cell-content-change table:id="ct1709">
          <table:cell-address table:column="0" table:row="16" table:table="4"/>
          <office:change-info>
            <dc:creator> </dc:creator>
            <dc:date>2020-05-01T00:12:36.21</dc:date>
          </office:change-info>
          <table:previous>
            <table:change-track-table-cell/>
          </table:previous>
        </table:cell-content-change>
        <table:cell-content-change table:id="ct1710">
          <table:cell-address table:column="0" table:row="9" table:table="4"/>
          <office:change-info>
            <dc:creator> </dc:creator>
            <dc:date>2020-05-01T00:13:07.19</dc:date>
          </office:change-info>
          <table:previous table:id="ct1701">
            <table:change-track-table-cell office:value-type="string">
              <text:p>set port-forward auto-firewall enable</text:p>
            </table:change-track-table-cell>
          </table:previous>
        </table:cell-content-change>
        <table:cell-content-change table:id="ct1711">
          <table:cell-address table:column="0" table:row="9" table:table="4"/>
          <office:change-info>
            <dc:creator> </dc:creator>
            <dc:date>2020-05-01T00:13:11.67</dc:date>
          </office:change-info>
          <table:previous table:id="ct1710">
            <table:change-track-table-cell/>
          </table:previous>
        </table:cell-content-change>
        <table:movement table:id="ct1712">
          <table:source-range-address table:column="0" table:row="20" table:table="4"/>
          <table:target-range-address table:column="0" table:row="20" table:table="4"/>
          <office:change-info>
            <dc:creator> </dc:creator>
            <dc:date>2020-05-01T00:13:20.17</dc:date>
          </office:change-info>
          <table:dependencies>
            <table:dependence table:id="ct1765"/>
          </table:dependencies>
          <table:deletions>
            <table:cell-content-deletion table:id="ct1702">
              <table:change-track-table-cell office:value-type="string">
                <text:p>set port-forward hairpin-nat enable</text:p>
              </table:change-track-table-cell>
            </table:cell-content-deletion>
          </table:deletions>
        </table:movement>
        <table:movement table:id="ct1713">
          <table:source-range-address table:column="0" table:row="21" table:table="4"/>
          <table:target-range-address table:column="0" table:row="21" table:table="4"/>
          <office:change-info>
            <dc:creator> </dc:creator>
            <dc:date>2020-05-01T00:13:24.27</dc:date>
          </office:change-info>
          <table:dependencies>
            <table:dependence table:id="ct2363"/>
            <table:dependence table:id="ct2362"/>
            <table:dependence table:id="ct2361"/>
            <table:dependence table:id="ct2354"/>
            <table:dependence table:id="ct1839"/>
            <table:dependence table:id="ct1765"/>
            <table:dependence table:id="ct1747"/>
          </table:dependencies>
          <table:deletions>
            <table:cell-content-deletion table:id="ct1703">
              <table:change-track-table-cell office:value-type="string">
                <text:p>set port-forward wan-interface eth0</text:p>
              </table:change-track-table-cell>
            </table:cell-content-deletion>
          </table:deletions>
        </table:movement>
        <table:movement table:id="ct1714">
          <table:source-range-address table:column="0" table:row="21" table:table="4"/>
          <table:target-range-address table:column="0" table:row="21" table:table="4"/>
          <office:change-info>
            <dc:creator> </dc:creator>
            <dc:date>2020-05-01T00:13:30.41</dc:date>
          </office:change-info>
          <table:dependencies>
            <table:dependence table:id="ct2363"/>
            <table:dependence table:id="ct2362"/>
            <table:dependence table:id="ct2355"/>
            <table:dependence table:id="ct1840"/>
            <table:dependence table:id="ct1765"/>
            <table:dependence table:id="ct1751"/>
          </table:dependencies>
          <table:deletions>
            <table:cell-content-deletion table:id="ct1704">
              <table:change-track-table-cell office:value-type="string">
                <text:p>set port-forward lan-interface eth1</text:p>
              </table:change-track-table-cell>
            </table:cell-content-deletion>
          </table:deletions>
        </table:movement>
        <table:movement table:id="ct1715">
          <table:source-range-address table:column="0" table:row="21" table:table="4"/>
          <table:target-range-address table:column="0" table:row="21" table:table="4"/>
          <office:change-info>
            <dc:creator> </dc:creator>
            <dc:date>2020-05-01T00:13:34.84</dc:date>
          </office:change-info>
          <table:dependencies>
            <table:dependence table:id="ct1842"/>
            <table:dependence table:id="ct1765"/>
            <table:dependence table:id="ct1752"/>
          </table:dependencies>
          <table:deletions>
            <table:cell-content-deletion table:id="ct1705">
              <table:change-track-table-cell office:value-type="string">
                <text:p>set port-forward rule 1 description https</text:p>
              </table:change-track-table-cell>
            </table:cell-content-deletion>
          </table:deletions>
        </table:movement>
        <table:movement table:id="ct1716">
          <table:source-range-address table:column="0" table:row="22" table:table="4"/>
          <table:target-range-address table:column="0" table:row="22" table:table="4"/>
          <office:change-info>
            <dc:creator> </dc:creator>
            <dc:date>2020-05-01T00:13:38.51</dc:date>
          </office:change-info>
          <table:dependencies>
            <table:dependence table:id="ct1765"/>
            <table:dependence table:id="ct1754"/>
          </table:dependencies>
          <table:deletions>
            <table:cell-content-deletion table:id="ct1706">
              <table:change-track-table-cell office:value-type="string">
                <text:p>set port-forward rule 1 forward-to address 192.168.1.10</text:p>
              </table:change-track-table-cell>
            </table:cell-content-deletion>
          </table:deletions>
        </table:movement>
        <table:movement table:id="ct1717">
          <table:source-range-address table:column="0" table:row="23" table:table="4"/>
          <table:target-range-address table:column="0" table:row="23" table:table="4"/>
          <office:change-info>
            <dc:creator> </dc:creator>
            <dc:date>2020-05-01T00:13:40.50</dc:date>
          </office:change-info>
          <table:dependencies>
            <table:dependence table:id="ct1843"/>
            <table:dependence table:id="ct1765"/>
            <table:dependence table:id="ct1764"/>
          </table:dependencies>
          <table:deletions>
            <table:cell-content-deletion table:id="ct1707">
              <table:change-track-table-cell office:value-type="string">
                <text:p>set port-forward rule 1 forward-to port 443</text:p>
              </table:change-track-table-cell>
            </table:cell-content-deletion>
          </table:deletions>
        </table:movement>
        <table:movement table:id="ct1718">
          <table:source-range-address table:column="0" table:row="24" table:table="4"/>
          <table:target-range-address table:column="0" table:row="24" table:table="4"/>
          <office:change-info>
            <dc:creator> </dc:creator>
            <dc:date>2020-05-01T00:13:43.05</dc:date>
          </office:change-info>
          <table:dependencies>
            <table:dependence table:id="ct1844"/>
            <table:dependence table:id="ct1765"/>
            <table:dependence table:id="ct1763"/>
          </table:dependencies>
          <table:deletions>
            <table:cell-content-deletion table:id="ct1708">
              <table:change-track-table-cell office:value-type="string">
                <text:p>set port-forward rule 1 original-port 443</text:p>
              </table:change-track-table-cell>
            </table:cell-content-deletion>
          </table:deletions>
        </table:movement>
        <table:movement table:id="ct1719">
          <table:source-range-address table:column="0" table:row="25" table:table="4"/>
          <table:target-range-address table:column="0" table:row="25" table:table="4"/>
          <office:change-info>
            <dc:creator> </dc:creator>
            <dc:date>2020-05-01T00:13:47.09</dc:date>
          </office:change-info>
          <table:dependencies>
            <table:dependence table:id="ct1845"/>
            <table:dependence table:id="ct1765"/>
            <table:dependence table:id="ct1762"/>
          </table:dependencies>
          <table:deletions>
            <table:cell-content-deletion table:id="ct1709">
              <table:change-track-table-cell office:value-type="string">
                <text:p>set port-forward rule 1 protocol tcp </text:p>
              </table:change-track-table-cell>
            </table:cell-content-deletion>
          </table:deletions>
        </table:movement>
        <table:movement table:id="ct1720">
          <table:source-range-address table:start-column="1" table:start-row="39" table:start-table="0" table:end-column="7" table:end-row="48" table:end-table="0"/>
          <table:target-range-address table:start-column="2" table:start-row="39" table:start-table="0" table:end-column="8" table:end-row="48" table:end-table="0"/>
          <office:change-info>
            <dc:creator> </dc:creator>
            <dc:date>2020-05-01T00:14:10.56</dc:date>
          </office:change-info>
          <table:dependencies>
            <table:dependence table:id="ct2064"/>
            <table:dependence table:id="ct2063"/>
            <table:dependence table:id="ct2062"/>
            <table:dependence table:id="ct2061"/>
            <table:dependence table:id="ct2060"/>
            <table:dependence table:id="ct2059"/>
            <table:dependence table:id="ct2058"/>
            <table:dependence table:id="ct2057"/>
            <table:dependence table:id="ct2056"/>
            <table:dependence table:id="ct2055"/>
            <table:dependence table:id="ct2054"/>
            <table:dependence table:id="ct2053"/>
            <table:dependence table:id="ct2052"/>
            <table:dependence table:id="ct2051"/>
            <table:dependence table:id="ct2050"/>
            <table:dependence table:id="ct2049"/>
            <table:dependence table:id="ct2048"/>
            <table:dependence table:id="ct2047"/>
            <table:dependence table:id="ct2046"/>
            <table:dependence table:id="ct2045"/>
            <table:dependence table:id="ct2044"/>
            <table:dependence table:id="ct2043"/>
            <table:dependence table:id="ct2042"/>
            <table:dependence table:id="ct2041"/>
            <table:dependence table:id="ct2040"/>
            <table:dependence table:id="ct2036"/>
            <table:dependence table:id="ct2035"/>
            <table:dependence table:id="ct2034"/>
            <table:dependence table:id="ct2033"/>
            <table:dependence table:id="ct1742"/>
            <table:dependence table:id="ct1741"/>
            <table:dependence table:id="ct1740"/>
            <table:dependence table:id="ct1739"/>
            <table:dependence table:id="ct1737"/>
            <table:dependence table:id="ct1736"/>
            <table:dependence table:id="ct1735"/>
            <table:dependence table:id="ct1734"/>
            <table:dependence table:id="ct1733"/>
            <table:dependence table:id="ct1732"/>
            <table:dependence table:id="ct1731"/>
            <table:dependence table:id="ct1730"/>
            <table:dependence table:id="ct1729"/>
            <table:dependence table:id="ct1728"/>
            <table:dependence table:id="ct1727"/>
            <table:dependence table:id="ct1726"/>
            <table:dependence table:id="ct1725"/>
            <table:dependence table:id="ct1724"/>
            <table:dependence table:id="ct1723"/>
            <table:dependence table:id="ct1722"/>
            <table:dependence table:id="ct1721"/>
          </table:dependencies>
          <table:deletions>
            <table:cell-content-deletion table:id="ct1697">
              <table:change-track-table-cell office:value-type="string">
                <text:p>Open Vpn</text:p>
              </table:change-track-table-cell>
            </table:cell-content-deletion>
            <table:cell-content-deletion table:id="ct1696">
              <table:change-track-table-cell office:value-type="float" office:value="1194"/>
            </table:cell-content-deletion>
            <table:cell-content-deletion table:id="ct1694">
              <table:change-track-table-cell office:value-type="string">
                <text:p>192.168.22.15</text:p>
              </table:change-track-table-cell>
            </table:cell-content-deletion>
            <table:cell-content-deletion table:id="ct1688">
              <table:change-track-table-cell office:value-type="string">
                <text:p>Both</text:p>
              </table:change-track-table-cell>
            </table:cell-content-deletion>
            <table:cell-content-deletion table:id="ct1687">
              <table:change-track-table-cell office:value-type="string">
                <text:p>Both</text:p>
              </table:change-track-table-cell>
            </table:cell-content-deletion>
            <table:cell-content-deletion table:id="ct1686">
              <table:change-track-table-cell office:value-type="string">
                <text:p>Both</text:p>
              </table:change-track-table-cell>
            </table:cell-content-deletion>
            <table:cell-content-deletion table:id="ct1685">
              <table:change-track-table-cell office:value-type="string">
                <text:p>Both</text:p>
              </table:change-track-table-cell>
            </table:cell-content-deletion>
            <table:cell-content-deletion table:id="ct1684">
              <table:change-track-table-cell office:value-type="string">
                <text:p>Both</text:p>
              </table:change-track-table-cell>
            </table:cell-content-deletion>
            <table:cell-content-deletion table:id="ct1683">
              <table:change-track-table-cell office:value-type="string">
                <text:p>Both</text:p>
              </table:change-track-table-cell>
            </table:cell-content-deletion>
            <table:cell-content-deletion table:id="ct1682">
              <table:change-track-table-cell office:value-type="string">
                <text:p>Both</text:p>
              </table:change-track-table-cell>
            </table:cell-content-deletion>
            <table:cell-content-deletion table:id="ct1693">
              <table:change-track-table-cell office:value-type="string">
                <text:p>UPD</text:p>
              </table:change-track-table-cell>
            </table:cell-content-deletion>
            <table:cell-content-deletion table:id="ct1666">
              <table:change-track-table-cell office:value-type="string">
                <text:p>Descriptions</text:p>
              </table:change-track-table-cell>
            </table:cell-content-deletion>
            <table:cell-content-deletion table:id="ct1695">
              <table:change-track-table-cell office:value-type="string">
                <text:p>Forwarded Port</text:p>
              </table:change-track-table-cell>
            </table:cell-content-deletion>
            <table:cell-content-deletion table:id="ct1663">
              <table:change-track-table-cell office:value-type="string">
                <text:p>Forward Address</text:p>
              </table:change-track-table-cell>
            </table:cell-content-deletion>
            <table:cell-content-deletion table:id="ct1662">
              <table:change-track-table-cell office:value-type="string">
                <text:p>Protocol</text:p>
              </table:change-track-table-cell>
            </table:cell-content-deletion>
          </table:deletions>
        </table:movement>
        <table:cell-content-change table:id="ct1721">
          <table:cell-address table:column="1" table:row="39" table:table="0"/>
          <office:change-info>
            <dc:creator> </dc:creator>
            <dc:date>2020-05-01T00:14:24.50</dc:date>
          </office:change-info>
          <table:previous>
            <table:change-track-table-cell/>
          </table:previous>
        </table:cell-content-change>
        <table:cell-content-change table:id="ct1722">
          <table:cell-address table:column="2" table:row="42" table:table="0"/>
          <office:change-info>
            <dc:creator> </dc:creator>
            <dc:date>2020-05-01T00:15:48.36</dc:date>
          </office:change-info>
          <table:previous>
            <table:change-track-table-cell/>
          </table:previous>
        </table:cell-content-change>
        <table:cell-content-change table:id="ct1723">
          <table:cell-address table:column="2" table:row="43" table:table="0"/>
          <office:change-info>
            <dc:creator> </dc:creator>
            <dc:date>2020-05-01T00:15:48.36</dc:date>
          </office:change-info>
          <table:previous>
            <table:change-track-table-cell/>
          </table:previous>
        </table:cell-content-change>
        <table:cell-content-change table:id="ct1724">
          <table:cell-address table:column="2" table:row="44" table:table="0"/>
          <office:change-info>
            <dc:creator> </dc:creator>
            <dc:date>2020-05-01T00:15:48.36</dc:date>
          </office:change-info>
          <table:previous>
            <table:change-track-table-cell/>
          </table:previous>
        </table:cell-content-change>
        <table:cell-content-change table:id="ct1725">
          <table:cell-address table:column="2" table:row="45" table:table="0"/>
          <office:change-info>
            <dc:creator> </dc:creator>
            <dc:date>2020-05-01T00:15:48.36</dc:date>
          </office:change-info>
          <table:previous>
            <table:change-track-table-cell/>
          </table:previous>
        </table:cell-content-change>
        <table:cell-content-change table:id="ct1726">
          <table:cell-address table:column="2" table:row="46" table:table="0"/>
          <office:change-info>
            <dc:creator> </dc:creator>
            <dc:date>2020-05-01T00:15:48.36</dc:date>
          </office:change-info>
          <table:previous>
            <table:change-track-table-cell/>
          </table:previous>
        </table:cell-content-change>
        <table:cell-content-change table:id="ct1727">
          <table:cell-address table:column="2" table:row="47" table:table="0"/>
          <office:change-info>
            <dc:creator> </dc:creator>
            <dc:date>2020-05-01T00:15:48.36</dc:date>
          </office:change-info>
          <table:previous>
            <table:change-track-table-cell/>
          </table:previous>
        </table:cell-content-change>
        <table:cell-content-change table:id="ct1728">
          <table:cell-address table:column="2" table:row="48" table:table="0"/>
          <office:change-info>
            <dc:creator> </dc:creator>
            <dc:date>2020-05-01T00:15:48.36</dc:date>
          </office:change-info>
          <table:previous>
            <table:change-track-table-cell/>
          </table:previous>
        </table:cell-content-change>
        <table:cell-content-change table:id="ct1729">
          <table:cell-address table:column="2" table:row="42" table:table="0"/>
          <office:change-info>
            <dc:creator> </dc:creator>
            <dc:date>2020-05-01T00:16:01.57</dc:date>
          </office:change-info>
          <table:previous table:id="ct1722">
            <table:change-track-table-cell office:value-type="float" office:value="1195"/>
          </table:previous>
        </table:cell-content-change>
        <table:cell-content-change table:id="ct1730">
          <table:cell-address table:column="2" table:row="43" table:table="0"/>
          <office:change-info>
            <dc:creator> </dc:creator>
            <dc:date>2020-05-01T00:16:01.57</dc:date>
          </office:change-info>
          <table:previous table:id="ct1723">
            <table:change-track-table-cell office:value-type="float" office:value="1196"/>
          </table:previous>
        </table:cell-content-change>
        <table:cell-content-change table:id="ct1731">
          <table:cell-address table:column="2" table:row="44" table:table="0"/>
          <office:change-info>
            <dc:creator> </dc:creator>
            <dc:date>2020-05-01T00:16:01.57</dc:date>
          </office:change-info>
          <table:previous table:id="ct1724">
            <table:change-track-table-cell office:value-type="float" office:value="1197"/>
          </table:previous>
        </table:cell-content-change>
        <table:cell-content-change table:id="ct1732">
          <table:cell-address table:column="2" table:row="45" table:table="0"/>
          <office:change-info>
            <dc:creator> </dc:creator>
            <dc:date>2020-05-01T00:16:01.57</dc:date>
          </office:change-info>
          <table:previous table:id="ct1725">
            <table:change-track-table-cell office:value-type="float" office:value="1198"/>
          </table:previous>
        </table:cell-content-change>
        <table:cell-content-change table:id="ct1733">
          <table:cell-address table:column="2" table:row="46" table:table="0"/>
          <office:change-info>
            <dc:creator> </dc:creator>
            <dc:date>2020-05-01T00:16:01.57</dc:date>
          </office:change-info>
          <table:previous table:id="ct1726">
            <table:change-track-table-cell office:value-type="float" office:value="1199"/>
          </table:previous>
        </table:cell-content-change>
        <table:cell-content-change table:id="ct1734">
          <table:cell-address table:column="2" table:row="47" table:table="0"/>
          <office:change-info>
            <dc:creator> </dc:creator>
            <dc:date>2020-05-01T00:16:01.57</dc:date>
          </office:change-info>
          <table:previous table:id="ct1727">
            <table:change-track-table-cell office:value-type="float" office:value="1200"/>
          </table:previous>
        </table:cell-content-change>
        <table:cell-content-change table:id="ct1735">
          <table:cell-address table:column="2" table:row="48" table:table="0"/>
          <office:change-info>
            <dc:creator> </dc:creator>
            <dc:date>2020-05-01T00:16:01.57</dc:date>
          </office:change-info>
          <table:previous table:id="ct1728">
            <table:change-track-table-cell office:value-type="float" office:value="1201"/>
          </table:previous>
        </table:cell-content-change>
        <table:cell-content-change table:id="ct1736">
          <table:cell-address table:column="1" table:row="41" table:table="0"/>
          <office:change-info>
            <dc:creator> </dc:creator>
            <dc:date>2020-05-01T00:16:05.20</dc:date>
          </office:change-info>
          <table:previous>
            <table:change-track-table-cell/>
          </table:previous>
        </table:cell-content-change>
        <table:movement table:id="ct1737">
          <table:source-range-address table:start-column="4" table:start-row="39" table:start-table="0" table:end-column="8" table:end-row="48" table:end-table="0"/>
          <table:target-range-address table:start-column="5" table:start-row="39" table:start-table="0" table:end-column="9" table:end-row="48" table:end-table="0"/>
          <office:change-info>
            <dc:creator> </dc:creator>
            <dc:date>2020-05-01T00:16:15.13</dc:date>
          </office:change-info>
          <table:dependencies>
            <table:dependence table:id="ct2068"/>
            <table:dependence table:id="ct2067"/>
            <table:dependence table:id="ct2066"/>
            <table:dependence table:id="ct2065"/>
            <table:dependence table:id="ct2064"/>
            <table:dependence table:id="ct2063"/>
            <table:dependence table:id="ct2062"/>
            <table:dependence table:id="ct2061"/>
            <table:dependence table:id="ct2060"/>
            <table:dependence table:id="ct2059"/>
            <table:dependence table:id="ct2058"/>
            <table:dependence table:id="ct2057"/>
            <table:dependence table:id="ct2056"/>
            <table:dependence table:id="ct2055"/>
            <table:dependence table:id="ct2054"/>
            <table:dependence table:id="ct2053"/>
            <table:dependence table:id="ct2052"/>
            <table:dependence table:id="ct2051"/>
            <table:dependence table:id="ct2050"/>
            <table:dependence table:id="ct1742"/>
            <table:dependence table:id="ct1741"/>
            <table:dependence table:id="ct1740"/>
            <table:dependence table:id="ct1739"/>
            <table:dependence table:id="ct1738"/>
            <table:dependence table:id="ct-117"/>
            <table:dependence table:id="ct-118"/>
          </table:dependencies>
          <table:deletions>
            <table:cell-content-deletion>
              <table:cell-address table:column="8" table:row="41" table:table="0"/>
              <table:change-track-table-cell office:value-type="string">
                <text:p>Open Vpn</text:p>
              </table:change-track-table-cell>
            </table:cell-content-deletion>
            <table:cell-content-deletion>
              <table:cell-address table:column="8" table:row="39" table:table="0"/>
              <table:change-track-table-cell office:value-type="string">
                <text:p>Descriptions</text:p>
              </table:change-track-table-cell>
            </table:cell-content-deletion>
            <table:cell-content-deletion>
              <table:cell-address table:column="6" table:row="41" table:table="0"/>
              <table:change-track-table-cell office:value-type="float" office:value="1194"/>
            </table:cell-content-deletion>
            <table:cell-content-deletion>
              <table:cell-address table:column="6" table:row="39" table:table="0"/>
              <table:change-track-table-cell office:value-type="string">
                <text:p>Forwarded Port</text:p>
              </table:change-track-table-cell>
            </table:cell-content-deletion>
            <table:cell-content-deletion table:id="ct1697">
              <table:change-track-table-cell office:value-type="string">
                <text:p>Open Vpn</text:p>
              </table:change-track-table-cell>
            </table:cell-content-deletion>
            <table:cell-content-deletion table:id="ct1696">
              <table:change-track-table-cell office:value-type="float" office:value="1194"/>
            </table:cell-content-deletion>
            <table:cell-content-deletion table:id="ct1666">
              <table:change-track-table-cell office:value-type="string">
                <text:p>Descriptions</text:p>
              </table:change-track-table-cell>
            </table:cell-content-deletion>
            <table:cell-content-deletion table:id="ct1695">
              <table:change-track-table-cell office:value-type="string">
                <text:p>Forwarded Port</text:p>
              </table:change-track-table-cell>
            </table:cell-content-deletion>
          </table:deletions>
        </table:movement>
        <table:movement table:id="ct1738">
          <table:source-range-address table:start-column="9" table:start-row="39" table:start-table="0" table:end-column="9" table:end-row="48" table:end-table="0"/>
          <table:target-range-address table:start-column="8" table:start-row="39" table:start-table="0" table:end-column="8" table:end-row="48" table:end-table="0"/>
          <office:change-info>
            <dc:creator> </dc:creator>
            <dc:date>2020-05-01T00:16:29.15</dc:date>
          </office:change-info>
          <table:dependencies>
            <table:dependence table:id="ct2072"/>
            <table:dependence table:id="ct2071"/>
            <table:dependence table:id="ct2070"/>
            <table:dependence table:id="ct2069"/>
            <table:dependence table:id="ct1740"/>
            <table:dependence table:id="ct-123"/>
            <table:dependence table:id="ct-124"/>
          </table:dependencies>
          <table:deletions>
            <table:cell-content-deletion>
              <table:cell-address table:column="8" table:row="41" table:table="0"/>
              <table:change-track-table-cell office:value-type="string">
                <text:p>Open Vpn</text:p>
              </table:change-track-table-cell>
            </table:cell-content-deletion>
            <table:cell-content-deletion>
              <table:cell-address table:column="8" table:row="39" table:table="0"/>
              <table:change-track-table-cell office:value-type="string">
                <text:p>Descriptions</text:p>
              </table:change-track-table-cell>
            </table:cell-content-deletion>
          </table:deletions>
        </table:movement>
        <table:cell-content-change table:id="ct1739">
          <table:cell-address table:column="4" table:row="39" table:table="0"/>
          <office:change-info>
            <dc:creator> </dc:creator>
            <dc:date>2020-05-01T00:16:57.62</dc:date>
          </office:change-info>
          <table:previous>
            <table:change-track-table-cell/>
          </table:previous>
        </table:cell-content-change>
        <table:movement table:id="ct1740">
          <table:source-range-address table:start-column="5" table:start-row="39" table:start-table="0" table:end-column="8" table:end-row="48" table:end-table="0"/>
          <table:target-range-address table:start-column="6" table:start-row="39" table:start-table="0" table:end-column="9" table:end-row="48" table:end-table="0"/>
          <office:change-info>
            <dc:creator> </dc:creator>
            <dc:date>2020-05-01T00:17:04.09</dc:date>
          </office:change-info>
          <table:dependencies>
            <table:dependence table:id="ct2068"/>
            <table:dependence table:id="ct2067"/>
            <table:dependence table:id="ct2066"/>
            <table:dependence table:id="ct2065"/>
            <table:dependence table:id="ct2064"/>
            <table:dependence table:id="ct2063"/>
            <table:dependence table:id="ct2062"/>
            <table:dependence table:id="ct2061"/>
            <table:dependence table:id="ct-125"/>
            <table:dependence table:id="ct-126"/>
          </table:dependencies>
          <table:deletions>
            <table:cell-content-deletion>
              <table:cell-address table:column="8" table:row="41" table:table="0"/>
              <table:change-track-table-cell office:value-type="string">
                <text:p>Open Vpn</text:p>
              </table:change-track-table-cell>
            </table:cell-content-deletion>
            <table:cell-content-deletion>
              <table:cell-address table:column="8" table:row="39" table:table="0"/>
              <table:change-track-table-cell office:value-type="string">
                <text:p>Descriptions</text:p>
              </table:change-track-table-cell>
            </table:cell-content-deletion>
            <table:cell-content-deletion>
              <table:cell-address table:column="7" table:row="41" table:table="0"/>
              <table:change-track-table-cell office:value-type="float" office:value="1194"/>
            </table:cell-content-deletion>
            <table:cell-content-deletion>
              <table:cell-address table:column="7" table:row="39" table:table="0"/>
              <table:change-track-table-cell office:value-type="string">
                <text:p>Forwarded Port</text:p>
              </table:change-track-table-cell>
            </table:cell-content-deletion>
            <table:cell-content-deletion>
              <table:cell-address table:column="9" table:row="41" table:table="0"/>
              <table:change-track-table-cell office:value-type="string">
                <text:p>Open Vpn</text:p>
              </table:change-track-table-cell>
            </table:cell-content-deletion>
            <table:cell-content-deletion>
              <table:cell-address table:column="9" table:row="39" table:table="0"/>
              <table:change-track-table-cell office:value-type="string">
                <text:p>Descriptions</text:p>
              </table:change-track-table-cell>
            </table:cell-content-deletion>
            <table:cell-content-deletion>
              <table:cell-address table:column="8" table:row="41" table:table="0"/>
              <table:change-track-table-cell office:value-type="string">
                <text:p>Open Vpn</text:p>
              </table:change-track-table-cell>
            </table:cell-content-deletion>
            <table:cell-content-deletion>
              <table:cell-address table:column="8" table:row="39" table:table="0"/>
              <table:change-track-table-cell office:value-type="string">
                <text:p>Descriptions</text:p>
              </table:change-track-table-cell>
            </table:cell-content-deletion>
            <table:cell-content-deletion>
              <table:cell-address table:column="6" table:row="41" table:table="0"/>
              <table:change-track-table-cell office:value-type="float" office:value="1194"/>
            </table:cell-content-deletion>
            <table:cell-content-deletion>
              <table:cell-address table:column="6" table:row="39" table:table="0"/>
              <table:change-track-table-cell office:value-type="string">
                <text:p>Forwarded Port</text:p>
              </table:change-track-table-cell>
            </table:cell-content-deletion>
            <table:cell-content-deletion table:id="ct1697">
              <table:change-track-table-cell office:value-type="string">
                <text:p>Open Vpn</text:p>
              </table:change-track-table-cell>
            </table:cell-content-deletion>
            <table:cell-content-deletion table:id="ct1666">
              <table:change-track-table-cell office:value-type="string">
                <text:p>Descriptions</text:p>
              </table:change-track-table-cell>
            </table:cell-content-deletion>
          </table:deletions>
        </table:movement>
        <table:cell-content-change table:id="ct1741">
          <table:cell-address table:column="4" table:row="41" table:table="0"/>
          <office:change-info>
            <dc:creator> </dc:creator>
            <dc:date>2020-05-01T00:17:24.75</dc:date>
          </office:change-info>
          <table:previous>
            <table:change-track-table-cell/>
          </table:previous>
        </table:cell-content-change>
        <table:cell-content-change table:id="ct1742">
          <table:cell-address table:column="4" table:row="41" table:table="0"/>
          <office:change-info>
            <dc:creator> </dc:creator>
            <dc:date>2020-05-01T00:18:19.77</dc:date>
          </office:change-info>
          <table:previous table:id="ct1741">
            <table:change-track-table-cell office:value-type="string">
              <text:p>eth0</text:p>
            </table:change-track-table-cell>
          </table:previous>
        </table:cell-content-change>
        <table:cell-content-change table:id="ct1743">
          <table:cell-address table:column="2" table:row="2" table:table="4"/>
          <office:change-info>
            <dc:creator> </dc:creator>
            <dc:date>2020-05-01T00:20:55.70</dc:date>
          </office:change-info>
          <table:previous table:id="ct1700">
            <table:change-track-table-cell table:cell-address="'Port Fowrading'.C3" table:formula="of:=CONCATENATE([Data.C42];&quot; &quot;;[Data.D42];&quot; &quot;;[Data.G42];&quot; &quot;;[Data.I42];&quot; &quot;;[Data.J42];&quot; &quot;;[Data.J42])" office:value-type="string">
              <text:p>1194 UPD 192.168.22.15 1194 Open Vpn Open Vpn</text:p>
            </table:change-track-table-cell>
          </table:previous>
        </table:cell-content-change>
        <table:cell-content-change table:id="ct1744">
          <table:cell-address table:column="2" table:row="2" table:table="4"/>
          <office:change-info>
            <dc:creator> </dc:creator>
            <dc:date>2020-05-01T00:22:02.28</dc:date>
          </office:change-info>
          <table:previous table:id="ct1743">
            <table:change-track-table-cell table:cell-address="'Port Fowrading'.C3" table:formula="of:=CONCATENATE([Data.B42];&quot; &quot;;[Data.C42];&quot; &quot;;[Data.D42];&quot; &quot;;[Data.G42];&quot; &quot;;[Data.I42];&quot; &quot;;[Data.J42];&quot; &quot;;[Data.J42])" office:value-type="string">
              <text:p>eth0 1194 UPD 192.168.22.15 1194 Open Vpn Open Vpn</text:p>
            </table:change-track-table-cell>
          </table:previous>
        </table:cell-content-change>
        <table:cell-content-change table:id="ct1745">
          <table:cell-address table:column="2" table:row="2" table:table="4"/>
          <office:change-info>
            <dc:creator> </dc:creator>
            <dc:date>2020-05-01T00:22:45.19</dc:date>
          </office:change-info>
          <table:previous table:id="ct1744">
            <table:change-track-table-cell table:cell-address="'Port Fowrading'.C3" table:formula="of:=CONCATENATE([Data.B42];&quot; &quot;;[Data.C42];&quot; &quot;;[Data.D42];&quot; &quot;;[Data.E42];&quot; &quot;;[Data.G42];&quot; &quot;;[Data.I42];&quot; &quot;;[Data.J42];&quot; &quot;;[Data.J42])" office:value-type="string">
              <text:p>eth0 1194 UPD switch0 192.168.22.15 1194 Open Vpn Open Vpn</text:p>
            </table:change-track-table-cell>
          </table:previous>
        </table:cell-content-change>
        <table:cell-content-change table:id="ct1746">
          <table:cell-address table:column="2" table:row="2" table:table="4"/>
          <office:change-info>
            <dc:creator> </dc:creator>
            <dc:date>2020-05-01T00:22:50.57</dc:date>
          </office:change-info>
          <table:previous table:id="ct1745">
            <table:change-track-table-cell table:cell-address="'Port Fowrading'.C3" table:formula="of:=CONCATENATE([Data.B42];&quot; &quot;;[Data.C42];&quot; &quot;;[Data.D42];&quot; &quot;;[Data.E42];&quot; &quot;;[Data.G42];&quot; &quot;;[Data.I42];&quot; &quot;;[Data.J42];)" office:value-type="string"/>
          </table:previous>
        </table:cell-content-change>
        <table:cell-content-change table:id="ct1747">
          <table:cell-address table:column="0" table:row="9" table:table="4"/>
          <office:change-info>
            <dc:creator> </dc:creator>
            <dc:date>2020-05-01T00:23:31.18</dc:date>
          </office:change-info>
          <table:previous>
            <table:change-track-table-cell office:value-type="string">
              <text:p>set port-forward wan-interface eth0</text:p>
            </table:change-track-table-cell>
          </table:previous>
        </table:cell-content-change>
        <table:cell-content-change table:id="ct1748">
          <table:cell-address table:column="3" table:row="9" table:table="4"/>
          <office:change-info>
            <dc:creator> </dc:creator>
            <dc:date>2020-05-01T00:23:48.61</dc:date>
          </office:change-info>
          <table:previous>
            <table:change-track-table-cell/>
          </table:previous>
        </table:cell-content-change>
        <table:cell-content-change table:id="ct1749">
          <table:cell-address table:column="3" table:row="10" table:table="4"/>
          <office:change-info>
            <dc:creator> </dc:creator>
            <dc:date>2020-05-01T00:24:04.56</dc:date>
          </office:change-info>
          <table:previous>
            <table:change-track-table-cell/>
          </table:previous>
        </table:cell-content-change>
        <table:cell-content-change table:id="ct1750">
          <table:cell-address table:column="3" table:row="10" table:table="4"/>
          <office:change-info>
            <dc:creator> </dc:creator>
            <dc:date>2020-05-01T00:24:13.37</dc:date>
          </office:change-info>
          <table:previous table:id="ct1749">
            <table:change-track-table-cell table:cell-address="'Port Fowrading'.D11" table:formula="of:=[Data.B43]" office:value-type="string">
              <text:p>eth0</text:p>
            </table:change-track-table-cell>
          </table:previous>
        </table:cell-content-change>
        <table:cell-content-change table:id="ct1751">
          <table:cell-address table:column="0" table:row="10" table:table="4"/>
          <office:change-info>
            <dc:creator> </dc:creator>
            <dc:date>2020-05-01T00:24:22.51</dc:date>
          </office:change-info>
          <table:previous>
            <table:change-track-table-cell office:value-type="string">
              <text:p>set port-forward lan-interface eth1</text:p>
            </table:change-track-table-cell>
          </table:previous>
        </table:cell-content-change>
        <table:cell-content-change table:id="ct1752">
          <table:cell-address table:column="0" table:row="12" table:table="4"/>
          <office:change-info>
            <dc:creator> </dc:creator>
            <dc:date>2020-05-01T00:24:33.72</dc:date>
          </office:change-info>
          <table:previous>
            <table:change-track-table-cell office:value-type="string">
              <text:p>set port-forward rule 1 description https</text:p>
            </table:change-track-table-cell>
          </table:previous>
        </table:cell-content-change>
        <table:cell-content-change table:id="ct1753">
          <table:cell-address table:column="3" table:row="12" table:table="4"/>
          <office:change-info>
            <dc:creator> </dc:creator>
            <dc:date>2020-05-01T00:24:50.30</dc:date>
          </office:change-info>
          <table:previous>
            <table:change-track-table-cell/>
          </table:previous>
        </table:cell-content-change>
        <table:cell-content-change table:id="ct1754">
          <table:cell-address table:column="0" table:row="13" table:table="4"/>
          <office:change-info>
            <dc:creator> </dc:creator>
            <dc:date>2020-05-01T00:25:01.95</dc:date>
          </office:change-info>
          <table:previous>
            <table:change-track-table-cell office:value-type="string">
              <text:p>set port-forward rule 1 forward-to address 192.168.1.10</text:p>
            </table:change-track-table-cell>
          </table:previous>
        </table:cell-content-change>
        <table:cell-content-change table:id="ct1755">
          <table:cell-address table:column="3" table:row="13" table:table="4"/>
          <office:change-info>
            <dc:creator> </dc:creator>
            <dc:date>2020-05-01T00:25:21.54</dc:date>
          </office:change-info>
          <table:previous>
            <table:change-track-table-cell/>
          </table:previous>
        </table:cell-content-change>
        <table:cell-content-change table:id="ct1756">
          <table:cell-address table:column="3" table:row="13" table:table="4"/>
          <office:change-info>
            <dc:creator> </dc:creator>
            <dc:date>2020-05-01T00:25:32.49</dc:date>
          </office:change-info>
          <table:previous table:id="ct1755">
            <table:change-track-table-cell table:cell-address="'Port Fowrading'.D14" table:formula="of:=[Data.E42]" office:value-type="string">
              <text:p>switch0</text:p>
            </table:change-track-table-cell>
          </table:previous>
        </table:cell-content-change>
        <table:cell-content-change table:id="ct1757">
          <table:cell-address table:column="3" table:row="13" table:table="4"/>
          <office:change-info>
            <dc:creator> </dc:creator>
            <dc:date>2020-05-01T00:25:40.73</dc:date>
          </office:change-info>
          <table:previous table:id="ct1756">
            <table:change-track-table-cell table:cell-address="'Port Fowrading'.D14" table:formula="of:=Data.G#REF!" office:value-type="float" office:value="0"/>
          </table:previous>
        </table:cell-content-change>
        <table:cell-content-change table:id="ct1758">
          <table:cell-address table:column="3" table:row="14" table:table="4"/>
          <office:change-info>
            <dc:creator> </dc:creator>
            <dc:date>2020-05-01T00:26:13.13</dc:date>
          </office:change-info>
          <table:previous>
            <table:change-track-table-cell/>
          </table:previous>
        </table:cell-content-change>
        <table:cell-content-change table:id="ct1759">
          <table:cell-address table:column="3" table:row="14" table:table="4"/>
          <office:change-info>
            <dc:creator> </dc:creator>
            <dc:date>2020-05-01T00:26:37.95</dc:date>
          </office:change-info>
          <table:previous table:id="ct1758">
            <table:change-track-table-cell table:cell-address="'Port Fowrading'.D15" table:formula="of:=[Data.G42]" office:value-type="string">
              <text:p>192.168.22.15</text:p>
            </table:change-track-table-cell>
          </table:previous>
        </table:cell-content-change>
        <table:cell-content-change table:id="ct1760">
          <table:cell-address table:column="3" table:row="15" table:table="4"/>
          <office:change-info>
            <dc:creator> </dc:creator>
            <dc:date>2020-05-01T00:26:53.74</dc:date>
          </office:change-info>
          <table:previous>
            <table:change-track-table-cell/>
          </table:previous>
        </table:cell-content-change>
        <table:cell-content-change table:id="ct1761">
          <table:cell-address table:column="3" table:row="16" table:table="4"/>
          <office:change-info>
            <dc:creator> </dc:creator>
            <dc:date>2020-05-01T00:27:10.31</dc:date>
          </office:change-info>
          <table:previous>
            <table:change-track-table-cell/>
          </table:previous>
        </table:cell-content-change>
        <table:cell-content-change table:id="ct1762">
          <table:cell-address table:column="0" table:row="16" table:table="4"/>
          <office:change-info>
            <dc:creator> </dc:creator>
            <dc:date>2020-05-01T00:27:17.78</dc:date>
          </office:change-info>
          <table:previous>
            <table:change-track-table-cell office:value-type="string">
              <text:p>set port-forward rule 1 protocol tcp </text:p>
            </table:change-track-table-cell>
          </table:previous>
        </table:cell-content-change>
        <table:cell-content-change table:id="ct1763">
          <table:cell-address table:column="0" table:row="15" table:table="4"/>
          <office:change-info>
            <dc:creator> </dc:creator>
            <dc:date>2020-05-01T00:27:20.68</dc:date>
          </office:change-info>
          <table:previous>
            <table:change-track-table-cell office:value-type="string">
              <text:p>set port-forward rule 1 original-port 443</text:p>
            </table:change-track-table-cell>
          </table:previous>
        </table:cell-content-change>
        <table:cell-content-change table:id="ct1764">
          <table:cell-address table:column="0" table:row="14" table:table="4"/>
          <office:change-info>
            <dc:creator> </dc:creator>
            <dc:date>2020-05-01T00:27:24.18</dc:date>
          </office:change-info>
          <table:previous>
            <table:change-track-table-cell office:value-type="string">
              <text:p>set port-forward rule 1 forward-to port 443</text:p>
            </table:change-track-table-cell>
          </table:previous>
        </table:cell-content-change>
        <table:movement table:id="ct1765">
          <table:source-range-address table:start-column="0" table:start-row="19" table:start-table="4" table:end-column="1" table:end-row="25" table:end-table="4"/>
          <table:target-range-address table:start-column="0" table:start-row="7" table:start-table="4" table:end-column="1" table:end-row="16" table:end-table="4"/>
          <office:change-info>
            <dc:creator> </dc:creator>
            <dc:date>2020-05-01T00:27:31.50</dc:date>
          </office:change-info>
          <table:dependencies>
            <table:dependence table:id="ct2363"/>
            <table:dependence table:id="ct2362"/>
            <table:dependence table:id="ct2361"/>
            <table:dependence table:id="ct2356"/>
            <table:dependence table:id="ct2355"/>
            <table:dependence table:id="ct2354"/>
            <table:dependence table:id="ct1993"/>
            <table:dependence table:id="ct1992"/>
            <table:dependence table:id="ct1989"/>
            <table:dependence table:id="ct1988"/>
            <table:dependence table:id="ct1983"/>
            <table:dependence table:id="ct1850"/>
            <table:dependence table:id="ct1849"/>
            <table:dependence table:id="ct1848"/>
            <table:dependence table:id="ct1845"/>
            <table:dependence table:id="ct1844"/>
            <table:dependence table:id="ct1843"/>
            <table:dependence table:id="ct1842"/>
            <table:dependence table:id="ct1841"/>
            <table:dependence table:id="ct1840"/>
            <table:dependence table:id="ct1839"/>
            <table:dependence table:id="ct1817"/>
            <table:dependence table:id="ct1795"/>
            <table:dependence table:id="ct-131"/>
          </table:dependencies>
        </table:movement>
        <table:cell-content-change table:id="ct1766">
          <table:cell-address table:column="2" table:row="2" table:table="4"/>
          <office:change-info>
            <dc:creator> </dc:creator>
            <dc:date>2020-05-01T00:28:00.40</dc:date>
          </office:change-info>
          <table:previous table:id="ct1746">
            <table:change-track-table-cell table:cell-address="'Port Fowrading'.C3" table:formula="of:=CONCATENATE([Data.B42];&quot; &quot;;[Data.C42];&quot; &quot;;[Data.D42];&quot; &quot;;[Data.E42];&quot; &quot;;[Data.G42];&quot; &quot;;[Data.I42];&quot; &quot;;[Data.J42])" office:value-type="string">
              <text:p>eth0 1194 UPD switch0 192.168.22.15 1194 Open Vpn</text:p>
            </table:change-track-table-cell>
          </table:previous>
        </table:cell-content-change>
        <table:cell-content-change table:id="ct1767">
          <table:cell-address table:column="2" table:row="3" table:table="4"/>
          <office:change-info>
            <dc:creator> </dc:creator>
            <dc:date>2020-05-01T00:28:00.40</dc:date>
          </office:change-info>
          <table:previous>
            <table:change-track-table-cell/>
          </table:previous>
        </table:cell-content-change>
        <table:cell-content-change table:id="ct1768">
          <table:cell-address table:column="2" table:row="4" table:table="4"/>
          <office:change-info>
            <dc:creator> </dc:creator>
            <dc:date>2020-05-01T00:28:00.40</dc:date>
          </office:change-info>
          <table:previous>
            <table:change-track-table-cell/>
          </table:previous>
        </table:cell-content-change>
        <table:cell-content-change table:id="ct1769">
          <table:cell-address table:column="2" table:row="5" table:table="4"/>
          <office:change-info>
            <dc:creator> </dc:creator>
            <dc:date>2020-05-01T00:28:00.40</dc:date>
          </office:change-info>
          <table:previous>
            <table:change-track-table-cell/>
          </table:previous>
        </table:cell-content-change>
        <table:cell-content-change table:id="ct1770">
          <table:cell-address table:column="2" table:row="2" table:table="4"/>
          <office:change-info>
            <dc:creator> </dc:creator>
            <dc:date>2020-05-01T00:28:09.28</dc:date>
          </office:change-info>
          <table:previous table:id="ct1766">
            <table:change-track-table-cell table:cell-address="'Port Fowrading'.C3" table:formula="of:=CONCATENATE([Data.B42];&quot; &quot;;[Data.C42];&quot; &quot;;[Data.D42];&quot; &quot;;[Data.E42];&quot; &quot;;[Data.G42];&quot; &quot;;[Data.I42];&quot; &quot;;[Data.J42])" office:value-type="string">
              <text:p>eth0 1194 UPD switch0 192.168.22.15 1194 Open Vpn</text:p>
            </table:change-track-table-cell>
          </table:previous>
        </table:cell-content-change>
        <table:cell-content-change table:id="ct1771">
          <table:cell-address table:column="2" table:row="3" table:table="4"/>
          <office:change-info>
            <dc:creator> </dc:creator>
            <dc:date>2020-05-01T00:28:09.28</dc:date>
          </office:change-info>
          <table:previous table:id="ct1767">
            <table:change-track-table-cell table:cell-address="'Port Fowrading'.C4" table:formula="of:=CONCATENATE([Data.B43];&quot; &quot;;[Data.C43];&quot; &quot;;[Data.D43];&quot; &quot;;[Data.E43];&quot; &quot;;[Data.G43];&quot; &quot;;[Data.I43];&quot; &quot;;[Data.J43])" office:value-type="string">
              <text:p>eth0 80 TCP eth0.200 192.168.200.10 180 Web</text:p>
            </table:change-track-table-cell>
          </table:previous>
        </table:cell-content-change>
        <table:cell-content-change table:id="ct1772">
          <table:cell-address table:column="2" table:row="4" table:table="4"/>
          <office:change-info>
            <dc:creator> </dc:creator>
            <dc:date>2020-05-01T00:28:09.28</dc:date>
          </office:change-info>
          <table:previous table:id="ct1768">
            <table:change-track-table-cell table:cell-address="'Port Fowrading'.C5" table:formula="of:=CONCATENATE([Data.B44];&quot; &quot;;[Data.C44];&quot; &quot;;[Data.D44];&quot; &quot;;[Data.E44];&quot; &quot;;[Data.G44];&quot; &quot;;[Data.I44];&quot; &quot;;[Data.J44])" office:value-type="string">
              <text:p>eth0 443 TCP eth1.202 192.168.202.11 1443 Secure Web</text:p>
            </table:change-track-table-cell>
          </table:previous>
        </table:cell-content-change>
        <table:cell-content-change table:id="ct1773">
          <table:cell-address table:column="2" table:row="5" table:table="4"/>
          <office:change-info>
            <dc:creator> </dc:creator>
            <dc:date>2020-05-01T00:28:09.28</dc:date>
          </office:change-info>
          <table:previous table:id="ct1769">
            <table:change-track-table-cell table:cell-address="'Port Fowrading'.C6" table:formula="of:=CONCATENATE([Data.B45];&quot; &quot;;[Data.C45];&quot; &quot;;[Data.D45];&quot; &quot;;[Data.E45];&quot; &quot;;[Data.G45];&quot; &quot;;[Data.I45];&quot; &quot;;[Data.J45])" office:value-type="string">
              <text:p>eth0 22 Both switch0.66 192.168.66.13 22 SSH</text:p>
            </table:change-track-table-cell>
          </table:previous>
        </table:cell-content-change>
        <table:cell-content-change table:id="ct1774">
          <table:cell-address table:column="3" table:row="9" table:table="4"/>
          <office:change-info>
            <dc:creator> </dc:creator>
            <dc:date>2020-05-01T00:28:38.10</dc:date>
          </office:change-info>
          <table:previous>
            <table:change-track-table-cell/>
          </table:previous>
        </table:cell-content-change>
        <table:cell-content-change table:id="ct1775">
          <table:cell-address table:column="3" table:row="9" table:table="4"/>
          <office:change-info>
            <dc:creator> </dc:creator>
            <dc:date>2020-05-01T00:28:52.30</dc:date>
          </office:change-info>
          <table:previous table:id="ct1774">
            <table:change-track-table-cell table:cell-address="'Port Fowrading'.D10" table:formula="of:=CONCATENATE([Data.C47];&quot; &quot;;[Data.D47];&quot; &quot;;[Data.E47];&quot; &quot;;[Data.F47];&quot; &quot;;[Data.H47];&quot; &quot;;[Data.J47];&quot; &quot;;[Data.K47])" office:value-type="string">
              <text:p><text:s text:c="6"/></text:p>
            </table:change-track-table-cell>
          </table:previous>
        </table:cell-content-change>
        <table:cell-content-change table:id="ct1776">
          <table:cell-address table:column="3" table:row="10" table:table="4"/>
          <office:change-info>
            <dc:creator> </dc:creator>
            <dc:date>2020-05-01T00:29:00.68</dc:date>
          </office:change-info>
          <table:previous>
            <table:change-track-table-cell/>
          </table:previous>
        </table:cell-content-change>
        <table:cell-content-change table:id="ct1777">
          <table:cell-address table:column="3" table:row="9" table:table="4"/>
          <office:change-info>
            <dc:creator> </dc:creator>
            <dc:date>2020-05-01T00:29:00.68</dc:date>
          </office:change-info>
          <table:previous>
            <table:change-track-table-cell/>
          </table:previous>
        </table:cell-content-change>
        <table:cell-content-change table:id="ct1778">
          <table:cell-address table:column="3" table:row="10" table:table="4"/>
          <office:change-info>
            <dc:creator> </dc:creator>
            <dc:date>2020-05-01T00:29:00.68</dc:date>
          </office:change-info>
          <table:previous>
            <table:change-track-table-cell/>
          </table:previous>
        </table:cell-content-change>
        <table:cell-content-change table:id="ct1779">
          <table:cell-address table:column="3" table:row="11" table:table="4"/>
          <office:change-info>
            <dc:creator> </dc:creator>
            <dc:date>2020-05-01T00:29:00.68</dc:date>
          </office:change-info>
          <table:previous>
            <table:change-track-table-cell/>
          </table:previous>
        </table:cell-content-change>
        <table:cell-content-change table:id="ct1780">
          <table:cell-address table:column="3" table:row="12" table:table="4"/>
          <office:change-info>
            <dc:creator> </dc:creator>
            <dc:date>2020-05-01T00:29:00.68</dc:date>
          </office:change-info>
          <table:previous>
            <table:change-track-table-cell/>
          </table:previous>
        </table:cell-content-change>
        <table:cell-content-change table:id="ct1781">
          <table:cell-address table:column="3" table:row="13" table:table="4"/>
          <office:change-info>
            <dc:creator> </dc:creator>
            <dc:date>2020-05-01T00:29:00.68</dc:date>
          </office:change-info>
          <table:previous>
            <table:change-track-table-cell/>
          </table:previous>
        </table:cell-content-change>
        <table:cell-content-change table:id="ct1782">
          <table:cell-address table:column="3" table:row="14" table:table="4"/>
          <office:change-info>
            <dc:creator> </dc:creator>
            <dc:date>2020-05-01T00:29:00.68</dc:date>
          </office:change-info>
          <table:previous>
            <table:change-track-table-cell/>
          </table:previous>
        </table:cell-content-change>
        <table:cell-content-change table:id="ct1783">
          <table:cell-address table:column="3" table:row="15" table:table="4"/>
          <office:change-info>
            <dc:creator> </dc:creator>
            <dc:date>2020-05-01T00:29:00.68</dc:date>
          </office:change-info>
          <table:previous>
            <table:change-track-table-cell/>
          </table:previous>
        </table:cell-content-change>
        <table:cell-content-change table:id="ct1784">
          <table:cell-address table:column="3" table:row="16" table:table="4"/>
          <office:change-info>
            <dc:creator> </dc:creator>
            <dc:date>2020-05-01T00:29:00.68</dc:date>
          </office:change-info>
          <table:previous>
            <table:change-track-table-cell/>
          </table:previous>
        </table:cell-content-change>
        <table:cell-content-change table:id="ct1785">
          <table:cell-address table:column="3" table:row="11" table:table="4"/>
          <office:change-info>
            <dc:creator> </dc:creator>
            <dc:date>2020-05-01T00:29:07.02</dc:date>
          </office:change-info>
          <table:previous table:id="ct1779">
            <table:change-track-table-cell table:cell-address="'Port Fowrading'.D12" table:formula="of:=CONCATENATE([.A12])" office:value-type="string">
              <text:p>set port-forward wan-interface </text:p>
            </table:change-track-table-cell>
          </table:previous>
        </table:cell-content-change>
        <table:cell-content-change table:id="ct1786">
          <table:cell-address table:column="3" table:row="9" table:table="4"/>
          <office:change-info>
            <dc:creator> </dc:creator>
            <dc:date>2020-05-01T00:29:18.83</dc:date>
          </office:change-info>
          <table:previous table:id="ct1777">
            <table:change-track-table-cell table:cell-address="'Port Fowrading'.D10" table:formula="of:=CONCATENATE([.A10])" office:value-type="string">
              <text:p>set port-forward auto-firewall enable</text:p>
            </table:change-track-table-cell>
          </table:previous>
        </table:cell-content-change>
        <table:cell-content-change table:id="ct1787">
          <table:cell-address table:column="3" table:row="9" table:table="4"/>
          <office:change-info>
            <dc:creator> </dc:creator>
            <dc:date>2020-05-01T00:29:24.33</dc:date>
          </office:change-info>
          <table:previous table:id="ct1786">
            <table:change-track-table-cell table:cell-address="'Port Fowrading'.D10" table:formula="of:=CONCATENATE(a10b10)" office:value-type="float" office:value="0"/>
          </table:previous>
        </table:cell-content-change>
        <table:cell-content-change table:id="ct1788">
          <table:cell-address table:column="3" table:row="10" table:table="4"/>
          <office:change-info>
            <dc:creator> </dc:creator>
            <dc:date>2020-05-01T00:29:31.98</dc:date>
          </office:change-info>
          <table:previous table:id="ct1778">
            <table:change-track-table-cell table:cell-address="'Port Fowrading'.D11" table:formula="of:=CONCATENATE([.A11])" office:value-type="string">
              <text:p>set port-forward hairpin-nat enable</text:p>
            </table:change-track-table-cell>
          </table:previous>
        </table:cell-content-change>
        <table:cell-content-change table:id="ct1789">
          <table:cell-address table:column="3" table:row="11" table:table="4"/>
          <office:change-info>
            <dc:creator> </dc:creator>
            <dc:date>2020-05-01T00:29:31.98</dc:date>
          </office:change-info>
          <table:previous table:id="ct1785">
            <table:change-track-table-cell/>
          </table:previous>
        </table:cell-content-change>
        <table:cell-content-change table:id="ct1790">
          <table:cell-address table:column="3" table:row="12" table:table="4"/>
          <office:change-info>
            <dc:creator> </dc:creator>
            <dc:date>2020-05-01T00:29:31.98</dc:date>
          </office:change-info>
          <table:previous table:id="ct1780">
            <table:change-track-table-cell table:cell-address="'Port Fowrading'.D13" table:formula="of:=CONCATENATE([.A13])" office:value-type="string">
              <text:p>set port-forward lan-interface </text:p>
            </table:change-track-table-cell>
          </table:previous>
        </table:cell-content-change>
        <table:cell-content-change table:id="ct1791">
          <table:cell-address table:column="3" table:row="13" table:table="4"/>
          <office:change-info>
            <dc:creator> </dc:creator>
            <dc:date>2020-05-01T00:29:31.98</dc:date>
          </office:change-info>
          <table:previous table:id="ct1781">
            <table:change-track-table-cell table:cell-address="'Port Fowrading'.D14" table:formula="of:=CONCATENATE([.A14])" office:value-type="string"/>
          </table:previous>
        </table:cell-content-change>
        <table:cell-content-change table:id="ct1792">
          <table:cell-address table:column="3" table:row="14" table:table="4"/>
          <office:change-info>
            <dc:creator> </dc:creator>
            <dc:date>2020-05-01T00:29:31.98</dc:date>
          </office:change-info>
          <table:previous table:id="ct1782">
            <table:change-track-table-cell table:cell-address="'Port Fowrading'.D15" table:formula="of:=CONCATENATE([.A15])" office:value-type="string">
              <text:p>set port-forward rule </text:p>
            </table:change-track-table-cell>
          </table:previous>
        </table:cell-content-change>
        <table:cell-content-change table:id="ct1793">
          <table:cell-address table:column="3" table:row="15" table:table="4"/>
          <office:change-info>
            <dc:creator> </dc:creator>
            <dc:date>2020-05-01T00:29:31.98</dc:date>
          </office:change-info>
          <table:previous table:id="ct1783">
            <table:change-track-table-cell table:cell-address="'Port Fowrading'.D16" table:formula="of:=CONCATENATE([.A16])" office:value-type="string">
              <text:p>set port-forward rule </text:p>
            </table:change-track-table-cell>
          </table:previous>
        </table:cell-content-change>
        <table:cell-content-change table:id="ct1794">
          <table:cell-address table:column="3" table:row="16" table:table="4"/>
          <office:change-info>
            <dc:creator> </dc:creator>
            <dc:date>2020-05-01T00:29:31.98</dc:date>
          </office:change-info>
          <table:previous table:id="ct1784">
            <table:change-track-table-cell table:cell-address="'Port Fowrading'.D17" table:formula="of:=CONCATENATE([.A17])" office:value-type="string">
              <text:p>set port-forward rule </text:p>
            </table:change-track-table-cell>
          </table:previous>
        </table:cell-content-change>
        <table:movement table:id="ct1795">
          <table:source-range-address table:start-column="1" table:start-row="7" table:start-table="4" table:end-column="3" table:end-row="16" table:end-table="4"/>
          <table:target-range-address table:start-column="3" table:start-row="7" table:start-table="4" table:end-column="5" table:end-row="16" table:end-table="4"/>
          <office:change-info>
            <dc:creator> </dc:creator>
            <dc:date>2020-05-01T00:30:23.36</dc:date>
          </office:change-info>
          <table:dependencies>
            <table:dependence table:id="ct1836"/>
            <table:dependence table:id="ct1835"/>
            <table:dependence table:id="ct1832"/>
            <table:dependence table:id="ct1831"/>
            <table:dependence table:id="ct1830"/>
            <table:dependence table:id="ct1829"/>
            <table:dependence table:id="ct1817"/>
            <table:dependence table:id="ct1800"/>
            <table:dependence table:id="ct1799"/>
            <table:dependence table:id="ct1798"/>
            <table:dependence table:id="ct1797"/>
            <table:dependence table:id="ct1796"/>
          </table:dependencies>
          <table:deletions>
            <table:cell-content-deletion table:id="ct1794">
              <table:change-track-table-cell table:cell-address="'Port Fowrading'.D17" table:formula="of:=CONCATENATE([.A17];[.B17])" office:value-type="string">
                <text:p>set port-forward rule 1</text:p>
              </table:change-track-table-cell>
            </table:cell-content-deletion>
            <table:cell-content-deletion table:id="ct1793">
              <table:change-track-table-cell table:cell-address="'Port Fowrading'.D16" table:formula="of:=CONCATENATE([.A16];[.B16])" office:value-type="string">
                <text:p>set port-forward rule 1</text:p>
              </table:change-track-table-cell>
            </table:cell-content-deletion>
            <table:cell-content-deletion table:id="ct1792">
              <table:change-track-table-cell table:cell-address="'Port Fowrading'.D15" table:formula="of:=CONCATENATE([.A15];[.B15])" office:value-type="string">
                <text:p>set port-forward rule 1</text:p>
              </table:change-track-table-cell>
            </table:cell-content-deletion>
            <table:cell-content-deletion table:id="ct1791">
              <table:change-track-table-cell table:cell-address="'Port Fowrading'.D14" table:formula="of:=CONCATENATE([.A14];[.B14])" office:value-type="string"/>
            </table:cell-content-deletion>
            <table:cell-content-deletion table:id="ct1790">
              <table:change-track-table-cell table:cell-address="'Port Fowrading'.D13" table:formula="of:=CONCATENATE([.A13];[.B13])" office:value-type="string">
                <text:p>set port-forward lan-interface </text:p>
              </table:change-track-table-cell>
            </table:cell-content-deletion>
            <table:cell-content-deletion table:id="ct1789">
              <table:change-track-table-cell table:cell-address="'Port Fowrading'.D12" table:formula="of:=CONCATENATE([.A12];[.B12])" office:value-type="string">
                <text:p>set port-forward wan-interface </text:p>
              </table:change-track-table-cell>
            </table:cell-content-deletion>
            <table:cell-content-deletion table:id="ct1788">
              <table:change-track-table-cell table:cell-address="'Port Fowrading'.D11" table:formula="of:=CONCATENATE([.A11];[.B11])" office:value-type="string">
                <text:p>set port-forward hairpin-nat enable</text:p>
              </table:change-track-table-cell>
            </table:cell-content-deletion>
            <table:cell-content-deletion table:id="ct1787">
              <table:change-track-table-cell table:cell-address="'Port Fowrading'.D10" table:formula="of:=CONCATENATE([.A10];[.B10])" office:value-type="string">
                <text:p>set port-forward auto-firewall enable</text:p>
              </table:change-track-table-cell>
            </table:cell-content-deletion>
            <table:cell-content-deletion table:id="ct1776">
              <table:change-track-table-cell table:cell-address="'Port Fowrading'.D11" table:formula="of:=CONCATENATE([.A11])" office:value-type="string">
                <text:p>set port-forward hairpin-nat enable</text:p>
              </table:change-track-table-cell>
            </table:cell-content-deletion>
            <table:cell-content-deletion table:id="ct1775">
              <table:change-track-table-cell table:cell-address="'Port Fowrading'.D10" table:formula="of:=CONCATENATE([.A10])" office:value-type="string">
                <text:p>set port-forward auto-firewall enable</text:p>
              </table:change-track-table-cell>
            </table:cell-content-deletion>
          </table:deletions>
        </table:movement>
        <table:cell-content-change table:id="ct1796">
          <table:cell-address table:column="2" table:row="12" table:table="4"/>
          <office:change-info>
            <dc:creator> </dc:creator>
            <dc:date>2020-05-01T00:30:43.19</dc:date>
          </office:change-info>
          <table:previous>
            <table:change-track-table-cell/>
          </table:previous>
        </table:cell-content-change>
        <table:cell-content-change table:id="ct1797">
          <table:cell-address table:column="2" table:row="13" table:table="4"/>
          <office:change-info>
            <dc:creator> </dc:creator>
            <dc:date>2020-05-01T00:30:49.28</dc:date>
          </office:change-info>
          <table:previous>
            <table:change-track-table-cell/>
          </table:previous>
        </table:cell-content-change>
        <table:cell-content-change table:id="ct1798">
          <table:cell-address table:column="2" table:row="14" table:table="4"/>
          <office:change-info>
            <dc:creator> </dc:creator>
            <dc:date>2020-05-01T00:30:54.71</dc:date>
          </office:change-info>
          <table:previous>
            <table:change-track-table-cell/>
          </table:previous>
        </table:cell-content-change>
        <table:cell-content-change table:id="ct1799">
          <table:cell-address table:column="2" table:row="15" table:table="4"/>
          <office:change-info>
            <dc:creator> </dc:creator>
            <dc:date>2020-05-01T00:31:00.64</dc:date>
          </office:change-info>
          <table:previous>
            <table:change-track-table-cell/>
          </table:previous>
        </table:cell-content-change>
        <table:cell-content-change table:id="ct1800">
          <table:cell-address table:column="2" table:row="16" table:table="4"/>
          <office:change-info>
            <dc:creator> </dc:creator>
            <dc:date>2020-05-01T00:31:06.42</dc:date>
          </office:change-info>
          <table:previous>
            <table:change-track-table-cell/>
          </table:previous>
        </table:cell-content-change>
        <table:cell-content-change table:id="ct1801">
          <table:cell-address table:column="0" table:row="12" table:table="4"/>
          <office:change-info>
            <dc:creator> </dc:creator>
            <dc:date>2020-05-01T00:31:13.69</dc:date>
          </office:change-info>
          <table:previous table:id="ct1752">
            <table:change-track-table-cell office:value-type="string">
              <text:p>set port-forward rule 1 description </text:p>
            </table:change-track-table-cell>
          </table:previous>
        </table:cell-content-change>
        <table:cell-content-change table:id="ct1802">
          <table:cell-address table:column="0" table:row="13" table:table="4"/>
          <office:change-info>
            <dc:creator> </dc:creator>
            <dc:date>2020-05-01T00:31:17.21</dc:date>
          </office:change-info>
          <table:previous table:id="ct1754">
            <table:change-track-table-cell office:value-type="string">
              <text:p>set port-forward rule 1 forward-to address </text:p>
            </table:change-track-table-cell>
          </table:previous>
        </table:cell-content-change>
        <table:cell-content-change table:id="ct1803">
          <table:cell-address table:column="0" table:row="14" table:table="4"/>
          <office:change-info>
            <dc:creator> </dc:creator>
            <dc:date>2020-05-01T00:31:21.99</dc:date>
          </office:change-info>
          <table:previous table:id="ct1764">
            <table:change-track-table-cell office:value-type="string">
              <text:p>set port-forward rule 1 forward-to port </text:p>
            </table:change-track-table-cell>
          </table:previous>
        </table:cell-content-change>
        <table:cell-content-change table:id="ct1804">
          <table:cell-address table:column="0" table:row="15" table:table="4"/>
          <office:change-info>
            <dc:creator> </dc:creator>
            <dc:date>2020-05-01T00:31:24.40</dc:date>
          </office:change-info>
          <table:previous table:id="ct1763">
            <table:change-track-table-cell office:value-type="string">
              <text:p>set port-forward rule 1 original-port </text:p>
            </table:change-track-table-cell>
          </table:previous>
        </table:cell-content-change>
        <table:cell-content-change table:id="ct1805">
          <table:cell-address table:column="0" table:row="16" table:table="4"/>
          <office:change-info>
            <dc:creator> </dc:creator>
            <dc:date>2020-05-01T00:31:29.19</dc:date>
          </office:change-info>
          <table:previous table:id="ct1762">
            <table:change-track-table-cell office:value-type="string">
              <text:p>set port-forward rule 1 protocol </text:p>
            </table:change-track-table-cell>
          </table:previous>
        </table:cell-content-change>
        <table:cell-content-change table:id="ct1806">
          <table:cell-address table:column="0" table:row="15" table:table="4"/>
          <office:change-info>
            <dc:creator> </dc:creator>
            <dc:date>2020-05-01T00:31:31.74</dc:date>
          </office:change-info>
          <table:previous table:id="ct1804">
            <table:change-track-table-cell office:value-type="string">
              <text:p>set port-forward rule 1</text:p>
            </table:change-track-table-cell>
          </table:previous>
        </table:cell-content-change>
        <table:cell-content-change table:id="ct1807">
          <table:cell-address table:column="0" table:row="14" table:table="4"/>
          <office:change-info>
            <dc:creator> </dc:creator>
            <dc:date>2020-05-01T00:31:33.96</dc:date>
          </office:change-info>
          <table:previous table:id="ct1803">
            <table:change-track-table-cell office:value-type="string">
              <text:p>set port-forward rule 1</text:p>
            </table:change-track-table-cell>
          </table:previous>
        </table:cell-content-change>
        <table:cell-content-change table:id="ct1808">
          <table:cell-address table:column="0" table:row="13" table:table="4"/>
          <office:change-info>
            <dc:creator> </dc:creator>
            <dc:date>2020-05-01T00:31:36.42</dc:date>
          </office:change-info>
          <table:previous table:id="ct1802">
            <table:change-track-table-cell office:value-type="string">
              <text:p>set port-forward rule 1 </text:p>
            </table:change-track-table-cell>
          </table:previous>
        </table:cell-content-change>
        <table:cell-content-change table:id="ct1809">
          <table:cell-address table:column="0" table:row="12" table:table="4"/>
          <office:change-info>
            <dc:creator> </dc:creator>
            <dc:date>2020-05-01T00:31:40.54</dc:date>
          </office:change-info>
          <table:previous table:id="ct1801">
            <table:change-track-table-cell office:value-type="string">
              <text:p>set port-forward rule 1 <text:s/></text:p>
            </table:change-track-table-cell>
          </table:previous>
        </table:cell-content-change>
        <table:cell-content-change table:id="ct1810">
          <table:cell-address table:column="5" table:row="12" table:table="4"/>
          <office:change-info>
            <dc:creator> </dc:creator>
            <dc:date>2020-05-01T00:32:05.84</dc:date>
          </office:change-info>
          <table:previous>
            <table:change-track-table-cell table:cell-address="'Port Fowrading'.F13" table:formula="of:=CONCATENATE([.A13];[.D13])" office:value-type="string">
              <text:p>set port-forward lan-interface switch0</text:p>
            </table:change-track-table-cell>
          </table:previous>
        </table:cell-content-change>
        <table:cell-content-change table:id="ct1811">
          <table:cell-address table:column="5" table:row="12" table:table="4"/>
          <office:change-info>
            <dc:creator> </dc:creator>
            <dc:date>2020-05-01T00:32:17.39</dc:date>
          </office:change-info>
          <table:previous table:id="ct1810">
            <table:change-track-table-cell table:cell-address="'Port Fowrading'.F13" table:formula="of:=CONCATENATE([.A13];;[.B13]:c13d13)" office:value-type="float" office:value="0"/>
          </table:previous>
        </table:cell-content-change>
        <table:cell-content-change table:id="ct1812">
          <table:cell-address table:column="5" table:row="12" table:table="4"/>
          <office:change-info>
            <dc:creator> </dc:creator>
            <dc:date>2020-05-01T00:32:42.96</dc:date>
          </office:change-info>
          <table:previous table:id="ct1811">
            <table:change-track-table-cell table:cell-address="'Port Fowrading'.F13" table:formula="of:=CONCATENATE([.A13];[.B13:.C13];[.D13])" office:value-type="float" office:value="0"/>
          </table:previous>
        </table:cell-content-change>
        <table:cell-content-change table:id="ct1813">
          <table:cell-address table:column="1" table:row="2" table:table="4"/>
          <office:change-info>
            <dc:creator> </dc:creator>
            <dc:date>2020-05-01T00:32:51.51</dc:date>
          </office:change-info>
          <table:previous>
            <table:change-track-table-cell/>
          </table:previous>
        </table:cell-content-change>
        <table:cell-content-change table:id="ct1814">
          <table:cell-address table:column="1" table:row="3" table:table="4"/>
          <office:change-info>
            <dc:creator> </dc:creator>
            <dc:date>2020-05-01T00:32:52.19</dc:date>
          </office:change-info>
          <table:previous>
            <table:change-track-table-cell/>
          </table:previous>
        </table:cell-content-change>
        <table:cell-content-change table:id="ct1815">
          <table:cell-address table:column="1" table:row="4" table:table="4"/>
          <office:change-info>
            <dc:creator> </dc:creator>
            <dc:date>2020-05-01T00:32:52.97</dc:date>
          </office:change-info>
          <table:previous>
            <table:change-track-table-cell/>
          </table:previous>
        </table:cell-content-change>
        <table:cell-content-change table:id="ct1816">
          <table:cell-address table:column="1" table:row="5" table:table="4"/>
          <office:change-info>
            <dc:creator> </dc:creator>
            <dc:date>2020-05-01T00:32:55.98</dc:date>
          </office:change-info>
          <table:previous>
            <table:change-track-table-cell/>
          </table:previous>
        </table:cell-content-change>
        <table:movement table:id="ct1817">
          <table:source-range-address table:start-column="0" table:start-row="7" table:start-table="4" table:end-column="5" table:end-row="16" table:end-table="4"/>
          <table:target-range-address table:start-column="0" table:start-row="9" table:start-table="4" table:end-column="5" table:end-row="18" table:end-table="4"/>
          <office:change-info>
            <dc:creator> </dc:creator>
            <dc:date>2020-05-01T00:33:01.54</dc:date>
          </office:change-info>
          <table:dependencies>
            <table:dependence table:id="ct2010"/>
            <table:dependence table:id="ct2009"/>
            <table:dependence table:id="ct2008"/>
            <table:dependence table:id="ct1836"/>
            <table:dependence table:id="ct1835"/>
            <table:dependence table:id="ct1832"/>
            <table:dependence table:id="ct1831"/>
            <table:dependence table:id="ct1830"/>
            <table:dependence table:id="ct1829"/>
            <table:dependence table:id="ct-132"/>
            <table:dependence table:id="ct-133"/>
            <table:dependence table:id="ct-134"/>
          </table:dependencies>
          <table:deletions>
            <table:cell-content-deletion>
              <table:cell-address table:column="5" table:row="16" table:table="4"/>
              <table:change-track-table-cell table:cell-address="'Port Fowrading'.F17" table:formula="of:=CONCATENATE([.A17];[.D17])" office:value-type="string">
                <text:p>set port-forward rule 1194</text:p>
              </table:change-track-table-cell>
            </table:cell-content-deletion>
            <table:cell-content-deletion>
              <table:cell-address table:column="5" table:row="15" table:table="4"/>
              <table:change-track-table-cell table:cell-address="'Port Fowrading'.F16" table:formula="of:=CONCATENATE([.A16];[.D16])" office:value-type="string">
                <text:p>set port-forward rule 192.168.22.15</text:p>
              </table:change-track-table-cell>
            </table:cell-content-deletion>
            <table:cell-content-deletion>
              <table:cell-address table:column="5" table:row="14" table:table="4"/>
              <table:change-track-table-cell table:cell-address="'Port Fowrading'.F15" table:formula="of:=CONCATENATE([.A15];[.D15])" office:value-type="string">
                <text:p>set port-forward rule Open Vpn</text:p>
              </table:change-track-table-cell>
            </table:cell-content-deletion>
            <table:cell-content-deletion>
              <table:cell-address table:column="5" table:row="13" table:table="4"/>
              <table:change-track-table-cell table:cell-address="'Port Fowrading'.F14" table:formula="of:=CONCATENATE([.A14];[.D14])" office:value-type="string"/>
            </table:cell-content-deletion>
            <table:cell-content-deletion>
              <table:cell-address table:column="5" table:row="11" table:table="4"/>
              <table:change-track-table-cell table:cell-address="'Port Fowrading'.F12" table:formula="of:=CONCATENATE([.A12];[.D12])" office:value-type="string">
                <text:p>set port-forward wan-interface eth0</text:p>
              </table:change-track-table-cell>
            </table:cell-content-deletion>
            <table:cell-content-deletion>
              <table:cell-address table:column="5" table:row="10" table:table="4"/>
              <table:change-track-table-cell table:cell-address="'Port Fowrading'.F11" table:formula="of:=CONCATENATE([.A11];[.D11])" office:value-type="string">
                <text:p>set port-forward hairpin-nat enable</text:p>
              </table:change-track-table-cell>
            </table:cell-content-deletion>
            <table:cell-content-deletion>
              <table:cell-address table:column="5" table:row="9" table:table="4"/>
              <table:change-track-table-cell table:cell-address="'Port Fowrading'.F10" table:formula="of:=CONCATENATE([.A10];[.D10])" office:value-type="string">
                <text:p>set port-forward auto-firewall enable</text:p>
              </table:change-track-table-cell>
            </table:cell-content-deletion>
            <table:cell-content-deletion table:id="ct1812">
              <table:change-track-table-cell table:cell-address="'Port Fowrading'.F13" table:formula="of:=CONCATENATE([.A13];[.B13];[.C13];[.D13])" office:value-type="string">
                <text:p>set port-forward lan-interface switch0</text:p>
              </table:change-track-table-cell>
            </table:cell-content-deletion>
            <table:cell-content-deletion table:id="ct1800">
              <table:change-track-table-cell office:value-type="string">
                <text:p>protocol </text:p>
              </table:change-track-table-cell>
            </table:cell-content-deletion>
            <table:cell-content-deletion table:id="ct1799">
              <table:change-track-table-cell office:value-type="string">
                <text:p>original-port </text:p>
              </table:change-track-table-cell>
            </table:cell-content-deletion>
            <table:cell-content-deletion table:id="ct1798">
              <table:change-track-table-cell office:value-type="string">
                <text:p>forward-to port </text:p>
              </table:change-track-table-cell>
            </table:cell-content-deletion>
            <table:cell-content-deletion table:id="ct1797">
              <table:change-track-table-cell office:value-type="string">
                <text:p>forward-to address</text:p>
              </table:change-track-table-cell>
            </table:cell-content-deletion>
            <table:cell-content-deletion table:id="ct1796">
              <table:change-track-table-cell office:value-type="string">
                <text:p>description </text:p>
              </table:change-track-table-cell>
            </table:cell-content-deletion>
            <table:cell-content-deletion table:id="ct1794">
              <table:change-track-table-cell table:cell-address="'Port Fowrading'.D17" table:formula="of:=CONCATENATE([.A17];[.B17])" office:value-type="string">
                <text:p>set port-forward rule 1</text:p>
              </table:change-track-table-cell>
            </table:cell-content-deletion>
            <table:cell-content-deletion table:id="ct1793">
              <table:change-track-table-cell table:cell-address="'Port Fowrading'.D16" table:formula="of:=CONCATENATE([.A16];[.B16])" office:value-type="string">
                <text:p>set port-forward rule 1</text:p>
              </table:change-track-table-cell>
            </table:cell-content-deletion>
            <table:cell-content-deletion table:id="ct1792">
              <table:change-track-table-cell table:cell-address="'Port Fowrading'.D15" table:formula="of:=CONCATENATE([.A15];[.B15])" office:value-type="string">
                <text:p>set port-forward rule 1</text:p>
              </table:change-track-table-cell>
            </table:cell-content-deletion>
            <table:cell-content-deletion table:id="ct1791">
              <table:change-track-table-cell table:cell-address="'Port Fowrading'.D14" table:formula="of:=CONCATENATE([.A14];[.B14])" office:value-type="string"/>
            </table:cell-content-deletion>
            <table:cell-content-deletion table:id="ct1790">
              <table:change-track-table-cell table:cell-address="'Port Fowrading'.D13" table:formula="of:=CONCATENATE([.A13];[.B13])" office:value-type="string">
                <text:p>set port-forward lan-interface </text:p>
              </table:change-track-table-cell>
            </table:cell-content-deletion>
            <table:cell-content-deletion table:id="ct1789">
              <table:change-track-table-cell table:cell-address="'Port Fowrading'.D12" table:formula="of:=CONCATENATE([.A12];[.B12])" office:value-type="string">
                <text:p>set port-forward wan-interface </text:p>
              </table:change-track-table-cell>
            </table:cell-content-deletion>
            <table:cell-content-deletion table:id="ct1788">
              <table:change-track-table-cell table:cell-address="'Port Fowrading'.D11" table:formula="of:=CONCATENATE([.A11];[.B11])" office:value-type="string">
                <text:p>set port-forward hairpin-nat enable</text:p>
              </table:change-track-table-cell>
            </table:cell-content-deletion>
            <table:cell-content-deletion table:id="ct1787">
              <table:change-track-table-cell table:cell-address="'Port Fowrading'.D10" table:formula="of:=CONCATENATE([.A10];[.B10])" office:value-type="string">
                <text:p>set port-forward auto-firewall enable</text:p>
              </table:change-track-table-cell>
            </table:cell-content-deletion>
            <table:cell-content-deletion table:id="ct1807">
              <table:change-track-table-cell office:value-type="string">
                <text:p>set port-forward rule </text:p>
              </table:change-track-table-cell>
            </table:cell-content-deletion>
            <table:cell-content-deletion table:id="ct1806">
              <table:change-track-table-cell office:value-type="string">
                <text:p>set port-forward rule </text:p>
              </table:change-track-table-cell>
            </table:cell-content-deletion>
            <table:cell-content-deletion table:id="ct1805">
              <table:change-track-table-cell office:value-type="string">
                <text:p>set port-forward rule </text:p>
              </table:change-track-table-cell>
            </table:cell-content-deletion>
            <table:cell-content-deletion table:id="ct1761">
              <table:change-track-table-cell table:cell-address="'Port Fowrading'.D17" table:formula="of:=[Data.D42]" office:value-type="string">
                <text:p>UPD</text:p>
              </table:change-track-table-cell>
            </table:cell-content-deletion>
            <table:cell-content-deletion table:id="ct1760">
              <table:change-track-table-cell table:cell-address="'Port Fowrading'.D16" table:formula="of:=[Data.C42]" office:value-type="float" office:value="1194"/>
            </table:cell-content-deletion>
            <table:cell-content-deletion table:id="ct1759">
              <table:change-track-table-cell table:cell-address="'Port Fowrading'.D15" table:formula="of:=[Data.I42]" office:value-type="float" office:value="1194"/>
            </table:cell-content-deletion>
            <table:cell-content-deletion table:id="ct1757">
              <table:change-track-table-cell table:cell-address="'Port Fowrading'.D14" table:formula="of:=[Data.G42]" office:value-type="string">
                <text:p>192.168.22.15</text:p>
              </table:change-track-table-cell>
            </table:cell-content-deletion>
            <table:cell-content-deletion table:id="ct1808">
              <table:change-track-table-cell office:value-type="string">
                <text:p>set port-forward rule </text:p>
              </table:change-track-table-cell>
            </table:cell-content-deletion>
            <table:cell-content-deletion table:id="ct1753">
              <table:change-track-table-cell table:cell-address="'Port Fowrading'.D13" table:formula="of:=[Data.J42]" office:value-type="string">
                <text:p>Open Vpn</text:p>
              </table:change-track-table-cell>
            </table:cell-content-deletion>
            <table:cell-content-deletion table:id="ct1809">
              <table:change-track-table-cell office:value-type="string">
                <text:p>set port-forward rule </text:p>
              </table:change-track-table-cell>
            </table:cell-content-deletion>
            <table:cell-content-deletion table:id="ct1751">
              <table:change-track-table-cell office:value-type="string">
                <text:p>set port-forward lan-interface </text:p>
              </table:change-track-table-cell>
            </table:cell-content-deletion>
            <table:cell-content-deletion table:id="ct1750">
              <table:change-track-table-cell table:cell-address="'Port Fowrading'.D11" table:formula="of:=[Data.E42]" office:value-type="string">
                <text:p>switch0</text:p>
              </table:change-track-table-cell>
            </table:cell-content-deletion>
            <table:cell-content-deletion table:id="ct1748">
              <table:change-track-table-cell table:cell-address="'Port Fowrading'.D10" table:formula="of:=[Data.B42]" office:value-type="string">
                <text:p>eth0</text:p>
              </table:change-track-table-cell>
            </table:cell-content-deletion>
            <table:cell-content-deletion table:id="ct1747">
              <table:change-track-table-cell office:value-type="string">
                <text:p>set port-forward wan-interface </text:p>
              </table:change-track-table-cell>
            </table:cell-content-deletion>
            <table:cell-content-deletion table:id="ct1709">
              <table:change-track-table-cell office:value-type="string">
                <text:p>set port-forward rule 1 protocol tcp </text:p>
              </table:change-track-table-cell>
            </table:cell-content-deletion>
            <table:cell-content-deletion table:id="ct1708">
              <table:change-track-table-cell office:value-type="string">
                <text:p>set port-forward rule 1 original-port 443</text:p>
              </table:change-track-table-cell>
            </table:cell-content-deletion>
            <table:cell-content-deletion table:id="ct1707">
              <table:change-track-table-cell office:value-type="string">
                <text:p>set port-forward rule 1 forward-to port 443</text:p>
              </table:change-track-table-cell>
            </table:cell-content-deletion>
            <table:cell-content-deletion table:id="ct1706">
              <table:change-track-table-cell office:value-type="string">
                <text:p>set port-forward rule 1 forward-to address 192.168.1.10</text:p>
              </table:change-track-table-cell>
            </table:cell-content-deletion>
            <table:cell-content-deletion table:id="ct1705">
              <table:change-track-table-cell office:value-type="string">
                <text:p>set port-forward rule 1 description https</text:p>
              </table:change-track-table-cell>
            </table:cell-content-deletion>
            <table:cell-content-deletion table:id="ct1704">
              <table:change-track-table-cell office:value-type="string">
                <text:p>set port-forward lan-interface eth1</text:p>
              </table:change-track-table-cell>
            </table:cell-content-deletion>
            <table:cell-content-deletion table:id="ct1703">
              <table:change-track-table-cell office:value-type="string">
                <text:p>set port-forward wan-interface eth0</text:p>
              </table:change-track-table-cell>
            </table:cell-content-deletion>
          </table:deletions>
        </table:movement>
        <table:cell-content-change table:id="ct1818">
          <table:cell-address table:column="1" table:row="3" table:table="4"/>
          <office:change-info>
            <dc:creator> </dc:creator>
            <dc:date>2020-05-01T00:33:10.82</dc:date>
          </office:change-info>
          <table:previous table:id="ct1814">
            <table:change-track-table-cell office:value-type="float" office:value="2"/>
          </table:previous>
        </table:cell-content-change>
        <table:cell-content-change table:id="ct1819">
          <table:cell-address table:column="1" table:row="4" table:table="4"/>
          <office:change-info>
            <dc:creator> </dc:creator>
            <dc:date>2020-05-01T00:33:13.22</dc:date>
          </office:change-info>
          <table:previous table:id="ct1815">
            <table:change-track-table-cell office:value-type="float" office:value="3"/>
          </table:previous>
        </table:cell-content-change>
        <table:cell-content-change table:id="ct1820">
          <table:cell-address table:column="1" table:row="5" table:table="4"/>
          <office:change-info>
            <dc:creator> </dc:creator>
            <dc:date>2020-05-01T00:33:15.99</dc:date>
          </office:change-info>
          <table:previous table:id="ct1816">
            <table:change-track-table-cell office:value-type="float" office:value="4"/>
          </table:previous>
        </table:cell-content-change>
        <table:cell-content-change table:id="ct1821">
          <table:cell-address table:column="1" table:row="3" table:table="4"/>
          <office:change-info>
            <dc:creator> </dc:creator>
            <dc:date>2020-05-01T00:33:20.54</dc:date>
          </office:change-info>
          <table:previous table:id="ct1818">
            <table:change-track-table-cell/>
          </table:previous>
        </table:cell-content-change>
        <table:cell-content-change table:id="ct1822">
          <table:cell-address table:column="1" table:row="4" table:table="4"/>
          <office:change-info>
            <dc:creator> </dc:creator>
            <dc:date>2020-05-01T00:33:20.54</dc:date>
          </office:change-info>
          <table:previous table:id="ct1819">
            <table:change-track-table-cell/>
          </table:previous>
        </table:cell-content-change>
        <table:cell-content-change table:id="ct1823">
          <table:cell-address table:column="1" table:row="5" table:table="4"/>
          <office:change-info>
            <dc:creator> </dc:creator>
            <dc:date>2020-05-01T00:33:20.54</dc:date>
          </office:change-info>
          <table:previous table:id="ct1820">
            <table:change-track-table-cell/>
          </table:previous>
        </table:cell-content-change>
        <table:cell-content-change table:id="ct1824">
          <table:cell-address table:column="1" table:row="6" table:table="4"/>
          <office:change-info>
            <dc:creator> </dc:creator>
            <dc:date>2020-05-01T00:33:20.54</dc:date>
          </office:change-info>
          <table:previous>
            <table:change-track-table-cell/>
          </table:previous>
        </table:cell-content-change>
        <table:cell-content-change table:id="ct1825">
          <table:cell-address table:column="2" table:row="3" table:table="4"/>
          <office:change-info>
            <dc:creator> </dc:creator>
            <dc:date>2020-05-01T00:33:25.55</dc:date>
          </office:change-info>
          <table:previous table:id="ct1771">
            <table:change-track-table-cell table:cell-address="'Port Fowrading'.C4" table:formula="of:=CONCATENATE([Data.B43];&quot; &quot;;[Data.C43];&quot; &quot;;[Data.D43];&quot; &quot;;[Data.E43];&quot; &quot;;[Data.G43];&quot; &quot;;[Data.I43];&quot; &quot;;[Data.J43])" office:value-type="string">
              <text:p>eth0 80 TCP eth0.200 192.168.200.10 180 Web</text:p>
            </table:change-track-table-cell>
          </table:previous>
        </table:cell-content-change>
        <table:cell-content-change table:id="ct1826">
          <table:cell-address table:column="2" table:row="4" table:table="4"/>
          <office:change-info>
            <dc:creator> </dc:creator>
            <dc:date>2020-05-01T00:33:25.55</dc:date>
          </office:change-info>
          <table:previous table:id="ct1772">
            <table:change-track-table-cell table:cell-address="'Port Fowrading'.C5" table:formula="of:=CONCATENATE([Data.B44];&quot; &quot;;[Data.C44];&quot; &quot;;[Data.D44];&quot; &quot;;[Data.E44];&quot; &quot;;[Data.G44];&quot; &quot;;[Data.I44];&quot; &quot;;[Data.J44])" office:value-type="string">
              <text:p>eth0 443 TCP eth1.202 192.168.202.11 1443 Secure Web</text:p>
            </table:change-track-table-cell>
          </table:previous>
        </table:cell-content-change>
        <table:cell-content-change table:id="ct1827">
          <table:cell-address table:column="2" table:row="5" table:table="4"/>
          <office:change-info>
            <dc:creator> </dc:creator>
            <dc:date>2020-05-01T00:33:25.55</dc:date>
          </office:change-info>
          <table:previous table:id="ct1773">
            <table:change-track-table-cell table:cell-address="'Port Fowrading'.C6" table:formula="of:=CONCATENATE([Data.B45];&quot; &quot;;[Data.C45];&quot; &quot;;[Data.D45];&quot; &quot;;[Data.E45];&quot; &quot;;[Data.G45];&quot; &quot;;[Data.I45];&quot; &quot;;[Data.J45])" office:value-type="string">
              <text:p>eth0 22 Both switch0.66 192.168.66.13 22 SSH</text:p>
            </table:change-track-table-cell>
          </table:previous>
        </table:cell-content-change>
        <table:cell-content-change table:id="ct1828">
          <table:cell-address table:column="2" table:row="6" table:table="4"/>
          <office:change-info>
            <dc:creator> </dc:creator>
            <dc:date>2020-05-01T00:33:25.55</dc:date>
          </office:change-info>
          <table:previous>
            <table:change-track-table-cell/>
          </table:previous>
        </table:cell-content-change>
        <table:cell-content-change table:id="ct1829">
          <table:cell-address table:column="1" table:row="14" table:table="4"/>
          <office:change-info>
            <dc:creator> </dc:creator>
            <dc:date>2020-05-01T00:33:44.10</dc:date>
          </office:change-info>
          <table:previous>
            <table:change-track-table-cell/>
          </table:previous>
        </table:cell-content-change>
        <table:cell-content-change table:id="ct1830">
          <table:cell-address table:column="1" table:row="14" table:table="4"/>
          <office:change-info>
            <dc:creator> </dc:creator>
            <dc:date>2020-05-01T00:33:56.48</dc:date>
          </office:change-info>
          <table:previous table:id="ct1829">
            <table:change-track-table-cell table:cell-address="'Port Fowrading'.B15" table:formula="of:=[Data.B3]" office:value-type="float" office:value="0"/>
          </table:previous>
        </table:cell-content-change>
        <table:cell-content-change table:id="ct1831">
          <table:cell-address table:column="1" table:row="15" table:table="4"/>
          <office:change-info>
            <dc:creator> </dc:creator>
            <dc:date>2020-05-01T00:34:01.59</dc:date>
          </office:change-info>
          <table:previous>
            <table:change-track-table-cell/>
          </table:previous>
        </table:cell-content-change>
        <table:cell-content-change table:id="ct1832">
          <table:cell-address table:column="1" table:row="16" table:table="4"/>
          <office:change-info>
            <dc:creator> </dc:creator>
            <dc:date>2020-05-01T00:34:01.59</dc:date>
          </office:change-info>
          <table:previous>
            <table:change-track-table-cell/>
          </table:previous>
        </table:cell-content-change>
        <table:cell-content-change table:id="ct1833">
          <table:cell-address table:column="1" table:row="17" table:table="4"/>
          <office:change-info>
            <dc:creator> </dc:creator>
            <dc:date>2020-05-01T00:34:01.59</dc:date>
          </office:change-info>
          <table:previous>
            <table:change-track-table-cell/>
          </table:previous>
        </table:cell-content-change>
        <table:cell-content-change table:id="ct1834">
          <table:cell-address table:column="1" table:row="18" table:table="4"/>
          <office:change-info>
            <dc:creator> </dc:creator>
            <dc:date>2020-05-01T00:34:01.59</dc:date>
          </office:change-info>
          <table:previous>
            <table:change-track-table-cell/>
          </table:previous>
        </table:cell-content-change>
        <table:cell-content-change table:id="ct1835">
          <table:cell-address table:column="1" table:row="15" table:table="4"/>
          <office:change-info>
            <dc:creator> </dc:creator>
            <dc:date>2020-05-01T00:34:16.85</dc:date>
          </office:change-info>
          <table:previous table:id="ct1831">
            <table:change-track-table-cell table:cell-address="'Port Fowrading'.B16" table:formula="of:=[.B4]" office:value-type="float" office:value="2"/>
          </table:previous>
        </table:cell-content-change>
        <table:cell-content-change table:id="ct1836">
          <table:cell-address table:column="1" table:row="16" table:table="4"/>
          <office:change-info>
            <dc:creator> </dc:creator>
            <dc:date>2020-05-01T00:34:19.99</dc:date>
          </office:change-info>
          <table:previous table:id="ct1832">
            <table:change-track-table-cell table:cell-address="'Port Fowrading'.B17" table:formula="of:=[.B5]" office:value-type="float" office:value="3"/>
          </table:previous>
        </table:cell-content-change>
        <table:cell-content-change table:id="ct1837">
          <table:cell-address table:column="1" table:row="17" table:table="4"/>
          <office:change-info>
            <dc:creator> </dc:creator>
            <dc:date>2020-05-01T00:34:25.21</dc:date>
          </office:change-info>
          <table:previous table:id="ct1833">
            <table:change-track-table-cell table:cell-address="'Port Fowrading'.B18" table:formula="of:=[.B6]" office:value-type="float" office:value="4"/>
          </table:previous>
        </table:cell-content-change>
        <table:cell-content-change table:id="ct1838">
          <table:cell-address table:column="1" table:row="18" table:table="4"/>
          <office:change-info>
            <dc:creator> </dc:creator>
            <dc:date>2020-05-01T00:34:30.11</dc:date>
          </office:change-info>
          <table:previous table:id="ct1834">
            <table:change-track-table-cell table:cell-address="'Port Fowrading'.B19" table:formula="of:=[.B7]" office:value-type="float" office:value="5"/>
          </table:previous>
        </table:cell-content-change>
        <table:cell-content-change table:id="ct1839">
          <table:cell-address table:column="0" table:row="21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40">
          <table:cell-address table:column="0" table:row="21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41">
          <table:cell-address table:column="0" table:row="21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42">
          <table:cell-address table:column="0" table:row="21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43">
          <table:cell-address table:column="0" table:row="23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44">
          <table:cell-address table:column="0" table:row="24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45">
          <table:cell-address table:column="0" table:row="25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46">
          <table:cell-address table:column="0" table:row="26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47">
          <table:cell-address table:column="0" table:row="27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48">
          <table:cell-address table:column="1" table:row="23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49">
          <table:cell-address table:column="1" table:row="24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50">
          <table:cell-address table:column="1" table:row="25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51">
          <table:cell-address table:column="1" table:row="26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52">
          <table:cell-address table:column="1" table:row="27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53">
          <table:cell-address table:column="2" table:row="23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54">
          <table:cell-address table:column="2" table:row="24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55">
          <table:cell-address table:column="2" table:row="25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56">
          <table:cell-address table:column="2" table:row="26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57">
          <table:cell-address table:column="2" table:row="27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58">
          <table:cell-address table:column="3" table:row="21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59">
          <table:cell-address table:column="3" table:row="21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60">
          <table:cell-address table:column="3" table:row="23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61">
          <table:cell-address table:column="3" table:row="24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62">
          <table:cell-address table:column="3" table:row="25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63">
          <table:cell-address table:column="3" table:row="26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64">
          <table:cell-address table:column="3" table:row="27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65">
          <table:cell-address table:column="5" table:row="21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66">
          <table:cell-address table:column="5" table:row="21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67">
          <table:cell-address table:column="5" table:row="21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68">
          <table:cell-address table:column="5" table:row="21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69">
          <table:cell-address table:column="5" table:row="22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70">
          <table:cell-address table:column="5" table:row="23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71">
          <table:cell-address table:column="5" table:row="24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72">
          <table:cell-address table:column="5" table:row="25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73">
          <table:cell-address table:column="5" table:row="26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74">
          <table:cell-address table:column="5" table:row="27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75">
          <table:cell-address table:column="0" table:row="30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76">
          <table:cell-address table:column="0" table:row="30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77">
          <table:cell-address table:column="0" table:row="30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78">
          <table:cell-address table:column="0" table:row="30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79">
          <table:cell-address table:column="0" table:row="32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80">
          <table:cell-address table:column="0" table:row="33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81">
          <table:cell-address table:column="0" table:row="34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82">
          <table:cell-address table:column="0" table:row="35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83">
          <table:cell-address table:column="0" table:row="36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84">
          <table:cell-address table:column="1" table:row="32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85">
          <table:cell-address table:column="1" table:row="33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86">
          <table:cell-address table:column="1" table:row="34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87">
          <table:cell-address table:column="1" table:row="35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88">
          <table:cell-address table:column="1" table:row="36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89">
          <table:cell-address table:column="2" table:row="32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90">
          <table:cell-address table:column="2" table:row="33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91">
          <table:cell-address table:column="2" table:row="34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92">
          <table:cell-address table:column="2" table:row="35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93">
          <table:cell-address table:column="2" table:row="36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94">
          <table:cell-address table:column="3" table:row="30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95">
          <table:cell-address table:column="3" table:row="30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96">
          <table:cell-address table:column="3" table:row="32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97">
          <table:cell-address table:column="3" table:row="33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98">
          <table:cell-address table:column="3" table:row="34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99">
          <table:cell-address table:column="3" table:row="35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900">
          <table:cell-address table:column="3" table:row="36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901">
          <table:cell-address table:column="5" table:row="30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902">
          <table:cell-address table:column="5" table:row="30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903">
          <table:cell-address table:column="5" table:row="30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904">
          <table:cell-address table:column="5" table:row="30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905">
          <table:cell-address table:column="5" table:row="31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906">
          <table:cell-address table:column="5" table:row="32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907">
          <table:cell-address table:column="5" table:row="33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908">
          <table:cell-address table:column="5" table:row="34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909">
          <table:cell-address table:column="5" table:row="35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910">
          <table:cell-address table:column="5" table:row="36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911">
          <table:cell-address table:column="0" table:row="39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12">
          <table:cell-address table:column="0" table:row="39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13">
          <table:cell-address table:column="0" table:row="39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14">
          <table:cell-address table:column="0" table:row="39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15">
          <table:cell-address table:column="0" table:row="41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16">
          <table:cell-address table:column="0" table:row="42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17">
          <table:cell-address table:column="0" table:row="43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18">
          <table:cell-address table:column="0" table:row="44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19">
          <table:cell-address table:column="0" table:row="45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20">
          <table:cell-address table:column="1" table:row="41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21">
          <table:cell-address table:column="1" table:row="42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22">
          <table:cell-address table:column="1" table:row="43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23">
          <table:cell-address table:column="1" table:row="44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24">
          <table:cell-address table:column="1" table:row="45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25">
          <table:cell-address table:column="2" table:row="41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26">
          <table:cell-address table:column="2" table:row="42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27">
          <table:cell-address table:column="2" table:row="43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28">
          <table:cell-address table:column="2" table:row="44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29">
          <table:cell-address table:column="2" table:row="45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30">
          <table:cell-address table:column="3" table:row="39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31">
          <table:cell-address table:column="3" table:row="39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32">
          <table:cell-address table:column="3" table:row="41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33">
          <table:cell-address table:column="3" table:row="42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34">
          <table:cell-address table:column="3" table:row="43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35">
          <table:cell-address table:column="3" table:row="44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36">
          <table:cell-address table:column="3" table:row="45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37">
          <table:cell-address table:column="5" table:row="39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38">
          <table:cell-address table:column="5" table:row="39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39">
          <table:cell-address table:column="5" table:row="39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40">
          <table:cell-address table:column="5" table:row="39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41">
          <table:cell-address table:column="5" table:row="40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42">
          <table:cell-address table:column="5" table:row="41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43">
          <table:cell-address table:column="5" table:row="42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44">
          <table:cell-address table:column="5" table:row="43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45">
          <table:cell-address table:column="5" table:row="44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46">
          <table:cell-address table:column="5" table:row="45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47">
          <table:cell-address table:column="0" table:row="48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48">
          <table:cell-address table:column="0" table:row="48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49">
          <table:cell-address table:column="0" table:row="48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50">
          <table:cell-address table:column="0" table:row="48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51">
          <table:cell-address table:column="0" table:row="50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52">
          <table:cell-address table:column="0" table:row="51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53">
          <table:cell-address table:column="0" table:row="52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54">
          <table:cell-address table:column="0" table:row="53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55">
          <table:cell-address table:column="0" table:row="54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56">
          <table:cell-address table:column="1" table:row="50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57">
          <table:cell-address table:column="1" table:row="51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58">
          <table:cell-address table:column="1" table:row="52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59">
          <table:cell-address table:column="1" table:row="53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60">
          <table:cell-address table:column="1" table:row="54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61">
          <table:cell-address table:column="2" table:row="50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62">
          <table:cell-address table:column="2" table:row="51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63">
          <table:cell-address table:column="2" table:row="52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64">
          <table:cell-address table:column="2" table:row="53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65">
          <table:cell-address table:column="2" table:row="54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66">
          <table:cell-address table:column="3" table:row="48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67">
          <table:cell-address table:column="3" table:row="48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68">
          <table:cell-address table:column="3" table:row="50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69">
          <table:cell-address table:column="3" table:row="51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70">
          <table:cell-address table:column="3" table:row="52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71">
          <table:cell-address table:column="3" table:row="53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72">
          <table:cell-address table:column="3" table:row="54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73">
          <table:cell-address table:column="5" table:row="48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74">
          <table:cell-address table:column="5" table:row="48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75">
          <table:cell-address table:column="5" table:row="48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76">
          <table:cell-address table:column="5" table:row="48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77">
          <table:cell-address table:column="5" table:row="49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78">
          <table:cell-address table:column="5" table:row="50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79">
          <table:cell-address table:column="5" table:row="51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80">
          <table:cell-address table:column="5" table:row="52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81">
          <table:cell-address table:column="5" table:row="53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82">
          <table:cell-address table:column="5" table:row="54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83">
          <table:cell-address table:column="1" table:row="23" table:table="4"/>
          <office:change-info>
            <dc:creator> </dc:creator>
            <dc:date>2020-05-01T00:35:49.67</dc:date>
          </office:change-info>
          <table:previous table:id="ct1848">
            <table:change-track-table-cell table:cell-address="'Port Fowrading'.B24" table:formula="of:=[.B15]" office:value-type="float" office:value="1"/>
          </table:previous>
        </table:cell-content-change>
        <table:cell-content-change table:id="ct1984">
          <table:cell-address table:column="1" table:row="32" table:table="4"/>
          <office:change-info>
            <dc:creator> </dc:creator>
            <dc:date>2020-05-01T00:35:58.89</dc:date>
          </office:change-info>
          <table:previous table:id="ct1884">
            <table:change-track-table-cell table:cell-address="'Port Fowrading'.B33" table:formula="of:=[.B24]" office:value-type="float" office:value="2"/>
          </table:previous>
        </table:cell-content-change>
        <table:cell-content-change table:id="ct1985">
          <table:cell-address table:column="1" table:row="32" table:table="4"/>
          <office:change-info>
            <dc:creator> </dc:creator>
            <dc:date>2020-05-01T00:36:05.23</dc:date>
          </office:change-info>
          <table:previous table:id="ct1984">
            <table:change-track-table-cell table:cell-address="'Port Fowrading'.B33" table:formula="of:=[.B6]" office:value-type="float" office:value="4"/>
          </table:previous>
        </table:cell-content-change>
        <table:cell-content-change table:id="ct1986">
          <table:cell-address table:column="1" table:row="41" table:table="4"/>
          <office:change-info>
            <dc:creator> </dc:creator>
            <dc:date>2020-05-01T00:36:10.75</dc:date>
          </office:change-info>
          <table:previous table:id="ct1920">
            <table:change-track-table-cell table:cell-address="'Port Fowrading'.B42" table:formula="of:=[.B33]" office:value-type="float" office:value="3"/>
          </table:previous>
        </table:cell-content-change>
        <table:cell-content-change table:id="ct1987">
          <table:cell-address table:column="1" table:row="50" table:table="4"/>
          <office:change-info>
            <dc:creator> </dc:creator>
            <dc:date>2020-05-01T00:36:16.20</dc:date>
          </office:change-info>
          <table:previous table:id="ct1956">
            <table:change-track-table-cell table:cell-address="'Port Fowrading'.B51" table:formula="of:=[.B42]" office:value-type="float" office:value="4"/>
          </table:previous>
        </table:cell-content-change>
        <table:cell-content-change table:id="ct1988">
          <table:cell-address table:column="1" table:row="24" table:table="4"/>
          <office:change-info>
            <dc:creator> </dc:creator>
            <dc:date>2020-05-01T00:36:22.32</dc:date>
          </office:change-info>
          <table:previous table:id="ct1849">
            <table:change-track-table-cell table:cell-address="'Port Fowrading'.B25" table:formula="of:=[.B15]" office:value-type="float" office:value="1"/>
          </table:previous>
        </table:cell-content-change>
        <table:cell-content-change table:id="ct1989">
          <table:cell-address table:column="1" table:row="25" table:table="4"/>
          <office:change-info>
            <dc:creator> </dc:creator>
            <dc:date>2020-05-01T00:36:22.32</dc:date>
          </office:change-info>
          <table:previous table:id="ct1850">
            <table:change-track-table-cell table:cell-address="'Port Fowrading'.B26" table:formula="of:=[.B15]" office:value-type="float" office:value="1"/>
          </table:previous>
        </table:cell-content-change>
        <table:cell-content-change table:id="ct1990">
          <table:cell-address table:column="1" table:row="26" table:table="4"/>
          <office:change-info>
            <dc:creator> </dc:creator>
            <dc:date>2020-05-01T00:36:22.32</dc:date>
          </office:change-info>
          <table:previous table:id="ct1851">
            <table:change-track-table-cell table:cell-address="'Port Fowrading'.B27" table:formula="of:=[.B15]" office:value-type="float" office:value="1"/>
          </table:previous>
        </table:cell-content-change>
        <table:cell-content-change table:id="ct1991">
          <table:cell-address table:column="1" table:row="27" table:table="4"/>
          <office:change-info>
            <dc:creator> </dc:creator>
            <dc:date>2020-05-01T00:36:22.32</dc:date>
          </office:change-info>
          <table:previous table:id="ct1852">
            <table:change-track-table-cell table:cell-address="'Port Fowrading'.B28" table:formula="of:=[.B15]" office:value-type="float" office:value="1"/>
          </table:previous>
        </table:cell-content-change>
        <table:cell-content-change table:id="ct1992">
          <table:cell-address table:column="1" table:row="24" table:table="4"/>
          <office:change-info>
            <dc:creator> </dc:creator>
            <dc:date>2020-05-01T00:36:32.15</dc:date>
          </office:change-info>
          <table:previous table:id="ct1988">
            <table:change-track-table-cell table:cell-address="'Port Fowrading'.B25" table:formula="of:=[.B5]" office:value-type="float" office:value="3"/>
          </table:previous>
        </table:cell-content-change>
        <table:cell-content-change table:id="ct1993">
          <table:cell-address table:column="1" table:row="25" table:table="4"/>
          <office:change-info>
            <dc:creator> </dc:creator>
            <dc:date>2020-05-01T00:36:36.30</dc:date>
          </office:change-info>
          <table:previous table:id="ct1989">
            <table:change-track-table-cell table:cell-address="'Port Fowrading'.B26" table:formula="of:=[.B6]" office:value-type="float" office:value="4"/>
          </table:previous>
        </table:cell-content-change>
        <table:cell-content-change table:id="ct1994">
          <table:cell-address table:column="1" table:row="26" table:table="4"/>
          <office:change-info>
            <dc:creator> </dc:creator>
            <dc:date>2020-05-01T00:36:39.96</dc:date>
          </office:change-info>
          <table:previous table:id="ct1990">
            <table:change-track-table-cell table:cell-address="'Port Fowrading'.B27" table:formula="of:=[.B7]" office:value-type="float" office:value="5"/>
          </table:previous>
        </table:cell-content-change>
        <table:cell-content-change table:id="ct1995">
          <table:cell-address table:column="1" table:row="27" table:table="4"/>
          <office:change-info>
            <dc:creator> </dc:creator>
            <dc:date>2020-05-01T00:36:43.55</dc:date>
          </office:change-info>
          <table:previous table:id="ct1991">
            <table:change-track-table-cell table:cell-address="'Port Fowrading'.B28" table:formula="of:=[.B8]" office:value-type="float" office:value="0"/>
          </table:previous>
        </table:cell-content-change>
        <table:cell-content-change table:id="ct1996">
          <table:cell-address table:column="1" table:row="33" table:table="4"/>
          <office:change-info>
            <dc:creator> </dc:creator>
            <dc:date>2020-05-01T00:36:57.10</dc:date>
          </office:change-info>
          <table:previous table:id="ct1885">
            <table:change-track-table-cell table:cell-address="'Port Fowrading'.B34" table:formula="of:=[.B24]" office:value-type="float" office:value="2"/>
          </table:previous>
        </table:cell-content-change>
        <table:cell-content-change table:id="ct1997">
          <table:cell-address table:column="1" table:row="34" table:table="4"/>
          <office:change-info>
            <dc:creator> </dc:creator>
            <dc:date>2020-05-01T00:36:58.33</dc:date>
          </office:change-info>
          <table:previous table:id="ct1886">
            <table:change-track-table-cell table:cell-address="'Port Fowrading'.B35" table:formula="of:=[.B24]" office:value-type="float" office:value="2"/>
          </table:previous>
        </table:cell-content-change>
        <table:cell-content-change table:id="ct1998">
          <table:cell-address table:column="1" table:row="35" table:table="4"/>
          <office:change-info>
            <dc:creator> </dc:creator>
            <dc:date>2020-05-01T00:36:59.62</dc:date>
          </office:change-info>
          <table:previous table:id="ct1887">
            <table:change-track-table-cell table:cell-address="'Port Fowrading'.B36" table:formula="of:=[.B24]" office:value-type="float" office:value="2"/>
          </table:previous>
        </table:cell-content-change>
        <table:cell-content-change table:id="ct1999">
          <table:cell-address table:column="1" table:row="36" table:table="4"/>
          <office:change-info>
            <dc:creator> </dc:creator>
            <dc:date>2020-05-01T00:37:00.44</dc:date>
          </office:change-info>
          <table:previous table:id="ct1888">
            <table:change-track-table-cell table:cell-address="'Port Fowrading'.B37" table:formula="of:=[.B24]" office:value-type="float" office:value="2"/>
          </table:previous>
        </table:cell-content-change>
        <table:cell-content-change table:id="ct2000">
          <table:cell-address table:column="1" table:row="42" table:table="4"/>
          <office:change-info>
            <dc:creator> </dc:creator>
            <dc:date>2020-05-01T00:37:07.86</dc:date>
          </office:change-info>
          <table:previous table:id="ct1921">
            <table:change-track-table-cell table:cell-address="'Port Fowrading'.B43" table:formula="of:=[.B33]" office:value-type="float" office:value="3"/>
          </table:previous>
        </table:cell-content-change>
        <table:cell-content-change table:id="ct2001">
          <table:cell-address table:column="1" table:row="43" table:table="4"/>
          <office:change-info>
            <dc:creator> </dc:creator>
            <dc:date>2020-05-01T00:37:08.94</dc:date>
          </office:change-info>
          <table:previous table:id="ct1922">
            <table:change-track-table-cell table:cell-address="'Port Fowrading'.B44" table:formula="of:=[.B33]" office:value-type="float" office:value="3"/>
          </table:previous>
        </table:cell-content-change>
        <table:cell-content-change table:id="ct2002">
          <table:cell-address table:column="1" table:row="44" table:table="4"/>
          <office:change-info>
            <dc:creator> </dc:creator>
            <dc:date>2020-05-01T00:37:09.48</dc:date>
          </office:change-info>
          <table:previous table:id="ct1923">
            <table:change-track-table-cell table:cell-address="'Port Fowrading'.B45" table:formula="of:=[.B33]" office:value-type="float" office:value="3"/>
          </table:previous>
        </table:cell-content-change>
        <table:cell-content-change table:id="ct2003">
          <table:cell-address table:column="1" table:row="45" table:table="4"/>
          <office:change-info>
            <dc:creator> </dc:creator>
            <dc:date>2020-05-01T00:37:09.96</dc:date>
          </office:change-info>
          <table:previous table:id="ct1924">
            <table:change-track-table-cell table:cell-address="'Port Fowrading'.B46" table:formula="of:=[.B33]" office:value-type="float" office:value="3"/>
          </table:previous>
        </table:cell-content-change>
        <table:cell-content-change table:id="ct2004">
          <table:cell-address table:column="1" table:row="51" table:table="4"/>
          <office:change-info>
            <dc:creator> </dc:creator>
            <dc:date>2020-05-01T00:37:19.59</dc:date>
          </office:change-info>
          <table:previous table:id="ct1957">
            <table:change-track-table-cell table:cell-address="'Port Fowrading'.B52" table:formula="of:=[.B42]" office:value-type="float" office:value="4"/>
          </table:previous>
        </table:cell-content-change>
        <table:cell-content-change table:id="ct2005">
          <table:cell-address table:column="1" table:row="52" table:table="4"/>
          <office:change-info>
            <dc:creator> </dc:creator>
            <dc:date>2020-05-01T00:37:20.37</dc:date>
          </office:change-info>
          <table:previous table:id="ct1958">
            <table:change-track-table-cell table:cell-address="'Port Fowrading'.B53" table:formula="of:=[.B42]" office:value-type="float" office:value="4"/>
          </table:previous>
        </table:cell-content-change>
        <table:cell-content-change table:id="ct2006">
          <table:cell-address table:column="1" table:row="53" table:table="4"/>
          <office:change-info>
            <dc:creator> </dc:creator>
            <dc:date>2020-05-01T00:37:21.10</dc:date>
          </office:change-info>
          <table:previous table:id="ct1959">
            <table:change-track-table-cell table:cell-address="'Port Fowrading'.B54" table:formula="of:=[.B42]" office:value-type="float" office:value="4"/>
          </table:previous>
        </table:cell-content-change>
        <table:cell-content-change table:id="ct2007">
          <table:cell-address table:column="1" table:row="54" table:table="4"/>
          <office:change-info>
            <dc:creator> </dc:creator>
            <dc:date>2020-05-01T00:37:21.71</dc:date>
          </office:change-info>
          <table:previous table:id="ct1960">
            <table:change-track-table-cell table:cell-address="'Port Fowrading'.B55" table:formula="of:=[.B42]" office:value-type="float" office:value="4"/>
          </table:previous>
        </table:cell-content-change>
        <table:cell-content-change table:id="ct2008">
          <table:cell-address table:column="5" table:row="14" table:table="4"/>
          <office:change-info>
            <dc:creator> </dc:creator>
            <dc:date>2020-05-01T00:38:03.67</dc:date>
          </office:change-info>
          <table:previous>
            <table:change-track-table-cell table:cell-address="'Port Fowrading'.F15" table:formula="of:=CONCATENATE([.A15];[.B15];[.C15];[.D15])" office:value-type="string">
              <text:p>set port-forward rule 1description Open Vpn</text:p>
            </table:change-track-table-cell>
          </table:previous>
        </table:cell-content-change>
        <table:cell-content-change table:id="ct2009">
          <table:cell-address table:column="5" table:row="15" table:table="4"/>
          <office:change-info>
            <dc:creator> </dc:creator>
            <dc:date>2020-05-01T00:38:11.71</dc:date>
          </office:change-info>
          <table:previous>
            <table:change-track-table-cell table:cell-address="'Port Fowrading'.F16" table:formula="of:=CONCATENATE([.A16];[.D16])" office:value-type="string">
              <text:p>set port-forward rule 192.168.22.15</text:p>
            </table:change-track-table-cell>
          </table:previous>
        </table:cell-content-change>
        <table:cell-content-change table:id="ct2010">
          <table:cell-address table:column="5" table:row="16" table:table="4"/>
          <office:change-info>
            <dc:creator> </dc:creator>
            <dc:date>2020-05-01T00:38:11.71</dc:date>
          </office:change-info>
          <table:previous>
            <table:change-track-table-cell table:cell-address="'Port Fowrading'.F17" table:formula="of:=CONCATENATE([.A17];[.D17])" office:value-type="string">
              <text:p>set port-forward rule 1194</text:p>
            </table:change-track-table-cell>
          </table:previous>
        </table:cell-content-change>
        <table:cell-content-change table:id="ct2011">
          <table:cell-address table:column="5" table:row="17" table:table="4"/>
          <office:change-info>
            <dc:creator> </dc:creator>
            <dc:date>2020-05-01T00:38:11.71</dc:date>
          </office:change-info>
          <table:previous>
            <table:change-track-table-cell table:cell-address="'Port Fowrading'.F18" table:formula="of:=CONCATENATE([.A18];[.D18])" office:value-type="string">
              <text:p>set port-forward rule 1194</text:p>
            </table:change-track-table-cell>
          </table:previous>
        </table:cell-content-change>
        <table:cell-content-change table:id="ct2012">
          <table:cell-address table:column="5" table:row="18" table:table="4"/>
          <office:change-info>
            <dc:creator> </dc:creator>
            <dc:date>2020-05-01T00:38:11.71</dc:date>
          </office:change-info>
          <table:previous>
            <table:change-track-table-cell table:cell-address="'Port Fowrading'.F19" table:formula="of:=CONCATENATE([.A19];[.D19])" office:value-type="string">
              <text:p>set port-forward rule UPD</text:p>
            </table:change-track-table-cell>
          </table:previous>
        </table:cell-content-change>
        <table:cell-content-change table:id="ct2013">
          <table:cell-address table:column="5" table:row="23" table:table="4"/>
          <office:change-info>
            <dc:creator> </dc:creator>
            <dc:date>2020-05-01T00:39:05.39</dc:date>
          </office:change-info>
          <table:previous table:id="ct1870">
            <table:change-track-table-cell table:cell-address="'Port Fowrading'.F24" table:formula="of:=CONCATENATE([.A24];[.B24];[.C24];[.D24])" office:value-type="string">
              <text:p>set port-forward rule 2description Web</text:p>
            </table:change-track-table-cell>
          </table:previous>
        </table:cell-content-change>
        <table:cell-content-change table:id="ct2014">
          <table:cell-address table:column="5" table:row="24" table:table="4"/>
          <office:change-info>
            <dc:creator> </dc:creator>
            <dc:date>2020-05-01T00:39:11.71</dc:date>
          </office:change-info>
          <table:previous table:id="ct1871">
            <table:change-track-table-cell table:cell-address="'Port Fowrading'.F25" table:formula="of:=CONCATENATE([.A25];[.D25])" office:value-type="string">
              <text:p>set port-forward rule 192.168.200.10</text:p>
            </table:change-track-table-cell>
          </table:previous>
        </table:cell-content-change>
        <table:cell-content-change table:id="ct2015">
          <table:cell-address table:column="5" table:row="25" table:table="4"/>
          <office:change-info>
            <dc:creator> </dc:creator>
            <dc:date>2020-05-01T00:39:11.71</dc:date>
          </office:change-info>
          <table:previous table:id="ct1872">
            <table:change-track-table-cell table:cell-address="'Port Fowrading'.F26" table:formula="of:=CONCATENATE([.A26];[.D26])" office:value-type="string">
              <text:p>set port-forward rule 180</text:p>
            </table:change-track-table-cell>
          </table:previous>
        </table:cell-content-change>
        <table:cell-content-change table:id="ct2016">
          <table:cell-address table:column="5" table:row="26" table:table="4"/>
          <office:change-info>
            <dc:creator> </dc:creator>
            <dc:date>2020-05-01T00:39:11.71</dc:date>
          </office:change-info>
          <table:previous table:id="ct1873">
            <table:change-track-table-cell table:cell-address="'Port Fowrading'.F27" table:formula="of:=CONCATENATE([.A27];[.D27])" office:value-type="string">
              <text:p>set port-forward rule 80</text:p>
            </table:change-track-table-cell>
          </table:previous>
        </table:cell-content-change>
        <table:cell-content-change table:id="ct2017">
          <table:cell-address table:column="5" table:row="27" table:table="4"/>
          <office:change-info>
            <dc:creator> </dc:creator>
            <dc:date>2020-05-01T00:39:11.71</dc:date>
          </office:change-info>
          <table:previous table:id="ct1874">
            <table:change-track-table-cell table:cell-address="'Port Fowrading'.F28" table:formula="of:=CONCATENATE([.A28];[.D28])" office:value-type="string">
              <text:p>set port-forward rule TCP</text:p>
            </table:change-track-table-cell>
          </table:previous>
        </table:cell-content-change>
        <table:cell-content-change table:id="ct2018">
          <table:cell-address table:column="5" table:row="32" table:table="4"/>
          <office:change-info>
            <dc:creator> </dc:creator>
            <dc:date>2020-05-01T00:39:23.62</dc:date>
          </office:change-info>
          <table:previous table:id="ct1906">
            <table:change-track-table-cell table:cell-address="'Port Fowrading'.F33" table:formula="of:=CONCATENATE([.A33];[.B33];[.C33];[.D33])" office:value-type="string">
              <text:p>set port-forward rule 3description Secure Web</text:p>
            </table:change-track-table-cell>
          </table:previous>
        </table:cell-content-change>
        <table:cell-content-change table:id="ct2019">
          <table:cell-address table:column="5" table:row="33" table:table="4"/>
          <office:change-info>
            <dc:creator> </dc:creator>
            <dc:date>2020-05-01T00:39:28.47</dc:date>
          </office:change-info>
          <table:previous table:id="ct1907">
            <table:change-track-table-cell table:cell-address="'Port Fowrading'.F34" table:formula="of:=CONCATENATE([.A34];[.D34])" office:value-type="string">
              <text:p>set port-forward rule 192.168.202.11</text:p>
            </table:change-track-table-cell>
          </table:previous>
        </table:cell-content-change>
        <table:cell-content-change table:id="ct2020">
          <table:cell-address table:column="5" table:row="34" table:table="4"/>
          <office:change-info>
            <dc:creator> </dc:creator>
            <dc:date>2020-05-01T00:39:28.47</dc:date>
          </office:change-info>
          <table:previous table:id="ct1908">
            <table:change-track-table-cell table:cell-address="'Port Fowrading'.F35" table:formula="of:=CONCATENATE([.A35];[.D35])" office:value-type="string">
              <text:p>set port-forward rule 1443</text:p>
            </table:change-track-table-cell>
          </table:previous>
        </table:cell-content-change>
        <table:cell-content-change table:id="ct2021">
          <table:cell-address table:column="5" table:row="35" table:table="4"/>
          <office:change-info>
            <dc:creator> </dc:creator>
            <dc:date>2020-05-01T00:39:28.47</dc:date>
          </office:change-info>
          <table:previous table:id="ct1909">
            <table:change-track-table-cell table:cell-address="'Port Fowrading'.F36" table:formula="of:=CONCATENATE([.A36];[.D36])" office:value-type="string">
              <text:p>set port-forward rule 443</text:p>
            </table:change-track-table-cell>
          </table:previous>
        </table:cell-content-change>
        <table:cell-content-change table:id="ct2022">
          <table:cell-address table:column="5" table:row="36" table:table="4"/>
          <office:change-info>
            <dc:creator> </dc:creator>
            <dc:date>2020-05-01T00:39:28.47</dc:date>
          </office:change-info>
          <table:previous table:id="ct1910">
            <table:change-track-table-cell table:cell-address="'Port Fowrading'.F37" table:formula="of:=CONCATENATE([.A37];[.D37])" office:value-type="string">
              <text:p>set port-forward rule TCP</text:p>
            </table:change-track-table-cell>
          </table:previous>
        </table:cell-content-change>
        <table:cell-content-change table:id="ct2023">
          <table:cell-address table:column="5" table:row="41" table:table="4"/>
          <office:change-info>
            <dc:creator> </dc:creator>
            <dc:date>2020-05-01T00:39:41.94</dc:date>
          </office:change-info>
          <table:previous table:id="ct1942">
            <table:change-track-table-cell table:cell-address="'Port Fowrading'.F42" table:formula="of:=CONCATENATE([.A42];[.B42];[.C42];[.D42])" office:value-type="string">
              <text:p>set port-forward rule 4description SSH</text:p>
            </table:change-track-table-cell>
          </table:previous>
        </table:cell-content-change>
        <table:cell-content-change table:id="ct2024">
          <table:cell-address table:column="5" table:row="42" table:table="4"/>
          <office:change-info>
            <dc:creator> </dc:creator>
            <dc:date>2020-05-01T00:39:46.94</dc:date>
          </office:change-info>
          <table:previous table:id="ct1943">
            <table:change-track-table-cell table:cell-address="'Port Fowrading'.F43" table:formula="of:=CONCATENATE([.A43];[.D43])" office:value-type="string">
              <text:p>set port-forward rule 192.168.66.13</text:p>
            </table:change-track-table-cell>
          </table:previous>
        </table:cell-content-change>
        <table:cell-content-change table:id="ct2025">
          <table:cell-address table:column="5" table:row="43" table:table="4"/>
          <office:change-info>
            <dc:creator> </dc:creator>
            <dc:date>2020-05-01T00:39:46.94</dc:date>
          </office:change-info>
          <table:previous table:id="ct1944">
            <table:change-track-table-cell table:cell-address="'Port Fowrading'.F44" table:formula="of:=CONCATENATE([.A44];[.D44])" office:value-type="string">
              <text:p>set port-forward rule 22</text:p>
            </table:change-track-table-cell>
          </table:previous>
        </table:cell-content-change>
        <table:cell-content-change table:id="ct2026">
          <table:cell-address table:column="5" table:row="44" table:table="4"/>
          <office:change-info>
            <dc:creator> </dc:creator>
            <dc:date>2020-05-01T00:39:46.94</dc:date>
          </office:change-info>
          <table:previous table:id="ct1945">
            <table:change-track-table-cell table:cell-address="'Port Fowrading'.F45" table:formula="of:=CONCATENATE([.A45];[.D45])" office:value-type="string">
              <text:p>set port-forward rule 22</text:p>
            </table:change-track-table-cell>
          </table:previous>
        </table:cell-content-change>
        <table:cell-content-change table:id="ct2027">
          <table:cell-address table:column="5" table:row="45" table:table="4"/>
          <office:change-info>
            <dc:creator> </dc:creator>
            <dc:date>2020-05-01T00:39:46.94</dc:date>
          </office:change-info>
          <table:previous table:id="ct1946">
            <table:change-track-table-cell table:cell-address="'Port Fowrading'.F46" table:formula="of:=CONCATENATE([.A46];[.D46])" office:value-type="string">
              <text:p>set port-forward rule Both</text:p>
            </table:change-track-table-cell>
          </table:previous>
        </table:cell-content-change>
        <table:cell-content-change table:id="ct2028">
          <table:cell-address table:column="5" table:row="50" table:table="4"/>
          <office:change-info>
            <dc:creator> </dc:creator>
            <dc:date>2020-05-01T00:39:57.43</dc:date>
          </office:change-info>
          <table:previous table:id="ct1978">
            <table:change-track-table-cell table:cell-address="'Port Fowrading'.F51" table:formula="of:=CONCATENATE([.A51];[.B51];[.C51];[.D51])" office:value-type="string">
              <text:p>set port-forward rule 5description Sip</text:p>
            </table:change-track-table-cell>
          </table:previous>
        </table:cell-content-change>
        <table:cell-content-change table:id="ct2029">
          <table:cell-address table:column="5" table:row="51" table:table="4"/>
          <office:change-info>
            <dc:creator> </dc:creator>
            <dc:date>2020-05-01T00:40:01.82</dc:date>
          </office:change-info>
          <table:previous table:id="ct1979">
            <table:change-track-table-cell table:cell-address="'Port Fowrading'.F52" table:formula="of:=CONCATENATE([.A52];[.D52])" office:value-type="string">
              <text:p>set port-forward rule 192.168.7.101</text:p>
            </table:change-track-table-cell>
          </table:previous>
        </table:cell-content-change>
        <table:cell-content-change table:id="ct2030">
          <table:cell-address table:column="5" table:row="52" table:table="4"/>
          <office:change-info>
            <dc:creator> </dc:creator>
            <dc:date>2020-05-01T00:40:01.82</dc:date>
          </office:change-info>
          <table:previous table:id="ct1980">
            <table:change-track-table-cell table:cell-address="'Port Fowrading'.F53" table:formula="of:=CONCATENATE([.A53];[.D53])" office:value-type="string">
              <text:p>set port-forward rule 5060</text:p>
            </table:change-track-table-cell>
          </table:previous>
        </table:cell-content-change>
        <table:cell-content-change table:id="ct2031">
          <table:cell-address table:column="5" table:row="53" table:table="4"/>
          <office:change-info>
            <dc:creator> </dc:creator>
            <dc:date>2020-05-01T00:40:01.82</dc:date>
          </office:change-info>
          <table:previous table:id="ct1981">
            <table:change-track-table-cell table:cell-address="'Port Fowrading'.F54" table:formula="of:=CONCATENATE([.A54];[.D54])" office:value-type="string">
              <text:p>set port-forward rule 5060</text:p>
            </table:change-track-table-cell>
          </table:previous>
        </table:cell-content-change>
        <table:cell-content-change table:id="ct2032">
          <table:cell-address table:column="5" table:row="54" table:table="4"/>
          <office:change-info>
            <dc:creator> </dc:creator>
            <dc:date>2020-05-01T00:40:01.82</dc:date>
          </office:change-info>
          <table:previous table:id="ct1982">
            <table:change-track-table-cell table:cell-address="'Port Fowrading'.F55" table:formula="of:=CONCATENATE([.A55];[.D55])" office:value-type="string">
              <text:p>set port-forward rule UPD</text:p>
            </table:change-track-table-cell>
          </table:previous>
        </table:cell-content-change>
        <table:cell-content-change table:id="ct2033">
          <table:cell-address table:column="1" table:row="42" table:table="0"/>
          <office:change-info>
            <dc:creator> </dc:creator>
            <dc:date>2020-05-01T00:40:20.33</dc:date>
          </office:change-info>
          <table:previous>
            <table:change-track-table-cell/>
          </table:previous>
        </table:cell-content-change>
        <table:cell-content-change table:id="ct2034">
          <table:cell-address table:column="1" table:row="43" table:table="0"/>
          <office:change-info>
            <dc:creator> </dc:creator>
            <dc:date>2020-05-01T00:40:23.09</dc:date>
          </office:change-info>
          <table:previous>
            <table:change-track-table-cell/>
          </table:previous>
        </table:cell-content-change>
        <table:cell-content-change table:id="ct2035">
          <table:cell-address table:column="1" table:row="44" table:table="0"/>
          <office:change-info>
            <dc:creator> </dc:creator>
            <dc:date>2020-05-01T00:40:27.07</dc:date>
          </office:change-info>
          <table:previous>
            <table:change-track-table-cell/>
          </table:previous>
        </table:cell-content-change>
        <table:cell-content-change table:id="ct2036">
          <table:cell-address table:column="1" table:row="45" table:table="0"/>
          <office:change-info>
            <dc:creator> </dc:creator>
            <dc:date>2020-05-01T00:40:32.74</dc:date>
          </office:change-info>
          <table:previous>
            <table:change-track-table-cell/>
          </table:previous>
        </table:cell-content-change>
        <table:cell-content-change table:id="ct2037">
          <table:cell-address table:column="0" table:row="46" table:table="0"/>
          <office:change-info>
            <dc:creator> </dc:creator>
            <dc:date>2020-05-01T00:40:40.07</dc:date>
          </office:change-info>
          <table:previous table:id="ct1679">
            <table:change-track-table-cell office:value-type="string">
              <text:p>Port-Portocol-Add-Port</text:p>
            </table:change-track-table-cell>
          </table:previous>
        </table:cell-content-change>
        <table:cell-content-change table:id="ct2038">
          <table:cell-address table:column="0" table:row="47" table:table="0"/>
          <office:change-info>
            <dc:creator> </dc:creator>
            <dc:date>2020-05-01T00:40:40.07</dc:date>
          </office:change-info>
          <table:previous table:id="ct1680">
            <table:change-track-table-cell office:value-type="string">
              <text:p>Port-Portocol-Add-Port</text:p>
            </table:change-track-table-cell>
          </table:previous>
        </table:cell-content-change>
        <table:cell-content-change table:id="ct2039">
          <table:cell-address table:column="0" table:row="48" table:table="0"/>
          <office:change-info>
            <dc:creator> </dc:creator>
            <dc:date>2020-05-01T00:40:40.07</dc:date>
          </office:change-info>
          <table:previous table:id="ct1681">
            <table:change-track-table-cell office:value-type="string">
              <text:p>Port-Portocol-Add-Port</text:p>
            </table:change-track-table-cell>
          </table:previous>
        </table:cell-content-change>
        <table:cell-content-change table:id="ct2040">
          <table:cell-address table:column="3" table:row="46" table:table="0"/>
          <office:change-info>
            <dc:creator> </dc:creator>
            <dc:date>2020-05-01T00:40:40.07</dc:date>
          </office:change-info>
          <table:previous>
            <table:change-track-table-cell office:value-type="string">
              <text:p>Both</text:p>
            </table:change-track-table-cell>
          </table:previous>
        </table:cell-content-change>
        <table:cell-content-change table:id="ct2041">
          <table:cell-address table:column="3" table:row="47" table:table="0"/>
          <office:change-info>
            <dc:creator> </dc:creator>
            <dc:date>2020-05-01T00:40:40.07</dc:date>
          </office:change-info>
          <table:previous>
            <table:change-track-table-cell office:value-type="string">
              <text:p>Both</text:p>
            </table:change-track-table-cell>
          </table:previous>
        </table:cell-content-change>
        <table:cell-content-change table:id="ct2042">
          <table:cell-address table:column="3" table:row="48" table:table="0"/>
          <office:change-info>
            <dc:creator> </dc:creator>
            <dc:date>2020-05-01T00:40:40.07</dc:date>
          </office:change-info>
          <table:previous>
            <table:change-track-table-cell office:value-type="string">
              <text:p>Both</text:p>
            </table:change-track-table-cell>
          </table:previous>
        </table:cell-content-change>
        <table:cell-content-change table:id="ct2043">
          <table:cell-address table:column="2" table:row="42" table:table="0"/>
          <office:change-info>
            <dc:creator> </dc:creator>
            <dc:date>2020-05-01T00:40:45.56</dc:date>
          </office:change-info>
          <table:previous table:id="ct1729">
            <table:change-track-table-cell/>
          </table:previous>
        </table:cell-content-change>
        <table:cell-content-change table:id="ct2044">
          <table:cell-address table:column="2" table:row="43" table:table="0"/>
          <office:change-info>
            <dc:creator> </dc:creator>
            <dc:date>2020-05-01T00:40:48.07</dc:date>
          </office:change-info>
          <table:previous table:id="ct1730">
            <table:change-track-table-cell/>
          </table:previous>
        </table:cell-content-change>
        <table:cell-content-change table:id="ct2045">
          <table:cell-address table:column="2" table:row="44" table:table="0"/>
          <office:change-info>
            <dc:creator> </dc:creator>
            <dc:date>2020-05-01T00:40:59.22</dc:date>
          </office:change-info>
          <table:previous table:id="ct1731">
            <table:change-track-table-cell/>
          </table:previous>
        </table:cell-content-change>
        <table:cell-content-change table:id="ct2046">
          <table:cell-address table:column="2" table:row="45" table:table="0"/>
          <office:change-info>
            <dc:creator> </dc:creator>
            <dc:date>2020-05-01T00:41:05.63</dc:date>
          </office:change-info>
          <table:previous table:id="ct1732">
            <table:change-track-table-cell/>
          </table:previous>
        </table:cell-content-change>
        <table:cell-content-change table:id="ct2047">
          <table:cell-address table:column="3" table:row="42" table:table="0"/>
          <office:change-info>
            <dc:creator> </dc:creator>
            <dc:date>2020-05-01T00:41:07.63</dc:date>
          </office:change-info>
          <table:previous>
            <table:change-track-table-cell office:value-type="string">
              <text:p>Both</text:p>
            </table:change-track-table-cell>
          </table:previous>
        </table:cell-content-change>
        <table:cell-content-change table:id="ct2048">
          <table:cell-address table:column="3" table:row="43" table:table="0"/>
          <office:change-info>
            <dc:creator> </dc:creator>
            <dc:date>2020-05-01T00:41:10.35</dc:date>
          </office:change-info>
          <table:previous>
            <table:change-track-table-cell office:value-type="string">
              <text:p>Both</text:p>
            </table:change-track-table-cell>
          </table:previous>
        </table:cell-content-change>
        <table:cell-content-change table:id="ct2049">
          <table:cell-address table:column="3" table:row="45" table:table="0"/>
          <office:change-info>
            <dc:creator> </dc:creator>
            <dc:date>2020-05-01T00:41:16.56</dc:date>
          </office:change-info>
          <table:previous>
            <table:change-track-table-cell office:value-type="string">
              <text:p>Both</text:p>
            </table:change-track-table-cell>
          </table:previous>
        </table:cell-content-change>
        <table:cell-content-change table:id="ct2050">
          <table:cell-address table:column="4" table:row="42" table:table="0"/>
          <office:change-info>
            <dc:creator> </dc:creator>
            <dc:date>2020-05-01T00:42:51.41</dc:date>
          </office:change-info>
          <table:previous>
            <table:change-track-table-cell/>
          </table:previous>
        </table:cell-content-change>
        <table:cell-content-change table:id="ct2051">
          <table:cell-address table:column="4" table:row="43" table:table="0"/>
          <office:change-info>
            <dc:creator> </dc:creator>
            <dc:date>2020-05-01T00:42:51.41</dc:date>
          </office:change-info>
          <table:previous>
            <table:change-track-table-cell/>
          </table:previous>
        </table:cell-content-change>
        <table:cell-content-change table:id="ct2052">
          <table:cell-address table:column="4" table:row="44" table:table="0"/>
          <office:change-info>
            <dc:creator> </dc:creator>
            <dc:date>2020-05-01T00:42:51.41</dc:date>
          </office:change-info>
          <table:previous>
            <table:change-track-table-cell/>
          </table:previous>
        </table:cell-content-change>
        <table:cell-content-change table:id="ct2053">
          <table:cell-address table:column="4" table:row="45" table:table="0"/>
          <office:change-info>
            <dc:creator> </dc:creator>
            <dc:date>2020-05-01T00:42:51.41</dc:date>
          </office:change-info>
          <table:previous>
            <table:change-track-table-cell/>
          </table:previous>
        </table:cell-content-change>
        <table:cell-content-change table:id="ct2054">
          <table:cell-address table:column="4" table:row="42" table:table="0"/>
          <office:change-info>
            <dc:creator> </dc:creator>
            <dc:date>2020-05-01T00:42:56.21</dc:date>
          </office:change-info>
          <table:previous table:id="ct2050">
            <table:change-track-table-cell office:value-type="string">
              <text:p>switch1</text:p>
            </table:change-track-table-cell>
          </table:previous>
        </table:cell-content-change>
        <table:cell-content-change table:id="ct2055">
          <table:cell-address table:column="4" table:row="42" table:table="0"/>
          <office:change-info>
            <dc:creator> </dc:creator>
            <dc:date>2020-05-01T00:43:08.56</dc:date>
          </office:change-info>
          <table:previous table:id="ct2054">
            <table:change-track-table-cell office:value-type="string">
              <text:p>switch0.7</text:p>
            </table:change-track-table-cell>
          </table:previous>
        </table:cell-content-change>
        <table:cell-content-change table:id="ct2056">
          <table:cell-address table:column="4" table:row="43" table:table="0"/>
          <office:change-info>
            <dc:creator> </dc:creator>
            <dc:date>2020-05-01T00:43:15.88</dc:date>
          </office:change-info>
          <table:previous table:id="ct2051">
            <table:change-track-table-cell office:value-type="string">
              <text:p>switch2</text:p>
            </table:change-track-table-cell>
          </table:previous>
        </table:cell-content-change>
        <table:cell-content-change table:id="ct2057">
          <table:cell-address table:column="4" table:row="44" table:table="0"/>
          <office:change-info>
            <dc:creator> </dc:creator>
            <dc:date>2020-05-01T00:43:25.22</dc:date>
          </office:change-info>
          <table:previous table:id="ct2052">
            <table:change-track-table-cell office:value-type="string">
              <text:p>switch3</text:p>
            </table:change-track-table-cell>
          </table:previous>
        </table:cell-content-change>
        <table:cell-content-change table:id="ct2058">
          <table:cell-address table:column="4" table:row="45" table:table="0"/>
          <office:change-info>
            <dc:creator> </dc:creator>
            <dc:date>2020-05-01T00:43:29.46</dc:date>
          </office:change-info>
          <table:previous table:id="ct2053">
            <table:change-track-table-cell office:value-type="string">
              <text:p>switch4</text:p>
            </table:change-track-table-cell>
          </table:previous>
        </table:cell-content-change>
        <table:cell-content-change table:id="ct2059">
          <table:cell-address table:column="4" table:row="42" table:table="0"/>
          <office:change-info>
            <dc:creator> </dc:creator>
            <dc:date>2020-05-01T00:43:42.78</dc:date>
          </office:change-info>
          <table:previous table:id="ct2055">
            <table:change-track-table-cell office:value-type="string">
              <text:p>switch0.22</text:p>
            </table:change-track-table-cell>
          </table:previous>
        </table:cell-content-change>
        <table:cell-content-change table:id="ct2060">
          <table:cell-address table:column="4" table:row="43" table:table="0"/>
          <office:change-info>
            <dc:creator> </dc:creator>
            <dc:date>2020-05-01T00:43:45.15</dc:date>
          </office:change-info>
          <table:previous table:id="ct2056">
            <table:change-track-table-cell office:value-type="string">
              <text:p>switch0.22</text:p>
            </table:change-track-table-cell>
          </table:previous>
        </table:cell-content-change>
        <table:cell-content-change table:id="ct2061">
          <table:cell-address table:column="6" table:row="42" table:table="0"/>
          <office:change-info>
            <dc:creator> </dc:creator>
            <dc:date>2020-05-01T00:43:55.73</dc:date>
          </office:change-info>
          <table:previous>
            <table:change-track-table-cell/>
          </table:previous>
        </table:cell-content-change>
        <table:cell-content-change table:id="ct2062">
          <table:cell-address table:column="6" table:row="43" table:table="0"/>
          <office:change-info>
            <dc:creator> </dc:creator>
            <dc:date>2020-05-01T00:44:03.06</dc:date>
          </office:change-info>
          <table:previous>
            <table:change-track-table-cell/>
          </table:previous>
        </table:cell-content-change>
        <table:cell-content-change table:id="ct2063">
          <table:cell-address table:column="6" table:row="44" table:table="0"/>
          <office:change-info>
            <dc:creator> </dc:creator>
            <dc:date>2020-05-01T00:44:19.01</dc:date>
          </office:change-info>
          <table:previous>
            <table:change-track-table-cell/>
          </table:previous>
        </table:cell-content-change>
        <table:cell-content-change table:id="ct2064">
          <table:cell-address table:column="6" table:row="45" table:table="0"/>
          <office:change-info>
            <dc:creator> </dc:creator>
            <dc:date>2020-05-01T00:44:26.60</dc:date>
          </office:change-info>
          <table:previous>
            <table:change-track-table-cell/>
          </table:previous>
        </table:cell-content-change>
        <table:cell-content-change table:id="ct2065">
          <table:cell-address table:column="8" table:row="45" table:table="0"/>
          <office:change-info>
            <dc:creator> </dc:creator>
            <dc:date>2020-05-01T00:44:31.11</dc:date>
          </office:change-info>
          <table:previous>
            <table:change-track-table-cell/>
          </table:previous>
        </table:cell-content-change>
        <table:cell-content-change table:id="ct2066">
          <table:cell-address table:column="8" table:row="42" table:table="0"/>
          <office:change-info>
            <dc:creator> </dc:creator>
            <dc:date>2020-05-01T00:44:36.54</dc:date>
          </office:change-info>
          <table:previous>
            <table:change-track-table-cell/>
          </table:previous>
        </table:cell-content-change>
        <table:cell-content-change table:id="ct2067">
          <table:cell-address table:column="8" table:row="43" table:table="0"/>
          <office:change-info>
            <dc:creator> </dc:creator>
            <dc:date>2020-05-01T00:44:41.50</dc:date>
          </office:change-info>
          <table:previous>
            <table:change-track-table-cell/>
          </table:previous>
        </table:cell-content-change>
        <table:cell-content-change table:id="ct2068">
          <table:cell-address table:column="8" table:row="44" table:table="0"/>
          <office:change-info>
            <dc:creator> </dc:creator>
            <dc:date>2020-05-01T00:44:45.03</dc:date>
          </office:change-info>
          <table:previous>
            <table:change-track-table-cell/>
          </table:previous>
        </table:cell-content-change>
        <table:cell-content-change table:id="ct2069">
          <table:cell-address table:column="9" table:row="42" table:table="0"/>
          <office:change-info>
            <dc:creator> </dc:creator>
            <dc:date>2020-05-01T00:44:50.11</dc:date>
          </office:change-info>
          <table:previous>
            <table:change-track-table-cell/>
          </table:previous>
        </table:cell-content-change>
        <table:cell-content-change table:id="ct2070">
          <table:cell-address table:column="9" table:row="43" table:table="0"/>
          <office:change-info>
            <dc:creator> </dc:creator>
            <dc:date>2020-05-01T00:44:58.06</dc:date>
          </office:change-info>
          <table:previous>
            <table:change-track-table-cell/>
          </table:previous>
        </table:cell-content-change>
        <table:cell-content-change table:id="ct2071">
          <table:cell-address table:column="9" table:row="44" table:table="0"/>
          <office:change-info>
            <dc:creator> </dc:creator>
            <dc:date>2020-05-01T00:45:00.01</dc:date>
          </office:change-info>
          <table:previous>
            <table:change-track-table-cell/>
          </table:previous>
        </table:cell-content-change>
        <table:cell-content-change table:id="ct2072">
          <table:cell-address table:column="9" table:row="45" table:table="0"/>
          <office:change-info>
            <dc:creator> </dc:creator>
            <dc:date>2020-05-01T00:45:10.48</dc:date>
          </office:change-info>
          <table:previous>
            <table:change-track-table-cell/>
          </table:previous>
        </table:cell-content-change>
        <table:cell-content-change table:id="ct2073">
          <table:cell-address table:column="3" table:row="21" table:table="4"/>
          <office:change-info>
            <dc:creator> </dc:creator>
            <dc:date>2020-05-01T00:46:26.27</dc:date>
          </office:change-info>
          <table:previous table:id="ct1858">
            <table:change-track-table-cell table:cell-address="'Port Fowrading'.D22" table:formula="of:=[Data.B52]" office:value-type="float" office:value="0"/>
          </table:previous>
        </table:cell-content-change>
        <table:cell-content-change table:id="ct2074">
          <table:cell-address table:column="3" table:row="21" table:table="4"/>
          <office:change-info>
            <dc:creator> </dc:creator>
            <dc:date>2020-05-01T00:46:31.55</dc:date>
          </office:change-info>
          <table:previous table:id="ct1859">
            <table:change-track-table-cell table:cell-address="'Port Fowrading'.D22" table:formula="of:=[Data.E54]" office:value-type="float" office:value="0"/>
          </table:previous>
        </table:cell-content-change>
        <table:cell-content-change table:id="ct2075">
          <table:cell-address table:column="3" table:row="23" table:table="4"/>
          <office:change-info>
            <dc:creator> </dc:creator>
            <dc:date>2020-05-01T00:46:40.71</dc:date>
          </office:change-info>
          <table:previous table:id="ct1860">
            <table:change-track-table-cell table:cell-address="'Port Fowrading'.D24" table:formula="of:=[Data.J54]" office:value-type="float" office:value="0"/>
          </table:previous>
        </table:cell-content-change>
        <table:cell-content-change table:id="ct2076">
          <table:cell-address table:column="3" table:row="24" table:table="4"/>
          <office:change-info>
            <dc:creator> </dc:creator>
            <dc:date>2020-05-01T00:47:06.23</dc:date>
          </office:change-info>
          <table:previous table:id="ct1861">
            <table:change-track-table-cell table:cell-address="'Port Fowrading'.D25" table:formula="of:=[Data.G54]" office:value-type="float" office:value="0"/>
          </table:previous>
        </table:cell-content-change>
        <table:cell-content-change table:id="ct2077">
          <table:cell-address table:column="3" table:row="25" table:table="4"/>
          <office:change-info>
            <dc:creator> </dc:creator>
            <dc:date>2020-05-01T00:47:15.03</dc:date>
          </office:change-info>
          <table:previous table:id="ct1862">
            <table:change-track-table-cell table:cell-address="'Port Fowrading'.D26" table:formula="of:=[Data.I54]" office:value-type="float" office:value="0"/>
          </table:previous>
        </table:cell-content-change>
        <table:cell-content-change table:id="ct2078">
          <table:cell-address table:column="3" table:row="26" table:table="4"/>
          <office:change-info>
            <dc:creator> </dc:creator>
            <dc:date>2020-05-01T00:47:18.43</dc:date>
          </office:change-info>
          <table:previous table:id="ct1863">
            <table:change-track-table-cell table:cell-address="'Port Fowrading'.D27" table:formula="of:=[Data.C54]" office:value-type="float" office:value="0"/>
          </table:previous>
        </table:cell-content-change>
        <table:cell-content-change table:id="ct2079">
          <table:cell-address table:column="3" table:row="27" table:table="4"/>
          <office:change-info>
            <dc:creator> </dc:creator>
            <dc:date>2020-05-01T00:47:22.75</dc:date>
          </office:change-info>
          <table:previous table:id="ct1864">
            <table:change-track-table-cell table:cell-address="'Port Fowrading'.D28" table:formula="of:=[Data.D54]" office:value-type="float" office:value="0"/>
          </table:previous>
        </table:cell-content-change>
        <table:cell-content-change table:id="ct2080">
          <table:cell-address table:column="3" table:row="30" table:table="4"/>
          <office:change-info>
            <dc:creator> </dc:creator>
            <dc:date>2020-05-01T00:47:27.60</dc:date>
          </office:change-info>
          <table:previous table:id="ct1894">
            <table:change-track-table-cell table:cell-address="'Port Fowrading'.D31" table:formula="of:=[Data.B64]" office:value-type="float" office:value="0"/>
          </table:previous>
        </table:cell-content-change>
        <table:cell-content-change table:id="ct2081">
          <table:cell-address table:column="3" table:row="30" table:table="4"/>
          <office:change-info>
            <dc:creator> </dc:creator>
            <dc:date>2020-05-01T00:47:32.18</dc:date>
          </office:change-info>
          <table:previous table:id="ct1895">
            <table:change-track-table-cell table:cell-address="'Port Fowrading'.D31" table:formula="of:=[Data.E66]" office:value-type="float" office:value="0"/>
          </table:previous>
        </table:cell-content-change>
        <table:cell-content-change table:id="ct2082">
          <table:cell-address table:column="3" table:row="32" table:table="4"/>
          <office:change-info>
            <dc:creator> </dc:creator>
            <dc:date>2020-05-01T00:47:40.67</dc:date>
          </office:change-info>
          <table:previous table:id="ct1896">
            <table:change-track-table-cell table:cell-address="'Port Fowrading'.D33" table:formula="of:=[Data.J66]" office:value-type="float" office:value="0"/>
          </table:previous>
        </table:cell-content-change>
        <table:cell-content-change table:id="ct2083">
          <table:cell-address table:column="3" table:row="33" table:table="4"/>
          <office:change-info>
            <dc:creator> </dc:creator>
            <dc:date>2020-05-01T00:47:44.55</dc:date>
          </office:change-info>
          <table:previous table:id="ct1897">
            <table:change-track-table-cell table:cell-address="'Port Fowrading'.D34" table:formula="of:=[Data.G66]" office:value-type="float" office:value="0"/>
          </table:previous>
        </table:cell-content-change>
        <table:cell-content-change table:id="ct2084">
          <table:cell-address table:column="3" table:row="34" table:table="4"/>
          <office:change-info>
            <dc:creator> </dc:creator>
            <dc:date>2020-05-01T00:47:47.95</dc:date>
          </office:change-info>
          <table:previous table:id="ct1898">
            <table:change-track-table-cell table:cell-address="'Port Fowrading'.D35" table:formula="of:=[Data.I66]" office:value-type="float" office:value="0"/>
          </table:previous>
        </table:cell-content-change>
        <table:cell-content-change table:id="ct2085">
          <table:cell-address table:column="3" table:row="35" table:table="4"/>
          <office:change-info>
            <dc:creator> </dc:creator>
            <dc:date>2020-05-01T00:47:51.95</dc:date>
          </office:change-info>
          <table:previous table:id="ct1899">
            <table:change-track-table-cell table:cell-address="'Port Fowrading'.D36" table:formula="of:=[Data.C66]" office:value-type="float" office:value="0"/>
          </table:previous>
        </table:cell-content-change>
        <table:cell-content-change table:id="ct2086">
          <table:cell-address table:column="3" table:row="36" table:table="4"/>
          <office:change-info>
            <dc:creator> </dc:creator>
            <dc:date>2020-05-01T00:47:55.12</dc:date>
          </office:change-info>
          <table:previous table:id="ct1900">
            <table:change-track-table-cell table:cell-address="'Port Fowrading'.D37" table:formula="of:=[Data.D66]" office:value-type="float" office:value="0"/>
          </table:previous>
        </table:cell-content-change>
        <table:cell-content-change table:id="ct2087">
          <table:cell-address table:column="3" table:row="39" table:table="4"/>
          <office:change-info>
            <dc:creator> </dc:creator>
            <dc:date>2020-05-01T00:47:59.27</dc:date>
          </office:change-info>
          <table:previous table:id="ct1930">
            <table:change-track-table-cell table:cell-address="'Port Fowrading'.D40" table:formula="of:=[Data.B76]" office:value-type="float" office:value="0"/>
          </table:previous>
        </table:cell-content-change>
        <table:cell-content-change table:id="ct2088">
          <table:cell-address table:column="3" table:row="39" table:table="4"/>
          <office:change-info>
            <dc:creator> </dc:creator>
            <dc:date>2020-05-01T00:48:03.03</dc:date>
          </office:change-info>
          <table:previous table:id="ct1931">
            <table:change-track-table-cell table:cell-address="'Port Fowrading'.D40" table:formula="of:=[Data.E78]" office:value-type="float" office:value="0"/>
          </table:previous>
        </table:cell-content-change>
        <table:cell-content-change table:id="ct2089">
          <table:cell-address table:column="3" table:row="41" table:table="4"/>
          <office:change-info>
            <dc:creator> </dc:creator>
            <dc:date>2020-05-01T00:48:06.91</dc:date>
          </office:change-info>
          <table:previous table:id="ct1932">
            <table:change-track-table-cell table:cell-address="'Port Fowrading'.D42" table:formula="of:=[Data.J78]" office:value-type="float" office:value="0"/>
          </table:previous>
        </table:cell-content-change>
        <table:cell-content-change table:id="ct2090">
          <table:cell-address table:column="3" table:row="42" table:table="4"/>
          <office:change-info>
            <dc:creator> </dc:creator>
            <dc:date>2020-05-01T00:48:10.21</dc:date>
          </office:change-info>
          <table:previous table:id="ct1933">
            <table:change-track-table-cell table:cell-address="'Port Fowrading'.D43" table:formula="of:=[Data.G78]" office:value-type="float" office:value="0"/>
          </table:previous>
        </table:cell-content-change>
        <table:cell-content-change table:id="ct2091">
          <table:cell-address table:column="3" table:row="44" table:table="4"/>
          <office:change-info>
            <dc:creator> </dc:creator>
            <dc:date>2020-05-01T00:48:15.55</dc:date>
          </office:change-info>
          <table:previous table:id="ct1935">
            <table:change-track-table-cell table:cell-address="'Port Fowrading'.D45" table:formula="of:=[Data.C78]" office:value-type="float" office:value="0"/>
          </table:previous>
        </table:cell-content-change>
        <table:cell-content-change table:id="ct2092">
          <table:cell-address table:column="3" table:row="43" table:table="4"/>
          <office:change-info>
            <dc:creator> </dc:creator>
            <dc:date>2020-05-01T00:48:18.74</dc:date>
          </office:change-info>
          <table:previous table:id="ct1934">
            <table:change-track-table-cell table:cell-address="'Port Fowrading'.D44" table:formula="of:=[Data.I78]" office:value-type="float" office:value="0"/>
          </table:previous>
        </table:cell-content-change>
        <table:cell-content-change table:id="ct2093">
          <table:cell-address table:column="3" table:row="45" table:table="4"/>
          <office:change-info>
            <dc:creator> </dc:creator>
            <dc:date>2020-05-01T00:48:24.49</dc:date>
          </office:change-info>
          <table:previous table:id="ct1936">
            <table:change-track-table-cell table:cell-address="'Port Fowrading'.D46" table:formula="of:=[Data.D78]" office:value-type="float" office:value="0"/>
          </table:previous>
        </table:cell-content-change>
        <table:cell-content-change table:id="ct2094">
          <table:cell-address table:column="3" table:row="48" table:table="4"/>
          <office:change-info>
            <dc:creator> </dc:creator>
            <dc:date>2020-05-01T00:48:32.55</dc:date>
          </office:change-info>
          <table:previous table:id="ct1966">
            <table:change-track-table-cell table:cell-address="'Port Fowrading'.D49" table:formula="of:=[Data.B88]" office:value-type="float" office:value="0"/>
          </table:previous>
        </table:cell-content-change>
        <table:cell-content-change table:id="ct2095">
          <table:cell-address table:column="3" table:row="48" table:table="4"/>
          <office:change-info>
            <dc:creator> </dc:creator>
            <dc:date>2020-05-01T00:48:37.08</dc:date>
          </office:change-info>
          <table:previous table:id="ct1967">
            <table:change-track-table-cell table:cell-address="'Port Fowrading'.D49" table:formula="of:=[Data.E90]" office:value-type="float" office:value="0"/>
          </table:previous>
        </table:cell-content-change>
        <table:cell-content-change table:id="ct2096">
          <table:cell-address table:column="3" table:row="50" table:table="4"/>
          <office:change-info>
            <dc:creator> </dc:creator>
            <dc:date>2020-05-01T00:48:40.84</dc:date>
          </office:change-info>
          <table:previous table:id="ct1968">
            <table:change-track-table-cell table:cell-address="'Port Fowrading'.D51" table:formula="of:=[Data.J90]" office:value-type="float" office:value="0"/>
          </table:previous>
        </table:cell-content-change>
        <table:cell-content-change table:id="ct2097">
          <table:cell-address table:column="3" table:row="51" table:table="4"/>
          <office:change-info>
            <dc:creator> </dc:creator>
            <dc:date>2020-05-01T00:48:44.24</dc:date>
          </office:change-info>
          <table:previous table:id="ct1969">
            <table:change-track-table-cell table:cell-address="'Port Fowrading'.D52" table:formula="of:=[Data.G90]" office:value-type="float" office:value="0"/>
          </table:previous>
        </table:cell-content-change>
        <table:cell-content-change table:id="ct2098">
          <table:cell-address table:column="3" table:row="52" table:table="4"/>
          <office:change-info>
            <dc:creator> </dc:creator>
            <dc:date>2020-05-01T00:48:47.49</dc:date>
          </office:change-info>
          <table:previous table:id="ct1970">
            <table:change-track-table-cell table:cell-address="'Port Fowrading'.D53" table:formula="of:=[Data.I90]" office:value-type="float" office:value="0"/>
          </table:previous>
        </table:cell-content-change>
        <table:cell-content-change table:id="ct2099">
          <table:cell-address table:column="3" table:row="53" table:table="4"/>
          <office:change-info>
            <dc:creator> </dc:creator>
            <dc:date>2020-05-01T00:48:50.30</dc:date>
          </office:change-info>
          <table:previous table:id="ct1971">
            <table:change-track-table-cell table:cell-address="'Port Fowrading'.D54" table:formula="of:=[Data.C90]" office:value-type="float" office:value="0"/>
          </table:previous>
        </table:cell-content-change>
        <table:cell-content-change table:id="ct2100">
          <table:cell-address table:column="3" table:row="54" table:table="4"/>
          <office:change-info>
            <dc:creator> </dc:creator>
            <dc:date>2020-05-01T00:48:53.87</dc:date>
          </office:change-info>
          <table:previous table:id="ct1972">
            <table:change-track-table-cell table:cell-address="'Port Fowrading'.D55" table:formula="of:=[Data.D90]" office:value-type="float" office:value="0"/>
          </table:previous>
        </table:cell-content-change>
        <table:cell-content-change table:id="ct2101">
          <table:cell-address table:column="1" table:row="0" table:table="4"/>
          <office:change-info>
            <dc:creator> </dc:creator>
            <dc:date>2020-05-01T00:49:31.93</dc:date>
          </office:change-info>
          <table:previous>
            <table:change-track-table-cell/>
          </table:previous>
        </table:cell-content-change>
        <table:cell-content-change table:id="ct2102">
          <table:cell-address table:column="1" table:row="0" table:table="2"/>
          <office:change-info>
            <dc:creator> </dc:creator>
            <dc:date>2020-05-01T00:51:33.07</dc:date>
          </office:change-info>
          <table:previous>
            <table:change-track-table-cell office:value-type="string">
              <text:p>VLAN Auto Change</text:p>
            </table:change-track-table-cell>
          </table:previous>
        </table:cell-content-change>
        <table:cell-content-change table:id="ct2103">
          <table:cell-address table:column="1" table:row="0" table:table="2"/>
          <office:change-info>
            <dc:creator> </dc:creator>
            <dc:date>2020-05-01T00:51:43.32</dc:date>
          </office:change-info>
          <table:previous table:id="ct2102">
            <table:change-track-table-cell/>
          </table:previous>
        </table:cell-content-change>
        <table:cell-content-change table:id="ct2104">
          <table:cell-address table:column="3" table:row="0" table:table="2"/>
          <office:change-info>
            <dc:creator> </dc:creator>
            <dc:date>2020-05-01T00:51:49.38</dc:date>
          </office:change-info>
          <table:previous table:id="ct695">
            <table:change-track-table-cell office:value-type="string">
              <text:p>Network Auto Change</text:p>
            </table:change-track-table-cell>
          </table:previous>
        </table:cell-content-change>
        <table:cell-content-change table:id="ct2105">
          <table:cell-address table:column="3" table:row="0" table:table="2"/>
          <office:change-info>
            <dc:creator> </dc:creator>
            <dc:date>2020-05-01T00:51:57.11</dc:date>
          </office:change-info>
          <table:previous table:id="ct2104">
            <table:change-track-table-cell/>
          </table:previous>
        </table:cell-content-change>
        <table:cell-content-change table:id="ct2106">
          <table:cell-address table:column="4" table:row="0" table:table="2"/>
          <office:change-info>
            <dc:creator> </dc:creator>
            <dc:date>2020-05-01T00:52:22.91</dc:date>
          </office:change-info>
          <table:previous table:id="ct696">
            <table:change-track-table-cell office:value-type="string">
              <text:p>Will Auto Change</text:p>
            </table:change-track-table-cell>
          </table:previous>
        </table:cell-content-change>
        <table:cell-content-change table:id="ct2107">
          <table:cell-address table:column="5" table:row="0" table:table="2"/>
          <office:change-info>
            <dc:creator> </dc:creator>
            <dc:date>2020-05-01T00:53:18.93</dc:date>
          </office:change-info>
          <table:previous table:id="ct954">
            <table:change-track-table-cell office:value-type="string">
              <text:p>Will Auto Change</text:p>
            </table:change-track-table-cell>
          </table:previous>
        </table:cell-content-change>
        <table:cell-content-change table:id="ct2108">
          <table:cell-address table:column="6" table:row="0" table:table="2"/>
          <office:change-info>
            <dc:creator> </dc:creator>
            <dc:date>2020-05-01T00:53:22.22</dc:date>
          </office:change-info>
          <table:previous table:id="ct957">
            <table:change-track-table-cell office:value-type="string">
              <text:p>Won't Change</text:p>
            </table:change-track-table-cell>
          </table:previous>
        </table:cell-content-change>
        <table:cell-content-change table:id="ct2109">
          <table:cell-address table:column="7" table:row="0" table:table="2"/>
          <office:change-info>
            <dc:creator> </dc:creator>
            <dc:date>2020-05-01T00:53:24.21</dc:date>
          </office:change-info>
          <table:previous table:id="ct956">
            <table:change-track-table-cell office:value-type="string">
              <text:p>Netmask Auto Change</text:p>
            </table:change-track-table-cell>
          </table:previous>
        </table:cell-content-change>
        <table:cell-content-change table:id="ct2110">
          <table:cell-address table:column="8" table:row="0" table:table="2"/>
          <office:change-info>
            <dc:creator> </dc:creator>
            <dc:date>2020-05-01T00:53:31.54</dc:date>
          </office:change-info>
          <table:previous>
            <table:change-track-table-cell office:value-type="string">
              <text:p>set interfaces ethernet eth4 vif 10 address 192.168.0.1/24</text:p>
            </table:change-track-table-cell>
          </table:previous>
        </table:cell-content-change>
        <table:movement table:id="ct2111">
          <table:source-range-address table:start-column="5" table:start-row="0" table:start-table="1" table:end-column="9" table:end-row="53" table:end-table="1"/>
          <table:target-range-address table:start-column="6" table:start-row="0" table:start-table="1" table:end-column="11" table:end-row="53" table:end-table="1"/>
          <office:change-info>
            <dc:creator> </dc:creator>
            <dc:date>2020-05-01T01:25:17.68</dc:date>
          </office:change-info>
          <table:dependencies>
            <table:dependence table:id="ct2422"/>
            <table:dependence table:id="ct2421"/>
            <table:dependence table:id="ct2420"/>
            <table:dependence table:id="ct2419"/>
            <table:dependence table:id="ct2418"/>
            <table:dependence table:id="ct2417"/>
            <table:dependence table:id="ct2131"/>
            <table:dependence table:id="ct2130"/>
            <table:dependence table:id="ct2129"/>
            <table:dependence table:id="ct2127"/>
            <table:dependence table:id="ct2126"/>
            <table:dependence table:id="ct2124"/>
            <table:dependence table:id="ct2123"/>
            <table:dependence table:id="ct2121"/>
            <table:dependence table:id="ct2120"/>
            <table:dependence table:id="ct2119"/>
            <table:dependence table:id="ct2118"/>
            <table:dependence table:id="ct2117"/>
            <table:dependence table:id="ct2116"/>
            <table:dependence table:id="ct2115"/>
            <table:dependence table:id="ct2114"/>
            <table:dependence table:id="ct2112"/>
          </table:dependencies>
          <table:deletions>
            <table:cell-content-deletion table:id="ct1645">
              <table:change-track-table-cell table:cell-address="Firewall.G36" table:formula="of:=CONCATENATE([.A36];;[.D36];[.E36])" office:value-type="string">
                <text:p>set firewall name Guest_IN rule 20 protocol all </text:p>
              </table:change-track-table-cell>
            </table:cell-content-deletion>
            <table:cell-content-deletion table:id="ct1644">
              <table:change-track-table-cell table:cell-address="Firewall.G35" table:formula="of:=CONCATENATE([.A35];;[.D35];[.E35])" office:value-type="string">
                <text:p>set firewall name Guest_IN rule 20 destination group network-group LAN_NETWORKS</text:p>
              </table:change-track-table-cell>
            </table:cell-content-deletion>
            <table:cell-content-deletion table:id="ct1643">
              <table:change-track-table-cell table:cell-address="Firewall.G34" table:formula="of:=CONCATENATE([.A34];;[.D34];[.E34])" office:value-type="string">
                <text:p>set firewall name Guest_IN rule 20 description 'drop </text:p>
              </table:change-track-table-cell>
            </table:cell-content-deletion>
            <table:cell-content-deletion table:id="ct1642">
              <table:change-track-table-cell table:cell-address="Firewall.G39" table:formula="of:=CONCATENATE([.A39];;[.D39];[.E39])" office:value-type="string">
                <text:p>set firewall name Guest_LOCAL description '</text:p>
              </table:change-track-table-cell>
            </table:cell-content-deletion>
            <table:cell-content-deletion table:id="ct1641">
              <table:change-track-table-cell table:cell-address="Firewall.G45" table:formula="of:=CONCATENATE([.A45];;[.D45];[.E45])" office:value-type="string">
                <text:p>set firewall name Guest_LOCAL rule 10 destination port 53</text:p>
              </table:change-track-table-cell>
            </table:cell-content-deletion>
            <table:cell-content-deletion table:id="ct1640">
              <table:change-track-table-cell table:cell-address="Firewall.G44" table:formula="of:=CONCATENATE([.A44];;[.D44];[.E44])" office:value-type="string">
                <text:p>set firewall name Guest_LOCAL rule 10 protocol tcp_udp</text:p>
              </table:change-track-table-cell>
            </table:cell-content-deletion>
            <table:cell-content-deletion table:id="ct1639">
              <table:change-track-table-cell table:cell-address="Firewall.G43" table:formula="of:=CONCATENATE([.A43];;[.D43];[.E43])" office:value-type="string">
                <text:p>set firewall name Guest_LOCAL rule 10 log disable</text:p>
              </table:change-track-table-cell>
            </table:cell-content-deletion>
            <table:cell-content-deletion table:id="ct1638">
              <table:change-track-table-cell table:cell-address="Firewall.G42" table:formula="of:=CONCATENATE([.A42];;[.D42];[.E42])" office:value-type="string">
                <text:p>set firewall name Guest_LOCAL rule 10 description 'allow dns'</text:p>
              </table:change-track-table-cell>
            </table:cell-content-deletion>
            <table:cell-content-deletion table:id="ct1637">
              <table:change-track-table-cell table:cell-address="Firewall.G51" table:formula="of:=CONCATENATE([.A51];;[.D51];[.E51])" office:value-type="string">
                <text:p>set firewall name Guest_LOCAL rule 20 destination port 67 </text:p>
              </table:change-track-table-cell>
            </table:cell-content-deletion>
            <table:cell-content-deletion table:id="ct1636">
              <table:change-track-table-cell table:cell-address="Firewall.G50" table:formula="of:=CONCATENATE([.A50];;[.D50];[.E50])" office:value-type="string">
                <text:p>set firewall name Guest_LOCAL rule 20 protocol udp</text:p>
              </table:change-track-table-cell>
            </table:cell-content-deletion>
            <table:cell-content-deletion table:id="ct1635">
              <table:change-track-table-cell table:cell-address="Firewall.G49" table:formula="of:=CONCATENATE([.A49];;[.D49];[.E49])" office:value-type="string">
                <text:p>set firewall name Guest_LOCAL rule 20 log disable</text:p>
              </table:change-track-table-cell>
            </table:cell-content-deletion>
            <table:cell-content-deletion table:id="ct1634">
              <table:change-track-table-cell table:cell-address="Firewall.G48" table:formula="of:=CONCATENATE([.A48];;[.D48];[.E48])" office:value-type="string">
                <text:p>set firewall name Guest_LOCAL rule 20 description 'allow dhcp'</text:p>
              </table:change-track-table-cell>
            </table:cell-content-deletion>
            <table:cell-content-deletion table:id="ct1633">
              <table:change-track-table-cell table:cell-address="Firewall.G53" table:formula="of:=CONCATENATE([.A53];;[.D53];[.E53])" office:value-type="string">
                <text:p>set interfaces ethernet eth2 firewall in name Guest_IN</text:p>
              </table:change-track-table-cell>
            </table:cell-content-deletion>
            <table:cell-content-deletion table:id="ct1632">
              <table:change-track-table-cell table:cell-address="Firewall.G54" table:formula="of:=CONCATENATE([.A54];;[.D54];[.E54])" office:value-type="string">
                <text:p>set interfaces ethernet eth2 firewall local name Guest_LOCAL</text:p>
              </table:change-track-table-cell>
            </table:cell-content-deletion>
            <table:cell-content-deletion table:id="ct1631">
              <table:change-track-table-cell table:cell-address="Firewall.G47" table:formula="of:=CONCATENATE([.A47];;[.D47];[.E47])" office:value-type="string">
                <text:p>set firewall name Guest_LOCAL rule 20 action accept</text:p>
              </table:change-track-table-cell>
            </table:cell-content-deletion>
            <table:cell-content-deletion table:id="ct1630">
              <table:change-track-table-cell table:cell-address="Firewall.G41" table:formula="of:=CONCATENATE([.A41];;[.D41];[.E41])" office:value-type="string">
                <text:p>set firewall name Guest_LOCAL rule 10 action accept</text:p>
              </table:change-track-table-cell>
            </table:cell-content-deletion>
            <table:cell-content-deletion table:id="ct1629">
              <table:change-track-table-cell table:cell-address="Firewall.G38" table:formula="of:=CONCATENATE([.A38];;[.D38];[.E38])" office:value-type="string">
                <text:p>set firewall name Guest_LOCAL default-action drop</text:p>
              </table:change-track-table-cell>
            </table:cell-content-deletion>
            <table:cell-content-deletion table:id="ct1628">
              <table:change-track-table-cell table:cell-address="Firewall.G33" table:formula="of:=CONCATENATE([.A33];;[.D33];[.E33])" office:value-type="string">
                <text:p>set firewall name Guest_IN rule 20 action drop</text:p>
              </table:change-track-table-cell>
            </table:cell-content-deletion>
            <table:cell-content-deletion table:id="ct1627">
              <table:change-track-table-cell table:cell-address="Firewall.G37" table:formula="of:=CONCATENATE([.A37];;[.D37];[.E37])" office:value-type="string">
                <text:p>set firewall name Guest_IN rule 10 destination port 80,443</text:p>
              </table:change-track-table-cell>
            </table:cell-content-deletion>
            <table:cell-content-deletion table:id="ct1626">
              <table:change-track-table-cell table:cell-address="Firewall.G36" table:formula="of:=CONCATENATE([.A36];;[.D36];[.E36])" office:value-type="string">
                <text:p>set firewall name Guest_IN rule 10 destination address 192.168.1.10</text:p>
              </table:change-track-table-cell>
            </table:cell-content-deletion>
            <table:cell-content-deletion table:id="ct1625">
              <table:change-track-table-cell table:cell-address="Firewall.G35" table:formula="of:=CONCATENATE([.A35];;[.D35];[.E35])" office:value-type="string">
                <text:p>set firewall name Guest_IN rule 10 protocol tcp</text:p>
              </table:change-track-table-cell>
            </table:cell-content-deletion>
            <table:cell-content-deletion table:id="ct1624">
              <table:change-track-table-cell table:cell-address="Firewall.G34" table:formula="of:=CONCATENATE([.A34];;[.D34];[.E34])" office:value-type="string">
                <text:p>set firewall name Guest_IN rule 10 description 'allow webserver'</text:p>
              </table:change-track-table-cell>
            </table:cell-content-deletion>
            <table:cell-content-deletion table:id="ct1623">
              <table:change-track-table-cell table:cell-address="Firewall.G33" table:formula="of:=CONCATENATE([.A33];;[.D33];[.E33])" office:value-type="string">
                <text:p>set firewall name Guest_IN rule 10 action accept</text:p>
              </table:change-track-table-cell>
            </table:cell-content-deletion>
            <table:cell-content-deletion table:id="ct1622">
              <table:change-track-table-cell table:cell-address="Firewall.G31" table:formula="of:=CONCATENATE([.A31];;[.D31];[.E31])" office:value-type="string">
                <text:p>set firewall name Guest_IN description 'guest to lan/wan'</text:p>
              </table:change-track-table-cell>
            </table:cell-content-deletion>
            <table:cell-content-deletion table:id="ct1621">
              <table:change-track-table-cell table:cell-address="Firewall.G30" table:formula="of:=CONCATENATE([.A30];;[.D30];[.E30])" office:value-type="string">
                <text:p>set firewall name Guest_IN default-action accept </text:p>
              </table:change-track-table-cell>
            </table:cell-content-deletion>
            <table:cell-content-deletion table:id="ct848">
              <table:change-track-table-cell table:cell-address="Firewall.G24" table:formula="of:=CONCATENATE([.A24];[.B24];[.C24];[.D24];[.E24])" office:value-type="string">
                <text:p>set interfaces ethernet switch0.22 firewall local name Production_LOCAL </text:p>
              </table:change-track-table-cell>
            </table:cell-content-deletion>
            <table:cell-content-deletion table:id="ct847">
              <table:change-track-table-cell table:cell-address="Firewall.G23" table:formula="of:=CONCATENATE([.A23];[.B23];[.C23];[.D23];[.E23])" office:value-type="string">
                <text:p>set interfaces ethernet switch0.22 firewall in name Production_IN</text:p>
              </table:change-track-table-cell>
            </table:cell-content-deletion>
            <table:cell-content-deletion table:id="ct747">
              <table:change-track-table-cell table:cell-address="Firewall.G22" table:formula="of:=CONCATENATE([.A22];[.D22];[.E22])" office:value-type="string"/>
            </table:cell-content-deletion>
            <table:cell-content-deletion table:id="ct746">
              <table:change-track-table-cell table:cell-address="Firewall.G21" table:formula="of:=CONCATENATE([.A21];[.D21];[.E21])" office:value-type="string">
                <text:p>set firewall name Production_LOCAL rule 20 state invalid enable</text:p>
              </table:change-track-table-cell>
            </table:cell-content-deletion>
            <table:cell-content-deletion table:id="ct745">
              <table:change-track-table-cell table:cell-address="Firewall.G20" table:formula="of:=CONCATENATE([.A20];[.D20];[.E20])" office:value-type="string">
                <text:p>set firewall name Production_LOCAL rule 20 description 'Drop invalid state'</text:p>
              </table:change-track-table-cell>
            </table:cell-content-deletion>
            <table:cell-content-deletion table:id="ct744">
              <table:change-track-table-cell table:cell-address="Firewall.G19" table:formula="of:=CONCATENATE([.A19];[.D19];[.E19])" office:value-type="string">
                <text:p>set firewall name Production_LOCAL rule 20 action drop</text:p>
              </table:change-track-table-cell>
            </table:cell-content-deletion>
            <table:cell-content-deletion table:id="ct743">
              <table:change-track-table-cell table:cell-address="Firewall.G18" table:formula="of:=CONCATENATE([.A18];[.D18];[.E18])" office:value-type="string">
                <text:p>set firewall name Production_LOCAL rule 10 state related enable</text:p>
              </table:change-track-table-cell>
            </table:cell-content-deletion>
            <table:cell-content-deletion table:id="ct742">
              <table:change-track-table-cell table:cell-address="Firewall.G17" table:formula="of:=CONCATENATE([.A17];[.D17];[.E17])" office:value-type="string">
                <text:p>set firewall name Production_LOCAL rule 10 state established enable</text:p>
              </table:change-track-table-cell>
            </table:cell-content-deletion>
            <table:cell-content-deletion table:id="ct741">
              <table:change-track-table-cell table:cell-address="Firewall.G16" table:formula="of:=CONCATENATE([.A16];[.D16];[.E16])" office:value-type="string">
                <text:p>set firewall name Production_LOCAL rule 10 description 'Allow established/related'</text:p>
              </table:change-track-table-cell>
            </table:cell-content-deletion>
            <table:cell-content-deletion table:id="ct740">
              <table:change-track-table-cell table:cell-address="Firewall.G15" table:formula="of:=CONCATENATE([.A15];[.D15];[.E15])" office:value-type="string">
                <text:p>set firewall name Production_LOCAL rule 10 action accept</text:p>
              </table:change-track-table-cell>
            </table:cell-content-deletion>
            <table:cell-content-deletion table:id="ct739">
              <table:change-track-table-cell table:cell-address="Firewall.G14" table:formula="of:=CONCATENATE([.A14];[.D14];[.E14])" office:value-type="string">
                <text:p>set firewall name Production_LOCAL description '</text:p>
              </table:change-track-table-cell>
            </table:cell-content-deletion>
            <table:cell-content-deletion table:id="ct738">
              <table:change-track-table-cell table:cell-address="Firewall.G13" table:formula="of:=CONCATENATE([.A13];[.D13];[.E13])" office:value-type="string">
                <text:p>set firewall name Production_LOCAL default-action drop</text:p>
              </table:change-track-table-cell>
            </table:cell-content-deletion>
            <table:cell-content-deletion table:id="ct737">
              <table:change-track-table-cell table:cell-address="Firewall.G12" table:formula="of:=CONCATENATE([.A12];[.D12];[.E12])" office:value-type="string"/>
            </table:cell-content-deletion>
            <table:cell-content-deletion table:id="ct736">
              <table:change-track-table-cell table:cell-address="Firewall.G11" table:formula="of:=CONCATENATE([.A11];[.D11];[.E11])" office:value-type="string">
                <text:p>set firewall name Production_IN rule 20 state invalid enable</text:p>
              </table:change-track-table-cell>
            </table:cell-content-deletion>
            <table:cell-content-deletion table:id="ct735">
              <table:change-track-table-cell table:cell-address="Firewall.G10" table:formula="of:=CONCATENATE([.A10];[.D10];[.E10])" office:value-type="string">
                <text:p>set firewall name Production_IN rule 20 description 'Drop invalid state'</text:p>
              </table:change-track-table-cell>
            </table:cell-content-deletion>
            <table:cell-content-deletion table:id="ct734">
              <table:change-track-table-cell table:cell-address="Firewall.G9" table:formula="of:=CONCATENATE([.A9];[.D9];[.E9])" office:value-type="string">
                <text:p>set firewall name Production_IN rule 20 action drop</text:p>
              </table:change-track-table-cell>
            </table:cell-content-deletion>
            <table:cell-content-deletion table:id="ct733">
              <table:change-track-table-cell table:cell-address="Firewall.G8" table:formula="of:=CONCATENATE([.A8];[.D8];[.E8])" office:value-type="string">
                <text:p>set firewall name Production_IN rule 10 state related enable</text:p>
              </table:change-track-table-cell>
            </table:cell-content-deletion>
            <table:cell-content-deletion table:id="ct732">
              <table:change-track-table-cell table:cell-address="Firewall.G7" table:formula="of:=CONCATENATE([.A7];[.D7];[.E7])" office:value-type="string">
                <text:p>set firewall name Production_IN rule 10 state established enable</text:p>
              </table:change-track-table-cell>
            </table:cell-content-deletion>
            <table:cell-content-deletion table:id="ct731">
              <table:change-track-table-cell table:cell-address="Firewall.G6" table:formula="of:=CONCATENATE([.A6];[.D6];[.E6])" office:value-type="string">
                <text:p>set firewall name Production_IN rule 10 description 'Allow established/related'</text:p>
              </table:change-track-table-cell>
            </table:cell-content-deletion>
            <table:cell-content-deletion table:id="ct730">
              <table:change-track-table-cell table:cell-address="Firewall.G5" table:formula="of:=CONCATENATE([.A5];[.D5];[.E5])" office:value-type="string">
                <text:p>set firewall name Production_IN rule 10 action accept</text:p>
              </table:change-track-table-cell>
            </table:cell-content-deletion>
            <table:cell-content-deletion table:id="ct729">
              <table:change-track-table-cell table:cell-address="Firewall.G4" table:formula="of:=CONCATENATE([.A4];[.D4];[.E4])" office:value-type="string">
                <text:p>set firewall name Production_IN description '</text:p>
              </table:change-track-table-cell>
            </table:cell-content-deletion>
            <table:cell-content-deletion table:id="ct728">
              <table:change-track-table-cell table:cell-address="Firewall.G3" table:formula="of:=CONCATENATE([.A3];[.D3];[.E3])" office:value-type="string">
                <text:p>set firewall nameProduction_IN default-action drop</text:p>
              </table:change-track-table-cell>
            </table:cell-content-deletion>
            <table:cell-content-deletion table:id="ct726">
              <table:change-track-table-cell office:value-type="string">
                <text:p>Command</text:p>
              </table:change-track-table-cell>
            </table:cell-content-deletion>
          </table:deletions>
        </table:movement>
        <table:cell-content-change table:id="ct2112">
          <table:cell-address table:column="6" table:row="13" table:table="1"/>
          <office:change-info>
            <dc:creator> </dc:creator>
            <dc:date>2020-05-01T01:25:53.11</dc:date>
          </office:change-info>
          <table:previous>
            <table:change-track-table-cell/>
          </table:previous>
        </table:cell-content-change>
        <table:cell-content-change table:id="ct2113">
          <table:cell-address table:column="4" table:row="13" table:table="1"/>
          <office:change-info>
            <dc:creator> </dc:creator>
            <dc:date>2020-05-01T01:26:16.01</dc:date>
          </office:change-info>
          <table:previous table:id="ct829">
            <table:change-track-table-cell office:value-type="string">
              <text:p>_LOCAL description 'WAN to router'</text:p>
            </table:change-track-table-cell>
          </table:previous>
        </table:cell-content-change>
        <table:cell-content-change table:id="ct2114">
          <table:cell-address table:column="8" table:row="13" table:table="1"/>
          <office:change-info>
            <dc:creator> </dc:creator>
            <dc:date>2020-05-01T01:26:50.28</dc:date>
          </office:change-info>
          <table:previous>
            <table:change-track-table-cell table:cell-address="Firewall.I14" table:formula="of:=CONCATENATE([.A14];[.D14];[.E14])" office:value-type="string">
              <text:p>set firewall name Production_LOCAL description '</text:p>
            </table:change-track-table-cell>
          </table:previous>
        </table:cell-content-change>
        <table:cell-content-change table:id="ct2115">
          <table:cell-address table:column="5" table:row="13" table:table="1"/>
          <office:change-info>
            <dc:creator> </dc:creator>
            <dc:date>2020-05-01T01:27:06.65</dc:date>
          </office:change-info>
          <table:previous>
            <table:change-track-table-cell/>
          </table:previous>
        </table:cell-content-change>
        <table:cell-content-change table:id="ct2116">
          <table:cell-address table:column="5" table:row="13" table:table="1"/>
          <office:change-info>
            <dc:creator> </dc:creator>
            <dc:date>2020-05-01T01:27:32.43</dc:date>
          </office:change-info>
          <table:previous table:id="ct2115">
            <table:change-track-table-cell table:cell-address="Firewall.F14" table:formula="of:=[Data.B4]" office:value-type="string">
              <text:p>Production</text:p>
            </table:change-track-table-cell>
          </table:previous>
        </table:cell-content-change>
        <table:cell-content-change table:id="ct2117">
          <table:cell-address table:column="6" table:row="13" table:table="1"/>
          <office:change-info>
            <dc:creator> </dc:creator>
            <dc:date>2020-05-01T01:27:40.96</dc:date>
          </office:change-info>
          <table:previous table:id="ct2112">
            <table:change-track-table-cell office:value-type="string">
              <text:p><text:s/>to router'</text:p>
            </table:change-track-table-cell>
          </table:previous>
        </table:cell-content-change>
        <table:cell-content-change table:id="ct2118">
          <table:cell-address table:column="5" table:row="13" table:table="1"/>
          <office:change-info>
            <dc:creator> </dc:creator>
            <dc:date>2020-05-01T01:27:41.67</dc:date>
          </office:change-info>
          <table:previous table:id="ct2116">
            <table:change-track-table-cell/>
          </table:previous>
        </table:cell-content-change>
        <table:deletion table:id="ct2119" table:type="column" table:position="6" table:table="1">
          <office:change-info>
            <dc:creator> </dc:creator>
            <dc:date>2020-05-01T01:27:49.14</dc:date>
          </office:change-info>
          <table:deletions>
            <table:cell-content-deletion table:id="ct2117">
              <table:change-track-table-cell/>
            </table:cell-content-deletion>
          </table:deletions>
        </table:deletion>
        <table:cell-content-change table:id="ct2120">
          <table:cell-address table:column="8" table:row="13" table:table="1"/>
          <office:change-info>
            <dc:creator> </dc:creator>
            <dc:date>2020-05-01T01:28:03.42</dc:date>
          </office:change-info>
          <table:previous table:id="ct2114">
            <table:change-track-table-cell table:cell-address="Firewall.I14" table:formula="of:=CONCATENATE([.A14];[.D14];[.E14];[.F14];[.#REF!14])" office:value-type="float" office:value="0"/>
          </table:previous>
        </table:cell-content-change>
        <table:cell-content-change table:id="ct2121">
          <table:cell-address table:column="8" table:row="13" table:table="1"/>
          <office:change-info>
            <dc:creator> </dc:creator>
            <dc:date>2020-05-01T01:28:24.25</dc:date>
          </office:change-info>
          <table:previous table:id="ct2120">
            <table:change-track-table-cell table:cell-address="Firewall.I14" table:formula="of:=CONCATENATE([.A14];[.D14];[.E14];[.F14])" office:value-type="string">
              <text:p>set firewall name Production_LOCAL description ' to router'</text:p>
            </table:change-track-table-cell>
          </table:previous>
        </table:cell-content-change>
        <table:cell-content-change table:id="ct2122">
          <table:cell-address table:column="4" table:row="33" table:table="1"/>
          <office:change-info>
            <dc:creator> </dc:creator>
            <dc:date>2020-05-01T01:29:04.89</dc:date>
          </office:change-info>
          <table:previous table:id="ct1575">
            <table:change-track-table-cell office:value-type="string">
              <text:p>_IN rule 20 description 'drop guest to lan'</text:p>
            </table:change-track-table-cell>
          </table:previous>
        </table:cell-content-change>
        <table:cell-content-change table:id="ct2123">
          <table:cell-address table:column="5" table:row="33" table:table="1"/>
          <office:change-info>
            <dc:creator> </dc:creator>
            <dc:date>2020-05-01T01:29:06.03</dc:date>
          </office:change-info>
          <table:previous>
            <table:change-track-table-cell/>
          </table:previous>
        </table:cell-content-change>
        <table:cell-content-change table:id="ct2124">
          <table:cell-address table:column="8" table:row="33" table:table="1"/>
          <office:change-info>
            <dc:creator> </dc:creator>
            <dc:date>2020-05-01T01:29:35.86</dc:date>
          </office:change-info>
          <table:previous>
            <table:change-track-table-cell table:cell-address="Firewall.I34" table:formula="of:=CONCATENATE([.A34];;[.D34];[.E34])" office:value-type="string">
              <text:p>set firewall name Guest_IN rule 20 description 'drop guest</text:p>
            </table:change-track-table-cell>
          </table:previous>
        </table:cell-content-change>
        <table:cell-content-change table:id="ct2125">
          <table:cell-address table:column="4" table:row="33" table:table="1"/>
          <office:change-info>
            <dc:creator> </dc:creator>
            <dc:date>2020-05-01T01:29:45.22</dc:date>
          </office:change-info>
          <table:previous table:id="ct2122">
            <table:change-track-table-cell office:value-type="string">
              <text:p>_IN rule 20 description 'drop guest</text:p>
            </table:change-track-table-cell>
          </table:previous>
        </table:cell-content-change>
        <table:cell-content-change table:id="ct2126">
          <table:cell-address table:column="8" table:row="33" table:table="1"/>
          <office:change-info>
            <dc:creator> </dc:creator>
            <dc:date>2020-05-01T01:29:59.78</dc:date>
          </office:change-info>
          <table:previous table:id="ct2124">
            <table:change-track-table-cell table:cell-address="Firewall.I34" table:formula="of:=CONCATENATE([.A34];;[.D34];[.E34];[.F34])" office:value-type="string">
              <text:p>set firewall name Guest_IN rule 20 description 'drop <text:s/>to lan'</text:p>
            </table:change-track-table-cell>
          </table:previous>
        </table:cell-content-change>
        <table:cell-content-change table:id="ct2127">
          <table:cell-address table:column="8" table:row="33" table:table="1"/>
          <office:change-info>
            <dc:creator> </dc:creator>
            <dc:date>2020-05-01T01:30:08.03</dc:date>
          </office:change-info>
          <table:previous table:id="ct2126">
            <table:change-track-table-cell table:cell-address="Firewall.I34" table:formula="of:=CONCATENATE([.A34];;[.D34];[.E34];d40f40)" office:value-type="float" office:value="0"/>
          </table:previous>
        </table:cell-content-change>
        <table:cell-content-change table:id="ct2128">
          <table:cell-address table:column="4" table:row="38" table:table="1"/>
          <office:change-info>
            <dc:creator> </dc:creator>
            <dc:date>2020-05-01T01:30:25.10</dc:date>
          </office:change-info>
          <table:previous table:id="ct1584">
            <table:change-track-table-cell office:value-type="string">
              <text:p>_LOCAL description 'guest to router'</text:p>
            </table:change-track-table-cell>
          </table:previous>
        </table:cell-content-change>
        <table:cell-content-change table:id="ct2129">
          <table:cell-address table:column="5" table:row="38" table:table="1"/>
          <office:change-info>
            <dc:creator> </dc:creator>
            <dc:date>2020-05-01T01:30:26.67</dc:date>
          </office:change-info>
          <table:previous>
            <table:change-track-table-cell/>
          </table:previous>
        </table:cell-content-change>
        <table:cell-content-change table:id="ct2130">
          <table:cell-address table:column="8" table:row="38" table:table="1"/>
          <office:change-info>
            <dc:creator> </dc:creator>
            <dc:date>2020-05-01T01:30:40.47</dc:date>
          </office:change-info>
          <table:previous>
            <table:change-track-table-cell table:cell-address="Firewall.I39" table:formula="of:=CONCATENATE([.A39];;[.D39];[.E39])" office:value-type="string">
              <text:p>set firewall name Guest_LOCAL description 'guest </text:p>
            </table:change-track-table-cell>
          </table:previous>
        </table:cell-content-change>
        <table:cell-content-change table:id="ct2131">
          <table:cell-address table:column="5" table:row="38" table:table="1"/>
          <office:change-info>
            <dc:creator> </dc:creator>
            <dc:date>2020-05-01T01:30:50.16</dc:date>
          </office:change-info>
          <table:previous table:id="ct2129">
            <table:change-track-table-cell office:value-type="string">
              <text:p>to router'</text:p>
            </table:change-track-table-cell>
          </table:previous>
        </table:cell-content-change>
        <table:cell-content-change table:id="ct2132">
          <table:cell-address table:column="4" table:row="38" table:table="1"/>
          <office:change-info>
            <dc:creator> </dc:creator>
            <dc:date>2020-05-01T01:30:58.56</dc:date>
          </office:change-info>
          <table:previous table:id="ct2128">
            <table:change-track-table-cell office:value-type="string">
              <text:p>_LOCAL description 'guest </text:p>
            </table:change-track-table-cell>
          </table:previous>
        </table:cell-content-change>
        <table:cell-content-change table:id="ct2133">
          <table:cell-address table:column="5" table:row="12" table:table="3"/>
          <office:change-info>
            <dc:creator> </dc:creator>
            <dc:date>2020-05-01T01:38:50.64</dc:date>
          </office:change-info>
          <table:previous table:id="ct1086">
            <table:change-track-table-cell/>
          </table:previous>
        </table:cell-content-change>
        <table:cell-content-change table:id="ct2134">
          <table:cell-address table:column="5" table:row="13" table:table="3"/>
          <office:change-info>
            <dc:creator> </dc:creator>
            <dc:date>2020-05-01T01:38:50.64</dc:date>
          </office:change-info>
          <table:previous table:id="ct1087">
            <table:change-track-table-cell/>
          </table:previous>
        </table:cell-content-change>
        <table:cell-content-change table:id="ct2135">
          <table:cell-address table:column="5" table:row="14" table:table="3"/>
          <office:change-info>
            <dc:creator> </dc:creator>
            <dc:date>2020-05-01T01:38:50.64</dc:date>
          </office:change-info>
          <table:previous table:id="ct1088">
            <table:change-track-table-cell/>
          </table:previous>
        </table:cell-content-change>
        <table:cell-content-change table:id="ct2136">
          <table:cell-address table:column="5" table:row="15" table:table="3"/>
          <office:change-info>
            <dc:creator> </dc:creator>
            <dc:date>2020-05-01T01:38:50.64</dc:date>
          </office:change-info>
          <table:previous>
            <table:change-track-table-cell/>
          </table:previous>
        </table:cell-content-change>
        <table:cell-content-change table:id="ct2137">
          <table:cell-address table:column="6" table:row="12" table:table="3"/>
          <office:change-info>
            <dc:creator> </dc:creator>
            <dc:date>2020-05-01T01:38:50.64</dc:date>
          </office:change-info>
          <table:previous table:id="ct1102">
            <table:change-track-table-cell/>
          </table:previous>
        </table:cell-content-change>
        <table:cell-content-change table:id="ct2138">
          <table:cell-address table:column="6" table:row="13" table:table="3"/>
          <office:change-info>
            <dc:creator> </dc:creator>
            <dc:date>2020-05-01T01:38:50.64</dc:date>
          </office:change-info>
          <table:previous table:id="ct1103">
            <table:change-track-table-cell/>
          </table:previous>
        </table:cell-content-change>
        <table:cell-content-change table:id="ct2139">
          <table:cell-address table:column="6" table:row="15" table:table="3"/>
          <office:change-info>
            <dc:creator> </dc:creator>
            <dc:date>2020-05-01T01:38:50.64</dc:date>
          </office:change-info>
          <table:previous>
            <table:change-track-table-cell/>
          </table:previous>
        </table:cell-content-change>
        <table:cell-content-change table:id="ct2140">
          <table:cell-address table:column="7" table:row="15" table:table="3"/>
          <office:change-info>
            <dc:creator> </dc:creator>
            <dc:date>2020-05-01T01:38:50.64</dc:date>
          </office:change-info>
          <table:previous>
            <table:change-track-table-cell/>
          </table:previous>
        </table:cell-content-change>
        <table:cell-content-change table:id="ct2141">
          <table:cell-address table:column="8" table:row="15" table:table="3"/>
          <office:change-info>
            <dc:creator> </dc:creator>
            <dc:date>2020-05-01T01:38:50.64</dc:date>
          </office:change-info>
          <table:previous>
            <table:change-track-table-cell/>
          </table:previous>
        </table:cell-content-change>
        <table:cell-content-change table:id="ct2142">
          <table:cell-address table:column="9" table:row="11" table:table="3"/>
          <office:change-info>
            <dc:creator> </dc:creator>
            <dc:date>2020-05-01T01:38:50.64</dc:date>
          </office:change-info>
          <table:previous>
            <table:change-track-table-cell/>
          </table:previous>
        </table:cell-content-change>
        <table:cell-content-change table:id="ct2143">
          <table:cell-address table:column="9" table:row="11" table:table="3"/>
          <office:change-info>
            <dc:creator> </dc:creator>
            <dc:date>2020-05-01T01:38:50.64</dc:date>
          </office:change-info>
          <table:previous>
            <table:change-track-table-cell/>
          </table:previous>
        </table:cell-content-change>
        <table:cell-content-change table:id="ct2144">
          <table:cell-address table:column="9" table:row="12" table:table="3"/>
          <office:change-info>
            <dc:creator> </dc:creator>
            <dc:date>2020-05-01T01:38:50.64</dc:date>
          </office:change-info>
          <table:previous>
            <table:change-track-table-cell/>
          </table:previous>
        </table:cell-content-change>
        <table:cell-content-change table:id="ct2145">
          <table:cell-address table:column="9" table:row="13" table:table="3"/>
          <office:change-info>
            <dc:creator> </dc:creator>
            <dc:date>2020-05-01T01:38:50.64</dc:date>
          </office:change-info>
          <table:previous>
            <table:change-track-table-cell/>
          </table:previous>
        </table:cell-content-change>
        <table:cell-content-change table:id="ct2146">
          <table:cell-address table:column="9" table:row="14" table:table="3"/>
          <office:change-info>
            <dc:creator> </dc:creator>
            <dc:date>2020-05-01T01:38:50.64</dc:date>
          </office:change-info>
          <table:previous>
            <table:change-track-table-cell/>
          </table:previous>
        </table:cell-content-change>
        <table:cell-content-change table:id="ct2147">
          <table:cell-address table:column="9" table:row="15" table:table="3"/>
          <office:change-info>
            <dc:creator> </dc:creator>
            <dc:date>2020-05-01T01:38:50.64</dc:date>
          </office:change-info>
          <table:previous>
            <table:change-track-table-cell/>
          </table:previous>
        </table:cell-content-change>
        <table:cell-content-change table:id="ct2148">
          <table:cell-address table:column="5" table:row="19" table:table="3"/>
          <office:change-info>
            <dc:creator> </dc:creator>
            <dc:date>2020-05-01T01:39:11.69</dc:date>
          </office:change-info>
          <table:previous>
            <table:change-track-table-cell/>
          </table:previous>
        </table:cell-content-change>
        <table:cell-content-change table:id="ct2149">
          <table:cell-address table:column="5" table:row="20" table:table="3"/>
          <office:change-info>
            <dc:creator> </dc:creator>
            <dc:date>2020-05-01T01:39:11.69</dc:date>
          </office:change-info>
          <table:previous>
            <table:change-track-table-cell/>
          </table:previous>
        </table:cell-content-change>
        <table:cell-content-change table:id="ct2150">
          <table:cell-address table:column="5" table:row="21" table:table="3"/>
          <office:change-info>
            <dc:creator> </dc:creator>
            <dc:date>2020-05-01T01:39:11.69</dc:date>
          </office:change-info>
          <table:previous>
            <table:change-track-table-cell/>
          </table:previous>
        </table:cell-content-change>
        <table:cell-content-change table:id="ct2151">
          <table:cell-address table:column="5" table:row="22" table:table="3"/>
          <office:change-info>
            <dc:creator> </dc:creator>
            <dc:date>2020-05-01T01:39:11.69</dc:date>
          </office:change-info>
          <table:previous>
            <table:change-track-table-cell/>
          </table:previous>
        </table:cell-content-change>
        <table:cell-content-change table:id="ct2152">
          <table:cell-address table:column="6" table:row="19" table:table="3"/>
          <office:change-info>
            <dc:creator> </dc:creator>
            <dc:date>2020-05-01T01:39:11.69</dc:date>
          </office:change-info>
          <table:previous>
            <table:change-track-table-cell/>
          </table:previous>
        </table:cell-content-change>
        <table:cell-content-change table:id="ct2153">
          <table:cell-address table:column="6" table:row="20" table:table="3"/>
          <office:change-info>
            <dc:creator> </dc:creator>
            <dc:date>2020-05-01T01:39:11.69</dc:date>
          </office:change-info>
          <table:previous>
            <table:change-track-table-cell/>
          </table:previous>
        </table:cell-content-change>
        <table:cell-content-change table:id="ct2154">
          <table:cell-address table:column="6" table:row="22" table:table="3"/>
          <office:change-info>
            <dc:creator> </dc:creator>
            <dc:date>2020-05-01T01:39:11.69</dc:date>
          </office:change-info>
          <table:previous>
            <table:change-track-table-cell/>
          </table:previous>
        </table:cell-content-change>
        <table:cell-content-change table:id="ct2155">
          <table:cell-address table:column="7" table:row="22" table:table="3"/>
          <office:change-info>
            <dc:creator> </dc:creator>
            <dc:date>2020-05-01T01:39:11.69</dc:date>
          </office:change-info>
          <table:previous>
            <table:change-track-table-cell/>
          </table:previous>
        </table:cell-content-change>
        <table:cell-content-change table:id="ct2156">
          <table:cell-address table:column="8" table:row="22" table:table="3"/>
          <office:change-info>
            <dc:creator> </dc:creator>
            <dc:date>2020-05-01T01:39:11.69</dc:date>
          </office:change-info>
          <table:previous>
            <table:change-track-table-cell/>
          </table:previous>
        </table:cell-content-change>
        <table:cell-content-change table:id="ct2157">
          <table:cell-address table:column="9" table:row="18" table:table="3"/>
          <office:change-info>
            <dc:creator> </dc:creator>
            <dc:date>2020-05-01T01:39:11.69</dc:date>
          </office:change-info>
          <table:previous>
            <table:change-track-table-cell/>
          </table:previous>
        </table:cell-content-change>
        <table:cell-content-change table:id="ct2158">
          <table:cell-address table:column="9" table:row="18" table:table="3"/>
          <office:change-info>
            <dc:creator> </dc:creator>
            <dc:date>2020-05-01T01:39:11.69</dc:date>
          </office:change-info>
          <table:previous>
            <table:change-track-table-cell/>
          </table:previous>
        </table:cell-content-change>
        <table:cell-content-change table:id="ct2159">
          <table:cell-address table:column="9" table:row="19" table:table="3"/>
          <office:change-info>
            <dc:creator> </dc:creator>
            <dc:date>2020-05-01T01:39:11.69</dc:date>
          </office:change-info>
          <table:previous>
            <table:change-track-table-cell/>
          </table:previous>
        </table:cell-content-change>
        <table:cell-content-change table:id="ct2160">
          <table:cell-address table:column="9" table:row="20" table:table="3"/>
          <office:change-info>
            <dc:creator> </dc:creator>
            <dc:date>2020-05-01T01:39:11.69</dc:date>
          </office:change-info>
          <table:previous>
            <table:change-track-table-cell/>
          </table:previous>
        </table:cell-content-change>
        <table:cell-content-change table:id="ct2161">
          <table:cell-address table:column="9" table:row="21" table:table="3"/>
          <office:change-info>
            <dc:creator> </dc:creator>
            <dc:date>2020-05-01T01:39:11.69</dc:date>
          </office:change-info>
          <table:previous>
            <table:change-track-table-cell/>
          </table:previous>
        </table:cell-content-change>
        <table:cell-content-change table:id="ct2162">
          <table:cell-address table:column="9" table:row="22" table:table="3"/>
          <office:change-info>
            <dc:creator> </dc:creator>
            <dc:date>2020-05-01T01:39:11.69</dc:date>
          </office:change-info>
          <table:previous>
            <table:change-track-table-cell/>
          </table:previous>
        </table:cell-content-change>
        <table:cell-content-change table:id="ct2163">
          <table:cell-address table:column="5" table:row="26" table:table="3"/>
          <office:change-info>
            <dc:creator> </dc:creator>
            <dc:date>2020-05-01T01:39:14.71</dc:date>
          </office:change-info>
          <table:previous>
            <table:change-track-table-cell/>
          </table:previous>
        </table:cell-content-change>
        <table:cell-content-change table:id="ct2164">
          <table:cell-address table:column="5" table:row="27" table:table="3"/>
          <office:change-info>
            <dc:creator> </dc:creator>
            <dc:date>2020-05-01T01:39:14.71</dc:date>
          </office:change-info>
          <table:previous>
            <table:change-track-table-cell/>
          </table:previous>
        </table:cell-content-change>
        <table:cell-content-change table:id="ct2165">
          <table:cell-address table:column="5" table:row="28" table:table="3"/>
          <office:change-info>
            <dc:creator> </dc:creator>
            <dc:date>2020-05-01T01:39:14.71</dc:date>
          </office:change-info>
          <table:previous>
            <table:change-track-table-cell/>
          </table:previous>
        </table:cell-content-change>
        <table:cell-content-change table:id="ct2166">
          <table:cell-address table:column="5" table:row="29" table:table="3"/>
          <office:change-info>
            <dc:creator> </dc:creator>
            <dc:date>2020-05-01T01:39:14.71</dc:date>
          </office:change-info>
          <table:previous>
            <table:change-track-table-cell/>
          </table:previous>
        </table:cell-content-change>
        <table:cell-content-change table:id="ct2167">
          <table:cell-address table:column="6" table:row="26" table:table="3"/>
          <office:change-info>
            <dc:creator> </dc:creator>
            <dc:date>2020-05-01T01:39:14.71</dc:date>
          </office:change-info>
          <table:previous>
            <table:change-track-table-cell/>
          </table:previous>
        </table:cell-content-change>
        <table:cell-content-change table:id="ct2168">
          <table:cell-address table:column="6" table:row="27" table:table="3"/>
          <office:change-info>
            <dc:creator> </dc:creator>
            <dc:date>2020-05-01T01:39:14.71</dc:date>
          </office:change-info>
          <table:previous>
            <table:change-track-table-cell/>
          </table:previous>
        </table:cell-content-change>
        <table:cell-content-change table:id="ct2169">
          <table:cell-address table:column="6" table:row="29" table:table="3"/>
          <office:change-info>
            <dc:creator> </dc:creator>
            <dc:date>2020-05-01T01:39:14.71</dc:date>
          </office:change-info>
          <table:previous>
            <table:change-track-table-cell/>
          </table:previous>
        </table:cell-content-change>
        <table:cell-content-change table:id="ct2170">
          <table:cell-address table:column="7" table:row="29" table:table="3"/>
          <office:change-info>
            <dc:creator> </dc:creator>
            <dc:date>2020-05-01T01:39:14.71</dc:date>
          </office:change-info>
          <table:previous>
            <table:change-track-table-cell/>
          </table:previous>
        </table:cell-content-change>
        <table:cell-content-change table:id="ct2171">
          <table:cell-address table:column="8" table:row="29" table:table="3"/>
          <office:change-info>
            <dc:creator> </dc:creator>
            <dc:date>2020-05-01T01:39:14.71</dc:date>
          </office:change-info>
          <table:previous>
            <table:change-track-table-cell/>
          </table:previous>
        </table:cell-content-change>
        <table:cell-content-change table:id="ct2172">
          <table:cell-address table:column="9" table:row="25" table:table="3"/>
          <office:change-info>
            <dc:creator> </dc:creator>
            <dc:date>2020-05-01T01:39:14.71</dc:date>
          </office:change-info>
          <table:previous>
            <table:change-track-table-cell/>
          </table:previous>
        </table:cell-content-change>
        <table:cell-content-change table:id="ct2173">
          <table:cell-address table:column="9" table:row="25" table:table="3"/>
          <office:change-info>
            <dc:creator> </dc:creator>
            <dc:date>2020-05-01T01:39:14.71</dc:date>
          </office:change-info>
          <table:previous>
            <table:change-track-table-cell/>
          </table:previous>
        </table:cell-content-change>
        <table:cell-content-change table:id="ct2174">
          <table:cell-address table:column="9" table:row="26" table:table="3"/>
          <office:change-info>
            <dc:creator> </dc:creator>
            <dc:date>2020-05-01T01:39:14.71</dc:date>
          </office:change-info>
          <table:previous>
            <table:change-track-table-cell/>
          </table:previous>
        </table:cell-content-change>
        <table:cell-content-change table:id="ct2175">
          <table:cell-address table:column="9" table:row="27" table:table="3"/>
          <office:change-info>
            <dc:creator> </dc:creator>
            <dc:date>2020-05-01T01:39:14.71</dc:date>
          </office:change-info>
          <table:previous>
            <table:change-track-table-cell/>
          </table:previous>
        </table:cell-content-change>
        <table:cell-content-change table:id="ct2176">
          <table:cell-address table:column="9" table:row="28" table:table="3"/>
          <office:change-info>
            <dc:creator> </dc:creator>
            <dc:date>2020-05-01T01:39:14.71</dc:date>
          </office:change-info>
          <table:previous>
            <table:change-track-table-cell/>
          </table:previous>
        </table:cell-content-change>
        <table:cell-content-change table:id="ct2177">
          <table:cell-address table:column="9" table:row="29" table:table="3"/>
          <office:change-info>
            <dc:creator> </dc:creator>
            <dc:date>2020-05-01T01:39:14.71</dc:date>
          </office:change-info>
          <table:previous>
            <table:change-track-table-cell/>
          </table:previous>
        </table:cell-content-change>
        <table:cell-content-change table:id="ct2178">
          <table:cell-address table:column="5" table:row="33" table:table="3"/>
          <office:change-info>
            <dc:creator> </dc:creator>
            <dc:date>2020-05-01T01:39:17.28</dc:date>
          </office:change-info>
          <table:previous>
            <table:change-track-table-cell/>
          </table:previous>
        </table:cell-content-change>
        <table:cell-content-change table:id="ct2179">
          <table:cell-address table:column="5" table:row="34" table:table="3"/>
          <office:change-info>
            <dc:creator> </dc:creator>
            <dc:date>2020-05-01T01:39:17.28</dc:date>
          </office:change-info>
          <table:previous>
            <table:change-track-table-cell/>
          </table:previous>
        </table:cell-content-change>
        <table:cell-content-change table:id="ct2180">
          <table:cell-address table:column="5" table:row="35" table:table="3"/>
          <office:change-info>
            <dc:creator> </dc:creator>
            <dc:date>2020-05-01T01:39:17.28</dc:date>
          </office:change-info>
          <table:previous>
            <table:change-track-table-cell/>
          </table:previous>
        </table:cell-content-change>
        <table:cell-content-change table:id="ct2181">
          <table:cell-address table:column="5" table:row="36" table:table="3"/>
          <office:change-info>
            <dc:creator> </dc:creator>
            <dc:date>2020-05-01T01:39:17.28</dc:date>
          </office:change-info>
          <table:previous>
            <table:change-track-table-cell/>
          </table:previous>
        </table:cell-content-change>
        <table:cell-content-change table:id="ct2182">
          <table:cell-address table:column="6" table:row="33" table:table="3"/>
          <office:change-info>
            <dc:creator> </dc:creator>
            <dc:date>2020-05-01T01:39:17.28</dc:date>
          </office:change-info>
          <table:previous>
            <table:change-track-table-cell/>
          </table:previous>
        </table:cell-content-change>
        <table:cell-content-change table:id="ct2183">
          <table:cell-address table:column="6" table:row="34" table:table="3"/>
          <office:change-info>
            <dc:creator> </dc:creator>
            <dc:date>2020-05-01T01:39:17.28</dc:date>
          </office:change-info>
          <table:previous>
            <table:change-track-table-cell/>
          </table:previous>
        </table:cell-content-change>
        <table:cell-content-change table:id="ct2184">
          <table:cell-address table:column="6" table:row="36" table:table="3"/>
          <office:change-info>
            <dc:creator> </dc:creator>
            <dc:date>2020-05-01T01:39:17.28</dc:date>
          </office:change-info>
          <table:previous>
            <table:change-track-table-cell/>
          </table:previous>
        </table:cell-content-change>
        <table:cell-content-change table:id="ct2185">
          <table:cell-address table:column="7" table:row="36" table:table="3"/>
          <office:change-info>
            <dc:creator> </dc:creator>
            <dc:date>2020-05-01T01:39:17.28</dc:date>
          </office:change-info>
          <table:previous>
            <table:change-track-table-cell/>
          </table:previous>
        </table:cell-content-change>
        <table:cell-content-change table:id="ct2186">
          <table:cell-address table:column="8" table:row="36" table:table="3"/>
          <office:change-info>
            <dc:creator> </dc:creator>
            <dc:date>2020-05-01T01:39:17.28</dc:date>
          </office:change-info>
          <table:previous>
            <table:change-track-table-cell/>
          </table:previous>
        </table:cell-content-change>
        <table:cell-content-change table:id="ct2187">
          <table:cell-address table:column="9" table:row="32" table:table="3"/>
          <office:change-info>
            <dc:creator> </dc:creator>
            <dc:date>2020-05-01T01:39:17.28</dc:date>
          </office:change-info>
          <table:previous>
            <table:change-track-table-cell/>
          </table:previous>
        </table:cell-content-change>
        <table:cell-content-change table:id="ct2188">
          <table:cell-address table:column="9" table:row="32" table:table="3"/>
          <office:change-info>
            <dc:creator> </dc:creator>
            <dc:date>2020-05-01T01:39:17.28</dc:date>
          </office:change-info>
          <table:previous>
            <table:change-track-table-cell/>
          </table:previous>
        </table:cell-content-change>
        <table:cell-content-change table:id="ct2189">
          <table:cell-address table:column="9" table:row="33" table:table="3"/>
          <office:change-info>
            <dc:creator> </dc:creator>
            <dc:date>2020-05-01T01:39:17.28</dc:date>
          </office:change-info>
          <table:previous>
            <table:change-track-table-cell/>
          </table:previous>
        </table:cell-content-change>
        <table:cell-content-change table:id="ct2190">
          <table:cell-address table:column="9" table:row="34" table:table="3"/>
          <office:change-info>
            <dc:creator> </dc:creator>
            <dc:date>2020-05-01T01:39:17.28</dc:date>
          </office:change-info>
          <table:previous>
            <table:change-track-table-cell/>
          </table:previous>
        </table:cell-content-change>
        <table:cell-content-change table:id="ct2191">
          <table:cell-address table:column="9" table:row="35" table:table="3"/>
          <office:change-info>
            <dc:creator> </dc:creator>
            <dc:date>2020-05-01T01:39:17.28</dc:date>
          </office:change-info>
          <table:previous>
            <table:change-track-table-cell/>
          </table:previous>
        </table:cell-content-change>
        <table:cell-content-change table:id="ct2192">
          <table:cell-address table:column="9" table:row="36" table:table="3"/>
          <office:change-info>
            <dc:creator> </dc:creator>
            <dc:date>2020-05-01T01:39:17.28</dc:date>
          </office:change-info>
          <table:previous>
            <table:change-track-table-cell/>
          </table:previous>
        </table:cell-content-change>
        <table:cell-content-change table:id="ct2193">
          <table:cell-address table:column="9" table:row="11" table:table="3"/>
          <office:change-info>
            <dc:creator> </dc:creator>
            <dc:date>2020-05-01T01:40:35.34</dc:date>
          </office:change-info>
          <table:previous table:id="ct2142">
            <table:change-track-table-cell table:cell-address="DHCP.J12" table:formula="of:=CONCATENATE([.A12];&quot; &quot;;[.B12];&quot; &quot;;[.C12];&quot; &quot;;[.D12];[.E12];&quot;.&quot;;[.F12];[.G12])" office:value-type="string">
              <text:p><text:s text:c="3"/>.</text:p>
            </table:change-track-table-cell>
          </table:previous>
        </table:cell-content-change>
        <table:cell-content-change table:id="ct2194">
          <table:cell-address table:column="9" table:row="11" table:table="3"/>
          <office:change-info>
            <dc:creator> </dc:creator>
            <dc:date>2020-05-01T01:40:54.39</dc:date>
          </office:change-info>
          <table:previous table:id="ct2143">
            <table:change-track-table-cell table:cell-address="DHCP.J12" table:formula="of:=CONCATENATE([.A12];&quot; &quot;;[.B12];&quot; &quot;;[.C12];&quot; &quot;;[.D12];[.E12];&quot;.&quot;;[.F12];[.G12])" office:value-type="string">
              <text:p><text:s text:c="3"/>.</text:p>
            </table:change-track-table-cell>
          </table:previous>
        </table:cell-content-change>
        <table:cell-content-change table:id="ct2195">
          <table:cell-address table:column="0" table:row="11" table:table="3"/>
          <office:change-info>
            <dc:creator> </dc:creator>
            <dc:date>2020-05-01T01:42:51.85</dc:date>
          </office:change-info>
          <table:previous table:id="ct986">
            <table:change-track-table-cell/>
          </table:previous>
        </table:cell-content-change>
        <table:cell-content-change table:id="ct2196">
          <table:cell-address table:column="0" table:row="11" table:table="3"/>
          <office:change-info>
            <dc:creator> </dc:creator>
            <dc:date>2020-05-01T01:42:51.86</dc:date>
          </office:change-info>
          <table:previous table:id="ct987">
            <table:change-track-table-cell/>
          </table:previous>
        </table:cell-content-change>
        <table:cell-content-change table:id="ct2197">
          <table:cell-address table:column="0" table:row="12" table:table="3"/>
          <office:change-info>
            <dc:creator> </dc:creator>
            <dc:date>2020-05-01T01:42:51.86</dc:date>
          </office:change-info>
          <table:previous table:id="ct988">
            <table:change-track-table-cell/>
          </table:previous>
        </table:cell-content-change>
        <table:cell-content-change table:id="ct2198">
          <table:cell-address table:column="0" table:row="13" table:table="3"/>
          <office:change-info>
            <dc:creator> </dc:creator>
            <dc:date>2020-05-01T01:42:51.86</dc:date>
          </office:change-info>
          <table:previous table:id="ct989">
            <table:change-track-table-cell/>
          </table:previous>
        </table:cell-content-change>
        <table:cell-content-change table:id="ct2199">
          <table:cell-address table:column="0" table:row="14" table:table="3"/>
          <office:change-info>
            <dc:creator> </dc:creator>
            <dc:date>2020-05-01T01:42:51.86</dc:date>
          </office:change-info>
          <table:previous table:id="ct990">
            <table:change-track-table-cell/>
          </table:previous>
        </table:cell-content-change>
        <table:cell-content-change table:id="ct2200">
          <table:cell-address table:column="0" table:row="15" table:table="3"/>
          <office:change-info>
            <dc:creator> </dc:creator>
            <dc:date>2020-05-01T01:42:51.86</dc:date>
          </office:change-info>
          <table:previous>
            <table:change-track-table-cell/>
          </table:previous>
        </table:cell-content-change>
        <table:cell-content-change table:id="ct2201">
          <table:cell-address table:column="1" table:row="11" table:table="3"/>
          <office:change-info>
            <dc:creator> </dc:creator>
            <dc:date>2020-05-01T01:42:51.86</dc:date>
          </office:change-info>
          <table:previous table:id="ct1010">
            <table:change-track-table-cell/>
          </table:previous>
        </table:cell-content-change>
        <table:cell-content-change table:id="ct2202">
          <table:cell-address table:column="1" table:row="12" table:table="3"/>
          <office:change-info>
            <dc:creator> </dc:creator>
            <dc:date>2020-05-01T01:42:51.86</dc:date>
          </office:change-info>
          <table:previous table:id="ct1011">
            <table:change-track-table-cell/>
          </table:previous>
        </table:cell-content-change>
        <table:cell-content-change table:id="ct2203">
          <table:cell-address table:column="1" table:row="13" table:table="3"/>
          <office:change-info>
            <dc:creator> </dc:creator>
            <dc:date>2020-05-01T01:42:51.86</dc:date>
          </office:change-info>
          <table:previous table:id="ct1012">
            <table:change-track-table-cell/>
          </table:previous>
        </table:cell-content-change>
        <table:cell-content-change table:id="ct2204">
          <table:cell-address table:column="1" table:row="14" table:table="3"/>
          <office:change-info>
            <dc:creator> </dc:creator>
            <dc:date>2020-05-01T01:42:51.86</dc:date>
          </office:change-info>
          <table:previous table:id="ct1013">
            <table:change-track-table-cell/>
          </table:previous>
        </table:cell-content-change>
        <table:cell-content-change table:id="ct2205">
          <table:cell-address table:column="1" table:row="15" table:table="3"/>
          <office:change-info>
            <dc:creator> </dc:creator>
            <dc:date>2020-05-01T01:42:51.86</dc:date>
          </office:change-info>
          <table:previous>
            <table:change-track-table-cell/>
          </table:previous>
        </table:cell-content-change>
        <table:cell-content-change table:id="ct2206">
          <table:cell-address table:column="2" table:row="11" table:table="3"/>
          <office:change-info>
            <dc:creator> </dc:creator>
            <dc:date>2020-05-01T01:42:51.86</dc:date>
          </office:change-info>
          <table:previous table:id="ct1030">
            <table:change-track-table-cell/>
          </table:previous>
        </table:cell-content-change>
        <table:cell-content-change table:id="ct2207">
          <table:cell-address table:column="2" table:row="12" table:table="3"/>
          <office:change-info>
            <dc:creator> </dc:creator>
            <dc:date>2020-05-01T01:42:51.86</dc:date>
          </office:change-info>
          <table:previous table:id="ct1031">
            <table:change-track-table-cell/>
          </table:previous>
        </table:cell-content-change>
        <table:cell-content-change table:id="ct2208">
          <table:cell-address table:column="2" table:row="13" table:table="3"/>
          <office:change-info>
            <dc:creator> </dc:creator>
            <dc:date>2020-05-01T01:42:51.86</dc:date>
          </office:change-info>
          <table:previous table:id="ct1032">
            <table:change-track-table-cell/>
          </table:previous>
        </table:cell-content-change>
        <table:cell-content-change table:id="ct2209">
          <table:cell-address table:column="2" table:row="14" table:table="3"/>
          <office:change-info>
            <dc:creator> </dc:creator>
            <dc:date>2020-05-01T01:42:51.86</dc:date>
          </office:change-info>
          <table:previous table:id="ct1033">
            <table:change-track-table-cell/>
          </table:previous>
        </table:cell-content-change>
        <table:cell-content-change table:id="ct2210">
          <table:cell-address table:column="2" table:row="15" table:table="3"/>
          <office:change-info>
            <dc:creator> </dc:creator>
            <dc:date>2020-05-01T01:42:51.86</dc:date>
          </office:change-info>
          <table:previous>
            <table:change-track-table-cell/>
          </table:previous>
        </table:cell-content-change>
        <table:cell-content-change table:id="ct2211">
          <table:cell-address table:column="3" table:row="11" table:table="3"/>
          <office:change-info>
            <dc:creator> </dc:creator>
            <dc:date>2020-05-01T01:42:51.86</dc:date>
          </office:change-info>
          <table:previous table:id="ct1050">
            <table:change-track-table-cell/>
          </table:previous>
        </table:cell-content-change>
        <table:cell-content-change table:id="ct2212">
          <table:cell-address table:column="3" table:row="12" table:table="3"/>
          <office:change-info>
            <dc:creator> </dc:creator>
            <dc:date>2020-05-01T01:42:51.86</dc:date>
          </office:change-info>
          <table:previous table:id="ct1051">
            <table:change-track-table-cell/>
          </table:previous>
        </table:cell-content-change>
        <table:cell-content-change table:id="ct2213">
          <table:cell-address table:column="3" table:row="13" table:table="3"/>
          <office:change-info>
            <dc:creator> </dc:creator>
            <dc:date>2020-05-01T01:42:51.86</dc:date>
          </office:change-info>
          <table:previous table:id="ct1052">
            <table:change-track-table-cell/>
          </table:previous>
        </table:cell-content-change>
        <table:cell-content-change table:id="ct2214">
          <table:cell-address table:column="3" table:row="14" table:table="3"/>
          <office:change-info>
            <dc:creator> </dc:creator>
            <dc:date>2020-05-01T01:42:51.86</dc:date>
          </office:change-info>
          <table:previous table:id="ct1053">
            <table:change-track-table-cell/>
          </table:previous>
        </table:cell-content-change>
        <table:cell-content-change table:id="ct2215">
          <table:cell-address table:column="3" table:row="15" table:table="3"/>
          <office:change-info>
            <dc:creator> </dc:creator>
            <dc:date>2020-05-01T01:42:51.86</dc:date>
          </office:change-info>
          <table:previous>
            <table:change-track-table-cell/>
          </table:previous>
        </table:cell-content-change>
        <table:cell-content-change table:id="ct2216">
          <table:cell-address table:column="4" table:row="12" table:table="3"/>
          <office:change-info>
            <dc:creator> </dc:creator>
            <dc:date>2020-05-01T01:42:51.86</dc:date>
          </office:change-info>
          <table:previous table:id="ct1070">
            <table:change-track-table-cell/>
          </table:previous>
        </table:cell-content-change>
        <table:cell-content-change table:id="ct2217">
          <table:cell-address table:column="4" table:row="13" table:table="3"/>
          <office:change-info>
            <dc:creator> </dc:creator>
            <dc:date>2020-05-01T01:42:51.86</dc:date>
          </office:change-info>
          <table:previous table:id="ct1071">
            <table:change-track-table-cell/>
          </table:previous>
        </table:cell-content-change>
        <table:cell-content-change table:id="ct2218">
          <table:cell-address table:column="4" table:row="14" table:table="3"/>
          <office:change-info>
            <dc:creator> </dc:creator>
            <dc:date>2020-05-01T01:42:51.86</dc:date>
          </office:change-info>
          <table:previous table:id="ct1072">
            <table:change-track-table-cell/>
          </table:previous>
        </table:cell-content-change>
        <table:cell-content-change table:id="ct2219">
          <table:cell-address table:column="4" table:row="15" table:table="3"/>
          <office:change-info>
            <dc:creator> </dc:creator>
            <dc:date>2020-05-01T01:42:51.86</dc:date>
          </office:change-info>
          <table:previous>
            <table:change-track-table-cell/>
          </table:previous>
        </table:cell-content-change>
        <table:cell-content-change table:id="ct2220">
          <table:cell-address table:column="0" table:row="18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21">
          <table:cell-address table:column="0" table:row="18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22">
          <table:cell-address table:column="0" table:row="19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23">
          <table:cell-address table:column="0" table:row="20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24">
          <table:cell-address table:column="0" table:row="21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25">
          <table:cell-address table:column="0" table:row="22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26">
          <table:cell-address table:column="1" table:row="18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27">
          <table:cell-address table:column="1" table:row="19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28">
          <table:cell-address table:column="1" table:row="20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29">
          <table:cell-address table:column="1" table:row="21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30">
          <table:cell-address table:column="1" table:row="22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31">
          <table:cell-address table:column="2" table:row="18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32">
          <table:cell-address table:column="2" table:row="19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33">
          <table:cell-address table:column="2" table:row="20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34">
          <table:cell-address table:column="2" table:row="21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35">
          <table:cell-address table:column="2" table:row="22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36">
          <table:cell-address table:column="3" table:row="18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37">
          <table:cell-address table:column="3" table:row="19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38">
          <table:cell-address table:column="3" table:row="20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39">
          <table:cell-address table:column="3" table:row="21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40">
          <table:cell-address table:column="3" table:row="22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41">
          <table:cell-address table:column="4" table:row="19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42">
          <table:cell-address table:column="4" table:row="20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43">
          <table:cell-address table:column="4" table:row="21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44">
          <table:cell-address table:column="4" table:row="22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45">
          <table:cell-address table:column="0" table:row="25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46">
          <table:cell-address table:column="0" table:row="25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47">
          <table:cell-address table:column="0" table:row="26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48">
          <table:cell-address table:column="0" table:row="27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49">
          <table:cell-address table:column="0" table:row="28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50">
          <table:cell-address table:column="0" table:row="29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51">
          <table:cell-address table:column="1" table:row="25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52">
          <table:cell-address table:column="1" table:row="26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53">
          <table:cell-address table:column="1" table:row="27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54">
          <table:cell-address table:column="1" table:row="28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55">
          <table:cell-address table:column="1" table:row="29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56">
          <table:cell-address table:column="2" table:row="25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57">
          <table:cell-address table:column="2" table:row="26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58">
          <table:cell-address table:column="2" table:row="27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59">
          <table:cell-address table:column="2" table:row="28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60">
          <table:cell-address table:column="2" table:row="29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61">
          <table:cell-address table:column="3" table:row="25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62">
          <table:cell-address table:column="3" table:row="26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63">
          <table:cell-address table:column="3" table:row="27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64">
          <table:cell-address table:column="3" table:row="28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65">
          <table:cell-address table:column="3" table:row="29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66">
          <table:cell-address table:column="4" table:row="26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67">
          <table:cell-address table:column="4" table:row="27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68">
          <table:cell-address table:column="4" table:row="28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69">
          <table:cell-address table:column="4" table:row="29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70">
          <table:cell-address table:column="0" table:row="32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71">
          <table:cell-address table:column="0" table:row="32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72">
          <table:cell-address table:column="0" table:row="33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73">
          <table:cell-address table:column="0" table:row="34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74">
          <table:cell-address table:column="0" table:row="35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75">
          <table:cell-address table:column="0" table:row="36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76">
          <table:cell-address table:column="1" table:row="32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77">
          <table:cell-address table:column="1" table:row="33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78">
          <table:cell-address table:column="1" table:row="34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79">
          <table:cell-address table:column="1" table:row="35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80">
          <table:cell-address table:column="1" table:row="36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81">
          <table:cell-address table:column="2" table:row="32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82">
          <table:cell-address table:column="2" table:row="33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83">
          <table:cell-address table:column="2" table:row="34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84">
          <table:cell-address table:column="2" table:row="35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85">
          <table:cell-address table:column="2" table:row="36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86">
          <table:cell-address table:column="3" table:row="32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87">
          <table:cell-address table:column="3" table:row="33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88">
          <table:cell-address table:column="3" table:row="34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89">
          <table:cell-address table:column="3" table:row="35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90">
          <table:cell-address table:column="3" table:row="36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91">
          <table:cell-address table:column="4" table:row="33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92">
          <table:cell-address table:column="4" table:row="34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93">
          <table:cell-address table:column="4" table:row="35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94">
          <table:cell-address table:column="4" table:row="36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95">
          <table:cell-address table:column="5" table:row="12" table:table="3"/>
          <office:change-info>
            <dc:creator> </dc:creator>
            <dc:date>2020-05-01T01:43:26.77</dc:date>
          </office:change-info>
          <table:previous table:id="ct2133">
            <table:change-track-table-cell office:value-type="string">
              <text:p>default-router </text:p>
            </table:change-track-table-cell>
          </table:previous>
        </table:cell-content-change>
        <table:cell-content-change table:id="ct2296">
          <table:cell-address table:column="5" table:row="13" table:table="3"/>
          <office:change-info>
            <dc:creator> </dc:creator>
            <dc:date>2020-05-01T01:43:26.77</dc:date>
          </office:change-info>
          <table:previous table:id="ct2134">
            <table:change-track-table-cell office:value-type="string">
              <text:p><text:s/>dns-server </text:p>
            </table:change-track-table-cell>
          </table:previous>
        </table:cell-content-change>
        <table:cell-content-change table:id="ct2297">
          <table:cell-address table:column="5" table:row="14" table:table="3"/>
          <office:change-info>
            <dc:creator> </dc:creator>
            <dc:date>2020-05-01T01:43:26.77</dc:date>
          </office:change-info>
          <table:previous table:id="ct2135">
            <table:change-track-table-cell office:value-type="string">
              <text:p>lease 86400</text:p>
            </table:change-track-table-cell>
          </table:previous>
        </table:cell-content-change>
        <table:cell-content-change table:id="ct2298">
          <table:cell-address table:column="5" table:row="15" table:table="3"/>
          <office:change-info>
            <dc:creator> </dc:creator>
            <dc:date>2020-05-01T01:43:26.77</dc:date>
          </office:change-info>
          <table:previous table:id="ct2136">
            <table:change-track-table-cell office:value-type="string">
              <text:p>start </text:p>
            </table:change-track-table-cell>
          </table:previous>
        </table:cell-content-change>
        <table:cell-content-change table:id="ct2299">
          <table:cell-address table:column="5" table:row="16" table:table="3"/>
          <office:change-info>
            <dc:creator> </dc:creator>
            <dc:date>2020-05-01T01:43:26.77</dc:date>
          </office:change-info>
          <table:previous>
            <table:change-track-table-cell/>
          </table:previous>
        </table:cell-content-change>
        <table:cell-content-change table:id="ct2300">
          <table:cell-address table:column="6" table:row="12" table:table="3"/>
          <office:change-info>
            <dc:creator> </dc:creator>
            <dc:date>2020-05-01T01:43:26.77</dc:date>
          </office:change-info>
          <table:previous table:id="ct2137">
            <table:change-track-table-cell table:cell-address="DHCP.G13" table:formula="of:=[Data.I12]" office:value-type="string">
              <text:p>192.168.203.1</text:p>
            </table:change-track-table-cell>
          </table:previous>
        </table:cell-content-change>
        <table:cell-content-change table:id="ct2301">
          <table:cell-address table:column="6" table:row="13" table:table="3"/>
          <office:change-info>
            <dc:creator> </dc:creator>
            <dc:date>2020-05-01T01:43:26.77</dc:date>
          </office:change-info>
          <table:previous table:id="ct2138">
            <table:change-track-table-cell table:cell-address="DHCP.G14" table:formula="of:=[.G13]" office:value-type="string">
              <text:p>192.168.203.1</text:p>
            </table:change-track-table-cell>
          </table:previous>
        </table:cell-content-change>
        <table:cell-content-change table:id="ct2302">
          <table:cell-address table:column="6" table:row="14" table:table="3"/>
          <office:change-info>
            <dc:creator> </dc:creator>
            <dc:date>2020-05-01T01:43:26.77</dc:date>
          </office:change-info>
          <table:previous>
            <table:change-track-table-cell/>
          </table:previous>
        </table:cell-content-change>
        <table:cell-content-change table:id="ct2303">
          <table:cell-address table:column="6" table:row="15" table:table="3"/>
          <office:change-info>
            <dc:creator> </dc:creator>
            <dc:date>2020-05-01T01:43:26.77</dc:date>
          </office:change-info>
          <table:previous table:id="ct2139">
            <table:change-track-table-cell table:cell-address="DHCP.G16" table:formula="of:=CONCATENATE([Data.D12];&quot;.&quot;;[Data.E12];&quot;.&quot;;[Data.F12];&quot;.&quot;;[Data.K12])" office:value-type="string">
              <text:p>192.168.203.10</text:p>
            </table:change-track-table-cell>
          </table:previous>
        </table:cell-content-change>
        <table:cell-content-change table:id="ct2304">
          <table:cell-address table:column="6" table:row="16" table:table="3"/>
          <office:change-info>
            <dc:creator> </dc:creator>
            <dc:date>2020-05-01T01:43:26.77</dc:date>
          </office:change-info>
          <table:previous>
            <table:change-track-table-cell/>
          </table:previous>
        </table:cell-content-change>
        <table:cell-content-change table:id="ct2305">
          <table:cell-address table:column="7" table:row="15" table:table="3"/>
          <office:change-info>
            <dc:creator> </dc:creator>
            <dc:date>2020-05-01T01:43:26.77</dc:date>
          </office:change-info>
          <table:previous table:id="ct2140">
            <table:change-track-table-cell office:value-type="string">
              <text:p>stop </text:p>
            </table:change-track-table-cell>
          </table:previous>
        </table:cell-content-change>
        <table:cell-content-change table:id="ct2306">
          <table:cell-address table:column="7" table:row="16" table:table="3"/>
          <office:change-info>
            <dc:creator> </dc:creator>
            <dc:date>2020-05-01T01:43:26.77</dc:date>
          </office:change-info>
          <table:previous>
            <table:change-track-table-cell/>
          </table:previous>
        </table:cell-content-change>
        <table:cell-content-change table:id="ct2307">
          <table:cell-address table:column="8" table:row="15" table:table="3"/>
          <office:change-info>
            <dc:creator> </dc:creator>
            <dc:date>2020-05-01T01:43:26.77</dc:date>
          </office:change-info>
          <table:previous table:id="ct2141">
            <table:change-track-table-cell table:cell-address="DHCP.I16" table:formula="of:=CONCATENATE([Data.D12];&quot;.&quot;;[Data.E12];&quot;.&quot;;[Data.F12];&quot;.&quot;;[Data.L12])" office:value-type="string">
              <text:p>192.168.203.254</text:p>
            </table:change-track-table-cell>
          </table:previous>
        </table:cell-content-change>
        <table:cell-content-change table:id="ct2308">
          <table:cell-address table:column="8" table:row="16" table:table="3"/>
          <office:change-info>
            <dc:creator> </dc:creator>
            <dc:date>2020-05-01T01:43:26.77</dc:date>
          </office:change-info>
          <table:previous>
            <table:change-track-table-cell/>
          </table:previous>
        </table:cell-content-change>
        <table:cell-content-change table:id="ct2309">
          <table:cell-address table:column="9" table:row="11" table:table="3"/>
          <office:change-info>
            <dc:creator> </dc:creator>
            <dc:date>2020-05-01T01:43:26.77</dc:date>
          </office:change-info>
          <table:previous table:id="ct2193">
            <table:change-track-table-cell table:cell-address="DHCP.J12" table:formula="of:=CONCATENATE([.A4];&quot; &quot;;[.B4];&quot; &quot;;[.C4];&quot; &quot;;[.D4];[.E4];&quot;.&quot;;[.F4];[.G4])" office:value-type="string">
              <text:p>set service dhcp-server disabled false <text:s text:c="2"/>.</text:p>
            </table:change-track-table-cell>
          </table:previous>
        </table:cell-content-change>
        <table:cell-content-change table:id="ct2310">
          <table:cell-address table:column="9" table:row="11" table:table="3"/>
          <office:change-info>
            <dc:creator> </dc:creator>
            <dc:date>2020-05-01T01:43:26.77</dc:date>
          </office:change-info>
          <table:previous table:id="ct2194">
            <table:change-track-table-cell table:cell-address="DHCP.J12" table:formula="of:=CONCATENATE([.A5];&quot; &quot;;[.B5];&quot; &quot;;[.C5];&quot; &quot;;[.D5];[.E5];&quot;.&quot;;[.F5];[.G5])" office:value-type="string">
              <text:p>set service dhcp-server shared-network-name Production 22 authoritative enable.</text:p>
            </table:change-track-table-cell>
          </table:previous>
        </table:cell-content-change>
        <table:cell-content-change table:id="ct2311">
          <table:cell-address table:column="9" table:row="12" table:table="3"/>
          <office:change-info>
            <dc:creator> </dc:creator>
            <dc:date>2020-05-01T01:43:26.77</dc:date>
          </office:change-info>
          <table:previous table:id="ct2144">
            <table:change-track-table-cell table:cell-address="DHCP.J13" table:formula="of:=CONCATENATE([.A13];&quot; &quot;;[.B13];&quot; &quot;;[.C13];&quot; &quot;;[.D13];[.E13];&quot; &quot;;[.F13];[.G13])" office:value-type="string">
              <text:p>set service dhcp-server shared-network-name Vlan 203 203 <text:s/>subnet 192.168.203.1/24 default-router 192.168.203.1</text:p>
            </table:change-track-table-cell>
          </table:previous>
        </table:cell-content-change>
        <table:cell-content-change table:id="ct2312">
          <table:cell-address table:column="9" table:row="15" table:table="3"/>
          <office:change-info>
            <dc:creator> </dc:creator>
            <dc:date>2020-05-01T01:43:26.77</dc:date>
          </office:change-info>
          <table:previous table:id="ct2147">
            <table:change-track-table-cell table:cell-address="DHCP.J16" table:formula="of:=CONCATENATE([.A16];&quot; &quot;;[.B16];&quot; &quot;;[.C16];&quot; &quot;;[.D16];[.E16];&quot; &quot;;[.F16];[.G16];&quot; &quot;;[.H16];[.I16])" office:value-type="string">
              <text:p>set service dhcp-server shared-network-name Vlan 203 203 <text:s/>subnet 192.168.203.1/24 start 192.168.203.10 stop 192.168.203.254</text:p>
            </table:change-track-table-cell>
          </table:previous>
        </table:cell-content-change>
        <table:cell-content-change table:id="ct2313">
          <table:cell-address table:column="9" table:row="16" table:table="3"/>
          <office:change-info>
            <dc:creator> </dc:creator>
            <dc:date>2020-05-01T01:43:26.77</dc:date>
          </office:change-info>
          <table:previous>
            <table:change-track-table-cell/>
          </table:previous>
        </table:cell-content-change>
        <table:cell-content-change table:id="ct2314">
          <table:cell-address table:column="9" table:row="11" table:table="3"/>
          <office:change-info>
            <dc:creator> </dc:creator>
            <dc:date>2020-05-01T01:43:49.43</dc:date>
          </office:change-info>
          <table:previous table:id="ct2309">
            <table:change-track-table-cell/>
          </table:previous>
        </table:cell-content-change>
        <table:cell-content-change table:id="ct2315">
          <table:cell-address table:column="1" table:row="11" table:table="3"/>
          <office:change-info>
            <dc:creator> </dc:creator>
            <dc:date>2020-05-01T01:44:18.86</dc:date>
          </office:change-info>
          <table:previous table:id="ct2201">
            <table:change-track-table-cell table:cell-address="DHCP.B12" table:formula="of:=[Data.B12]" office:value-type="string">
              <text:p>Vlan 203</text:p>
            </table:change-track-table-cell>
          </table:previous>
        </table:cell-content-change>
        <table:cell-content-change table:id="ct2316">
          <table:cell-address table:column="1" table:row="18" table:table="3"/>
          <office:change-info>
            <dc:creator> </dc:creator>
            <dc:date>2020-05-01T01:44:24.55</dc:date>
          </office:change-info>
          <table:previous table:id="ct2226">
            <table:change-track-table-cell table:cell-address="DHCP.B19" table:formula="of:=[Data.B20]" office:value-type="float" office:value="0"/>
          </table:previous>
        </table:cell-content-change>
        <table:cell-content-change table:id="ct2317">
          <table:cell-address table:column="1" table:row="25" table:table="3"/>
          <office:change-info>
            <dc:creator> </dc:creator>
            <dc:date>2020-05-01T01:44:30.64</dc:date>
          </office:change-info>
          <table:previous table:id="ct2251">
            <table:change-track-table-cell table:cell-address="DHCP.B26" table:formula="of:=[Data.B28]" office:value-type="float" office:value="0"/>
          </table:previous>
        </table:cell-content-change>
        <table:cell-content-change table:id="ct2318">
          <table:cell-address table:column="1" table:row="25" table:table="3"/>
          <office:change-info>
            <dc:creator> </dc:creator>
            <dc:date>2020-05-01T01:44:42.23</dc:date>
          </office:change-info>
          <table:previous table:id="ct2317">
            <table:change-track-table-cell office:value-type="string">
              <text:p>b7</text:p>
            </table:change-track-table-cell>
          </table:previous>
        </table:cell-content-change>
        <table:cell-content-change table:id="ct2319">
          <table:cell-address table:column="1" table:row="25" table:table="3"/>
          <office:change-info>
            <dc:creator> </dc:creator>
            <dc:date>2020-05-01T01:44:46.61</dc:date>
          </office:change-info>
          <table:previous table:id="ct2318">
            <table:change-track-table-cell table:cell-address="DHCP.B26" table:formula="of:=[Data.B14]" office:value-type="string">
              <text:p>Vlan 205</text:p>
            </table:change-track-table-cell>
          </table:previous>
        </table:cell-content-change>
        <table:cell-content-change table:id="ct2320">
          <table:cell-address table:column="1" table:row="32" table:table="3"/>
          <office:change-info>
            <dc:creator> </dc:creator>
            <dc:date>2020-05-01T01:44:51.90</dc:date>
          </office:change-info>
          <table:previous table:id="ct2276">
            <table:change-track-table-cell table:cell-address="DHCP.B33" table:formula="of:=[Data.B36]" office:value-type="float" office:value="0"/>
          </table:previous>
        </table:cell-content-change>
        <table:cell-content-change table:id="ct2321">
          <table:cell-address table:column="2" table:row="11" table:table="3"/>
          <office:change-info>
            <dc:creator> </dc:creator>
            <dc:date>2020-05-01T01:45:13.92</dc:date>
          </office:change-info>
          <table:previous table:id="ct2206">
            <table:change-track-table-cell table:cell-address="DHCP.C12" table:formula="of:=[Data.C12]" office:value-type="float" office:value="203"/>
          </table:previous>
        </table:cell-content-change>
        <table:cell-content-change table:id="ct2322">
          <table:cell-address table:column="2" table:row="18" table:table="3"/>
          <office:change-info>
            <dc:creator> </dc:creator>
            <dc:date>2020-05-01T01:45:18.71</dc:date>
          </office:change-info>
          <table:previous table:id="ct2231">
            <table:change-track-table-cell table:cell-address="DHCP.C19" table:formula="of:=[Data.C20]" office:value-type="float" office:value="0"/>
          </table:previous>
        </table:cell-content-change>
        <table:cell-content-change table:id="ct2323">
          <table:cell-address table:column="2" table:row="25" table:table="3"/>
          <office:change-info>
            <dc:creator> </dc:creator>
            <dc:date>2020-05-01T01:45:22.91</dc:date>
          </office:change-info>
          <table:previous table:id="ct2256">
            <table:change-track-table-cell table:cell-address="DHCP.C26" table:formula="of:=[Data.C28]" office:value-type="float" office:value="0"/>
          </table:previous>
        </table:cell-content-change>
        <table:cell-content-change table:id="ct2324">
          <table:cell-address table:column="2" table:row="32" table:table="3"/>
          <office:change-info>
            <dc:creator> </dc:creator>
            <dc:date>2020-05-01T01:45:26.06</dc:date>
          </office:change-info>
          <table:previous table:id="ct2281">
            <table:change-track-table-cell table:cell-address="DHCP.C33" table:formula="of:=[Data.C36]" office:value-type="float" office:value="0"/>
          </table:previous>
        </table:cell-content-change>
        <table:cell-content-change table:id="ct2325">
          <table:cell-address table:column="2" table:row="32" table:table="3"/>
          <office:change-info>
            <dc:creator> </dc:creator>
            <dc:date>2020-05-01T01:45:26.55</dc:date>
          </office:change-info>
          <table:previous table:id="ct2324">
            <table:change-track-table-cell/>
          </table:previous>
        </table:cell-content-change>
        <table:cell-content-change table:id="ct2326">
          <table:cell-address table:column="2" table:row="32" table:table="3"/>
          <office:change-info>
            <dc:creator> </dc:creator>
            <dc:date>2020-05-01T01:45:38.49</dc:date>
          </office:change-info>
          <table:previous table:id="ct2325">
            <table:change-track-table-cell office:value-type="float" office:value="8"/>
          </table:previous>
        </table:cell-content-change>
        <table:cell-content-change table:id="ct2327">
          <table:cell-address table:column="2" table:row="32" table:table="3"/>
          <office:change-info>
            <dc:creator> </dc:creator>
            <dc:date>2020-05-01T01:45:41.14</dc:date>
          </office:change-info>
          <table:previous table:id="ct2326">
            <table:change-track-table-cell table:cell-address="DHCP.C33" table:formula="of:=[Data.C15]" office:value-type="float" office:value="0"/>
          </table:previous>
        </table:cell-content-change>
        <table:cell-content-change table:id="ct2328">
          <table:cell-address table:column="4" table:row="12" table:table="3"/>
          <office:change-info>
            <dc:creator> </dc:creator>
            <dc:date>2020-05-01T01:45:51.14</dc:date>
          </office:change-info>
          <table:previous table:id="ct2216">
            <table:change-track-table-cell table:cell-address="DHCP.E13" table:formula="of:=[Data.J12]" office:value-type="string">
              <text:p>192.168.203.1/24</text:p>
            </table:change-track-table-cell>
          </table:previous>
        </table:cell-content-change>
        <table:cell-content-change table:id="ct2329">
          <table:cell-address table:column="4" table:row="19" table:table="3"/>
          <office:change-info>
            <dc:creator> </dc:creator>
            <dc:date>2020-05-01T01:45:56.10</dc:date>
          </office:change-info>
          <table:previous table:id="ct2241">
            <table:change-track-table-cell table:cell-address="DHCP.E20" table:formula="of:=[Data.J20]" office:value-type="float" office:value="0"/>
          </table:previous>
        </table:cell-content-change>
        <table:cell-content-change table:id="ct2330">
          <table:cell-address table:column="4" table:row="26" table:table="3"/>
          <office:change-info>
            <dc:creator> </dc:creator>
            <dc:date>2020-05-01T01:46:01.74</dc:date>
          </office:change-info>
          <table:previous table:id="ct2266">
            <table:change-track-table-cell table:cell-address="DHCP.E27" table:formula="of:=[Data.J28]" office:value-type="float" office:value="0"/>
          </table:previous>
        </table:cell-content-change>
        <table:cell-content-change table:id="ct2331">
          <table:cell-address table:column="4" table:row="33" table:table="3"/>
          <office:change-info>
            <dc:creator> </dc:creator>
            <dc:date>2020-05-01T01:46:07.81</dc:date>
          </office:change-info>
          <table:previous table:id="ct2291">
            <table:change-track-table-cell table:cell-address="DHCP.E34" table:formula="of:=[Data.J36]" office:value-type="float" office:value="0"/>
          </table:previous>
        </table:cell-content-change>
        <table:cell-content-change table:id="ct2332">
          <table:cell-address table:column="6" table:row="13" table:table="3"/>
          <office:change-info>
            <dc:creator> </dc:creator>
            <dc:date>2020-05-01T01:46:29.37</dc:date>
          </office:change-info>
          <table:previous table:id="ct2301">
            <table:change-track-table-cell table:cell-address="DHCP.G14" table:formula="of:=[Data.I13]" office:value-type="string">
              <text:p>192.168.204.1</text:p>
            </table:change-track-table-cell>
          </table:previous>
        </table:cell-content-change>
        <table:cell-content-change table:id="ct2333">
          <table:cell-address table:column="6" table:row="16" table:table="3"/>
          <office:change-info>
            <dc:creator> </dc:creator>
            <dc:date>2020-05-01T01:46:57.07</dc:date>
          </office:change-info>
          <table:previous table:id="ct2304">
            <table:change-track-table-cell table:cell-address="DHCP.G17" table:formula="of:=CONCATENATE([Data.D13];&quot;.&quot;;[Data.E13];&quot;.&quot;;[Data.F13];&quot;.&quot;;[Data.K13])" office:value-type="string">
              <text:p>192.168.204.10</text:p>
            </table:change-track-table-cell>
          </table:previous>
        </table:cell-content-change>
        <table:cell-content-change table:id="ct2334">
          <table:cell-address table:column="6" table:row="19" table:table="3"/>
          <office:change-info>
            <dc:creator> </dc:creator>
            <dc:date>2020-05-01T01:47:02.49</dc:date>
          </office:change-info>
          <table:previous table:id="ct2152">
            <table:change-track-table-cell table:cell-address="DHCP.G20" table:formula="of:=[Data.I20]" office:value-type="float" office:value="0"/>
          </table:previous>
        </table:cell-content-change>
        <table:cell-content-change table:id="ct2335">
          <table:cell-address table:column="6" table:row="26" table:table="3"/>
          <office:change-info>
            <dc:creator> </dc:creator>
            <dc:date>2020-05-01T01:47:06.35</dc:date>
          </office:change-info>
          <table:previous table:id="ct2167">
            <table:change-track-table-cell table:cell-address="DHCP.G27" table:formula="of:=[Data.I28]" office:value-type="float" office:value="0"/>
          </table:previous>
        </table:cell-content-change>
        <table:cell-content-change table:id="ct2336">
          <table:cell-address table:column="6" table:row="33" table:table="3"/>
          <office:change-info>
            <dc:creator> </dc:creator>
            <dc:date>2020-05-01T01:47:11.49</dc:date>
          </office:change-info>
          <table:previous table:id="ct2182">
            <table:change-track-table-cell table:cell-address="DHCP.G34" table:formula="of:=[Data.I36]" office:value-type="float" office:value="0"/>
          </table:previous>
        </table:cell-content-change>
        <table:cell-content-change table:id="ct2337">
          <table:cell-address table:column="6" table:row="22" table:table="3"/>
          <office:change-info>
            <dc:creator> </dc:creator>
            <dc:date>2020-05-01T01:47:44.49</dc:date>
          </office:change-info>
          <table:previous table:id="ct2154">
            <table:change-track-table-cell table:cell-address="DHCP.G23" table:formula="of:=CONCATENATE([Data.D20];&quot;.&quot;;[Data.E20];&quot;.&quot;;[Data.F20];&quot;.&quot;;[Data.K20])" office:value-type="string">
              <text:p>...</text:p>
            </table:change-track-table-cell>
          </table:previous>
        </table:cell-content-change>
        <table:cell-content-change table:id="ct2338">
          <table:cell-address table:column="8" table:row="16" table:table="3"/>
          <office:change-info>
            <dc:creator> </dc:creator>
            <dc:date>2020-05-01T01:48:04.17</dc:date>
          </office:change-info>
          <table:previous table:id="ct2308">
            <table:change-track-table-cell table:cell-address="DHCP.I17" table:formula="of:=CONCATENATE([Data.D13];&quot;.&quot;;[Data.E13];&quot;.&quot;;[Data.F13];&quot;.&quot;;[Data.L13])" office:value-type="string">
              <text:p>192.168.204.254</text:p>
            </table:change-track-table-cell>
          </table:previous>
        </table:cell-content-change>
        <table:cell-content-change table:id="ct2339">
          <table:cell-address table:column="8" table:row="22" table:table="3"/>
          <office:change-info>
            <dc:creator> </dc:creator>
            <dc:date>2020-05-01T01:48:22.33</dc:date>
          </office:change-info>
          <table:previous table:id="ct2156">
            <table:change-track-table-cell table:cell-address="DHCP.I23" table:formula="of:=CONCATENATE([Data.D20];&quot;.&quot;;[Data.E20];&quot;.&quot;;[Data.F20];&quot;.&quot;;[Data.L20])" office:value-type="string">
              <text:p>...</text:p>
            </table:change-track-table-cell>
          </table:previous>
        </table:cell-content-change>
        <table:cell-content-change table:id="ct2340">
          <table:cell-address table:column="6" table:row="29" table:table="3"/>
          <office:change-info>
            <dc:creator> </dc:creator>
            <dc:date>2020-05-01T01:48:44.22</dc:date>
          </office:change-info>
          <table:previous table:id="ct2169">
            <table:change-track-table-cell table:cell-address="DHCP.G30" table:formula="of:=CONCATENATE([Data.D28];&quot;.&quot;;[Data.E28];&quot;.&quot;;[Data.F28];&quot;.&quot;;[Data.K28])" office:value-type="string">
              <text:p>...</text:p>
            </table:change-track-table-cell>
          </table:previous>
        </table:cell-content-change>
        <table:cell-content-change table:id="ct2341">
          <table:cell-address table:column="8" table:row="29" table:table="3"/>
          <office:change-info>
            <dc:creator> </dc:creator>
            <dc:date>2020-05-01T01:51:08.03</dc:date>
          </office:change-info>
          <table:previous table:id="ct2171">
            <table:change-track-table-cell table:cell-address="DHCP.I30" table:formula="of:=CONCATENATE([Data.D28];&quot;.&quot;;[Data.E28];&quot;.&quot;;[Data.F28];&quot;.&quot;;[Data.L28])" office:value-type="string">
              <text:p>...</text:p>
            </table:change-track-table-cell>
          </table:previous>
        </table:cell-content-change>
        <table:cell-content-change table:id="ct2342">
          <table:cell-address table:column="6" table:row="36" table:table="3"/>
          <office:change-info>
            <dc:creator> </dc:creator>
            <dc:date>2020-05-01T01:52:10.18</dc:date>
          </office:change-info>
          <table:previous table:id="ct2184">
            <table:change-track-table-cell table:cell-address="DHCP.G37" table:formula="of:=CONCATENATE([Data.D36];&quot;.&quot;;[Data.E36];&quot;.&quot;;[Data.F36];&quot;.&quot;;[Data.K36])" office:value-type="string">
              <text:p>...</text:p>
            </table:change-track-table-cell>
          </table:previous>
        </table:cell-content-change>
        <table:cell-content-change table:id="ct2343">
          <table:cell-address table:column="8" table:row="36" table:table="3"/>
          <office:change-info>
            <dc:creator> </dc:creator>
            <dc:date>2020-05-01T01:53:06.36</dc:date>
          </office:change-info>
          <table:previous table:id="ct2186">
            <table:change-track-table-cell table:cell-address="DHCP.I37" table:formula="of:=CONCATENATE([Data.D36];&quot;.&quot;;[Data.E36];&quot;.&quot;;[Data.F36];&quot;.&quot;;[Data.L36])" office:value-type="string">
              <text:p>...</text:p>
            </table:change-track-table-cell>
          </table:previous>
        </table:cell-content-change>
        <table:cell-content-change table:id="ct2344">
          <table:cell-address table:column="0" table:row="6" table:table="0"/>
          <office:change-info>
            <dc:creator> </dc:creator>
            <dc:date>2020-05-01T01:55:11.75</dc:date>
          </office:change-info>
          <table:previous>
            <table:change-track-table-cell/>
          </table:previous>
        </table:cell-content-change>
        <table:cell-content-change table:id="ct2345">
          <table:cell-address table:column="0" table:row="13" table:table="0"/>
          <office:change-info>
            <dc:creator> </dc:creator>
            <dc:date>2020-05-01T01:55:13.63</dc:date>
          </office:change-info>
          <table:previous>
            <table:change-track-table-cell/>
          </table:previous>
        </table:cell-content-change>
        <table:cell-content-change table:id="ct2346">
          <table:cell-address table:column="0" table:row="12" table:table="0"/>
          <office:change-info>
            <dc:creator> </dc:creator>
            <dc:date>2020-05-01T01:55:16.16</dc:date>
          </office:change-info>
          <table:previous>
            <table:change-track-table-cell/>
          </table:previous>
        </table:cell-content-change>
        <table:cell-content-change table:id="ct2347">
          <table:cell-address table:column="0" table:row="10" table:table="0"/>
          <office:change-info>
            <dc:creator> </dc:creator>
            <dc:date>2020-05-01T01:55:16.87</dc:date>
          </office:change-info>
          <table:previous>
            <table:change-track-table-cell/>
          </table:previous>
        </table:cell-content-change>
        <table:cell-content-change table:id="ct2348">
          <table:cell-address table:column="0" table:row="11" table:table="0"/>
          <office:change-info>
            <dc:creator> </dc:creator>
            <dc:date>2020-05-01T01:55:17.87</dc:date>
          </office:change-info>
          <table:previous>
            <table:change-track-table-cell/>
          </table:previous>
        </table:cell-content-change>
        <table:cell-content-change table:id="ct2349">
          <table:cell-address table:column="0" table:row="9" table:table="0"/>
          <office:change-info>
            <dc:creator> </dc:creator>
            <dc:date>2020-05-01T01:55:18.45</dc:date>
          </office:change-info>
          <table:previous>
            <table:change-track-table-cell/>
          </table:previous>
        </table:cell-content-change>
        <table:cell-content-change table:id="ct2350">
          <table:cell-address table:column="0" table:row="8" table:table="0"/>
          <office:change-info>
            <dc:creator> </dc:creator>
            <dc:date>2020-05-01T01:55:18.95</dc:date>
          </office:change-info>
          <table:previous>
            <table:change-track-table-cell/>
          </table:previous>
        </table:cell-content-change>
        <table:cell-content-change table:id="ct2351">
          <table:cell-address table:column="0" table:row="7" table:table="0"/>
          <office:change-info>
            <dc:creator> </dc:creator>
            <dc:date>2020-05-01T01:55:19.40</dc:date>
          </office:change-info>
          <table:previous>
            <table:change-track-table-cell/>
          </table:previous>
        </table:cell-content-change>
        <table:cell-content-change table:id="ct2352">
          <table:cell-address table:column="10" table:row="0" table:table="2"/>
          <office:change-info>
            <dc:creator> </dc:creator>
            <dc:date>2020-05-01T02:03:36.79</dc:date>
          </office:change-info>
          <table:previous>
            <table:change-track-table-cell/>
          </table:previous>
        </table:cell-content-change>
        <table:cell-content-change table:id="ct2353">
          <table:cell-address table:column="5" table:row="0" table:table="4"/>
          <office:change-info>
            <dc:creator> </dc:creator>
            <dc:date>2020-05-01T02:04:00.67</dc:date>
          </office:change-info>
          <table:previous>
            <table:change-track-table-cell/>
          </table:previous>
        </table:cell-content-change>
        <table:cell-content-change table:id="ct2354">
          <table:cell-address table:column="0" table:row="21" table:table="4"/>
          <office:change-info>
            <dc:creator> </dc:creator>
            <dc:date>2020-05-01T02:09:24.76</dc:date>
          </office:change-info>
          <table:previous table:id="ct1839">
            <table:change-track-table-cell office:value-type="string">
              <text:p>set port-forward auto-firewall enable</text:p>
            </table:change-track-table-cell>
          </table:previous>
        </table:cell-content-change>
        <table:cell-content-change table:id="ct2355">
          <table:cell-address table:column="0" table:row="21" table:table="4"/>
          <office:change-info>
            <dc:creator> </dc:creator>
            <dc:date>2020-05-01T02:09:24.76</dc:date>
          </office:change-info>
          <table:previous table:id="ct1840">
            <table:change-track-table-cell office:value-type="string">
              <text:p>set port-forward hairpin-nat enable</text:p>
            </table:change-track-table-cell>
          </table:previous>
        </table:cell-content-change>
        <table:cell-content-change table:id="ct2356">
          <table:cell-address table:column="0" table:row="21" table:table="4"/>
          <office:change-info>
            <dc:creator> </dc:creator>
            <dc:date>2020-05-01T02:09:24.76</dc:date>
          </office:change-info>
          <table:previous table:id="ct1841">
            <table:change-track-table-cell office:value-type="string">
              <text:p>set port-forward wan-interface </text:p>
            </table:change-track-table-cell>
          </table:previous>
        </table:cell-content-change>
        <table:cell-content-change table:id="ct2357">
          <table:cell-address table:column="3" table:row="21" table:table="4"/>
          <office:change-info>
            <dc:creator> </dc:creator>
            <dc:date>2020-05-01T02:09:24.76</dc:date>
          </office:change-info>
          <table:previous table:id="ct2073">
            <table:change-track-table-cell table:cell-address="'Port Fowrading'.D22" table:formula="of:=[Data.B41]" office:value-type="string">
              <text:p>eth0</text:p>
            </table:change-track-table-cell>
          </table:previous>
        </table:cell-content-change>
        <table:cell-content-change table:id="ct2358">
          <table:cell-address table:column="5" table:row="21" table:table="4"/>
          <office:change-info>
            <dc:creator> </dc:creator>
            <dc:date>2020-05-01T02:09:24.76</dc:date>
          </office:change-info>
          <table:previous table:id="ct1865">
            <table:change-track-table-cell table:cell-address="'Port Fowrading'.F22" table:formula="of:=CONCATENATE([.A22])" office:value-type="string">
              <text:p>set port-forward auto-firewall enable</text:p>
            </table:change-track-table-cell>
          </table:previous>
        </table:cell-content-change>
        <table:cell-content-change table:id="ct2359">
          <table:cell-address table:column="5" table:row="21" table:table="4"/>
          <office:change-info>
            <dc:creator> </dc:creator>
            <dc:date>2020-05-01T02:09:24.76</dc:date>
          </office:change-info>
          <table:previous table:id="ct1866">
            <table:change-track-table-cell table:cell-address="'Port Fowrading'.F22" table:formula="of:=CONCATENATE([.A22])" office:value-type="string">
              <text:p>set port-forward hairpin-nat enable</text:p>
            </table:change-track-table-cell>
          </table:previous>
        </table:cell-content-change>
        <table:cell-content-change table:id="ct2360">
          <table:cell-address table:column="5" table:row="21" table:table="4"/>
          <office:change-info>
            <dc:creator> </dc:creator>
            <dc:date>2020-05-01T02:09:24.76</dc:date>
          </office:change-info>
          <table:previous table:id="ct1867">
            <table:change-track-table-cell table:cell-address="'Port Fowrading'.F22" table:formula="of:=CONCATENATE([.A22];[.D22])" office:value-type="string">
              <text:p>set port-forward wan-interface eth0</text:p>
            </table:change-track-table-cell>
          </table:previous>
        </table:cell-content-change>
        <table:deletion table:id="ct2361" table:type="row" table:position="21" table:table="4" table:multi-deletion-spanned="3">
          <office:change-info>
            <dc:creator> </dc:creator>
            <dc:date>2020-05-01T02:09:34.63</dc:date>
          </office:change-info>
          <table:deletions>
            <table:cell-content-deletion table:id="ct2358">
              <table:change-track-table-cell/>
            </table:cell-content-deletion>
            <table:cell-content-deletion table:id="ct2354">
              <table:change-track-table-cell/>
            </table:cell-content-deletion>
            <table:change-deletion table:id="ct1713"/>
          </table:deletions>
        </table:deletion>
        <table:deletion table:id="ct2362" table:type="row" table:position="21" table:table="4">
          <office:change-info>
            <dc:creator> </dc:creator>
            <dc:date>2020-05-01T02:09:34.63</dc:date>
          </office:change-info>
          <table:deletions>
            <table:change-deletion table:id="ct2361"/>
            <table:cell-content-deletion table:id="ct2359">
              <table:change-track-table-cell/>
            </table:cell-content-deletion>
            <table:cell-content-deletion table:id="ct2355">
              <table:change-track-table-cell/>
            </table:cell-content-deletion>
            <table:change-deletion table:id="ct1714"/>
          </table:deletions>
        </table:deletion>
        <table:deletion table:id="ct2363" table:type="row" table:position="21" table:table="4">
          <office:change-info>
            <dc:creator> </dc:creator>
            <dc:date>2020-05-01T02:09:34.63</dc:date>
          </office:change-info>
          <table:deletions>
            <table:change-deletion table:id="ct2362"/>
            <table:cell-content-deletion table:id="ct2360">
              <table:change-track-table-cell/>
            </table:cell-content-deletion>
            <table:cell-content-deletion table:id="ct2357">
              <table:change-track-table-cell/>
            </table:cell-content-deletion>
            <table:cell-content-deletion table:id="ct2356">
              <table:change-track-table-cell/>
            </table:cell-content-deletion>
          </table:deletions>
        </table:deletion>
        <table:deletion table:id="ct2364" table:type="row" table:position="30" table:table="4" table:multi-deletion-spanned="3">
          <office:change-info>
            <dc:creator> </dc:creator>
            <dc:date>2020-05-01T02:09:53.38</dc:date>
          </office:change-info>
          <table:deletions>
            <table:cell-content-deletion table:id="ct1901">
              <table:change-track-table-cell table:cell-address="'Port Fowrading'.F31" table:formula="of:=CONCATENATE([.A31])" office:value-type="string">
                <text:p>set port-forward lan-interface </text:p>
              </table:change-track-table-cell>
            </table:cell-content-deletion>
            <table:cell-content-deletion table:id="ct1875">
              <table:change-track-table-cell office:value-type="string">
                <text:p>set port-forward auto-firewall enable</text:p>
              </table:change-track-table-cell>
            </table:cell-content-deletion>
          </table:deletions>
        </table:deletion>
        <table:deletion table:id="ct2365" table:type="row" table:position="30" table:table="4">
          <office:change-info>
            <dc:creator> </dc:creator>
            <dc:date>2020-05-01T02:09:53.38</dc:date>
          </office:change-info>
          <table:deletions>
            <table:change-deletion table:id="ct2364"/>
            <table:cell-content-deletion table:id="ct1902">
              <table:change-track-table-cell table:cell-address="'Port Fowrading'.F31" table:formula="of:=CONCATENATE([.A31])" office:value-type="string"/>
            </table:cell-content-deletion>
            <table:cell-content-deletion table:id="ct1876">
              <table:change-track-table-cell office:value-type="string">
                <text:p>set port-forward hairpin-nat enable</text:p>
              </table:change-track-table-cell>
            </table:cell-content-deletion>
          </table:deletions>
        </table:deletion>
        <table:deletion table:id="ct2366" table:type="row" table:position="30" table:table="4">
          <office:change-info>
            <dc:creator> </dc:creator>
            <dc:date>2020-05-01T02:09:53.38</dc:date>
          </office:change-info>
          <table:deletions>
            <table:change-deletion table:id="ct2365"/>
            <table:cell-content-deletion table:id="ct1903">
              <table:change-track-table-cell table:cell-address="'Port Fowrading'.F31" table:formula="of:=CONCATENATE([.A31];[.D31])" office:value-type="string">
                <text:p>set port-forward rule Secure Web</text:p>
              </table:change-track-table-cell>
            </table:cell-content-deletion>
            <table:cell-content-deletion table:id="ct2080">
              <table:change-track-table-cell table:cell-address="'Port Fowrading'.D31" table:formula="of:=[Data.B42]" office:value-type="string">
                <text:p>eth0</text:p>
              </table:change-track-table-cell>
            </table:cell-content-deletion>
            <table:cell-content-deletion table:id="ct1877">
              <table:change-track-table-cell office:value-type="string">
                <text:p>set port-forward wan-interface </text:p>
              </table:change-track-table-cell>
            </table:cell-content-deletion>
          </table:deletions>
        </table:deletion>
        <table:deletion table:id="ct2367" table:type="row" table:position="39" table:table="4" table:multi-deletion-spanned="3">
          <office:change-info>
            <dc:creator> </dc:creator>
            <dc:date>2020-05-01T02:10:02.09</dc:date>
          </office:change-info>
          <table:deletions>
            <table:cell-content-deletion table:id="ct1937">
              <table:change-track-table-cell table:cell-address="'Port Fowrading'.F40" table:formula="of:=CONCATENATE([.A40])" office:value-type="string">
                <text:p>set port-forward lan-interface </text:p>
              </table:change-track-table-cell>
            </table:cell-content-deletion>
            <table:cell-content-deletion table:id="ct1911">
              <table:change-track-table-cell office:value-type="string">
                <text:p>set port-forward auto-firewall enable</text:p>
              </table:change-track-table-cell>
            </table:cell-content-deletion>
          </table:deletions>
        </table:deletion>
        <table:deletion table:id="ct2368" table:type="row" table:position="39" table:table="4">
          <office:change-info>
            <dc:creator> </dc:creator>
            <dc:date>2020-05-01T02:10:02.09</dc:date>
          </office:change-info>
          <table:deletions>
            <table:change-deletion table:id="ct2367"/>
            <table:cell-content-deletion table:id="ct1938">
              <table:change-track-table-cell table:cell-address="'Port Fowrading'.F40" table:formula="of:=CONCATENATE([.A40])" office:value-type="string"/>
            </table:cell-content-deletion>
            <table:cell-content-deletion table:id="ct1912">
              <table:change-track-table-cell office:value-type="string">
                <text:p>set port-forward hairpin-nat enable</text:p>
              </table:change-track-table-cell>
            </table:cell-content-deletion>
          </table:deletions>
        </table:deletion>
        <table:deletion table:id="ct2369" table:type="row" table:position="39" table:table="4">
          <office:change-info>
            <dc:creator> </dc:creator>
            <dc:date>2020-05-01T02:10:02.09</dc:date>
          </office:change-info>
          <table:deletions>
            <table:change-deletion table:id="ct2368"/>
            <table:cell-content-deletion table:id="ct1939">
              <table:change-track-table-cell table:cell-address="'Port Fowrading'.F40" table:formula="of:=CONCATENATE([.A40];[.D40])" office:value-type="string">
                <text:p>set port-forward rule SSH</text:p>
              </table:change-track-table-cell>
            </table:cell-content-deletion>
            <table:cell-content-deletion table:id="ct2087">
              <table:change-track-table-cell table:cell-address="'Port Fowrading'.D40" table:formula="of:=[Data.B43]" office:value-type="string">
                <text:p>eth0</text:p>
              </table:change-track-table-cell>
            </table:cell-content-deletion>
            <table:cell-content-deletion table:id="ct1913">
              <table:change-track-table-cell office:value-type="string">
                <text:p>set port-forward wan-interface </text:p>
              </table:change-track-table-cell>
            </table:cell-content-deletion>
          </table:deletions>
        </table:deletion>
        <table:deletion table:id="ct2370" table:type="row" table:position="48" table:table="4" table:multi-deletion-spanned="3">
          <office:change-info>
            <dc:creator> </dc:creator>
            <dc:date>2020-05-01T02:10:10.12</dc:date>
          </office:change-info>
          <table:deletions>
            <table:cell-content-deletion table:id="ct1973">
              <table:change-track-table-cell table:cell-address="'Port Fowrading'.F49" table:formula="of:=CONCATENATE([.A49])" office:value-type="string">
                <text:p>set port-forward lan-interface </text:p>
              </table:change-track-table-cell>
            </table:cell-content-deletion>
            <table:cell-content-deletion table:id="ct1947">
              <table:change-track-table-cell office:value-type="string">
                <text:p>set port-forward auto-firewall enable</text:p>
              </table:change-track-table-cell>
            </table:cell-content-deletion>
          </table:deletions>
        </table:deletion>
        <table:deletion table:id="ct2371" table:type="row" table:position="48" table:table="4">
          <office:change-info>
            <dc:creator> </dc:creator>
            <dc:date>2020-05-01T02:10:10.12</dc:date>
          </office:change-info>
          <table:deletions>
            <table:change-deletion table:id="ct2370"/>
            <table:cell-content-deletion table:id="ct1974">
              <table:change-track-table-cell table:cell-address="'Port Fowrading'.F49" table:formula="of:=CONCATENATE([.A49])" office:value-type="string"/>
            </table:cell-content-deletion>
            <table:cell-content-deletion table:id="ct1948">
              <table:change-track-table-cell office:value-type="string">
                <text:p>set port-forward hairpin-nat enable</text:p>
              </table:change-track-table-cell>
            </table:cell-content-deletion>
          </table:deletions>
        </table:deletion>
        <table:deletion table:id="ct2372" table:type="row" table:position="48" table:table="4">
          <office:change-info>
            <dc:creator> </dc:creator>
            <dc:date>2020-05-01T02:10:10.12</dc:date>
          </office:change-info>
          <table:deletions>
            <table:change-deletion table:id="ct2371"/>
            <table:cell-content-deletion table:id="ct1975">
              <table:change-track-table-cell table:cell-address="'Port Fowrading'.F49" table:formula="of:=CONCATENATE([.A49];[.D49])" office:value-type="string">
                <text:p>set port-forward rule Sip</text:p>
              </table:change-track-table-cell>
            </table:cell-content-deletion>
            <table:cell-content-deletion table:id="ct2094">
              <table:change-track-table-cell table:cell-address="'Port Fowrading'.D49" table:formula="of:=[Data.B44]" office:value-type="string">
                <text:p>eth0</text:p>
              </table:change-track-table-cell>
            </table:cell-content-deletion>
            <table:cell-content-deletion table:id="ct1949">
              <table:change-track-table-cell office:value-type="string">
                <text:p>set port-forward wan-interface </text:p>
              </table:change-track-table-cell>
            </table:cell-content-deletion>
          </table:deletions>
        </table:deletion>
        <table:deletion table:id="ct2373" table:type="row" table:position="32" table:table="3">
          <office:change-info>
            <dc:creator> </dc:creator>
            <dc:date>2020-05-01T02:12:20.85</dc:date>
          </office:change-info>
          <table:deletions>
            <table:cell-content-deletion table:id="ct2270">
              <table:change-track-table-cell office:value-type="string">
                <text:p>set service dhcp-server disabled false</text:p>
              </table:change-track-table-cell>
            </table:cell-content-deletion>
            <table:cell-content-deletion table:id="ct2187">
              <table:change-track-table-cell table:cell-address="DHCP.J33" table:formula="of:=CONCATENATE([.A33];&quot; &quot;;[.B33];&quot; &quot;;[.C33];&quot; &quot;;[.D33];[.E33];&quot;.&quot;;[.F33];[.G33])" office:value-type="string">
                <text:p><text:s text:c="3"/>.</text:p>
              </table:change-track-table-cell>
            </table:cell-content-deletion>
          </table:deletions>
        </table:deletion>
        <table:deletion table:id="ct2374" table:type="row" table:position="25" table:table="3">
          <office:change-info>
            <dc:creator> </dc:creator>
            <dc:date>2020-05-01T02:12:27.90</dc:date>
          </office:change-info>
          <table:deletions>
            <table:cell-content-deletion table:id="ct2245">
              <table:change-track-table-cell office:value-type="string">
                <text:p>set service dhcp-server disabled false</text:p>
              </table:change-track-table-cell>
            </table:cell-content-deletion>
            <table:cell-content-deletion table:id="ct2172">
              <table:change-track-table-cell table:cell-address="DHCP.J26" table:formula="of:=CONCATENATE([.A26];&quot; &quot;;[.B26];&quot; &quot;;[.C26];&quot; &quot;;[.D26];[.E26];&quot;.&quot;;[.F26];[.G26])" office:value-type="string">
                <text:p><text:s text:c="3"/>.</text:p>
              </table:change-track-table-cell>
            </table:cell-content-deletion>
          </table:deletions>
        </table:deletion>
        <table:deletion table:id="ct2375" table:type="row" table:position="18" table:table="3">
          <office:change-info>
            <dc:creator> </dc:creator>
            <dc:date>2020-05-01T02:12:37.95</dc:date>
          </office:change-info>
          <table:deletions>
            <table:cell-content-deletion table:id="ct2220">
              <table:change-track-table-cell office:value-type="string">
                <text:p>set service dhcp-server disabled false</text:p>
              </table:change-track-table-cell>
            </table:cell-content-deletion>
            <table:cell-content-deletion table:id="ct2157">
              <table:change-track-table-cell table:cell-address="DHCP.J19" table:formula="of:=CONCATENATE([.A19];&quot; &quot;;[.B19];&quot; &quot;;[.C19];&quot; &quot;;[.D19];[.E19];&quot;.&quot;;[.F19];[.G19])" office:value-type="string">
                <text:p><text:s text:c="3"/>.</text:p>
              </table:change-track-table-cell>
            </table:cell-content-deletion>
          </table:deletions>
        </table:deletion>
        <table:deletion table:id="ct2376" table:type="row" table:position="11" table:table="3">
          <office:change-info>
            <dc:creator> </dc:creator>
            <dc:date>2020-05-01T02:12:44.70</dc:date>
          </office:change-info>
          <table:deletions>
            <table:cell-content-deletion table:id="ct2314">
              <table:change-track-table-cell table:cell-address="DHCP.J12" table:formula="of:=CONCATENATE([.A12];&quot; &quot;;[.B12];&quot; &quot;;[.C12];&quot; &quot;;[.D12];[.E12];&quot;.&quot;;[.F12];[.G12])" office:value-type="string">
                <text:p>set service dhcp-server disabled false <text:s text:c="2"/>.</text:p>
              </table:change-track-table-cell>
            </table:cell-content-deletion>
            <table:cell-content-deletion table:id="ct1122">
              <table:change-track-table-cell/>
            </table:cell-content-deletion>
            <table:cell-content-deletion table:id="ct2195">
              <table:change-track-table-cell office:value-type="string">
                <text:p>set service dhcp-server disabled false</text:p>
              </table:change-track-table-cell>
            </table:cell-content-deletion>
          </table:deletions>
        </table:deletion>
        <table:cell-content-change table:id="ct2377">
          <table:cell-address table:column="1" table:row="11" table:table="3"/>
          <office:change-info>
            <dc:creator> </dc:creator>
            <dc:date>2020-05-01T02:15:21.86</dc:date>
          </office:change-info>
          <table:previous table:id="ct2315">
            <table:change-track-table-cell table:cell-address="DHCP.B12" table:formula="of:=[Data.B5]" office:value-type="string">
              <text:p>Guest</text:p>
            </table:change-track-table-cell>
          </table:previous>
        </table:cell-content-change>
        <table:cell-content-change table:id="ct2378">
          <table:cell-address table:column="2" table:row="11" table:table="3"/>
          <office:change-info>
            <dc:creator> </dc:creator>
            <dc:date>2020-05-01T02:15:21.86</dc:date>
          </office:change-info>
          <table:previous table:id="ct2321">
            <table:change-track-table-cell table:cell-address="DHCP.C12" table:formula="of:=[Data.C5]" office:value-type="float" office:value="5"/>
          </table:previous>
        </table:cell-content-change>
        <table:cell-content-change table:id="ct2379">
          <table:cell-address table:column="4" table:row="12" table:table="3"/>
          <office:change-info>
            <dc:creator> </dc:creator>
            <dc:date>2020-05-01T02:15:21.86</dc:date>
          </office:change-info>
          <table:previous table:id="ct2328">
            <table:change-track-table-cell table:cell-address="DHCP.E13" table:formula="of:=[Data.J5]" office:value-type="string">
              <text:p>192.168.5.1/24</text:p>
            </table:change-track-table-cell>
          </table:previous>
        </table:cell-content-change>
        <table:cell-content-change table:id="ct2380">
          <table:cell-address table:column="5" table:row="12" table:table="3"/>
          <office:change-info>
            <dc:creator> </dc:creator>
            <dc:date>2020-05-01T02:15:21.86</dc:date>
          </office:change-info>
          <table:previous table:id="ct2295">
            <table:change-track-table-cell/>
          </table:previous>
        </table:cell-content-change>
        <table:cell-content-change table:id="ct2381">
          <table:cell-address table:column="5" table:row="13" table:table="3"/>
          <office:change-info>
            <dc:creator> </dc:creator>
            <dc:date>2020-05-01T02:15:21.86</dc:date>
          </office:change-info>
          <table:previous table:id="ct2296">
            <table:change-track-table-cell office:value-type="string">
              <text:p>default-router </text:p>
            </table:change-track-table-cell>
          </table:previous>
        </table:cell-content-change>
        <table:cell-content-change table:id="ct2382">
          <table:cell-address table:column="5" table:row="14" table:table="3"/>
          <office:change-info>
            <dc:creator> </dc:creator>
            <dc:date>2020-05-01T02:15:21.86</dc:date>
          </office:change-info>
          <table:previous table:id="ct2297">
            <table:change-track-table-cell office:value-type="string">
              <text:p><text:s/>dns-server </text:p>
            </table:change-track-table-cell>
          </table:previous>
        </table:cell-content-change>
        <table:cell-content-change table:id="ct2383">
          <table:cell-address table:column="5" table:row="15" table:table="3"/>
          <office:change-info>
            <dc:creator> </dc:creator>
            <dc:date>2020-05-01T02:15:21.86</dc:date>
          </office:change-info>
          <table:previous table:id="ct2298">
            <table:change-track-table-cell office:value-type="string">
              <text:p>lease 86400</text:p>
            </table:change-track-table-cell>
          </table:previous>
        </table:cell-content-change>
        <table:cell-content-change table:id="ct2384">
          <table:cell-address table:column="6" table:row="12" table:table="3"/>
          <office:change-info>
            <dc:creator> </dc:creator>
            <dc:date>2020-05-01T02:15:21.86</dc:date>
          </office:change-info>
          <table:previous table:id="ct2300">
            <table:change-track-table-cell/>
          </table:previous>
        </table:cell-content-change>
        <table:cell-content-change table:id="ct2385">
          <table:cell-address table:column="6" table:row="13" table:table="3"/>
          <office:change-info>
            <dc:creator> </dc:creator>
            <dc:date>2020-05-01T02:15:21.86</dc:date>
          </office:change-info>
          <table:previous table:id="ct2332">
            <table:change-track-table-cell table:cell-address="DHCP.G14" table:formula="of:=[Data.I5]" office:value-type="string">
              <text:p>192.168.5.1</text:p>
            </table:change-track-table-cell>
          </table:previous>
        </table:cell-content-change>
        <table:cell-content-change table:id="ct2386">
          <table:cell-address table:column="6" table:row="14" table:table="3"/>
          <office:change-info>
            <dc:creator> </dc:creator>
            <dc:date>2020-05-01T02:15:21.86</dc:date>
          </office:change-info>
          <table:previous table:id="ct2302">
            <table:change-track-table-cell table:cell-address="DHCP.G15" table:formula="of:=[.G14]" office:value-type="string">
              <text:p>192.168.5.1</text:p>
            </table:change-track-table-cell>
          </table:previous>
        </table:cell-content-change>
        <table:cell-content-change table:id="ct2387">
          <table:cell-address table:column="6" table:row="15" table:table="3"/>
          <office:change-info>
            <dc:creator> </dc:creator>
            <dc:date>2020-05-01T02:15:21.86</dc:date>
          </office:change-info>
          <table:previous table:id="ct2303">
            <table:change-track-table-cell/>
          </table:previous>
        </table:cell-content-change>
        <table:cell-content-change table:id="ct2388">
          <table:cell-address table:column="7" table:row="15" table:table="3"/>
          <office:change-info>
            <dc:creator> </dc:creator>
            <dc:date>2020-05-01T02:15:21.86</dc:date>
          </office:change-info>
          <table:previous table:id="ct2305">
            <table:change-track-table-cell/>
          </table:previous>
        </table:cell-content-change>
        <table:cell-content-change table:id="ct2389">
          <table:cell-address table:column="8" table:row="15" table:table="3"/>
          <office:change-info>
            <dc:creator> </dc:creator>
            <dc:date>2020-05-01T02:15:21.86</dc:date>
          </office:change-info>
          <table:previous table:id="ct2307">
            <table:change-track-table-cell/>
          </table:previous>
        </table:cell-content-change>
        <table:cell-content-change table:id="ct2390">
          <table:cell-address table:column="9" table:row="12" table:table="3"/>
          <office:change-info>
            <dc:creator> </dc:creator>
            <dc:date>2020-05-01T02:15:21.86</dc:date>
          </office:change-info>
          <table:previous table:id="ct2311">
            <table:change-track-table-cell table:cell-address="DHCP.J13" table:formula="of:=CONCATENATE([.A13];&quot; &quot;;[.B13];&quot; &quot;;[.C13];&quot; &quot;;[.D13];[.E13];&quot;.&quot;;[.F13];[.G13])" office:value-type="string">
              <text:p>set service dhcp-server shared-network-name Guest 5 <text:s/>subnet 192.168.5.1/24.</text:p>
            </table:change-track-table-cell>
          </table:previous>
        </table:cell-content-change>
        <table:cell-content-change table:id="ct2391">
          <table:cell-address table:column="9" table:row="15" table:table="3"/>
          <office:change-info>
            <dc:creator> </dc:creator>
            <dc:date>2020-05-01T02:15:21.86</dc:date>
          </office:change-info>
          <table:previous table:id="ct2312">
            <table:change-track-table-cell table:cell-address="DHCP.J16" table:formula="of:=CONCATENATE([.A16];&quot; &quot;;[.B16];&quot; &quot;;[.C16];&quot; &quot;;[.D16];[.E16];&quot; &quot;;[.F16];[.G16])" office:value-type="string">
              <text:p>set service dhcp-server shared-network-name Guest 5 <text:s/>subnet 192.168.5.1/24 lease 86400</text:p>
            </table:change-track-table-cell>
          </table:previous>
        </table:cell-content-change>
        <table:cell-content-change table:id="ct2392">
          <table:cell-address table:column="1" table:row="11" table:table="3"/>
          <office:change-info>
            <dc:creator> </dc:creator>
            <dc:date>2020-05-01T02:15:51.71</dc:date>
          </office:change-info>
          <table:previous table:id="ct2377">
            <table:change-track-table-cell table:cell-address="DHCP.B12" table:formula="of:=[Data.B#REF!]" office:value-type="float" office:value="0"/>
          </table:previous>
        </table:cell-content-change>
        <table:cell-content-change table:id="ct2393">
          <table:cell-address table:column="2" table:row="11" table:table="3"/>
          <office:change-info>
            <dc:creator> </dc:creator>
            <dc:date>2020-05-01T02:15:58</dc:date>
          </office:change-info>
          <table:previous table:id="ct2378">
            <table:change-track-table-cell table:cell-address="DHCP.C12" table:formula="of:=[Data.C#REF!]" office:value-type="float" office:value="0"/>
          </table:previous>
        </table:cell-content-change>
        <table:cell-content-change table:id="ct2394">
          <table:cell-address table:column="4" table:row="12" table:table="3"/>
          <office:change-info>
            <dc:creator> </dc:creator>
            <dc:date>2020-05-01T02:16:05.68</dc:date>
          </office:change-info>
          <table:previous table:id="ct2379">
            <table:change-track-table-cell table:cell-address="DHCP.E13" table:formula="of:=[Data.J#REF!]" office:value-type="float" office:value="0"/>
          </table:previous>
        </table:cell-content-change>
        <table:cell-content-change table:id="ct2395">
          <table:cell-address table:column="6" table:row="12" table:table="3"/>
          <office:change-info>
            <dc:creator> </dc:creator>
            <dc:date>2020-05-01T02:16:11.74</dc:date>
          </office:change-info>
          <table:previous table:id="ct2384">
            <table:change-track-table-cell table:cell-address="DHCP.G13" table:formula="of:=[Data.I#REF!]" office:value-type="float" office:value="0"/>
          </table:previous>
        </table:cell-content-change>
        <table:cell-content-change table:id="ct2396">
          <table:cell-address table:column="6" table:row="15" table:table="3"/>
          <office:change-info>
            <dc:creator> </dc:creator>
            <dc:date>2020-05-01T02:16:41.42</dc:date>
          </office:change-info>
          <table:previous table:id="ct2387">
            <table:change-track-table-cell table:cell-address="DHCP.G16" table:formula="of:=CONCATENATE([Data.D#REF!];&quot;.&quot;;[Data.E#REF!];&quot;.&quot;;[Data.F#REF!];&quot;.&quot;;[Data.K#REF!])" office:value-type="float" office:value="0"/>
          </table:previous>
        </table:cell-content-change>
        <table:cell-content-change table:id="ct2397">
          <table:cell-address table:column="6" table:row="15" table:table="3"/>
          <office:change-info>
            <dc:creator> </dc:creator>
            <dc:date>2020-05-01T02:17:08.16</dc:date>
          </office:change-info>
          <table:previous table:id="ct2396">
            <table:change-track-table-cell table:cell-address="DHCP.G16" table:formula="of:=CONCATENATE([Data.D5]!&quot;.&quot;;[Data.E5]!&quot;.&quot;;[Data.F5];&quot;.&quot;;[Data.K#REF!]#ref!)" office:value-type="float" office:value="0"/>
          </table:previous>
        </table:cell-content-change>
        <table:cell-content-change table:id="ct2398">
          <table:cell-address table:column="5" table:row="16" table:table="3"/>
          <office:change-info>
            <dc:creator> </dc:creator>
            <dc:date>2020-05-01T02:17:28.38</dc:date>
          </office:change-info>
          <table:previous table:id="ct2299">
            <table:change-track-table-cell office:value-type="string">
              <text:p>start </text:p>
            </table:change-track-table-cell>
          </table:previous>
        </table:cell-content-change>
        <table:cell-content-change table:id="ct2399">
          <table:cell-address table:column="6" table:row="15" table:table="3"/>
          <office:change-info>
            <dc:creator> </dc:creator>
            <dc:date>2020-05-01T02:17:48.14</dc:date>
          </office:change-info>
          <table:previous table:id="ct2397">
            <table:change-track-table-cell table:cell-address="DHCP.G16" table:formula="of:=CONCATENATE([Data.D5]&quot;.&quot;;[Data.E5]&quot;.&quot;;[Data.F5];&quot;.&quot;;[Data.K5]!)" office:value-type="float" office:value="0"/>
          </table:previous>
        </table:cell-content-change>
        <table:cell-content-change table:id="ct2400">
          <table:cell-address table:column="6" table:row="16" table:table="3"/>
          <office:change-info>
            <dc:creator> </dc:creator>
            <dc:date>2020-05-01T02:17:53.76</dc:date>
          </office:change-info>
          <table:previous table:id="ct2333">
            <table:change-track-table-cell table:cell-address="DHCP.G17" table:formula="of:=CONCATENATE([Data.D5];&quot;.&quot;;[Data.E5];&quot;.&quot;;[Data.F5];&quot;.&quot;;[Data.K5])" office:value-type="string">
              <text:p>192.168.5.50</text:p>
            </table:change-track-table-cell>
          </table:previous>
        </table:cell-content-change>
        <table:cell-content-change table:id="ct2401">
          <table:cell-address table:column="7" table:row="16" table:table="3"/>
          <office:change-info>
            <dc:creator> </dc:creator>
            <dc:date>2020-05-01T02:17:56.25</dc:date>
          </office:change-info>
          <table:previous table:id="ct2306">
            <table:change-track-table-cell office:value-type="string">
              <text:p>stop </text:p>
            </table:change-track-table-cell>
          </table:previous>
        </table:cell-content-change>
        <table:cell-content-change table:id="ct2402">
          <table:cell-address table:column="8" table:row="15" table:table="3"/>
          <office:change-info>
            <dc:creator> </dc:creator>
            <dc:date>2020-05-01T02:18:04.39</dc:date>
          </office:change-info>
          <table:previous table:id="ct2389">
            <table:change-track-table-cell table:cell-address="DHCP.I16" table:formula="of:=CONCATENATE([Data.D#REF!];&quot;.&quot;;[Data.E#REF!];&quot;.&quot;;[Data.F#REF!];&quot;.&quot;;[Data.L#REF!])" office:value-type="float" office:value="0"/>
          </table:previous>
        </table:cell-content-change>
        <table:cell-content-change table:id="ct2403">
          <table:cell-address table:column="8" table:row="16" table:table="3"/>
          <office:change-info>
            <dc:creator> </dc:creator>
            <dc:date>2020-05-01T02:18:07.13</dc:date>
          </office:change-info>
          <table:previous table:id="ct2338">
            <table:change-track-table-cell table:cell-address="DHCP.I17" table:formula="of:=CONCATENATE([Data.D5];&quot;.&quot;;[Data.E5];&quot;.&quot;;[Data.F5];&quot;.&quot;;[Data.L5])" office:value-type="string">
              <text:p>192.168.5.250</text:p>
            </table:change-track-table-cell>
          </table:previous>
        </table:cell-content-change>
        <table:insertion table:id="ct2408" table:type="table" table:position="5">
          <office:change-info>
            <dc:creator> </dc:creator>
            <dc:date>2020-05-01T02:22:05.34</dc:date>
          </office:change-info>
          <table:dependencies>
            <table:dependence table:id="ct2410"/>
            <table:dependence table:id="ct2409"/>
          </table:dependencies>
        </table:insertion>
        <table:movement table:id="ct2409">
          <table:source-range-address table:start-column="0" table:start-row="43" table:start-table="5" table:end-column="0" table:end-row="48" table:end-table="5"/>
          <table:target-range-address table:start-column="0" table:start-row="3" table:start-table="5" table:end-column="0" table:end-row="8" table:end-table="5"/>
          <office:change-info>
            <dc:creator> </dc:creator>
            <dc:date>2020-05-01T02:21:28.38</dc:date>
          </office:change-info>
        </table:movement>
        <table:cell-content-change table:id="ct2410">
          <table:cell-address table:column="0" table:row="0" table:table="5"/>
          <office:change-info>
            <dc:creator> </dc:creator>
            <dc:date>2020-05-01T02:22:27.12</dc:date>
          </office:change-info>
          <table:previous>
            <table:change-track-table-cell/>
          </table:previous>
        </table:cell-content-change>
        <table:cell-content-change table:id="ct2411">
          <table:cell-address table:column="0" table:row="43" table:table="6"/>
          <office:change-info>
            <dc:creator> </dc:creator>
            <dc:date>2020-05-01T02:22:46.38</dc:date>
          </office:change-info>
          <table:previous table:id="ct1450">
            <table:change-track-table-cell/>
          </table:previous>
        </table:cell-content-change>
        <table:cell-content-change table:id="ct2412">
          <table:cell-address table:column="0" table:row="44" table:table="6"/>
          <office:change-info>
            <dc:creator> </dc:creator>
            <dc:date>2020-05-01T02:22:55.53</dc:date>
          </office:change-info>
          <table:previous table:id="ct1451">
            <table:change-track-table-cell/>
          </table:previous>
        </table:cell-content-change>
        <table:cell-content-change table:id="ct2413">
          <table:cell-address table:column="0" table:row="45" table:table="6"/>
          <office:change-info>
            <dc:creator> </dc:creator>
            <dc:date>2020-05-01T02:22:56.64</dc:date>
          </office:change-info>
          <table:previous table:id="ct1452">
            <table:change-track-table-cell/>
          </table:previous>
        </table:cell-content-change>
        <table:cell-content-change table:id="ct2414">
          <table:cell-address table:column="0" table:row="46" table:table="6"/>
          <office:change-info>
            <dc:creator> </dc:creator>
            <dc:date>2020-05-01T02:22:57.81</dc:date>
          </office:change-info>
          <table:previous table:id="ct1453">
            <table:change-track-table-cell/>
          </table:previous>
        </table:cell-content-change>
        <table:cell-content-change table:id="ct2415">
          <table:cell-address table:column="0" table:row="47" table:table="6"/>
          <office:change-info>
            <dc:creator> </dc:creator>
            <dc:date>2020-05-01T02:22:58.61</dc:date>
          </office:change-info>
          <table:previous>
            <table:change-track-table-cell/>
          </table:previous>
        </table:cell-content-change>
        <table:cell-content-change table:id="ct2416">
          <table:cell-address table:column="0" table:row="47" table:table="6"/>
          <office:change-info>
            <dc:creator> </dc:creator>
            <dc:date>2020-05-01T02:23:02.21</dc:date>
          </office:change-info>
          <table:previous table:id="ct2415">
            <table:change-track-table-cell table:cell-address="'All Command'.A48" table:formula="of:=['Networks Groups'.A8]" office:value-type="float" office:value="0"/>
          </table:previous>
        </table:cell-content-change>
        <table:deletion table:id="ct2417" table:type="row" table:position="32" table:table="1" table:multi-deletion-spanned="5">
          <office:change-info>
            <dc:creator> </dc:creator>
            <dc:date>2020-05-01T02:27:58.51</dc:date>
          </office:change-info>
          <table:deletions>
            <table:cell-content-deletion table:id="ct1623">
              <table:change-track-table-cell table:cell-address="Firewall.G33" table:formula="of:=CONCATENATE([.A33];;[.D33];[.E33])" office:value-type="string">
                <text:p>set firewall name Guest_IN rule 10 action accept</text:p>
              </table:change-track-table-cell>
            </table:cell-content-deletion>
            <table:cell-content-deletion table:id="ct1539">
              <table:change-track-table-cell table:cell-address="Firewall.D33" table:formula="of:=[Data.B5]" office:value-type="string">
                <text:p>Guest</text:p>
              </table:change-track-table-cell>
            </table:cell-content-deletion>
            <table:cell-content-deletion table:id="ct1497">
              <table:change-track-table-cell office:value-type="string">
                <text:p>_IN rule 10 action accept</text:p>
              </table:change-track-table-cell>
            </table:cell-content-deletion>
            <table:cell-content-deletion table:id="ct1503">
              <table:change-track-table-cell office:value-type="string">
                <text:p>set firewall name </text:p>
              </table:change-track-table-cell>
            </table:cell-content-deletion>
            <table:cell-content-deletion>
              <table:cell-address table:column="8" table:row="32" table:table="1"/>
              <table:change-track-table-cell table:cell-address="Firewall.I33" table:formula="of:=CONCATENATE([.A33];;[.D33];[.E33])" office:value-type="string">
                <text:p>set firewall name Guest_IN rule 10 action accept</text:p>
              </table:change-track-table-cell>
            </table:cell-content-deletion>
          </table:deletions>
        </table:deletion>
        <table:deletion table:id="ct2418" table:type="row" table:position="32" table:table="1">
          <office:change-info>
            <dc:creator> </dc:creator>
            <dc:date>2020-05-01T02:27:58.51</dc:date>
          </office:change-info>
          <table:deletions>
            <table:change-deletion table:id="ct2417"/>
            <table:cell-content-deletion table:id="ct1624">
              <table:change-track-table-cell table:cell-address="Firewall.G34" table:formula="of:=CONCATENATE([.A34];;[.D34];[.E34])" office:value-type="string">
                <text:p>set firewall name Guest_IN rule 10 description 'allow webserver'</text:p>
              </table:change-track-table-cell>
            </table:cell-content-deletion>
            <table:cell-content-deletion table:id="ct1540">
              <table:change-track-table-cell table:cell-address="Firewall.D34" table:formula="of:=[Data.B5]" office:value-type="string">
                <text:p>Guest</text:p>
              </table:change-track-table-cell>
            </table:cell-content-deletion>
            <table:cell-content-deletion table:id="ct1499">
              <table:change-track-table-cell office:value-type="string">
                <text:p>_IN rule 10 description 'allow webserver'</text:p>
              </table:change-track-table-cell>
            </table:cell-content-deletion>
            <table:cell-content-deletion table:id="ct1502">
              <table:change-track-table-cell office:value-type="string">
                <text:p>set firewall name </text:p>
              </table:change-track-table-cell>
            </table:cell-content-deletion>
            <table:cell-content-deletion>
              <table:cell-address table:column="8" table:row="32" table:table="1"/>
              <table:change-track-table-cell table:cell-address="Firewall.I34" table:formula="of:=CONCATENATE([.A34];;[.D34];[.E34])" office:value-type="string">
                <text:p>set firewall name Guest_IN rule 10 description 'allow webserver'</text:p>
              </table:change-track-table-cell>
            </table:cell-content-deletion>
          </table:deletions>
        </table:deletion>
        <table:deletion table:id="ct2419" table:type="row" table:position="32" table:table="1">
          <office:change-info>
            <dc:creator> </dc:creator>
            <dc:date>2020-05-01T02:27:58.51</dc:date>
          </office:change-info>
          <table:deletions>
            <table:change-deletion table:id="ct2418"/>
            <table:cell-content-deletion table:id="ct1625">
              <table:change-track-table-cell table:cell-address="Firewall.G35" table:formula="of:=CONCATENATE([.A35];;[.D35];[.E35])" office:value-type="string">
                <text:p>set firewall name Guest_IN rule 10 protocol tcp</text:p>
              </table:change-track-table-cell>
            </table:cell-content-deletion>
            <table:cell-content-deletion table:id="ct1541">
              <table:change-track-table-cell table:cell-address="Firewall.D35" table:formula="of:=[Data.B5]" office:value-type="string">
                <text:p>Guest</text:p>
              </table:change-track-table-cell>
            </table:cell-content-deletion>
            <table:cell-content-deletion table:id="ct1500">
              <table:change-track-table-cell office:value-type="string">
                <text:p>_IN rule 10 protocol tcp</text:p>
              </table:change-track-table-cell>
            </table:cell-content-deletion>
            <table:cell-content-deletion table:id="ct1501">
              <table:change-track-table-cell office:value-type="string">
                <text:p>set firewall name </text:p>
              </table:change-track-table-cell>
            </table:cell-content-deletion>
            <table:cell-content-deletion>
              <table:cell-address table:column="8" table:row="32" table:table="1"/>
              <table:change-track-table-cell table:cell-address="Firewall.I35" table:formula="of:=CONCATENATE([.A35];;[.D35];[.E35])" office:value-type="string">
                <text:p>set firewall name Guest_IN rule 10 protocol tcp</text:p>
              </table:change-track-table-cell>
            </table:cell-content-deletion>
          </table:deletions>
        </table:deletion>
        <table:deletion table:id="ct2420" table:type="row" table:position="32" table:table="1">
          <office:change-info>
            <dc:creator> </dc:creator>
            <dc:date>2020-05-01T02:27:58.51</dc:date>
          </office:change-info>
          <table:deletions>
            <table:change-deletion table:id="ct2419"/>
            <table:cell-content-deletion table:id="ct1626">
              <table:change-track-table-cell table:cell-address="Firewall.G36" table:formula="of:=CONCATENATE([.A36];;[.D36];[.E36])" office:value-type="string">
                <text:p>set firewall name Guest_IN rule 10 destination address 192.168.1.10</text:p>
              </table:change-track-table-cell>
            </table:cell-content-deletion>
            <table:cell-content-deletion table:id="ct1543">
              <table:change-track-table-cell table:cell-address="Firewall.D36" table:formula="of:=[Data.B5]" office:value-type="string">
                <text:p>Guest</text:p>
              </table:change-track-table-cell>
            </table:cell-content-deletion>
            <table:cell-content-deletion table:id="ct1505">
              <table:change-track-table-cell office:value-type="string">
                <text:p>_IN rule 10 destination address 192.168.1.10</text:p>
              </table:change-track-table-cell>
            </table:cell-content-deletion>
            <table:cell-content-deletion table:id="ct1504">
              <table:change-track-table-cell office:value-type="string">
                <text:p>set firewall name </text:p>
              </table:change-track-table-cell>
            </table:cell-content-deletion>
            <table:cell-content-deletion>
              <table:cell-address table:column="8" table:row="32" table:table="1"/>
              <table:change-track-table-cell table:cell-address="Firewall.I36" table:formula="of:=CONCATENATE([.A36];;[.D36];[.E36])" office:value-type="string">
                <text:p>set firewall name Guest_IN rule 10 destination address 192.168.1.10</text:p>
              </table:change-track-table-cell>
            </table:cell-content-deletion>
          </table:deletions>
        </table:deletion>
        <table:deletion table:id="ct2421" table:type="row" table:position="32" table:table="1">
          <office:change-info>
            <dc:creator> </dc:creator>
            <dc:date>2020-05-01T02:27:58.51</dc:date>
          </office:change-info>
          <table:deletions>
            <table:change-deletion table:id="ct2420"/>
            <table:cell-content-deletion table:id="ct1627">
              <table:change-track-table-cell table:cell-address="Firewall.G37" table:formula="of:=CONCATENATE([.A37];;[.D37];[.E37])" office:value-type="string">
                <text:p>set firewall name Guest_IN rule 10 destination port 80,443</text:p>
              </table:change-track-table-cell>
            </table:cell-content-deletion>
            <table:cell-content-deletion table:id="ct1544">
              <table:change-track-table-cell table:cell-address="Firewall.D37" table:formula="of:=[Data.B5]" office:value-type="string">
                <text:p>Guest</text:p>
              </table:change-track-table-cell>
            </table:cell-content-deletion>
            <table:cell-content-deletion table:id="ct1507">
              <table:change-track-table-cell office:value-type="string">
                <text:p>_IN rule 10 destination port 80,443</text:p>
              </table:change-track-table-cell>
            </table:cell-content-deletion>
            <table:cell-content-deletion table:id="ct1506">
              <table:change-track-table-cell office:value-type="string">
                <text:p>set firewall name </text:p>
              </table:change-track-table-cell>
            </table:cell-content-deletion>
            <table:cell-content-deletion>
              <table:cell-address table:column="8" table:row="32" table:table="1"/>
              <table:change-track-table-cell table:cell-address="Firewall.I37" table:formula="of:=CONCATENATE([.A37];;[.D37];[.E37])" office:value-type="string">
                <text:p>set firewall name Guest_IN rule 10 destination port 80,443</text:p>
              </table:change-track-table-cell>
            </table:cell-content-deletion>
          </table:deletions>
        </table:deletion>
        <table:deletion table:id="ct2422" table:type="row" table:position="32" table:table="1">
          <office:change-info>
            <dc:creator> </dc:creator>
            <dc:date>2020-05-01T02:28:05.47</dc:date>
          </office:change-info>
          <table:deletions>
            <table:change-deletion table:id="ct2421"/>
          </table:deletions>
        </table:deletion>
      </table:tracked-changes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eth0&quot;;&quot;eth1&quot;;&quot;eth2&quot;;&quot;eth3&quot;;&quot;eth4&quot;;&quot;eth5&quot;;&quot;eth6&quot;;&quot;eth7&quot;;&quot;eth8&quot;;&quot;eth9&quot;;&quot;eth10&quot;)" table:allow-empty-cell="true" table:display-list="sorted-ascending" table:base-cell-address="Data.B42"/>
        <table:content-validation table:name="val2" table:condition="of:cell-content-is-in-list(&quot;UPD&quot;;&quot;TCP&quot;;&quot;Both&quot;)" table:allow-empty-cell="true" table:display-list="sorted-ascending" table:base-cell-address="Data.C42"/>
        <table:content-validation table:name="val3" table:condition="of:cell-content-is-in-list([$Data.$N$4:.$N$14])" table:allow-empty-cell="true" table:display-list="sorted-ascending" table:base-cell-address="Data.E42">
          <table:help-message table:display="true"/>
        </table:content-validation>
        <table:content-validation table:name="val4" table:condition="of:cell-content-is-in-list(&quot;eth0&quot;;&quot;eth1&quot;;&quot;eth2&quot;;&quot;eth3&quot;;&quot;eth4&quot;;&quot;eth5&quot;;&quot;switch0&quot;;&quot;switch1&quot;;&quot;switch2&quot;;&quot;switch3&quot;;&quot;switch4&quot;)" table:allow-empty-cell="true" table:display-list="unsorted" table:base-cell-address="Data.K3"/>
        <table:content-validation table:name="val5" table:condition="of:cell-content-is-in-list(&quot;eth0&quot;;&quot;eth1&quot;;&quot;eth2&quot;;&quot;eth3&quot;;&quot;eth4&quot;;&quot;eth5&quot;;&quot;switch0&quot;;&quot;switch1&quot;;&quot;switch2&quot;;&quot;switch3&quot;;&quot;switch4&quot;)" table:allow-empty-cell="true" table:display-list="unsorted" table:base-cell-address="Data.L3"/>
      </table:content-validations>
      <table:table table:name="Data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row table:style-name="ro1">
          <table:table-cell office:value-type="string">
            <text:p>Don't Change</text:p>
          </table:table-cell>
          <table:table-cell table:style-name="ce1" office:value-type="string">
            <text:p>Vlan Name</text:p>
          </table:table-cell>
          <table:table-cell table:style-name="ce4" office:value-type="string">
            <text:p>Vlan ID</text:p>
          </table:table-cell>
          <table:table-cell table:style-name="ce7" office:value-type="string">
            <text:p>Subnet</text:p>
          </table:table-cell>
          <table:table-cell table:style-name="ce10" office:value-type="string">
            <text:p>X</text:p>
          </table:table-cell>
          <table:table-cell table:style-name="ce14" office:value-type="string">
            <text:p>Y</text:p>
          </table:table-cell>
          <table:table-cell table:style-name="ce16" office:value-type="string">
            <text:p>Z</text:p>
          </table:table-cell>
          <table:table-cell table:style-name="ce18" office:value-type="string">
            <text:p>Netmask</text:p>
          </table:table-cell>
          <table:table-cell office:value-type="string">
            <text:p>Network/Submask</text:p>
          </table:table-cell>
          <table:table-cell office:value-type="string">
            <text:p>Network/Submask</text:p>
          </table:table-cell>
          <table:table-cell table:style-name="ce3" office:value-type="string">
            <text:p>Start Dhcp</text:p>
          </table:table-cell>
          <table:table-cell table:style-name="ce22" office:value-type="string">
            <text:p>Stop Dhcp</text:p>
          </table:table-cell>
          <table:table-cell table:style-name="ce13" office:value-type="string">
            <text:p>Interface</text:p>
          </table:table-cell>
          <table:table-cell office:value-type="string">
            <text:p>Interface+Vlan</text:p>
          </table:table-cell>
        </table:table-row>
        <table:table-row table:style-name="ro2">
          <table:table-cell table:number-columns-repeated="2"/>
          <table:table-cell table:number-columns-repeated="2" office:value-type="string">
            <text:p>To Fill </text:p>
          </table:table-cell>
          <table:table-cell table:style-name="ce11" office:value-type="string">
            <text:p>To Fill </text:p>
          </table:table-cell>
          <table:table-cell table:style-name="ce11"/>
          <table:table-cell table:number-columns-repeated="2" table:style-name="ce11" office:value-type="string">
            <text:p>To Fill </text:p>
          </table:table-cell>
          <table:table-cell table:number-columns-repeated="2"/>
          <table:table-cell table:number-columns-repeated="2" office:value-type="string">
            <text:p>To Fill </text:p>
          </table:table-cell>
          <table:table-cell office:value-type="string">
            <text:p>To choose</text:p>
          </table:table-cell>
          <table:table-cell/>
        </table:table-row>
        <table:table-row table:style-name="ro2">
          <table:table-cell table:number-columns-repeated="14"/>
        </table:table-row>
        <table:table-row table:style-name="ro3">
          <table:table-cell office:value-type="string">
            <text:p>Main Lan</text:p>
          </table:table-cell>
          <table:table-cell table:style-name="ce2" office:value-type="string">
            <text:p>Production</text:p>
          </table:table-cell>
          <table:table-cell table:style-name="ce5" office:value-type="float" office:value="22">
            <text:p>22</text:p>
          </table:table-cell>
          <table:table-cell table:style-name="ce8" office:value-type="float" office:value="192">
            <text:p>192</text:p>
          </table:table-cell>
          <table:table-cell table:style-name="ce12" office:value-type="float" office:value="168">
            <text:p>168</text:p>
          </table:table-cell>
          <table:table-cell table:style-name="ce15" table:formula="of:=[.C4]" office:value-type="float" office:value="22">
            <text:p>22</text:p>
          </table:table-cell>
          <table:table-cell table:style-name="ce17" office:value-type="float" office:value="1">
            <text:p>1</text:p>
          </table:table-cell>
          <table:table-cell table:style-name="ce19" office:value-type="string">
            <text:p>/24</text:p>
          </table:table-cell>
          <table:table-cell table:style-name="ce20" table:formula="of:=CONCATENATE([.D4];&quot;.&quot;;[.E4];&quot;.&quot;;[.F4];&quot;.&quot;;[.G4])" office:value-type="string" office:string-value="192.168.22.1">
            <text:p>192.168.22.1</text:p>
          </table:table-cell>
          <table:table-cell table:style-name="ce20" table:formula="of:=CONCATENATE([.D4];&quot;.&quot;;[.E4];&quot;.&quot;;[.F4];&quot;.&quot;;[.G4];&quot;&quot;;[.H4])" office:value-type="string" office:string-value="192.168.22.1/24">
            <text:p>192.168.22.1/24</text:p>
          </table:table-cell>
          <table:table-cell table:style-name="ce21" office:value-type="float" office:value="20">
            <text:p>20</text:p>
          </table:table-cell>
          <table:table-cell table:style-name="ce23" office:value-type="float" office:value="70">
            <text:p>70</text:p>
          </table:table-cell>
          <table:table-cell table:style-name="ce24" table:content-validation-name="val4" office:value-type="string">
            <text:p>switch0</text:p>
          </table:table-cell>
          <table:table-cell table:formula="of:=CONCATENATE([.M4];&quot;.&quot;;[.F4])" office:value-type="string" office:string-value="switch0.22">
            <text:p>switch0.22</text:p>
          </table:table-cell>
        </table:table-row>
        <table:table-row table:style-name="ro3">
          <table:table-cell office:value-type="string">
            <text:p>Guest Lan</text:p>
          </table:table-cell>
          <table:table-cell office:value-type="string">
            <text:p>Guest</text:p>
          </table:table-cell>
          <table:table-cell table:style-name="ce6" office:value-type="float" office:value="5">
            <text:p>5</text:p>
          </table:table-cell>
          <table:table-cell table:style-name="ce8" office:value-type="float" office:value="192">
            <text:p>192</text:p>
          </table:table-cell>
          <table:table-cell table:style-name="ce12" office:value-type="float" office:value="168">
            <text:p>168</text:p>
          </table:table-cell>
          <table:table-cell table:style-name="ce15" table:formula="of:=[.C5]" office:value-type="float" office:value="5">
            <text:p>5</text:p>
          </table:table-cell>
          <table:table-cell table:style-name="ce17" office:value-type="float" office:value="1">
            <text:p>1</text:p>
          </table:table-cell>
          <table:table-cell table:style-name="ce19" office:value-type="string">
            <text:p>/24</text:p>
          </table:table-cell>
          <table:table-cell table:style-name="ce20" table:formula="of:=CONCATENATE([.D5];&quot;.&quot;;[.E5];&quot;.&quot;;[.F5];&quot;.&quot;;[.G5])" office:value-type="string" office:string-value="192.168.5.1">
            <text:p>192.168.5.1</text:p>
          </table:table-cell>
          <table:table-cell table:style-name="ce20" table:formula="of:=CONCATENATE([.D5];&quot;.&quot;;[.E5];&quot;.&quot;;[.F5];&quot;.&quot;;[.G5];&quot;&quot;;[.H5])" office:value-type="string" office:string-value="192.168.5.1/24">
            <text:p>192.168.5.1/24</text:p>
          </table:table-cell>
          <table:table-cell table:style-name="ce21" office:value-type="float" office:value="50">
            <text:p>50</text:p>
          </table:table-cell>
          <table:table-cell table:style-name="ce23" office:value-type="float" office:value="250">
            <text:p>250</text:p>
          </table:table-cell>
          <table:table-cell table:style-name="ce24" table:content-validation-name="val5" office:value-type="string">
            <text:p>switch0</text:p>
          </table:table-cell>
          <table:table-cell table:formula="of:=CONCATENATE([.M5];&quot;.&quot;;[.F5])" office:value-type="string" office:string-value="switch0.5">
            <text:p>switch0.5</text:p>
          </table:table-cell>
        </table:table-row>
        <table:table-row table:style-name="ro3">
          <table:table-cell office:value-type="string">
            <text:p>IoT Lan</text:p>
          </table:table-cell>
          <table:table-cell office:value-type="string">
            <text:p>IoT</text:p>
          </table:table-cell>
          <table:table-cell table:style-name="ce6" office:value-type="float" office:value="107">
            <text:p>107</text:p>
          </table:table-cell>
          <table:table-cell table:style-name="ce8" office:value-type="float" office:value="192">
            <text:p>192</text:p>
          </table:table-cell>
          <table:table-cell table:style-name="ce12" office:value-type="float" office:value="168">
            <text:p>168</text:p>
          </table:table-cell>
          <table:table-cell table:style-name="ce15" table:formula="of:=[.C6]" office:value-type="float" office:value="107">
            <text:p>107</text:p>
          </table:table-cell>
          <table:table-cell table:style-name="ce17" office:value-type="float" office:value="1">
            <text:p>1</text:p>
          </table:table-cell>
          <table:table-cell table:style-name="ce19" office:value-type="string">
            <text:p>/24</text:p>
          </table:table-cell>
          <table:table-cell table:style-name="ce20" table:formula="of:=CONCATENATE([.D6];&quot;.&quot;;[.E6];&quot;.&quot;;[.F6];&quot;.&quot;;[.G6])" office:value-type="string" office:string-value="192.168.107.1">
            <text:p>192.168.107.1</text:p>
          </table:table-cell>
          <table:table-cell table:style-name="ce20" table:formula="of:=CONCATENATE([.D6];&quot;.&quot;;[.E6];&quot;.&quot;;[.F6];&quot;.&quot;;[.G6];&quot;&quot;;[.H6])" office:value-type="string" office:string-value="192.168.107.1/24">
            <text:p>192.168.107.1/24</text:p>
          </table:table-cell>
          <table:table-cell table:style-name="ce21" office:value-type="float" office:value="10">
            <text:p>10</text:p>
          </table:table-cell>
          <table:table-cell table:style-name="ce23" office:value-type="float" office:value="254">
            <text:p>254</text:p>
          </table:table-cell>
          <table:table-cell table:style-name="ce24" table:content-validation-name="val5" office:value-type="string">
            <text:p>switch0</text:p>
          </table:table-cell>
          <table:table-cell table:formula="of:=CONCATENATE([.M6];&quot;.&quot;;[.F6])" office:value-type="string" office:string-value="switch0.107">
            <text:p>switch0.107</text:p>
          </table:table-cell>
        </table:table-row>
        <table:table-row table:style-name="ro3">
          <table:table-cell office:value-type="string">
            <text:p>Vlan</text:p>
          </table:table-cell>
          <table:table-cell office:value-type="string">
            <text:p>VoiP</text:p>
          </table:table-cell>
          <table:table-cell table:style-name="ce6" office:value-type="float" office:value="7">
            <text:p>7</text:p>
          </table:table-cell>
          <table:table-cell table:style-name="ce8" office:value-type="float" office:value="192">
            <text:p>192</text:p>
          </table:table-cell>
          <table:table-cell table:style-name="ce12" office:value-type="float" office:value="168">
            <text:p>168</text:p>
          </table:table-cell>
          <table:table-cell table:style-name="ce15" table:formula="of:=[.C7]" office:value-type="float" office:value="7">
            <text:p>7</text:p>
          </table:table-cell>
          <table:table-cell table:style-name="ce17" office:value-type="float" office:value="1">
            <text:p>1</text:p>
          </table:table-cell>
          <table:table-cell table:style-name="ce19" office:value-type="string">
            <text:p>/24</text:p>
          </table:table-cell>
          <table:table-cell table:style-name="ce20" table:formula="of:=CONCATENATE([.D7];&quot;.&quot;;[.E7];&quot;.&quot;;[.F7];&quot;.&quot;;[.G7])" office:value-type="string" office:string-value="192.168.7.1">
            <text:p>192.168.7.1</text:p>
          </table:table-cell>
          <table:table-cell table:style-name="ce20" table:formula="of:=CONCATENATE([.D7];&quot;.&quot;;[.E7];&quot;.&quot;;[.F7];&quot;.&quot;;[.G7];&quot;&quot;;[.H7])" office:value-type="string" office:string-value="192.168.7.1/24">
            <text:p>192.168.7.1/24</text:p>
          </table:table-cell>
          <table:table-cell table:style-name="ce21" office:value-type="float" office:value="10">
            <text:p>10</text:p>
          </table:table-cell>
          <table:table-cell table:style-name="ce23" office:value-type="float" office:value="243">
            <text:p>243</text:p>
          </table:table-cell>
          <table:table-cell table:style-name="ce24" table:content-validation-name="val5" office:value-type="string">
            <text:p>switch0</text:p>
          </table:table-cell>
          <table:table-cell table:formula="of:=CONCATENATE([.M7];&quot;.&quot;;[.F7])" office:value-type="string" office:string-value="switch0.7">
            <text:p>switch0.7</text:p>
          </table:table-cell>
        </table:table-row>
        <table:table-row table:style-name="ro3">
          <table:table-cell office:value-type="string">
            <text:p>Vlan</text:p>
          </table:table-cell>
          <table:table-cell office:value-type="string">
            <text:p>Management</text:p>
          </table:table-cell>
          <table:table-cell table:style-name="ce6" office:value-type="float" office:value="66">
            <text:p>66</text:p>
          </table:table-cell>
          <table:table-cell table:style-name="ce8" office:value-type="float" office:value="192">
            <text:p>192</text:p>
          </table:table-cell>
          <table:table-cell table:style-name="ce12" office:value-type="float" office:value="168">
            <text:p>168</text:p>
          </table:table-cell>
          <table:table-cell table:style-name="ce15" table:formula="of:=[.C8]" office:value-type="float" office:value="66">
            <text:p>66</text:p>
          </table:table-cell>
          <table:table-cell table:style-name="ce17" office:value-type="float" office:value="1">
            <text:p>1</text:p>
          </table:table-cell>
          <table:table-cell table:style-name="ce19" office:value-type="string">
            <text:p>/24</text:p>
          </table:table-cell>
          <table:table-cell table:style-name="ce20" table:formula="of:=CONCATENATE([.D8];&quot;.&quot;;[.E8];&quot;.&quot;;[.F8];&quot;.&quot;;[.G8])" office:value-type="string" office:string-value="192.168.66.1">
            <text:p>192.168.66.1</text:p>
          </table:table-cell>
          <table:table-cell table:style-name="ce20" table:formula="of:=CONCATENATE([.D8];&quot;.&quot;;[.E8];&quot;.&quot;;[.F8];&quot;.&quot;;[.G8];&quot;&quot;;[.H8])" office:value-type="string" office:string-value="192.168.66.1/24">
            <text:p>192.168.66.1/24</text:p>
          </table:table-cell>
          <table:table-cell table:style-name="ce21" office:value-type="float" office:value="20">
            <text:p>20</text:p>
          </table:table-cell>
          <table:table-cell table:style-name="ce23" office:value-type="float" office:value="100">
            <text:p>100</text:p>
          </table:table-cell>
          <table:table-cell table:style-name="ce24" table:content-validation-name="val5" office:value-type="string">
            <text:p>switch0</text:p>
          </table:table-cell>
          <table:table-cell table:formula="of:=CONCATENATE([.M8];&quot;.&quot;;[.F8])" office:value-type="string" office:string-value="switch0.66">
            <text:p>switch0.66</text:p>
          </table:table-cell>
        </table:table-row>
        <table:table-row table:style-name="ro3">
          <table:table-cell office:value-type="string">
            <text:p>Vlan</text:p>
          </table:table-cell>
          <table:table-cell office:value-type="string">
            <text:p>Vlan 200</text:p>
          </table:table-cell>
          <table:table-cell table:style-name="ce6" office:value-type="float" office:value="200">
            <text:p>200</text:p>
          </table:table-cell>
          <table:table-cell table:style-name="ce8" office:value-type="float" office:value="192">
            <text:p>192</text:p>
          </table:table-cell>
          <table:table-cell table:style-name="ce12" office:value-type="float" office:value="168">
            <text:p>168</text:p>
          </table:table-cell>
          <table:table-cell table:style-name="ce15" table:formula="of:=[.C9]" office:value-type="float" office:value="200">
            <text:p>200</text:p>
          </table:table-cell>
          <table:table-cell table:style-name="ce17" office:value-type="float" office:value="1">
            <text:p>1</text:p>
          </table:table-cell>
          <table:table-cell table:style-name="ce19" office:value-type="string">
            <text:p>/24</text:p>
          </table:table-cell>
          <table:table-cell table:style-name="ce20" table:formula="of:=CONCATENATE([.D9];&quot;.&quot;;[.E9];&quot;.&quot;;[.F9];&quot;.&quot;;[.G9])" office:value-type="string" office:string-value="192.168.200.1">
            <text:p>192.168.200.1</text:p>
          </table:table-cell>
          <table:table-cell table:style-name="ce20" table:formula="of:=CONCATENATE([.D9];&quot;.&quot;;[.E9];&quot;.&quot;;[.F9];&quot;.&quot;;[.G9];&quot;&quot;;[.H9])" office:value-type="string" office:string-value="192.168.200.1/24">
            <text:p>192.168.200.1/24</text:p>
          </table:table-cell>
          <table:table-cell table:style-name="ce21" office:value-type="float" office:value="10">
            <text:p>10</text:p>
          </table:table-cell>
          <table:table-cell table:style-name="ce23" office:value-type="float" office:value="254">
            <text:p>254</text:p>
          </table:table-cell>
          <table:table-cell table:style-name="ce24" table:content-validation-name="val5" office:value-type="string">
            <text:p>eth0</text:p>
          </table:table-cell>
          <table:table-cell table:formula="of:=CONCATENATE([.M9];&quot;.&quot;;[.F9])" office:value-type="string" office:string-value="eth0.200">
            <text:p>eth0.200</text:p>
          </table:table-cell>
        </table:table-row>
        <table:table-row table:style-name="ro3">
          <table:table-cell office:value-type="string">
            <text:p>Vlan</text:p>
          </table:table-cell>
          <table:table-cell office:value-type="string">
            <text:p>Vlan 201</text:p>
          </table:table-cell>
          <table:table-cell table:style-name="ce6" office:value-type="float" office:value="201">
            <text:p>201</text:p>
          </table:table-cell>
          <table:table-cell table:style-name="ce8" office:value-type="float" office:value="192">
            <text:p>192</text:p>
          </table:table-cell>
          <table:table-cell table:style-name="ce12" office:value-type="float" office:value="168">
            <text:p>168</text:p>
          </table:table-cell>
          <table:table-cell table:style-name="ce15" table:formula="of:=[.C10]" office:value-type="float" office:value="201">
            <text:p>201</text:p>
          </table:table-cell>
          <table:table-cell table:style-name="ce17" office:value-type="float" office:value="1">
            <text:p>1</text:p>
          </table:table-cell>
          <table:table-cell table:style-name="ce19" office:value-type="string">
            <text:p>/24</text:p>
          </table:table-cell>
          <table:table-cell table:style-name="ce20" table:formula="of:=CONCATENATE([.D10];&quot;.&quot;;[.E10];&quot;.&quot;;[.F10];&quot;.&quot;;[.G10])" office:value-type="string" office:string-value="192.168.201.1">
            <text:p>192.168.201.1</text:p>
          </table:table-cell>
          <table:table-cell table:style-name="ce20" table:formula="of:=CONCATENATE([.D10];&quot;.&quot;;[.E10];&quot;.&quot;;[.F10];&quot;.&quot;;[.G10];&quot;&quot;;[.H10])" office:value-type="string" office:string-value="192.168.201.1/24">
            <text:p>192.168.201.1/24</text:p>
          </table:table-cell>
          <table:table-cell table:style-name="ce21" office:value-type="float" office:value="10">
            <text:p>10</text:p>
          </table:table-cell>
          <table:table-cell table:style-name="ce23" office:value-type="float" office:value="254">
            <text:p>254</text:p>
          </table:table-cell>
          <table:table-cell table:style-name="ce24" table:content-validation-name="val5" office:value-type="string">
            <text:p>eth1</text:p>
          </table:table-cell>
          <table:table-cell table:formula="of:=CONCATENATE([.M10];&quot;.&quot;;[.F10])" office:value-type="string" office:string-value="eth1.201">
            <text:p>eth1.201</text:p>
          </table:table-cell>
        </table:table-row>
        <table:table-row table:style-name="ro3">
          <table:table-cell office:value-type="string">
            <text:p>Vlan</text:p>
          </table:table-cell>
          <table:table-cell office:value-type="string">
            <text:p>Vlan 202</text:p>
          </table:table-cell>
          <table:table-cell table:style-name="ce6" office:value-type="float" office:value="202">
            <text:p>202</text:p>
          </table:table-cell>
          <table:table-cell table:style-name="ce8" office:value-type="float" office:value="192">
            <text:p>192</text:p>
          </table:table-cell>
          <table:table-cell table:style-name="ce12" office:value-type="float" office:value="168">
            <text:p>168</text:p>
          </table:table-cell>
          <table:table-cell table:style-name="ce15" table:formula="of:=[.C11]" office:value-type="float" office:value="202">
            <text:p>202</text:p>
          </table:table-cell>
          <table:table-cell table:style-name="ce17" office:value-type="float" office:value="1">
            <text:p>1</text:p>
          </table:table-cell>
          <table:table-cell table:style-name="ce19" office:value-type="string">
            <text:p>/24</text:p>
          </table:table-cell>
          <table:table-cell table:style-name="ce20" table:formula="of:=CONCATENATE([.D11];&quot;.&quot;;[.E11];&quot;.&quot;;[.F11];&quot;.&quot;;[.G11])" office:value-type="string" office:string-value="192.168.202.1">
            <text:p>192.168.202.1</text:p>
          </table:table-cell>
          <table:table-cell table:style-name="ce20" table:formula="of:=CONCATENATE([.D11];&quot;.&quot;;[.E11];&quot;.&quot;;[.F11];&quot;.&quot;;[.G11];&quot;&quot;;[.H11])" office:value-type="string" office:string-value="192.168.202.1/24">
            <text:p>192.168.202.1/24</text:p>
          </table:table-cell>
          <table:table-cell table:style-name="ce21" office:value-type="float" office:value="10">
            <text:p>10</text:p>
          </table:table-cell>
          <table:table-cell table:style-name="ce23" office:value-type="float" office:value="254">
            <text:p>254</text:p>
          </table:table-cell>
          <table:table-cell table:style-name="ce24" table:content-validation-name="val5" office:value-type="string">
            <text:p>eth1</text:p>
          </table:table-cell>
          <table:table-cell table:formula="of:=CONCATENATE([.M11];&quot;.&quot;;[.F11])" office:value-type="string" office:string-value="eth1.202">
            <text:p>eth1.202</text:p>
          </table:table-cell>
        </table:table-row>
        <table:table-row table:style-name="ro3">
          <table:table-cell office:value-type="string">
            <text:p>Vlan</text:p>
          </table:table-cell>
          <table:table-cell office:value-type="string">
            <text:p>Vlan 203</text:p>
          </table:table-cell>
          <table:table-cell table:style-name="ce6" office:value-type="float" office:value="203">
            <text:p>203</text:p>
          </table:table-cell>
          <table:table-cell table:style-name="ce8" office:value-type="float" office:value="192">
            <text:p>192</text:p>
          </table:table-cell>
          <table:table-cell table:style-name="ce12" office:value-type="float" office:value="168">
            <text:p>168</text:p>
          </table:table-cell>
          <table:table-cell table:style-name="ce15" table:formula="of:=[.C12]" office:value-type="float" office:value="203">
            <text:p>203</text:p>
          </table:table-cell>
          <table:table-cell table:style-name="ce17" office:value-type="float" office:value="1">
            <text:p>1</text:p>
          </table:table-cell>
          <table:table-cell table:style-name="ce19" office:value-type="string">
            <text:p>/24</text:p>
          </table:table-cell>
          <table:table-cell table:style-name="ce20" table:formula="of:=CONCATENATE([.D12];&quot;.&quot;;[.E12];&quot;.&quot;;[.F12];&quot;.&quot;;[.G12])" office:value-type="string" office:string-value="192.168.203.1">
            <text:p>192.168.203.1</text:p>
          </table:table-cell>
          <table:table-cell table:style-name="ce20" table:formula="of:=CONCATENATE([.D12];&quot;.&quot;;[.E12];&quot;.&quot;;[.F12];&quot;.&quot;;[.G12];&quot;&quot;;[.H12])" office:value-type="string" office:string-value="192.168.203.1/24">
            <text:p>192.168.203.1/24</text:p>
          </table:table-cell>
          <table:table-cell table:style-name="ce21" office:value-type="float" office:value="10">
            <text:p>10</text:p>
          </table:table-cell>
          <table:table-cell table:style-name="ce23" office:value-type="float" office:value="254">
            <text:p>254</text:p>
          </table:table-cell>
          <table:table-cell table:style-name="ce24" table:content-validation-name="val5" office:value-type="string">
            <text:p>eth1</text:p>
          </table:table-cell>
          <table:table-cell table:formula="of:=CONCATENATE([.M12];&quot;.&quot;;[.F12])" office:value-type="string" office:string-value="eth1.203">
            <text:p>eth1.203</text:p>
          </table:table-cell>
        </table:table-row>
        <table:table-row table:style-name="ro3">
          <table:table-cell office:value-type="string">
            <text:p>Vlan</text:p>
          </table:table-cell>
          <table:table-cell office:value-type="string">
            <text:p>Vlan 204</text:p>
          </table:table-cell>
          <table:table-cell table:style-name="ce6" office:value-type="float" office:value="204">
            <text:p>204</text:p>
          </table:table-cell>
          <table:table-cell table:style-name="ce8" office:value-type="float" office:value="192">
            <text:p>192</text:p>
          </table:table-cell>
          <table:table-cell table:style-name="ce12" office:value-type="float" office:value="168">
            <text:p>168</text:p>
          </table:table-cell>
          <table:table-cell table:style-name="ce15" table:formula="of:=[.C13]" office:value-type="float" office:value="204">
            <text:p>204</text:p>
          </table:table-cell>
          <table:table-cell table:style-name="ce17" office:value-type="float" office:value="1">
            <text:p>1</text:p>
          </table:table-cell>
          <table:table-cell table:style-name="ce19" office:value-type="string">
            <text:p>/24</text:p>
          </table:table-cell>
          <table:table-cell table:style-name="ce20" table:formula="of:=CONCATENATE([.D13];&quot;.&quot;;[.E13];&quot;.&quot;;[.F13];&quot;.&quot;;[.G13])" office:value-type="string" office:string-value="192.168.204.1">
            <text:p>192.168.204.1</text:p>
          </table:table-cell>
          <table:table-cell table:style-name="ce20" table:formula="of:=CONCATENATE([.D13];&quot;.&quot;;[.E13];&quot;.&quot;;[.F13];&quot;.&quot;;[.G13];&quot;&quot;;[.H13])" office:value-type="string" office:string-value="192.168.204.1/24">
            <text:p>192.168.204.1/24</text:p>
          </table:table-cell>
          <table:table-cell table:style-name="ce21" office:value-type="float" office:value="10">
            <text:p>10</text:p>
          </table:table-cell>
          <table:table-cell table:style-name="ce23" office:value-type="float" office:value="254">
            <text:p>254</text:p>
          </table:table-cell>
          <table:table-cell table:style-name="ce24" table:content-validation-name="val5" office:value-type="string">
            <text:p>eth0</text:p>
          </table:table-cell>
          <table:table-cell table:formula="of:=CONCATENATE([.M13];&quot;.&quot;;[.F13])" office:value-type="string" office:string-value="eth0.204">
            <text:p>eth0.204</text:p>
          </table:table-cell>
        </table:table-row>
        <table:table-row table:style-name="ro3">
          <table:table-cell office:value-type="string">
            <text:p>Vlan</text:p>
          </table:table-cell>
          <table:table-cell office:value-type="string">
            <text:p>Vlan 205</text:p>
          </table:table-cell>
          <table:table-cell table:style-name="ce6" office:value-type="float" office:value="205">
            <text:p>205</text:p>
          </table:table-cell>
          <table:table-cell table:style-name="ce8" office:value-type="float" office:value="192">
            <text:p>192</text:p>
          </table:table-cell>
          <table:table-cell table:style-name="ce12" office:value-type="float" office:value="168">
            <text:p>168</text:p>
          </table:table-cell>
          <table:table-cell table:style-name="ce15" table:formula="of:=[.C14]" office:value-type="float" office:value="205">
            <text:p>205</text:p>
          </table:table-cell>
          <table:table-cell table:style-name="ce17" office:value-type="float" office:value="1">
            <text:p>1</text:p>
          </table:table-cell>
          <table:table-cell table:style-name="ce19" office:value-type="string">
            <text:p>/24</text:p>
          </table:table-cell>
          <table:table-cell table:style-name="ce20" table:formula="of:=CONCATENATE([.D14];&quot;.&quot;;[.E14];&quot;.&quot;;[.F14];&quot;.&quot;;[.G14])" office:value-type="string" office:string-value="192.168.205.1">
            <text:p>192.168.205.1</text:p>
          </table:table-cell>
          <table:table-cell table:style-name="ce20" table:formula="of:=CONCATENATE([.D14];&quot;.&quot;;[.E14];&quot;.&quot;;[.F14];&quot;.&quot;;[.G14];&quot;&quot;;[.H14])" office:value-type="string" office:string-value="192.168.205.1/24">
            <text:p>192.168.205.1/24</text:p>
          </table:table-cell>
          <table:table-cell table:style-name="ce21" office:value-type="float" office:value="10">
            <text:p>10</text:p>
          </table:table-cell>
          <table:table-cell table:style-name="ce23" office:value-type="float" office:value="254">
            <text:p>254</text:p>
          </table:table-cell>
          <table:table-cell table:style-name="ce24" table:content-validation-name="val5" office:value-type="string">
            <text:p>eth0</text:p>
          </table:table-cell>
          <table:table-cell table:formula="of:=CONCATENATE([.M14];&quot;.&quot;;[.F14])" office:value-type="string" office:string-value="eth0.205">
            <text:p>eth0.205</text:p>
          </table:table-cell>
        </table:table-row>
        <table:table-row table:style-name="ro2" table:number-rows-repeated="25">
          <table:table-cell table:number-columns-repeated="14"/>
        </table:table-row>
        <table:table-row table:style-name="ro4">
          <table:table-cell office:value-type="string">
            <text:p>Port Forwarding </text:p>
          </table:table-cell>
          <table:table-cell table:style-name="ce3" office:value-type="string">
            <text:p>Wan Interface</text:p>
          </table:table-cell>
          <table:table-cell table:style-name="ce7" office:value-type="string">
            <text:p>Orginal Port</text:p>
          </table:table-cell>
          <table:table-cell table:style-name="ce9" office:value-type="string">
            <text:p>Protocol</text:p>
          </table:table-cell>
          <table:table-cell table:style-name="ce13" office:value-type="string">
            <text:p><text:span text:style-name="T1">Lan Interface</text:span></text:p>
          </table:table-cell>
          <table:table-cell/>
          <table:table-cell office:value-type="string">
            <text:p>Forward Address</text:p>
          </table:table-cell>
          <table:table-cell/>
          <table:table-cell table:style-name="ce7" office:value-type="string">
            <text:p>Forwarded Port</text:p>
          </table:table-cell>
          <table:table-cell office:value-type="string">
            <text:p>Descriptions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Port-Portocol-Add-Port</text:p>
          </table:table-cell>
          <table:table-cell table:content-validation-name="val1" office:value-type="string">
            <text:p>eth0</text:p>
          </table:table-cell>
          <table:table-cell office:value-type="float" office:value="1194">
            <text:p>1194</text:p>
          </table:table-cell>
          <table:table-cell table:content-validation-name="val2" office:value-type="string">
            <text:p>UPD</text:p>
          </table:table-cell>
          <table:table-cell table:content-validation-name="val3" office:value-type="string">
            <text:p>switch0</text:p>
          </table:table-cell>
          <table:table-cell/>
          <table:table-cell office:value-type="string">
            <text:p>192.168.22.15</text:p>
          </table:table-cell>
          <table:table-cell/>
          <table:table-cell office:value-type="float" office:value="1194">
            <text:p>1194</text:p>
          </table:table-cell>
          <table:table-cell office:value-type="string">
            <text:p>Open Vpn</text:p>
          </table:table-cell>
          <table:table-cell table:number-columns-repeated="4"/>
        </table:table-row>
        <table:table-row table:style-name="ro2">
          <table:table-cell office:value-type="string">
            <text:p>Port-Portocol-Add-Port</text:p>
          </table:table-cell>
          <table:table-cell table:content-validation-name="val1" office:value-type="string">
            <text:p>eth0</text:p>
          </table:table-cell>
          <table:table-cell office:value-type="float" office:value="80">
            <text:p>80</text:p>
          </table:table-cell>
          <table:table-cell table:content-validation-name="val2" office:value-type="string">
            <text:p>TCP</text:p>
          </table:table-cell>
          <table:table-cell table:content-validation-name="val3" office:value-type="string">
            <text:p>eth0.200</text:p>
          </table:table-cell>
          <table:table-cell/>
          <table:table-cell office:value-type="string">
            <text:p>192.168.200.10</text:p>
          </table:table-cell>
          <table:table-cell/>
          <table:table-cell office:value-type="float" office:value="180">
            <text:p>180</text:p>
          </table:table-cell>
          <table:table-cell office:value-type="string">
            <text:p>Web</text:p>
          </table:table-cell>
          <table:table-cell table:number-columns-repeated="4"/>
        </table:table-row>
        <table:table-row table:style-name="ro2">
          <table:table-cell office:value-type="string">
            <text:p>Port-Portocol-Add-Port</text:p>
          </table:table-cell>
          <table:table-cell table:content-validation-name="val1" office:value-type="string">
            <text:p>eth0</text:p>
          </table:table-cell>
          <table:table-cell office:value-type="float" office:value="443">
            <text:p>443</text:p>
          </table:table-cell>
          <table:table-cell table:content-validation-name="val2" office:value-type="string">
            <text:p>TCP</text:p>
          </table:table-cell>
          <table:table-cell table:content-validation-name="val3" office:value-type="string">
            <text:p>eth1.202</text:p>
          </table:table-cell>
          <table:table-cell/>
          <table:table-cell office:value-type="string">
            <text:p>192.168.202.11</text:p>
          </table:table-cell>
          <table:table-cell/>
          <table:table-cell office:value-type="float" office:value="1443">
            <text:p>1443</text:p>
          </table:table-cell>
          <table:table-cell office:value-type="string">
            <text:p>Secure Web</text:p>
          </table:table-cell>
          <table:table-cell table:number-columns-repeated="4"/>
        </table:table-row>
        <table:table-row table:style-name="ro2">
          <table:table-cell office:value-type="string">
            <text:p>Port-Portocol-Add-Port</text:p>
          </table:table-cell>
          <table:table-cell table:content-validation-name="val1" office:value-type="string">
            <text:p>eth0</text:p>
          </table:table-cell>
          <table:table-cell office:value-type="float" office:value="22">
            <text:p>22</text:p>
          </table:table-cell>
          <table:table-cell table:content-validation-name="val2" office:value-type="string">
            <text:p>Both</text:p>
          </table:table-cell>
          <table:table-cell table:content-validation-name="val3" office:value-type="string">
            <text:p>switch0.66</text:p>
          </table:table-cell>
          <table:table-cell/>
          <table:table-cell office:value-type="string">
            <text:p>192.168.66.13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SSH</text:p>
          </table:table-cell>
          <table:table-cell table:number-columns-repeated="4"/>
        </table:table-row>
        <table:table-row table:style-name="ro2">
          <table:table-cell office:value-type="string">
            <text:p>Port-Portocol-Add-Port</text:p>
          </table:table-cell>
          <table:table-cell table:content-validation-name="val1" office:value-type="string">
            <text:p>eth0</text:p>
          </table:table-cell>
          <table:table-cell office:value-type="float" office:value="5060">
            <text:p>5060</text:p>
          </table:table-cell>
          <table:table-cell table:content-validation-name="val2" office:value-type="string">
            <text:p>UPD</text:p>
          </table:table-cell>
          <table:table-cell table:content-validation-name="val3" office:value-type="string">
            <text:p>switch0.7</text:p>
          </table:table-cell>
          <table:table-cell/>
          <table:table-cell office:value-type="string">
            <text:p>192.168.7.101</text:p>
          </table:table-cell>
          <table:table-cell/>
          <table:table-cell office:value-type="float" office:value="5060">
            <text:p>5060</text:p>
          </table:table-cell>
          <table:table-cell office:value-type="string">
            <text:p>Sip</text:p>
          </table:table-cell>
          <table:table-cell table:number-columns-repeated="4"/>
        </table:table-row>
        <table:table-row table:style-name="ro2" table:number-rows-repeated="2">
          <table:table-cell/>
          <table:table-cell table:content-validation-name="val1"/>
          <table:table-cell/>
          <table:table-cell table:content-validation-name="val2"/>
          <table:table-cell table:number-columns-repeated="10"/>
        </table:table-row>
        <table:table-row table:style-name="ro2">
          <table:table-cell/>
          <table:table-cell table:content-validation-name="val1"/>
          <table:table-cell/>
          <table:table-cell table:content-validation-name="val2"/>
          <table:table-cell table:number-columns-repeated="10"/>
        </table:table-row>
      </table:table>
      <table:table table:name="Firewall" table:style-name="ta2" table:print="false">
        <office:forms form:automatic-focus="false" form:apply-design-mode="false"/>
        <table:table-column table:style-name="co11" table:default-cell-style-name="ce26"/>
        <table:table-column table:style-name="co12" table:number-columns-repeated="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row table:style-name="ro4">
          <table:table-cell table:style-name="ce25" office:value-type="string">
            <text:p>Firewall Rule All AutoFill</text:p>
          </table:table-cell>
          <table:table-cell office:value-type="string">
            <text:p>Interface</text:p>
          </table:table-cell>
          <table:table-cell/>
          <table:table-cell office:value-type="string">
            <text:p>Vlan Name</text:p>
          </table:table-cell>
          <table:table-cell table:number-columns-repeated="2"/>
          <table:table-cell office:value-type="string">
            <text:p>Vlan Name</text:p>
          </table:table-cell>
          <table:table-cell/>
          <table:table-cell table:style-name="ce29" office:value-type="string">
            <text:p>Command</text:p>
          </table:table-cell>
        </table:table-row>
        <table:table-row table:style-name="ro2">
          <table:table-cell table:style-name="Default"/>
          <table:table-cell table:number-columns-repeated="8"/>
        </table:table-row>
        <table:table-row table:style-name="ro4">
          <table:table-cell office:value-type="string">
            <text:p>set firewall name</text:p>
          </table:table-cell>
          <table:table-cell table:style-name="ce26"/>
          <table:table-cell/>
          <table:table-cell table:formula="of:=[Data.B4]" office:value-type="string" office:string-value="Production">
            <text:p>Production</text:p>
          </table:table-cell>
          <table:table-cell office:value-type="string">
            <text:p>_IN default-action drop</text:p>
          </table:table-cell>
          <table:table-cell table:number-columns-repeated="3"/>
          <table:table-cell table:formula="of:=CONCATENATE([.A3];[.D3];[.E3])" office:value-type="string" office:string-value="set firewall nameProduction_IN default-action drop">
            <text:p>set firewall nameProduction_IN default-action drop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style-name="ce26"/>
          <table:table-cell/>
          <table:table-cell table:formula="of:=[.D3]" office:value-type="string" office:string-value="Production">
            <text:p>Production</text:p>
          </table:table-cell>
          <table:table-cell office:value-type="string">
            <text:p>_IN description '</text:p>
          </table:table-cell>
          <table:table-cell/>
          <table:table-cell table:formula="of:=[.D3]" office:value-type="string" office:string-value="Production">
            <text:p>Production</text:p>
          </table:table-cell>
          <table:table-cell office:value-type="string">
            <text:p><text:s/>to internal'</text:p>
          </table:table-cell>
          <table:table-cell table:formula="of:=CONCATENATE([.A4];[.D4];[.E4])" office:value-type="string" office:string-value="set firewall name Production_IN description '">
            <text:p>set firewall name Production_IN description '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style-name="ce26"/>
          <table:table-cell/>
          <table:table-cell table:formula="of:=[.D4]" office:value-type="string" office:string-value="Production">
            <text:p>Production</text:p>
          </table:table-cell>
          <table:table-cell office:value-type="string">
            <text:p>_IN rule 10 action accept</text:p>
          </table:table-cell>
          <table:table-cell table:number-columns-repeated="3"/>
          <table:table-cell table:formula="of:=CONCATENATE([.A5];[.D5];[.E5])" office:value-type="string" office:string-value="set firewall name Production_IN rule 10 action accept">
            <text:p>set firewall name Production_IN rule 10 action accept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style-name="ce26"/>
          <table:table-cell/>
          <table:table-cell table:formula="of:=[.D5]" office:value-type="string" office:string-value="Production">
            <text:p>Production</text:p>
          </table:table-cell>
          <table:table-cell office:value-type="string">
            <text:p>_IN rule 10 description 'Allow established/related'</text:p>
          </table:table-cell>
          <table:table-cell table:number-columns-repeated="3"/>
          <table:table-cell table:formula="of:=CONCATENATE([.A6];[.D6];[.E6])" office:value-type="string" office:string-value="set firewall name Production_IN rule 10 description 'Allow established/related'">
            <text:p>set firewall name Production_IN rule 10 description 'Allow established/related'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style-name="ce26"/>
          <table:table-cell/>
          <table:table-cell table:formula="of:=[.D6]" office:value-type="string" office:string-value="Production">
            <text:p>Production</text:p>
          </table:table-cell>
          <table:table-cell office:value-type="string">
            <text:p>_IN rule 10 state established enable</text:p>
          </table:table-cell>
          <table:table-cell table:number-columns-repeated="3"/>
          <table:table-cell table:formula="of:=CONCATENATE([.A7];[.D7];[.E7])" office:value-type="string" office:string-value="set firewall name Production_IN rule 10 state established enable">
            <text:p>set firewall name Production_IN rule 10 state established enable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style-name="ce26"/>
          <table:table-cell/>
          <table:table-cell table:formula="of:=[.D7]" office:value-type="string" office:string-value="Production">
            <text:p>Production</text:p>
          </table:table-cell>
          <table:table-cell office:value-type="string">
            <text:p>_IN rule 10 state related enable</text:p>
          </table:table-cell>
          <table:table-cell table:number-columns-repeated="3"/>
          <table:table-cell table:formula="of:=CONCATENATE([.A8];[.D8];[.E8])" office:value-type="string" office:string-value="set firewall name Production_IN rule 10 state related enable">
            <text:p>set firewall name Production_IN rule 10 state related enable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style-name="ce26"/>
          <table:table-cell/>
          <table:table-cell table:formula="of:=[.D8]" office:value-type="string" office:string-value="Production">
            <text:p>Production</text:p>
          </table:table-cell>
          <table:table-cell office:value-type="string">
            <text:p>_IN rule 20 action drop</text:p>
          </table:table-cell>
          <table:table-cell table:number-columns-repeated="3"/>
          <table:table-cell table:formula="of:=CONCATENATE([.A9];[.D9];[.E9])" office:value-type="string" office:string-value="set firewall name Production_IN rule 20 action drop">
            <text:p>set firewall name Production_IN rule 20 action drop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style-name="ce26"/>
          <table:table-cell/>
          <table:table-cell table:formula="of:=[.D9]" office:value-type="string" office:string-value="Production">
            <text:p>Production</text:p>
          </table:table-cell>
          <table:table-cell office:value-type="string">
            <text:p>_IN rule 20 description 'Drop invalid state'</text:p>
          </table:table-cell>
          <table:table-cell table:number-columns-repeated="3"/>
          <table:table-cell table:formula="of:=CONCATENATE([.A10];[.D10];[.E10])" office:value-type="string" office:string-value="set firewall name Production_IN rule 20 description 'Drop invalid state'">
            <text:p>set firewall name Production_IN rule 20 description 'Drop invalid state'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style-name="ce26"/>
          <table:table-cell/>
          <table:table-cell table:formula="of:=[.D10]" office:value-type="string" office:string-value="Production">
            <text:p>Production</text:p>
          </table:table-cell>
          <table:table-cell office:value-type="string">
            <text:p>_IN rule 20 state invalid enable</text:p>
          </table:table-cell>
          <table:table-cell table:number-columns-repeated="3"/>
          <table:table-cell table:formula="of:=CONCATENATE([.A11];[.D11];[.E11])" office:value-type="string" office:string-value="set firewall name Production_IN rule 20 state invalid enable">
            <text:p>set firewall name Production_IN rule 20 state invalid enable</text:p>
          </table:table-cell>
        </table:table-row>
        <table:table-row table:style-name="ro2">
          <table:table-cell table:style-name="ce27"/>
          <table:table-cell table:style-name="ce27"/>
          <table:table-cell/>
          <table:table-cell table:number-columns-repeated="2"/>
          <table:table-cell table:number-columns-repeated="3"/>
          <table:table-cell table:formula="of:=CONCATENATE([.A12];[.D12];[.E12])">
            <text:p/>
          </table:table-cell>
        </table:table-row>
        <table:table-row table:style-name="ro4">
          <table:table-cell office:value-type="string">
            <text:p>set firewall name </text:p>
          </table:table-cell>
          <table:table-cell table:style-name="ce26"/>
          <table:table-cell/>
          <table:table-cell table:formula="of:=[.D3]" office:value-type="string" office:string-value="Production">
            <text:p>Production</text:p>
          </table:table-cell>
          <table:table-cell office:value-type="string">
            <text:p>_LOCAL default-action drop</text:p>
          </table:table-cell>
          <table:table-cell table:number-columns-repeated="3"/>
          <table:table-cell table:formula="of:=CONCATENATE([.A13];[.D13];[.E13])" office:value-type="string" office:string-value="set firewall name Production_LOCAL default-action drop">
            <text:p>set firewall name Production_LOCAL default-action drop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style-name="ce26"/>
          <table:table-cell/>
          <table:table-cell table:formula="of:=[.D4]" office:value-type="string" office:string-value="Production">
            <text:p>Production</text:p>
          </table:table-cell>
          <table:table-cell office:value-type="string">
            <text:p>_LOCAL description '</text:p>
          </table:table-cell>
          <table:table-cell office:value-type="string">
            <text:p><text:s/>to router'</text:p>
          </table:table-cell>
          <table:table-cell table:number-columns-repeated="2"/>
          <table:table-cell table:formula="of:=CONCATENATE([.A14];[.D14];[.E14];[.D14];[.F14])" office:value-type="string" office:string-value="set firewall name Production_LOCAL description 'Production to router'">
            <text:p>set firewall name Production_LOCAL description 'Production to router'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style-name="ce26"/>
          <table:table-cell/>
          <table:table-cell table:formula="of:=[.D5]" office:value-type="string" office:string-value="Production">
            <text:p>Production</text:p>
          </table:table-cell>
          <table:table-cell office:value-type="string">
            <text:p>_LOCAL rule 10 action accept</text:p>
          </table:table-cell>
          <table:table-cell table:number-columns-repeated="3"/>
          <table:table-cell table:formula="of:=CONCATENATE([.A15];[.D15];[.E15])" office:value-type="string" office:string-value="set firewall name Production_LOCAL rule 10 action accept">
            <text:p>set firewall name Production_LOCAL rule 10 action accept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style-name="ce26"/>
          <table:table-cell/>
          <table:table-cell table:formula="of:=[.D6]" office:value-type="string" office:string-value="Production">
            <text:p>Production</text:p>
          </table:table-cell>
          <table:table-cell office:value-type="string">
            <text:p>_LOCAL rule 10 description 'Allow established/related'</text:p>
          </table:table-cell>
          <table:table-cell table:number-columns-repeated="3"/>
          <table:table-cell table:formula="of:=CONCATENATE([.A16];[.D16];[.E16])" office:value-type="string" office:string-value="set firewall name Production_LOCAL rule 10 description 'Allow established/related'">
            <text:p>set firewall name Production_LOCAL rule 10 description 'Allow established/related'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style-name="ce26"/>
          <table:table-cell/>
          <table:table-cell table:formula="of:=[.D7]" office:value-type="string" office:string-value="Production">
            <text:p>Production</text:p>
          </table:table-cell>
          <table:table-cell office:value-type="string">
            <text:p>_LOCAL rule 10 state established enable</text:p>
          </table:table-cell>
          <table:table-cell table:number-columns-repeated="3"/>
          <table:table-cell table:formula="of:=CONCATENATE([.A17];[.D17];[.E17])" office:value-type="string" office:string-value="set firewall name Production_LOCAL rule 10 state established enable">
            <text:p>set firewall name Production_LOCAL rule 10 state established enable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style-name="ce26"/>
          <table:table-cell/>
          <table:table-cell table:formula="of:=[.D8]" office:value-type="string" office:string-value="Production">
            <text:p>Production</text:p>
          </table:table-cell>
          <table:table-cell office:value-type="string">
            <text:p>_LOCAL rule 10 state related enable</text:p>
          </table:table-cell>
          <table:table-cell table:number-columns-repeated="3"/>
          <table:table-cell table:formula="of:=CONCATENATE([.A18];[.D18];[.E18])" office:value-type="string" office:string-value="set firewall name Production_LOCAL rule 10 state related enable">
            <text:p>set firewall name Production_LOCAL rule 10 state related enable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style-name="ce26"/>
          <table:table-cell/>
          <table:table-cell table:formula="of:=[.D9]" office:value-type="string" office:string-value="Production">
            <text:p>Production</text:p>
          </table:table-cell>
          <table:table-cell office:value-type="string">
            <text:p>_LOCAL rule 20 action drop</text:p>
          </table:table-cell>
          <table:table-cell table:number-columns-repeated="3"/>
          <table:table-cell table:formula="of:=CONCATENATE([.A19];[.D19];[.E19])" office:value-type="string" office:string-value="set firewall name Production_LOCAL rule 20 action drop">
            <text:p>set firewall name Production_LOCAL rule 20 action drop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style-name="ce26"/>
          <table:table-cell/>
          <table:table-cell table:formula="of:=[.D10]" office:value-type="string" office:string-value="Production">
            <text:p>Production</text:p>
          </table:table-cell>
          <table:table-cell office:value-type="string">
            <text:p>_LOCAL rule 20 description 'Drop invalid state'</text:p>
          </table:table-cell>
          <table:table-cell table:number-columns-repeated="3"/>
          <table:table-cell table:formula="of:=CONCATENATE([.A20];[.D20];[.E20])" office:value-type="string" office:string-value="set firewall name Production_LOCAL rule 20 description 'Drop invalid state'">
            <text:p>set firewall name Production_LOCAL rule 20 description 'Drop invalid state'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style-name="ce26"/>
          <table:table-cell/>
          <table:table-cell table:formula="of:=[.D11]" office:value-type="string" office:string-value="Production">
            <text:p>Production</text:p>
          </table:table-cell>
          <table:table-cell office:value-type="string">
            <text:p>_LOCAL rule 20 state invalid enable</text:p>
          </table:table-cell>
          <table:table-cell table:number-columns-repeated="3"/>
          <table:table-cell table:formula="of:=CONCATENATE([.A21];[.D21];[.E21])" office:value-type="string" office:string-value="set firewall name Production_LOCAL rule 20 state invalid enable">
            <text:p>set firewall name Production_LOCAL rule 20 state invalid enable</text:p>
          </table:table-cell>
        </table:table-row>
        <table:table-row table:style-name="ro2">
          <table:table-cell table:style-name="ce27"/>
          <table:table-cell table:style-name="ce27"/>
          <table:table-cell/>
          <table:table-cell table:number-columns-repeated="2"/>
          <table:table-cell table:number-columns-repeated="3"/>
          <table:table-cell table:formula="of:=CONCATENATE([.A22];[.D22];[.E22])">
            <text:p/>
          </table:table-cell>
        </table:table-row>
        <table:table-row table:style-name="ro4">
          <table:table-cell office:value-type="string">
            <text:p>set interfaces ethernet </text:p>
          </table:table-cell>
          <table:table-cell table:style-name="ce26" table:formula="of:=[Data.N4]" office:value-type="string" office:string-value="switch0.22">
            <text:p>switch0.22</text:p>
          </table:table-cell>
          <table:table-cell office:value-type="string">
            <text:p><text:s/>firewall in name </text:p>
          </table:table-cell>
          <table:table-cell table:formula="of:=[.D13]" office:value-type="string" office:string-value="Production">
            <text:p>Production</text:p>
          </table:table-cell>
          <table:table-cell office:value-type="string">
            <text:p>_IN</text:p>
          </table:table-cell>
          <table:table-cell table:number-columns-repeated="3"/>
          <table:table-cell table:formula="of:=CONCATENATE([.A23];[.B23];[.C23];[.D23];[.E23])" office:value-type="string" office:string-value="set interfaces ethernet switch0.22 firewall in name Production_IN">
            <text:p>set interfaces ethernet switch0.22 firewall in name Production_IN</text:p>
          </table:table-cell>
        </table:table-row>
        <table:table-row table:style-name="ro4">
          <table:table-cell office:value-type="string">
            <text:p>set interfaces ethernet </text:p>
          </table:table-cell>
          <table:table-cell table:style-name="ce26" table:formula="of:=[Data.N4]" office:value-type="string" office:string-value="switch0.22">
            <text:p>switch0.22</text:p>
          </table:table-cell>
          <table:table-cell office:value-type="string">
            <text:p><text:s/>firewall local name </text:p>
          </table:table-cell>
          <table:table-cell table:formula="of:=[.D14]" office:value-type="string" office:string-value="Production">
            <text:p>Production</text:p>
          </table:table-cell>
          <table:table-cell office:value-type="string">
            <text:p>_LOCAL </text:p>
          </table:table-cell>
          <table:table-cell table:number-columns-repeated="3"/>
          <table:table-cell table:formula="of:=CONCATENATE([.A24];[.B24];[.C24];[.D24];[.E24])" office:value-type="string" office:string-value="set interfaces ethernet switch0.22 firewall local name Production_LOCAL ">
            <text:p>set interfaces ethernet switch0.22 firewall local name Production_LOCAL </text:p>
          </table:table-cell>
        </table:table-row>
        <table:table-row table:style-name="ro2" table:number-rows-repeated="3">
          <table:table-cell table:style-name="Default"/>
          <table:table-cell table:number-columns-repeated="8"/>
        </table:table-row>
        <table:table-row table:style-name="ro2">
          <table:table-cell table:style-name="ce28" office:value-type="string">
            <text:p>Guest Rules:...</text:p>
          </table:table-cell>
          <table:table-cell table:number-columns-repeated="8"/>
        </table:table-row>
        <table:table-row table:style-name="ro2">
          <table:table-cell table:style-name="Default"/>
          <table:table-cell table:number-columns-repeated="8"/>
        </table:table-row>
        <table:table-row table:style-name="ro4">
          <table:table-cell office:value-type="string">
            <text:p>set firewall name </text:p>
          </table:table-cell>
          <table:table-cell table:number-columns-repeated="2"/>
          <table:table-cell table:formula="of:=[Data.B5]" office:value-type="string" office:string-value="Guest">
            <text:p>Guest</text:p>
          </table:table-cell>
          <table:table-cell office:value-type="string">
            <text:p>_IN default-action accept </text:p>
          </table:table-cell>
          <table:table-cell table:number-columns-repeated="3"/>
          <table:table-cell table:formula="of:=CONCATENATE([.A30];;[.D30];[.E30])" office:value-type="string" office:string-value="set firewall name Guest_IN default-action accept ">
            <text:p>set firewall name Guest_IN default-action accept 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number-columns-repeated="2"/>
          <table:table-cell table:formula="of:=[Data.B5]" office:value-type="string" office:string-value="Guest">
            <text:p>Guest</text:p>
          </table:table-cell>
          <table:table-cell office:value-type="string">
            <text:p>_IN description 'guest to lan/wan'</text:p>
          </table:table-cell>
          <table:table-cell table:number-columns-repeated="3"/>
          <table:table-cell table:formula="of:=CONCATENATE([.A31];;[.D31];[.E31])" office:value-type="string" office:string-value="set firewall name Guest_IN description 'guest to lan/wan'">
            <text:p>set firewall name Guest_IN description 'guest to lan/wan'</text:p>
          </table:table-cell>
        </table:table-row>
        <table:table-row table:style-name="ro2">
          <table:table-cell table:style-name="ce27"/>
          <table:table-cell table:number-columns-repeated="8"/>
        </table:table-row>
        <table:table-row table:style-name="ro4">
          <table:table-cell office:value-type="string">
            <text:p>set firewall name </text:p>
          </table:table-cell>
          <table:table-cell table:number-columns-repeated="2"/>
          <table:table-cell table:formula="of:=[Data.B5]" office:value-type="string" office:string-value="Guest">
            <text:p>Guest</text:p>
          </table:table-cell>
          <table:table-cell office:value-type="string">
            <text:p>_IN rule 20 action drop</text:p>
          </table:table-cell>
          <table:table-cell table:number-columns-repeated="3"/>
          <table:table-cell table:formula="of:=CONCATENATE([.A33];;[.D33];[.E33])" office:value-type="string" office:string-value="set firewall name Guest_IN rule 20 action drop">
            <text:p>set firewall name Guest_IN rule 20 action drop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number-columns-repeated="2"/>
          <table:table-cell table:formula="of:=[Data.B5]" office:value-type="string" office:string-value="Guest">
            <text:p>Guest</text:p>
          </table:table-cell>
          <table:table-cell office:value-type="string">
            <text:p>_IN rule 20 description 'drop </text:p>
          </table:table-cell>
          <table:table-cell office:value-type="string">
            <text:p><text:s/>to lan'</text:p>
          </table:table-cell>
          <table:table-cell table:number-columns-repeated="2"/>
          <table:table-cell table:formula="of:=CONCATENATE([.A34];;[.D34];[.E34];[.D34];[.F34])" office:value-type="string" office:string-value="set firewall name Guest_IN rule 20 description 'drop Guest to lan'">
            <text:p>set firewall name Guest_IN rule 20 description 'drop Guest to lan'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number-columns-repeated="2"/>
          <table:table-cell table:formula="of:=[Data.B5]" office:value-type="string" office:string-value="Guest">
            <text:p>Guest</text:p>
          </table:table-cell>
          <table:table-cell office:value-type="string">
            <text:p>_IN rule 20 destination group network-group LAN_NETWORKS</text:p>
          </table:table-cell>
          <table:table-cell table:number-columns-repeated="3"/>
          <table:table-cell table:formula="of:=CONCATENATE([.A35];;[.D35];[.E35])" office:value-type="string" office:string-value="set firewall name Guest_IN rule 20 destination group network-group LAN_NETWORKS">
            <text:p>set firewall name Guest_IN rule 20 destination group network-group LAN_NETWORKS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number-columns-repeated="2"/>
          <table:table-cell table:formula="of:=[Data.B5]" office:value-type="string" office:string-value="Guest">
            <text:p>Guest</text:p>
          </table:table-cell>
          <table:table-cell office:value-type="string">
            <text:p>_IN rule 20 protocol all </text:p>
          </table:table-cell>
          <table:table-cell table:number-columns-repeated="3"/>
          <table:table-cell table:formula="of:=CONCATENATE([.A36];;[.D36];[.E36])" office:value-type="string" office:string-value="set firewall name Guest_IN rule 20 protocol all ">
            <text:p>set firewall name Guest_IN rule 20 protocol all </text:p>
          </table:table-cell>
        </table:table-row>
        <table:table-row table:style-name="ro2">
          <table:table-cell table:style-name="Default"/>
          <table:table-cell table:number-columns-repeated="8"/>
        </table:table-row>
        <table:table-row table:style-name="ro4">
          <table:table-cell office:value-type="string">
            <text:p>set firewall name </text:p>
          </table:table-cell>
          <table:table-cell table:number-columns-repeated="2"/>
          <table:table-cell table:formula="of:=[Data.B5]" office:value-type="string" office:string-value="Guest">
            <text:p>Guest</text:p>
          </table:table-cell>
          <table:table-cell office:value-type="string">
            <text:p>_LOCAL default-action drop</text:p>
          </table:table-cell>
          <table:table-cell table:number-columns-repeated="3"/>
          <table:table-cell table:formula="of:=CONCATENATE([.A38];;[.D38];[.E38])" office:value-type="string" office:string-value="set firewall name Guest_LOCAL default-action drop">
            <text:p>set firewall name Guest_LOCAL default-action drop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number-columns-repeated="2"/>
          <table:table-cell table:formula="of:=[Data.B5]" office:value-type="string" office:string-value="Guest">
            <text:p>Guest</text:p>
          </table:table-cell>
          <table:table-cell office:value-type="string">
            <text:p>_LOCAL description '</text:p>
          </table:table-cell>
          <table:table-cell office:value-type="string">
            <text:p><text:s/>to router'</text:p>
          </table:table-cell>
          <table:table-cell table:number-columns-repeated="2"/>
          <table:table-cell table:formula="of:=CONCATENATE([.A39];;[.D39];[.E39];[.D39];[.F39])" office:value-type="string" office:string-value="set firewall name Guest_LOCAL description 'Guest to router'">
            <text:p>set firewall name Guest_LOCAL description 'Guest to router'</text:p>
          </table:table-cell>
        </table:table-row>
        <table:table-row table:style-name="ro2">
          <table:table-cell table:style-name="ce27"/>
          <table:table-cell table:number-columns-repeated="8"/>
        </table:table-row>
        <table:table-row table:style-name="ro4">
          <table:table-cell office:value-type="string">
            <text:p>set firewall name </text:p>
          </table:table-cell>
          <table:table-cell table:number-columns-repeated="2"/>
          <table:table-cell table:formula="of:=[Data.B5]" office:value-type="string" office:string-value="Guest">
            <text:p>Guest</text:p>
          </table:table-cell>
          <table:table-cell office:value-type="string">
            <text:p>_LOCAL rule 10 action accept</text:p>
          </table:table-cell>
          <table:table-cell table:number-columns-repeated="3"/>
          <table:table-cell table:formula="of:=CONCATENATE([.A41];;[.D41];[.E41])" office:value-type="string" office:string-value="set firewall name Guest_LOCAL rule 10 action accept">
            <text:p>set firewall name Guest_LOCAL rule 10 action accept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number-columns-repeated="2"/>
          <table:table-cell table:formula="of:=[Data.B5]" office:value-type="string" office:string-value="Guest">
            <text:p>Guest</text:p>
          </table:table-cell>
          <table:table-cell office:value-type="string">
            <text:p>_LOCAL rule 10 description 'allow dns'</text:p>
          </table:table-cell>
          <table:table-cell table:number-columns-repeated="3"/>
          <table:table-cell table:formula="of:=CONCATENATE([.A42];;[.D42];[.E42])" office:value-type="string" office:string-value="set firewall name Guest_LOCAL rule 10 description 'allow dns'">
            <text:p>set firewall name Guest_LOCAL rule 10 description 'allow dns'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number-columns-repeated="2"/>
          <table:table-cell table:formula="of:=[Data.B5]" office:value-type="string" office:string-value="Guest">
            <text:p>Guest</text:p>
          </table:table-cell>
          <table:table-cell office:value-type="string">
            <text:p>_LOCAL rule 10 log disable</text:p>
          </table:table-cell>
          <table:table-cell table:number-columns-repeated="3"/>
          <table:table-cell table:formula="of:=CONCATENATE([.A43];;[.D43];[.E43])" office:value-type="string" office:string-value="set firewall name Guest_LOCAL rule 10 log disable">
            <text:p>set firewall name Guest_LOCAL rule 10 log disable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number-columns-repeated="2"/>
          <table:table-cell table:formula="of:=[Data.B5]" office:value-type="string" office:string-value="Guest">
            <text:p>Guest</text:p>
          </table:table-cell>
          <table:table-cell office:value-type="string">
            <text:p>_LOCAL rule 10 protocol tcp_udp</text:p>
          </table:table-cell>
          <table:table-cell table:number-columns-repeated="3"/>
          <table:table-cell table:formula="of:=CONCATENATE([.A44];;[.D44];[.E44])" office:value-type="string" office:string-value="set firewall name Guest_LOCAL rule 10 protocol tcp_udp">
            <text:p>set firewall name Guest_LOCAL rule 10 protocol tcp_udp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number-columns-repeated="2"/>
          <table:table-cell table:formula="of:=[Data.B5]" office:value-type="string" office:string-value="Guest">
            <text:p>Guest</text:p>
          </table:table-cell>
          <table:table-cell office:value-type="string">
            <text:p>_LOCAL rule 10 destination port 53</text:p>
          </table:table-cell>
          <table:table-cell table:number-columns-repeated="3"/>
          <table:table-cell table:formula="of:=CONCATENATE([.A45];;[.D45];[.E45])" office:value-type="string" office:string-value="set firewall name Guest_LOCAL rule 10 destination port 53">
            <text:p>set firewall name Guest_LOCAL rule 10 destination port 53</text:p>
          </table:table-cell>
        </table:table-row>
        <table:table-row table:style-name="ro2">
          <table:table-cell table:style-name="ce27"/>
          <table:table-cell table:number-columns-repeated="8"/>
        </table:table-row>
        <table:table-row table:style-name="ro4">
          <table:table-cell office:value-type="string">
            <text:p>set firewall name </text:p>
          </table:table-cell>
          <table:table-cell table:number-columns-repeated="2"/>
          <table:table-cell table:formula="of:=[Data.B5]" office:value-type="string" office:string-value="Guest">
            <text:p>Guest</text:p>
          </table:table-cell>
          <table:table-cell office:value-type="string">
            <text:p>_LOCAL rule 20 action accept</text:p>
          </table:table-cell>
          <table:table-cell table:number-columns-repeated="3"/>
          <table:table-cell table:formula="of:=CONCATENATE([.A47];;[.D47];[.E47])" office:value-type="string" office:string-value="set firewall name Guest_LOCAL rule 20 action accept">
            <text:p>set firewall name Guest_LOCAL rule 20 action accept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number-columns-repeated="2"/>
          <table:table-cell table:formula="of:=[Data.B5]" office:value-type="string" office:string-value="Guest">
            <text:p>Guest</text:p>
          </table:table-cell>
          <table:table-cell office:value-type="string">
            <text:p>_LOCAL rule 20 description 'allow dhcp'</text:p>
          </table:table-cell>
          <table:table-cell table:number-columns-repeated="3"/>
          <table:table-cell table:formula="of:=CONCATENATE([.A48];;[.D48];[.E48])" office:value-type="string" office:string-value="set firewall name Guest_LOCAL rule 20 description 'allow dhcp'">
            <text:p>set firewall name Guest_LOCAL rule 20 description 'allow dhcp'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number-columns-repeated="2"/>
          <table:table-cell table:formula="of:=[Data.B5]" office:value-type="string" office:string-value="Guest">
            <text:p>Guest</text:p>
          </table:table-cell>
          <table:table-cell office:value-type="string">
            <text:p>_LOCAL rule 20 log disable</text:p>
          </table:table-cell>
          <table:table-cell table:number-columns-repeated="3"/>
          <table:table-cell table:formula="of:=CONCATENATE([.A49];;[.D49];[.E49])" office:value-type="string" office:string-value="set firewall name Guest_LOCAL rule 20 log disable">
            <text:p>set firewall name Guest_LOCAL rule 20 log disable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number-columns-repeated="2"/>
          <table:table-cell table:formula="of:=[Data.B5]" office:value-type="string" office:string-value="Guest">
            <text:p>Guest</text:p>
          </table:table-cell>
          <table:table-cell office:value-type="string">
            <text:p>_LOCAL rule 20 protocol udp</text:p>
          </table:table-cell>
          <table:table-cell table:number-columns-repeated="3"/>
          <table:table-cell table:formula="of:=CONCATENATE([.A50];;[.D50];[.E50])" office:value-type="string" office:string-value="set firewall name Guest_LOCAL rule 20 protocol udp">
            <text:p>set firewall name Guest_LOCAL rule 20 protocol udp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number-columns-repeated="2"/>
          <table:table-cell table:formula="of:=[Data.B5]" office:value-type="string" office:string-value="Guest">
            <text:p>Guest</text:p>
          </table:table-cell>
          <table:table-cell office:value-type="string">
            <text:p>_LOCAL rule 20 destination port 67 </text:p>
          </table:table-cell>
          <table:table-cell table:number-columns-repeated="3"/>
          <table:table-cell table:formula="of:=CONCATENATE([.A51];;[.D51];[.E51])" office:value-type="string" office:string-value="set firewall name Guest_LOCAL rule 20 destination port 67 ">
            <text:p>set firewall name Guest_LOCAL rule 20 destination port 67 </text:p>
          </table:table-cell>
        </table:table-row>
        <table:table-row table:style-name="ro2">
          <table:table-cell table:style-name="Default"/>
          <table:table-cell table:number-columns-repeated="8"/>
        </table:table-row>
        <table:table-row table:style-name="ro4">
          <table:table-cell office:value-type="string">
            <text:p>set interfaces ethernet eth2 firewall in name </text:p>
          </table:table-cell>
          <table:table-cell table:number-columns-repeated="2"/>
          <table:table-cell table:formula="of:=[Data.B5]" office:value-type="string" office:string-value="Guest">
            <text:p>Guest</text:p>
          </table:table-cell>
          <table:table-cell office:value-type="string">
            <text:p>_IN</text:p>
          </table:table-cell>
          <table:table-cell table:number-columns-repeated="3"/>
          <table:table-cell table:formula="of:=CONCATENATE([.A53];;[.D53];[.E53])" office:value-type="string" office:string-value="set interfaces ethernet eth2 firewall in name Guest_IN">
            <text:p>set interfaces ethernet eth2 firewall in name Guest_IN</text:p>
          </table:table-cell>
        </table:table-row>
        <table:table-row table:style-name="ro4">
          <table:table-cell office:value-type="string">
            <text:p>set interfaces ethernet eth2 firewall local name </text:p>
          </table:table-cell>
          <table:table-cell table:number-columns-repeated="2"/>
          <table:table-cell table:formula="of:=[Data.B5]" office:value-type="string" office:string-value="Guest">
            <text:p>Guest</text:p>
          </table:table-cell>
          <table:table-cell office:value-type="string">
            <text:p>_LOCAL</text:p>
          </table:table-cell>
          <table:table-cell table:number-columns-repeated="3"/>
          <table:table-cell table:formula="of:=CONCATENATE([.A54];;[.D54];[.E54])" office:value-type="string" office:string-value="set interfaces ethernet eth2 firewall local name Guest_LOCAL">
            <text:p>set interfaces ethernet eth2 firewall local name Guest_LOCAL</text:p>
          </table:table-cell>
        </table:table-row>
      </table:table>
      <table:table table:name="Vlan" table:style-name="ta3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4">
          <table:table-cell office:value-type="string">
            <text:p>Vlan Creation All Auto Fill</text:p>
          </table:table-cell>
          <table:table-cell office:value-type="string">
            <text:p>Interface</text:p>
          </table:table-cell>
          <table:table-cell office:value-type="string">
            <text:p>Won't Change</text:p>
          </table:table-cell>
          <table:table-cell office:value-type="string">
            <text:p>Vlan</text:p>
          </table:table-cell>
          <table:table-cell office:value-type="string">
            <text:p>Won't Change</text:p>
          </table:table-cell>
          <table:table-cell office:value-type="string">
            <text:p>Network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/>
          <table:table-cell table:style-name="ce29" office:value-type="string">
            <text:p>Command</text:p>
          </table:table-cell>
        </table:table-row>
        <table:table-row table:style-name="ro2">
          <table:table-cell table:number-columns-repeated="11"/>
        </table:table-row>
        <table:table-row table:style-name="ro4">
          <table:table-cell office:value-type="string">
            <text:p>set interfaces ethernet </text:p>
          </table:table-cell>
          <table:table-cell table:formula="of:=[Data.M4]" office:value-type="string" office:string-value="switch0">
            <text:p>switch0</text:p>
          </table:table-cell>
          <table:table-cell office:value-type="string">
            <text:p>vif</text:p>
          </table:table-cell>
          <table:table-cell table:formula="of:=[Data.C4]" office:value-type="float" office:value="22">
            <text:p>22</text:p>
          </table:table-cell>
          <table:table-cell office:value-type="string">
            <text:p>address</text:p>
          </table:table-cell>
          <table:table-cell table:formula="of:=[Data.D4]" office:value-type="float" office:value="192">
            <text:p>192</text:p>
          </table:table-cell>
          <table:table-cell table:formula="of:=[Data.E4]" office:value-type="float" office:value="168">
            <text:p>168</text:p>
          </table:table-cell>
          <table:table-cell table:formula="of:=[.D3]" office:value-type="float" office:value="22">
            <text:p>22</text:p>
          </table:table-cell>
          <table:table-cell table:formula="of:=[Data.G4]" office:value-type="float" office:value="1">
            <text:p>1</text:p>
          </table:table-cell>
          <table:table-cell table:formula="of:=[Data.H4]" office:value-type="string" office:string-value="/24">
            <text:p>/24</text:p>
          </table:table-cell>
          <table:table-cell table:formula="of:=CONCATENATE([.A3];&quot; &quot;;[.B3];&quot; &quot;;[.C3];&quot; &quot;;[.D3];&quot; &quot;;[.E3];&quot; &quot;;[.F3];&quot;.&quot;;[.G3];&quot;.&quot;;[.H3];&quot;.&quot;;[.I3];[.J3])" office:value-type="string" office:string-value="set interfaces ethernet  switch0 vif 22 address 192.168.22.1/24">
            <text:p>set interfaces ethernet <text:s/>switch0 vif 22 address 192.168.22.1/24</text:p>
          </table:table-cell>
        </table:table-row>
        <table:table-row table:style-name="ro4">
          <table:table-cell office:value-type="string">
            <text:p>set interfaces ethernet </text:p>
          </table:table-cell>
          <table:table-cell table:formula="of:=[Data.M5]" office:value-type="string" office:string-value="switch0">
            <text:p>switch0</text:p>
          </table:table-cell>
          <table:table-cell office:value-type="string">
            <text:p>vif</text:p>
          </table:table-cell>
          <table:table-cell table:formula="of:=[Data.C5]" office:value-type="float" office:value="5">
            <text:p>5</text:p>
          </table:table-cell>
          <table:table-cell office:value-type="string">
            <text:p>address</text:p>
          </table:table-cell>
          <table:table-cell table:formula="of:=[Data.D5]" office:value-type="float" office:value="192">
            <text:p>192</text:p>
          </table:table-cell>
          <table:table-cell table:formula="of:=[Data.E5]" office:value-type="float" office:value="168">
            <text:p>168</text:p>
          </table:table-cell>
          <table:table-cell table:formula="of:=[.D4]" office:value-type="float" office:value="5">
            <text:p>5</text:p>
          </table:table-cell>
          <table:table-cell table:formula="of:=[Data.G5]" office:value-type="float" office:value="1">
            <text:p>1</text:p>
          </table:table-cell>
          <table:table-cell table:formula="of:=[Data.H5]" office:value-type="string" office:string-value="/24">
            <text:p>/24</text:p>
          </table:table-cell>
          <table:table-cell table:formula="of:=CONCATENATE([.A4];&quot; &quot;;[.B4];&quot; &quot;;[.C4];&quot; &quot;;[.D4];&quot; &quot;;[.E4];&quot; &quot;;[.F4];&quot;.&quot;;[.G4];&quot;.&quot;;[.H4];&quot;.&quot;;[.I4];[.J4])" office:value-type="string" office:string-value="set interfaces ethernet  switch0 vif 5 address 192.168.5.1/24">
            <text:p>set interfaces ethernet <text:s/>switch0 vif 5 address 192.168.5.1/24</text:p>
          </table:table-cell>
        </table:table-row>
        <table:table-row table:style-name="ro4">
          <table:table-cell office:value-type="string">
            <text:p>set interfaces ethernet </text:p>
          </table:table-cell>
          <table:table-cell table:formula="of:=[Data.M6]" office:value-type="string" office:string-value="switch0">
            <text:p>switch0</text:p>
          </table:table-cell>
          <table:table-cell office:value-type="string">
            <text:p>vif</text:p>
          </table:table-cell>
          <table:table-cell table:formula="of:=[Data.C6]" office:value-type="float" office:value="107">
            <text:p>107</text:p>
          </table:table-cell>
          <table:table-cell office:value-type="string">
            <text:p>address</text:p>
          </table:table-cell>
          <table:table-cell table:formula="of:=[Data.D6]" office:value-type="float" office:value="192">
            <text:p>192</text:p>
          </table:table-cell>
          <table:table-cell table:formula="of:=[Data.E6]" office:value-type="float" office:value="168">
            <text:p>168</text:p>
          </table:table-cell>
          <table:table-cell table:formula="of:=[.D5]" office:value-type="float" office:value="107">
            <text:p>107</text:p>
          </table:table-cell>
          <table:table-cell table:formula="of:=[Data.G6]" office:value-type="float" office:value="1">
            <text:p>1</text:p>
          </table:table-cell>
          <table:table-cell table:formula="of:=[Data.H6]" office:value-type="string" office:string-value="/24">
            <text:p>/24</text:p>
          </table:table-cell>
          <table:table-cell table:formula="of:=CONCATENATE([.A5];&quot; &quot;;[.B5];&quot; &quot;;[.C5];&quot; &quot;;[.D5];&quot; &quot;;[.E5];&quot; &quot;;[.F5];&quot;.&quot;;[.G5];&quot;.&quot;;[.H5];&quot;.&quot;;[.I5];[.J5])" office:value-type="string" office:string-value="set interfaces ethernet  switch0 vif 107 address 192.168.107.1/24">
            <text:p>set interfaces ethernet <text:s/>switch0 vif 107 address 192.168.107.1/24</text:p>
          </table:table-cell>
        </table:table-row>
        <table:table-row table:style-name="ro4">
          <table:table-cell office:value-type="string">
            <text:p>set interfaces ethernet </text:p>
          </table:table-cell>
          <table:table-cell table:formula="of:=[Data.M7]" office:value-type="string" office:string-value="switch0">
            <text:p>switch0</text:p>
          </table:table-cell>
          <table:table-cell office:value-type="string">
            <text:p>vif</text:p>
          </table:table-cell>
          <table:table-cell table:formula="of:=[Data.C7]" office:value-type="float" office:value="7">
            <text:p>7</text:p>
          </table:table-cell>
          <table:table-cell office:value-type="string">
            <text:p>address</text:p>
          </table:table-cell>
          <table:table-cell table:formula="of:=[Data.D7]" office:value-type="float" office:value="192">
            <text:p>192</text:p>
          </table:table-cell>
          <table:table-cell table:formula="of:=[Data.E7]" office:value-type="float" office:value="168">
            <text:p>168</text:p>
          </table:table-cell>
          <table:table-cell table:formula="of:=[.D6]" office:value-type="float" office:value="7">
            <text:p>7</text:p>
          </table:table-cell>
          <table:table-cell table:formula="of:=[Data.G7]" office:value-type="float" office:value="1">
            <text:p>1</text:p>
          </table:table-cell>
          <table:table-cell table:formula="of:=[Data.H7]" office:value-type="string" office:string-value="/24">
            <text:p>/24</text:p>
          </table:table-cell>
          <table:table-cell table:formula="of:=CONCATENATE([.A6];&quot; &quot;;[.B6];&quot; &quot;;[.C6];&quot; &quot;;[.D6];&quot; &quot;;[.E6];&quot; &quot;;[.F6];&quot;.&quot;;[.G6];&quot;.&quot;;[.H6];&quot;.&quot;;[.I6];[.J6])" office:value-type="string" office:string-value="set interfaces ethernet  switch0 vif 7 address 192.168.7.1/24">
            <text:p>set interfaces ethernet <text:s/>switch0 vif 7 address 192.168.7.1/24</text:p>
          </table:table-cell>
        </table:table-row>
        <table:table-row table:style-name="ro4">
          <table:table-cell office:value-type="string">
            <text:p>set interfaces ethernet <text:s/></text:p>
          </table:table-cell>
          <table:table-cell table:formula="of:=[Data.M8]" office:value-type="string" office:string-value="switch0">
            <text:p>switch0</text:p>
          </table:table-cell>
          <table:table-cell office:value-type="string">
            <text:p>vif</text:p>
          </table:table-cell>
          <table:table-cell table:formula="of:=[Data.C8]" office:value-type="float" office:value="66">
            <text:p>66</text:p>
          </table:table-cell>
          <table:table-cell office:value-type="string">
            <text:p>address</text:p>
          </table:table-cell>
          <table:table-cell table:formula="of:=[Data.D8]" office:value-type="float" office:value="192">
            <text:p>192</text:p>
          </table:table-cell>
          <table:table-cell table:formula="of:=[Data.E8]" office:value-type="float" office:value="168">
            <text:p>168</text:p>
          </table:table-cell>
          <table:table-cell table:formula="of:=[.D7]" office:value-type="float" office:value="66">
            <text:p>66</text:p>
          </table:table-cell>
          <table:table-cell table:formula="of:=[Data.G8]" office:value-type="float" office:value="1">
            <text:p>1</text:p>
          </table:table-cell>
          <table:table-cell table:formula="of:=[Data.H8]" office:value-type="string" office:string-value="/24">
            <text:p>/24</text:p>
          </table:table-cell>
          <table:table-cell table:formula="of:=CONCATENATE([.A7];&quot; &quot;;[.B7];&quot; &quot;;[.C7];&quot; &quot;;[.D7];&quot; &quot;;[.E7];&quot; &quot;;[.F7];&quot;.&quot;;[.G7];&quot;.&quot;;[.H7];&quot;.&quot;;[.I7];[.J7])" office:value-type="string" office:string-value="set interfaces ethernet   switch0 vif 66 address 192.168.66.1/24">
            <text:p>set interfaces ethernet <text:s text:c="2"/>switch0 vif 66 address 192.168.66.1/24</text:p>
          </table:table-cell>
        </table:table-row>
        <table:table-row table:style-name="ro4">
          <table:table-cell office:value-type="string">
            <text:p>set interfaces ethernet <text:s/></text:p>
          </table:table-cell>
          <table:table-cell table:formula="of:=[Data.M9]" office:value-type="string" office:string-value="eth0">
            <text:p>eth0</text:p>
          </table:table-cell>
          <table:table-cell office:value-type="string">
            <text:p>vif</text:p>
          </table:table-cell>
          <table:table-cell table:formula="of:=[Data.C9]" office:value-type="float" office:value="200">
            <text:p>200</text:p>
          </table:table-cell>
          <table:table-cell office:value-type="string">
            <text:p>address</text:p>
          </table:table-cell>
          <table:table-cell table:formula="of:=[Data.D9]" office:value-type="float" office:value="192">
            <text:p>192</text:p>
          </table:table-cell>
          <table:table-cell table:formula="of:=[Data.E9]" office:value-type="float" office:value="168">
            <text:p>168</text:p>
          </table:table-cell>
          <table:table-cell table:formula="of:=[.D8]" office:value-type="float" office:value="200">
            <text:p>200</text:p>
          </table:table-cell>
          <table:table-cell table:formula="of:=[Data.G9]" office:value-type="float" office:value="1">
            <text:p>1</text:p>
          </table:table-cell>
          <table:table-cell table:formula="of:=[Data.H9]" office:value-type="string" office:string-value="/24">
            <text:p>/24</text:p>
          </table:table-cell>
          <table:table-cell table:formula="of:=CONCATENATE([.A8];&quot; &quot;;[.B8];&quot; &quot;;[.C8];&quot; &quot;;[.D8];&quot; &quot;;[.E8];&quot; &quot;;[.F8];&quot;.&quot;;[.G8];&quot;.&quot;;[.H8];&quot;.&quot;;[.I8];[.J8])" office:value-type="string" office:string-value="set interfaces ethernet   eth0 vif 200 address 192.168.200.1/24">
            <text:p>set interfaces ethernet <text:s text:c="2"/>eth0 vif 200 address 192.168.200.1/24</text:p>
          </table:table-cell>
        </table:table-row>
        <table:table-row table:style-name="ro4">
          <table:table-cell office:value-type="string">
            <text:p>set interfaces ethernet <text:s/></text:p>
          </table:table-cell>
          <table:table-cell table:formula="of:=[Data.M10]" office:value-type="string" office:string-value="eth1">
            <text:p>eth1</text:p>
          </table:table-cell>
          <table:table-cell office:value-type="string">
            <text:p>vif</text:p>
          </table:table-cell>
          <table:table-cell table:formula="of:=[Data.C10]" office:value-type="float" office:value="201">
            <text:p>201</text:p>
          </table:table-cell>
          <table:table-cell office:value-type="string">
            <text:p>address</text:p>
          </table:table-cell>
          <table:table-cell table:formula="of:=[Data.D10]" office:value-type="float" office:value="192">
            <text:p>192</text:p>
          </table:table-cell>
          <table:table-cell table:formula="of:=[Data.E10]" office:value-type="float" office:value="168">
            <text:p>168</text:p>
          </table:table-cell>
          <table:table-cell table:formula="of:=[.D9]" office:value-type="float" office:value="201">
            <text:p>201</text:p>
          </table:table-cell>
          <table:table-cell table:formula="of:=[Data.G10]" office:value-type="float" office:value="1">
            <text:p>1</text:p>
          </table:table-cell>
          <table:table-cell table:formula="of:=[Data.H10]" office:value-type="string" office:string-value="/24">
            <text:p>/24</text:p>
          </table:table-cell>
          <table:table-cell table:formula="of:=CONCATENATE([.A9];&quot; &quot;;[.B9];&quot; &quot;;[.C9];&quot; &quot;;[.D9];&quot; &quot;;[.E9];&quot; &quot;;[.F9];&quot;.&quot;;[.G9];&quot;.&quot;;[.H9];&quot;.&quot;;[.I9];[.J9])" office:value-type="string" office:string-value="set interfaces ethernet   eth1 vif 201 address 192.168.201.1/24">
            <text:p>set interfaces ethernet <text:s text:c="2"/>eth1 vif 201 address 192.168.201.1/24</text:p>
          </table:table-cell>
        </table:table-row>
        <table:table-row table:style-name="ro4">
          <table:table-cell office:value-type="string">
            <text:p>set interfaces ethernet <text:s/></text:p>
          </table:table-cell>
          <table:table-cell table:formula="of:=[Data.M11]" office:value-type="string" office:string-value="eth1">
            <text:p>eth1</text:p>
          </table:table-cell>
          <table:table-cell office:value-type="string">
            <text:p>vif</text:p>
          </table:table-cell>
          <table:table-cell table:formula="of:=[Data.C11]" office:value-type="float" office:value="202">
            <text:p>202</text:p>
          </table:table-cell>
          <table:table-cell office:value-type="string">
            <text:p>address</text:p>
          </table:table-cell>
          <table:table-cell table:formula="of:=[Data.D11]" office:value-type="float" office:value="192">
            <text:p>192</text:p>
          </table:table-cell>
          <table:table-cell table:formula="of:=[Data.E11]" office:value-type="float" office:value="168">
            <text:p>168</text:p>
          </table:table-cell>
          <table:table-cell table:formula="of:=[.D10]" office:value-type="float" office:value="202">
            <text:p>202</text:p>
          </table:table-cell>
          <table:table-cell table:formula="of:=[Data.G11]" office:value-type="float" office:value="1">
            <text:p>1</text:p>
          </table:table-cell>
          <table:table-cell table:formula="of:=[Data.H11]" office:value-type="string" office:string-value="/24">
            <text:p>/24</text:p>
          </table:table-cell>
          <table:table-cell table:formula="of:=CONCATENATE([.A10];&quot; &quot;;[.B10];&quot; &quot;;[.C10];&quot; &quot;;[.D10];&quot; &quot;;[.E10];&quot; &quot;;[.F10];&quot;.&quot;;[.G10];&quot;.&quot;;[.H10];&quot;.&quot;;[.I10];[.J10])" office:value-type="string" office:string-value="set interfaces ethernet   eth1 vif 202 address 192.168.202.1/24">
            <text:p>set interfaces ethernet <text:s text:c="2"/>eth1 vif 202 address 192.168.202.1/24</text:p>
          </table:table-cell>
        </table:table-row>
        <table:table-row table:style-name="ro4">
          <table:table-cell office:value-type="string">
            <text:p>set interfaces ethernet <text:s/></text:p>
          </table:table-cell>
          <table:table-cell table:formula="of:=[Data.M12]" office:value-type="string" office:string-value="eth1">
            <text:p>eth1</text:p>
          </table:table-cell>
          <table:table-cell office:value-type="string">
            <text:p>vif</text:p>
          </table:table-cell>
          <table:table-cell table:formula="of:=[Data.C12]" office:value-type="float" office:value="203">
            <text:p>203</text:p>
          </table:table-cell>
          <table:table-cell office:value-type="string">
            <text:p>address</text:p>
          </table:table-cell>
          <table:table-cell table:formula="of:=[Data.D12]" office:value-type="float" office:value="192">
            <text:p>192</text:p>
          </table:table-cell>
          <table:table-cell table:formula="of:=[Data.E12]" office:value-type="float" office:value="168">
            <text:p>168</text:p>
          </table:table-cell>
          <table:table-cell table:formula="of:=[.D11]" office:value-type="float" office:value="203">
            <text:p>203</text:p>
          </table:table-cell>
          <table:table-cell table:formula="of:=[Data.G12]" office:value-type="float" office:value="1">
            <text:p>1</text:p>
          </table:table-cell>
          <table:table-cell table:formula="of:=[Data.H12]" office:value-type="string" office:string-value="/24">
            <text:p>/24</text:p>
          </table:table-cell>
          <table:table-cell table:formula="of:=CONCATENATE([.A11];&quot; &quot;;[.B11];&quot; &quot;;[.C11];&quot; &quot;;[.D11];&quot; &quot;;[.E11];&quot; &quot;;[.F11];&quot;.&quot;;[.G11];&quot;.&quot;;[.H11];&quot;.&quot;;[.I11];[.J11])" office:value-type="string" office:string-value="set interfaces ethernet   eth1 vif 203 address 192.168.203.1/24">
            <text:p>set interfaces ethernet <text:s text:c="2"/>eth1 vif 203 address 192.168.203.1/24</text:p>
          </table:table-cell>
        </table:table-row>
        <table:table-row table:style-name="ro4">
          <table:table-cell office:value-type="string">
            <text:p>set interfaces ethernet <text:s/></text:p>
          </table:table-cell>
          <table:table-cell table:formula="of:=[Data.M13]" office:value-type="string" office:string-value="eth0">
            <text:p>eth0</text:p>
          </table:table-cell>
          <table:table-cell office:value-type="string">
            <text:p>vif</text:p>
          </table:table-cell>
          <table:table-cell table:formula="of:=[Data.C13]" office:value-type="float" office:value="204">
            <text:p>204</text:p>
          </table:table-cell>
          <table:table-cell office:value-type="string">
            <text:p>address</text:p>
          </table:table-cell>
          <table:table-cell table:formula="of:=[Data.D13]" office:value-type="float" office:value="192">
            <text:p>192</text:p>
          </table:table-cell>
          <table:table-cell table:formula="of:=[Data.E13]" office:value-type="float" office:value="168">
            <text:p>168</text:p>
          </table:table-cell>
          <table:table-cell table:formula="of:=[.D12]" office:value-type="float" office:value="204">
            <text:p>204</text:p>
          </table:table-cell>
          <table:table-cell table:formula="of:=[Data.G13]" office:value-type="float" office:value="1">
            <text:p>1</text:p>
          </table:table-cell>
          <table:table-cell table:formula="of:=[Data.H13]" office:value-type="string" office:string-value="/24">
            <text:p>/24</text:p>
          </table:table-cell>
          <table:table-cell table:formula="of:=CONCATENATE([.A12];&quot; &quot;;[.B12];&quot; &quot;;[.C12];&quot; &quot;;[.D12];&quot; &quot;;[.E12];&quot; &quot;;[.F12];&quot;.&quot;;[.G12];&quot;.&quot;;[.H12];&quot;.&quot;;[.I12];[.J12])" office:value-type="string" office:string-value="set interfaces ethernet   eth0 vif 204 address 192.168.204.1/24">
            <text:p>set interfaces ethernet <text:s text:c="2"/>eth0 vif 204 address 192.168.204.1/24</text:p>
          </table:table-cell>
        </table:table-row>
        <table:table-row table:style-name="ro4">
          <table:table-cell office:value-type="string">
            <text:p>set interfaces ethernet <text:s/></text:p>
          </table:table-cell>
          <table:table-cell table:formula="of:=[Data.M14]" office:value-type="string" office:string-value="eth0">
            <text:p>eth0</text:p>
          </table:table-cell>
          <table:table-cell office:value-type="string">
            <text:p>vif</text:p>
          </table:table-cell>
          <table:table-cell table:formula="of:=[Data.C14]" office:value-type="float" office:value="205">
            <text:p>205</text:p>
          </table:table-cell>
          <table:table-cell office:value-type="string">
            <text:p>address</text:p>
          </table:table-cell>
          <table:table-cell table:formula="of:=[Data.D14]" office:value-type="float" office:value="192">
            <text:p>192</text:p>
          </table:table-cell>
          <table:table-cell table:formula="of:=[Data.E14]" office:value-type="float" office:value="168">
            <text:p>168</text:p>
          </table:table-cell>
          <table:table-cell table:formula="of:=[.D13]" office:value-type="float" office:value="205">
            <text:p>205</text:p>
          </table:table-cell>
          <table:table-cell table:formula="of:=[Data.G14]" office:value-type="float" office:value="1">
            <text:p>1</text:p>
          </table:table-cell>
          <table:table-cell table:formula="of:=[Data.H14]" office:value-type="string" office:string-value="/24">
            <text:p>/24</text:p>
          </table:table-cell>
          <table:table-cell table:formula="of:=CONCATENATE([.A13];&quot; &quot;;[.B13];&quot; &quot;;[.C13];&quot; &quot;;[.D13];&quot; &quot;;[.E13];&quot; &quot;;[.F13];&quot;.&quot;;[.G13];&quot;.&quot;;[.H13];&quot;.&quot;;[.I13];[.J13])" office:value-type="string" office:string-value="set interfaces ethernet   eth0 vif 205 address 192.168.205.1/24">
            <text:p>set interfaces ethernet <text:s text:c="2"/>eth0 vif 205 address 192.168.205.1/24</text:p>
          </table:table-cell>
        </table:table-row>
      </table:table>
      <table:table table:name="DHCP" table:style-name="ta4" table:print="false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2">
          <table:table-cell office:value-type="string">
            <text:p>DHCP Creator All Auto Fill</text:p>
          </table:table-cell>
          <table:table-cell table:number-columns-repeated="10"/>
        </table:table-row>
        <table:table-row table:style-name="ro4">
          <table:table-cell office:value-type="string">
            <text:p>Won't Change Here</text:p>
          </table:table-cell>
          <table:table-cell office:value-type="string">
            <text:p>Network Name</text:p>
          </table:table-cell>
          <table:table-cell office:value-type="string">
            <text:p>Vlan Number</text:p>
          </table:table-cell>
          <table:table-cell office:value-type="string">
            <text:p>Won't Change Here</text:p>
          </table:table-cell>
          <table:table-cell office:value-type="string">
            <text:p>Network/Submask</text:p>
          </table:table-cell>
          <table:table-cell office:value-type="string">
            <text:p>Won't Change Here</text:p>
          </table:table-cell>
          <table:table-cell office:value-type="string">
            <text:p>DHCP Start</text:p>
          </table:table-cell>
          <table:table-cell office:value-type="string">
            <text:p>Won't Change Here</text:p>
          </table:table-cell>
          <table:table-cell office:value-type="string">
            <text:p>DHCP Stop</text:p>
          </table:table-cell>
          <table:table-cell table:style-name="ce29" office:value-type="string">
            <text:p>Command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4">
          <table:table-cell office:value-type="string">
            <text:p>set service dhcp-server disabled false</text:p>
          </table:table-cell>
          <table:table-cell table:number-columns-repeated="6"/>
          <table:table-cell table:number-columns-repeated="2"/>
          <table:table-cell table:formula="of:=CONCATENATE([.A4];&quot; &quot;;[.B4];&quot; &quot;;[.C4];&quot; &quot;;[.D4];[.E4];&quot;.&quot;;[.F4];[.G4])" office:value-type="string" office:string-value="set service dhcp-server disabled false   .">
            <text:p>set service dhcp-server disabled false <text:s text:c="2"/>.</text:p>
          </table:table-cell>
          <table:table-cell/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Data.B4]" office:value-type="string" office:string-value="Production">
            <text:p>Production</text:p>
          </table:table-cell>
          <table:table-cell table:formula="of:=[Data.C4]" office:value-type="float" office:value="22">
            <text:p>22</text:p>
          </table:table-cell>
          <table:table-cell office:value-type="string">
            <text:p>authoritative enable</text:p>
          </table:table-cell>
          <table:table-cell table:number-columns-repeated="3"/>
          <table:table-cell table:number-columns-repeated="2"/>
          <table:table-cell table:formula="of:=CONCATENATE([.A5];&quot; &quot;;[.B5];&quot; &quot;;[.C5];&quot; &quot;;[.D5];[.E5];&quot;.&quot;;[.F5];[.G5])" office:value-type="string" office:string-value="set service dhcp-server shared-network-name Production 22 authoritative enable.">
            <text:p>set service dhcp-server shared-network-name Production 22 authoritative enable.</text:p>
          </table:table-cell>
          <table:table-cell/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.B5]" office:value-type="string" office:string-value="Production">
            <text:p>Production</text:p>
          </table:table-cell>
          <table:table-cell table:formula="of:=[.C5]" office:value-type="float" office:value="22">
            <text:p>22</text:p>
          </table:table-cell>
          <table:table-cell office:value-type="string">
            <text:p><text:s/>subnet </text:p>
          </table:table-cell>
          <table:table-cell table:formula="of:=[Data.J4]" office:value-type="string" office:string-value="192.168.22.1/24">
            <text:p>192.168.22.1/24</text:p>
          </table:table-cell>
          <table:table-cell office:value-type="string">
            <text:p>default-router </text:p>
          </table:table-cell>
          <table:table-cell table:formula="of:=[Data.I4]" office:value-type="string" office:string-value="192.168.22.1">
            <text:p>192.168.22.1</text:p>
          </table:table-cell>
          <table:table-cell table:number-columns-repeated="2"/>
          <table:table-cell table:formula="of:=CONCATENATE([.A6];&quot; &quot;;[.B6];&quot; &quot;;[.C6];&quot; &quot;;[.D6];[.E6];&quot; &quot;;[.F6];[.G6])" office:value-type="string" office:string-value="set service dhcp-server shared-network-name Production 22  subnet 192.168.22.1/24 default-router 192.168.22.1">
            <text:p>set service dhcp-server shared-network-name Production 22 <text:s/>subnet 192.168.22.1/24 default-router 192.168.22.1</text:p>
          </table:table-cell>
          <table:table-cell/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.B6]" office:value-type="string" office:string-value="Production">
            <text:p>Production</text:p>
          </table:table-cell>
          <table:table-cell table:formula="of:=[.C6]" office:value-type="float" office:value="22">
            <text:p>22</text:p>
          </table:table-cell>
          <table:table-cell office:value-type="string">
            <text:p><text:s/>subnet </text:p>
          </table:table-cell>
          <table:table-cell table:formula="of:=[.E6]" office:value-type="string" office:string-value="192.168.22.1/24">
            <text:p>192.168.22.1/24</text:p>
          </table:table-cell>
          <table:table-cell office:value-type="string">
            <text:p><text:s/>dns-server </text:p>
          </table:table-cell>
          <table:table-cell table:formula="of:=[.G6]" office:value-type="string" office:string-value="192.168.22.1">
            <text:p>192.168.22.1</text:p>
          </table:table-cell>
          <table:table-cell table:number-columns-repeated="2"/>
          <table:table-cell table:formula="of:=CONCATENATE([.A7];&quot; &quot;;[.B7];&quot; &quot;;[.C7];&quot; &quot;;[.D7];[.E7];&quot; &quot;;[.F7];[.G7])" office:value-type="string" office:string-value="set service dhcp-server shared-network-name Production 22  subnet 192.168.22.1/24  dns-server 192.168.22.1">
            <text:p>set service dhcp-server shared-network-name Production 22 <text:s/>subnet 192.168.22.1/24 <text:s/>dns-server 192.168.22.1</text:p>
          </table:table-cell>
          <table:table-cell/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.B7]" office:value-type="string" office:string-value="Production">
            <text:p>Production</text:p>
          </table:table-cell>
          <table:table-cell table:formula="of:=[.C7]" office:value-type="float" office:value="22">
            <text:p>22</text:p>
          </table:table-cell>
          <table:table-cell office:value-type="string">
            <text:p><text:s/>subnet </text:p>
          </table:table-cell>
          <table:table-cell table:formula="of:=[.E7]" office:value-type="string" office:string-value="192.168.22.1/24">
            <text:p>192.168.22.1/24</text:p>
          </table:table-cell>
          <table:table-cell office:value-type="string">
            <text:p>lease 86400</text:p>
          </table:table-cell>
          <table:table-cell/>
          <table:table-cell table:number-columns-repeated="2"/>
          <table:table-cell table:formula="of:=CONCATENATE([.A8];&quot; &quot;;[.B8];&quot; &quot;;[.C8];&quot; &quot;;[.D8];[.E8];&quot; &quot;;[.F8];[.G8])" office:value-type="string" office:string-value="set service dhcp-server shared-network-name Production 22  subnet 192.168.22.1/24 lease 86400">
            <text:p>set service dhcp-server shared-network-name Production 22 <text:s/>subnet 192.168.22.1/24 lease 86400</text:p>
          </table:table-cell>
          <table:table-cell/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.B8]" office:value-type="string" office:string-value="Production">
            <text:p>Production</text:p>
          </table:table-cell>
          <table:table-cell table:formula="of:=[.C8]" office:value-type="float" office:value="22">
            <text:p>22</text:p>
          </table:table-cell>
          <table:table-cell office:value-type="string">
            <text:p><text:s/>subnet </text:p>
          </table:table-cell>
          <table:table-cell table:formula="of:=[.E8]" office:value-type="string" office:string-value="192.168.22.1/24">
            <text:p>192.168.22.1/24</text:p>
          </table:table-cell>
          <table:table-cell office:value-type="string">
            <text:p>start </text:p>
          </table:table-cell>
          <table:table-cell table:formula="of:=CONCATENATE([Data.D4];&quot;.&quot;;[Data.E4];&quot;.&quot;;[Data.F4];&quot;.&quot;;[Data.K4])" office:value-type="string" office:string-value="192.168.22.20">
            <text:p>192.168.22.20</text:p>
          </table:table-cell>
          <table:table-cell office:value-type="string">
            <text:p>stop </text:p>
          </table:table-cell>
          <table:table-cell table:formula="of:=CONCATENATE([Data.D4];&quot;.&quot;;[Data.E4];&quot;.&quot;;[Data.F4];&quot;.&quot;;[Data.L4])" office:value-type="string" office:string-value="192.168.22.70">
            <text:p>192.168.22.70</text:p>
          </table:table-cell>
          <table:table-cell table:formula="of:=CONCATENATE([.A9];&quot; &quot;;[.B9];&quot; &quot;;[.C9];&quot; &quot;;[.D9];[.E9];&quot; &quot;;[.F9];[.G9];&quot; &quot;;[.H9];[.I9])" office:value-type="string" office:string-value="set service dhcp-server shared-network-name Production 22  subnet 192.168.22.1/24 start 192.168.22.20 stop 192.168.22.70">
            <text:p>set service dhcp-server shared-network-name Production 22 <text:s/>subnet 192.168.22.1/24 start 192.168.22.20 stop 192.168.22.70</text:p>
          </table:table-cell>
          <table:table-cell/>
        </table:table-row>
        <table:table-row table:style-name="ro2" table:number-rows-repeated="2">
          <table:table-cell table:number-columns-repeated="11"/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Data.B5]" office:value-type="string" office:string-value="Guest">
            <text:p>Guest</text:p>
          </table:table-cell>
          <table:table-cell table:formula="of:=[Data.C5]" office:value-type="float" office:value="5">
            <text:p>5</text:p>
          </table:table-cell>
          <table:table-cell office:value-type="string">
            <text:p>authoritative enable</text:p>
          </table:table-cell>
          <table:table-cell table:number-columns-repeated="3"/>
          <table:table-cell table:number-columns-repeated="2"/>
          <table:table-cell table:formula="of:=CONCATENATE([.A12];&quot; &quot;;[.B12];&quot; &quot;;[.C12];&quot; &quot;;[.D12];[.E12];&quot;.&quot;;[.F12];[.G12])" office:value-type="string" office:string-value="set service dhcp-server shared-network-name Guest 5 authoritative enable.">
            <text:p>set service dhcp-server shared-network-name Guest 5 authoritative enable.</text:p>
          </table:table-cell>
          <table:table-cell/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.B12]" office:value-type="string" office:string-value="Guest">
            <text:p>Guest</text:p>
          </table:table-cell>
          <table:table-cell table:formula="of:=[.C12]" office:value-type="float" office:value="5">
            <text:p>5</text:p>
          </table:table-cell>
          <table:table-cell office:value-type="string">
            <text:p><text:s/>subnet </text:p>
          </table:table-cell>
          <table:table-cell table:formula="of:=[Data.J5]" office:value-type="string" office:string-value="192.168.5.1/24">
            <text:p>192.168.5.1/24</text:p>
          </table:table-cell>
          <table:table-cell office:value-type="string">
            <text:p>default-router </text:p>
          </table:table-cell>
          <table:table-cell table:formula="of:=[Data.I5]" office:value-type="string" office:string-value="192.168.5.1">
            <text:p>192.168.5.1</text:p>
          </table:table-cell>
          <table:table-cell table:number-columns-repeated="2"/>
          <table:table-cell table:formula="of:=CONCATENATE([.A13];&quot; &quot;;[.B13];&quot; &quot;;[.C13];&quot; &quot;;[.D13];[.E13];&quot; &quot;;[.F13];[.G13])" office:value-type="string" office:string-value="set service dhcp-server shared-network-name Guest 5  subnet 192.168.5.1/24 default-router 192.168.5.1">
            <text:p>set service dhcp-server shared-network-name Guest 5 <text:s/>subnet 192.168.5.1/24 default-router 192.168.5.1</text:p>
          </table:table-cell>
          <table:table-cell/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.B13]" office:value-type="string" office:string-value="Guest">
            <text:p>Guest</text:p>
          </table:table-cell>
          <table:table-cell table:formula="of:=[.C13]" office:value-type="float" office:value="5">
            <text:p>5</text:p>
          </table:table-cell>
          <table:table-cell office:value-type="string">
            <text:p><text:s/>subnet </text:p>
          </table:table-cell>
          <table:table-cell table:formula="of:=[.E13]" office:value-type="string" office:string-value="192.168.5.1/24">
            <text:p>192.168.5.1/24</text:p>
          </table:table-cell>
          <table:table-cell office:value-type="string">
            <text:p><text:s/>dns-server </text:p>
          </table:table-cell>
          <table:table-cell table:formula="of:=[.G13]" office:value-type="string" office:string-value="192.168.5.1">
            <text:p>192.168.5.1</text:p>
          </table:table-cell>
          <table:table-cell table:number-columns-repeated="2"/>
          <table:table-cell table:formula="of:=CONCATENATE([.A14];&quot; &quot;;[.B14];&quot; &quot;;[.C14];&quot; &quot;;[.D14];[.E14];&quot; &quot;;[.F14];[.G14])" office:value-type="string" office:string-value="set service dhcp-server shared-network-name Guest 5  subnet 192.168.5.1/24  dns-server 192.168.5.1">
            <text:p>set service dhcp-server shared-network-name Guest 5 <text:s/>subnet 192.168.5.1/24 <text:s/>dns-server 192.168.5.1</text:p>
          </table:table-cell>
          <table:table-cell/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.B14]" office:value-type="string" office:string-value="Guest">
            <text:p>Guest</text:p>
          </table:table-cell>
          <table:table-cell table:formula="of:=[.C14]" office:value-type="float" office:value="5">
            <text:p>5</text:p>
          </table:table-cell>
          <table:table-cell office:value-type="string">
            <text:p><text:s/>subnet </text:p>
          </table:table-cell>
          <table:table-cell table:formula="of:=[.E14]" office:value-type="string" office:string-value="192.168.5.1/24">
            <text:p>192.168.5.1/24</text:p>
          </table:table-cell>
          <table:table-cell office:value-type="string">
            <text:p>lease 86400</text:p>
          </table:table-cell>
          <table:table-cell/>
          <table:table-cell table:number-columns-repeated="2"/>
          <table:table-cell table:formula="of:=CONCATENATE([.A15];&quot; &quot;;[.B15];&quot; &quot;;[.C15];&quot; &quot;;[.D15];[.E15];&quot; &quot;;[.F15];[.G15])" office:value-type="string" office:string-value="set service dhcp-server shared-network-name Guest 5  subnet 192.168.5.1/24 lease 86400">
            <text:p>set service dhcp-server shared-network-name Guest 5 <text:s/>subnet 192.168.5.1/24 lease 86400</text:p>
          </table:table-cell>
          <table:table-cell/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.B15]" office:value-type="string" office:string-value="Guest">
            <text:p>Guest</text:p>
          </table:table-cell>
          <table:table-cell table:formula="of:=[.C15]" office:value-type="float" office:value="5">
            <text:p>5</text:p>
          </table:table-cell>
          <table:table-cell office:value-type="string">
            <text:p><text:s/>subnet </text:p>
          </table:table-cell>
          <table:table-cell table:formula="of:=[.E15]" office:value-type="string" office:string-value="192.168.5.1/24">
            <text:p>192.168.5.1/24</text:p>
          </table:table-cell>
          <table:table-cell office:value-type="string">
            <text:p>start </text:p>
          </table:table-cell>
          <table:table-cell table:formula="of:=CONCATENATE([Data.D5];&quot;.&quot;;[Data.E5];&quot;.&quot;;[Data.F5];&quot;.&quot;;[Data.K5])" office:value-type="string" office:string-value="192.168.5.50">
            <text:p>192.168.5.50</text:p>
          </table:table-cell>
          <table:table-cell office:value-type="string">
            <text:p>stop </text:p>
          </table:table-cell>
          <table:table-cell table:formula="of:=CONCATENATE([Data.D5];&quot;.&quot;;[Data.E5];&quot;.&quot;;[Data.F5];&quot;.&quot;;[Data.L5])" office:value-type="string" office:string-value="192.168.5.250">
            <text:p>192.168.5.250</text:p>
          </table:table-cell>
          <table:table-cell table:formula="of:=CONCATENATE([.A16];&quot; &quot;;[.B16];&quot; &quot;;[.C16];&quot; &quot;;[.D16];[.E16];&quot; &quot;;[.F16];[.G16];&quot; &quot;;[.H16];[.I16])" office:value-type="string" office:string-value="set service dhcp-server shared-network-name Guest 5  subnet 192.168.5.1/24 start 192.168.5.50 stop 192.168.5.250">
            <text:p>set service dhcp-server shared-network-name Guest 5 <text:s/>subnet 192.168.5.1/24 start 192.168.5.50 stop 192.168.5.250</text:p>
          </table:table-cell>
          <table:table-cell/>
        </table:table-row>
        <table:table-row table:style-name="ro2">
          <table:table-cell table:number-columns-repeated="9"/>
          <table:table-cell table:formula="of:=CONCATENATE([.A17];&quot; &quot;;[.B17];&quot; &quot;;[.C17];&quot; &quot;;[.D17];[.E17];&quot; &quot;;[.F17];[.G17];&quot; &quot;;[.H17];[.I17])" office:value-type="string" office:string-value="     ">
            <text:p><text:s text:c="5"/>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Data.B6]" office:value-type="string" office:string-value="IoT">
            <text:p>IoT</text:p>
          </table:table-cell>
          <table:table-cell table:formula="of:=[Data.C6]" office:value-type="float" office:value="107">
            <text:p>107</text:p>
          </table:table-cell>
          <table:table-cell office:value-type="string">
            <text:p>authoritative enable</text:p>
          </table:table-cell>
          <table:table-cell table:number-columns-repeated="3"/>
          <table:table-cell table:number-columns-repeated="2"/>
          <table:table-cell table:formula="of:=CONCATENATE([.A19];&quot; &quot;;[.B19];&quot; &quot;;[.C19];&quot; &quot;;[.D19];[.E19];&quot;.&quot;;[.F19];[.G19])" office:value-type="string" office:string-value="set service dhcp-server shared-network-name IoT 107 authoritative enable.">
            <text:p>set service dhcp-server shared-network-name IoT 107 authoritative enable.</text:p>
          </table:table-cell>
          <table:table-cell/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.B19]" office:value-type="string" office:string-value="IoT">
            <text:p>IoT</text:p>
          </table:table-cell>
          <table:table-cell table:formula="of:=[.C19]" office:value-type="float" office:value="107">
            <text:p>107</text:p>
          </table:table-cell>
          <table:table-cell office:value-type="string">
            <text:p><text:s/>subnet </text:p>
          </table:table-cell>
          <table:table-cell table:formula="of:=[Data.J6]" office:value-type="string" office:string-value="192.168.107.1/24">
            <text:p>192.168.107.1/24</text:p>
          </table:table-cell>
          <table:table-cell office:value-type="string">
            <text:p>default-router </text:p>
          </table:table-cell>
          <table:table-cell table:formula="of:=[Data.I6]" office:value-type="string" office:string-value="192.168.107.1">
            <text:p>192.168.107.1</text:p>
          </table:table-cell>
          <table:table-cell table:number-columns-repeated="2"/>
          <table:table-cell table:formula="of:=CONCATENATE([.A20];&quot; &quot;;[.B20];&quot; &quot;;[.C20];&quot; &quot;;[.D20];[.E20];&quot; &quot;;[.F20];[.G20])" office:value-type="string" office:string-value="set service dhcp-server shared-network-name IoT 107  subnet 192.168.107.1/24 default-router 192.168.107.1">
            <text:p>set service dhcp-server shared-network-name IoT 107 <text:s/>subnet 192.168.107.1/24 default-router 192.168.107.1</text:p>
          </table:table-cell>
          <table:table-cell/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.B20]" office:value-type="string" office:string-value="IoT">
            <text:p>IoT</text:p>
          </table:table-cell>
          <table:table-cell table:formula="of:=[.C20]" office:value-type="float" office:value="107">
            <text:p>107</text:p>
          </table:table-cell>
          <table:table-cell office:value-type="string">
            <text:p><text:s/>subnet </text:p>
          </table:table-cell>
          <table:table-cell table:formula="of:=[.E20]" office:value-type="string" office:string-value="192.168.107.1/24">
            <text:p>192.168.107.1/24</text:p>
          </table:table-cell>
          <table:table-cell office:value-type="string">
            <text:p><text:s/>dns-server </text:p>
          </table:table-cell>
          <table:table-cell table:formula="of:=[.G20]" office:value-type="string" office:string-value="192.168.107.1">
            <text:p>192.168.107.1</text:p>
          </table:table-cell>
          <table:table-cell table:number-columns-repeated="2"/>
          <table:table-cell table:formula="of:=CONCATENATE([.A21];&quot; &quot;;[.B21];&quot; &quot;;[.C21];&quot; &quot;;[.D21];[.E21];&quot; &quot;;[.F21];[.G21])" office:value-type="string" office:string-value="set service dhcp-server shared-network-name IoT 107  subnet 192.168.107.1/24  dns-server 192.168.107.1">
            <text:p>set service dhcp-server shared-network-name IoT 107 <text:s/>subnet 192.168.107.1/24 <text:s/>dns-server 192.168.107.1</text:p>
          </table:table-cell>
          <table:table-cell/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.B21]" office:value-type="string" office:string-value="IoT">
            <text:p>IoT</text:p>
          </table:table-cell>
          <table:table-cell table:formula="of:=[.C21]" office:value-type="float" office:value="107">
            <text:p>107</text:p>
          </table:table-cell>
          <table:table-cell office:value-type="string">
            <text:p><text:s/>subnet </text:p>
          </table:table-cell>
          <table:table-cell table:formula="of:=[.E21]" office:value-type="string" office:string-value="192.168.107.1/24">
            <text:p>192.168.107.1/24</text:p>
          </table:table-cell>
          <table:table-cell office:value-type="string">
            <text:p>lease 86400</text:p>
          </table:table-cell>
          <table:table-cell/>
          <table:table-cell table:number-columns-repeated="2"/>
          <table:table-cell table:formula="of:=CONCATENATE([.A22];&quot; &quot;;[.B22];&quot; &quot;;[.C22];&quot; &quot;;[.D22];[.E22];&quot; &quot;;[.F22];[.G22])" office:value-type="string" office:string-value="set service dhcp-server shared-network-name IoT 107  subnet 192.168.107.1/24 lease 86400">
            <text:p>set service dhcp-server shared-network-name IoT 107 <text:s/>subnet 192.168.107.1/24 lease 86400</text:p>
          </table:table-cell>
          <table:table-cell/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.B22]" office:value-type="string" office:string-value="IoT">
            <text:p>IoT</text:p>
          </table:table-cell>
          <table:table-cell table:formula="of:=[.C22]" office:value-type="float" office:value="107">
            <text:p>107</text:p>
          </table:table-cell>
          <table:table-cell office:value-type="string">
            <text:p><text:s/>subnet </text:p>
          </table:table-cell>
          <table:table-cell table:formula="of:=[.E22]" office:value-type="string" office:string-value="192.168.107.1/24">
            <text:p>192.168.107.1/24</text:p>
          </table:table-cell>
          <table:table-cell office:value-type="string">
            <text:p>start </text:p>
          </table:table-cell>
          <table:table-cell table:formula="of:=CONCATENATE([Data.D6];&quot;.&quot;;[Data.E6];&quot;.&quot;;[Data.F6];&quot;.&quot;;[Data.K6])" office:value-type="string" office:string-value="192.168.107.10">
            <text:p>192.168.107.10</text:p>
          </table:table-cell>
          <table:table-cell office:value-type="string">
            <text:p>stop </text:p>
          </table:table-cell>
          <table:table-cell table:formula="of:=CONCATENATE([Data.D6];&quot;.&quot;;[Data.E6];&quot;.&quot;;[Data.F6];&quot;.&quot;;[Data.L6])" office:value-type="string" office:string-value="192.168.107.254">
            <text:p>192.168.107.254</text:p>
          </table:table-cell>
          <table:table-cell table:formula="of:=CONCATENATE([.A23];&quot; &quot;;[.B23];&quot; &quot;;[.C23];&quot; &quot;;[.D23];[.E23];&quot; &quot;;[.F23];[.G23];&quot; &quot;;[.H23];[.I23])" office:value-type="string" office:string-value="set service dhcp-server shared-network-name IoT 107  subnet 192.168.107.1/24 start 192.168.107.10 stop 192.168.107.254">
            <text:p>set service dhcp-server shared-network-name IoT 107 <text:s/>subnet 192.168.107.1/24 start 192.168.107.10 stop 192.168.107.254</text:p>
          </table:table-cell>
          <table:table-cell/>
        </table:table-row>
        <table:table-row table:style-name="ro2" table:number-rows-repeated="2">
          <table:table-cell table:number-columns-repeated="11"/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Data.B7]" office:value-type="string" office:string-value="VoiP">
            <text:p>VoiP</text:p>
          </table:table-cell>
          <table:table-cell table:formula="of:=[Data.C7]" office:value-type="float" office:value="7">
            <text:p>7</text:p>
          </table:table-cell>
          <table:table-cell office:value-type="string">
            <text:p>authoritative enable</text:p>
          </table:table-cell>
          <table:table-cell table:number-columns-repeated="3"/>
          <table:table-cell table:number-columns-repeated="2"/>
          <table:table-cell table:formula="of:=CONCATENATE([.A26];&quot; &quot;;[.B26];&quot; &quot;;[.C26];&quot; &quot;;[.D26];[.E26];&quot;.&quot;;[.F26];[.G26])" office:value-type="string" office:string-value="set service dhcp-server shared-network-name VoiP 7 authoritative enable.">
            <text:p>set service dhcp-server shared-network-name VoiP 7 authoritative enable.</text:p>
          </table:table-cell>
          <table:table-cell/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.B26]" office:value-type="string" office:string-value="VoiP">
            <text:p>VoiP</text:p>
          </table:table-cell>
          <table:table-cell table:formula="of:=[.C26]" office:value-type="float" office:value="7">
            <text:p>7</text:p>
          </table:table-cell>
          <table:table-cell office:value-type="string">
            <text:p><text:s/>subnet </text:p>
          </table:table-cell>
          <table:table-cell table:formula="of:=[Data.J7]" office:value-type="string" office:string-value="192.168.7.1/24">
            <text:p>192.168.7.1/24</text:p>
          </table:table-cell>
          <table:table-cell office:value-type="string">
            <text:p>default-router </text:p>
          </table:table-cell>
          <table:table-cell table:formula="of:=[Data.I7]" office:value-type="string" office:string-value="192.168.7.1">
            <text:p>192.168.7.1</text:p>
          </table:table-cell>
          <table:table-cell table:number-columns-repeated="2"/>
          <table:table-cell table:formula="of:=CONCATENATE([.A27];&quot; &quot;;[.B27];&quot; &quot;;[.C27];&quot; &quot;;[.D27];[.E27];&quot; &quot;;[.F27];[.G27])" office:value-type="string" office:string-value="set service dhcp-server shared-network-name VoiP 7  subnet 192.168.7.1/24 default-router 192.168.7.1">
            <text:p>set service dhcp-server shared-network-name VoiP 7 <text:s/>subnet 192.168.7.1/24 default-router 192.168.7.1</text:p>
          </table:table-cell>
          <table:table-cell/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.B27]" office:value-type="string" office:string-value="VoiP">
            <text:p>VoiP</text:p>
          </table:table-cell>
          <table:table-cell table:formula="of:=[.C27]" office:value-type="float" office:value="7">
            <text:p>7</text:p>
          </table:table-cell>
          <table:table-cell office:value-type="string">
            <text:p><text:s/>subnet </text:p>
          </table:table-cell>
          <table:table-cell table:formula="of:=[.E27]" office:value-type="string" office:string-value="192.168.7.1/24">
            <text:p>192.168.7.1/24</text:p>
          </table:table-cell>
          <table:table-cell office:value-type="string">
            <text:p><text:s/>dns-server </text:p>
          </table:table-cell>
          <table:table-cell table:formula="of:=[.G27]" office:value-type="string" office:string-value="192.168.7.1">
            <text:p>192.168.7.1</text:p>
          </table:table-cell>
          <table:table-cell table:number-columns-repeated="2"/>
          <table:table-cell table:formula="of:=CONCATENATE([.A28];&quot; &quot;;[.B28];&quot; &quot;;[.C28];&quot; &quot;;[.D28];[.E28];&quot; &quot;;[.F28];[.G28])" office:value-type="string" office:string-value="set service dhcp-server shared-network-name VoiP 7  subnet 192.168.7.1/24  dns-server 192.168.7.1">
            <text:p>set service dhcp-server shared-network-name VoiP 7 <text:s/>subnet 192.168.7.1/24 <text:s/>dns-server 192.168.7.1</text:p>
          </table:table-cell>
          <table:table-cell/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.B28]" office:value-type="string" office:string-value="VoiP">
            <text:p>VoiP</text:p>
          </table:table-cell>
          <table:table-cell table:formula="of:=[.C28]" office:value-type="float" office:value="7">
            <text:p>7</text:p>
          </table:table-cell>
          <table:table-cell office:value-type="string">
            <text:p><text:s/>subnet </text:p>
          </table:table-cell>
          <table:table-cell table:formula="of:=[.E28]" office:value-type="string" office:string-value="192.168.7.1/24">
            <text:p>192.168.7.1/24</text:p>
          </table:table-cell>
          <table:table-cell office:value-type="string">
            <text:p>lease 86400</text:p>
          </table:table-cell>
          <table:table-cell/>
          <table:table-cell table:number-columns-repeated="2"/>
          <table:table-cell table:formula="of:=CONCATENATE([.A29];&quot; &quot;;[.B29];&quot; &quot;;[.C29];&quot; &quot;;[.D29];[.E29];&quot; &quot;;[.F29];[.G29])" office:value-type="string" office:string-value="set service dhcp-server shared-network-name VoiP 7  subnet 192.168.7.1/24 lease 86400">
            <text:p>set service dhcp-server shared-network-name VoiP 7 <text:s/>subnet 192.168.7.1/24 lease 86400</text:p>
          </table:table-cell>
          <table:table-cell/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.B29]" office:value-type="string" office:string-value="VoiP">
            <text:p>VoiP</text:p>
          </table:table-cell>
          <table:table-cell table:formula="of:=[.C29]" office:value-type="float" office:value="7">
            <text:p>7</text:p>
          </table:table-cell>
          <table:table-cell office:value-type="string">
            <text:p><text:s/>subnet </text:p>
          </table:table-cell>
          <table:table-cell table:formula="of:=[.E29]" office:value-type="string" office:string-value="192.168.7.1/24">
            <text:p>192.168.7.1/24</text:p>
          </table:table-cell>
          <table:table-cell office:value-type="string">
            <text:p>start </text:p>
          </table:table-cell>
          <table:table-cell table:formula="of:=CONCATENATE([Data.D7];&quot;.&quot;;[Data.E7];&quot;.&quot;;[Data.F7];&quot;.&quot;;[Data.K7])" office:value-type="string" office:string-value="192.168.7.10">
            <text:p>192.168.7.10</text:p>
          </table:table-cell>
          <table:table-cell office:value-type="string">
            <text:p>stop </text:p>
          </table:table-cell>
          <table:table-cell table:formula="of:=CONCATENATE([Data.D7];&quot;.&quot;;[Data.E7];&quot;.&quot;;[Data.F7];&quot;.&quot;;[Data.L7])" office:value-type="string" office:string-value="192.168.7.243">
            <text:p>192.168.7.243</text:p>
          </table:table-cell>
          <table:table-cell table:formula="of:=CONCATENATE([.A30];&quot; &quot;;[.B30];&quot; &quot;;[.C30];&quot; &quot;;[.D30];[.E30];&quot; &quot;;[.F30];[.G30];&quot; &quot;;[.H30];[.I30])" office:value-type="string" office:string-value="set service dhcp-server shared-network-name VoiP 7  subnet 192.168.7.1/24 start 192.168.7.10 stop 192.168.7.243">
            <text:p>set service dhcp-server shared-network-name VoiP 7 <text:s/>subnet 192.168.7.1/24 start 192.168.7.10 stop 192.168.7.243</text:p>
          </table:table-cell>
          <table:table-cell/>
        </table:table-row>
        <table:table-row table:style-name="ro2" table:number-rows-repeated="2">
          <table:table-cell table:number-columns-repeated="11"/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Data.B8]" office:value-type="string" office:string-value="Management">
            <text:p>Management</text:p>
          </table:table-cell>
          <table:table-cell table:formula="of:=[Data.C8]" office:value-type="float" office:value="66">
            <text:p>66</text:p>
          </table:table-cell>
          <table:table-cell office:value-type="string">
            <text:p>authoritative enable</text:p>
          </table:table-cell>
          <table:table-cell table:number-columns-repeated="3"/>
          <table:table-cell table:number-columns-repeated="2"/>
          <table:table-cell table:formula="of:=CONCATENATE([.A33];&quot; &quot;;[.B33];&quot; &quot;;[.C33];&quot; &quot;;[.D33];[.E33];&quot;.&quot;;[.F33];[.G33])" office:value-type="string" office:string-value="set service dhcp-server shared-network-name Management 66 authoritative enable.">
            <text:p>set service dhcp-server shared-network-name Management 66 authoritative enable.</text:p>
          </table:table-cell>
          <table:table-cell/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.B33]" office:value-type="string" office:string-value="Management">
            <text:p>Management</text:p>
          </table:table-cell>
          <table:table-cell table:formula="of:=[.C33]" office:value-type="float" office:value="66">
            <text:p>66</text:p>
          </table:table-cell>
          <table:table-cell office:value-type="string">
            <text:p><text:s/>subnet </text:p>
          </table:table-cell>
          <table:table-cell table:formula="of:=[Data.J8]" office:value-type="string" office:string-value="192.168.66.1/24">
            <text:p>192.168.66.1/24</text:p>
          </table:table-cell>
          <table:table-cell office:value-type="string">
            <text:p>default-router </text:p>
          </table:table-cell>
          <table:table-cell table:formula="of:=[Data.I8]" office:value-type="string" office:string-value="192.168.66.1">
            <text:p>192.168.66.1</text:p>
          </table:table-cell>
          <table:table-cell table:number-columns-repeated="2"/>
          <table:table-cell table:formula="of:=CONCATENATE([.A34];&quot; &quot;;[.B34];&quot; &quot;;[.C34];&quot; &quot;;[.D34];[.E34];&quot; &quot;;[.F34];[.G34])" office:value-type="string" office:string-value="set service dhcp-server shared-network-name Management 66  subnet 192.168.66.1/24 default-router 192.168.66.1">
            <text:p>set service dhcp-server shared-network-name Management 66 <text:s/>subnet 192.168.66.1/24 default-router 192.168.66.1</text:p>
          </table:table-cell>
          <table:table-cell/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.B34]" office:value-type="string" office:string-value="Management">
            <text:p>Management</text:p>
          </table:table-cell>
          <table:table-cell table:formula="of:=[.C34]" office:value-type="float" office:value="66">
            <text:p>66</text:p>
          </table:table-cell>
          <table:table-cell office:value-type="string">
            <text:p><text:s/>subnet </text:p>
          </table:table-cell>
          <table:table-cell table:formula="of:=[.E34]" office:value-type="string" office:string-value="192.168.66.1/24">
            <text:p>192.168.66.1/24</text:p>
          </table:table-cell>
          <table:table-cell office:value-type="string">
            <text:p><text:s/>dns-server </text:p>
          </table:table-cell>
          <table:table-cell table:formula="of:=[.G34]" office:value-type="string" office:string-value="192.168.66.1">
            <text:p>192.168.66.1</text:p>
          </table:table-cell>
          <table:table-cell table:number-columns-repeated="2"/>
          <table:table-cell table:formula="of:=CONCATENATE([.A35];&quot; &quot;;[.B35];&quot; &quot;;[.C35];&quot; &quot;;[.D35];[.E35];&quot; &quot;;[.F35];[.G35])" office:value-type="string" office:string-value="set service dhcp-server shared-network-name Management 66  subnet 192.168.66.1/24  dns-server 192.168.66.1">
            <text:p>set service dhcp-server shared-network-name Management 66 <text:s/>subnet 192.168.66.1/24 <text:s/>dns-server 192.168.66.1</text:p>
          </table:table-cell>
          <table:table-cell/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.B35]" office:value-type="string" office:string-value="Management">
            <text:p>Management</text:p>
          </table:table-cell>
          <table:table-cell table:formula="of:=[.C35]" office:value-type="float" office:value="66">
            <text:p>66</text:p>
          </table:table-cell>
          <table:table-cell office:value-type="string">
            <text:p><text:s/>subnet </text:p>
          </table:table-cell>
          <table:table-cell table:formula="of:=[.E35]" office:value-type="string" office:string-value="192.168.66.1/24">
            <text:p>192.168.66.1/24</text:p>
          </table:table-cell>
          <table:table-cell office:value-type="string">
            <text:p>lease 86400</text:p>
          </table:table-cell>
          <table:table-cell/>
          <table:table-cell table:number-columns-repeated="2"/>
          <table:table-cell table:formula="of:=CONCATENATE([.A36];&quot; &quot;;[.B36];&quot; &quot;;[.C36];&quot; &quot;;[.D36];[.E36];&quot; &quot;;[.F36];[.G36])" office:value-type="string" office:string-value="set service dhcp-server shared-network-name Management 66  subnet 192.168.66.1/24 lease 86400">
            <text:p>set service dhcp-server shared-network-name Management 66 <text:s/>subnet 192.168.66.1/24 lease 86400</text:p>
          </table:table-cell>
          <table:table-cell/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.B36]" office:value-type="string" office:string-value="Management">
            <text:p>Management</text:p>
          </table:table-cell>
          <table:table-cell table:formula="of:=[.C36]" office:value-type="float" office:value="66">
            <text:p>66</text:p>
          </table:table-cell>
          <table:table-cell office:value-type="string">
            <text:p><text:s/>subnet </text:p>
          </table:table-cell>
          <table:table-cell table:formula="of:=[.E36]" office:value-type="string" office:string-value="192.168.66.1/24">
            <text:p>192.168.66.1/24</text:p>
          </table:table-cell>
          <table:table-cell office:value-type="string">
            <text:p>start </text:p>
          </table:table-cell>
          <table:table-cell table:formula="of:=CONCATENATE([Data.D8];&quot;.&quot;;[Data.E8];&quot;.&quot;;[Data.F8];&quot;.&quot;;[Data.K8])" office:value-type="string" office:string-value="192.168.66.20">
            <text:p>192.168.66.20</text:p>
          </table:table-cell>
          <table:table-cell office:value-type="string">
            <text:p>stop </text:p>
          </table:table-cell>
          <table:table-cell table:formula="of:=CONCATENATE([Data.D8];&quot;.&quot;;[Data.E8];&quot;.&quot;;[Data.F8];&quot;.&quot;;[Data.L8])" office:value-type="string" office:string-value="192.168.66.100">
            <text:p>192.168.66.100</text:p>
          </table:table-cell>
          <table:table-cell table:formula="of:=CONCATENATE([.A37];&quot; &quot;;[.B37];&quot; &quot;;[.C37];&quot; &quot;;[.D37];[.E37];&quot; &quot;;[.F37];[.G37];&quot; &quot;;[.H37];[.I37])" office:value-type="string" office:string-value="set service dhcp-server shared-network-name Management 66  subnet 192.168.66.1/24 start 192.168.66.20 stop 192.168.66.100">
            <text:p>set service dhcp-server shared-network-name Management 66 <text:s/>subnet 192.168.66.1/24 start 192.168.66.20 stop 192.168.66.100</text:p>
          </table:table-cell>
          <table:table-cell/>
        </table:table-row>
      </table:table>
      <table:table table:name="Port Fowrading" table:style-name="ta5" table:print="false">
        <office:forms form:automatic-focus="false" form:apply-design-mode="false"/>
        <table:table-column table:style-name="co35" table:default-cell-style-name="ce26"/>
        <table:table-column table:style-name="co10" table:default-cell-style-name="Default"/>
        <table:table-column table:style-name="co36" table:default-cell-style-name="Default"/>
        <table:table-column table:style-name="co10" table:number-columns-repeated="2" table:default-cell-style-name="Default"/>
        <table:table-column table:style-name="co37" table:default-cell-style-name="Default"/>
        <table:table-row table:style-name="ro2">
          <table:table-cell table:style-name="Default"/>
          <table:table-cell office:value-type="string">
            <text:p>Rule Number Port Forward Info</text:p>
          </table:table-cell>
          <table:table-cell table:number-columns-repeated="3"/>
          <table:table-cell table:style-name="ce29" office:value-type="string">
            <text:p>Command</text:p>
          </table:table-cell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Default"/>
          <table:table-cell office:value-type="float" office:value="1">
            <text:p>1</text:p>
          </table:table-cell>
          <table:table-cell table:formula="of:=CONCATENATE([Data.B42];&quot; &quot;;[Data.C42];&quot; &quot;;[Data.D42];&quot; &quot;;[Data.E42];&quot; &quot;;[Data.G42];&quot; &quot;;[Data.I42];&quot; &quot;;[Data.J42])" office:value-type="string" office:string-value="eth0 1194 UPD switch0 192.168.22.15 1194 Open Vpn">
            <text:p>eth0 1194 UPD switch0 192.168.22.15 1194 Open Vpn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float" office:value="2">
            <text:p>2</text:p>
          </table:table-cell>
          <table:table-cell table:formula="of:=CONCATENATE([Data.B43];&quot; &quot;;[Data.C43];&quot; &quot;;[Data.D43];&quot; &quot;;[Data.E43];&quot; &quot;;[Data.G43];&quot; &quot;;[Data.I43];&quot; &quot;;[Data.J43])" office:value-type="string" office:string-value="eth0 80 TCP eth0.200 192.168.200.10 180 Web">
            <text:p>eth0 80 TCP eth0.200 192.168.200.10 180 Web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float" office:value="3">
            <text:p>3</text:p>
          </table:table-cell>
          <table:table-cell table:formula="of:=CONCATENATE([Data.B44];&quot; &quot;;[Data.C44];&quot; &quot;;[Data.D44];&quot; &quot;;[Data.E44];&quot; &quot;;[Data.G44];&quot; &quot;;[Data.I44];&quot; &quot;;[Data.J44])" office:value-type="string" office:string-value="eth0 443 TCP eth1.202 192.168.202.11 1443 Secure Web">
            <text:p>eth0 443 TCP eth1.202 192.168.202.11 1443 Secure Web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float" office:value="4">
            <text:p>4</text:p>
          </table:table-cell>
          <table:table-cell table:formula="of:=CONCATENATE([Data.B45];&quot; &quot;;[Data.C45];&quot; &quot;;[Data.D45];&quot; &quot;;[Data.E45];&quot; &quot;;[Data.G45];&quot; &quot;;[Data.I45];&quot; &quot;;[Data.J45])" office:value-type="string" office:string-value="eth0 22 Both switch0.66 192.168.66.13 22 SSH">
            <text:p>eth0 22 Both switch0.66 192.168.66.13 22 SSH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float" office:value="5">
            <text:p>5</text:p>
          </table:table-cell>
          <table:table-cell table:formula="of:=CONCATENATE([Data.B46];&quot; &quot;;[Data.C46];&quot; &quot;;[Data.D46];&quot; &quot;;[Data.E46];&quot; &quot;;[Data.G46];&quot; &quot;;[Data.I46];&quot; &quot;;[Data.J46])" office:value-type="string" office:string-value="eth0 5060 UPD switch0.7 192.168.7.101 5060 Sip">
            <text:p>eth0 5060 UPD switch0.7 192.168.7.101 5060 Sip</text:p>
          </table:table-cell>
          <table:table-cell table:number-columns-repeated="3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4">
          <table:table-cell office:value-type="string">
            <text:p>set port-forward auto-firewall enable</text:p>
          </table:table-cell>
          <table:table-cell table:number-columns-repeated="4"/>
          <table:table-cell table:formula="of:=CONCATENATE([.A10])" office:value-type="string" office:string-value="set port-forward auto-firewall enable">
            <text:p>set port-forward auto-firewall enable</text:p>
          </table:table-cell>
        </table:table-row>
        <table:table-row table:style-name="ro4">
          <table:table-cell office:value-type="string">
            <text:p>set port-forward hairpin-nat enable</text:p>
          </table:table-cell>
          <table:table-cell table:number-columns-repeated="4"/>
          <table:table-cell table:formula="of:=CONCATENATE([.A11])" office:value-type="string" office:string-value="set port-forward hairpin-nat enable">
            <text:p>set port-forward hairpin-nat enable</text:p>
          </table:table-cell>
        </table:table-row>
        <table:table-row table:style-name="ro4">
          <table:table-cell office:value-type="string">
            <text:p>set port-forward wan-interface </text:p>
          </table:table-cell>
          <table:table-cell table:number-columns-repeated="2"/>
          <table:table-cell table:formula="of:=[Data.B42]" office:value-type="string" office:string-value="eth0">
            <text:p>eth0</text:p>
          </table:table-cell>
          <table:table-cell/>
          <table:table-cell table:formula="of:=CONCATENATE([.A12];[.D12])" office:value-type="string" office:string-value="set port-forward wan-interface eth0">
            <text:p>set port-forward wan-interface eth0</text:p>
          </table:table-cell>
        </table:table-row>
        <table:table-row table:style-name="ro4">
          <table:table-cell office:value-type="string">
            <text:p>set port-forward lan-interface </text:p>
          </table:table-cell>
          <table:table-cell table:number-columns-repeated="2"/>
          <table:table-cell table:formula="of:=[Data.E42]" office:value-type="string" office:string-value="switch0">
            <text:p>switch0</text:p>
          </table:table-cell>
          <table:table-cell/>
          <table:table-cell table:formula="of:=CONCATENATE([.A13];[.D13])" office:value-type="string" office:string-value="set port-forward lan-interface switch0">
            <text:p>set port-forward lan-interface switch0</text:p>
          </table:table-cell>
        </table:table-row>
        <table:table-row table:style-name="ro2">
          <table:table-cell table:style-name="ce27"/>
          <table:table-cell table:number-columns-repeated="2"/>
          <table:table-cell/>
          <table:table-cell/>
          <table:table-cell table:formula="of:=CONCATENATE([.A14];[.D14])">
            <text:p/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3]" office:value-type="float" office:value="1">
            <text:p>1</text:p>
          </table:table-cell>
          <table:table-cell office:value-type="string">
            <text:p>description </text:p>
          </table:table-cell>
          <table:table-cell table:formula="of:=[Data.J42]" office:value-type="string" office:string-value="Open Vpn">
            <text:p>Open Vpn</text:p>
          </table:table-cell>
          <table:table-cell/>
          <table:table-cell table:formula="of:=CONCATENATE([.A15];[.B15];&quot; &quot;;[.C15];[.D15])" office:value-type="string" office:string-value="set port-forward rule 1 description Open Vpn">
            <text:p>set port-forward rule 1 description Open Vpn</text:p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3]" office:value-type="float" office:value="1">
            <text:p>1</text:p>
          </table:table-cell>
          <table:table-cell office:value-type="string">
            <text:p>forward-to address</text:p>
          </table:table-cell>
          <table:table-cell table:formula="of:=[Data.G42]" office:value-type="string" office:string-value="192.168.22.15">
            <text:p>192.168.22.15</text:p>
          </table:table-cell>
          <table:table-cell/>
          <table:table-cell table:formula="of:=CONCATENATE([.A16];[.B16];&quot; &quot;;[.C16];[.D16])" office:value-type="string" office:string-value="set port-forward rule 1 forward-to address192.168.22.15">
            <text:p>set port-forward rule 1 forward-to address192.168.22.15</text:p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3]" office:value-type="float" office:value="1">
            <text:p>1</text:p>
          </table:table-cell>
          <table:table-cell office:value-type="string">
            <text:p>forward-to port </text:p>
          </table:table-cell>
          <table:table-cell table:formula="of:=[Data.I42]" office:value-type="float" office:value="1194">
            <text:p>1194</text:p>
          </table:table-cell>
          <table:table-cell/>
          <table:table-cell table:formula="of:=CONCATENATE([.A17];[.B17];&quot; &quot;;[.C17];[.D17])" office:value-type="string" office:string-value="set port-forward rule 1 forward-to port 1194">
            <text:p>set port-forward rule 1 forward-to port 1194</text:p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3]" office:value-type="float" office:value="1">
            <text:p>1</text:p>
          </table:table-cell>
          <table:table-cell office:value-type="string">
            <text:p>original-port </text:p>
          </table:table-cell>
          <table:table-cell table:formula="of:=[Data.C42]" office:value-type="float" office:value="1194">
            <text:p>1194</text:p>
          </table:table-cell>
          <table:table-cell/>
          <table:table-cell table:formula="of:=CONCATENATE([.A18];[.B18];&quot; &quot;;[.C18];[.D18])" office:value-type="string" office:string-value="set port-forward rule 1 original-port 1194">
            <text:p>set port-forward rule 1 original-port 1194</text:p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3]" office:value-type="float" office:value="1">
            <text:p>1</text:p>
          </table:table-cell>
          <table:table-cell office:value-type="string">
            <text:p>protocol </text:p>
          </table:table-cell>
          <table:table-cell table:formula="of:=[Data.D42]" office:value-type="string" office:string-value="UPD">
            <text:p>UPD</text:p>
          </table:table-cell>
          <table:table-cell/>
          <table:table-cell table:formula="of:=CONCATENATE([.A19];[.B19];&quot; &quot;;[.C19];[.D19])" office:value-type="string" office:string-value="set port-forward rule 1 protocol UPD">
            <text:p>set port-forward rule 1 protocol UPD</text:p>
          </table:table-cell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4">
          <table:table-cell office:value-type="string">
            <text:p>set port-forward lan-interface </text:p>
          </table:table-cell>
          <table:table-cell table:number-columns-repeated="2"/>
          <table:table-cell table:formula="of:=[Data.E43]" office:value-type="string" office:string-value="eth0.200">
            <text:p>eth0.200</text:p>
          </table:table-cell>
          <table:table-cell/>
          <table:table-cell table:formula="of:=CONCATENATE([.A22];[.D22])" office:value-type="string" office:string-value="set port-forward lan-interface eth0.200">
            <text:p>set port-forward lan-interface eth0.200</text:p>
          </table:table-cell>
        </table:table-row>
        <table:table-row table:style-name="ro2">
          <table:table-cell table:style-name="ce27"/>
          <table:table-cell table:number-columns-repeated="2"/>
          <table:table-cell/>
          <table:table-cell/>
          <table:table-cell table:formula="of:=CONCATENATE([.A23];[.D23])">
            <text:p/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4]" office:value-type="float" office:value="2">
            <text:p>2</text:p>
          </table:table-cell>
          <table:table-cell office:value-type="string">
            <text:p>description </text:p>
          </table:table-cell>
          <table:table-cell table:formula="of:=[Data.J43]" office:value-type="string" office:string-value="Web">
            <text:p>Web</text:p>
          </table:table-cell>
          <table:table-cell/>
          <table:table-cell table:formula="of:=CONCATENATE([.A24];[.B24];&quot; &quot;;[.C24];[.D24])" office:value-type="string" office:string-value="set port-forward rule 2 description Web">
            <text:p>set port-forward rule 2 description Web</text:p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4]" office:value-type="float" office:value="2">
            <text:p>2</text:p>
          </table:table-cell>
          <table:table-cell office:value-type="string">
            <text:p>forward-to address</text:p>
          </table:table-cell>
          <table:table-cell table:formula="of:=[Data.G43]" office:value-type="string" office:string-value="192.168.200.10">
            <text:p>192.168.200.10</text:p>
          </table:table-cell>
          <table:table-cell/>
          <table:table-cell table:formula="of:=CONCATENATE([.A25];[.B25];&quot; &quot;;[.C25];[.D25])" office:value-type="string" office:string-value="set port-forward rule 2 forward-to address192.168.200.10">
            <text:p>set port-forward rule 2 forward-to address192.168.200.10</text:p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4]" office:value-type="float" office:value="2">
            <text:p>2</text:p>
          </table:table-cell>
          <table:table-cell office:value-type="string">
            <text:p>forward-to port </text:p>
          </table:table-cell>
          <table:table-cell table:formula="of:=[Data.I43]" office:value-type="float" office:value="180">
            <text:p>180</text:p>
          </table:table-cell>
          <table:table-cell/>
          <table:table-cell table:formula="of:=CONCATENATE([.A26];[.B26];&quot; &quot;;[.C26];[.D26])" office:value-type="string" office:string-value="set port-forward rule 2 forward-to port 180">
            <text:p>set port-forward rule 2 forward-to port 180</text:p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4]" office:value-type="float" office:value="2">
            <text:p>2</text:p>
          </table:table-cell>
          <table:table-cell office:value-type="string">
            <text:p>original-port </text:p>
          </table:table-cell>
          <table:table-cell table:formula="of:=[Data.C43]" office:value-type="float" office:value="80">
            <text:p>80</text:p>
          </table:table-cell>
          <table:table-cell/>
          <table:table-cell table:formula="of:=CONCATENATE([.A27];[.B27];&quot; &quot;;[.C27];[.D27])" office:value-type="string" office:string-value="set port-forward rule 2 original-port 80">
            <text:p>set port-forward rule 2 original-port 80</text:p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4]" office:value-type="float" office:value="2">
            <text:p>2</text:p>
          </table:table-cell>
          <table:table-cell office:value-type="string">
            <text:p>protocol </text:p>
          </table:table-cell>
          <table:table-cell table:formula="of:=[Data.D43]" office:value-type="string" office:string-value="TCP">
            <text:p>TCP</text:p>
          </table:table-cell>
          <table:table-cell/>
          <table:table-cell table:formula="of:=CONCATENATE([.A28];[.B28];&quot; &quot;;[.C28];[.D28])" office:value-type="string" office:string-value="set port-forward rule 2 protocol TCP">
            <text:p>set port-forward rule 2 protocol TCP</text:p>
          </table:table-cell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4">
          <table:table-cell office:value-type="string">
            <text:p>set port-forward lan-interface </text:p>
          </table:table-cell>
          <table:table-cell table:number-columns-repeated="2"/>
          <table:table-cell table:formula="of:=[Data.E44]" office:value-type="string" office:string-value="eth1.202">
            <text:p>eth1.202</text:p>
          </table:table-cell>
          <table:table-cell/>
          <table:table-cell table:formula="of:=CONCATENATE([.A31];[.D31])" office:value-type="string" office:string-value="set port-forward lan-interface eth1.202">
            <text:p>set port-forward lan-interface eth1.202</text:p>
          </table:table-cell>
        </table:table-row>
        <table:table-row table:style-name="ro2">
          <table:table-cell table:style-name="ce27"/>
          <table:table-cell table:number-columns-repeated="2"/>
          <table:table-cell/>
          <table:table-cell/>
          <table:table-cell table:formula="of:=CONCATENATE([.A32];[.D32])">
            <text:p/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5]" office:value-type="float" office:value="3">
            <text:p>3</text:p>
          </table:table-cell>
          <table:table-cell office:value-type="string">
            <text:p>description </text:p>
          </table:table-cell>
          <table:table-cell table:formula="of:=[Data.J44]" office:value-type="string" office:string-value="Secure Web">
            <text:p>Secure Web</text:p>
          </table:table-cell>
          <table:table-cell/>
          <table:table-cell table:formula="of:=CONCATENATE([.A33];[.B33];&quot; &quot;;[.C33];[.D33])" office:value-type="string" office:string-value="set port-forward rule 3 description Secure Web">
            <text:p>set port-forward rule 3 description Secure Web</text:p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5]" office:value-type="float" office:value="3">
            <text:p>3</text:p>
          </table:table-cell>
          <table:table-cell office:value-type="string">
            <text:p>forward-to address</text:p>
          </table:table-cell>
          <table:table-cell table:formula="of:=[Data.G44]" office:value-type="string" office:string-value="192.168.202.11">
            <text:p>192.168.202.11</text:p>
          </table:table-cell>
          <table:table-cell/>
          <table:table-cell table:formula="of:=CONCATENATE([.A34];[.B34];&quot; &quot;;[.C34];[.D34])" office:value-type="string" office:string-value="set port-forward rule 3 forward-to address192.168.202.11">
            <text:p>set port-forward rule 3 forward-to address192.168.202.11</text:p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5]" office:value-type="float" office:value="3">
            <text:p>3</text:p>
          </table:table-cell>
          <table:table-cell office:value-type="string">
            <text:p>forward-to port </text:p>
          </table:table-cell>
          <table:table-cell table:formula="of:=[Data.I44]" office:value-type="float" office:value="1443">
            <text:p>1443</text:p>
          </table:table-cell>
          <table:table-cell/>
          <table:table-cell table:formula="of:=CONCATENATE([.A35];[.B35];&quot; &quot;;[.C35];[.D35])" office:value-type="string" office:string-value="set port-forward rule 3 forward-to port 1443">
            <text:p>set port-forward rule 3 forward-to port 1443</text:p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5]" office:value-type="float" office:value="3">
            <text:p>3</text:p>
          </table:table-cell>
          <table:table-cell office:value-type="string">
            <text:p>original-port </text:p>
          </table:table-cell>
          <table:table-cell table:formula="of:=[Data.C44]" office:value-type="float" office:value="443">
            <text:p>443</text:p>
          </table:table-cell>
          <table:table-cell/>
          <table:table-cell table:formula="of:=CONCATENATE([.A36];[.B36];&quot; &quot;;[.C36];[.D36])" office:value-type="string" office:string-value="set port-forward rule 3 original-port 443">
            <text:p>set port-forward rule 3 original-port 443</text:p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5]" office:value-type="float" office:value="3">
            <text:p>3</text:p>
          </table:table-cell>
          <table:table-cell office:value-type="string">
            <text:p>protocol </text:p>
          </table:table-cell>
          <table:table-cell table:formula="of:=[Data.D44]" office:value-type="string" office:string-value="TCP">
            <text:p>TCP</text:p>
          </table:table-cell>
          <table:table-cell/>
          <table:table-cell table:formula="of:=CONCATENATE([.A37];[.B37];&quot; &quot;;[.C37];[.D37])" office:value-type="string" office:string-value="set port-forward rule 3 protocol TCP">
            <text:p>set port-forward rule 3 protocol TCP</text:p>
          </table:table-cell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4">
          <table:table-cell office:value-type="string">
            <text:p>set port-forward lan-interface </text:p>
          </table:table-cell>
          <table:table-cell table:number-columns-repeated="2"/>
          <table:table-cell table:formula="of:=[Data.E45]" office:value-type="string" office:string-value="switch0.66">
            <text:p>switch0.66</text:p>
          </table:table-cell>
          <table:table-cell/>
          <table:table-cell table:formula="of:=CONCATENATE([.A40];[.D40])" office:value-type="string" office:string-value="set port-forward lan-interface switch0.66">
            <text:p>set port-forward lan-interface switch0.66</text:p>
          </table:table-cell>
        </table:table-row>
        <table:table-row table:style-name="ro2">
          <table:table-cell table:style-name="ce27"/>
          <table:table-cell table:number-columns-repeated="2"/>
          <table:table-cell/>
          <table:table-cell/>
          <table:table-cell table:formula="of:=CONCATENATE([.A41];[.D41])">
            <text:p/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6]" office:value-type="float" office:value="4">
            <text:p>4</text:p>
          </table:table-cell>
          <table:table-cell office:value-type="string">
            <text:p>description </text:p>
          </table:table-cell>
          <table:table-cell table:formula="of:=[Data.J45]" office:value-type="string" office:string-value="SSH">
            <text:p>SSH</text:p>
          </table:table-cell>
          <table:table-cell/>
          <table:table-cell table:formula="of:=CONCATENATE([.A42];[.B42];&quot; &quot;;[.C42];[.D42])" office:value-type="string" office:string-value="set port-forward rule 4 description SSH">
            <text:p>set port-forward rule 4 description SSH</text:p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6]" office:value-type="float" office:value="4">
            <text:p>4</text:p>
          </table:table-cell>
          <table:table-cell office:value-type="string">
            <text:p>forward-to address</text:p>
          </table:table-cell>
          <table:table-cell table:formula="of:=[Data.G45]" office:value-type="string" office:string-value="192.168.66.13">
            <text:p>192.168.66.13</text:p>
          </table:table-cell>
          <table:table-cell/>
          <table:table-cell table:formula="of:=CONCATENATE([.A43];[.B43];&quot; &quot;;[.C43];[.D43])" office:value-type="string" office:string-value="set port-forward rule 4 forward-to address192.168.66.13">
            <text:p>set port-forward rule 4 forward-to address192.168.66.13</text:p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6]" office:value-type="float" office:value="4">
            <text:p>4</text:p>
          </table:table-cell>
          <table:table-cell office:value-type="string">
            <text:p>forward-to port </text:p>
          </table:table-cell>
          <table:table-cell table:formula="of:=[Data.I45]" office:value-type="float" office:value="22">
            <text:p>22</text:p>
          </table:table-cell>
          <table:table-cell/>
          <table:table-cell table:formula="of:=CONCATENATE([.A44];[.B44];&quot; &quot;;[.C44];[.D44])" office:value-type="string" office:string-value="set port-forward rule 4 forward-to port 22">
            <text:p>set port-forward rule 4 forward-to port 22</text:p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6]" office:value-type="float" office:value="4">
            <text:p>4</text:p>
          </table:table-cell>
          <table:table-cell office:value-type="string">
            <text:p>original-port </text:p>
          </table:table-cell>
          <table:table-cell table:formula="of:=[Data.C45]" office:value-type="float" office:value="22">
            <text:p>22</text:p>
          </table:table-cell>
          <table:table-cell/>
          <table:table-cell table:formula="of:=CONCATENATE([.A45];[.B45];&quot; &quot;;[.C45];[.D45])" office:value-type="string" office:string-value="set port-forward rule 4 original-port 22">
            <text:p>set port-forward rule 4 original-port 22</text:p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6]" office:value-type="float" office:value="4">
            <text:p>4</text:p>
          </table:table-cell>
          <table:table-cell office:value-type="string">
            <text:p>protocol </text:p>
          </table:table-cell>
          <table:table-cell table:formula="of:=[Data.D45]" office:value-type="string" office:string-value="Both">
            <text:p>Both</text:p>
          </table:table-cell>
          <table:table-cell/>
          <table:table-cell table:formula="of:=CONCATENATE([.A46];[.B46];&quot; &quot;;[.C46];[.D46])" office:value-type="string" office:string-value="set port-forward rule 4 protocol Both">
            <text:p>set port-forward rule 4 protocol Both</text:p>
          </table:table-cell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4">
          <table:table-cell office:value-type="string">
            <text:p>set port-forward lan-interface </text:p>
          </table:table-cell>
          <table:table-cell table:number-columns-repeated="2"/>
          <table:table-cell table:formula="of:=[Data.E46]" office:value-type="string" office:string-value="switch0.7">
            <text:p>switch0.7</text:p>
          </table:table-cell>
          <table:table-cell/>
          <table:table-cell table:formula="of:=CONCATENATE([.A49];[.D49])" office:value-type="string" office:string-value="set port-forward lan-interface switch0.7">
            <text:p>set port-forward lan-interface switch0.7</text:p>
          </table:table-cell>
        </table:table-row>
        <table:table-row table:style-name="ro2">
          <table:table-cell table:style-name="ce27"/>
          <table:table-cell table:number-columns-repeated="2"/>
          <table:table-cell/>
          <table:table-cell/>
          <table:table-cell table:formula="of:=CONCATENATE([.A50];[.D50])">
            <text:p/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7]" office:value-type="float" office:value="5">
            <text:p>5</text:p>
          </table:table-cell>
          <table:table-cell office:value-type="string">
            <text:p>description </text:p>
          </table:table-cell>
          <table:table-cell table:formula="of:=[Data.J46]" office:value-type="string" office:string-value="Sip">
            <text:p>Sip</text:p>
          </table:table-cell>
          <table:table-cell/>
          <table:table-cell table:formula="of:=CONCATENATE([.A51];[.B51];&quot; &quot;;[.C51];[.D51])" office:value-type="string" office:string-value="set port-forward rule 5 description Sip">
            <text:p>set port-forward rule 5 description Sip</text:p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7]" office:value-type="float" office:value="5">
            <text:p>5</text:p>
          </table:table-cell>
          <table:table-cell office:value-type="string">
            <text:p>forward-to address</text:p>
          </table:table-cell>
          <table:table-cell table:formula="of:=[Data.G46]" office:value-type="string" office:string-value="192.168.7.101">
            <text:p>192.168.7.101</text:p>
          </table:table-cell>
          <table:table-cell/>
          <table:table-cell table:formula="of:=CONCATENATE([.A52];[.B52];&quot; &quot;;[.C52];[.D52])" office:value-type="string" office:string-value="set port-forward rule 5 forward-to address192.168.7.101">
            <text:p>set port-forward rule 5 forward-to address192.168.7.101</text:p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7]" office:value-type="float" office:value="5">
            <text:p>5</text:p>
          </table:table-cell>
          <table:table-cell office:value-type="string">
            <text:p>forward-to port </text:p>
          </table:table-cell>
          <table:table-cell table:formula="of:=[Data.I46]" office:value-type="float" office:value="5060">
            <text:p>5060</text:p>
          </table:table-cell>
          <table:table-cell/>
          <table:table-cell table:formula="of:=CONCATENATE([.A53];[.B53];&quot; &quot;;[.C53];[.D53])" office:value-type="string" office:string-value="set port-forward rule 5 forward-to port 5060">
            <text:p>set port-forward rule 5 forward-to port 5060</text:p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7]" office:value-type="float" office:value="5">
            <text:p>5</text:p>
          </table:table-cell>
          <table:table-cell office:value-type="string">
            <text:p>original-port </text:p>
          </table:table-cell>
          <table:table-cell table:formula="of:=[Data.C46]" office:value-type="float" office:value="5060">
            <text:p>5060</text:p>
          </table:table-cell>
          <table:table-cell/>
          <table:table-cell table:formula="of:=CONCATENATE([.A54];[.B54];&quot; &quot;;[.C54];[.D54])" office:value-type="string" office:string-value="set port-forward rule 5 original-port 5060">
            <text:p>set port-forward rule 5 original-port 5060</text:p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7]" office:value-type="float" office:value="5">
            <text:p>5</text:p>
          </table:table-cell>
          <table:table-cell office:value-type="string">
            <text:p>protocol </text:p>
          </table:table-cell>
          <table:table-cell table:formula="of:=[Data.D46]" office:value-type="string" office:string-value="UPD">
            <text:p>UPD</text:p>
          </table:table-cell>
          <table:table-cell/>
          <table:table-cell table:formula="of:=CONCATENATE([.A55];[.B55];&quot; &quot;;[.C55];[.D55])" office:value-type="string" office:string-value="set port-forward rule 5 protocol UPD">
            <text:p>set port-forward rule 5 protocol UPD</text:p>
          </table:table-cell>
        </table:table-row>
      </table:table>
      <table:table table:name="Networks Groups" table:style-name="ta6" table:print="false">
        <office:forms form:automatic-focus="false" form:apply-design-mode="false"/>
        <table:table-column table:style-name="co10" table:default-cell-style-name="Default"/>
        <table:table-row table:style-name="ro2">
          <table:table-cell office:value-type="string">
            <text:p>Networks Groups</text:p>
          </table:table-cell>
        </table:table-row>
        <table:table-row table:style-name="ro2" table:number-rows-repeated="2">
          <table:table-cell/>
        </table:table-row>
        <table:table-row table:style-name="ro5">
          <table:table-cell office:value-type="string">
            <text:p>set firewall group network-group LAN_NETWORKS description 'RFC1918 ranges'</text:p>
            <text:p/>
          </table:table-cell>
        </table:table-row>
        <table:table-row table:style-name="ro2">
          <table:table-cell office:value-type="string">
            <text:p>set firewall group network-group LAN_NETWORKS network 192.168.0.0/16</text:p>
          </table:table-cell>
        </table:table-row>
        <table:table-row table:style-name="ro2">
          <table:table-cell office:value-type="string">
            <text:p>set firewall group network-group LAN_NETWORKS network 172.16.0.0/12</text:p>
          </table:table-cell>
        </table:table-row>
        <table:table-row table:style-name="ro2">
          <table:table-cell office:value-type="string">
            <text:p>set firewall group network-group LAN_NETWORKS network 10.0.0.0/8</text:p>
          </table:table-cell>
        </table:table-row>
      </table:table>
      <table:table table:name="All Command" table:style-name="ta7" table:print="false">
        <office:forms form:automatic-focus="false" form:apply-design-mode="false"/>
        <table:table-column table:style-name="co38" table:default-cell-style-name="Default"/>
        <table:table-column table:style-name="co2" table:default-cell-style-name="Default"/>
        <table:table-column table:style-name="co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4">
          <table:table-cell table:style-name="ce30" office:value-type="string">
            <text:p><text:span text:style-name="T2">All Command copy and paste Don't forqet to change the </text:span><text:span text:style-name="T3">DHCP</text:span><text:span text:style-name="T2"> and </text:span><text:span text:style-name="T3">Firewall</text:span><text:span text:style-name="T2"> for each network </text:span>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office:value-type="string">
            <text:p>Configure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formula="of:=[Vlan.K3]" office:value-type="string" office:string-value="set interfaces ethernet  switch0 vif 22 address 192.168.22.1/24">
            <text:p>set interfaces ethernet <text:s/>switch0 vif 22 address 192.168.22.1/24</text:p>
          </table:table-cell>
          <table:table-cell table:number-columns-repeated="6"/>
        </table:table-row>
        <table:table-row table:style-name="ro2">
          <table:table-cell table:formula="of:=[Vlan.K4]" office:value-type="string" office:string-value="set interfaces ethernet  switch0 vif 5 address 192.168.5.1/24">
            <text:p>set interfaces ethernet <text:s/>switch0 vif 5 address 192.168.5.1/24</text:p>
          </table:table-cell>
          <table:table-cell table:number-columns-repeated="6"/>
        </table:table-row>
        <table:table-row table:style-name="ro2">
          <table:table-cell table:formula="of:=[Vlan.K5]" office:value-type="string" office:string-value="set interfaces ethernet  switch0 vif 107 address 192.168.107.1/24">
            <text:p>set interfaces ethernet <text:s/>switch0 vif 107 address 192.168.107.1/24</text:p>
          </table:table-cell>
          <table:table-cell table:number-columns-repeated="6"/>
        </table:table-row>
        <table:table-row table:style-name="ro2">
          <table:table-cell table:formula="of:=[Vlan.K6]" office:value-type="string" office:string-value="set interfaces ethernet  switch0 vif 7 address 192.168.7.1/24">
            <text:p>set interfaces ethernet <text:s/>switch0 vif 7 address 192.168.7.1/24</text:p>
          </table:table-cell>
          <table:table-cell table:number-columns-repeated="6"/>
        </table:table-row>
        <table:table-row table:style-name="ro2">
          <table:table-cell table:formula="of:=[Vlan.K7]" office:value-type="string" office:string-value="set interfaces ethernet   switch0 vif 66 address 192.168.66.1/24">
            <text:p>set interfaces ethernet <text:s text:c="2"/>switch0 vif 66 address 192.168.66.1/24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formula="of:=[DHCP.J4]" office:value-type="string" office:string-value="set service dhcp-server disabled false   .">
            <text:p>set service dhcp-server disabled false <text:s text:c="2"/>.</text:p>
          </table:table-cell>
          <table:table-cell table:number-columns-repeated="6"/>
        </table:table-row>
        <table:table-row table:style-name="ro2">
          <table:table-cell table:formula="of:=[DHCP.J5]" office:value-type="string" office:string-value="set service dhcp-server shared-network-name Production 22 authoritative enable.">
            <text:p>set service dhcp-server shared-network-name Production 22 authoritative enable.</text:p>
          </table:table-cell>
          <table:table-cell table:number-columns-repeated="6"/>
        </table:table-row>
        <table:table-row table:style-name="ro2">
          <table:table-cell table:formula="of:=[DHCP.J6]" office:value-type="string" office:string-value="set service dhcp-server shared-network-name Production 22  subnet 192.168.22.1/24 default-router 192.168.22.1">
            <text:p>set service dhcp-server shared-network-name Production 22 <text:s/>subnet 192.168.22.1/24 default-router 192.168.22.1</text:p>
          </table:table-cell>
          <table:table-cell table:number-columns-repeated="6"/>
        </table:table-row>
        <table:table-row table:style-name="ro2">
          <table:table-cell table:formula="of:=[DHCP.J7]" office:value-type="string" office:string-value="set service dhcp-server shared-network-name Production 22  subnet 192.168.22.1/24  dns-server 192.168.22.1">
            <text:p>set service dhcp-server shared-network-name Production 22 <text:s/>subnet 192.168.22.1/24 <text:s/>dns-server 192.168.22.1</text:p>
          </table:table-cell>
          <table:table-cell table:number-columns-repeated="6"/>
        </table:table-row>
        <table:table-row table:style-name="ro2">
          <table:table-cell table:formula="of:=[DHCP.J8]" office:value-type="string" office:string-value="set service dhcp-server shared-network-name Production 22  subnet 192.168.22.1/24 lease 86400">
            <text:p>set service dhcp-server shared-network-name Production 22 <text:s/>subnet 192.168.22.1/24 lease 86400</text:p>
          </table:table-cell>
          <table:table-cell table:number-columns-repeated="6"/>
        </table:table-row>
        <table:table-row table:style-name="ro2">
          <table:table-cell table:formula="of:=[DHCP.J9]" office:value-type="string" office:string-value="set service dhcp-server shared-network-name Production 22  subnet 192.168.22.1/24 start 192.168.22.20 stop 192.168.22.70">
            <text:p>set service dhcp-server shared-network-name Production 22 <text:s/>subnet 192.168.22.1/24 start 192.168.22.20 stop 192.168.22.70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formula="of:=[Firewall.I3]" office:value-type="string" office:string-value="set firewall nameProduction_IN default-action drop">
            <text:p>set firewall nameProduction_IN default-action drop</text:p>
          </table:table-cell>
          <table:table-cell table:number-columns-repeated="6"/>
        </table:table-row>
        <table:table-row table:style-name="ro2">
          <table:table-cell table:formula="of:=[Firewall.I4]" office:value-type="string" office:string-value="set firewall name Production_IN description '">
            <text:p>set firewall name Production_IN description '</text:p>
          </table:table-cell>
          <table:table-cell table:number-columns-repeated="6"/>
        </table:table-row>
        <table:table-row table:style-name="ro2">
          <table:table-cell table:formula="of:=[Firewall.I5]" office:value-type="string" office:string-value="set firewall name Production_IN rule 10 action accept">
            <text:p>set firewall name Production_IN rule 10 action accept</text:p>
          </table:table-cell>
          <table:table-cell table:number-columns-repeated="6"/>
        </table:table-row>
        <table:table-row table:style-name="ro2">
          <table:table-cell table:formula="of:=[Firewall.I6]" office:value-type="string" office:string-value="set firewall name Production_IN rule 10 description 'Allow established/related'">
            <text:p>set firewall name Production_IN rule 10 description 'Allow established/related'</text:p>
          </table:table-cell>
          <table:table-cell table:number-columns-repeated="6"/>
        </table:table-row>
        <table:table-row table:style-name="ro2">
          <table:table-cell table:formula="of:=[Firewall.I7]" office:value-type="string" office:string-value="set firewall name Production_IN rule 10 state established enable">
            <text:p>set firewall name Production_IN rule 10 state established enable</text:p>
          </table:table-cell>
          <table:table-cell table:number-columns-repeated="6"/>
        </table:table-row>
        <table:table-row table:style-name="ro2">
          <table:table-cell table:formula="of:=[Firewall.I8]" office:value-type="string" office:string-value="set firewall name Production_IN rule 10 state related enable">
            <text:p>set firewall name Production_IN rule 10 state related enable</text:p>
          </table:table-cell>
          <table:table-cell table:number-columns-repeated="6"/>
        </table:table-row>
        <table:table-row table:style-name="ro2">
          <table:table-cell table:formula="of:=[Firewall.I9]" office:value-type="string" office:string-value="set firewall name Production_IN rule 20 action drop">
            <text:p>set firewall name Production_IN rule 20 action drop</text:p>
          </table:table-cell>
          <table:table-cell table:number-columns-repeated="6"/>
        </table:table-row>
        <table:table-row table:style-name="ro2">
          <table:table-cell table:formula="of:=[Firewall.I10]" office:value-type="string" office:string-value="set firewall name Production_IN rule 20 description 'Drop invalid state'">
            <text:p>set firewall name Production_IN rule 20 description 'Drop invalid state'</text:p>
          </table:table-cell>
          <table:table-cell table:number-columns-repeated="6"/>
        </table:table-row>
        <table:table-row table:style-name="ro2">
          <table:table-cell table:formula="of:=[Firewall.I11]" office:value-type="string" office:string-value="set firewall name Production_IN rule 20 state invalid enable">
            <text:p>set firewall name Production_IN rule 20 state invalid enable</text:p>
          </table:table-cell>
          <table:table-cell table:number-columns-repeated="6"/>
        </table:table-row>
        <table:table-row table:style-name="ro2">
          <table:table-cell table:formula="of:=[Firewall.I12]">
            <text:p/>
          </table:table-cell>
          <table:table-cell table:number-columns-repeated="6"/>
        </table:table-row>
        <table:table-row table:style-name="ro2">
          <table:table-cell table:formula="of:=[Firewall.I13]" office:value-type="string" office:string-value="set firewall name Production_LOCAL default-action drop">
            <text:p>set firewall name Production_LOCAL default-action drop</text:p>
          </table:table-cell>
          <table:table-cell table:number-columns-repeated="6"/>
        </table:table-row>
        <table:table-row table:style-name="ro2">
          <table:table-cell table:formula="of:=[Firewall.I14]" office:value-type="string" office:string-value="set firewall name Production_LOCAL description 'Production to router'">
            <text:p>set firewall name Production_LOCAL description 'Production to router'</text:p>
          </table:table-cell>
          <table:table-cell table:number-columns-repeated="6"/>
        </table:table-row>
        <table:table-row table:style-name="ro2">
          <table:table-cell table:formula="of:=[Firewall.I15]" office:value-type="string" office:string-value="set firewall name Production_LOCAL rule 10 action accept">
            <text:p>set firewall name Production_LOCAL rule 10 action accept</text:p>
          </table:table-cell>
          <table:table-cell table:number-columns-repeated="6"/>
        </table:table-row>
        <table:table-row table:style-name="ro2">
          <table:table-cell table:formula="of:=[Firewall.I16]" office:value-type="string" office:string-value="set firewall name Production_LOCAL rule 10 description 'Allow established/related'">
            <text:p>set firewall name Production_LOCAL rule 10 description 'Allow established/related'</text:p>
          </table:table-cell>
          <table:table-cell table:number-columns-repeated="6"/>
        </table:table-row>
        <table:table-row table:style-name="ro2">
          <table:table-cell table:formula="of:=[Firewall.I17]" office:value-type="string" office:string-value="set firewall name Production_LOCAL rule 10 state established enable">
            <text:p>set firewall name Production_LOCAL rule 10 state established enable</text:p>
          </table:table-cell>
          <table:table-cell table:number-columns-repeated="6"/>
        </table:table-row>
        <table:table-row table:style-name="ro2">
          <table:table-cell table:formula="of:=[Firewall.I18]" office:value-type="string" office:string-value="set firewall name Production_LOCAL rule 10 state related enable">
            <text:p>set firewall name Production_LOCAL rule 10 state related enable</text:p>
          </table:table-cell>
          <table:table-cell table:number-columns-repeated="6"/>
        </table:table-row>
        <table:table-row table:style-name="ro2">
          <table:table-cell table:formula="of:=[Firewall.I19]" office:value-type="string" office:string-value="set firewall name Production_LOCAL rule 20 action drop">
            <text:p>set firewall name Production_LOCAL rule 20 action drop</text:p>
          </table:table-cell>
          <table:table-cell table:number-columns-repeated="6"/>
        </table:table-row>
        <table:table-row table:style-name="ro2">
          <table:table-cell table:formula="of:=[Firewall.I20]" office:value-type="string" office:string-value="set firewall name Production_LOCAL rule 20 description 'Drop invalid state'">
            <text:p>set firewall name Production_LOCAL rule 20 description 'Drop invalid state'</text:p>
          </table:table-cell>
          <table:table-cell table:number-columns-repeated="6"/>
        </table:table-row>
        <table:table-row table:style-name="ro2">
          <table:table-cell table:formula="of:=[Firewall.I21]" office:value-type="string" office:string-value="set firewall name Production_LOCAL rule 20 state invalid enable">
            <text:p>set firewall name Production_LOCAL rule 20 state invalid enable</text:p>
          </table:table-cell>
          <table:table-cell table:number-columns-repeated="6"/>
        </table:table-row>
        <table:table-row table:style-name="ro2">
          <table:table-cell table:formula="of:=[Firewall.I22]">
            <text:p/>
          </table:table-cell>
          <table:table-cell table:number-columns-repeated="6"/>
        </table:table-row>
        <table:table-row table:style-name="ro2">
          <table:table-cell table:formula="of:=[Firewall.I23]" office:value-type="string" office:string-value="set interfaces ethernet switch0.22 firewall in name Production_IN">
            <text:p>set interfaces ethernet switch0.22 firewall in name Production_IN</text:p>
          </table:table-cell>
          <table:table-cell table:number-columns-repeated="6"/>
        </table:table-row>
        <table:table-row table:style-name="ro2">
          <table:table-cell table:formula="of:=[Firewall.I24]" office:value-type="string" office:string-value="set interfaces ethernet switch0.22 firewall local name Production_LOCAL ">
            <text:p>set interfaces ethernet switch0.22 firewall local name Production_LOCAL </text:p>
          </table:table-cell>
          <table:table-cell table:number-columns-repeated="6"/>
        </table:table-row>
        <table:table-row table:style-name="ro2" table:number-rows-repeated="2">
          <table:table-cell table:number-columns-repeated="7"/>
        </table:table-row>
        <table:table-row table:style-name="ro5">
          <table:table-cell table:formula="of:=['Networks Groups'.A4]" office:value-type="string" office:string-value="set firewall group network-group LAN_NETWORKS description 'RFC1918 ranges'&#10;">
            <text:p>set firewall group network-group LAN_NETWORKS description 'RFC1918 ranges'</text:p>
            <text:p/>
          </table:table-cell>
          <table:table-cell table:number-columns-repeated="6"/>
        </table:table-row>
        <table:table-row table:style-name="ro2">
          <table:table-cell table:formula="of:=['Networks Groups'.A5]" office:value-type="string" office:string-value="set firewall group network-group LAN_NETWORKS network 192.168.0.0/16">
            <text:p>set firewall group network-group LAN_NETWORKS network 192.168.0.0/16</text:p>
          </table:table-cell>
          <table:table-cell table:number-columns-repeated="6"/>
        </table:table-row>
        <table:table-row table:style-name="ro2">
          <table:table-cell table:formula="of:=['Networks Groups'.A6]" office:value-type="string" office:string-value="set firewall group network-group LAN_NETWORKS network 172.16.0.0/12">
            <text:p>set firewall group network-group LAN_NETWORKS network 172.16.0.0/12</text:p>
          </table:table-cell>
          <table:table-cell table:number-columns-repeated="6"/>
        </table:table-row>
        <table:table-row table:style-name="ro2">
          <table:table-cell table:formula="of:=['Networks Groups'.A7]" office:value-type="string" office:string-value="set firewall group network-group LAN_NETWORKS network 10.0.0.0/8">
            <text:p>set firewall group network-group LAN_NETWORKS network 10.0.0.0/8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30">2020-04-30</text:date>, <text:time>22:2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0-04-30T22:29:11.10</dc:date>
    <meta:editing-duration>PT6H23M47S</meta:editing-duration>
    <meta:editing-cycles>14</meta:editing-cycles>
    <meta:document-statistic meta:table-count="7" meta:cell-count="996" meta:object-count="0"/>
  </office:meta>
</office:document-meta>
</file>